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63mm"/>
    </style:style>
    <style:style style:name="co3" style:family="table-column">
      <style:table-column-properties fo:break-before="auto" style:column-width="25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t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able:cell-range-source table:name="CSV_all" xlink:type="simple" xlink:href="https://raw.githubusercontent.com/readchina/ReadingData/2.0-fiction/data/Act.csv" table:filter-name="Text - txt - csv (StarCalc)" table:filter-options="44,34,76,1,1/2/2/2/3/2/4/2/5/9/6/9/7/9/8/9/9/9/10/2/11/9/12/9/13/9/14/9/15/9/16/9/17/9/18/9/19/9,0,false,false,true,false,true" table:last-column-spanned="5" table:last-row-spanned="1109" table:refresh-delay="PT00H06M40S"/>
            <text:p>act_id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ct_objec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obj_genre</text:p>
          </table:table-cell>
          <table:table-cell office:value-type="string" calcext:value-type="string">
            <text:p>src_genre</text:p>
          </table:table-cell>
          <table:table-cell office:value-type="string" calcext:value-type="string">
            <text:p>obj_g_count</text:p>
          </table:table-cell>
          <table:table-cell office:value-type="string" calcext:value-type="string">
            <text:p>src_g_count</text:p>
          </table:table-cell>
        </table:table-row>
        <table:table-row table:style-name="ro1">
          <table:table-cell office:value-type="string" calcext:value-type="string">
            <text:p>A00001</text:p>
          </table:table-cell>
          <table:table-cell office:value-type="string" calcext:value-type="string">
            <text:p>P0063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002</text:p>
          </table:table-cell>
          <table:table-cell office:value-type="string" calcext:value-type="string">
            <text:p>SS00003</text:p>
          </table:table-cell>
          <table:table-cell table:formula="of:=VLOOKUP([.D2];[$PrimarySource.A$1:$PrimarySource.B$1048576];2;0)" office:value-type="string" office:string-value="G20" calcext:value-type="string">
            <text:p>G20</text:p>
          </table:table-cell>
          <table:table-cell table:formula="of:=VLOOKUP([.E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])" office:value-type="float" office:value="13" calcext:value-type="float">
            <text:p>13</text:p>
          </table:table-cell>
          <table:table-cell table:formula="of:=COUNTIF([.G$1:.G$1048576];[.G2])"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A00002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004</text:p>
          </table:table-cell>
          <table:table-cell office:value-type="string" calcext:value-type="string">
            <text:p>SS00007</text:p>
          </table:table-cell>
          <table:table-cell table:formula="of:=VLOOKUP([.D3];[$PrimarySource.A$1:$PrimarySource.B$1048576];2;0)" office:value-type="string" office:string-value="G21" calcext:value-type="string">
            <text:p>G21</text:p>
          </table:table-cell>
          <table:table-cell table:formula="of:=VLOOKUP([.E3];[$SecondarySource.A$1:$SecondarySource.B$1048576];2;0)" office:value-type="string" office:string-value="G22" calcext:value-type="string">
            <text:p>G22</text:p>
          </table:table-cell>
          <table:table-cell table:formula="of:=COUNTIF([.F$1:.F$1048576];[.F3])" office:value-type="float" office:value="16" calcext:value-type="float">
            <text:p>16</text:p>
          </table:table-cell>
          <table:table-cell table:formula="of:=COUNTIF([.G$1:.G$1048576];[.G3]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A00003</text:p>
          </table:table-cell>
          <table:table-cell office:value-type="string" calcext:value-type="string">
            <text:p>P0017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09</text:p>
          </table:table-cell>
          <table:table-cell table:formula="of:=VLOOKUP([.D4];[$PrimarySource.A$1:$PrimarySource.B$1048576];2;0)" office:value-type="string" office:string-value="G99" calcext:value-type="string">
            <text:p>G99</text:p>
          </table:table-cell>
          <table:table-cell table:formula="of:=VLOOKUP([.E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])" office:value-type="float" office:value="236" calcext:value-type="float">
            <text:p>236</text:p>
          </table:table-cell>
          <table:table-cell table:formula="of:=COUNTIF([.G$1:.G$1048576];[.G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004</text:p>
          </table:table-cell>
          <table:table-cell office:value-type="string" calcext:value-type="string">
            <text:p>P0108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010</text:p>
          </table:table-cell>
          <table:table-cell office:value-type="string" calcext:value-type="string">
            <text:p>SS00012</text:p>
          </table:table-cell>
          <table:table-cell table:formula="of:=VLOOKUP([.D5];[$PrimarySource.A$1:$PrimarySource.B$1048576];2;0)" office:value-type="string" office:string-value="G04" calcext:value-type="string">
            <text:p>G04</text:p>
          </table:table-cell>
          <table:table-cell table:formula="of:=VLOOKUP([.E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])" office:value-type="float" office:value="205" calcext:value-type="float">
            <text:p>205</text:p>
          </table:table-cell>
          <table:table-cell table:formula="of:=COUNTIF([.G$1:.G$1048576];[.G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005</text:p>
          </table:table-cell>
          <table:table-cell office:value-type="string" calcext:value-type="string">
            <text:p>P0014</text:p>
          </table:table-cell>
          <table:table-cell office:value-type="string" calcext:value-type="string">
            <text:p>AT02</text:p>
          </table:table-cell>
          <table:table-cell office:value-type="string" calcext:value-type="string">
            <text:p>PS00010</text:p>
          </table:table-cell>
          <table:table-cell office:value-type="string" calcext:value-type="string">
            <text:p>SS00012</text:p>
          </table:table-cell>
          <table:table-cell table:formula="of:=VLOOKUP([.D6];[$PrimarySource.A$1:$PrimarySource.B$1048576];2;0)" office:value-type="string" office:string-value="G04" calcext:value-type="string">
            <text:p>G04</text:p>
          </table:table-cell>
          <table:table-cell table:formula="of:=VLOOKUP([.E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])" office:value-type="float" office:value="205" calcext:value-type="float">
            <text:p>205</text:p>
          </table:table-cell>
          <table:table-cell table:formula="of:=COUNTIF([.G$1:.G$1048576];[.G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70</text:p>
          </table:table-cell>
          <table:table-cell office:value-type="string" calcext:value-type="string">
            <text:p>P0014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0010</text:p>
          </table:table-cell>
          <table:table-cell office:value-type="string" calcext:value-type="string">
            <text:p>SS00012</text:p>
          </table:table-cell>
          <table:table-cell table:formula="of:=VLOOKUP([.D7];[$PrimarySource.A$1:$PrimarySource.B$1048576];2;0)" office:value-type="string" office:string-value="G04" calcext:value-type="string">
            <text:p>G04</text:p>
          </table:table-cell>
          <table:table-cell table:formula="of:=VLOOKUP([.E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])" office:value-type="float" office:value="205" calcext:value-type="float">
            <text:p>205</text:p>
          </table:table-cell>
          <table:table-cell table:formula="of:=COUNTIF([.G$1:.G$1048576];[.G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006</text:p>
          </table:table-cell>
          <table:table-cell office:value-type="string" calcext:value-type="string">
            <text:p>P0109</text:p>
          </table:table-cell>
          <table:table-cell office:value-type="string" calcext:value-type="string">
            <text:p>AT04</text:p>
          </table:table-cell>
          <table:table-cell office:value-type="string" calcext:value-type="string">
            <text:p>PS00013</text:p>
          </table:table-cell>
          <table:table-cell office:value-type="string" calcext:value-type="string">
            <text:p>SS00014</text:p>
          </table:table-cell>
          <table:table-cell table:formula="of:=VLOOKUP([.D8];[$PrimarySource.A$1:$PrimarySource.B$1048576];2;0)" office:value-type="string" office:string-value="G03" calcext:value-type="string">
            <text:p>G03</text:p>
          </table:table-cell>
          <table:table-cell table:formula="of:=VLOOKUP([.E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])" office:value-type="float" office:value="17" calcext:value-type="float">
            <text:p>17</text:p>
          </table:table-cell>
          <table:table-cell table:formula="of:=COUNTIF([.G$1:.G$1048576];[.G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007</text:p>
          </table:table-cell>
          <table:table-cell office:value-type="string" calcext:value-type="string">
            <text:p>P0020</text:p>
          </table:table-cell>
          <table:table-cell office:value-type="string" calcext:value-type="string">
            <text:p>AT04</text:p>
          </table:table-cell>
          <table:table-cell office:value-type="string" calcext:value-type="string">
            <text:p>PS00013</text:p>
          </table:table-cell>
          <table:table-cell office:value-type="string" calcext:value-type="string">
            <text:p>SS00006</text:p>
          </table:table-cell>
          <table:table-cell table:formula="of:=VLOOKUP([.D9];[$PrimarySource.A$1:$PrimarySource.B$1048576];2;0)" office:value-type="string" office:string-value="G03" calcext:value-type="string">
            <text:p>G03</text:p>
          </table:table-cell>
          <table:table-cell table:formula="of:=VLOOKUP([.E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])" office:value-type="float" office:value="17" calcext:value-type="float">
            <text:p>17</text:p>
          </table:table-cell>
          <table:table-cell table:formula="of:=COUNTIF([.G$1:.G$1048576];[.G9])"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A00008</text:p>
          </table:table-cell>
          <table:table-cell office:value-type="string" calcext:value-type="string">
            <text:p>P000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022</text:p>
          </table:table-cell>
          <table:table-cell office:value-type="string" calcext:value-type="string">
            <text:p>SS00011</text:p>
          </table:table-cell>
          <table:table-cell table:formula="of:=VLOOKUP([.D10];[$PrimarySource.A$1:$PrimarySource.B$1048576];2;0)" office:value-type="string" office:string-value="G04" calcext:value-type="string">
            <text:p>G04</text:p>
          </table:table-cell>
          <table:table-cell table:formula="of:=VLOOKUP([.E10];[$SecondarySource.A$1:$SecondarySource.B$1048576];2;0)" office:value-type="string" office:string-value="G19" calcext:value-type="string">
            <text:p>G19</text:p>
          </table:table-cell>
          <table:table-cell table:formula="of:=COUNTIF([.F$1:.F$1048576];[.F10])" office:value-type="float" office:value="205" calcext:value-type="float">
            <text:p>205</text:p>
          </table:table-cell>
          <table:table-cell table:formula="of:=COUNTIF([.G$1:.G$1048576];[.G10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0009</text:p>
          </table:table-cell>
          <table:table-cell office:value-type="string" calcext:value-type="string">
            <text:p>P0014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0024</text:p>
          </table:table-cell>
          <table:table-cell office:value-type="string" calcext:value-type="string">
            <text:p>SS00012</text:p>
          </table:table-cell>
          <table:table-cell table:formula="of:=VLOOKUP([.D11];[$PrimarySource.A$1:$PrimarySource.B$1048576];2;0)" office:value-type="string" office:string-value="G24" calcext:value-type="string">
            <text:p>G24</text:p>
          </table:table-cell>
          <table:table-cell table:formula="of:=VLOOKUP([.E1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1])" office:value-type="float" office:value="57" calcext:value-type="float">
            <text:p>57</text:p>
          </table:table-cell>
          <table:table-cell table:formula="of:=COUNTIF([.G$1:.G$1048576];[.G1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010</text:p>
          </table:table-cell>
          <table:table-cell office:value-type="string" calcext:value-type="string">
            <text:p>P0119</text:p>
          </table:table-cell>
          <table:table-cell office:value-type="string" calcext:value-type="string">
            <text:p>AT04</text:p>
          </table:table-cell>
          <table:table-cell office:value-type="string" calcext:value-type="string">
            <text:p>PS00025</text:p>
          </table:table-cell>
          <table:table-cell office:value-type="string" calcext:value-type="string">
            <text:p>SS00026</text:p>
          </table:table-cell>
          <table:table-cell table:formula="of:=VLOOKUP([.D12];[$PrimarySource.A$1:$PrimarySource.B$1048576];2;0)" office:value-type="string" office:string-value="G25" calcext:value-type="string">
            <text:p>G25</text:p>
          </table:table-cell>
          <table:table-cell table:formula="of:=VLOOKUP([.E1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2])" office:value-type="float" office:value="3" calcext:value-type="float">
            <text:p>3</text:p>
          </table:table-cell>
          <table:table-cell table:formula="of:=COUNTIF([.G$1:.G$1048576];[.G1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011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024</text:p>
          </table:table-cell>
          <table:table-cell office:value-type="string" calcext:value-type="string">
            <text:p>SS00005</text:p>
          </table:table-cell>
          <table:table-cell table:formula="of:=VLOOKUP([.D13];[$PrimarySource.A$1:$PrimarySource.B$1048576];2;0)" office:value-type="string" office:string-value="G24" calcext:value-type="string">
            <text:p>G24</text:p>
          </table:table-cell>
          <table:table-cell table:formula="of:=VLOOKUP([.E1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3])" office:value-type="float" office:value="57" calcext:value-type="float">
            <text:p>57</text:p>
          </table:table-cell>
          <table:table-cell table:formula="of:=COUNTIF([.G$1:.G$1048576];[.G1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012</text:p>
          </table:table-cell>
          <table:table-cell office:value-type="string" calcext:value-type="string">
            <text:p>P013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024</text:p>
          </table:table-cell>
          <table:table-cell office:value-type="string" calcext:value-type="string">
            <text:p>SS00149</text:p>
          </table:table-cell>
          <table:table-cell table:formula="of:=VLOOKUP([.D14];[$PrimarySource.A$1:$PrimarySource.B$1048576];2;0)" office:value-type="string" office:string-value="G24" calcext:value-type="string">
            <text:p>G24</text:p>
          </table:table-cell>
          <table:table-cell table:formula="of:=VLOOKUP([.E1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4])" office:value-type="float" office:value="57" calcext:value-type="float">
            <text:p>57</text:p>
          </table:table-cell>
          <table:table-cell table:formula="of:=COUNTIF([.G$1:.G$1048576];[.G1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013</text:p>
          </table:table-cell>
          <table:table-cell office:value-type="string" calcext:value-type="string">
            <text:p>P0131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024</text:p>
          </table:table-cell>
          <table:table-cell office:value-type="string" calcext:value-type="string">
            <text:p>SS00153</text:p>
          </table:table-cell>
          <table:table-cell table:formula="of:=VLOOKUP([.D15];[$PrimarySource.A$1:$PrimarySource.B$1048576];2;0)" office:value-type="string" office:string-value="G24" calcext:value-type="string">
            <text:p>G24</text:p>
          </table:table-cell>
          <table:table-cell table:formula="of:=VLOOKUP([.E1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5])" office:value-type="float" office:value="57" calcext:value-type="float">
            <text:p>57</text:p>
          </table:table-cell>
          <table:table-cell table:formula="of:=COUNTIF([.G$1:.G$1048576];[.G1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014</text:p>
          </table:table-cell>
          <table:table-cell office:value-type="string" calcext:value-type="string">
            <text:p>P0014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0024</text:p>
          </table:table-cell>
          <table:table-cell office:value-type="string" calcext:value-type="string">
            <text:p>SS00012</text:p>
          </table:table-cell>
          <table:table-cell table:formula="of:=VLOOKUP([.D16];[$PrimarySource.A$1:$PrimarySource.B$1048576];2;0)" office:value-type="string" office:string-value="G24" calcext:value-type="string">
            <text:p>G24</text:p>
          </table:table-cell>
          <table:table-cell table:formula="of:=VLOOKUP([.E1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6])" office:value-type="float" office:value="57" calcext:value-type="float">
            <text:p>57</text:p>
          </table:table-cell>
          <table:table-cell table:formula="of:=COUNTIF([.G$1:.G$1048576];[.G1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015</text:p>
          </table:table-cell>
          <table:table-cell office:value-type="string" calcext:value-type="string">
            <text:p>P0119</text:p>
          </table:table-cell>
          <table:table-cell office:value-type="string" calcext:value-type="string">
            <text:p>AT04</text:p>
          </table:table-cell>
          <table:table-cell office:value-type="string" calcext:value-type="string">
            <text:p>PS00025</text:p>
          </table:table-cell>
          <table:table-cell office:value-type="string" calcext:value-type="string">
            <text:p>SS00026</text:p>
          </table:table-cell>
          <table:table-cell table:formula="of:=VLOOKUP([.D17];[$PrimarySource.A$1:$PrimarySource.B$1048576];2;0)" office:value-type="string" office:string-value="G25" calcext:value-type="string">
            <text:p>G25</text:p>
          </table:table-cell>
          <table:table-cell table:formula="of:=VLOOKUP([.E1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7])" office:value-type="float" office:value="3" calcext:value-type="float">
            <text:p>3</text:p>
          </table:table-cell>
          <table:table-cell table:formula="of:=COUNTIF([.G$1:.G$1048576];[.G1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016</text:p>
          </table:table-cell>
          <table:table-cell office:value-type="string" calcext:value-type="string">
            <text:p>P0058</text:p>
          </table:table-cell>
          <table:table-cell office:value-type="string" calcext:value-type="string">
            <text:p>AT04</text:p>
          </table:table-cell>
          <table:table-cell office:value-type="string" calcext:value-type="string">
            <text:p>PS00025</text:p>
          </table:table-cell>
          <table:table-cell office:value-type="string" calcext:value-type="string">
            <text:p>SS00027</text:p>
          </table:table-cell>
          <table:table-cell table:formula="of:=VLOOKUP([.D18];[$PrimarySource.A$1:$PrimarySource.B$1048576];2;0)" office:value-type="string" office:string-value="G25" calcext:value-type="string">
            <text:p>G25</text:p>
          </table:table-cell>
          <table:table-cell table:formula="of:=VLOOKUP([.E1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8])" office:value-type="float" office:value="3" calcext:value-type="float">
            <text:p>3</text:p>
          </table:table-cell>
          <table:table-cell table:formula="of:=COUNTIF([.G$1:.G$1048576];[.G1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017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04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30</text:p>
          </table:table-cell>
          <table:table-cell table:formula="of:=VLOOKUP([.D19];[$PrimarySource.A$1:$PrimarySource.B$1048576];2;0)" office:value-type="string" office:string-value="G99" calcext:value-type="string">
            <text:p>G99</text:p>
          </table:table-cell>
          <table:table-cell table:formula="of:=VLOOKUP([.E1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9])" office:value-type="float" office:value="236" calcext:value-type="float">
            <text:p>236</text:p>
          </table:table-cell>
          <table:table-cell table:formula="of:=COUNTIF([.G$1:.G$1048576];[.G1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018</text:p>
          </table:table-cell>
          <table:table-cell office:value-type="string" calcext:value-type="string">
            <text:p>P0029</text:p>
          </table:table-cell>
          <table:table-cell office:value-type="string" calcext:value-type="string">
            <text:p>AT09</text:p>
          </table:table-cell>
          <table:table-cell office:value-type="string" calcext:value-type="string">
            <text:p>PS00028</text:p>
          </table:table-cell>
          <table:table-cell office:value-type="string" calcext:value-type="string">
            <text:p>SS00029</text:p>
          </table:table-cell>
          <table:table-cell table:formula="of:=VLOOKUP([.D20];[$PrimarySource.A$1:$PrimarySource.B$1048576];2;0)" office:value-type="string" office:string-value="G10" calcext:value-type="string">
            <text:p>G10</text:p>
          </table:table-cell>
          <table:table-cell table:formula="of:=VLOOKUP([.E2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0])" office:value-type="float" office:value="80" calcext:value-type="float">
            <text:p>80</text:p>
          </table:table-cell>
          <table:table-cell table:formula="of:=COUNTIF([.G$1:.G$1048576];[.G2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68</text:p>
          </table:table-cell>
          <table:table-cell office:value-type="string" calcext:value-type="string">
            <text:p>P0029</text:p>
          </table:table-cell>
          <table:table-cell office:value-type="string" calcext:value-type="string">
            <text:p>AT02</text:p>
          </table:table-cell>
          <table:table-cell office:value-type="string" calcext:value-type="string">
            <text:p>PS00028</text:p>
          </table:table-cell>
          <table:table-cell office:value-type="string" calcext:value-type="string">
            <text:p>SS00029</text:p>
          </table:table-cell>
          <table:table-cell table:formula="of:=VLOOKUP([.D21];[$PrimarySource.A$1:$PrimarySource.B$1048576];2;0)" office:value-type="string" office:string-value="G10" calcext:value-type="string">
            <text:p>G10</text:p>
          </table:table-cell>
          <table:table-cell table:formula="of:=VLOOKUP([.E2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1])" office:value-type="float" office:value="80" calcext:value-type="float">
            <text:p>80</text:p>
          </table:table-cell>
          <table:table-cell table:formula="of:=COUNTIF([.G$1:.G$1048576];[.G2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019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30</text:p>
          </table:table-cell>
          <table:table-cell table:formula="of:=VLOOKUP([.D22];[$PrimarySource.A$1:$PrimarySource.B$1048576];2;0)" office:value-type="string" office:string-value="G99" calcext:value-type="string">
            <text:p>G99</text:p>
          </table:table-cell>
          <table:table-cell table:formula="of:=VLOOKUP([.E2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2])" office:value-type="float" office:value="236" calcext:value-type="float">
            <text:p>236</text:p>
          </table:table-cell>
          <table:table-cell table:formula="of:=COUNTIF([.G$1:.G$1048576];[.G2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020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10</text:p>
          </table:table-cell>
          <table:table-cell office:value-type="string" calcext:value-type="string">
            <text:p>PS00164</text:p>
          </table:table-cell>
          <table:table-cell office:value-type="string" calcext:value-type="string">
            <text:p>SS00030</text:p>
          </table:table-cell>
          <table:table-cell table:formula="of:=VLOOKUP([.D23];[$PrimarySource.A$1:$PrimarySource.B$1048576];2;0)" office:value-type="string" office:string-value="G23" calcext:value-type="string">
            <text:p>G23</text:p>
          </table:table-cell>
          <table:table-cell table:formula="of:=VLOOKUP([.E2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3])" office:value-type="float" office:value="7" calcext:value-type="float">
            <text:p>7</text:p>
          </table:table-cell>
          <table:table-cell table:formula="of:=COUNTIF([.G$1:.G$1048576];[.G2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021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05</text:p>
          </table:table-cell>
          <table:table-cell table:formula="of:=VLOOKUP([.D24];[$PrimarySource.A$1:$PrimarySource.B$1048576];2;0)" office:value-type="string" office:string-value="G99" calcext:value-type="string">
            <text:p>G99</text:p>
          </table:table-cell>
          <table:table-cell table:formula="of:=VLOOKUP([.E2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4])" office:value-type="float" office:value="236" calcext:value-type="float">
            <text:p>236</text:p>
          </table:table-cell>
          <table:table-cell table:formula="of:=COUNTIF([.G$1:.G$1048576];[.G2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69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12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05</text:p>
          </table:table-cell>
          <table:table-cell table:formula="of:=VLOOKUP([.D25];[$PrimarySource.A$1:$PrimarySource.B$1048576];2;0)" office:value-type="string" office:string-value="G99" calcext:value-type="string">
            <text:p>G99</text:p>
          </table:table-cell>
          <table:table-cell table:formula="of:=VLOOKUP([.E2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5])" office:value-type="float" office:value="236" calcext:value-type="float">
            <text:p>236</text:p>
          </table:table-cell>
          <table:table-cell table:formula="of:=COUNTIF([.G$1:.G$1048576];[.G2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022</text:p>
          </table:table-cell>
          <table:table-cell office:value-type="string" calcext:value-type="string">
            <text:p>P0133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042</text:p>
          </table:table-cell>
          <table:table-cell office:value-type="string" calcext:value-type="string">
            <text:p>SS00154</text:p>
          </table:table-cell>
          <table:table-cell table:formula="of:=VLOOKUP([.D26];[$PrimarySource.A$1:$PrimarySource.B$1048576];2;0)" office:value-type="string" office:string-value="G10" calcext:value-type="string">
            <text:p>G10</text:p>
          </table:table-cell>
          <table:table-cell table:formula="of:=VLOOKUP([.E2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6])" office:value-type="float" office:value="80" calcext:value-type="float">
            <text:p>80</text:p>
          </table:table-cell>
          <table:table-cell table:formula="of:=COUNTIF([.G$1:.G$1048576];[.G2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023</text:p>
          </table:table-cell>
          <table:table-cell office:value-type="string" calcext:value-type="string">
            <text:p>P0133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041</text:p>
          </table:table-cell>
          <table:table-cell office:value-type="string" calcext:value-type="string">
            <text:p>SS00154</text:p>
          </table:table-cell>
          <table:table-cell table:formula="of:=VLOOKUP([.D27];[$PrimarySource.A$1:$PrimarySource.B$1048576];2;0)" office:value-type="string" office:string-value="G10" calcext:value-type="string">
            <text:p>G10</text:p>
          </table:table-cell>
          <table:table-cell table:formula="of:=VLOOKUP([.E2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7])" office:value-type="float" office:value="80" calcext:value-type="float">
            <text:p>80</text:p>
          </table:table-cell>
          <table:table-cell table:formula="of:=COUNTIF([.G$1:.G$1048576];[.G2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024</text:p>
          </table:table-cell>
          <table:table-cell office:value-type="string" calcext:value-type="string">
            <text:p>P0132</text:p>
          </table:table-cell>
          <table:table-cell office:value-type="string" calcext:value-type="string">
            <text:p>AT11</text:p>
          </table:table-cell>
          <table:table-cell office:value-type="string" calcext:value-type="string">
            <text:p>PS00040</text:p>
          </table:table-cell>
          <table:table-cell office:value-type="string" calcext:value-type="string">
            <text:p>SS00043</text:p>
          </table:table-cell>
          <table:table-cell table:formula="of:=VLOOKUP([.D28];[$PrimarySource.A$1:$PrimarySource.B$1048576];2;0)" office:value-type="string" office:string-value="G10" calcext:value-type="string">
            <text:p>G10</text:p>
          </table:table-cell>
          <table:table-cell table:formula="of:=VLOOKUP([.E2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8])" office:value-type="float" office:value="80" calcext:value-type="float">
            <text:p>80</text:p>
          </table:table-cell>
          <table:table-cell table:formula="of:=COUNTIF([.G$1:.G$1048576];[.G2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025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040</text:p>
          </table:table-cell>
          <table:table-cell office:value-type="string" calcext:value-type="string">
            <text:p>SS00005</text:p>
          </table:table-cell>
          <table:table-cell table:formula="of:=VLOOKUP([.D29];[$PrimarySource.A$1:$PrimarySource.B$1048576];2;0)" office:value-type="string" office:string-value="G10" calcext:value-type="string">
            <text:p>G10</text:p>
          </table:table-cell>
          <table:table-cell table:formula="of:=VLOOKUP([.E2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9])" office:value-type="float" office:value="80" calcext:value-type="float">
            <text:p>80</text:p>
          </table:table-cell>
          <table:table-cell table:formula="of:=COUNTIF([.G$1:.G$1048576];[.G2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026</text:p>
          </table:table-cell>
          <table:table-cell office:value-type="string" calcext:value-type="string">
            <text:p>P0017</text:p>
          </table:table-cell>
          <table:table-cell office:value-type="string" calcext:value-type="string">
            <text:p>AT04</text:p>
          </table:table-cell>
          <table:table-cell office:value-type="string" calcext:value-type="string">
            <text:p>PS00040</text:p>
          </table:table-cell>
          <table:table-cell office:value-type="string" calcext:value-type="string">
            <text:p>SS00009</text:p>
          </table:table-cell>
          <table:table-cell table:formula="of:=VLOOKUP([.D30];[$PrimarySource.A$1:$PrimarySource.B$1048576];2;0)" office:value-type="string" office:string-value="G10" calcext:value-type="string">
            <text:p>G10</text:p>
          </table:table-cell>
          <table:table-cell table:formula="of:=VLOOKUP([.E3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0])" office:value-type="float" office:value="80" calcext:value-type="float">
            <text:p>80</text:p>
          </table:table-cell>
          <table:table-cell table:formula="of:=COUNTIF([.G$1:.G$1048576];[.G30])"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A00027</text:p>
          </table:table-cell>
          <table:table-cell office:value-type="string" calcext:value-type="string">
            <text:p>P0134</text:p>
          </table:table-cell>
          <table:table-cell office:value-type="string" calcext:value-type="string">
            <text:p>AT04</text:p>
          </table:table-cell>
          <table:table-cell office:value-type="string" calcext:value-type="string">
            <text:p>PS00040</text:p>
          </table:table-cell>
          <table:table-cell office:value-type="string" calcext:value-type="string">
            <text:p>SS00045</text:p>
          </table:table-cell>
          <table:table-cell table:formula="of:=VLOOKUP([.D31];[$PrimarySource.A$1:$PrimarySource.B$1048576];2;0)" office:value-type="string" office:string-value="G10" calcext:value-type="string">
            <text:p>G10</text:p>
          </table:table-cell>
          <table:table-cell table:formula="of:=VLOOKUP([.E31];[$SecondarySource.A$1:$SecondarySource.B$1048576];2;0)" office:value-type="string" office:string-value="G02" calcext:value-type="string">
            <text:p>G02</text:p>
          </table:table-cell>
          <table:table-cell table:formula="of:=COUNTIF([.F$1:.F$1048576];[.F31])" office:value-type="float" office:value="80" calcext:value-type="float">
            <text:p>80</text:p>
          </table:table-cell>
          <table:table-cell table:formula="of:=COUNTIF([.G$1:.G$1048576];[.G31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028</text:p>
          </table:table-cell>
          <table:table-cell office:value-type="string" calcext:value-type="string">
            <text:p>P001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010</text:p>
          </table:table-cell>
          <table:table-cell office:value-type="string" calcext:value-type="string">
            <text:p>SS00045</text:p>
          </table:table-cell>
          <table:table-cell table:formula="of:=VLOOKUP([.D32];[$PrimarySource.A$1:$PrimarySource.B$1048576];2;0)" office:value-type="string" office:string-value="G04" calcext:value-type="string">
            <text:p>G04</text:p>
          </table:table-cell>
          <table:table-cell table:formula="of:=VLOOKUP([.E32];[$SecondarySource.A$1:$SecondarySource.B$1048576];2;0)" office:value-type="string" office:string-value="G02" calcext:value-type="string">
            <text:p>G02</text:p>
          </table:table-cell>
          <table:table-cell table:formula="of:=COUNTIF([.F$1:.F$1048576];[.F32])" office:value-type="float" office:value="205" calcext:value-type="float">
            <text:p>205</text:p>
          </table:table-cell>
          <table:table-cell table:formula="of:=COUNTIF([.G$1:.G$1048576];[.G32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029</text:p>
          </table:table-cell>
          <table:table-cell office:value-type="string" calcext:value-type="string">
            <text:p>P0017</text:p>
          </table:table-cell>
          <table:table-cell office:value-type="string" calcext:value-type="string">
            <text:p>AT04</text:p>
          </table:table-cell>
          <table:table-cell office:value-type="string" calcext:value-type="string">
            <text:p>PS00010</text:p>
          </table:table-cell>
          <table:table-cell office:value-type="string" calcext:value-type="string">
            <text:p>SS00009</text:p>
          </table:table-cell>
          <table:table-cell table:formula="of:=VLOOKUP([.D33];[$PrimarySource.A$1:$PrimarySource.B$1048576];2;0)" office:value-type="string" office:string-value="G04" calcext:value-type="string">
            <text:p>G04</text:p>
          </table:table-cell>
          <table:table-cell table:formula="of:=VLOOKUP([.E3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3])" office:value-type="float" office:value="205" calcext:value-type="float">
            <text:p>205</text:p>
          </table:table-cell>
          <table:table-cell table:formula="of:=COUNTIF([.G$1:.G$1048576];[.G3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030</text:p>
          </table:table-cell>
          <table:table-cell office:value-type="string" calcext:value-type="string">
            <text:p>P0002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050</text:p>
          </table:table-cell>
          <table:table-cell office:value-type="string" calcext:value-type="string">
            <text:p>SS00045</text:p>
          </table:table-cell>
          <table:table-cell table:formula="of:=VLOOKUP([.D34];[$PrimarySource.A$1:$PrimarySource.B$1048576];2;0)" office:value-type="string" office:string-value="G04" calcext:value-type="string">
            <text:p>G04</text:p>
          </table:table-cell>
          <table:table-cell table:formula="of:=VLOOKUP([.E34];[$SecondarySource.A$1:$SecondarySource.B$1048576];2;0)" office:value-type="string" office:string-value="G02" calcext:value-type="string">
            <text:p>G02</text:p>
          </table:table-cell>
          <table:table-cell table:formula="of:=COUNTIF([.F$1:.F$1048576];[.F34])" office:value-type="float" office:value="205" calcext:value-type="float">
            <text:p>205</text:p>
          </table:table-cell>
          <table:table-cell table:formula="of:=COUNTIF([.G$1:.G$1048576];[.G34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031</text:p>
          </table:table-cell>
          <table:table-cell office:value-type="string" calcext:value-type="string">
            <text:p>P0021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050</text:p>
          </table:table-cell>
          <table:table-cell office:value-type="string" calcext:value-type="string">
            <text:p>SS00045</text:p>
          </table:table-cell>
          <table:table-cell table:formula="of:=VLOOKUP([.D35];[$PrimarySource.A$1:$PrimarySource.B$1048576];2;0)" office:value-type="string" office:string-value="G04" calcext:value-type="string">
            <text:p>G04</text:p>
          </table:table-cell>
          <table:table-cell table:formula="of:=VLOOKUP([.E35];[$SecondarySource.A$1:$SecondarySource.B$1048576];2;0)" office:value-type="string" office:string-value="G02" calcext:value-type="string">
            <text:p>G02</text:p>
          </table:table-cell>
          <table:table-cell table:formula="of:=COUNTIF([.F$1:.F$1048576];[.F35])" office:value-type="float" office:value="205" calcext:value-type="float">
            <text:p>205</text:p>
          </table:table-cell>
          <table:table-cell table:formula="of:=COUNTIF([.G$1:.G$1048576];[.G35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032</text:p>
          </table:table-cell>
          <table:table-cell office:value-type="string" calcext:value-type="string">
            <text:p>P0022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050</text:p>
          </table:table-cell>
          <table:table-cell office:value-type="string" calcext:value-type="string">
            <text:p>SS00045</text:p>
          </table:table-cell>
          <table:table-cell table:formula="of:=VLOOKUP([.D36];[$PrimarySource.A$1:$PrimarySource.B$1048576];2;0)" office:value-type="string" office:string-value="G04" calcext:value-type="string">
            <text:p>G04</text:p>
          </table:table-cell>
          <table:table-cell table:formula="of:=VLOOKUP([.E36];[$SecondarySource.A$1:$SecondarySource.B$1048576];2;0)" office:value-type="string" office:string-value="G02" calcext:value-type="string">
            <text:p>G02</text:p>
          </table:table-cell>
          <table:table-cell table:formula="of:=COUNTIF([.F$1:.F$1048576];[.F36])" office:value-type="float" office:value="205" calcext:value-type="float">
            <text:p>205</text:p>
          </table:table-cell>
          <table:table-cell table:formula="of:=COUNTIF([.G$1:.G$1048576];[.G36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033</text:p>
          </table:table-cell>
          <table:table-cell office:value-type="string" calcext:value-type="string">
            <text:p>P0002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051</text:p>
          </table:table-cell>
          <table:table-cell office:value-type="string" calcext:value-type="string">
            <text:p>SS00045</text:p>
          </table:table-cell>
          <table:table-cell table:formula="of:=VLOOKUP([.D37];[$PrimarySource.A$1:$PrimarySource.B$1048576];2;0)" office:value-type="string" office:string-value="G04" calcext:value-type="string">
            <text:p>G04</text:p>
          </table:table-cell>
          <table:table-cell table:formula="of:=VLOOKUP([.E37];[$SecondarySource.A$1:$SecondarySource.B$1048576];2;0)" office:value-type="string" office:string-value="G02" calcext:value-type="string">
            <text:p>G02</text:p>
          </table:table-cell>
          <table:table-cell table:formula="of:=COUNTIF([.F$1:.F$1048576];[.F37])" office:value-type="float" office:value="205" calcext:value-type="float">
            <text:p>205</text:p>
          </table:table-cell>
          <table:table-cell table:formula="of:=COUNTIF([.G$1:.G$1048576];[.G37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034</text:p>
          </table:table-cell>
          <table:table-cell office:value-type="string" calcext:value-type="string">
            <text:p>P0003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052</text:p>
          </table:table-cell>
          <table:table-cell office:value-type="string" calcext:value-type="string">
            <text:p>SS00045</text:p>
          </table:table-cell>
          <table:table-cell table:formula="of:=VLOOKUP([.D38];[$PrimarySource.A$1:$PrimarySource.B$1048576];2;0)" office:value-type="string" office:string-value="G21" calcext:value-type="string">
            <text:p>G21</text:p>
          </table:table-cell>
          <table:table-cell table:formula="of:=VLOOKUP([.E38];[$SecondarySource.A$1:$SecondarySource.B$1048576];2;0)" office:value-type="string" office:string-value="G02" calcext:value-type="string">
            <text:p>G02</text:p>
          </table:table-cell>
          <table:table-cell table:formula="of:=COUNTIF([.F$1:.F$1048576];[.F38])" office:value-type="float" office:value="16" calcext:value-type="float">
            <text:p>16</text:p>
          </table:table-cell>
          <table:table-cell table:formula="of:=COUNTIF([.G$1:.G$1048576];[.G38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035</text:p>
          </table:table-cell>
          <table:table-cell office:value-type="string" calcext:value-type="string">
            <text:p>P0131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053</text:p>
          </table:table-cell>
          <table:table-cell office:value-type="string" calcext:value-type="string">
            <text:p>SS00153</text:p>
          </table:table-cell>
          <table:table-cell table:formula="of:=VLOOKUP([.D39];[$PrimarySource.A$1:$PrimarySource.B$1048576];2;0)" office:value-type="string" office:string-value="G04" calcext:value-type="string">
            <text:p>G04</text:p>
          </table:table-cell>
          <table:table-cell table:formula="of:=VLOOKUP([.E3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9])" office:value-type="float" office:value="205" calcext:value-type="float">
            <text:p>205</text:p>
          </table:table-cell>
          <table:table-cell table:formula="of:=COUNTIF([.G$1:.G$1048576];[.G3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036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05</text:p>
          </table:table-cell>
          <table:table-cell table:formula="of:=VLOOKUP([.D40];[$PrimarySource.A$1:$PrimarySource.B$1048576];2;0)" office:value-type="string" office:string-value="G99" calcext:value-type="string">
            <text:p>G99</text:p>
          </table:table-cell>
          <table:table-cell table:formula="of:=VLOOKUP([.E4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0])" office:value-type="float" office:value="236" calcext:value-type="float">
            <text:p>236</text:p>
          </table:table-cell>
          <table:table-cell table:formula="of:=COUNTIF([.G$1:.G$1048576];[.G4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037</text:p>
          </table:table-cell>
          <table:table-cell office:value-type="string" calcext:value-type="string">
            <text:p>P002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055</text:p>
          </table:table-cell>
          <table:table-cell office:value-type="string" calcext:value-type="string">
            <text:p>SS00006</text:p>
          </table:table-cell>
          <table:table-cell table:formula="of:=VLOOKUP([.D41];[$PrimarySource.A$1:$PrimarySource.B$1048576];2;0)" office:value-type="string" office:string-value="G22" calcext:value-type="string">
            <text:p>G22</text:p>
          </table:table-cell>
          <table:table-cell table:formula="of:=VLOOKUP([.E4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1])" office:value-type="float" office:value="3" calcext:value-type="float">
            <text:p>3</text:p>
          </table:table-cell>
          <table:table-cell table:formula="of:=COUNTIF([.G$1:.G$1048576];[.G4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038</text:p>
          </table:table-cell>
          <table:table-cell office:value-type="string" calcext:value-type="string">
            <text:p>P0136</text:p>
          </table:table-cell>
          <table:table-cell office:value-type="string" calcext:value-type="string">
            <text:p>AT21</text:p>
          </table:table-cell>
          <table:table-cell office:value-type="string" calcext:value-type="string">
            <text:p>PS00057</text:p>
          </table:table-cell>
          <table:table-cell office:value-type="string" calcext:value-type="string">
            <text:p>SS00110</text:p>
          </table:table-cell>
          <table:table-cell table:formula="of:=VLOOKUP([.D42];[$PrimarySource.A$1:$PrimarySource.B$1048576];2;0)" office:value-type="string" office:string-value="G10" calcext:value-type="string">
            <text:p>G10</text:p>
          </table:table-cell>
          <table:table-cell table:formula="of:=VLOOKUP([.E4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2])" office:value-type="float" office:value="80" calcext:value-type="float">
            <text:p>80</text:p>
          </table:table-cell>
          <table:table-cell table:formula="of:=COUNTIF([.G$1:.G$1048576];[.G42])"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A00039</text:p>
          </table:table-cell>
          <table:table-cell office:value-type="string" calcext:value-type="string">
            <text:p>P0999</text:p>
          </table:table-cell>
          <table:table-cell office:value-type="string" calcext:value-type="string">
            <text:p>AT20</text:p>
          </table:table-cell>
          <table:table-cell office:value-type="string" calcext:value-type="string">
            <text:p>AW00058</text:p>
          </table:table-cell>
          <table:table-cell office:value-type="string" calcext:value-type="string">
            <text:p>SS00155</text:p>
          </table:table-cell>
          <table:table-cell table:formula="of:=VLOOKUP([.D43];[$PrimarySource.A$1:$PrimarySource.B$1048576];2;0)" office:value-type="string" office:string-value="" calcext:value-type="error">
            <text:p>#N/A</text:p>
          </table:table-cell>
          <table:table-cell table:formula="of:=VLOOKUP([.E43];[$SecondarySource.A$1:$SecondarySource.B$1048576];2;0)" office:value-type="string" office:string-value="G44" calcext:value-type="string">
            <text:p>G44</text:p>
          </table:table-cell>
          <table:table-cell table:formula="of:=COUNTIF([.F$1:.F$1048576];[.F43])" office:value-type="string" office:string-value="" calcext:value-type="error">
            <text:p>#N/A</text:p>
          </table:table-cell>
          <table:table-cell table:formula="of:=COUNTIF([.G$1:.G$1048576];[.G43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0040</text:p>
          </table:table-cell>
          <table:table-cell office:value-type="string" calcext:value-type="string">
            <text:p>P0137</text:p>
          </table:table-cell>
          <table:table-cell office:value-type="string" calcext:value-type="string">
            <text:p>AT04</text:p>
          </table:table-cell>
          <table:table-cell office:value-type="string" calcext:value-type="string">
            <text:p>AW09999</text:p>
          </table:table-cell>
          <table:table-cell office:value-type="string" calcext:value-type="string">
            <text:p>SS00156</text:p>
          </table:table-cell>
          <table:table-cell table:formula="of:=VLOOKUP([.D44];[$PrimarySource.A$1:$PrimarySource.B$1048576];2;0)" office:value-type="string" office:string-value="" calcext:value-type="error">
            <text:p>#N/A</text:p>
          </table:table-cell>
          <table:table-cell table:formula="of:=VLOOKUP([.E4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4])" office:value-type="string" office:string-value="" calcext:value-type="error">
            <text:p>#N/A</text:p>
          </table:table-cell>
          <table:table-cell table:formula="of:=COUNTIF([.G$1:.G$1048576];[.G4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041</text:p>
          </table:table-cell>
          <table:table-cell office:value-type="string" calcext:value-type="string">
            <text:p>P0138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AW09999</text:p>
          </table:table-cell>
          <table:table-cell office:value-type="string" calcext:value-type="string">
            <text:p>SS00111</text:p>
          </table:table-cell>
          <table:table-cell table:formula="of:=VLOOKUP([.D45];[$PrimarySource.A$1:$PrimarySource.B$1048576];2;0)" office:value-type="string" office:string-value="" calcext:value-type="error">
            <text:p>#N/A</text:p>
          </table:table-cell>
          <table:table-cell table:formula="of:=VLOOKUP([.E4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5])" office:value-type="string" office:string-value="" calcext:value-type="error">
            <text:p>#N/A</text:p>
          </table:table-cell>
          <table:table-cell table:formula="of:=COUNTIF([.G$1:.G$1048576];[.G4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042</text:p>
          </table:table-cell>
          <table:table-cell office:value-type="string" calcext:value-type="string">
            <text:p>P0003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I0002</text:p>
          </table:table-cell>
          <table:table-cell office:value-type="string" calcext:value-type="string">
            <text:p>SS00045</text:p>
          </table:table-cell>
          <table:table-cell table:formula="of:=VLOOKUP([.D46];[$PrimarySource.A$1:$PrimarySource.B$1048576];2;0)" office:value-type="string" office:string-value="" calcext:value-type="error">
            <text:p>#N/A</text:p>
          </table:table-cell>
          <table:table-cell table:formula="of:=VLOOKUP([.E46];[$SecondarySource.A$1:$SecondarySource.B$1048576];2;0)" office:value-type="string" office:string-value="G02" calcext:value-type="string">
            <text:p>G02</text:p>
          </table:table-cell>
          <table:table-cell table:formula="of:=COUNTIF([.F$1:.F$1048576];[.F46])" office:value-type="string" office:string-value="" calcext:value-type="error">
            <text:p>#N/A</text:p>
          </table:table-cell>
          <table:table-cell table:formula="of:=COUNTIF([.G$1:.G$1048576];[.G46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043</text:p>
          </table:table-cell>
          <table:table-cell office:value-type="string" calcext:value-type="string">
            <text:p>P00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I0002</text:p>
          </table:table-cell>
          <table:table-cell office:value-type="string" calcext:value-type="string">
            <text:p>SS00029</text:p>
          </table:table-cell>
          <table:table-cell table:formula="of:=VLOOKUP([.D47];[$PrimarySource.A$1:$PrimarySource.B$1048576];2;0)" office:value-type="string" office:string-value="" calcext:value-type="error">
            <text:p>#N/A</text:p>
          </table:table-cell>
          <table:table-cell table:formula="of:=VLOOKUP([.E4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7])" office:value-type="string" office:string-value="" calcext:value-type="error">
            <text:p>#N/A</text:p>
          </table:table-cell>
          <table:table-cell table:formula="of:=COUNTIF([.G$1:.G$1048576];[.G4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044</text:p>
          </table:table-cell>
          <table:table-cell office:value-type="string" calcext:value-type="string">
            <text:p>P0140</text:p>
          </table:table-cell>
          <table:table-cell office:value-type="string" calcext:value-type="string">
            <text:p>AT23</text:p>
          </table:table-cell>
          <table:table-cell office:value-type="string" calcext:value-type="string">
            <text:p>AW00106</text:p>
          </table:table-cell>
          <table:table-cell office:value-type="string" calcext:value-type="string">
            <text:p>SS00157</text:p>
          </table:table-cell>
          <table:table-cell table:formula="of:=VLOOKUP([.D48];[$PrimarySource.A$1:$PrimarySource.B$1048576];2;0)" office:value-type="string" office:string-value="" calcext:value-type="error">
            <text:p>#N/A</text:p>
          </table:table-cell>
          <table:table-cell table:formula="of:=VLOOKUP([.E4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8])" office:value-type="string" office:string-value="" calcext:value-type="error">
            <text:p>#N/A</text:p>
          </table:table-cell>
          <table:table-cell table:formula="of:=COUNTIF([.G$1:.G$1048576];[.G4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64</text:p>
          </table:table-cell>
          <table:table-cell office:value-type="string" calcext:value-type="string">
            <text:p>P0140</text:p>
          </table:table-cell>
          <table:table-cell office:value-type="string" calcext:value-type="string">
            <text:p>AT23</text:p>
          </table:table-cell>
          <table:table-cell office:value-type="string" calcext:value-type="string">
            <text:p>AW00107</text:p>
          </table:table-cell>
          <table:table-cell office:value-type="string" calcext:value-type="string">
            <text:p>SS00157</text:p>
          </table:table-cell>
          <table:table-cell table:formula="of:=VLOOKUP([.D49];[$PrimarySource.A$1:$PrimarySource.B$1048576];2;0)" office:value-type="string" office:string-value="" calcext:value-type="error">
            <text:p>#N/A</text:p>
          </table:table-cell>
          <table:table-cell table:formula="of:=VLOOKUP([.E4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9])" office:value-type="string" office:string-value="" calcext:value-type="error">
            <text:p>#N/A</text:p>
          </table:table-cell>
          <table:table-cell table:formula="of:=COUNTIF([.G$1:.G$1048576];[.G49])"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A00045</text:p>
          </table:table-cell>
          <table:table-cell office:value-type="string" calcext:value-type="string">
            <text:p>P0040</text:p>
          </table:table-cell>
          <table:table-cell office:value-type="string" calcext:value-type="string">
            <text:p>AT11</text:p>
          </table:table-cell>
          <table:table-cell office:value-type="string" calcext:value-type="string">
            <text:p>PS00059</text:p>
          </table:table-cell>
          <table:table-cell office:value-type="string" calcext:value-type="string">
            <text:p>SS00061</text:p>
          </table:table-cell>
          <table:table-cell table:formula="of:=VLOOKUP([.D50];[$PrimarySource.A$1:$PrimarySource.B$1048576];2;0)" office:value-type="string" office:string-value="G04" calcext:value-type="string">
            <text:p>G04</text:p>
          </table:table-cell>
          <table:table-cell table:formula="of:=VLOOKUP([.E50];[$SecondarySource.A$1:$SecondarySource.B$1048576];2;0)" office:value-type="string" office:string-value="G43" calcext:value-type="string">
            <text:p>G43</text:p>
          </table:table-cell>
          <table:table-cell table:formula="of:=COUNTIF([.F$1:.F$1048576];[.F50])" office:value-type="float" office:value="205" calcext:value-type="float">
            <text:p>205</text:p>
          </table:table-cell>
          <table:table-cell table:formula="of:=COUNTIF([.G$1:.G$1048576];[.G50])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A00046</text:p>
          </table:table-cell>
          <table:table-cell office:value-type="string" calcext:value-type="string">
            <text:p>P0009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PS00062</text:p>
          </table:table-cell>
          <table:table-cell office:value-type="string" calcext:value-type="string">
            <text:p>SS00158</text:p>
          </table:table-cell>
          <table:table-cell table:formula="of:=VLOOKUP([.D51];[$PrimarySource.A$1:$PrimarySource.B$1048576];2;0)" office:value-type="string" office:string-value="G21" calcext:value-type="string">
            <text:p>G21</text:p>
          </table:table-cell>
          <table:table-cell table:formula="of:=VLOOKUP([.E51];[$SecondarySource.A$1:$SecondarySource.B$1048576];2;0)" office:value-type="string" office:string-value="G44" calcext:value-type="string">
            <text:p>G44</text:p>
          </table:table-cell>
          <table:table-cell table:formula="of:=COUNTIF([.F$1:.F$1048576];[.F51])" office:value-type="float" office:value="16" calcext:value-type="float">
            <text:p>16</text:p>
          </table:table-cell>
          <table:table-cell table:formula="of:=COUNTIF([.G$1:.G$1048576];[.G51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0047</text:p>
          </table:table-cell>
          <table:table-cell office:value-type="string" calcext:value-type="string">
            <text:p>P0133</text:p>
          </table:table-cell>
          <table:table-cell office:value-type="string" calcext:value-type="string">
            <text:p>AT02</text:p>
          </table:table-cell>
          <table:table-cell office:value-type="string" calcext:value-type="string">
            <text:p>PS00063</text:p>
          </table:table-cell>
          <table:table-cell office:value-type="string" calcext:value-type="string">
            <text:p>SS00154</text:p>
          </table:table-cell>
          <table:table-cell table:formula="of:=VLOOKUP([.D52];[$PrimarySource.A$1:$PrimarySource.B$1048576];2;0)" office:value-type="string" office:string-value="G10" calcext:value-type="string">
            <text:p>G10</text:p>
          </table:table-cell>
          <table:table-cell table:formula="of:=VLOOKUP([.E5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2])" office:value-type="float" office:value="80" calcext:value-type="float">
            <text:p>80</text:p>
          </table:table-cell>
          <table:table-cell table:formula="of:=COUNTIF([.G$1:.G$1048576];[.G5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048</text:p>
          </table:table-cell>
          <table:table-cell office:value-type="string" calcext:value-type="string">
            <text:p>P0018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064</text:p>
          </table:table-cell>
          <table:table-cell office:value-type="string" calcext:value-type="string">
            <text:p>SS00158</text:p>
          </table:table-cell>
          <table:table-cell table:formula="of:=VLOOKUP([.D53];[$PrimarySource.A$1:$PrimarySource.B$1048576];2;0)" office:value-type="string" office:string-value="G10" calcext:value-type="string">
            <text:p>G10</text:p>
          </table:table-cell>
          <table:table-cell table:formula="of:=VLOOKUP([.E53];[$SecondarySource.A$1:$SecondarySource.B$1048576];2;0)" office:value-type="string" office:string-value="G44" calcext:value-type="string">
            <text:p>G44</text:p>
          </table:table-cell>
          <table:table-cell table:formula="of:=COUNTIF([.F$1:.F$1048576];[.F53])" office:value-type="float" office:value="80" calcext:value-type="float">
            <text:p>80</text:p>
          </table:table-cell>
          <table:table-cell table:formula="of:=COUNTIF([.G$1:.G$1048576];[.G53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0049</text:p>
          </table:table-cell>
          <table:table-cell office:value-type="string" calcext:value-type="string">
            <text:p>P0133</text:p>
          </table:table-cell>
          <table:table-cell office:value-type="string" calcext:value-type="string">
            <text:p>AT02</text:p>
          </table:table-cell>
          <table:table-cell office:value-type="string" calcext:value-type="string">
            <text:p>PS00067</text:p>
          </table:table-cell>
          <table:table-cell office:value-type="string" calcext:value-type="string">
            <text:p>SS00154</text:p>
          </table:table-cell>
          <table:table-cell table:formula="of:=VLOOKUP([.D54];[$PrimarySource.A$1:$PrimarySource.B$1048576];2;0)" office:value-type="string" office:string-value="G10" calcext:value-type="string">
            <text:p>G10</text:p>
          </table:table-cell>
          <table:table-cell table:formula="of:=VLOOKUP([.E5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4])" office:value-type="float" office:value="80" calcext:value-type="float">
            <text:p>80</text:p>
          </table:table-cell>
          <table:table-cell table:formula="of:=COUNTIF([.G$1:.G$1048576];[.G5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050</text:p>
          </table:table-cell>
          <table:table-cell office:value-type="string" calcext:value-type="string">
            <text:p>P0133</text:p>
          </table:table-cell>
          <table:table-cell office:value-type="string" calcext:value-type="string">
            <text:p>AT02</text:p>
          </table:table-cell>
          <table:table-cell office:value-type="string" calcext:value-type="string">
            <text:p>PS00068</text:p>
          </table:table-cell>
          <table:table-cell office:value-type="string" calcext:value-type="string">
            <text:p>SS00154</text:p>
          </table:table-cell>
          <table:table-cell table:formula="of:=VLOOKUP([.D55];[$PrimarySource.A$1:$PrimarySource.B$1048576];2;0)" office:value-type="string" office:string-value="G10" calcext:value-type="string">
            <text:p>G10</text:p>
          </table:table-cell>
          <table:table-cell table:formula="of:=VLOOKUP([.E5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5])" office:value-type="float" office:value="80" calcext:value-type="float">
            <text:p>80</text:p>
          </table:table-cell>
          <table:table-cell table:formula="of:=COUNTIF([.G$1:.G$1048576];[.G5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051</text:p>
          </table:table-cell>
          <table:table-cell office:value-type="string" calcext:value-type="string">
            <text:p>P0133</text:p>
          </table:table-cell>
          <table:table-cell office:value-type="string" calcext:value-type="string">
            <text:p>AT02</text:p>
          </table:table-cell>
          <table:table-cell office:value-type="string" calcext:value-type="string">
            <text:p>PS00069</text:p>
          </table:table-cell>
          <table:table-cell office:value-type="string" calcext:value-type="string">
            <text:p>SS00154</text:p>
          </table:table-cell>
          <table:table-cell table:formula="of:=VLOOKUP([.D56];[$PrimarySource.A$1:$PrimarySource.B$1048576];2;0)" office:value-type="string" office:string-value="G10" calcext:value-type="string">
            <text:p>G10</text:p>
          </table:table-cell>
          <table:table-cell table:formula="of:=VLOOKUP([.E5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6])" office:value-type="float" office:value="80" calcext:value-type="float">
            <text:p>80</text:p>
          </table:table-cell>
          <table:table-cell table:formula="of:=COUNTIF([.G$1:.G$1048576];[.G5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052</text:p>
          </table:table-cell>
          <table:table-cell office:value-type="string" calcext:value-type="string">
            <text:p>P0134</text:p>
          </table:table-cell>
          <table:table-cell office:value-type="string" calcext:value-type="string">
            <text:p>AT02</text:p>
          </table:table-cell>
          <table:table-cell office:value-type="string" calcext:value-type="string">
            <text:p>PS00066</text:p>
          </table:table-cell>
          <table:table-cell office:value-type="string" calcext:value-type="string">
            <text:p>SS00045</text:p>
          </table:table-cell>
          <table:table-cell table:formula="of:=VLOOKUP([.D57];[$PrimarySource.A$1:$PrimarySource.B$1048576];2;0)" office:value-type="string" office:string-value="G10" calcext:value-type="string">
            <text:p>G10</text:p>
          </table:table-cell>
          <table:table-cell table:formula="of:=VLOOKUP([.E57];[$SecondarySource.A$1:$SecondarySource.B$1048576];2;0)" office:value-type="string" office:string-value="G02" calcext:value-type="string">
            <text:p>G02</text:p>
          </table:table-cell>
          <table:table-cell table:formula="of:=COUNTIF([.F$1:.F$1048576];[.F57])" office:value-type="float" office:value="80" calcext:value-type="float">
            <text:p>80</text:p>
          </table:table-cell>
          <table:table-cell table:formula="of:=COUNTIF([.G$1:.G$1048576];[.G57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053</text:p>
          </table:table-cell>
          <table:table-cell office:value-type="string" calcext:value-type="string">
            <text:p>P0134</text:p>
          </table:table-cell>
          <table:table-cell office:value-type="string" calcext:value-type="string">
            <text:p>AT02</text:p>
          </table:table-cell>
          <table:table-cell office:value-type="string" calcext:value-type="string">
            <text:p>PS00065</text:p>
          </table:table-cell>
          <table:table-cell office:value-type="string" calcext:value-type="string">
            <text:p>SS00045</text:p>
          </table:table-cell>
          <table:table-cell table:formula="of:=VLOOKUP([.D58];[$PrimarySource.A$1:$PrimarySource.B$1048576];2;0)" office:value-type="string" office:string-value="G10" calcext:value-type="string">
            <text:p>G10</text:p>
          </table:table-cell>
          <table:table-cell table:formula="of:=VLOOKUP([.E58];[$SecondarySource.A$1:$SecondarySource.B$1048576];2;0)" office:value-type="string" office:string-value="G02" calcext:value-type="string">
            <text:p>G02</text:p>
          </table:table-cell>
          <table:table-cell table:formula="of:=COUNTIF([.F$1:.F$1048576];[.F58])" office:value-type="float" office:value="80" calcext:value-type="float">
            <text:p>80</text:p>
          </table:table-cell>
          <table:table-cell table:formula="of:=COUNTIF([.G$1:.G$1048576];[.G58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054</text:p>
          </table:table-cell>
          <table:table-cell office:value-type="string" calcext:value-type="string">
            <text:p>P0014</text:p>
          </table:table-cell>
          <table:table-cell office:value-type="string" calcext:value-type="string">
            <text:p>AT02</text:p>
          </table:table-cell>
          <table:table-cell office:value-type="string" calcext:value-type="string">
            <text:p>PS00070</text:p>
          </table:table-cell>
          <table:table-cell office:value-type="string" calcext:value-type="string">
            <text:p>SS00012</text:p>
          </table:table-cell>
          <table:table-cell table:formula="of:=VLOOKUP([.D59];[$PrimarySource.A$1:$PrimarySource.B$1048576];2;0)" office:value-type="string" office:string-value="G06" calcext:value-type="string">
            <text:p>G06</text:p>
          </table:table-cell>
          <table:table-cell table:formula="of:=VLOOKUP([.E5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9])" office:value-type="float" office:value="6" calcext:value-type="float">
            <text:p>6</text:p>
          </table:table-cell>
          <table:table-cell table:formula="of:=COUNTIF([.G$1:.G$1048576];[.G5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055</text:p>
          </table:table-cell>
          <table:table-cell office:value-type="string" calcext:value-type="string">
            <text:p>P0133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PS00071</text:p>
          </table:table-cell>
          <table:table-cell office:value-type="string" calcext:value-type="string">
            <text:p>SS00154</text:p>
          </table:table-cell>
          <table:table-cell table:formula="of:=VLOOKUP([.D60];[$PrimarySource.A$1:$PrimarySource.B$1048576];2;0)" office:value-type="string" office:string-value="G10" calcext:value-type="string">
            <text:p>G10</text:p>
          </table:table-cell>
          <table:table-cell table:formula="of:=VLOOKUP([.E6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0])" office:value-type="float" office:value="80" calcext:value-type="float">
            <text:p>80</text:p>
          </table:table-cell>
          <table:table-cell table:formula="of:=COUNTIF([.G$1:.G$1048576];[.G6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056</text:p>
          </table:table-cell>
          <table:table-cell office:value-type="string" calcext:value-type="string">
            <text:p>P0133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PS00072</text:p>
          </table:table-cell>
          <table:table-cell office:value-type="string" calcext:value-type="string">
            <text:p>SS00154</text:p>
          </table:table-cell>
          <table:table-cell table:formula="of:=VLOOKUP([.D61];[$PrimarySource.A$1:$PrimarySource.B$1048576];2;0)" office:value-type="string" office:string-value="G10" calcext:value-type="string">
            <text:p>G10</text:p>
          </table:table-cell>
          <table:table-cell table:formula="of:=VLOOKUP([.E6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1])" office:value-type="float" office:value="80" calcext:value-type="float">
            <text:p>80</text:p>
          </table:table-cell>
          <table:table-cell table:formula="of:=COUNTIF([.G$1:.G$1048576];[.G6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057</text:p>
          </table:table-cell>
          <table:table-cell office:value-type="string" calcext:value-type="string">
            <text:p>P0144</text:p>
          </table:table-cell>
          <table:table-cell office:value-type="string" calcext:value-type="string">
            <text:p>AT11</text:p>
          </table:table-cell>
          <table:table-cell office:value-type="string" calcext:value-type="string">
            <text:p>PS00073</text:p>
          </table:table-cell>
          <table:table-cell office:value-type="string" calcext:value-type="string">
            <text:p>SS00011</text:p>
          </table:table-cell>
          <table:table-cell table:formula="of:=VLOOKUP([.D62];[$PrimarySource.A$1:$PrimarySource.B$1048576];2;0)" office:value-type="string" office:string-value="G04" calcext:value-type="string">
            <text:p>G04</text:p>
          </table:table-cell>
          <table:table-cell table:formula="of:=VLOOKUP([.E62];[$SecondarySource.A$1:$SecondarySource.B$1048576];2;0)" office:value-type="string" office:string-value="G19" calcext:value-type="string">
            <text:p>G19</text:p>
          </table:table-cell>
          <table:table-cell table:formula="of:=COUNTIF([.F$1:.F$1048576];[.F62])" office:value-type="float" office:value="205" calcext:value-type="float">
            <text:p>205</text:p>
          </table:table-cell>
          <table:table-cell table:formula="of:=COUNTIF([.G$1:.G$1048576];[.G62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0059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076</text:p>
          </table:table-cell>
          <table:table-cell office:value-type="string" calcext:value-type="string">
            <text:p>SS00005</text:p>
          </table:table-cell>
          <table:table-cell table:formula="of:=VLOOKUP([.D63];[$PrimarySource.A$1:$PrimarySource.B$1048576];2;0)" office:value-type="string" office:string-value="G04" calcext:value-type="string">
            <text:p>G04</text:p>
          </table:table-cell>
          <table:table-cell table:formula="of:=VLOOKUP([.E6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3])" office:value-type="float" office:value="205" calcext:value-type="float">
            <text:p>205</text:p>
          </table:table-cell>
          <table:table-cell table:formula="of:=COUNTIF([.G$1:.G$1048576];[.G6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060</text:p>
          </table:table-cell>
          <table:table-cell office:value-type="string" calcext:value-type="string">
            <text:p>P0153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077</text:p>
          </table:table-cell>
          <table:table-cell office:value-type="string" calcext:value-type="string">
            <text:p>SS00159</text:p>
          </table:table-cell>
          <table:table-cell table:formula="of:=VLOOKUP([.D64];[$PrimarySource.A$1:$PrimarySource.B$1048576];2;0)" office:value-type="string" office:string-value="G04" calcext:value-type="string">
            <text:p>G04</text:p>
          </table:table-cell>
          <table:table-cell table:formula="of:=VLOOKUP([.E6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4])" office:value-type="float" office:value="205" calcext:value-type="float">
            <text:p>205</text:p>
          </table:table-cell>
          <table:table-cell table:formula="of:=COUNTIF([.G$1:.G$1048576];[.G6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061</text:p>
          </table:table-cell>
          <table:table-cell office:value-type="string" calcext:value-type="string">
            <text:p>P00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077</text:p>
          </table:table-cell>
          <table:table-cell office:value-type="string" calcext:value-type="string">
            <text:p>SS00029</text:p>
          </table:table-cell>
          <table:table-cell table:formula="of:=VLOOKUP([.D65];[$PrimarySource.A$1:$PrimarySource.B$1048576];2;0)" office:value-type="string" office:string-value="G04" calcext:value-type="string">
            <text:p>G04</text:p>
          </table:table-cell>
          <table:table-cell table:formula="of:=VLOOKUP([.E6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5])" office:value-type="float" office:value="205" calcext:value-type="float">
            <text:p>205</text:p>
          </table:table-cell>
          <table:table-cell table:formula="of:=COUNTIF([.G$1:.G$1048576];[.G6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062</text:p>
          </table:table-cell>
          <table:table-cell office:value-type="string" calcext:value-type="string">
            <text:p>P0154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077</text:p>
          </table:table-cell>
          <table:table-cell office:value-type="string" calcext:value-type="string">
            <text:p>SS00160</text:p>
          </table:table-cell>
          <table:table-cell table:formula="of:=VLOOKUP([.D66];[$PrimarySource.A$1:$PrimarySource.B$1048576];2;0)" office:value-type="string" office:string-value="G04" calcext:value-type="string">
            <text:p>G04</text:p>
          </table:table-cell>
          <table:table-cell table:formula="of:=VLOOKUP([.E6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6])" office:value-type="float" office:value="205" calcext:value-type="float">
            <text:p>205</text:p>
          </table:table-cell>
          <table:table-cell table:formula="of:=COUNTIF([.G$1:.G$1048576];[.G6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063</text:p>
          </table:table-cell>
          <table:table-cell office:value-type="string" calcext:value-type="string">
            <text:p>P0003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077</text:p>
          </table:table-cell>
          <table:table-cell office:value-type="string" calcext:value-type="string">
            <text:p>SS00112</text:p>
          </table:table-cell>
          <table:table-cell table:formula="of:=VLOOKUP([.D67];[$PrimarySource.A$1:$PrimarySource.B$1048576];2;0)" office:value-type="string" office:string-value="G04" calcext:value-type="string">
            <text:p>G04</text:p>
          </table:table-cell>
          <table:table-cell table:formula="of:=VLOOKUP([.E67];[$SecondarySource.A$1:$SecondarySource.B$1048576];2;0)" office:value-type="string" office:string-value="G02" calcext:value-type="string">
            <text:p>G02</text:p>
          </table:table-cell>
          <table:table-cell table:formula="of:=COUNTIF([.F$1:.F$1048576];[.F67])" office:value-type="float" office:value="205" calcext:value-type="float">
            <text:p>205</text:p>
          </table:table-cell>
          <table:table-cell table:formula="of:=COUNTIF([.G$1:.G$1048576];[.G67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064</text:p>
          </table:table-cell>
          <table:table-cell office:value-type="string" calcext:value-type="string">
            <text:p>P0058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078</text:p>
          </table:table-cell>
          <table:table-cell office:value-type="string" calcext:value-type="string">
            <text:p>SS00027</text:p>
          </table:table-cell>
          <table:table-cell table:formula="of:=VLOOKUP([.D68];[$PrimarySource.A$1:$PrimarySource.B$1048576];2;0)" office:value-type="string" office:string-value="G01" calcext:value-type="string">
            <text:p>G01</text:p>
          </table:table-cell>
          <table:table-cell table:formula="of:=VLOOKUP([.E6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8])" office:value-type="float" office:value="20" calcext:value-type="float">
            <text:p>20</text:p>
          </table:table-cell>
          <table:table-cell table:formula="of:=COUNTIF([.G$1:.G$1048576];[.G6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065</text:p>
          </table:table-cell>
          <table:table-cell office:value-type="string" calcext:value-type="string">
            <text:p>P0003</text:p>
          </table:table-cell>
          <table:table-cell office:value-type="string" calcext:value-type="string">
            <text:p>AT15</text:p>
          </table:table-cell>
          <table:table-cell office:value-type="string" calcext:value-type="string">
            <text:p>AW00079</text:p>
          </table:table-cell>
          <table:table-cell office:value-type="string" calcext:value-type="string">
            <text:p>SS00045</text:p>
          </table:table-cell>
          <table:table-cell table:formula="of:=VLOOKUP([.D69];[$PrimarySource.A$1:$PrimarySource.B$1048576];2;0)" office:value-type="string" office:string-value="" calcext:value-type="error">
            <text:p>#N/A</text:p>
          </table:table-cell>
          <table:table-cell table:formula="of:=VLOOKUP([.E69];[$SecondarySource.A$1:$SecondarySource.B$1048576];2;0)" office:value-type="string" office:string-value="G02" calcext:value-type="string">
            <text:p>G02</text:p>
          </table:table-cell>
          <table:table-cell table:formula="of:=COUNTIF([.F$1:.F$1048576];[.F69])" office:value-type="string" office:string-value="" calcext:value-type="error">
            <text:p>#N/A</text:p>
          </table:table-cell>
          <table:table-cell table:formula="of:=COUNTIF([.G$1:.G$1048576];[.G69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066</text:p>
          </table:table-cell>
          <table:table-cell office:value-type="string" calcext:value-type="string">
            <text:p>P0068</text:p>
          </table:table-cell>
          <table:table-cell office:value-type="string" calcext:value-type="string">
            <text:p>AT15</text:p>
          </table:table-cell>
          <table:table-cell office:value-type="string" calcext:value-type="string">
            <text:p>AW00079</text:p>
          </table:table-cell>
          <table:table-cell office:value-type="string" calcext:value-type="string">
            <text:p>SS00045</text:p>
          </table:table-cell>
          <table:table-cell table:formula="of:=VLOOKUP([.D70];[$PrimarySource.A$1:$PrimarySource.B$1048576];2;0)" office:value-type="string" office:string-value="" calcext:value-type="error">
            <text:p>#N/A</text:p>
          </table:table-cell>
          <table:table-cell table:formula="of:=VLOOKUP([.E70];[$SecondarySource.A$1:$SecondarySource.B$1048576];2;0)" office:value-type="string" office:string-value="G02" calcext:value-type="string">
            <text:p>G02</text:p>
          </table:table-cell>
          <table:table-cell table:formula="of:=COUNTIF([.F$1:.F$1048576];[.F70])" office:value-type="string" office:string-value="" calcext:value-type="error">
            <text:p>#N/A</text:p>
          </table:table-cell>
          <table:table-cell table:formula="of:=COUNTIF([.G$1:.G$1048576];[.G70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067</text:p>
          </table:table-cell>
          <table:table-cell office:value-type="string" calcext:value-type="string">
            <text:p>P0003</text:p>
          </table:table-cell>
          <table:table-cell office:value-type="string" calcext:value-type="string">
            <text:p>AT15</text:p>
          </table:table-cell>
          <table:table-cell office:value-type="string" calcext:value-type="string">
            <text:p>AW00080</text:p>
          </table:table-cell>
          <table:table-cell office:value-type="string" calcext:value-type="string">
            <text:p>SS00045</text:p>
          </table:table-cell>
          <table:table-cell table:formula="of:=VLOOKUP([.D71];[$PrimarySource.A$1:$PrimarySource.B$1048576];2;0)" office:value-type="string" office:string-value="" calcext:value-type="error">
            <text:p>#N/A</text:p>
          </table:table-cell>
          <table:table-cell table:formula="of:=VLOOKUP([.E71];[$SecondarySource.A$1:$SecondarySource.B$1048576];2;0)" office:value-type="string" office:string-value="G02" calcext:value-type="string">
            <text:p>G02</text:p>
          </table:table-cell>
          <table:table-cell table:formula="of:=COUNTIF([.F$1:.F$1048576];[.F71])" office:value-type="string" office:string-value="" calcext:value-type="error">
            <text:p>#N/A</text:p>
          </table:table-cell>
          <table:table-cell table:formula="of:=COUNTIF([.G$1:.G$1048576];[.G71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068</text:p>
          </table:table-cell>
          <table:table-cell office:value-type="string" calcext:value-type="string">
            <text:p>P0068</text:p>
          </table:table-cell>
          <table:table-cell office:value-type="string" calcext:value-type="string">
            <text:p>AT15</text:p>
          </table:table-cell>
          <table:table-cell office:value-type="string" calcext:value-type="string">
            <text:p>AW00080</text:p>
          </table:table-cell>
          <table:table-cell office:value-type="string" calcext:value-type="string">
            <text:p>SS00045</text:p>
          </table:table-cell>
          <table:table-cell table:formula="of:=VLOOKUP([.D72];[$PrimarySource.A$1:$PrimarySource.B$1048576];2;0)" office:value-type="string" office:string-value="" calcext:value-type="error">
            <text:p>#N/A</text:p>
          </table:table-cell>
          <table:table-cell table:formula="of:=VLOOKUP([.E72];[$SecondarySource.A$1:$SecondarySource.B$1048576];2;0)" office:value-type="string" office:string-value="G02" calcext:value-type="string">
            <text:p>G02</text:p>
          </table:table-cell>
          <table:table-cell table:formula="of:=COUNTIF([.F$1:.F$1048576];[.F72])" office:value-type="string" office:string-value="" calcext:value-type="error">
            <text:p>#N/A</text:p>
          </table:table-cell>
          <table:table-cell table:formula="of:=COUNTIF([.G$1:.G$1048576];[.G72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069</text:p>
          </table:table-cell>
          <table:table-cell office:value-type="string" calcext:value-type="string">
            <text:p>P0003</text:p>
          </table:table-cell>
          <table:table-cell office:value-type="string" calcext:value-type="string">
            <text:p>AT15</text:p>
          </table:table-cell>
          <table:table-cell office:value-type="string" calcext:value-type="string">
            <text:p>AW00081</text:p>
          </table:table-cell>
          <table:table-cell office:value-type="string" calcext:value-type="string">
            <text:p>SS00045</text:p>
          </table:table-cell>
          <table:table-cell table:formula="of:=VLOOKUP([.D73];[$PrimarySource.A$1:$PrimarySource.B$1048576];2;0)" office:value-type="string" office:string-value="" calcext:value-type="error">
            <text:p>#N/A</text:p>
          </table:table-cell>
          <table:table-cell table:formula="of:=VLOOKUP([.E73];[$SecondarySource.A$1:$SecondarySource.B$1048576];2;0)" office:value-type="string" office:string-value="G02" calcext:value-type="string">
            <text:p>G02</text:p>
          </table:table-cell>
          <table:table-cell table:formula="of:=COUNTIF([.F$1:.F$1048576];[.F73])" office:value-type="string" office:string-value="" calcext:value-type="error">
            <text:p>#N/A</text:p>
          </table:table-cell>
          <table:table-cell table:formula="of:=COUNTIF([.G$1:.G$1048576];[.G73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070</text:p>
          </table:table-cell>
          <table:table-cell office:value-type="string" calcext:value-type="string">
            <text:p>P0068</text:p>
          </table:table-cell>
          <table:table-cell office:value-type="string" calcext:value-type="string">
            <text:p>AT15</text:p>
          </table:table-cell>
          <table:table-cell office:value-type="string" calcext:value-type="string">
            <text:p>AW00081</text:p>
          </table:table-cell>
          <table:table-cell office:value-type="string" calcext:value-type="string">
            <text:p>SS00045</text:p>
          </table:table-cell>
          <table:table-cell table:formula="of:=VLOOKUP([.D74];[$PrimarySource.A$1:$PrimarySource.B$1048576];2;0)" office:value-type="string" office:string-value="" calcext:value-type="error">
            <text:p>#N/A</text:p>
          </table:table-cell>
          <table:table-cell table:formula="of:=VLOOKUP([.E74];[$SecondarySource.A$1:$SecondarySource.B$1048576];2;0)" office:value-type="string" office:string-value="G02" calcext:value-type="string">
            <text:p>G02</text:p>
          </table:table-cell>
          <table:table-cell table:formula="of:=COUNTIF([.F$1:.F$1048576];[.F74])" office:value-type="string" office:string-value="" calcext:value-type="error">
            <text:p>#N/A</text:p>
          </table:table-cell>
          <table:table-cell table:formula="of:=COUNTIF([.G$1:.G$1048576];[.G74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071</text:p>
          </table:table-cell>
          <table:table-cell office:value-type="string" calcext:value-type="string">
            <text:p>P0132</text:p>
          </table:table-cell>
          <table:table-cell office:value-type="string" calcext:value-type="string">
            <text:p>AT11</text:p>
          </table:table-cell>
          <table:table-cell office:value-type="string" calcext:value-type="string">
            <text:p>PS00082</text:p>
          </table:table-cell>
          <table:table-cell office:value-type="string" calcext:value-type="string">
            <text:p>SS00043</text:p>
          </table:table-cell>
          <table:table-cell table:formula="of:=VLOOKUP([.D75];[$PrimarySource.A$1:$PrimarySource.B$1048576];2;0)" office:value-type="string" office:string-value="G03" calcext:value-type="string">
            <text:p>G03</text:p>
          </table:table-cell>
          <table:table-cell table:formula="of:=VLOOKUP([.E7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5])" office:value-type="float" office:value="17" calcext:value-type="float">
            <text:p>17</text:p>
          </table:table-cell>
          <table:table-cell table:formula="of:=COUNTIF([.G$1:.G$1048576];[.G7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072</text:p>
          </table:table-cell>
          <table:table-cell office:value-type="string" calcext:value-type="string">
            <text:p>P010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083</text:p>
          </table:table-cell>
          <table:table-cell office:value-type="string" calcext:value-type="string">
            <text:p>SS00014</text:p>
          </table:table-cell>
          <table:table-cell table:formula="of:=VLOOKUP([.D76];[$PrimarySource.A$1:$PrimarySource.B$1048576];2;0)" office:value-type="string" office:string-value="G05" calcext:value-type="string">
            <text:p>G05</text:p>
          </table:table-cell>
          <table:table-cell table:formula="of:=VLOOKUP([.E7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6])" office:value-type="float" office:value="11" calcext:value-type="float">
            <text:p>11</text:p>
          </table:table-cell>
          <table:table-cell table:formula="of:=COUNTIF([.G$1:.G$1048576];[.G7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073</text:p>
          </table:table-cell>
          <table:table-cell office:value-type="string" calcext:value-type="string">
            <text:p>P0132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PS00084</text:p>
          </table:table-cell>
          <table:table-cell office:value-type="string" calcext:value-type="string">
            <text:p>SS00043</text:p>
          </table:table-cell>
          <table:table-cell table:formula="of:=VLOOKUP([.D77];[$PrimarySource.A$1:$PrimarySource.B$1048576];2;0)" office:value-type="string" office:string-value="G10" calcext:value-type="string">
            <text:p>G10</text:p>
          </table:table-cell>
          <table:table-cell table:formula="of:=VLOOKUP([.E7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7])" office:value-type="float" office:value="80" calcext:value-type="float">
            <text:p>80</text:p>
          </table:table-cell>
          <table:table-cell table:formula="of:=COUNTIF([.G$1:.G$1048576];[.G7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074</text:p>
          </table:table-cell>
          <table:table-cell office:value-type="string" calcext:value-type="string">
            <text:p>P0020</text:p>
          </table:table-cell>
          <table:table-cell office:value-type="string" calcext:value-type="string">
            <text:p>AT04</text:p>
          </table:table-cell>
          <table:table-cell office:value-type="string" calcext:value-type="string">
            <text:p>PS00085</text:p>
          </table:table-cell>
          <table:table-cell office:value-type="string" calcext:value-type="string">
            <text:p>SS00006</text:p>
          </table:table-cell>
          <table:table-cell table:formula="of:=VLOOKUP([.D78];[$PrimarySource.A$1:$PrimarySource.B$1048576];2;0)" office:value-type="string" office:string-value="G04" calcext:value-type="string">
            <text:p>G04</text:p>
          </table:table-cell>
          <table:table-cell table:formula="of:=VLOOKUP([.E7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8])" office:value-type="float" office:value="205" calcext:value-type="float">
            <text:p>205</text:p>
          </table:table-cell>
          <table:table-cell table:formula="of:=COUNTIF([.G$1:.G$1048576];[.G7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075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Q0002</text:p>
          </table:table-cell>
          <table:table-cell office:value-type="string" calcext:value-type="string">
            <text:p>SS00030</text:p>
          </table:table-cell>
          <table:table-cell table:formula="of:=VLOOKUP([.D79];[$PrimarySource.A$1:$PrimarySource.B$1048576];2;0)" office:value-type="string" office:string-value="" calcext:value-type="error">
            <text:p>#N/A</text:p>
          </table:table-cell>
          <table:table-cell table:formula="of:=VLOOKUP([.E7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9])" office:value-type="string" office:string-value="" calcext:value-type="error">
            <text:p>#N/A</text:p>
          </table:table-cell>
          <table:table-cell table:formula="of:=COUNTIF([.G$1:.G$1048576];[.G7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076</text:p>
          </table:table-cell>
          <table:table-cell office:value-type="string" calcext:value-type="string">
            <text:p>P0031</text:p>
          </table:table-cell>
          <table:table-cell office:value-type="string" calcext:value-type="string">
            <text:p>AT12</text:p>
          </table:table-cell>
          <table:table-cell office:value-type="string" calcext:value-type="string">
            <text:p>AW00090</text:p>
          </table:table-cell>
          <table:table-cell office:value-type="string" calcext:value-type="string">
            <text:p>SS00109</text:p>
          </table:table-cell>
          <table:table-cell table:formula="of:=VLOOKUP([.D80];[$PrimarySource.A$1:$PrimarySource.B$1048576];2;0)" office:value-type="string" office:string-value="" calcext:value-type="error">
            <text:p>#N/A</text:p>
          </table:table-cell>
          <table:table-cell table:formula="of:=VLOOKUP([.E80];[$SecondarySource.A$1:$SecondarySource.B$1048576];2;0)" office:value-type="string" office:string-value="G19" calcext:value-type="string">
            <text:p>G19</text:p>
          </table:table-cell>
          <table:table-cell table:formula="of:=COUNTIF([.F$1:.F$1048576];[.F80])" office:value-type="string" office:string-value="" calcext:value-type="error">
            <text:p>#N/A</text:p>
          </table:table-cell>
          <table:table-cell table:formula="of:=COUNTIF([.G$1:.G$1048576];[.G80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0077</text:p>
          </table:table-cell>
          <table:table-cell office:value-type="string" calcext:value-type="string">
            <text:p>P00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106</text:p>
          </table:table-cell>
          <table:table-cell office:value-type="string" calcext:value-type="string">
            <text:p>SS00029</text:p>
          </table:table-cell>
          <table:table-cell table:formula="of:=VLOOKUP([.D81];[$PrimarySource.A$1:$PrimarySource.B$1048576];2;0)" office:value-type="string" office:string-value="G04" calcext:value-type="string">
            <text:p>G04</text:p>
          </table:table-cell>
          <table:table-cell table:formula="of:=VLOOKUP([.E8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1])" office:value-type="float" office:value="205" calcext:value-type="float">
            <text:p>205</text:p>
          </table:table-cell>
          <table:table-cell table:formula="of:=COUNTIF([.G$1:.G$1048576];[.G8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078</text:p>
          </table:table-cell>
          <table:table-cell office:value-type="string" calcext:value-type="string">
            <text:p>P0130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SS00149</text:p>
          </table:table-cell>
          <table:table-cell table:formula="of:=VLOOKUP([.D82];[$PrimarySource.A$1:$PrimarySource.B$1048576];2;0)" office:value-type="string" office:string-value="" calcext:value-type="error">
            <text:p>#N/A</text:p>
          </table:table-cell>
          <table:table-cell table:formula="of:=VLOOKUP([.E8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2])" office:value-type="string" office:string-value="" calcext:value-type="error">
            <text:p>#N/A</text:p>
          </table:table-cell>
          <table:table-cell table:formula="of:=COUNTIF([.G$1:.G$1048576];[.G8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079</text:p>
          </table:table-cell>
          <table:table-cell office:value-type="string" calcext:value-type="string">
            <text:p>P0999</text:p>
          </table:table-cell>
          <table:table-cell office:value-type="string" calcext:value-type="string">
            <text:p>AT14</text:p>
          </table:table-cell>
          <table:table-cell office:value-type="string" calcext:value-type="string">
            <text:p>PS00059</text:p>
          </table:table-cell>
          <table:table-cell office:value-type="string" calcext:value-type="string">
            <text:p>SS00061</text:p>
          </table:table-cell>
          <table:table-cell table:formula="of:=VLOOKUP([.D83];[$PrimarySource.A$1:$PrimarySource.B$1048576];2;0)" office:value-type="string" office:string-value="G04" calcext:value-type="string">
            <text:p>G04</text:p>
          </table:table-cell>
          <table:table-cell table:formula="of:=VLOOKUP([.E83];[$SecondarySource.A$1:$SecondarySource.B$1048576];2;0)" office:value-type="string" office:string-value="G43" calcext:value-type="string">
            <text:p>G43</text:p>
          </table:table-cell>
          <table:table-cell table:formula="of:=COUNTIF([.F$1:.F$1048576];[.F83])" office:value-type="float" office:value="205" calcext:value-type="float">
            <text:p>205</text:p>
          </table:table-cell>
          <table:table-cell table:formula="of:=COUNTIF([.G$1:.G$1048576];[.G83])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A00080</text:p>
          </table:table-cell>
          <table:table-cell office:value-type="string" calcext:value-type="string">
            <text:p>P0011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0121</text:p>
          </table:table-cell>
          <table:table-cell office:value-type="string" calcext:value-type="string">
            <text:p>SS00011</text:p>
          </table:table-cell>
          <table:table-cell table:formula="of:=VLOOKUP([.D84];[$PrimarySource.A$1:$PrimarySource.B$1048576];2;0)" office:value-type="string" office:string-value="G04" calcext:value-type="string">
            <text:p>G04</text:p>
          </table:table-cell>
          <table:table-cell table:formula="of:=VLOOKUP([.E84];[$SecondarySource.A$1:$SecondarySource.B$1048576];2;0)" office:value-type="string" office:string-value="G19" calcext:value-type="string">
            <text:p>G19</text:p>
          </table:table-cell>
          <table:table-cell table:formula="of:=COUNTIF([.F$1:.F$1048576];[.F84])" office:value-type="float" office:value="205" calcext:value-type="float">
            <text:p>205</text:p>
          </table:table-cell>
          <table:table-cell table:formula="of:=COUNTIF([.G$1:.G$1048576];[.G84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0081</text:p>
          </table:table-cell>
          <table:table-cell office:value-type="string" calcext:value-type="string">
            <text:p>P0005</text:p>
          </table:table-cell>
          <table:table-cell office:value-type="string" calcext:value-type="string">
            <text:p>AT19</text:p>
          </table:table-cell>
          <table:table-cell office:value-type="string" calcext:value-type="string">
            <text:p>PS00122</text:p>
          </table:table-cell>
          <table:table-cell office:value-type="string" calcext:value-type="string">
            <text:p>SS00115</text:p>
          </table:table-cell>
          <table:table-cell table:formula="of:=VLOOKUP([.D85];[$PrimarySource.A$1:$PrimarySource.B$1048576];2;0)" office:value-type="string" office:string-value="G04" calcext:value-type="string">
            <text:p>G04</text:p>
          </table:table-cell>
          <table:table-cell table:formula="of:=VLOOKUP([.E85];[$SecondarySource.A$1:$SecondarySource.B$1048576];2;0)" office:value-type="string" office:string-value="G02" calcext:value-type="string">
            <text:p>G02</text:p>
          </table:table-cell>
          <table:table-cell table:formula="of:=COUNTIF([.F$1:.F$1048576];[.F85])" office:value-type="float" office:value="205" calcext:value-type="float">
            <text:p>205</text:p>
          </table:table-cell>
          <table:table-cell table:formula="of:=COUNTIF([.G$1:.G$1048576];[.G85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082</text:p>
          </table:table-cell>
          <table:table-cell office:value-type="string" calcext:value-type="string">
            <text:p>P0003</text:p>
          </table:table-cell>
          <table:table-cell office:value-type="string" calcext:value-type="string">
            <text:p>AT02</text:p>
          </table:table-cell>
          <table:table-cell office:value-type="string" calcext:value-type="string">
            <text:p>PS00121</text:p>
          </table:table-cell>
          <table:table-cell office:value-type="string" calcext:value-type="string">
            <text:p>SS00011</text:p>
          </table:table-cell>
          <table:table-cell table:formula="of:=VLOOKUP([.D86];[$PrimarySource.A$1:$PrimarySource.B$1048576];2;0)" office:value-type="string" office:string-value="G04" calcext:value-type="string">
            <text:p>G04</text:p>
          </table:table-cell>
          <table:table-cell table:formula="of:=VLOOKUP([.E86];[$SecondarySource.A$1:$SecondarySource.B$1048576];2;0)" office:value-type="string" office:string-value="G19" calcext:value-type="string">
            <text:p>G19</text:p>
          </table:table-cell>
          <table:table-cell table:formula="of:=COUNTIF([.F$1:.F$1048576];[.F86])" office:value-type="float" office:value="205" calcext:value-type="float">
            <text:p>205</text:p>
          </table:table-cell>
          <table:table-cell table:formula="of:=COUNTIF([.G$1:.G$1048576];[.G86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0083</text:p>
          </table:table-cell>
          <table:table-cell office:value-type="string" calcext:value-type="string">
            <text:p>P0062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095</text:p>
          </table:table-cell>
          <table:table-cell office:value-type="string" calcext:value-type="string">
            <text:p>SS00113</text:p>
          </table:table-cell>
          <table:table-cell table:formula="of:=VLOOKUP([.D87];[$PrimarySource.A$1:$PrimarySource.B$1048576];2;0)" office:value-type="string" office:string-value="G24" calcext:value-type="string">
            <text:p>G24</text:p>
          </table:table-cell>
          <table:table-cell table:formula="of:=VLOOKUP([.E8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7])" office:value-type="float" office:value="57" calcext:value-type="float">
            <text:p>57</text:p>
          </table:table-cell>
          <table:table-cell table:formula="of:=COUNTIF([.G$1:.G$1048576];[.G8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084</text:p>
          </table:table-cell>
          <table:table-cell office:value-type="string" calcext:value-type="string">
            <text:p>P0062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093</text:p>
          </table:table-cell>
          <table:table-cell office:value-type="string" calcext:value-type="string">
            <text:p>SS00113</text:p>
          </table:table-cell>
          <table:table-cell table:formula="of:=VLOOKUP([.D88];[$PrimarySource.A$1:$PrimarySource.B$1048576];2;0)" office:value-type="string" office:string-value="G24" calcext:value-type="string">
            <text:p>G24</text:p>
          </table:table-cell>
          <table:table-cell table:formula="of:=VLOOKUP([.E8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8])" office:value-type="float" office:value="57" calcext:value-type="float">
            <text:p>57</text:p>
          </table:table-cell>
          <table:table-cell table:formula="of:=COUNTIF([.G$1:.G$1048576];[.G8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085</text:p>
          </table:table-cell>
          <table:table-cell office:value-type="string" calcext:value-type="string">
            <text:p>P0074</text:p>
          </table:table-cell>
          <table:table-cell office:value-type="string" calcext:value-type="string">
            <text:p>AT16</text:p>
          </table:table-cell>
          <table:table-cell office:value-type="string" calcext:value-type="string">
            <text:p>PS00125</text:p>
          </table:table-cell>
          <table:table-cell office:value-type="string" calcext:value-type="string">
            <text:p>SS00123</text:p>
          </table:table-cell>
          <table:table-cell table:formula="of:=VLOOKUP([.D89];[$PrimarySource.A$1:$PrimarySource.B$1048576];2;0)" office:value-type="string" office:string-value="G30" calcext:value-type="string">
            <text:p>G30</text:p>
          </table:table-cell>
          <table:table-cell table:formula="of:=VLOOKUP([.E8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9])" office:value-type="float" office:value="4" calcext:value-type="float">
            <text:p>4</text:p>
          </table:table-cell>
          <table:table-cell table:formula="of:=COUNTIF([.G$1:.G$1048576];[.G8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086</text:p>
          </table:table-cell>
          <table:table-cell office:value-type="string" calcext:value-type="string">
            <text:p>P0074</text:p>
          </table:table-cell>
          <table:table-cell office:value-type="string" calcext:value-type="string">
            <text:p>AT16</text:p>
          </table:table-cell>
          <table:table-cell office:value-type="string" calcext:value-type="string">
            <text:p>PS00126</text:p>
          </table:table-cell>
          <table:table-cell office:value-type="string" calcext:value-type="string">
            <text:p>SS00123</text:p>
          </table:table-cell>
          <table:table-cell table:formula="of:=VLOOKUP([.D90];[$PrimarySource.A$1:$PrimarySource.B$1048576];2;0)" office:value-type="string" office:string-value="G08" calcext:value-type="string">
            <text:p>G08</text:p>
          </table:table-cell>
          <table:table-cell table:formula="of:=VLOOKUP([.E9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0])" office:value-type="float" office:value="4" calcext:value-type="float">
            <text:p>4</text:p>
          </table:table-cell>
          <table:table-cell table:formula="of:=COUNTIF([.G$1:.G$1048576];[.G9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087</text:p>
          </table:table-cell>
          <table:table-cell office:value-type="string" calcext:value-type="string">
            <text:p>P0020</text:p>
          </table:table-cell>
          <table:table-cell office:value-type="string" calcext:value-type="string">
            <text:p>AT04</text:p>
          </table:table-cell>
          <table:table-cell office:value-type="string" calcext:value-type="string">
            <text:p>PS00015</text:p>
          </table:table-cell>
          <table:table-cell office:value-type="string" calcext:value-type="string">
            <text:p>SS00006</text:p>
          </table:table-cell>
          <table:table-cell table:formula="of:=VLOOKUP([.D91];[$PrimarySource.A$1:$PrimarySource.B$1048576];2;0)" office:value-type="string" office:string-value="G03" calcext:value-type="string">
            <text:p>G03</text:p>
          </table:table-cell>
          <table:table-cell table:formula="of:=VLOOKUP([.E9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1])" office:value-type="float" office:value="17" calcext:value-type="float">
            <text:p>17</text:p>
          </table:table-cell>
          <table:table-cell table:formula="of:=COUNTIF([.G$1:.G$1048576];[.G9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088</text:p>
          </table:table-cell>
          <table:table-cell office:value-type="string" calcext:value-type="string">
            <text:p>P0139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056</text:p>
          </table:table-cell>
          <table:table-cell office:value-type="string" calcext:value-type="string">
            <text:p>SS00152</text:p>
          </table:table-cell>
          <table:table-cell table:formula="of:=VLOOKUP([.D92];[$PrimarySource.A$1:$PrimarySource.B$1048576];2;0)" office:value-type="string" office:string-value="G04" calcext:value-type="string">
            <text:p>G04</text:p>
          </table:table-cell>
          <table:table-cell table:formula="of:=VLOOKUP([.E92];[$SecondarySource.A$1:$SecondarySource.B$1048576];2;0)" office:value-type="string" office:string-value="G44" calcext:value-type="string">
            <text:p>G44</text:p>
          </table:table-cell>
          <table:table-cell table:formula="of:=COUNTIF([.F$1:.F$1048576];[.F92])" office:value-type="float" office:value="205" calcext:value-type="float">
            <text:p>205</text:p>
          </table:table-cell>
          <table:table-cell table:formula="of:=COUNTIF([.G$1:.G$1048576];[.G92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0089</text:p>
          </table:table-cell>
          <table:table-cell office:value-type="string" calcext:value-type="string">
            <text:p>P0139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060</text:p>
          </table:table-cell>
          <table:table-cell office:value-type="string" calcext:value-type="string">
            <text:p>SS00152</text:p>
          </table:table-cell>
          <table:table-cell table:formula="of:=VLOOKUP([.D93];[$PrimarySource.A$1:$PrimarySource.B$1048576];2;0)" office:value-type="string" office:string-value="G17" calcext:value-type="string">
            <text:p>G17</text:p>
          </table:table-cell>
          <table:table-cell table:formula="of:=VLOOKUP([.E93];[$SecondarySource.A$1:$SecondarySource.B$1048576];2;0)" office:value-type="string" office:string-value="G44" calcext:value-type="string">
            <text:p>G44</text:p>
          </table:table-cell>
          <table:table-cell table:formula="of:=COUNTIF([.F$1:.F$1048576];[.F93])" office:value-type="float" office:value="1" calcext:value-type="float">
            <text:p>1</text:p>
          </table:table-cell>
          <table:table-cell table:formula="of:=COUNTIF([.G$1:.G$1048576];[.G93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0090</text:p>
          </table:table-cell>
          <table:table-cell office:value-type="string" calcext:value-type="string">
            <text:p>P0107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064</text:p>
          </table:table-cell>
          <table:table-cell office:value-type="string" calcext:value-type="string">
            <text:p>SS00011</text:p>
          </table:table-cell>
          <table:table-cell table:formula="of:=VLOOKUP([.D94];[$PrimarySource.A$1:$PrimarySource.B$1048576];2;0)" office:value-type="string" office:string-value="G10" calcext:value-type="string">
            <text:p>G10</text:p>
          </table:table-cell>
          <table:table-cell table:formula="of:=VLOOKUP([.E94];[$SecondarySource.A$1:$SecondarySource.B$1048576];2;0)" office:value-type="string" office:string-value="G19" calcext:value-type="string">
            <text:p>G19</text:p>
          </table:table-cell>
          <table:table-cell table:formula="of:=COUNTIF([.F$1:.F$1048576];[.F94])" office:value-type="float" office:value="80" calcext:value-type="float">
            <text:p>80</text:p>
          </table:table-cell>
          <table:table-cell table:formula="of:=COUNTIF([.G$1:.G$1048576];[.G94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0091</text:p>
          </table:table-cell>
          <table:table-cell office:value-type="string" calcext:value-type="string">
            <text:p>P0107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024</text:p>
          </table:table-cell>
          <table:table-cell office:value-type="string" calcext:value-type="string">
            <text:p>SS00011</text:p>
          </table:table-cell>
          <table:table-cell table:formula="of:=VLOOKUP([.D95];[$PrimarySource.A$1:$PrimarySource.B$1048576];2;0)" office:value-type="string" office:string-value="G24" calcext:value-type="string">
            <text:p>G24</text:p>
          </table:table-cell>
          <table:table-cell table:formula="of:=VLOOKUP([.E95];[$SecondarySource.A$1:$SecondarySource.B$1048576];2;0)" office:value-type="string" office:string-value="G19" calcext:value-type="string">
            <text:p>G19</text:p>
          </table:table-cell>
          <table:table-cell table:formula="of:=COUNTIF([.F$1:.F$1048576];[.F95])" office:value-type="float" office:value="57" calcext:value-type="float">
            <text:p>57</text:p>
          </table:table-cell>
          <table:table-cell table:formula="of:=COUNTIF([.G$1:.G$1048576];[.G95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0092</text:p>
          </table:table-cell>
          <table:table-cell office:value-type="string" calcext:value-type="string">
            <text:p>P0107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023</text:p>
          </table:table-cell>
          <table:table-cell office:value-type="string" calcext:value-type="string">
            <text:p>SS00011</text:p>
          </table:table-cell>
          <table:table-cell table:formula="of:=VLOOKUP([.D96];[$PrimarySource.A$1:$PrimarySource.B$1048576];2;0)" office:value-type="string" office:string-value="G04" calcext:value-type="string">
            <text:p>G04</text:p>
          </table:table-cell>
          <table:table-cell table:formula="of:=VLOOKUP([.E96];[$SecondarySource.A$1:$SecondarySource.B$1048576];2;0)" office:value-type="string" office:string-value="G19" calcext:value-type="string">
            <text:p>G19</text:p>
          </table:table-cell>
          <table:table-cell table:formula="of:=COUNTIF([.F$1:.F$1048576];[.F96])" office:value-type="float" office:value="205" calcext:value-type="float">
            <text:p>205</text:p>
          </table:table-cell>
          <table:table-cell table:formula="of:=COUNTIF([.G$1:.G$1048576];[.G96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0093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076</text:p>
          </table:table-cell>
          <table:table-cell office:value-type="string" calcext:value-type="string">
            <text:p>SS00005</text:p>
          </table:table-cell>
          <table:table-cell table:formula="of:=VLOOKUP([.D97];[$PrimarySource.A$1:$PrimarySource.B$1048576];2;0)" office:value-type="string" office:string-value="G04" calcext:value-type="string">
            <text:p>G04</text:p>
          </table:table-cell>
          <table:table-cell table:formula="of:=VLOOKUP([.E9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7])" office:value-type="float" office:value="205" calcext:value-type="float">
            <text:p>205</text:p>
          </table:table-cell>
          <table:table-cell table:formula="of:=COUNTIF([.G$1:.G$1048576];[.G9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094</text:p>
          </table:table-cell>
          <table:table-cell office:value-type="string" calcext:value-type="string">
            <text:p>P0107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010</text:p>
          </table:table-cell>
          <table:table-cell office:value-type="string" calcext:value-type="string">
            <text:p>SS00011</text:p>
          </table:table-cell>
          <table:table-cell table:formula="of:=VLOOKUP([.D98];[$PrimarySource.A$1:$PrimarySource.B$1048576];2;0)" office:value-type="string" office:string-value="G04" calcext:value-type="string">
            <text:p>G04</text:p>
          </table:table-cell>
          <table:table-cell table:formula="of:=VLOOKUP([.E98];[$SecondarySource.A$1:$SecondarySource.B$1048576];2;0)" office:value-type="string" office:string-value="G19" calcext:value-type="string">
            <text:p>G19</text:p>
          </table:table-cell>
          <table:table-cell table:formula="of:=COUNTIF([.F$1:.F$1048576];[.F98])" office:value-type="float" office:value="205" calcext:value-type="float">
            <text:p>205</text:p>
          </table:table-cell>
          <table:table-cell table:formula="of:=COUNTIF([.G$1:.G$1048576];[.G98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0095</text:p>
          </table:table-cell>
          <table:table-cell office:value-type="string" calcext:value-type="string">
            <text:p>P015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074</text:p>
          </table:table-cell>
          <table:table-cell office:value-type="string" calcext:value-type="string">
            <text:p>SS00075</text:p>
          </table:table-cell>
          <table:table-cell table:formula="of:=VLOOKUP([.D99];[$PrimarySource.A$1:$PrimarySource.B$1048576];2;0)" office:value-type="string" office:string-value="G04" calcext:value-type="string">
            <text:p>G04</text:p>
          </table:table-cell>
          <table:table-cell table:formula="of:=VLOOKUP([.E99];[$SecondarySource.A$1:$SecondarySource.B$1048576];2;0)" office:value-type="string" office:string-value="G19" calcext:value-type="string">
            <text:p>G19</text:p>
          </table:table-cell>
          <table:table-cell table:formula="of:=COUNTIF([.F$1:.F$1048576];[.F99])" office:value-type="float" office:value="205" calcext:value-type="float">
            <text:p>205</text:p>
          </table:table-cell>
          <table:table-cell table:formula="of:=COUNTIF([.G$1:.G$1048576];[.G99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0096</text:p>
          </table:table-cell>
          <table:table-cell office:value-type="string" calcext:value-type="string">
            <text:p>P018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102</text:p>
          </table:table-cell>
          <table:table-cell office:value-type="string" calcext:value-type="string">
            <text:p>SS00108</text:p>
          </table:table-cell>
          <table:table-cell table:formula="of:=VLOOKUP([.D100];[$PrimarySource.A$1:$PrimarySource.B$1048576];2;0)" office:value-type="string" office:string-value="G02" calcext:value-type="string">
            <text:p>G02</text:p>
          </table:table-cell>
          <table:table-cell table:formula="of:=VLOOKUP([.E100];[$SecondarySource.A$1:$SecondarySource.B$1048576];2;0)" office:value-type="string" office:string-value="G19" calcext:value-type="string">
            <text:p>G19</text:p>
          </table:table-cell>
          <table:table-cell table:formula="of:=COUNTIF([.F$1:.F$1048576];[.F100])" office:value-type="float" office:value="22" calcext:value-type="float">
            <text:p>22</text:p>
          </table:table-cell>
          <table:table-cell table:formula="of:=COUNTIF([.G$1:.G$1048576];[.G100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0097</text:p>
          </table:table-cell>
          <table:table-cell office:value-type="string" calcext:value-type="string">
            <text:p>P015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107</text:p>
          </table:table-cell>
          <table:table-cell office:value-type="string" calcext:value-type="string">
            <text:p>SS00075</text:p>
          </table:table-cell>
          <table:table-cell table:formula="of:=VLOOKUP([.D101];[$PrimarySource.A$1:$PrimarySource.B$1048576];2;0)" office:value-type="string" office:string-value="G04" calcext:value-type="string">
            <text:p>G04</text:p>
          </table:table-cell>
          <table:table-cell table:formula="of:=VLOOKUP([.E101];[$SecondarySource.A$1:$SecondarySource.B$1048576];2;0)" office:value-type="string" office:string-value="G19" calcext:value-type="string">
            <text:p>G19</text:p>
          </table:table-cell>
          <table:table-cell table:formula="of:=COUNTIF([.F$1:.F$1048576];[.F101])" office:value-type="float" office:value="205" calcext:value-type="float">
            <text:p>205</text:p>
          </table:table-cell>
          <table:table-cell table:formula="of:=COUNTIF([.G$1:.G$1048576];[.G101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0098</text:p>
          </table:table-cell>
          <table:table-cell office:value-type="string" calcext:value-type="string">
            <text:p>P0107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121</text:p>
          </table:table-cell>
          <table:table-cell office:value-type="string" calcext:value-type="string">
            <text:p>SS00011</text:p>
          </table:table-cell>
          <table:table-cell table:formula="of:=VLOOKUP([.D102];[$PrimarySource.A$1:$PrimarySource.B$1048576];2;0)" office:value-type="string" office:string-value="G04" calcext:value-type="string">
            <text:p>G04</text:p>
          </table:table-cell>
          <table:table-cell table:formula="of:=VLOOKUP([.E102];[$SecondarySource.A$1:$SecondarySource.B$1048576];2;0)" office:value-type="string" office:string-value="G19" calcext:value-type="string">
            <text:p>G19</text:p>
          </table:table-cell>
          <table:table-cell table:formula="of:=COUNTIF([.F$1:.F$1048576];[.F102])" office:value-type="float" office:value="205" calcext:value-type="float">
            <text:p>205</text:p>
          </table:table-cell>
          <table:table-cell table:formula="of:=COUNTIF([.G$1:.G$1048576];[.G102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0099</text:p>
          </table:table-cell>
          <table:table-cell office:value-type="string" calcext:value-type="string">
            <text:p>P0108</text:p>
          </table:table-cell>
          <table:table-cell office:value-type="string" calcext:value-type="string">
            <text:p>AT16</text:p>
          </table:table-cell>
          <table:table-cell office:value-type="string" calcext:value-type="string">
            <text:p>PS00105</text:p>
          </table:table-cell>
          <table:table-cell office:value-type="string" calcext:value-type="string">
            <text:p>SS00045</text:p>
          </table:table-cell>
          <table:table-cell table:formula="of:=VLOOKUP([.D103];[$PrimarySource.A$1:$PrimarySource.B$1048576];2;0)" office:value-type="string" office:string-value="G02" calcext:value-type="string">
            <text:p>G02</text:p>
          </table:table-cell>
          <table:table-cell table:formula="of:=VLOOKUP([.E103];[$SecondarySource.A$1:$SecondarySource.B$1048576];2;0)" office:value-type="string" office:string-value="G02" calcext:value-type="string">
            <text:p>G02</text:p>
          </table:table-cell>
          <table:table-cell table:formula="of:=COUNTIF([.F$1:.F$1048576];[.F103])" office:value-type="float" office:value="22" calcext:value-type="float">
            <text:p>22</text:p>
          </table:table-cell>
          <table:table-cell table:formula="of:=COUNTIF([.G$1:.G$1048576];[.G103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147</text:p>
          </table:table-cell>
          <table:table-cell office:value-type="string" calcext:value-type="string">
            <text:p>P000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181</text:p>
          </table:table-cell>
          <table:table-cell office:value-type="string" calcext:value-type="string">
            <text:p>SS00011</text:p>
          </table:table-cell>
          <table:table-cell table:formula="of:=VLOOKUP([.D104];[$PrimarySource.A$1:$PrimarySource.B$1048576];2;0)" office:value-type="string" office:string-value="G03" calcext:value-type="string">
            <text:p>G03</text:p>
          </table:table-cell>
          <table:table-cell table:formula="of:=VLOOKUP([.E104];[$SecondarySource.A$1:$SecondarySource.B$1048576];2;0)" office:value-type="string" office:string-value="G19" calcext:value-type="string">
            <text:p>G19</text:p>
          </table:table-cell>
          <table:table-cell table:formula="of:=COUNTIF([.F$1:.F$1048576];[.F104])" office:value-type="float" office:value="17" calcext:value-type="float">
            <text:p>17</text:p>
          </table:table-cell>
          <table:table-cell table:formula="of:=COUNTIF([.G$1:.G$1048576];[.G104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0148</text:p>
          </table:table-cell>
          <table:table-cell office:value-type="string" calcext:value-type="string">
            <text:p>P0003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0184</text:p>
          </table:table-cell>
          <table:table-cell office:value-type="string" calcext:value-type="string">
            <text:p>SS00185</text:p>
          </table:table-cell>
          <table:table-cell table:formula="of:=VLOOKUP([.D105];[$PrimarySource.A$1:$PrimarySource.B$1048576];2;0)" office:value-type="string" office:string-value="G10" calcext:value-type="string">
            <text:p>G10</text:p>
          </table:table-cell>
          <table:table-cell table:formula="of:=VLOOKUP([.E10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5])" office:value-type="float" office:value="80" calcext:value-type="float">
            <text:p>80</text:p>
          </table:table-cell>
          <table:table-cell table:formula="of:=COUNTIF([.G$1:.G$1048576];[.G10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149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186</text:p>
          </table:table-cell>
          <table:table-cell office:value-type="string" calcext:value-type="string">
            <text:p>SS00030</text:p>
          </table:table-cell>
          <table:table-cell table:formula="of:=VLOOKUP([.D106];[$PrimarySource.A$1:$PrimarySource.B$1048576];2;0)" office:value-type="string" office:string-value="G01" calcext:value-type="string">
            <text:p>G01</text:p>
          </table:table-cell>
          <table:table-cell table:formula="of:=VLOOKUP([.E10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6])" office:value-type="float" office:value="20" calcext:value-type="float">
            <text:p>20</text:p>
          </table:table-cell>
          <table:table-cell table:formula="of:=COUNTIF([.G$1:.G$1048576];[.G10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150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187</text:p>
          </table:table-cell>
          <table:table-cell office:value-type="string" calcext:value-type="string">
            <text:p>SS00030</text:p>
          </table:table-cell>
          <table:table-cell table:formula="of:=VLOOKUP([.D107];[$PrimarySource.A$1:$PrimarySource.B$1048576];2;0)" office:value-type="string" office:string-value="G01" calcext:value-type="string">
            <text:p>G01</text:p>
          </table:table-cell>
          <table:table-cell table:formula="of:=VLOOKUP([.E10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7])" office:value-type="float" office:value="20" calcext:value-type="float">
            <text:p>20</text:p>
          </table:table-cell>
          <table:table-cell table:formula="of:=COUNTIF([.G$1:.G$1048576];[.G10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151</text:p>
          </table:table-cell>
          <table:table-cell office:value-type="string" calcext:value-type="string">
            <text:p>P0999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0187</text:p>
          </table:table-cell>
          <table:table-cell office:value-type="string" calcext:value-type="string">
            <text:p>SS00030</text:p>
          </table:table-cell>
          <table:table-cell table:formula="of:=VLOOKUP([.D108];[$PrimarySource.A$1:$PrimarySource.B$1048576];2;0)" office:value-type="string" office:string-value="G01" calcext:value-type="string">
            <text:p>G01</text:p>
          </table:table-cell>
          <table:table-cell table:formula="of:=VLOOKUP([.E10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8])" office:value-type="float" office:value="20" calcext:value-type="float">
            <text:p>20</text:p>
          </table:table-cell>
          <table:table-cell table:formula="of:=COUNTIF([.G$1:.G$1048576];[.G10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152</text:p>
          </table:table-cell>
          <table:table-cell office:value-type="string" calcext:value-type="string">
            <text:p>P0999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0188</text:p>
          </table:table-cell>
          <table:table-cell office:value-type="string" calcext:value-type="string">
            <text:p>SS00030</text:p>
          </table:table-cell>
          <table:table-cell table:formula="of:=VLOOKUP([.D109];[$PrimarySource.A$1:$PrimarySource.B$1048576];2;0)" office:value-type="string" office:string-value="G19" calcext:value-type="string">
            <text:p>G19</text:p>
          </table:table-cell>
          <table:table-cell table:formula="of:=VLOOKUP([.E10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9])" office:value-type="float" office:value="20" calcext:value-type="float">
            <text:p>20</text:p>
          </table:table-cell>
          <table:table-cell table:formula="of:=COUNTIF([.G$1:.G$1048576];[.G10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153</text:p>
          </table:table-cell>
          <table:table-cell office:value-type="string" calcext:value-type="string">
            <text:p>P000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186</text:p>
          </table:table-cell>
          <table:table-cell office:value-type="string" calcext:value-type="string">
            <text:p>SS00189</text:p>
          </table:table-cell>
          <table:table-cell table:formula="of:=VLOOKUP([.D110];[$PrimarySource.A$1:$PrimarySource.B$1048576];2;0)" office:value-type="string" office:string-value="G01" calcext:value-type="string">
            <text:p>G01</text:p>
          </table:table-cell>
          <table:table-cell table:formula="of:=VLOOKUP([.E11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10])" office:value-type="float" office:value="20" calcext:value-type="float">
            <text:p>20</text:p>
          </table:table-cell>
          <table:table-cell table:formula="of:=COUNTIF([.G$1:.G$1048576];[.G11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154</text:p>
          </table:table-cell>
          <table:table-cell office:value-type="string" calcext:value-type="string">
            <text:p>P021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188</text:p>
          </table:table-cell>
          <table:table-cell office:value-type="string" calcext:value-type="string">
            <text:p>SS00190</text:p>
          </table:table-cell>
          <table:table-cell table:formula="of:=VLOOKUP([.D111];[$PrimarySource.A$1:$PrimarySource.B$1048576];2;0)" office:value-type="string" office:string-value="G19" calcext:value-type="string">
            <text:p>G19</text:p>
          </table:table-cell>
          <table:table-cell table:formula="of:=VLOOKUP([.E11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11])" office:value-type="float" office:value="20" calcext:value-type="float">
            <text:p>20</text:p>
          </table:table-cell>
          <table:table-cell table:formula="of:=COUNTIF([.G$1:.G$1048576];[.G11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155</text:p>
          </table:table-cell>
          <table:table-cell office:value-type="string" calcext:value-type="string">
            <text:p>P0999</text:p>
          </table:table-cell>
          <table:table-cell office:value-type="string" calcext:value-type="string">
            <text:p>AT14</text:p>
          </table:table-cell>
          <table:table-cell office:value-type="string" calcext:value-type="string">
            <text:p>PS00191</text:p>
          </table:table-cell>
          <table:table-cell office:value-type="string" calcext:value-type="string">
            <text:p>SS00192</text:p>
          </table:table-cell>
          <table:table-cell table:formula="of:=VLOOKUP([.D112];[$PrimarySource.A$1:$PrimarySource.B$1048576];2;0)" office:value-type="string" office:string-value="G05" calcext:value-type="string">
            <text:p>G05</text:p>
          </table:table-cell>
          <table:table-cell table:formula="of:=VLOOKUP([.E11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12])" office:value-type="float" office:value="11" calcext:value-type="float">
            <text:p>11</text:p>
          </table:table-cell>
          <table:table-cell table:formula="of:=COUNTIF([.G$1:.G$1048576];[.G11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156</text:p>
          </table:table-cell>
          <table:table-cell office:value-type="string" calcext:value-type="string">
            <text:p>P0221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170</text:p>
          </table:table-cell>
          <table:table-cell table:formula="of:=VLOOKUP([.D113];[$PrimarySource.A$1:$PrimarySource.B$1048576];2;0)" office:value-type="string" office:string-value="G99" calcext:value-type="string">
            <text:p>G99</text:p>
          </table:table-cell>
          <table:table-cell table:formula="of:=VLOOKUP([.E11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13])" office:value-type="float" office:value="236" calcext:value-type="float">
            <text:p>236</text:p>
          </table:table-cell>
          <table:table-cell table:formula="of:=COUNTIF([.G$1:.G$1048576];[.G11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157</text:p>
          </table:table-cell>
          <table:table-cell office:value-type="string" calcext:value-type="string">
            <text:p>P0221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170</text:p>
          </table:table-cell>
          <table:table-cell table:formula="of:=VLOOKUP([.D114];[$PrimarySource.A$1:$PrimarySource.B$1048576];2;0)" office:value-type="string" office:string-value="G99" calcext:value-type="string">
            <text:p>G99</text:p>
          </table:table-cell>
          <table:table-cell table:formula="of:=VLOOKUP([.E11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14])" office:value-type="float" office:value="236" calcext:value-type="float">
            <text:p>236</text:p>
          </table:table-cell>
          <table:table-cell table:formula="of:=COUNTIF([.G$1:.G$1048576];[.G11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158</text:p>
          </table:table-cell>
          <table:table-cell office:value-type="string" calcext:value-type="string">
            <text:p>P0221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170</text:p>
          </table:table-cell>
          <table:table-cell table:formula="of:=VLOOKUP([.D115];[$PrimarySource.A$1:$PrimarySource.B$1048576];2;0)" office:value-type="string" office:string-value="G99" calcext:value-type="string">
            <text:p>G99</text:p>
          </table:table-cell>
          <table:table-cell table:formula="of:=VLOOKUP([.E11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15])" office:value-type="float" office:value="236" calcext:value-type="float">
            <text:p>236</text:p>
          </table:table-cell>
          <table:table-cell table:formula="of:=COUNTIF([.G$1:.G$1048576];[.G11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159</text:p>
          </table:table-cell>
          <table:table-cell office:value-type="string" calcext:value-type="string">
            <text:p>P0221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170</text:p>
          </table:table-cell>
          <table:table-cell table:formula="of:=VLOOKUP([.D116];[$PrimarySource.A$1:$PrimarySource.B$1048576];2;0)" office:value-type="string" office:string-value="G99" calcext:value-type="string">
            <text:p>G99</text:p>
          </table:table-cell>
          <table:table-cell table:formula="of:=VLOOKUP([.E11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16])" office:value-type="float" office:value="236" calcext:value-type="float">
            <text:p>236</text:p>
          </table:table-cell>
          <table:table-cell table:formula="of:=COUNTIF([.G$1:.G$1048576];[.G11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160</text:p>
          </table:table-cell>
          <table:table-cell office:value-type="string" calcext:value-type="string">
            <text:p>P0221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170</text:p>
          </table:table-cell>
          <table:table-cell table:formula="of:=VLOOKUP([.D117];[$PrimarySource.A$1:$PrimarySource.B$1048576];2;0)" office:value-type="string" office:string-value="G99" calcext:value-type="string">
            <text:p>G99</text:p>
          </table:table-cell>
          <table:table-cell table:formula="of:=VLOOKUP([.E11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17])" office:value-type="float" office:value="236" calcext:value-type="float">
            <text:p>236</text:p>
          </table:table-cell>
          <table:table-cell table:formula="of:=COUNTIF([.G$1:.G$1048576];[.G11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161</text:p>
          </table:table-cell>
          <table:table-cell office:value-type="string" calcext:value-type="string">
            <text:p>P0221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170</text:p>
          </table:table-cell>
          <table:table-cell table:formula="of:=VLOOKUP([.D118];[$PrimarySource.A$1:$PrimarySource.B$1048576];2;0)" office:value-type="string" office:string-value="G99" calcext:value-type="string">
            <text:p>G99</text:p>
          </table:table-cell>
          <table:table-cell table:formula="of:=VLOOKUP([.E11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18])" office:value-type="float" office:value="236" calcext:value-type="float">
            <text:p>236</text:p>
          </table:table-cell>
          <table:table-cell table:formula="of:=COUNTIF([.G$1:.G$1048576];[.G11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162</text:p>
          </table:table-cell>
          <table:table-cell office:value-type="string" calcext:value-type="string">
            <text:p>P0221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170</text:p>
          </table:table-cell>
          <table:table-cell table:formula="of:=VLOOKUP([.D119];[$PrimarySource.A$1:$PrimarySource.B$1048576];2;0)" office:value-type="string" office:string-value="G99" calcext:value-type="string">
            <text:p>G99</text:p>
          </table:table-cell>
          <table:table-cell table:formula="of:=VLOOKUP([.E11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19])" office:value-type="float" office:value="236" calcext:value-type="float">
            <text:p>236</text:p>
          </table:table-cell>
          <table:table-cell table:formula="of:=COUNTIF([.G$1:.G$1048576];[.G11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163</text:p>
          </table:table-cell>
          <table:table-cell office:value-type="string" calcext:value-type="string">
            <text:p>P0221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170</text:p>
          </table:table-cell>
          <table:table-cell table:formula="of:=VLOOKUP([.D120];[$PrimarySource.A$1:$PrimarySource.B$1048576];2;0)" office:value-type="string" office:string-value="G99" calcext:value-type="string">
            <text:p>G99</text:p>
          </table:table-cell>
          <table:table-cell table:formula="of:=VLOOKUP([.E12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20])" office:value-type="float" office:value="236" calcext:value-type="float">
            <text:p>236</text:p>
          </table:table-cell>
          <table:table-cell table:formula="of:=COUNTIF([.G$1:.G$1048576];[.G12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164</text:p>
          </table:table-cell>
          <table:table-cell office:value-type="string" calcext:value-type="string">
            <text:p>P0221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024</text:p>
          </table:table-cell>
          <table:table-cell office:value-type="string" calcext:value-type="string">
            <text:p>SS00170</text:p>
          </table:table-cell>
          <table:table-cell table:formula="of:=VLOOKUP([.D121];[$PrimarySource.A$1:$PrimarySource.B$1048576];2;0)" office:value-type="string" office:string-value="G24" calcext:value-type="string">
            <text:p>G24</text:p>
          </table:table-cell>
          <table:table-cell table:formula="of:=VLOOKUP([.E12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21])" office:value-type="float" office:value="57" calcext:value-type="float">
            <text:p>57</text:p>
          </table:table-cell>
          <table:table-cell table:formula="of:=COUNTIF([.G$1:.G$1048576];[.G12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165</text:p>
          </table:table-cell>
          <table:table-cell office:value-type="string" calcext:value-type="string">
            <text:p>P0221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170</text:p>
          </table:table-cell>
          <table:table-cell table:formula="of:=VLOOKUP([.D122];[$PrimarySource.A$1:$PrimarySource.B$1048576];2;0)" office:value-type="string" office:string-value="G99" calcext:value-type="string">
            <text:p>G99</text:p>
          </table:table-cell>
          <table:table-cell table:formula="of:=VLOOKUP([.E12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22])" office:value-type="float" office:value="236" calcext:value-type="float">
            <text:p>236</text:p>
          </table:table-cell>
          <table:table-cell table:formula="of:=COUNTIF([.G$1:.G$1048576];[.G12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166</text:p>
          </table:table-cell>
          <table:table-cell office:value-type="string" calcext:value-type="string">
            <text:p>P0221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170</text:p>
          </table:table-cell>
          <table:table-cell table:formula="of:=VLOOKUP([.D123];[$PrimarySource.A$1:$PrimarySource.B$1048576];2;0)" office:value-type="string" office:string-value="G99" calcext:value-type="string">
            <text:p>G99</text:p>
          </table:table-cell>
          <table:table-cell table:formula="of:=VLOOKUP([.E12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23])" office:value-type="float" office:value="236" calcext:value-type="float">
            <text:p>236</text:p>
          </table:table-cell>
          <table:table-cell table:formula="of:=COUNTIF([.G$1:.G$1048576];[.G12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167</text:p>
          </table:table-cell>
          <table:table-cell office:value-type="string" calcext:value-type="string">
            <text:p>P0221</text:p>
          </table:table-cell>
          <table:table-cell office:value-type="string" calcext:value-type="string">
            <text:p>AT04</text:p>
          </table:table-cell>
          <table:table-cell office:value-type="string" calcext:value-type="string">
            <text:p>PS00168</text:p>
          </table:table-cell>
          <table:table-cell office:value-type="string" calcext:value-type="string">
            <text:p>SS00170</text:p>
          </table:table-cell>
          <table:table-cell table:formula="of:=VLOOKUP([.D124];[$PrimarySource.A$1:$PrimarySource.B$1048576];2;0)" office:value-type="string" office:string-value="G24" calcext:value-type="string">
            <text:p>G24</text:p>
          </table:table-cell>
          <table:table-cell table:formula="of:=VLOOKUP([.E12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24])" office:value-type="float" office:value="57" calcext:value-type="float">
            <text:p>57</text:p>
          </table:table-cell>
          <table:table-cell table:formula="of:=COUNTIF([.G$1:.G$1048576];[.G12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168</text:p>
          </table:table-cell>
          <table:table-cell office:value-type="string" calcext:value-type="string">
            <text:p>P0221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0168</text:p>
          </table:table-cell>
          <table:table-cell office:value-type="string" calcext:value-type="string">
            <text:p>SS00170</text:p>
          </table:table-cell>
          <table:table-cell table:formula="of:=VLOOKUP([.D125];[$PrimarySource.A$1:$PrimarySource.B$1048576];2;0)" office:value-type="string" office:string-value="G24" calcext:value-type="string">
            <text:p>G24</text:p>
          </table:table-cell>
          <table:table-cell table:formula="of:=VLOOKUP([.E12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25])" office:value-type="float" office:value="57" calcext:value-type="float">
            <text:p>57</text:p>
          </table:table-cell>
          <table:table-cell table:formula="of:=COUNTIF([.G$1:.G$1048576];[.G12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169</text:p>
          </table:table-cell>
          <table:table-cell office:value-type="string" calcext:value-type="string">
            <text:p>P0221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0168</text:p>
          </table:table-cell>
          <table:table-cell office:value-type="string" calcext:value-type="string">
            <text:p>SS00170</text:p>
          </table:table-cell>
          <table:table-cell table:formula="of:=VLOOKUP([.D126];[$PrimarySource.A$1:$PrimarySource.B$1048576];2;0)" office:value-type="string" office:string-value="G24" calcext:value-type="string">
            <text:p>G24</text:p>
          </table:table-cell>
          <table:table-cell table:formula="of:=VLOOKUP([.E12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26])" office:value-type="float" office:value="57" calcext:value-type="float">
            <text:p>57</text:p>
          </table:table-cell>
          <table:table-cell table:formula="of:=COUNTIF([.G$1:.G$1048576];[.G12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170</text:p>
          </table:table-cell>
          <table:table-cell office:value-type="string" calcext:value-type="string">
            <text:p>P0229</text:p>
          </table:table-cell>
          <table:table-cell office:value-type="string" calcext:value-type="string">
            <text:p>AT04</text:p>
          </table:table-cell>
          <table:table-cell office:value-type="string" calcext:value-type="string">
            <text:p>PS00168</text:p>
          </table:table-cell>
          <table:table-cell office:value-type="string" calcext:value-type="string">
            <text:p>SS00170</text:p>
          </table:table-cell>
          <table:table-cell table:formula="of:=VLOOKUP([.D127];[$PrimarySource.A$1:$PrimarySource.B$1048576];2;0)" office:value-type="string" office:string-value="G24" calcext:value-type="string">
            <text:p>G24</text:p>
          </table:table-cell>
          <table:table-cell table:formula="of:=VLOOKUP([.E12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27])" office:value-type="float" office:value="57" calcext:value-type="float">
            <text:p>57</text:p>
          </table:table-cell>
          <table:table-cell table:formula="of:=COUNTIF([.G$1:.G$1048576];[.G12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171</text:p>
          </table:table-cell>
          <table:table-cell office:value-type="string" calcext:value-type="string">
            <text:p>P0230</text:p>
          </table:table-cell>
          <table:table-cell office:value-type="string" calcext:value-type="string">
            <text:p>AT04</text:p>
          </table:table-cell>
          <table:table-cell office:value-type="string" calcext:value-type="string">
            <text:p>PS00168</text:p>
          </table:table-cell>
          <table:table-cell office:value-type="string" calcext:value-type="string">
            <text:p>SS00170</text:p>
          </table:table-cell>
          <table:table-cell table:formula="of:=VLOOKUP([.D128];[$PrimarySource.A$1:$PrimarySource.B$1048576];2;0)" office:value-type="string" office:string-value="G24" calcext:value-type="string">
            <text:p>G24</text:p>
          </table:table-cell>
          <table:table-cell table:formula="of:=VLOOKUP([.E12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28])" office:value-type="float" office:value="57" calcext:value-type="float">
            <text:p>57</text:p>
          </table:table-cell>
          <table:table-cell table:formula="of:=COUNTIF([.G$1:.G$1048576];[.G12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173</text:p>
          </table:table-cell>
          <table:table-cell office:value-type="string" calcext:value-type="string">
            <text:p>P0031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198</text:p>
          </table:table-cell>
          <table:table-cell office:value-type="string" calcext:value-type="string">
            <text:p>SS00257</text:p>
          </table:table-cell>
          <table:table-cell table:formula="of:=VLOOKUP([.D129];[$PrimarySource.A$1:$PrimarySource.B$1048576];2;0)" office:value-type="string" office:string-value="G27" calcext:value-type="string">
            <text:p>G27</text:p>
          </table:table-cell>
          <table:table-cell table:formula="of:=VLOOKUP([.E12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29])" office:value-type="float" office:value="5" calcext:value-type="float">
            <text:p>5</text:p>
          </table:table-cell>
          <table:table-cell table:formula="of:=COUNTIF([.G$1:.G$1048576];[.G12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174</text:p>
          </table:table-cell>
          <table:table-cell office:value-type="string" calcext:value-type="string">
            <text:p>P0029</text:p>
          </table:table-cell>
          <table:table-cell office:value-type="string" calcext:value-type="string">
            <text:p>AT16</text:p>
          </table:table-cell>
          <table:table-cell office:value-type="string" calcext:value-type="string">
            <text:p>PS00200</text:p>
          </table:table-cell>
          <table:table-cell office:value-type="string" calcext:value-type="string">
            <text:p>SS00029</text:p>
          </table:table-cell>
          <table:table-cell table:formula="of:=VLOOKUP([.D130];[$PrimarySource.A$1:$PrimarySource.B$1048576];2;0)" office:value-type="string" office:string-value="G04" calcext:value-type="string">
            <text:p>G04</text:p>
          </table:table-cell>
          <table:table-cell table:formula="of:=VLOOKUP([.E13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30])" office:value-type="float" office:value="205" calcext:value-type="float">
            <text:p>205</text:p>
          </table:table-cell>
          <table:table-cell table:formula="of:=COUNTIF([.G$1:.G$1048576];[.G13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175</text:p>
          </table:table-cell>
          <table:table-cell office:value-type="string" calcext:value-type="string">
            <text:p>P0108</text:p>
          </table:table-cell>
          <table:table-cell office:value-type="string" calcext:value-type="string">
            <text:p>AT04</text:p>
          </table:table-cell>
          <table:table-cell office:value-type="string" calcext:value-type="string">
            <text:p>PS00199</text:p>
          </table:table-cell>
          <table:table-cell office:value-type="string" calcext:value-type="string">
            <text:p>SS00012</text:p>
          </table:table-cell>
          <table:table-cell table:formula="of:=VLOOKUP([.D131];[$PrimarySource.A$1:$PrimarySource.B$1048576];2;0)" office:value-type="string" office:string-value="G04" calcext:value-type="string">
            <text:p>G04</text:p>
          </table:table-cell>
          <table:table-cell table:formula="of:=VLOOKUP([.E13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31])" office:value-type="float" office:value="205" calcext:value-type="float">
            <text:p>205</text:p>
          </table:table-cell>
          <table:table-cell table:formula="of:=COUNTIF([.G$1:.G$1048576];[.G13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176</text:p>
          </table:table-cell>
          <table:table-cell office:value-type="string" calcext:value-type="string">
            <text:p>P0062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202</text:p>
          </table:table-cell>
          <table:table-cell office:value-type="string" calcext:value-type="string">
            <text:p>SS00113</text:p>
          </table:table-cell>
          <table:table-cell table:formula="of:=VLOOKUP([.D132];[$PrimarySource.A$1:$PrimarySource.B$1048576];2;0)" office:value-type="string" office:string-value="G04" calcext:value-type="string">
            <text:p>G04</text:p>
          </table:table-cell>
          <table:table-cell table:formula="of:=VLOOKUP([.E13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32])" office:value-type="float" office:value="205" calcext:value-type="float">
            <text:p>205</text:p>
          </table:table-cell>
          <table:table-cell table:formula="of:=COUNTIF([.G$1:.G$1048576];[.G132])"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A00177</text:p>
          </table:table-cell>
          <table:table-cell office:value-type="string" calcext:value-type="string">
            <text:p>P0237</text:p>
          </table:table-cell>
          <table:table-cell office:value-type="string" calcext:value-type="string">
            <text:p>AT18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http://www.xujuneberlein.com/rem51.html#B</text:p>
          </table:table-cell>
          <table:table-cell table:formula="of:=VLOOKUP([.D133];[$PrimarySource.A$1:$PrimarySource.B$1048576];2;0)" office:value-type="string" office:string-value="G99" calcext:value-type="string">
            <text:p>G99</text:p>
          </table:table-cell>
          <table:table-cell table:formula="of:=VLOOKUP([.E133];[$SecondarySource.A$1:$SecondarySource.B$1048576];2;0)" office:value-type="string" office:string-value="" calcext:value-type="error">
            <text:p>#N/A</text:p>
          </table:table-cell>
          <table:table-cell table:formula="of:=COUNTIF([.F$1:.F$1048576];[.F133])" office:value-type="float" office:value="236" calcext:value-type="float">
            <text:p>236</text:p>
          </table:table-cell>
          <table:table-cell table:formula="of:=COUNTIF([.G$1:.G$1048576];[.G133])" office:value-type="string" office:string-value="" calcext:value-type="error">
            <text:p>#N/A</text:p>
          </table:table-cell>
        </table:table-row>
        <table:table-row table:style-name="ro1" table:visibility="filter">
          <table:table-cell office:value-type="string" calcext:value-type="string">
            <text:p>A00178</text:p>
          </table:table-cell>
          <table:table-cell office:value-type="string" calcext:value-type="string">
            <text:p>P0029</text:p>
          </table:table-cell>
          <table:table-cell office:value-type="string" calcext:value-type="string">
            <text:p>AT17</text:p>
          </table:table-cell>
          <table:table-cell office:value-type="string" calcext:value-type="string">
            <text:p>PS00203</text:p>
          </table:table-cell>
          <table:table-cell office:value-type="string" calcext:value-type="string">
            <text:p>SS00029</text:p>
          </table:table-cell>
          <table:table-cell table:formula="of:=VLOOKUP([.D134];[$PrimarySource.A$1:$PrimarySource.B$1048576];2;0)" office:value-type="string" office:string-value="G04" calcext:value-type="string">
            <text:p>G04</text:p>
          </table:table-cell>
          <table:table-cell table:formula="of:=VLOOKUP([.E13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34])" office:value-type="float" office:value="205" calcext:value-type="float">
            <text:p>205</text:p>
          </table:table-cell>
          <table:table-cell table:formula="of:=COUNTIF([.G$1:.G$1048576];[.G13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179</text:p>
          </table:table-cell>
          <table:table-cell office:value-type="string" calcext:value-type="string">
            <text:p>P0999</text:p>
          </table:table-cell>
          <table:table-cell office:value-type="string" calcext:value-type="string">
            <text:p>AT17</text:p>
          </table:table-cell>
          <table:table-cell office:value-type="string" calcext:value-type="string">
            <text:p>PS00203</text:p>
          </table:table-cell>
          <table:table-cell office:value-type="string" calcext:value-type="string">
            <text:p>SS00205</text:p>
          </table:table-cell>
          <table:table-cell table:formula="of:=VLOOKUP([.D135];[$PrimarySource.A$1:$PrimarySource.B$1048576];2;0)" office:value-type="string" office:string-value="G04" calcext:value-type="string">
            <text:p>G04</text:p>
          </table:table-cell>
          <table:table-cell table:formula="of:=VLOOKUP([.E13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35])" office:value-type="float" office:value="205" calcext:value-type="float">
            <text:p>205</text:p>
          </table:table-cell>
          <table:table-cell table:formula="of:=COUNTIF([.G$1:.G$1048576];[.G13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180</text:p>
          </table:table-cell>
          <table:table-cell office:value-type="string" calcext:value-type="string">
            <text:p>P0999</text:p>
          </table:table-cell>
          <table:table-cell office:value-type="string" calcext:value-type="string">
            <text:p>AT17</text:p>
          </table:table-cell>
          <table:table-cell office:value-type="string" calcext:value-type="string">
            <text:p>PS00203</text:p>
          </table:table-cell>
          <table:table-cell office:value-type="string" calcext:value-type="string">
            <text:p>SS00005</text:p>
          </table:table-cell>
          <table:table-cell table:formula="of:=VLOOKUP([.D136];[$PrimarySource.A$1:$PrimarySource.B$1048576];2;0)" office:value-type="string" office:string-value="G04" calcext:value-type="string">
            <text:p>G04</text:p>
          </table:table-cell>
          <table:table-cell table:formula="of:=VLOOKUP([.E13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36])" office:value-type="float" office:value="205" calcext:value-type="float">
            <text:p>205</text:p>
          </table:table-cell>
          <table:table-cell table:formula="of:=COUNTIF([.G$1:.G$1048576];[.G13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181</text:p>
          </table:table-cell>
          <table:table-cell office:value-type="string" calcext:value-type="string">
            <text:p>P0037</text:p>
          </table:table-cell>
          <table:table-cell office:value-type="string" calcext:value-type="string">
            <text:p>AT17</text:p>
          </table:table-cell>
          <table:table-cell office:value-type="string" calcext:value-type="string">
            <text:p>PS00203</text:p>
          </table:table-cell>
          <table:table-cell office:value-type="string" calcext:value-type="string">
            <text:p>SS00118</text:p>
          </table:table-cell>
          <table:table-cell table:formula="of:=VLOOKUP([.D137];[$PrimarySource.A$1:$PrimarySource.B$1048576];2;0)" office:value-type="string" office:string-value="G04" calcext:value-type="string">
            <text:p>G04</text:p>
          </table:table-cell>
          <table:table-cell table:formula="of:=VLOOKUP([.E13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37])" office:value-type="float" office:value="205" calcext:value-type="float">
            <text:p>205</text:p>
          </table:table-cell>
          <table:table-cell table:formula="of:=COUNTIF([.G$1:.G$1048576];[.G13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182</text:p>
          </table:table-cell>
          <table:table-cell office:value-type="string" calcext:value-type="string">
            <text:p>P0003</text:p>
          </table:table-cell>
          <table:table-cell office:value-type="string" calcext:value-type="string">
            <text:p>AT17</text:p>
          </table:table-cell>
          <table:table-cell office:value-type="string" calcext:value-type="string">
            <text:p>PS00203</text:p>
          </table:table-cell>
          <table:table-cell office:value-type="string" calcext:value-type="string">
            <text:p>SS00185</text:p>
          </table:table-cell>
          <table:table-cell table:formula="of:=VLOOKUP([.D138];[$PrimarySource.A$1:$PrimarySource.B$1048576];2;0)" office:value-type="string" office:string-value="G04" calcext:value-type="string">
            <text:p>G04</text:p>
          </table:table-cell>
          <table:table-cell table:formula="of:=VLOOKUP([.E13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38])" office:value-type="float" office:value="205" calcext:value-type="float">
            <text:p>205</text:p>
          </table:table-cell>
          <table:table-cell table:formula="of:=COUNTIF([.G$1:.G$1048576];[.G13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183</text:p>
          </table:table-cell>
          <table:table-cell office:value-type="string" calcext:value-type="string">
            <text:p>P001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208</text:p>
          </table:table-cell>
          <table:table-cell office:value-type="string" calcext:value-type="string">
            <text:p>SS00114</text:p>
          </table:table-cell>
          <table:table-cell table:formula="of:=VLOOKUP([.D139];[$PrimarySource.A$1:$PrimarySource.B$1048576];2;0)" office:value-type="string" office:string-value="G04" calcext:value-type="string">
            <text:p>G04</text:p>
          </table:table-cell>
          <table:table-cell table:formula="of:=VLOOKUP([.E13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39])" office:value-type="float" office:value="205" calcext:value-type="float">
            <text:p>205</text:p>
          </table:table-cell>
          <table:table-cell table:formula="of:=COUNTIF([.G$1:.G$1048576];[.G13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184</text:p>
          </table:table-cell>
          <table:table-cell office:value-type="string" calcext:value-type="string">
            <text:p>P0999</text:p>
          </table:table-cell>
          <table:table-cell office:value-type="string" calcext:value-type="string">
            <text:p>AT16</text:p>
          </table:table-cell>
          <table:table-cell office:value-type="string" calcext:value-type="string">
            <text:p>PS00209</text:p>
          </table:table-cell>
          <table:table-cell office:value-type="string" calcext:value-type="string">
            <text:p>SS00206</text:p>
          </table:table-cell>
          <table:table-cell table:formula="of:=VLOOKUP([.D140];[$PrimarySource.A$1:$PrimarySource.B$1048576];2;0)" office:value-type="string" office:string-value="G04" calcext:value-type="string">
            <text:p>G04</text:p>
          </table:table-cell>
          <table:table-cell table:formula="of:=VLOOKUP([.E140];[$SecondarySource.A$1:$SecondarySource.B$1048576];2;0)" office:value-type="string" office:string-value="G19" calcext:value-type="string">
            <text:p>G19</text:p>
          </table:table-cell>
          <table:table-cell table:formula="of:=COUNTIF([.F$1:.F$1048576];[.F140])" office:value-type="float" office:value="205" calcext:value-type="float">
            <text:p>205</text:p>
          </table:table-cell>
          <table:table-cell table:formula="of:=COUNTIF([.G$1:.G$1048576];[.G140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0185</text:p>
          </table:table-cell>
          <table:table-cell office:value-type="string" calcext:value-type="string">
            <text:p>P0139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210</text:p>
          </table:table-cell>
          <table:table-cell office:value-type="string" calcext:value-type="string">
            <text:p>SS00152</text:p>
          </table:table-cell>
          <table:table-cell table:formula="of:=VLOOKUP([.D141];[$PrimarySource.A$1:$PrimarySource.B$1048576];2;0)" office:value-type="string" office:string-value="G29" calcext:value-type="string">
            <text:p>G29</text:p>
          </table:table-cell>
          <table:table-cell table:formula="of:=VLOOKUP([.E141];[$SecondarySource.A$1:$SecondarySource.B$1048576];2;0)" office:value-type="string" office:string-value="G44" calcext:value-type="string">
            <text:p>G44</text:p>
          </table:table-cell>
          <table:table-cell table:formula="of:=COUNTIF([.F$1:.F$1048576];[.F141])" office:value-type="float" office:value="13" calcext:value-type="float">
            <text:p>13</text:p>
          </table:table-cell>
          <table:table-cell table:formula="of:=COUNTIF([.G$1:.G$1048576];[.G141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0186</text:p>
          </table:table-cell>
          <table:table-cell office:value-type="string" calcext:value-type="string">
            <text:p>P0012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0211</text:p>
          </table:table-cell>
          <table:table-cell office:value-type="string" calcext:value-type="string">
            <text:p>SS00114</text:p>
          </table:table-cell>
          <table:table-cell table:formula="of:=VLOOKUP([.D142];[$PrimarySource.A$1:$PrimarySource.B$1048576];2;0)" office:value-type="string" office:string-value="G10" calcext:value-type="string">
            <text:p>G10</text:p>
          </table:table-cell>
          <table:table-cell table:formula="of:=VLOOKUP([.E14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42])" office:value-type="float" office:value="80" calcext:value-type="float">
            <text:p>80</text:p>
          </table:table-cell>
          <table:table-cell table:formula="of:=COUNTIF([.G$1:.G$1048576];[.G14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187</text:p>
          </table:table-cell>
          <table:table-cell office:value-type="string" calcext:value-type="string">
            <text:p>P0003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212</text:p>
          </table:table-cell>
          <table:table-cell office:value-type="string" calcext:value-type="string">
            <text:p>SS00112</text:p>
          </table:table-cell>
          <table:table-cell table:formula="of:=VLOOKUP([.D143];[$PrimarySource.A$1:$PrimarySource.B$1048576];2;0)" office:value-type="string" office:string-value="G04" calcext:value-type="string">
            <text:p>G04</text:p>
          </table:table-cell>
          <table:table-cell table:formula="of:=VLOOKUP([.E143];[$SecondarySource.A$1:$SecondarySource.B$1048576];2;0)" office:value-type="string" office:string-value="G02" calcext:value-type="string">
            <text:p>G02</text:p>
          </table:table-cell>
          <table:table-cell table:formula="of:=COUNTIF([.F$1:.F$1048576];[.F143])" office:value-type="float" office:value="205" calcext:value-type="float">
            <text:p>205</text:p>
          </table:table-cell>
          <table:table-cell table:formula="of:=COUNTIF([.G$1:.G$1048576];[.G143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188</text:p>
          </table:table-cell>
          <table:table-cell office:value-type="string" calcext:value-type="string">
            <text:p>P0003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213</text:p>
          </table:table-cell>
          <table:table-cell office:value-type="string" calcext:value-type="string">
            <text:p>SS00112</text:p>
          </table:table-cell>
          <table:table-cell table:formula="of:=VLOOKUP([.D144];[$PrimarySource.A$1:$PrimarySource.B$1048576];2;0)" office:value-type="string" office:string-value="G04" calcext:value-type="string">
            <text:p>G04</text:p>
          </table:table-cell>
          <table:table-cell table:formula="of:=VLOOKUP([.E144];[$SecondarySource.A$1:$SecondarySource.B$1048576];2;0)" office:value-type="string" office:string-value="G02" calcext:value-type="string">
            <text:p>G02</text:p>
          </table:table-cell>
          <table:table-cell table:formula="of:=COUNTIF([.F$1:.F$1048576];[.F144])" office:value-type="float" office:value="205" calcext:value-type="float">
            <text:p>205</text:p>
          </table:table-cell>
          <table:table-cell table:formula="of:=COUNTIF([.G$1:.G$1048576];[.G144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189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05</text:p>
          </table:table-cell>
          <table:table-cell table:formula="of:=VLOOKUP([.D145];[$PrimarySource.A$1:$PrimarySource.B$1048576];2;0)" office:value-type="string" office:string-value="G99" calcext:value-type="string">
            <text:p>G99</text:p>
          </table:table-cell>
          <table:table-cell table:formula="of:=VLOOKUP([.E14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45])" office:value-type="float" office:value="236" calcext:value-type="float">
            <text:p>236</text:p>
          </table:table-cell>
          <table:table-cell table:formula="of:=COUNTIF([.G$1:.G$1048576];[.G14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190</text:p>
          </table:table-cell>
          <table:table-cell office:value-type="string" calcext:value-type="string">
            <text:p>P0045</text:p>
          </table:table-cell>
          <table:table-cell office:value-type="string" calcext:value-type="string">
            <text:p>AT22</text:p>
          </table:table-cell>
          <table:table-cell office:value-type="string" calcext:value-type="string">
            <text:p>Q0003</text:p>
          </table:table-cell>
          <table:table-cell office:value-type="string" calcext:value-type="string">
            <text:p>SS00061</text:p>
          </table:table-cell>
          <table:table-cell table:formula="of:=VLOOKUP([.D146];[$PrimarySource.A$1:$PrimarySource.B$1048576];2;0)" office:value-type="string" office:string-value="" calcext:value-type="error">
            <text:p>#N/A</text:p>
          </table:table-cell>
          <table:table-cell table:formula="of:=VLOOKUP([.E146];[$SecondarySource.A$1:$SecondarySource.B$1048576];2;0)" office:value-type="string" office:string-value="G43" calcext:value-type="string">
            <text:p>G43</text:p>
          </table:table-cell>
          <table:table-cell table:formula="of:=COUNTIF([.F$1:.F$1048576];[.F146])" office:value-type="string" office:string-value="" calcext:value-type="error">
            <text:p>#N/A</text:p>
          </table:table-cell>
          <table:table-cell table:formula="of:=COUNTIF([.G$1:.G$1048576];[.G146])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A00191</text:p>
          </table:table-cell>
          <table:table-cell office:value-type="string" calcext:value-type="string">
            <text:p>P00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29</text:p>
          </table:table-cell>
          <table:table-cell table:formula="of:=VLOOKUP([.D147];[$PrimarySource.A$1:$PrimarySource.B$1048576];2;0)" office:value-type="string" office:string-value="G99" calcext:value-type="string">
            <text:p>G99</text:p>
          </table:table-cell>
          <table:table-cell table:formula="of:=VLOOKUP([.E14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47])" office:value-type="float" office:value="236" calcext:value-type="float">
            <text:p>236</text:p>
          </table:table-cell>
          <table:table-cell table:formula="of:=COUNTIF([.G$1:.G$1048576];[.G14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192</text:p>
          </table:table-cell>
          <table:table-cell office:value-type="string" calcext:value-type="string">
            <text:p>P0074</text:p>
          </table:table-cell>
          <table:table-cell office:value-type="string" calcext:value-type="string">
            <text:p>AT12</text:p>
          </table:table-cell>
          <table:table-cell office:value-type="string" calcext:value-type="string">
            <text:p>PS00125</text:p>
          </table:table-cell>
          <table:table-cell office:value-type="string" calcext:value-type="string">
            <text:p>SS00123</text:p>
          </table:table-cell>
          <table:table-cell table:formula="of:=VLOOKUP([.D148];[$PrimarySource.A$1:$PrimarySource.B$1048576];2;0)" office:value-type="string" office:string-value="G30" calcext:value-type="string">
            <text:p>G30</text:p>
          </table:table-cell>
          <table:table-cell table:formula="of:=VLOOKUP([.E14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48])" office:value-type="float" office:value="4" calcext:value-type="float">
            <text:p>4</text:p>
          </table:table-cell>
          <table:table-cell table:formula="of:=COUNTIF([.G$1:.G$1048576];[.G14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193</text:p>
          </table:table-cell>
          <table:table-cell office:value-type="string" calcext:value-type="string">
            <text:p>P0074</text:p>
          </table:table-cell>
          <table:table-cell office:value-type="string" calcext:value-type="string">
            <text:p>AT12</text:p>
          </table:table-cell>
          <table:table-cell office:value-type="string" calcext:value-type="string">
            <text:p>PS00126</text:p>
          </table:table-cell>
          <table:table-cell office:value-type="string" calcext:value-type="string">
            <text:p>SS00123</text:p>
          </table:table-cell>
          <table:table-cell table:formula="of:=VLOOKUP([.D149];[$PrimarySource.A$1:$PrimarySource.B$1048576];2;0)" office:value-type="string" office:string-value="G08" calcext:value-type="string">
            <text:p>G08</text:p>
          </table:table-cell>
          <table:table-cell table:formula="of:=VLOOKUP([.E14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49])" office:value-type="float" office:value="4" calcext:value-type="float">
            <text:p>4</text:p>
          </table:table-cell>
          <table:table-cell table:formula="of:=COUNTIF([.G$1:.G$1048576];[.G14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194</text:p>
          </table:table-cell>
          <table:table-cell office:value-type="string" calcext:value-type="string">
            <text:p>P0074</text:p>
          </table:table-cell>
          <table:table-cell office:value-type="string" calcext:value-type="string">
            <text:p>AT12</text:p>
          </table:table-cell>
          <table:table-cell office:value-type="string" calcext:value-type="string">
            <text:p>PS00217</text:p>
          </table:table-cell>
          <table:table-cell office:value-type="string" calcext:value-type="string">
            <text:p>SS00123</text:p>
          </table:table-cell>
          <table:table-cell table:formula="of:=VLOOKUP([.D150];[$PrimarySource.A$1:$PrimarySource.B$1048576];2;0)" office:value-type="string" office:string-value="G30" calcext:value-type="string">
            <text:p>G30</text:p>
          </table:table-cell>
          <table:table-cell table:formula="of:=VLOOKUP([.E15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50])" office:value-type="float" office:value="4" calcext:value-type="float">
            <text:p>4</text:p>
          </table:table-cell>
          <table:table-cell table:formula="of:=COUNTIF([.G$1:.G$1048576];[.G15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195</text:p>
          </table:table-cell>
          <table:table-cell office:value-type="string" calcext:value-type="string">
            <text:p>P0074</text:p>
          </table:table-cell>
          <table:table-cell office:value-type="string" calcext:value-type="string">
            <text:p>AT16</text:p>
          </table:table-cell>
          <table:table-cell office:value-type="string" calcext:value-type="string">
            <text:p>PS00218</text:p>
          </table:table-cell>
          <table:table-cell office:value-type="string" calcext:value-type="string">
            <text:p>SS00123</text:p>
          </table:table-cell>
          <table:table-cell table:formula="of:=VLOOKUP([.D151];[$PrimarySource.A$1:$PrimarySource.B$1048576];2;0)" office:value-type="string" office:string-value="G04" calcext:value-type="string">
            <text:p>G04</text:p>
          </table:table-cell>
          <table:table-cell table:formula="of:=VLOOKUP([.E15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51])" office:value-type="float" office:value="205" calcext:value-type="float">
            <text:p>205</text:p>
          </table:table-cell>
          <table:table-cell table:formula="of:=COUNTIF([.G$1:.G$1048576];[.G15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196</text:p>
          </table:table-cell>
          <table:table-cell office:value-type="string" calcext:value-type="string">
            <text:p>P0074</text:p>
          </table:table-cell>
          <table:table-cell office:value-type="string" calcext:value-type="string">
            <text:p>AT16</text:p>
          </table:table-cell>
          <table:table-cell office:value-type="string" calcext:value-type="string">
            <text:p>PS00219</text:p>
          </table:table-cell>
          <table:table-cell office:value-type="string" calcext:value-type="string">
            <text:p>SS00123</text:p>
          </table:table-cell>
          <table:table-cell table:formula="of:=VLOOKUP([.D152];[$PrimarySource.A$1:$PrimarySource.B$1048576];2;0)" office:value-type="string" office:string-value="G04" calcext:value-type="string">
            <text:p>G04</text:p>
          </table:table-cell>
          <table:table-cell table:formula="of:=VLOOKUP([.E15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52])" office:value-type="float" office:value="205" calcext:value-type="float">
            <text:p>205</text:p>
          </table:table-cell>
          <table:table-cell table:formula="of:=COUNTIF([.G$1:.G$1048576];[.G15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197</text:p>
          </table:table-cell>
          <table:table-cell office:value-type="string" calcext:value-type="string">
            <text:p>P0139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220</text:p>
          </table:table-cell>
          <table:table-cell office:value-type="string" calcext:value-type="string">
            <text:p>SS00152</text:p>
          </table:table-cell>
          <table:table-cell table:formula="of:=VLOOKUP([.D153];[$PrimarySource.A$1:$PrimarySource.B$1048576];2;0)" office:value-type="string" office:string-value="G14" calcext:value-type="string">
            <text:p>G14</text:p>
          </table:table-cell>
          <table:table-cell table:formula="of:=VLOOKUP([.E153];[$SecondarySource.A$1:$SecondarySource.B$1048576];2;0)" office:value-type="string" office:string-value="G44" calcext:value-type="string">
            <text:p>G44</text:p>
          </table:table-cell>
          <table:table-cell table:formula="of:=COUNTIF([.F$1:.F$1048576];[.F153])" office:value-type="float" office:value="6" calcext:value-type="float">
            <text:p>6</text:p>
          </table:table-cell>
          <table:table-cell table:formula="of:=COUNTIF([.G$1:.G$1048576];[.G153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0198</text:p>
          </table:table-cell>
          <table:table-cell office:value-type="string" calcext:value-type="string">
            <text:p>P018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220</text:p>
          </table:table-cell>
          <table:table-cell office:value-type="string" calcext:value-type="string">
            <text:p>SS00108</text:p>
          </table:table-cell>
          <table:table-cell table:formula="of:=VLOOKUP([.D154];[$PrimarySource.A$1:$PrimarySource.B$1048576];2;0)" office:value-type="string" office:string-value="G14" calcext:value-type="string">
            <text:p>G14</text:p>
          </table:table-cell>
          <table:table-cell table:formula="of:=VLOOKUP([.E154];[$SecondarySource.A$1:$SecondarySource.B$1048576];2;0)" office:value-type="string" office:string-value="G19" calcext:value-type="string">
            <text:p>G19</text:p>
          </table:table-cell>
          <table:table-cell table:formula="of:=COUNTIF([.F$1:.F$1048576];[.F154])" office:value-type="float" office:value="6" calcext:value-type="float">
            <text:p>6</text:p>
          </table:table-cell>
          <table:table-cell table:formula="of:=COUNTIF([.G$1:.G$1048576];[.G154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0199</text:p>
          </table:table-cell>
          <table:table-cell office:value-type="string" calcext:value-type="string">
            <text:p>P018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221</text:p>
          </table:table-cell>
          <table:table-cell office:value-type="string" calcext:value-type="string">
            <text:p>SS00108</text:p>
          </table:table-cell>
          <table:table-cell table:formula="of:=VLOOKUP([.D155];[$PrimarySource.A$1:$PrimarySource.B$1048576];2;0)" office:value-type="string" office:string-value="G19" calcext:value-type="string">
            <text:p>G19</text:p>
          </table:table-cell>
          <table:table-cell table:formula="of:=VLOOKUP([.E155];[$SecondarySource.A$1:$SecondarySource.B$1048576];2;0)" office:value-type="string" office:string-value="G19" calcext:value-type="string">
            <text:p>G19</text:p>
          </table:table-cell>
          <table:table-cell table:formula="of:=COUNTIF([.F$1:.F$1048576];[.F155])" office:value-type="float" office:value="20" calcext:value-type="float">
            <text:p>20</text:p>
          </table:table-cell>
          <table:table-cell table:formula="of:=COUNTIF([.G$1:.G$1048576];[.G155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0200</text:p>
          </table:table-cell>
          <table:table-cell office:value-type="string" calcext:value-type="string">
            <text:p>P0139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221</text:p>
          </table:table-cell>
          <table:table-cell office:value-type="string" calcext:value-type="string">
            <text:p>SS00152</text:p>
          </table:table-cell>
          <table:table-cell table:formula="of:=VLOOKUP([.D156];[$PrimarySource.A$1:$PrimarySource.B$1048576];2;0)" office:value-type="string" office:string-value="G19" calcext:value-type="string">
            <text:p>G19</text:p>
          </table:table-cell>
          <table:table-cell table:formula="of:=VLOOKUP([.E156];[$SecondarySource.A$1:$SecondarySource.B$1048576];2;0)" office:value-type="string" office:string-value="G44" calcext:value-type="string">
            <text:p>G44</text:p>
          </table:table-cell>
          <table:table-cell table:formula="of:=COUNTIF([.F$1:.F$1048576];[.F156])" office:value-type="float" office:value="20" calcext:value-type="float">
            <text:p>20</text:p>
          </table:table-cell>
          <table:table-cell table:formula="of:=COUNTIF([.G$1:.G$1048576];[.G156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0201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16</text:p>
          </table:table-cell>
          <table:table-cell office:value-type="string" calcext:value-type="string">
            <text:p>PS00221</text:p>
          </table:table-cell>
          <table:table-cell office:value-type="string" calcext:value-type="string">
            <text:p>SS00005</text:p>
          </table:table-cell>
          <table:table-cell table:formula="of:=VLOOKUP([.D157];[$PrimarySource.A$1:$PrimarySource.B$1048576];2;0)" office:value-type="string" office:string-value="G19" calcext:value-type="string">
            <text:p>G19</text:p>
          </table:table-cell>
          <table:table-cell table:formula="of:=VLOOKUP([.E15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57])" office:value-type="float" office:value="20" calcext:value-type="float">
            <text:p>20</text:p>
          </table:table-cell>
          <table:table-cell table:formula="of:=COUNTIF([.G$1:.G$1048576];[.G15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202</text:p>
          </table:table-cell>
          <table:table-cell office:value-type="string" calcext:value-type="string">
            <text:p>P0019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PS00222</text:p>
          </table:table-cell>
          <table:table-cell office:value-type="string" calcext:value-type="string">
            <text:p>SS00170</text:p>
          </table:table-cell>
          <table:table-cell table:formula="of:=VLOOKUP([.D158];[$PrimarySource.A$1:$PrimarySource.B$1048576];2;0)" office:value-type="string" office:string-value="G10" calcext:value-type="string">
            <text:p>G10</text:p>
          </table:table-cell>
          <table:table-cell table:formula="of:=VLOOKUP([.E15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58])" office:value-type="float" office:value="80" calcext:value-type="float">
            <text:p>80</text:p>
          </table:table-cell>
          <table:table-cell table:formula="of:=COUNTIF([.G$1:.G$1048576];[.G15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203</text:p>
          </table:table-cell>
          <table:table-cell office:value-type="string" calcext:value-type="string">
            <text:p>P0009</text:p>
          </table:table-cell>
          <table:table-cell office:value-type="string" calcext:value-type="string">
            <text:p>AT15</text:p>
          </table:table-cell>
          <table:table-cell office:value-type="string" calcext:value-type="string">
            <text:p>PS00223</text:p>
          </table:table-cell>
          <table:table-cell office:value-type="string" calcext:value-type="string">
            <text:p>SS00189</text:p>
          </table:table-cell>
          <table:table-cell table:formula="of:=VLOOKUP([.D159];[$PrimarySource.A$1:$PrimarySource.B$1048576];2;0)" office:value-type="string" office:string-value="G10" calcext:value-type="string">
            <text:p>G10</text:p>
          </table:table-cell>
          <table:table-cell table:formula="of:=VLOOKUP([.E15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59])" office:value-type="float" office:value="80" calcext:value-type="float">
            <text:p>80</text:p>
          </table:table-cell>
          <table:table-cell table:formula="of:=COUNTIF([.G$1:.G$1048576];[.G15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204</text:p>
          </table:table-cell>
          <table:table-cell office:value-type="string" calcext:value-type="string">
            <text:p>P0009</text:p>
          </table:table-cell>
          <table:table-cell office:value-type="string" calcext:value-type="string">
            <text:p>AT15</text:p>
          </table:table-cell>
          <table:table-cell office:value-type="string" calcext:value-type="string">
            <text:p>PS00224</text:p>
          </table:table-cell>
          <table:table-cell office:value-type="string" calcext:value-type="string">
            <text:p>SS00189</text:p>
          </table:table-cell>
          <table:table-cell table:formula="of:=VLOOKUP([.D160];[$PrimarySource.A$1:$PrimarySource.B$1048576];2;0)" office:value-type="string" office:string-value="G10" calcext:value-type="string">
            <text:p>G10</text:p>
          </table:table-cell>
          <table:table-cell table:formula="of:=VLOOKUP([.E16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60])" office:value-type="float" office:value="80" calcext:value-type="float">
            <text:p>80</text:p>
          </table:table-cell>
          <table:table-cell table:formula="of:=COUNTIF([.G$1:.G$1048576];[.G16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205</text:p>
          </table:table-cell>
          <table:table-cell office:value-type="string" calcext:value-type="string">
            <text:p>P0252</text:p>
          </table:table-cell>
          <table:table-cell office:value-type="string" calcext:value-type="string">
            <text:p>AT02</text:p>
          </table:table-cell>
          <table:table-cell office:value-type="string" calcext:value-type="string">
            <text:p>PS00224</text:p>
          </table:table-cell>
          <table:table-cell office:value-type="string" calcext:value-type="string">
            <text:p>SS00196</text:p>
          </table:table-cell>
          <table:table-cell table:formula="of:=VLOOKUP([.D161];[$PrimarySource.A$1:$PrimarySource.B$1048576];2;0)" office:value-type="string" office:string-value="G10" calcext:value-type="string">
            <text:p>G10</text:p>
          </table:table-cell>
          <table:table-cell table:formula="of:=VLOOKUP([.E161];[$SecondarySource.A$1:$SecondarySource.B$1048576];2;0)" office:value-type="string" office:string-value="G02" calcext:value-type="string">
            <text:p>G02</text:p>
          </table:table-cell>
          <table:table-cell table:formula="of:=COUNTIF([.F$1:.F$1048576];[.F161])" office:value-type="float" office:value="80" calcext:value-type="float">
            <text:p>80</text:p>
          </table:table-cell>
          <table:table-cell table:formula="of:=COUNTIF([.G$1:.G$1048576];[.G161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206</text:p>
          </table:table-cell>
          <table:table-cell office:value-type="string" calcext:value-type="string">
            <text:p>P0252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0224</text:p>
          </table:table-cell>
          <table:table-cell office:value-type="string" calcext:value-type="string">
            <text:p>SS00196</text:p>
          </table:table-cell>
          <table:table-cell table:formula="of:=VLOOKUP([.D162];[$PrimarySource.A$1:$PrimarySource.B$1048576];2;0)" office:value-type="string" office:string-value="G10" calcext:value-type="string">
            <text:p>G10</text:p>
          </table:table-cell>
          <table:table-cell table:formula="of:=VLOOKUP([.E162];[$SecondarySource.A$1:$SecondarySource.B$1048576];2;0)" office:value-type="string" office:string-value="G02" calcext:value-type="string">
            <text:p>G02</text:p>
          </table:table-cell>
          <table:table-cell table:formula="of:=COUNTIF([.F$1:.F$1048576];[.F162])" office:value-type="float" office:value="80" calcext:value-type="float">
            <text:p>80</text:p>
          </table:table-cell>
          <table:table-cell table:formula="of:=COUNTIF([.G$1:.G$1048576];[.G162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207</text:p>
          </table:table-cell>
          <table:table-cell office:value-type="string" calcext:value-type="string">
            <text:p>P0024</text:p>
          </table:table-cell>
          <table:table-cell office:value-type="string" calcext:value-type="string">
            <text:p>AT02</text:p>
          </table:table-cell>
          <table:table-cell office:value-type="string" calcext:value-type="string">
            <text:p>PS00225</text:p>
          </table:table-cell>
          <table:table-cell office:value-type="string" calcext:value-type="string">
            <text:p>SS00196</text:p>
          </table:table-cell>
          <table:table-cell table:formula="of:=VLOOKUP([.D163];[$PrimarySource.A$1:$PrimarySource.B$1048576];2;0)" office:value-type="string" office:string-value="G10" calcext:value-type="string">
            <text:p>G10</text:p>
          </table:table-cell>
          <table:table-cell table:formula="of:=VLOOKUP([.E163];[$SecondarySource.A$1:$SecondarySource.B$1048576];2;0)" office:value-type="string" office:string-value="G02" calcext:value-type="string">
            <text:p>G02</text:p>
          </table:table-cell>
          <table:table-cell table:formula="of:=COUNTIF([.F$1:.F$1048576];[.F163])" office:value-type="float" office:value="80" calcext:value-type="float">
            <text:p>80</text:p>
          </table:table-cell>
          <table:table-cell table:formula="of:=COUNTIF([.G$1:.G$1048576];[.G163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208</text:p>
          </table:table-cell>
          <table:table-cell office:value-type="string" calcext:value-type="string">
            <text:p>P0024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0225</text:p>
          </table:table-cell>
          <table:table-cell office:value-type="string" calcext:value-type="string">
            <text:p>SS00196</text:p>
          </table:table-cell>
          <table:table-cell table:formula="of:=VLOOKUP([.D164];[$PrimarySource.A$1:$PrimarySource.B$1048576];2;0)" office:value-type="string" office:string-value="G10" calcext:value-type="string">
            <text:p>G10</text:p>
          </table:table-cell>
          <table:table-cell table:formula="of:=VLOOKUP([.E164];[$SecondarySource.A$1:$SecondarySource.B$1048576];2;0)" office:value-type="string" office:string-value="G02" calcext:value-type="string">
            <text:p>G02</text:p>
          </table:table-cell>
          <table:table-cell table:formula="of:=COUNTIF([.F$1:.F$1048576];[.F164])" office:value-type="float" office:value="80" calcext:value-type="float">
            <text:p>80</text:p>
          </table:table-cell>
          <table:table-cell table:formula="of:=COUNTIF([.G$1:.G$1048576];[.G164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209</text:p>
          </table:table-cell>
          <table:table-cell office:value-type="string" calcext:value-type="string">
            <text:p>P0999</text:p>
          </table:table-cell>
          <table:table-cell office:value-type="string" calcext:value-type="string">
            <text:p>AT17</text:p>
          </table:table-cell>
          <table:table-cell office:value-type="string" calcext:value-type="string">
            <text:p>PS00226</text:p>
          </table:table-cell>
          <table:table-cell office:value-type="string" calcext:value-type="string">
            <text:p>SS00005</text:p>
          </table:table-cell>
          <table:table-cell table:formula="of:=VLOOKUP([.D165];[$PrimarySource.A$1:$PrimarySource.B$1048576];2;0)" office:value-type="string" office:string-value="G10" calcext:value-type="string">
            <text:p>G10</text:p>
          </table:table-cell>
          <table:table-cell table:formula="of:=VLOOKUP([.E16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65])" office:value-type="float" office:value="80" calcext:value-type="float">
            <text:p>80</text:p>
          </table:table-cell>
          <table:table-cell table:formula="of:=COUNTIF([.G$1:.G$1048576];[.G16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210</text:p>
          </table:table-cell>
          <table:table-cell office:value-type="string" calcext:value-type="string">
            <text:p>P0108</text:p>
          </table:table-cell>
          <table:table-cell office:value-type="string" calcext:value-type="string">
            <text:p>AT16</text:p>
          </table:table-cell>
          <table:table-cell office:value-type="string" calcext:value-type="string">
            <text:p>PS00227</text:p>
          </table:table-cell>
          <table:table-cell office:value-type="string" calcext:value-type="string">
            <text:p>SS00012</text:p>
          </table:table-cell>
          <table:table-cell table:formula="of:=VLOOKUP([.D166];[$PrimarySource.A$1:$PrimarySource.B$1048576];2;0)" office:value-type="string" office:string-value="G04" calcext:value-type="string">
            <text:p>G04</text:p>
          </table:table-cell>
          <table:table-cell table:formula="of:=VLOOKUP([.E16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66])" office:value-type="float" office:value="205" calcext:value-type="float">
            <text:p>205</text:p>
          </table:table-cell>
          <table:table-cell table:formula="of:=COUNTIF([.G$1:.G$1048576];[.G16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211</text:p>
          </table:table-cell>
          <table:table-cell office:value-type="string" calcext:value-type="string">
            <text:p>P0052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227</text:p>
          </table:table-cell>
          <table:table-cell office:value-type="string" calcext:value-type="string">
            <text:p>SS00133</text:p>
          </table:table-cell>
          <table:table-cell table:formula="of:=VLOOKUP([.D167];[$PrimarySource.A$1:$PrimarySource.B$1048576];2;0)" office:value-type="string" office:string-value="G04" calcext:value-type="string">
            <text:p>G04</text:p>
          </table:table-cell>
          <table:table-cell table:formula="of:=VLOOKUP([.E16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67])" office:value-type="float" office:value="205" calcext:value-type="float">
            <text:p>205</text:p>
          </table:table-cell>
          <table:table-cell table:formula="of:=COUNTIF([.G$1:.G$1048576];[.G16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212</text:p>
          </table:table-cell>
          <table:table-cell office:value-type="string" calcext:value-type="string">
            <text:p>P0139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228</text:p>
          </table:table-cell>
          <table:table-cell office:value-type="string" calcext:value-type="string">
            <text:p>SS00152</text:p>
          </table:table-cell>
          <table:table-cell table:formula="of:=VLOOKUP([.D168];[$PrimarySource.A$1:$PrimarySource.B$1048576];2;0)" office:value-type="string" office:string-value="G24" calcext:value-type="string">
            <text:p>G24</text:p>
          </table:table-cell>
          <table:table-cell table:formula="of:=VLOOKUP([.E168];[$SecondarySource.A$1:$SecondarySource.B$1048576];2;0)" office:value-type="string" office:string-value="G44" calcext:value-type="string">
            <text:p>G44</text:p>
          </table:table-cell>
          <table:table-cell table:formula="of:=COUNTIF([.F$1:.F$1048576];[.F168])" office:value-type="float" office:value="57" calcext:value-type="float">
            <text:p>57</text:p>
          </table:table-cell>
          <table:table-cell table:formula="of:=COUNTIF([.G$1:.G$1048576];[.G168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0213</text:p>
          </table:table-cell>
          <table:table-cell office:value-type="string" calcext:value-type="string">
            <text:p>P018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228</text:p>
          </table:table-cell>
          <table:table-cell office:value-type="string" calcext:value-type="string">
            <text:p>SS00108</text:p>
          </table:table-cell>
          <table:table-cell table:formula="of:=VLOOKUP([.D169];[$PrimarySource.A$1:$PrimarySource.B$1048576];2;0)" office:value-type="string" office:string-value="G24" calcext:value-type="string">
            <text:p>G24</text:p>
          </table:table-cell>
          <table:table-cell table:formula="of:=VLOOKUP([.E169];[$SecondarySource.A$1:$SecondarySource.B$1048576];2;0)" office:value-type="string" office:string-value="G19" calcext:value-type="string">
            <text:p>G19</text:p>
          </table:table-cell>
          <table:table-cell table:formula="of:=COUNTIF([.F$1:.F$1048576];[.F169])" office:value-type="float" office:value="57" calcext:value-type="float">
            <text:p>57</text:p>
          </table:table-cell>
          <table:table-cell table:formula="of:=COUNTIF([.G$1:.G$1048576];[.G169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0214</text:p>
          </table:table-cell>
          <table:table-cell office:value-type="string" calcext:value-type="string">
            <text:p>P0144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228</text:p>
          </table:table-cell>
          <table:table-cell office:value-type="string" calcext:value-type="string">
            <text:p>SS00011</text:p>
          </table:table-cell>
          <table:table-cell table:formula="of:=VLOOKUP([.D170];[$PrimarySource.A$1:$PrimarySource.B$1048576];2;0)" office:value-type="string" office:string-value="G24" calcext:value-type="string">
            <text:p>G24</text:p>
          </table:table-cell>
          <table:table-cell table:formula="of:=VLOOKUP([.E170];[$SecondarySource.A$1:$SecondarySource.B$1048576];2;0)" office:value-type="string" office:string-value="G19" calcext:value-type="string">
            <text:p>G19</text:p>
          </table:table-cell>
          <table:table-cell table:formula="of:=COUNTIF([.F$1:.F$1048576];[.F170])" office:value-type="float" office:value="57" calcext:value-type="float">
            <text:p>57</text:p>
          </table:table-cell>
          <table:table-cell table:formula="of:=COUNTIF([.G$1:.G$1048576];[.G170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0215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228</text:p>
          </table:table-cell>
          <table:table-cell office:value-type="string" calcext:value-type="string">
            <text:p>SS00005</text:p>
          </table:table-cell>
          <table:table-cell table:formula="of:=VLOOKUP([.D171];[$PrimarySource.A$1:$PrimarySource.B$1048576];2;0)" office:value-type="string" office:string-value="G24" calcext:value-type="string">
            <text:p>G24</text:p>
          </table:table-cell>
          <table:table-cell table:formula="of:=VLOOKUP([.E17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71])" office:value-type="float" office:value="57" calcext:value-type="float">
            <text:p>57</text:p>
          </table:table-cell>
          <table:table-cell table:formula="of:=COUNTIF([.G$1:.G$1048576];[.G17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216</text:p>
          </table:table-cell>
          <table:table-cell office:value-type="string" calcext:value-type="string">
            <text:p>P0999</text:p>
          </table:table-cell>
          <table:table-cell office:value-type="string" calcext:value-type="string">
            <text:p>AT17</text:p>
          </table:table-cell>
          <table:table-cell office:value-type="string" calcext:value-type="string">
            <text:p>PS00230</text:p>
          </table:table-cell>
          <table:table-cell office:value-type="string" calcext:value-type="string">
            <text:p>SS00005</text:p>
          </table:table-cell>
          <table:table-cell table:formula="of:=VLOOKUP([.D172];[$PrimarySource.A$1:$PrimarySource.B$1048576];2;0)" office:value-type="string" office:string-value="G10" calcext:value-type="string">
            <text:p>G10</text:p>
          </table:table-cell>
          <table:table-cell table:formula="of:=VLOOKUP([.E17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72])" office:value-type="float" office:value="80" calcext:value-type="float">
            <text:p>80</text:p>
          </table:table-cell>
          <table:table-cell table:formula="of:=COUNTIF([.G$1:.G$1048576];[.G17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217</text:p>
          </table:table-cell>
          <table:table-cell office:value-type="string" calcext:value-type="string">
            <text:p>P0219</text:p>
          </table:table-cell>
          <table:table-cell office:value-type="string" calcext:value-type="string">
            <text:p>AT16</text:p>
          </table:table-cell>
          <table:table-cell office:value-type="string" calcext:value-type="string">
            <text:p>PS00229</text:p>
          </table:table-cell>
          <table:table-cell office:value-type="string" calcext:value-type="string">
            <text:p>SS00190</text:p>
          </table:table-cell>
          <table:table-cell table:formula="of:=VLOOKUP([.D173];[$PrimarySource.A$1:$PrimarySource.B$1048576];2;0)" office:value-type="string" office:string-value="G10" calcext:value-type="string">
            <text:p>G10</text:p>
          </table:table-cell>
          <table:table-cell table:formula="of:=VLOOKUP([.E17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73])" office:value-type="float" office:value="80" calcext:value-type="float">
            <text:p>80</text:p>
          </table:table-cell>
          <table:table-cell table:formula="of:=COUNTIF([.G$1:.G$1048576];[.G17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218</text:p>
          </table:table-cell>
          <table:table-cell office:value-type="string" calcext:value-type="string">
            <text:p>P0133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229</text:p>
          </table:table-cell>
          <table:table-cell office:value-type="string" calcext:value-type="string">
            <text:p>SS00154</text:p>
          </table:table-cell>
          <table:table-cell table:formula="of:=VLOOKUP([.D174];[$PrimarySource.A$1:$PrimarySource.B$1048576];2;0)" office:value-type="string" office:string-value="G10" calcext:value-type="string">
            <text:p>G10</text:p>
          </table:table-cell>
          <table:table-cell table:formula="of:=VLOOKUP([.E17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74])" office:value-type="float" office:value="80" calcext:value-type="float">
            <text:p>80</text:p>
          </table:table-cell>
          <table:table-cell table:formula="of:=COUNTIF([.G$1:.G$1048576];[.G17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219</text:p>
          </table:table-cell>
          <table:table-cell office:value-type="string" calcext:value-type="string">
            <text:p>P0109</text:p>
          </table:table-cell>
          <table:table-cell office:value-type="string" calcext:value-type="string">
            <text:p>AT02</text:p>
          </table:table-cell>
          <table:table-cell office:value-type="string" calcext:value-type="string">
            <text:p>PS00231</text:p>
          </table:table-cell>
          <table:table-cell office:value-type="string" calcext:value-type="string">
            <text:p>SS00014</text:p>
          </table:table-cell>
          <table:table-cell table:formula="of:=VLOOKUP([.D175];[$PrimarySource.A$1:$PrimarySource.B$1048576];2;0)" office:value-type="string" office:string-value="G10" calcext:value-type="string">
            <text:p>G10</text:p>
          </table:table-cell>
          <table:table-cell table:formula="of:=VLOOKUP([.E17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75])" office:value-type="float" office:value="80" calcext:value-type="float">
            <text:p>80</text:p>
          </table:table-cell>
          <table:table-cell table:formula="of:=COUNTIF([.G$1:.G$1048576];[.G17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220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232</text:p>
          </table:table-cell>
          <table:table-cell office:value-type="string" calcext:value-type="string">
            <text:p>SS00005</text:p>
          </table:table-cell>
          <table:table-cell table:formula="of:=VLOOKUP([.D176];[$PrimarySource.A$1:$PrimarySource.B$1048576];2;0)" office:value-type="string" office:string-value="G29" calcext:value-type="string">
            <text:p>G29</text:p>
          </table:table-cell>
          <table:table-cell table:formula="of:=VLOOKUP([.E17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76])" office:value-type="float" office:value="13" calcext:value-type="float">
            <text:p>13</text:p>
          </table:table-cell>
          <table:table-cell table:formula="of:=COUNTIF([.G$1:.G$1048576];[.G17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221</text:p>
          </table:table-cell>
          <table:table-cell office:value-type="string" calcext:value-type="string">
            <text:p>P0999</text:p>
          </table:table-cell>
          <table:table-cell office:value-type="string" calcext:value-type="string">
            <text:p>AT16</text:p>
          </table:table-cell>
          <table:table-cell office:value-type="string" calcext:value-type="string">
            <text:p>PS00233</text:p>
          </table:table-cell>
          <table:table-cell office:value-type="string" calcext:value-type="string">
            <text:p>SS00157</text:p>
          </table:table-cell>
          <table:table-cell table:formula="of:=VLOOKUP([.D177];[$PrimarySource.A$1:$PrimarySource.B$1048576];2;0)" office:value-type="string" office:string-value="G04" calcext:value-type="string">
            <text:p>G04</text:p>
          </table:table-cell>
          <table:table-cell table:formula="of:=VLOOKUP([.E17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77])" office:value-type="float" office:value="205" calcext:value-type="float">
            <text:p>205</text:p>
          </table:table-cell>
          <table:table-cell table:formula="of:=COUNTIF([.G$1:.G$1048576];[.G17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222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12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05</text:p>
          </table:table-cell>
          <table:table-cell table:formula="of:=VLOOKUP([.D178];[$PrimarySource.A$1:$PrimarySource.B$1048576];2;0)" office:value-type="string" office:string-value="G99" calcext:value-type="string">
            <text:p>G99</text:p>
          </table:table-cell>
          <table:table-cell table:formula="of:=VLOOKUP([.E17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78])" office:value-type="float" office:value="236" calcext:value-type="float">
            <text:p>236</text:p>
          </table:table-cell>
          <table:table-cell table:formula="of:=COUNTIF([.G$1:.G$1048576];[.G17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223</text:p>
          </table:table-cell>
          <table:table-cell office:value-type="string" calcext:value-type="string">
            <text:p>P0037</text:p>
          </table:table-cell>
          <table:table-cell office:value-type="string" calcext:value-type="string">
            <text:p>AT17</text:p>
          </table:table-cell>
          <table:table-cell office:value-type="string" calcext:value-type="string">
            <text:p>PS00236</text:p>
          </table:table-cell>
          <table:table-cell office:value-type="string" calcext:value-type="string">
            <text:p>SS00118</text:p>
          </table:table-cell>
          <table:table-cell table:formula="of:=VLOOKUP([.D179];[$PrimarySource.A$1:$PrimarySource.B$1048576];2;0)" office:value-type="string" office:string-value="G04" calcext:value-type="string">
            <text:p>G04</text:p>
          </table:table-cell>
          <table:table-cell table:formula="of:=VLOOKUP([.E17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79])" office:value-type="float" office:value="205" calcext:value-type="float">
            <text:p>205</text:p>
          </table:table-cell>
          <table:table-cell table:formula="of:=COUNTIF([.G$1:.G$1048576];[.G17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224</text:p>
          </table:table-cell>
          <table:table-cell office:value-type="string" calcext:value-type="string">
            <text:p>P0109</text:p>
          </table:table-cell>
          <table:table-cell office:value-type="string" calcext:value-type="string">
            <text:p>AT17</text:p>
          </table:table-cell>
          <table:table-cell office:value-type="string" calcext:value-type="string">
            <text:p>PS00236</text:p>
          </table:table-cell>
          <table:table-cell office:value-type="string" calcext:value-type="string">
            <text:p>SS00014</text:p>
          </table:table-cell>
          <table:table-cell table:formula="of:=VLOOKUP([.D180];[$PrimarySource.A$1:$PrimarySource.B$1048576];2;0)" office:value-type="string" office:string-value="G04" calcext:value-type="string">
            <text:p>G04</text:p>
          </table:table-cell>
          <table:table-cell table:formula="of:=VLOOKUP([.E18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80])" office:value-type="float" office:value="205" calcext:value-type="float">
            <text:p>205</text:p>
          </table:table-cell>
          <table:table-cell table:formula="of:=COUNTIF([.G$1:.G$1048576];[.G18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225</text:p>
          </table:table-cell>
          <table:table-cell office:value-type="string" calcext:value-type="string">
            <text:p>P001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208</text:p>
          </table:table-cell>
          <table:table-cell office:value-type="string" calcext:value-type="string">
            <text:p>SS00114</text:p>
          </table:table-cell>
          <table:table-cell table:formula="of:=VLOOKUP([.D181];[$PrimarySource.A$1:$PrimarySource.B$1048576];2;0)" office:value-type="string" office:string-value="G04" calcext:value-type="string">
            <text:p>G04</text:p>
          </table:table-cell>
          <table:table-cell table:formula="of:=VLOOKUP([.E18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81])" office:value-type="float" office:value="205" calcext:value-type="float">
            <text:p>205</text:p>
          </table:table-cell>
          <table:table-cell table:formula="of:=COUNTIF([.G$1:.G$1048576];[.G18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226</text:p>
          </table:table-cell>
          <table:table-cell office:value-type="string" calcext:value-type="string">
            <text:p>P0144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11</text:p>
          </table:table-cell>
          <table:table-cell table:formula="of:=VLOOKUP([.D182];[$PrimarySource.A$1:$PrimarySource.B$1048576];2;0)" office:value-type="string" office:string-value="G99" calcext:value-type="string">
            <text:p>G99</text:p>
          </table:table-cell>
          <table:table-cell table:formula="of:=VLOOKUP([.E182];[$SecondarySource.A$1:$SecondarySource.B$1048576];2;0)" office:value-type="string" office:string-value="G19" calcext:value-type="string">
            <text:p>G19</text:p>
          </table:table-cell>
          <table:table-cell table:formula="of:=COUNTIF([.F$1:.F$1048576];[.F182])" office:value-type="float" office:value="236" calcext:value-type="float">
            <text:p>236</text:p>
          </table:table-cell>
          <table:table-cell table:formula="of:=COUNTIF([.G$1:.G$1048576];[.G182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0227</text:p>
          </table:table-cell>
          <table:table-cell office:value-type="string" calcext:value-type="string">
            <text:p>P0109</text:p>
          </table:table-cell>
          <table:table-cell office:value-type="string" calcext:value-type="string">
            <text:p>AT02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14</text:p>
          </table:table-cell>
          <table:table-cell table:formula="of:=VLOOKUP([.D183];[$PrimarySource.A$1:$PrimarySource.B$1048576];2;0)" office:value-type="string" office:string-value="G99" calcext:value-type="string">
            <text:p>G99</text:p>
          </table:table-cell>
          <table:table-cell table:formula="of:=VLOOKUP([.E18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83])" office:value-type="float" office:value="236" calcext:value-type="float">
            <text:p>236</text:p>
          </table:table-cell>
          <table:table-cell table:formula="of:=COUNTIF([.G$1:.G$1048576];[.G18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228</text:p>
          </table:table-cell>
          <table:table-cell office:value-type="string" calcext:value-type="string">
            <text:p>P0139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023</text:p>
          </table:table-cell>
          <table:table-cell office:value-type="string" calcext:value-type="string">
            <text:p>SS00152</text:p>
          </table:table-cell>
          <table:table-cell table:formula="of:=VLOOKUP([.D184];[$PrimarySource.A$1:$PrimarySource.B$1048576];2;0)" office:value-type="string" office:string-value="G04" calcext:value-type="string">
            <text:p>G04</text:p>
          </table:table-cell>
          <table:table-cell table:formula="of:=VLOOKUP([.E184];[$SecondarySource.A$1:$SecondarySource.B$1048576];2;0)" office:value-type="string" office:string-value="G44" calcext:value-type="string">
            <text:p>G44</text:p>
          </table:table-cell>
          <table:table-cell table:formula="of:=COUNTIF([.F$1:.F$1048576];[.F184])" office:value-type="float" office:value="205" calcext:value-type="float">
            <text:p>205</text:p>
          </table:table-cell>
          <table:table-cell table:formula="of:=COUNTIF([.G$1:.G$1048576];[.G184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0229</text:p>
          </table:table-cell>
          <table:table-cell office:value-type="string" calcext:value-type="string">
            <text:p>P0011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0023</text:p>
          </table:table-cell>
          <table:table-cell office:value-type="string" calcext:value-type="string">
            <text:p>SS00115</text:p>
          </table:table-cell>
          <table:table-cell table:formula="of:=VLOOKUP([.D185];[$PrimarySource.A$1:$PrimarySource.B$1048576];2;0)" office:value-type="string" office:string-value="G04" calcext:value-type="string">
            <text:p>G04</text:p>
          </table:table-cell>
          <table:table-cell table:formula="of:=VLOOKUP([.E185];[$SecondarySource.A$1:$SecondarySource.B$1048576];2;0)" office:value-type="string" office:string-value="G02" calcext:value-type="string">
            <text:p>G02</text:p>
          </table:table-cell>
          <table:table-cell table:formula="of:=COUNTIF([.F$1:.F$1048576];[.F185])" office:value-type="float" office:value="205" calcext:value-type="float">
            <text:p>205</text:p>
          </table:table-cell>
          <table:table-cell table:formula="of:=COUNTIF([.G$1:.G$1048576];[.G185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230</text:p>
          </table:table-cell>
          <table:table-cell office:value-type="string" calcext:value-type="string">
            <text:p>P0011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0121</text:p>
          </table:table-cell>
          <table:table-cell office:value-type="string" calcext:value-type="string">
            <text:p>SS00115</text:p>
          </table:table-cell>
          <table:table-cell table:formula="of:=VLOOKUP([.D186];[$PrimarySource.A$1:$PrimarySource.B$1048576];2;0)" office:value-type="string" office:string-value="G04" calcext:value-type="string">
            <text:p>G04</text:p>
          </table:table-cell>
          <table:table-cell table:formula="of:=VLOOKUP([.E186];[$SecondarySource.A$1:$SecondarySource.B$1048576];2;0)" office:value-type="string" office:string-value="G02" calcext:value-type="string">
            <text:p>G02</text:p>
          </table:table-cell>
          <table:table-cell table:formula="of:=COUNTIF([.F$1:.F$1048576];[.F186])" office:value-type="float" office:value="205" calcext:value-type="float">
            <text:p>205</text:p>
          </table:table-cell>
          <table:table-cell table:formula="of:=COUNTIF([.G$1:.G$1048576];[.G186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231</text:p>
          </table:table-cell>
          <table:table-cell office:value-type="string" calcext:value-type="string">
            <text:p>P001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023</text:p>
          </table:table-cell>
          <table:table-cell office:value-type="string" calcext:value-type="string">
            <text:p>SS00115</text:p>
          </table:table-cell>
          <table:table-cell table:formula="of:=VLOOKUP([.D187];[$PrimarySource.A$1:$PrimarySource.B$1048576];2;0)" office:value-type="string" office:string-value="G04" calcext:value-type="string">
            <text:p>G04</text:p>
          </table:table-cell>
          <table:table-cell table:formula="of:=VLOOKUP([.E187];[$SecondarySource.A$1:$SecondarySource.B$1048576];2;0)" office:value-type="string" office:string-value="G02" calcext:value-type="string">
            <text:p>G02</text:p>
          </table:table-cell>
          <table:table-cell table:formula="of:=COUNTIF([.F$1:.F$1048576];[.F187])" office:value-type="float" office:value="205" calcext:value-type="float">
            <text:p>205</text:p>
          </table:table-cell>
          <table:table-cell table:formula="of:=COUNTIF([.G$1:.G$1048576];[.G187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232</text:p>
          </table:table-cell>
          <table:table-cell office:value-type="string" calcext:value-type="string">
            <text:p>P001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121</text:p>
          </table:table-cell>
          <table:table-cell office:value-type="string" calcext:value-type="string">
            <text:p>SS00115</text:p>
          </table:table-cell>
          <table:table-cell table:formula="of:=VLOOKUP([.D188];[$PrimarySource.A$1:$PrimarySource.B$1048576];2;0)" office:value-type="string" office:string-value="G04" calcext:value-type="string">
            <text:p>G04</text:p>
          </table:table-cell>
          <table:table-cell table:formula="of:=VLOOKUP([.E188];[$SecondarySource.A$1:$SecondarySource.B$1048576];2;0)" office:value-type="string" office:string-value="G02" calcext:value-type="string">
            <text:p>G02</text:p>
          </table:table-cell>
          <table:table-cell table:formula="of:=COUNTIF([.F$1:.F$1048576];[.F188])" office:value-type="float" office:value="205" calcext:value-type="float">
            <text:p>205</text:p>
          </table:table-cell>
          <table:table-cell table:formula="of:=COUNTIF([.G$1:.G$1048576];[.G188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233</text:p>
          </table:table-cell>
          <table:table-cell office:value-type="string" calcext:value-type="string">
            <text:p>P0144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023</text:p>
          </table:table-cell>
          <table:table-cell office:value-type="string" calcext:value-type="string">
            <text:p>SS00011</text:p>
          </table:table-cell>
          <table:table-cell table:formula="of:=VLOOKUP([.D189];[$PrimarySource.A$1:$PrimarySource.B$1048576];2;0)" office:value-type="string" office:string-value="G04" calcext:value-type="string">
            <text:p>G04</text:p>
          </table:table-cell>
          <table:table-cell table:formula="of:=VLOOKUP([.E189];[$SecondarySource.A$1:$SecondarySource.B$1048576];2;0)" office:value-type="string" office:string-value="G19" calcext:value-type="string">
            <text:p>G19</text:p>
          </table:table-cell>
          <table:table-cell table:formula="of:=COUNTIF([.F$1:.F$1048576];[.F189])" office:value-type="float" office:value="205" calcext:value-type="float">
            <text:p>205</text:p>
          </table:table-cell>
          <table:table-cell table:formula="of:=COUNTIF([.G$1:.G$1048576];[.G189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0234</text:p>
          </table:table-cell>
          <table:table-cell office:value-type="string" calcext:value-type="string">
            <text:p>P002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239</text:p>
          </table:table-cell>
          <table:table-cell office:value-type="string" calcext:value-type="string">
            <text:p>SS00006</text:p>
          </table:table-cell>
          <table:table-cell table:formula="of:=VLOOKUP([.D190];[$PrimarySource.A$1:$PrimarySource.B$1048576];2;0)" office:value-type="string" office:string-value="G04" calcext:value-type="string">
            <text:p>G04</text:p>
          </table:table-cell>
          <table:table-cell table:formula="of:=VLOOKUP([.E19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90])" office:value-type="float" office:value="205" calcext:value-type="float">
            <text:p>205</text:p>
          </table:table-cell>
          <table:table-cell table:formula="of:=COUNTIF([.G$1:.G$1048576];[.G19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235</text:p>
          </table:table-cell>
          <table:table-cell office:value-type="string" calcext:value-type="string">
            <text:p>P0139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102</text:p>
          </table:table-cell>
          <table:table-cell office:value-type="string" calcext:value-type="string">
            <text:p>SS00152</text:p>
          </table:table-cell>
          <table:table-cell table:formula="of:=VLOOKUP([.D191];[$PrimarySource.A$1:$PrimarySource.B$1048576];2;0)" office:value-type="string" office:string-value="G02" calcext:value-type="string">
            <text:p>G02</text:p>
          </table:table-cell>
          <table:table-cell table:formula="of:=VLOOKUP([.E191];[$SecondarySource.A$1:$SecondarySource.B$1048576];2;0)" office:value-type="string" office:string-value="G44" calcext:value-type="string">
            <text:p>G44</text:p>
          </table:table-cell>
          <table:table-cell table:formula="of:=COUNTIF([.F$1:.F$1048576];[.F191])" office:value-type="float" office:value="22" calcext:value-type="float">
            <text:p>22</text:p>
          </table:table-cell>
          <table:table-cell table:formula="of:=COUNTIF([.G$1:.G$1048576];[.G191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0236</text:p>
          </table:table-cell>
          <table:table-cell office:value-type="string" calcext:value-type="string">
            <text:p>P018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102</text:p>
          </table:table-cell>
          <table:table-cell office:value-type="string" calcext:value-type="string">
            <text:p>SS00108</text:p>
          </table:table-cell>
          <table:table-cell table:formula="of:=VLOOKUP([.D192];[$PrimarySource.A$1:$PrimarySource.B$1048576];2;0)" office:value-type="string" office:string-value="G02" calcext:value-type="string">
            <text:p>G02</text:p>
          </table:table-cell>
          <table:table-cell table:formula="of:=VLOOKUP([.E192];[$SecondarySource.A$1:$SecondarySource.B$1048576];2;0)" office:value-type="string" office:string-value="G19" calcext:value-type="string">
            <text:p>G19</text:p>
          </table:table-cell>
          <table:table-cell table:formula="of:=COUNTIF([.F$1:.F$1048576];[.F192])" office:value-type="float" office:value="22" calcext:value-type="float">
            <text:p>22</text:p>
          </table:table-cell>
          <table:table-cell table:formula="of:=COUNTIF([.G$1:.G$1048576];[.G192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0237</text:p>
          </table:table-cell>
          <table:table-cell office:value-type="string" calcext:value-type="string">
            <text:p>P0266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242</text:p>
          </table:table-cell>
          <table:table-cell office:value-type="string" calcext:value-type="string">
            <text:p>SS00210</text:p>
          </table:table-cell>
          <table:table-cell table:formula="of:=VLOOKUP([.D193];[$PrimarySource.A$1:$PrimarySource.B$1048576];2;0)" office:value-type="string" office:string-value="G24" calcext:value-type="string">
            <text:p>G24</text:p>
          </table:table-cell>
          <table:table-cell table:formula="of:=VLOOKUP([.E19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93])" office:value-type="float" office:value="57" calcext:value-type="float">
            <text:p>57</text:p>
          </table:table-cell>
          <table:table-cell table:formula="of:=COUNTIF([.G$1:.G$1048576];[.G19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238</text:p>
          </table:table-cell>
          <table:table-cell office:value-type="string" calcext:value-type="string">
            <text:p>P026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243</text:p>
          </table:table-cell>
          <table:table-cell office:value-type="string" calcext:value-type="string">
            <text:p>SS00210</text:p>
          </table:table-cell>
          <table:table-cell table:formula="of:=VLOOKUP([.D194];[$PrimarySource.A$1:$PrimarySource.B$1048576];2;0)" office:value-type="string" office:string-value="G02" calcext:value-type="string">
            <text:p>G02</text:p>
          </table:table-cell>
          <table:table-cell table:formula="of:=VLOOKUP([.E19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94])" office:value-type="float" office:value="22" calcext:value-type="float">
            <text:p>22</text:p>
          </table:table-cell>
          <table:table-cell table:formula="of:=COUNTIF([.G$1:.G$1048576];[.G19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239</text:p>
          </table:table-cell>
          <table:table-cell office:value-type="string" calcext:value-type="string">
            <text:p>P0139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102</text:p>
          </table:table-cell>
          <table:table-cell office:value-type="string" calcext:value-type="string">
            <text:p>SS00152</text:p>
          </table:table-cell>
          <table:table-cell table:formula="of:=VLOOKUP([.D195];[$PrimarySource.A$1:$PrimarySource.B$1048576];2;0)" office:value-type="string" office:string-value="G02" calcext:value-type="string">
            <text:p>G02</text:p>
          </table:table-cell>
          <table:table-cell table:formula="of:=VLOOKUP([.E195];[$SecondarySource.A$1:$SecondarySource.B$1048576];2;0)" office:value-type="string" office:string-value="G44" calcext:value-type="string">
            <text:p>G44</text:p>
          </table:table-cell>
          <table:table-cell table:formula="of:=COUNTIF([.F$1:.F$1048576];[.F195])" office:value-type="float" office:value="22" calcext:value-type="float">
            <text:p>22</text:p>
          </table:table-cell>
          <table:table-cell table:formula="of:=COUNTIF([.G$1:.G$1048576];[.G195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0240</text:p>
          </table:table-cell>
          <table:table-cell office:value-type="string" calcext:value-type="string">
            <text:p>P002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247</text:p>
          </table:table-cell>
          <table:table-cell office:value-type="string" calcext:value-type="string">
            <text:p>SS00006</text:p>
          </table:table-cell>
          <table:table-cell table:formula="of:=VLOOKUP([.D196];[$PrimarySource.A$1:$PrimarySource.B$1048576];2;0)" office:value-type="string" office:string-value="G03" calcext:value-type="string">
            <text:p>G03</text:p>
          </table:table-cell>
          <table:table-cell table:formula="of:=VLOOKUP([.E19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96])" office:value-type="float" office:value="17" calcext:value-type="float">
            <text:p>17</text:p>
          </table:table-cell>
          <table:table-cell table:formula="of:=COUNTIF([.G$1:.G$1048576];[.G19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241</text:p>
          </table:table-cell>
          <table:table-cell office:value-type="string" calcext:value-type="string">
            <text:p>P0999</text:p>
          </table:table-cell>
          <table:table-cell office:value-type="string" calcext:value-type="string">
            <text:p>AT17</text:p>
          </table:table-cell>
          <table:table-cell office:value-type="string" calcext:value-type="string">
            <text:p>PS00248</text:p>
          </table:table-cell>
          <table:table-cell office:value-type="string" calcext:value-type="string">
            <text:p>SS00005</text:p>
          </table:table-cell>
          <table:table-cell table:formula="of:=VLOOKUP([.D197];[$PrimarySource.A$1:$PrimarySource.B$1048576];2;0)" office:value-type="string" office:string-value="G04" calcext:value-type="string">
            <text:p>G04</text:p>
          </table:table-cell>
          <table:table-cell table:formula="of:=VLOOKUP([.E19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97])" office:value-type="float" office:value="205" calcext:value-type="float">
            <text:p>205</text:p>
          </table:table-cell>
          <table:table-cell table:formula="of:=COUNTIF([.G$1:.G$1048576];[.G19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242</text:p>
          </table:table-cell>
          <table:table-cell office:value-type="string" calcext:value-type="string">
            <text:p>P0273</text:p>
          </table:table-cell>
          <table:table-cell office:value-type="string" calcext:value-type="string">
            <text:p>AT15</text:p>
          </table:table-cell>
          <table:table-cell office:value-type="string" calcext:value-type="string">
            <text:p>Q0004</text:p>
          </table:table-cell>
          <table:table-cell office:value-type="string" calcext:value-type="string">
            <text:p>SS00061</text:p>
          </table:table-cell>
          <table:table-cell table:formula="of:=VLOOKUP([.D198];[$PrimarySource.A$1:$PrimarySource.B$1048576];2;0)" office:value-type="string" office:string-value="" calcext:value-type="error">
            <text:p>#N/A</text:p>
          </table:table-cell>
          <table:table-cell table:formula="of:=VLOOKUP([.E198];[$SecondarySource.A$1:$SecondarySource.B$1048576];2;0)" office:value-type="string" office:string-value="G43" calcext:value-type="string">
            <text:p>G43</text:p>
          </table:table-cell>
          <table:table-cell table:formula="of:=COUNTIF([.F$1:.F$1048576];[.F198])" office:value-type="string" office:string-value="" calcext:value-type="error">
            <text:p>#N/A</text:p>
          </table:table-cell>
          <table:table-cell table:formula="of:=COUNTIF([.G$1:.G$1048576];[.G198])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A00243</text:p>
          </table:table-cell>
          <table:table-cell office:value-type="string" calcext:value-type="string">
            <text:p>P0274</text:p>
          </table:table-cell>
          <table:table-cell office:value-type="string" calcext:value-type="string">
            <text:p>AT1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08</text:p>
          </table:table-cell>
          <table:table-cell table:formula="of:=VLOOKUP([.D199];[$PrimarySource.A$1:$PrimarySource.B$1048576];2;0)" office:value-type="string" office:string-value="G99" calcext:value-type="string">
            <text:p>G99</text:p>
          </table:table-cell>
          <table:table-cell table:formula="of:=VLOOKUP([.E19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99])" office:value-type="float" office:value="236" calcext:value-type="float">
            <text:p>236</text:p>
          </table:table-cell>
          <table:table-cell table:formula="of:=COUNTIF([.G$1:.G$1048576];[.G19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244</text:p>
          </table:table-cell>
          <table:table-cell office:value-type="string" calcext:value-type="string">
            <text:p>P0277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Q0005</text:p>
          </table:table-cell>
          <table:table-cell office:value-type="string" calcext:value-type="string">
            <text:p>SS00209</text:p>
          </table:table-cell>
          <table:table-cell table:formula="of:=VLOOKUP([.D200];[$PrimarySource.A$1:$PrimarySource.B$1048576];2;0)" office:value-type="string" office:string-value="" calcext:value-type="error">
            <text:p>#N/A</text:p>
          </table:table-cell>
          <table:table-cell table:formula="of:=VLOOKUP([.E20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00])" office:value-type="string" office:string-value="" calcext:value-type="error">
            <text:p>#N/A</text:p>
          </table:table-cell>
          <table:table-cell table:formula="of:=COUNTIF([.G$1:.G$1048576];[.G20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245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253</text:p>
          </table:table-cell>
          <table:table-cell office:value-type="string" calcext:value-type="string">
            <text:p>SS00030</text:p>
          </table:table-cell>
          <table:table-cell table:formula="of:=VLOOKUP([.D201];[$PrimarySource.A$1:$PrimarySource.B$1048576];2;0)" office:value-type="string" office:string-value="G04" calcext:value-type="string">
            <text:p>G04</text:p>
          </table:table-cell>
          <table:table-cell table:formula="of:=VLOOKUP([.E20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01])" office:value-type="float" office:value="205" calcext:value-type="float">
            <text:p>205</text:p>
          </table:table-cell>
          <table:table-cell table:formula="of:=COUNTIF([.G$1:.G$1048576];[.G20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246</text:p>
          </table:table-cell>
          <table:table-cell office:value-type="string" calcext:value-type="string">
            <text:p>P0281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254</text:p>
          </table:table-cell>
          <table:table-cell office:value-type="string" calcext:value-type="string">
            <text:p>SS00248</text:p>
          </table:table-cell>
          <table:table-cell table:formula="of:=VLOOKUP([.D202];[$PrimarySource.A$1:$PrimarySource.B$1048576];2;0)" office:value-type="string" office:string-value="G05" calcext:value-type="string">
            <text:p>G05</text:p>
          </table:table-cell>
          <table:table-cell table:formula="of:=VLOOKUP([.E202];[$SecondarySource.A$1:$SecondarySource.B$1048576];2;0)" office:value-type="string" office:string-value="G02" calcext:value-type="string">
            <text:p>G02</text:p>
          </table:table-cell>
          <table:table-cell table:formula="of:=COUNTIF([.F$1:.F$1048576];[.F202])" office:value-type="float" office:value="11" calcext:value-type="float">
            <text:p>11</text:p>
          </table:table-cell>
          <table:table-cell table:formula="of:=COUNTIF([.G$1:.G$1048576];[.G202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247</text:p>
          </table:table-cell>
          <table:table-cell office:value-type="string" calcext:value-type="string">
            <text:p>P0281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255</text:p>
          </table:table-cell>
          <table:table-cell office:value-type="string" calcext:value-type="string">
            <text:p>SS00248</text:p>
          </table:table-cell>
          <table:table-cell table:formula="of:=VLOOKUP([.D203];[$PrimarySource.A$1:$PrimarySource.B$1048576];2;0)" office:value-type="string" office:string-value="G04" calcext:value-type="string">
            <text:p>G04</text:p>
          </table:table-cell>
          <table:table-cell table:formula="of:=VLOOKUP([.E203];[$SecondarySource.A$1:$SecondarySource.B$1048576];2;0)" office:value-type="string" office:string-value="G02" calcext:value-type="string">
            <text:p>G02</text:p>
          </table:table-cell>
          <table:table-cell table:formula="of:=COUNTIF([.F$1:.F$1048576];[.F203])" office:value-type="float" office:value="205" calcext:value-type="float">
            <text:p>205</text:p>
          </table:table-cell>
          <table:table-cell table:formula="of:=COUNTIF([.G$1:.G$1048576];[.G203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248</text:p>
          </table:table-cell>
          <table:table-cell office:value-type="string" calcext:value-type="string">
            <text:p>P0281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48</text:p>
          </table:table-cell>
          <table:table-cell table:formula="of:=VLOOKUP([.D204];[$PrimarySource.A$1:$PrimarySource.B$1048576];2;0)" office:value-type="string" office:string-value="G99" calcext:value-type="string">
            <text:p>G99</text:p>
          </table:table-cell>
          <table:table-cell table:formula="of:=VLOOKUP([.E204];[$SecondarySource.A$1:$SecondarySource.B$1048576];2;0)" office:value-type="string" office:string-value="G02" calcext:value-type="string">
            <text:p>G02</text:p>
          </table:table-cell>
          <table:table-cell table:formula="of:=COUNTIF([.F$1:.F$1048576];[.F204])" office:value-type="float" office:value="236" calcext:value-type="float">
            <text:p>236</text:p>
          </table:table-cell>
          <table:table-cell table:formula="of:=COUNTIF([.G$1:.G$1048576];[.G204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249</text:p>
          </table:table-cell>
          <table:table-cell office:value-type="string" calcext:value-type="string">
            <text:p>P0283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0254</text:p>
          </table:table-cell>
          <table:table-cell office:value-type="string" calcext:value-type="string">
            <text:p>SS00248</text:p>
          </table:table-cell>
          <table:table-cell table:formula="of:=VLOOKUP([.D205];[$PrimarySource.A$1:$PrimarySource.B$1048576];2;0)" office:value-type="string" office:string-value="G05" calcext:value-type="string">
            <text:p>G05</text:p>
          </table:table-cell>
          <table:table-cell table:formula="of:=VLOOKUP([.E205];[$SecondarySource.A$1:$SecondarySource.B$1048576];2;0)" office:value-type="string" office:string-value="G02" calcext:value-type="string">
            <text:p>G02</text:p>
          </table:table-cell>
          <table:table-cell table:formula="of:=COUNTIF([.F$1:.F$1048576];[.F205])" office:value-type="float" office:value="11" calcext:value-type="float">
            <text:p>11</text:p>
          </table:table-cell>
          <table:table-cell table:formula="of:=COUNTIF([.G$1:.G$1048576];[.G205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250</text:p>
          </table:table-cell>
          <table:table-cell office:value-type="string" calcext:value-type="string">
            <text:p>P0283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0255</text:p>
          </table:table-cell>
          <table:table-cell office:value-type="string" calcext:value-type="string">
            <text:p>SS00248</text:p>
          </table:table-cell>
          <table:table-cell table:formula="of:=VLOOKUP([.D206];[$PrimarySource.A$1:$PrimarySource.B$1048576];2;0)" office:value-type="string" office:string-value="G04" calcext:value-type="string">
            <text:p>G04</text:p>
          </table:table-cell>
          <table:table-cell table:formula="of:=VLOOKUP([.E206];[$SecondarySource.A$1:$SecondarySource.B$1048576];2;0)" office:value-type="string" office:string-value="G02" calcext:value-type="string">
            <text:p>G02</text:p>
          </table:table-cell>
          <table:table-cell table:formula="of:=COUNTIF([.F$1:.F$1048576];[.F206])" office:value-type="float" office:value="205" calcext:value-type="float">
            <text:p>205</text:p>
          </table:table-cell>
          <table:table-cell table:formula="of:=COUNTIF([.G$1:.G$1048576];[.G206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251</text:p>
          </table:table-cell>
          <table:table-cell office:value-type="string" calcext:value-type="string">
            <text:p>P0283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48</text:p>
          </table:table-cell>
          <table:table-cell table:formula="of:=VLOOKUP([.D207];[$PrimarySource.A$1:$PrimarySource.B$1048576];2;0)" office:value-type="string" office:string-value="G99" calcext:value-type="string">
            <text:p>G99</text:p>
          </table:table-cell>
          <table:table-cell table:formula="of:=VLOOKUP([.E207];[$SecondarySource.A$1:$SecondarySource.B$1048576];2;0)" office:value-type="string" office:string-value="G02" calcext:value-type="string">
            <text:p>G02</text:p>
          </table:table-cell>
          <table:table-cell table:formula="of:=COUNTIF([.F$1:.F$1048576];[.F207])" office:value-type="float" office:value="236" calcext:value-type="float">
            <text:p>236</text:p>
          </table:table-cell>
          <table:table-cell table:formula="of:=COUNTIF([.G$1:.G$1048576];[.G207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252</text:p>
          </table:table-cell>
          <table:table-cell office:value-type="string" calcext:value-type="string">
            <text:p>P0281</text:p>
          </table:table-cell>
          <table:table-cell office:value-type="string" calcext:value-type="string">
            <text:p>AT22</text:p>
          </table:table-cell>
          <table:table-cell office:value-type="string" calcext:value-type="string">
            <text:p>PS00257</text:p>
          </table:table-cell>
          <table:table-cell office:value-type="string" calcext:value-type="string">
            <text:p>SS00248</text:p>
          </table:table-cell>
          <table:table-cell table:formula="of:=VLOOKUP([.D208];[$PrimarySource.A$1:$PrimarySource.B$1048576];2;0)" office:value-type="string" office:string-value="G21" calcext:value-type="string">
            <text:p>G21</text:p>
          </table:table-cell>
          <table:table-cell table:formula="of:=VLOOKUP([.E208];[$SecondarySource.A$1:$SecondarySource.B$1048576];2;0)" office:value-type="string" office:string-value="G02" calcext:value-type="string">
            <text:p>G02</text:p>
          </table:table-cell>
          <table:table-cell table:formula="of:=COUNTIF([.F$1:.F$1048576];[.F208])" office:value-type="float" office:value="16" calcext:value-type="float">
            <text:p>16</text:p>
          </table:table-cell>
          <table:table-cell table:formula="of:=COUNTIF([.G$1:.G$1048576];[.G208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253</text:p>
          </table:table-cell>
          <table:table-cell office:value-type="string" calcext:value-type="string">
            <text:p>P0284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077</text:p>
          </table:table-cell>
          <table:table-cell office:value-type="string" calcext:value-type="string">
            <text:p>SS00248</text:p>
          </table:table-cell>
          <table:table-cell table:formula="of:=VLOOKUP([.D209];[$PrimarySource.A$1:$PrimarySource.B$1048576];2;0)" office:value-type="string" office:string-value="G04" calcext:value-type="string">
            <text:p>G04</text:p>
          </table:table-cell>
          <table:table-cell table:formula="of:=VLOOKUP([.E209];[$SecondarySource.A$1:$SecondarySource.B$1048576];2;0)" office:value-type="string" office:string-value="G02" calcext:value-type="string">
            <text:p>G02</text:p>
          </table:table-cell>
          <table:table-cell table:formula="of:=COUNTIF([.F$1:.F$1048576];[.F209])" office:value-type="float" office:value="205" calcext:value-type="float">
            <text:p>205</text:p>
          </table:table-cell>
          <table:table-cell table:formula="of:=COUNTIF([.G$1:.G$1048576];[.G209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254</text:p>
          </table:table-cell>
          <table:table-cell office:value-type="string" calcext:value-type="string">
            <text:p>P0284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258</text:p>
          </table:table-cell>
          <table:table-cell office:value-type="string" calcext:value-type="string">
            <text:p>SS00248</text:p>
          </table:table-cell>
          <table:table-cell table:formula="of:=VLOOKUP([.D210];[$PrimarySource.A$1:$PrimarySource.B$1048576];2;0)" office:value-type="string" office:string-value="G04" calcext:value-type="string">
            <text:p>G04</text:p>
          </table:table-cell>
          <table:table-cell table:formula="of:=VLOOKUP([.E210];[$SecondarySource.A$1:$SecondarySource.B$1048576];2;0)" office:value-type="string" office:string-value="G02" calcext:value-type="string">
            <text:p>G02</text:p>
          </table:table-cell>
          <table:table-cell table:formula="of:=COUNTIF([.F$1:.F$1048576];[.F210])" office:value-type="float" office:value="205" calcext:value-type="float">
            <text:p>205</text:p>
          </table:table-cell>
          <table:table-cell table:formula="of:=COUNTIF([.G$1:.G$1048576];[.G210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255</text:p>
          </table:table-cell>
          <table:table-cell office:value-type="string" calcext:value-type="string">
            <text:p>P0284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259</text:p>
          </table:table-cell>
          <table:table-cell office:value-type="string" calcext:value-type="string">
            <text:p>SS00248</text:p>
          </table:table-cell>
          <table:table-cell table:formula="of:=VLOOKUP([.D211];[$PrimarySource.A$1:$PrimarySource.B$1048576];2;0)" office:value-type="string" office:string-value="G04" calcext:value-type="string">
            <text:p>G04</text:p>
          </table:table-cell>
          <table:table-cell table:formula="of:=VLOOKUP([.E211];[$SecondarySource.A$1:$SecondarySource.B$1048576];2;0)" office:value-type="string" office:string-value="G02" calcext:value-type="string">
            <text:p>G02</text:p>
          </table:table-cell>
          <table:table-cell table:formula="of:=COUNTIF([.F$1:.F$1048576];[.F211])" office:value-type="float" office:value="205" calcext:value-type="float">
            <text:p>205</text:p>
          </table:table-cell>
          <table:table-cell table:formula="of:=COUNTIF([.G$1:.G$1048576];[.G211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256</text:p>
          </table:table-cell>
          <table:table-cell office:value-type="string" calcext:value-type="string">
            <text:p>P0281</text:p>
          </table:table-cell>
          <table:table-cell office:value-type="string" calcext:value-type="string">
            <text:p>AT11</text:p>
          </table:table-cell>
          <table:table-cell office:value-type="string" calcext:value-type="string">
            <text:p>PS00260</text:p>
          </table:table-cell>
          <table:table-cell office:value-type="string" calcext:value-type="string">
            <text:p>SS00248</text:p>
          </table:table-cell>
          <table:table-cell table:formula="of:=VLOOKUP([.D212];[$PrimarySource.A$1:$PrimarySource.B$1048576];2;0)" office:value-type="string" office:string-value="G29" calcext:value-type="string">
            <text:p>G29</text:p>
          </table:table-cell>
          <table:table-cell table:formula="of:=VLOOKUP([.E212];[$SecondarySource.A$1:$SecondarySource.B$1048576];2;0)" office:value-type="string" office:string-value="G02" calcext:value-type="string">
            <text:p>G02</text:p>
          </table:table-cell>
          <table:table-cell table:formula="of:=COUNTIF([.F$1:.F$1048576];[.F212])" office:value-type="float" office:value="13" calcext:value-type="float">
            <text:p>13</text:p>
          </table:table-cell>
          <table:table-cell table:formula="of:=COUNTIF([.G$1:.G$1048576];[.G212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257</text:p>
          </table:table-cell>
          <table:table-cell office:value-type="string" calcext:value-type="string">
            <text:p>P0281</text:p>
          </table:table-cell>
          <table:table-cell office:value-type="string" calcext:value-type="string">
            <text:p>AT11</text:p>
          </table:table-cell>
          <table:table-cell office:value-type="string" calcext:value-type="string">
            <text:p>PS00261</text:p>
          </table:table-cell>
          <table:table-cell office:value-type="string" calcext:value-type="string">
            <text:p>SS00248</text:p>
          </table:table-cell>
          <table:table-cell table:formula="of:=VLOOKUP([.D213];[$PrimarySource.A$1:$PrimarySource.B$1048576];2;0)" office:value-type="string" office:string-value="G04" calcext:value-type="string">
            <text:p>G04</text:p>
          </table:table-cell>
          <table:table-cell table:formula="of:=VLOOKUP([.E213];[$SecondarySource.A$1:$SecondarySource.B$1048576];2;0)" office:value-type="string" office:string-value="G02" calcext:value-type="string">
            <text:p>G02</text:p>
          </table:table-cell>
          <table:table-cell table:formula="of:=COUNTIF([.F$1:.F$1048576];[.F213])" office:value-type="float" office:value="205" calcext:value-type="float">
            <text:p>205</text:p>
          </table:table-cell>
          <table:table-cell table:formula="of:=COUNTIF([.G$1:.G$1048576];[.G213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258</text:p>
          </table:table-cell>
          <table:table-cell office:value-type="string" calcext:value-type="string">
            <text:p>P0289</text:p>
          </table:table-cell>
          <table:table-cell office:value-type="string" calcext:value-type="string">
            <text:p>AT12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48</text:p>
          </table:table-cell>
          <table:table-cell table:formula="of:=VLOOKUP([.D214];[$PrimarySource.A$1:$PrimarySource.B$1048576];2;0)" office:value-type="string" office:string-value="G99" calcext:value-type="string">
            <text:p>G99</text:p>
          </table:table-cell>
          <table:table-cell table:formula="of:=VLOOKUP([.E214];[$SecondarySource.A$1:$SecondarySource.B$1048576];2;0)" office:value-type="string" office:string-value="G02" calcext:value-type="string">
            <text:p>G02</text:p>
          </table:table-cell>
          <table:table-cell table:formula="of:=COUNTIF([.F$1:.F$1048576];[.F214])" office:value-type="float" office:value="236" calcext:value-type="float">
            <text:p>236</text:p>
          </table:table-cell>
          <table:table-cell table:formula="of:=COUNTIF([.G$1:.G$1048576];[.G214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259</text:p>
          </table:table-cell>
          <table:table-cell office:value-type="string" calcext:value-type="string">
            <text:p>P0291</text:p>
          </table:table-cell>
          <table:table-cell office:value-type="string" calcext:value-type="string">
            <text:p>AT17</text:p>
          </table:table-cell>
          <table:table-cell office:value-type="string" calcext:value-type="string">
            <text:p>PS00263</text:p>
          </table:table-cell>
          <table:table-cell office:value-type="string" calcext:value-type="string">
            <text:p>SS00248</text:p>
          </table:table-cell>
          <table:table-cell table:formula="of:=VLOOKUP([.D215];[$PrimarySource.A$1:$PrimarySource.B$1048576];2;0)" office:value-type="string" office:string-value="G04" calcext:value-type="string">
            <text:p>G04</text:p>
          </table:table-cell>
          <table:table-cell table:formula="of:=VLOOKUP([.E215];[$SecondarySource.A$1:$SecondarySource.B$1048576];2;0)" office:value-type="string" office:string-value="G02" calcext:value-type="string">
            <text:p>G02</text:p>
          </table:table-cell>
          <table:table-cell table:formula="of:=COUNTIF([.F$1:.F$1048576];[.F215])" office:value-type="float" office:value="205" calcext:value-type="float">
            <text:p>205</text:p>
          </table:table-cell>
          <table:table-cell table:formula="of:=COUNTIF([.G$1:.G$1048576];[.G215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260</text:p>
          </table:table-cell>
          <table:table-cell office:value-type="string" calcext:value-type="string">
            <text:p>P0282</text:p>
          </table:table-cell>
          <table:table-cell office:value-type="string" calcext:value-type="string">
            <text:p>AT22</text:p>
          </table:table-cell>
          <table:table-cell office:value-type="string" calcext:value-type="string">
            <text:p>Q0006</text:p>
          </table:table-cell>
          <table:table-cell office:value-type="string" calcext:value-type="string">
            <text:p>SS00248</text:p>
          </table:table-cell>
          <table:table-cell table:formula="of:=VLOOKUP([.D216];[$PrimarySource.A$1:$PrimarySource.B$1048576];2;0)" office:value-type="string" office:string-value="" calcext:value-type="error">
            <text:p>#N/A</text:p>
          </table:table-cell>
          <table:table-cell table:formula="of:=VLOOKUP([.E216];[$SecondarySource.A$1:$SecondarySource.B$1048576];2;0)" office:value-type="string" office:string-value="G02" calcext:value-type="string">
            <text:p>G02</text:p>
          </table:table-cell>
          <table:table-cell table:formula="of:=COUNTIF([.F$1:.F$1048576];[.F216])" office:value-type="string" office:string-value="" calcext:value-type="error">
            <text:p>#N/A</text:p>
          </table:table-cell>
          <table:table-cell table:formula="of:=COUNTIF([.G$1:.G$1048576];[.G216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261</text:p>
          </table:table-cell>
          <table:table-cell office:value-type="string" calcext:value-type="string">
            <text:p>P0282</text:p>
          </table:table-cell>
          <table:table-cell office:value-type="string" calcext:value-type="string">
            <text:p>AT23</text:p>
          </table:table-cell>
          <table:table-cell office:value-type="string" calcext:value-type="string">
            <text:p>PS00002</text:p>
          </table:table-cell>
          <table:table-cell office:value-type="string" calcext:value-type="string">
            <text:p>SS00248</text:p>
          </table:table-cell>
          <table:table-cell table:formula="of:=VLOOKUP([.D217];[$PrimarySource.A$1:$PrimarySource.B$1048576];2;0)" office:value-type="string" office:string-value="G20" calcext:value-type="string">
            <text:p>G20</text:p>
          </table:table-cell>
          <table:table-cell table:formula="of:=VLOOKUP([.E217];[$SecondarySource.A$1:$SecondarySource.B$1048576];2;0)" office:value-type="string" office:string-value="G02" calcext:value-type="string">
            <text:p>G02</text:p>
          </table:table-cell>
          <table:table-cell table:formula="of:=COUNTIF([.F$1:.F$1048576];[.F217])" office:value-type="float" office:value="13" calcext:value-type="float">
            <text:p>13</text:p>
          </table:table-cell>
          <table:table-cell table:formula="of:=COUNTIF([.G$1:.G$1048576];[.G217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262</text:p>
          </table:table-cell>
          <table:table-cell office:value-type="string" calcext:value-type="string">
            <text:p>P0281</text:p>
          </table:table-cell>
          <table:table-cell office:value-type="string" calcext:value-type="string">
            <text:p>AT23</text:p>
          </table:table-cell>
          <table:table-cell office:value-type="string" calcext:value-type="string">
            <text:p>PS00002</text:p>
          </table:table-cell>
          <table:table-cell office:value-type="string" calcext:value-type="string">
            <text:p>SS00248</text:p>
          </table:table-cell>
          <table:table-cell table:formula="of:=VLOOKUP([.D218];[$PrimarySource.A$1:$PrimarySource.B$1048576];2;0)" office:value-type="string" office:string-value="G20" calcext:value-type="string">
            <text:p>G20</text:p>
          </table:table-cell>
          <table:table-cell table:formula="of:=VLOOKUP([.E218];[$SecondarySource.A$1:$SecondarySource.B$1048576];2;0)" office:value-type="string" office:string-value="G02" calcext:value-type="string">
            <text:p>G02</text:p>
          </table:table-cell>
          <table:table-cell table:formula="of:=COUNTIF([.F$1:.F$1048576];[.F218])" office:value-type="float" office:value="13" calcext:value-type="float">
            <text:p>13</text:p>
          </table:table-cell>
          <table:table-cell table:formula="of:=COUNTIF([.G$1:.G$1048576];[.G218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263</text:p>
          </table:table-cell>
          <table:table-cell office:value-type="string" calcext:value-type="string">
            <text:p>P0281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264</text:p>
          </table:table-cell>
          <table:table-cell office:value-type="string" calcext:value-type="string">
            <text:p>SS00248</text:p>
          </table:table-cell>
          <table:table-cell table:formula="of:=VLOOKUP([.D219];[$PrimarySource.A$1:$PrimarySource.B$1048576];2;0)" office:value-type="string" office:string-value="G19" calcext:value-type="string">
            <text:p>G19</text:p>
          </table:table-cell>
          <table:table-cell table:formula="of:=VLOOKUP([.E219];[$SecondarySource.A$1:$SecondarySource.B$1048576];2;0)" office:value-type="string" office:string-value="G02" calcext:value-type="string">
            <text:p>G02</text:p>
          </table:table-cell>
          <table:table-cell table:formula="of:=COUNTIF([.F$1:.F$1048576];[.F219])" office:value-type="float" office:value="20" calcext:value-type="float">
            <text:p>20</text:p>
          </table:table-cell>
          <table:table-cell table:formula="of:=COUNTIF([.G$1:.G$1048576];[.G219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264</text:p>
          </table:table-cell>
          <table:table-cell office:value-type="string" calcext:value-type="string">
            <text:p>P0281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48</text:p>
          </table:table-cell>
          <table:table-cell table:formula="of:=VLOOKUP([.D220];[$PrimarySource.A$1:$PrimarySource.B$1048576];2;0)" office:value-type="string" office:string-value="G99" calcext:value-type="string">
            <text:p>G99</text:p>
          </table:table-cell>
          <table:table-cell table:formula="of:=VLOOKUP([.E220];[$SecondarySource.A$1:$SecondarySource.B$1048576];2;0)" office:value-type="string" office:string-value="G02" calcext:value-type="string">
            <text:p>G02</text:p>
          </table:table-cell>
          <table:table-cell table:formula="of:=COUNTIF([.F$1:.F$1048576];[.F220])" office:value-type="float" office:value="236" calcext:value-type="float">
            <text:p>236</text:p>
          </table:table-cell>
          <table:table-cell table:formula="of:=COUNTIF([.G$1:.G$1048576];[.G220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265</text:p>
          </table:table-cell>
          <table:table-cell office:value-type="string" calcext:value-type="string">
            <text:p>P0282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48</text:p>
          </table:table-cell>
          <table:table-cell table:formula="of:=VLOOKUP([.D221];[$PrimarySource.A$1:$PrimarySource.B$1048576];2;0)" office:value-type="string" office:string-value="G99" calcext:value-type="string">
            <text:p>G99</text:p>
          </table:table-cell>
          <table:table-cell table:formula="of:=VLOOKUP([.E221];[$SecondarySource.A$1:$SecondarySource.B$1048576];2;0)" office:value-type="string" office:string-value="G02" calcext:value-type="string">
            <text:p>G02</text:p>
          </table:table-cell>
          <table:table-cell table:formula="of:=COUNTIF([.F$1:.F$1048576];[.F221])" office:value-type="float" office:value="236" calcext:value-type="float">
            <text:p>236</text:p>
          </table:table-cell>
          <table:table-cell table:formula="of:=COUNTIF([.G$1:.G$1048576];[.G221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266</text:p>
          </table:table-cell>
          <table:table-cell office:value-type="string" calcext:value-type="string">
            <text:p>P0291</text:p>
          </table:table-cell>
          <table:table-cell office:value-type="string" calcext:value-type="string">
            <text:p>AT16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48</text:p>
          </table:table-cell>
          <table:table-cell table:formula="of:=VLOOKUP([.D222];[$PrimarySource.A$1:$PrimarySource.B$1048576];2;0)" office:value-type="string" office:string-value="G99" calcext:value-type="string">
            <text:p>G99</text:p>
          </table:table-cell>
          <table:table-cell table:formula="of:=VLOOKUP([.E222];[$SecondarySource.A$1:$SecondarySource.B$1048576];2;0)" office:value-type="string" office:string-value="G02" calcext:value-type="string">
            <text:p>G02</text:p>
          </table:table-cell>
          <table:table-cell table:formula="of:=COUNTIF([.F$1:.F$1048576];[.F222])" office:value-type="float" office:value="236" calcext:value-type="float">
            <text:p>236</text:p>
          </table:table-cell>
          <table:table-cell table:formula="of:=COUNTIF([.G$1:.G$1048576];[.G222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267</text:p>
          </table:table-cell>
          <table:table-cell office:value-type="string" calcext:value-type="string">
            <text:p>P0281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266</text:p>
          </table:table-cell>
          <table:table-cell office:value-type="string" calcext:value-type="string">
            <text:p>SS00248</text:p>
          </table:table-cell>
          <table:table-cell table:formula="of:=VLOOKUP([.D223];[$PrimarySource.A$1:$PrimarySource.B$1048576];2;0)" office:value-type="string" office:string-value="G19" calcext:value-type="string">
            <text:p>G19</text:p>
          </table:table-cell>
          <table:table-cell table:formula="of:=VLOOKUP([.E223];[$SecondarySource.A$1:$SecondarySource.B$1048576];2;0)" office:value-type="string" office:string-value="G02" calcext:value-type="string">
            <text:p>G02</text:p>
          </table:table-cell>
          <table:table-cell table:formula="of:=COUNTIF([.F$1:.F$1048576];[.F223])" office:value-type="float" office:value="20" calcext:value-type="float">
            <text:p>20</text:p>
          </table:table-cell>
          <table:table-cell table:formula="of:=COUNTIF([.G$1:.G$1048576];[.G223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268</text:p>
          </table:table-cell>
          <table:table-cell office:value-type="string" calcext:value-type="string">
            <text:p>P0282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267</text:p>
          </table:table-cell>
          <table:table-cell office:value-type="string" calcext:value-type="string">
            <text:p>SS00248</text:p>
          </table:table-cell>
          <table:table-cell table:formula="of:=VLOOKUP([.D224];[$PrimarySource.A$1:$PrimarySource.B$1048576];2;0)" office:value-type="string" office:string-value="G32" calcext:value-type="string">
            <text:p>G32</text:p>
          </table:table-cell>
          <table:table-cell table:formula="of:=VLOOKUP([.E224];[$SecondarySource.A$1:$SecondarySource.B$1048576];2;0)" office:value-type="string" office:string-value="G02" calcext:value-type="string">
            <text:p>G02</text:p>
          </table:table-cell>
          <table:table-cell table:formula="of:=COUNTIF([.F$1:.F$1048576];[.F224])" office:value-type="float" office:value="1" calcext:value-type="float">
            <text:p>1</text:p>
          </table:table-cell>
          <table:table-cell table:formula="of:=COUNTIF([.G$1:.G$1048576];[.G224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269</text:p>
          </table:table-cell>
          <table:table-cell office:value-type="string" calcext:value-type="string">
            <text:p>P0292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268</text:p>
          </table:table-cell>
          <table:table-cell office:value-type="string" calcext:value-type="string">
            <text:p>SS00248</text:p>
          </table:table-cell>
          <table:table-cell table:formula="of:=VLOOKUP([.D225];[$PrimarySource.A$1:$PrimarySource.B$1048576];2;0)" office:value-type="string" office:string-value="G04" calcext:value-type="string">
            <text:p>G04</text:p>
          </table:table-cell>
          <table:table-cell table:formula="of:=VLOOKUP([.E225];[$SecondarySource.A$1:$SecondarySource.B$1048576];2;0)" office:value-type="string" office:string-value="G02" calcext:value-type="string">
            <text:p>G02</text:p>
          </table:table-cell>
          <table:table-cell table:formula="of:=COUNTIF([.F$1:.F$1048576];[.F225])" office:value-type="float" office:value="205" calcext:value-type="float">
            <text:p>205</text:p>
          </table:table-cell>
          <table:table-cell table:formula="of:=COUNTIF([.G$1:.G$1048576];[.G225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270</text:p>
          </table:table-cell>
          <table:table-cell office:value-type="string" calcext:value-type="string">
            <text:p>P0292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269</text:p>
          </table:table-cell>
          <table:table-cell office:value-type="string" calcext:value-type="string">
            <text:p>SS00248</text:p>
          </table:table-cell>
          <table:table-cell table:formula="of:=VLOOKUP([.D226];[$PrimarySource.A$1:$PrimarySource.B$1048576];2;0)" office:value-type="string" office:string-value="G04" calcext:value-type="string">
            <text:p>G04</text:p>
          </table:table-cell>
          <table:table-cell table:formula="of:=VLOOKUP([.E226];[$SecondarySource.A$1:$SecondarySource.B$1048576];2;0)" office:value-type="string" office:string-value="G02" calcext:value-type="string">
            <text:p>G02</text:p>
          </table:table-cell>
          <table:table-cell table:formula="of:=COUNTIF([.F$1:.F$1048576];[.F226])" office:value-type="float" office:value="205" calcext:value-type="float">
            <text:p>205</text:p>
          </table:table-cell>
          <table:table-cell table:formula="of:=COUNTIF([.G$1:.G$1048576];[.G226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271</text:p>
          </table:table-cell>
          <table:table-cell office:value-type="string" calcext:value-type="string">
            <text:p>P0281</text:p>
          </table:table-cell>
          <table:table-cell office:value-type="string" calcext:value-type="string">
            <text:p>AT11</text:p>
          </table:table-cell>
          <table:table-cell office:value-type="string" calcext:value-type="string">
            <text:p>PS00270</text:p>
          </table:table-cell>
          <table:table-cell office:value-type="string" calcext:value-type="string">
            <text:p>SS00248</text:p>
          </table:table-cell>
          <table:table-cell table:formula="of:=VLOOKUP([.D227];[$PrimarySource.A$1:$PrimarySource.B$1048576];2;0)" office:value-type="string" office:string-value="G02" calcext:value-type="string">
            <text:p>G02</text:p>
          </table:table-cell>
          <table:table-cell table:formula="of:=VLOOKUP([.E227];[$SecondarySource.A$1:$SecondarySource.B$1048576];2;0)" office:value-type="string" office:string-value="G02" calcext:value-type="string">
            <text:p>G02</text:p>
          </table:table-cell>
          <table:table-cell table:formula="of:=COUNTIF([.F$1:.F$1048576];[.F227])" office:value-type="float" office:value="22" calcext:value-type="float">
            <text:p>22</text:p>
          </table:table-cell>
          <table:table-cell table:formula="of:=COUNTIF([.G$1:.G$1048576];[.G227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272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271</text:p>
          </table:table-cell>
          <table:table-cell office:value-type="string" calcext:value-type="string">
            <text:p>SS00030</text:p>
          </table:table-cell>
          <table:table-cell table:formula="of:=VLOOKUP([.D228];[$PrimarySource.A$1:$PrimarySource.B$1048576];2;0)" office:value-type="string" office:string-value="G04" calcext:value-type="string">
            <text:p>G04</text:p>
          </table:table-cell>
          <table:table-cell table:formula="of:=VLOOKUP([.E22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28])" office:value-type="float" office:value="205" calcext:value-type="float">
            <text:p>205</text:p>
          </table:table-cell>
          <table:table-cell table:formula="of:=COUNTIF([.G$1:.G$1048576];[.G22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273</text:p>
          </table:table-cell>
          <table:table-cell office:value-type="string" calcext:value-type="string">
            <text:p>P0011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083</text:p>
          </table:table-cell>
          <table:table-cell office:value-type="string" calcext:value-type="string">
            <text:p>SS00030</text:p>
          </table:table-cell>
          <table:table-cell table:formula="of:=VLOOKUP([.D229];[$PrimarySource.A$1:$PrimarySource.B$1048576];2;0)" office:value-type="string" office:string-value="" calcext:value-type="error">
            <text:p>#N/A</text:p>
          </table:table-cell>
          <table:table-cell table:formula="of:=VLOOKUP([.E22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29])" office:value-type="string" office:string-value="" calcext:value-type="error">
            <text:p>#N/A</text:p>
          </table:table-cell>
          <table:table-cell table:formula="of:=COUNTIF([.G$1:.G$1048576];[.G22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274</text:p>
          </table:table-cell>
          <table:table-cell office:value-type="string" calcext:value-type="string">
            <text:p>P0029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200</text:p>
          </table:table-cell>
          <table:table-cell office:value-type="string" calcext:value-type="string">
            <text:p>SS00029</text:p>
          </table:table-cell>
          <table:table-cell table:formula="of:=VLOOKUP([.D230];[$PrimarySource.A$1:$PrimarySource.B$1048576];2;0)" office:value-type="string" office:string-value="G04" calcext:value-type="string">
            <text:p>G04</text:p>
          </table:table-cell>
          <table:table-cell table:formula="of:=VLOOKUP([.E23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30])" office:value-type="float" office:value="205" calcext:value-type="float">
            <text:p>205</text:p>
          </table:table-cell>
          <table:table-cell table:formula="of:=COUNTIF([.G$1:.G$1048576];[.G23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275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24</text:p>
          </table:table-cell>
          <table:table-cell office:value-type="string" calcext:value-type="string">
            <text:p>PS00201</text:p>
          </table:table-cell>
          <table:table-cell office:value-type="string" calcext:value-type="string">
            <text:p>SS00005</text:p>
          </table:table-cell>
          <table:table-cell table:formula="of:=VLOOKUP([.D231];[$PrimarySource.A$1:$PrimarySource.B$1048576];2;0)" office:value-type="string" office:string-value="G28" calcext:value-type="string">
            <text:p>G28</text:p>
          </table:table-cell>
          <table:table-cell table:formula="of:=VLOOKUP([.E23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31])" office:value-type="float" office:value="22" calcext:value-type="float">
            <text:p>22</text:p>
          </table:table-cell>
          <table:table-cell table:formula="of:=COUNTIF([.G$1:.G$1048576];[.G23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276</text:p>
          </table:table-cell>
          <table:table-cell office:value-type="string" calcext:value-type="string">
            <text:p>P0029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29</text:p>
          </table:table-cell>
          <table:table-cell table:formula="of:=VLOOKUP([.D232];[$PrimarySource.A$1:$PrimarySource.B$1048576];2;0)" office:value-type="string" office:string-value="G99" calcext:value-type="string">
            <text:p>G99</text:p>
          </table:table-cell>
          <table:table-cell table:formula="of:=VLOOKUP([.E23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32])" office:value-type="float" office:value="236" calcext:value-type="float">
            <text:p>236</text:p>
          </table:table-cell>
          <table:table-cell table:formula="of:=COUNTIF([.G$1:.G$1048576];[.G23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277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04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30</text:p>
          </table:table-cell>
          <table:table-cell table:formula="of:=VLOOKUP([.D233];[$PrimarySource.A$1:$PrimarySource.B$1048576];2;0)" office:value-type="string" office:string-value="G99" calcext:value-type="string">
            <text:p>G99</text:p>
          </table:table-cell>
          <table:table-cell table:formula="of:=VLOOKUP([.E23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33])" office:value-type="float" office:value="236" calcext:value-type="float">
            <text:p>236</text:p>
          </table:table-cell>
          <table:table-cell table:formula="of:=COUNTIF([.G$1:.G$1048576];[.G23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278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272</text:p>
          </table:table-cell>
          <table:table-cell office:value-type="string" calcext:value-type="string">
            <text:p>SS00030</text:p>
          </table:table-cell>
          <table:table-cell table:formula="of:=VLOOKUP([.D234];[$PrimarySource.A$1:$PrimarySource.B$1048576];2;0)" office:value-type="string" office:string-value="G10" calcext:value-type="string">
            <text:p>G10</text:p>
          </table:table-cell>
          <table:table-cell table:formula="of:=VLOOKUP([.E23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34])" office:value-type="float" office:value="80" calcext:value-type="float">
            <text:p>80</text:p>
          </table:table-cell>
          <table:table-cell table:formula="of:=COUNTIF([.G$1:.G$1048576];[.G23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279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273</text:p>
          </table:table-cell>
          <table:table-cell office:value-type="string" calcext:value-type="string">
            <text:p>SS00030</text:p>
          </table:table-cell>
          <table:table-cell table:formula="of:=VLOOKUP([.D235];[$PrimarySource.A$1:$PrimarySource.B$1048576];2;0)" office:value-type="string" office:string-value="G04" calcext:value-type="string">
            <text:p>G04</text:p>
          </table:table-cell>
          <table:table-cell table:formula="of:=VLOOKUP([.E23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35])" office:value-type="float" office:value="205" calcext:value-type="float">
            <text:p>205</text:p>
          </table:table-cell>
          <table:table-cell table:formula="of:=COUNTIF([.G$1:.G$1048576];[.G23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280</text:p>
          </table:table-cell>
          <table:table-cell office:value-type="string" calcext:value-type="string">
            <text:p>P0999</text:p>
          </table:table-cell>
          <table:table-cell office:value-type="string" calcext:value-type="string">
            <text:p>AT17</text:p>
          </table:table-cell>
          <table:table-cell office:value-type="string" calcext:value-type="string">
            <text:p>PS00203</text:p>
          </table:table-cell>
          <table:table-cell office:value-type="string" calcext:value-type="string">
            <text:p>SS00205</text:p>
          </table:table-cell>
          <table:table-cell table:formula="of:=VLOOKUP([.D236];[$PrimarySource.A$1:$PrimarySource.B$1048576];2;0)" office:value-type="string" office:string-value="G04" calcext:value-type="string">
            <text:p>G04</text:p>
          </table:table-cell>
          <table:table-cell table:formula="of:=VLOOKUP([.E23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36])" office:value-type="float" office:value="205" calcext:value-type="float">
            <text:p>205</text:p>
          </table:table-cell>
          <table:table-cell table:formula="of:=COUNTIF([.G$1:.G$1048576];[.G23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281</text:p>
          </table:table-cell>
          <table:table-cell office:value-type="string" calcext:value-type="string">
            <text:p>P0029</text:p>
          </table:table-cell>
          <table:table-cell office:value-type="string" calcext:value-type="string">
            <text:p>AT17</text:p>
          </table:table-cell>
          <table:table-cell office:value-type="string" calcext:value-type="string">
            <text:p>PS00203</text:p>
          </table:table-cell>
          <table:table-cell office:value-type="string" calcext:value-type="string">
            <text:p>SS00029</text:p>
          </table:table-cell>
          <table:table-cell table:formula="of:=VLOOKUP([.D237];[$PrimarySource.A$1:$PrimarySource.B$1048576];2;0)" office:value-type="string" office:string-value="G04" calcext:value-type="string">
            <text:p>G04</text:p>
          </table:table-cell>
          <table:table-cell table:formula="of:=VLOOKUP([.E23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37])" office:value-type="float" office:value="205" calcext:value-type="float">
            <text:p>205</text:p>
          </table:table-cell>
          <table:table-cell table:formula="of:=COUNTIF([.G$1:.G$1048576];[.G23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282</text:p>
          </table:table-cell>
          <table:table-cell office:value-type="string" calcext:value-type="string">
            <text:p>P0003</text:p>
          </table:table-cell>
          <table:table-cell office:value-type="string" calcext:value-type="string">
            <text:p>AT17</text:p>
          </table:table-cell>
          <table:table-cell office:value-type="string" calcext:value-type="string">
            <text:p>PS00203</text:p>
          </table:table-cell>
          <table:table-cell office:value-type="string" calcext:value-type="string">
            <text:p>SS00185</text:p>
          </table:table-cell>
          <table:table-cell table:formula="of:=VLOOKUP([.D238];[$PrimarySource.A$1:$PrimarySource.B$1048576];2;0)" office:value-type="string" office:string-value="G04" calcext:value-type="string">
            <text:p>G04</text:p>
          </table:table-cell>
          <table:table-cell table:formula="of:=VLOOKUP([.E23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38])" office:value-type="float" office:value="205" calcext:value-type="float">
            <text:p>205</text:p>
          </table:table-cell>
          <table:table-cell table:formula="of:=COUNTIF([.G$1:.G$1048576];[.G23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283</text:p>
          </table:table-cell>
          <table:table-cell office:value-type="string" calcext:value-type="string">
            <text:p>P0037</text:p>
          </table:table-cell>
          <table:table-cell office:value-type="string" calcext:value-type="string">
            <text:p>AT17</text:p>
          </table:table-cell>
          <table:table-cell office:value-type="string" calcext:value-type="string">
            <text:p>PS00203</text:p>
          </table:table-cell>
          <table:table-cell office:value-type="string" calcext:value-type="string">
            <text:p>SS00118</text:p>
          </table:table-cell>
          <table:table-cell table:formula="of:=VLOOKUP([.D239];[$PrimarySource.A$1:$PrimarySource.B$1048576];2;0)" office:value-type="string" office:string-value="G04" calcext:value-type="string">
            <text:p>G04</text:p>
          </table:table-cell>
          <table:table-cell table:formula="of:=VLOOKUP([.E23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39])" office:value-type="float" office:value="205" calcext:value-type="float">
            <text:p>205</text:p>
          </table:table-cell>
          <table:table-cell table:formula="of:=COUNTIF([.G$1:.G$1048576];[.G23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284</text:p>
          </table:table-cell>
          <table:table-cell office:value-type="string" calcext:value-type="string">
            <text:p>P0999</text:p>
          </table:table-cell>
          <table:table-cell office:value-type="string" calcext:value-type="string">
            <text:p>AT17</text:p>
          </table:table-cell>
          <table:table-cell office:value-type="string" calcext:value-type="string">
            <text:p>PS00203</text:p>
          </table:table-cell>
          <table:table-cell office:value-type="string" calcext:value-type="string">
            <text:p>SS00007</text:p>
          </table:table-cell>
          <table:table-cell table:formula="of:=VLOOKUP([.D240];[$PrimarySource.A$1:$PrimarySource.B$1048576];2;0)" office:value-type="string" office:string-value="G04" calcext:value-type="string">
            <text:p>G04</text:p>
          </table:table-cell>
          <table:table-cell table:formula="of:=VLOOKUP([.E240];[$SecondarySource.A$1:$SecondarySource.B$1048576];2;0)" office:value-type="string" office:string-value="G22" calcext:value-type="string">
            <text:p>G22</text:p>
          </table:table-cell>
          <table:table-cell table:formula="of:=COUNTIF([.F$1:.F$1048576];[.F240])" office:value-type="float" office:value="205" calcext:value-type="float">
            <text:p>205</text:p>
          </table:table-cell>
          <table:table-cell table:formula="of:=COUNTIF([.G$1:.G$1048576];[.G240]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A00285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274</text:p>
          </table:table-cell>
          <table:table-cell office:value-type="string" calcext:value-type="string">
            <text:p>SS00030</text:p>
          </table:table-cell>
          <table:table-cell table:formula="of:=VLOOKUP([.D241];[$PrimarySource.A$1:$PrimarySource.B$1048576];2;0)" office:value-type="string" office:string-value="G04" calcext:value-type="string">
            <text:p>G04</text:p>
          </table:table-cell>
          <table:table-cell table:formula="of:=VLOOKUP([.E24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41])" office:value-type="float" office:value="205" calcext:value-type="float">
            <text:p>205</text:p>
          </table:table-cell>
          <table:table-cell table:formula="of:=COUNTIF([.G$1:.G$1048576];[.G24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286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275</text:p>
          </table:table-cell>
          <table:table-cell office:value-type="string" calcext:value-type="string">
            <text:p>SS00030</text:p>
          </table:table-cell>
          <table:table-cell table:formula="of:=VLOOKUP([.D242];[$PrimarySource.A$1:$PrimarySource.B$1048576];2;0)" office:value-type="string" office:string-value="G04" calcext:value-type="string">
            <text:p>G04</text:p>
          </table:table-cell>
          <table:table-cell table:formula="of:=VLOOKUP([.E24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42])" office:value-type="float" office:value="205" calcext:value-type="float">
            <text:p>205</text:p>
          </table:table-cell>
          <table:table-cell table:formula="of:=COUNTIF([.G$1:.G$1048576];[.G24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287</text:p>
          </table:table-cell>
          <table:table-cell office:value-type="string" calcext:value-type="string">
            <text:p>P0237</text:p>
          </table:table-cell>
          <table:table-cell office:value-type="string" calcext:value-type="string">
            <text:p>AT24</text:p>
          </table:table-cell>
          <table:table-cell office:value-type="string" calcext:value-type="string">
            <text:p>PS00276</text:p>
          </table:table-cell>
          <table:table-cell office:value-type="string" calcext:value-type="string">
            <text:p>SS00061</text:p>
          </table:table-cell>
          <table:table-cell table:formula="of:=VLOOKUP([.D243];[$PrimarySource.A$1:$PrimarySource.B$1048576];2;0)" office:value-type="string" office:string-value="G04" calcext:value-type="string">
            <text:p>G04</text:p>
          </table:table-cell>
          <table:table-cell table:formula="of:=VLOOKUP([.E243];[$SecondarySource.A$1:$SecondarySource.B$1048576];2;0)" office:value-type="string" office:string-value="G43" calcext:value-type="string">
            <text:p>G43</text:p>
          </table:table-cell>
          <table:table-cell table:formula="of:=COUNTIF([.F$1:.F$1048576];[.F243])" office:value-type="float" office:value="205" calcext:value-type="float">
            <text:p>205</text:p>
          </table:table-cell>
          <table:table-cell table:formula="of:=COUNTIF([.G$1:.G$1048576];[.G243])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A00288</text:p>
          </table:table-cell>
          <table:table-cell office:value-type="string" calcext:value-type="string">
            <text:p>P0003</text:p>
          </table:table-cell>
          <table:table-cell office:value-type="string" calcext:value-type="string">
            <text:p>AT17</text:p>
          </table:table-cell>
          <table:table-cell office:value-type="string" calcext:value-type="string">
            <text:p>AW00084</text:p>
          </table:table-cell>
          <table:table-cell office:value-type="string" calcext:value-type="string">
            <text:p>SS00185</text:p>
          </table:table-cell>
          <table:table-cell table:formula="of:=VLOOKUP([.D244];[$PrimarySource.A$1:$PrimarySource.B$1048576];2;0)" office:value-type="string" office:string-value="" calcext:value-type="error">
            <text:p>#N/A</text:p>
          </table:table-cell>
          <table:table-cell table:formula="of:=VLOOKUP([.E24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44])" office:value-type="string" office:string-value="" calcext:value-type="error">
            <text:p>#N/A</text:p>
          </table:table-cell>
          <table:table-cell table:formula="of:=COUNTIF([.G$1:.G$1048576];[.G24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289</text:p>
          </table:table-cell>
          <table:table-cell office:value-type="string" calcext:value-type="string">
            <text:p>P0003</text:p>
          </table:table-cell>
          <table:table-cell office:value-type="string" calcext:value-type="string">
            <text:p>AT17</text:p>
          </table:table-cell>
          <table:table-cell office:value-type="string" calcext:value-type="string">
            <text:p>AW00085</text:p>
          </table:table-cell>
          <table:table-cell office:value-type="string" calcext:value-type="string">
            <text:p>SS00185</text:p>
          </table:table-cell>
          <table:table-cell table:formula="of:=VLOOKUP([.D245];[$PrimarySource.A$1:$PrimarySource.B$1048576];2;0)" office:value-type="string" office:string-value="" calcext:value-type="error">
            <text:p>#N/A</text:p>
          </table:table-cell>
          <table:table-cell table:formula="of:=VLOOKUP([.E24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45])" office:value-type="string" office:string-value="" calcext:value-type="error">
            <text:p>#N/A</text:p>
          </table:table-cell>
          <table:table-cell table:formula="of:=COUNTIF([.G$1:.G$1048576];[.G24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290</text:p>
          </table:table-cell>
          <table:table-cell office:value-type="string" calcext:value-type="string">
            <text:p>P0132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43</text:p>
          </table:table-cell>
          <table:table-cell table:formula="of:=VLOOKUP([.D246];[$PrimarySource.A$1:$PrimarySource.B$1048576];2;0)" office:value-type="string" office:string-value="G99" calcext:value-type="string">
            <text:p>G99</text:p>
          </table:table-cell>
          <table:table-cell table:formula="of:=VLOOKUP([.E24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46])" office:value-type="float" office:value="236" calcext:value-type="float">
            <text:p>236</text:p>
          </table:table-cell>
          <table:table-cell table:formula="of:=COUNTIF([.G$1:.G$1048576];[.G24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291</text:p>
          </table:table-cell>
          <table:table-cell office:value-type="string" calcext:value-type="string">
            <text:p>P0999</text:p>
          </table:table-cell>
          <table:table-cell office:value-type="string" calcext:value-type="string">
            <text:p>AT17</text:p>
          </table:table-cell>
          <table:table-cell office:value-type="string" calcext:value-type="string">
            <text:p>PS00290</text:p>
          </table:table-cell>
          <table:table-cell office:value-type="string" calcext:value-type="string">
            <text:p>SS00268</text:p>
          </table:table-cell>
          <table:table-cell table:formula="of:=VLOOKUP([.D247];[$PrimarySource.A$1:$PrimarySource.B$1048576];2;0)" office:value-type="string" office:string-value="G10" calcext:value-type="string">
            <text:p>G10</text:p>
          </table:table-cell>
          <table:table-cell table:formula="of:=VLOOKUP([.E24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47])" office:value-type="float" office:value="80" calcext:value-type="float">
            <text:p>80</text:p>
          </table:table-cell>
          <table:table-cell table:formula="of:=COUNTIF([.G$1:.G$1048576];[.G24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292</text:p>
          </table:table-cell>
          <table:table-cell office:value-type="string" calcext:value-type="string">
            <text:p>P0320</text:p>
          </table:table-cell>
          <table:table-cell office:value-type="string" calcext:value-type="string">
            <text:p>AT17</text:p>
          </table:table-cell>
          <table:table-cell office:value-type="string" calcext:value-type="string">
            <text:p>PS00292</text:p>
          </table:table-cell>
          <table:table-cell office:value-type="string" calcext:value-type="string">
            <text:p>SS00268</text:p>
          </table:table-cell>
          <table:table-cell table:formula="of:=VLOOKUP([.D248];[$PrimarySource.A$1:$PrimarySource.B$1048576];2;0)" office:value-type="string" office:string-value="G04" calcext:value-type="string">
            <text:p>G04</text:p>
          </table:table-cell>
          <table:table-cell table:formula="of:=VLOOKUP([.E24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48])" office:value-type="float" office:value="205" calcext:value-type="float">
            <text:p>205</text:p>
          </table:table-cell>
          <table:table-cell table:formula="of:=COUNTIF([.G$1:.G$1048576];[.G24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293</text:p>
          </table:table-cell>
          <table:table-cell office:value-type="string" calcext:value-type="string">
            <text:p>P032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8</text:p>
          </table:table-cell>
          <table:table-cell table:formula="of:=VLOOKUP([.D249];[$PrimarySource.A$1:$PrimarySource.B$1048576];2;0)" office:value-type="string" office:string-value="G99" calcext:value-type="string">
            <text:p>G99</text:p>
          </table:table-cell>
          <table:table-cell table:formula="of:=VLOOKUP([.E24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49])" office:value-type="float" office:value="236" calcext:value-type="float">
            <text:p>236</text:p>
          </table:table-cell>
          <table:table-cell table:formula="of:=COUNTIF([.G$1:.G$1048576];[.G24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294</text:p>
          </table:table-cell>
          <table:table-cell office:value-type="string" calcext:value-type="string">
            <text:p>P0322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8</text:p>
          </table:table-cell>
          <table:table-cell table:formula="of:=VLOOKUP([.D250];[$PrimarySource.A$1:$PrimarySource.B$1048576];2;0)" office:value-type="string" office:string-value="G99" calcext:value-type="string">
            <text:p>G99</text:p>
          </table:table-cell>
          <table:table-cell table:formula="of:=VLOOKUP([.E25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50])" office:value-type="float" office:value="236" calcext:value-type="float">
            <text:p>236</text:p>
          </table:table-cell>
          <table:table-cell table:formula="of:=COUNTIF([.G$1:.G$1048576];[.G25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295</text:p>
          </table:table-cell>
          <table:table-cell office:value-type="string" calcext:value-type="string">
            <text:p>P0322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8</text:p>
          </table:table-cell>
          <table:table-cell table:formula="of:=VLOOKUP([.D251];[$PrimarySource.A$1:$PrimarySource.B$1048576];2;0)" office:value-type="string" office:string-value="G99" calcext:value-type="string">
            <text:p>G99</text:p>
          </table:table-cell>
          <table:table-cell table:formula="of:=VLOOKUP([.E25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51])" office:value-type="float" office:value="236" calcext:value-type="float">
            <text:p>236</text:p>
          </table:table-cell>
          <table:table-cell table:formula="of:=COUNTIF([.G$1:.G$1048576];[.G25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90</text:p>
          </table:table-cell>
          <table:table-cell office:value-type="string" calcext:value-type="string">
            <text:p>P032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8</text:p>
          </table:table-cell>
          <table:table-cell table:formula="of:=VLOOKUP([.D252];[$PrimarySource.A$1:$PrimarySource.B$1048576];2;0)" office:value-type="string" office:string-value="G99" calcext:value-type="string">
            <text:p>G99</text:p>
          </table:table-cell>
          <table:table-cell table:formula="of:=VLOOKUP([.E25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52])" office:value-type="float" office:value="236" calcext:value-type="float">
            <text:p>236</text:p>
          </table:table-cell>
          <table:table-cell table:formula="of:=COUNTIF([.G$1:.G$1048576];[.G25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296</text:p>
          </table:table-cell>
          <table:table-cell office:value-type="string" calcext:value-type="string">
            <text:p>P0322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8</text:p>
          </table:table-cell>
          <table:table-cell table:formula="of:=VLOOKUP([.D253];[$PrimarySource.A$1:$PrimarySource.B$1048576];2;0)" office:value-type="string" office:string-value="G99" calcext:value-type="string">
            <text:p>G99</text:p>
          </table:table-cell>
          <table:table-cell table:formula="of:=VLOOKUP([.E25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53])" office:value-type="float" office:value="236" calcext:value-type="float">
            <text:p>236</text:p>
          </table:table-cell>
          <table:table-cell table:formula="of:=COUNTIF([.G$1:.G$1048576];[.G25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91</text:p>
          </table:table-cell>
          <table:table-cell office:value-type="string" calcext:value-type="string">
            <text:p>P032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8</text:p>
          </table:table-cell>
          <table:table-cell table:formula="of:=VLOOKUP([.D254];[$PrimarySource.A$1:$PrimarySource.B$1048576];2;0)" office:value-type="string" office:string-value="G99" calcext:value-type="string">
            <text:p>G99</text:p>
          </table:table-cell>
          <table:table-cell table:formula="of:=VLOOKUP([.E25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54])" office:value-type="float" office:value="236" calcext:value-type="float">
            <text:p>236</text:p>
          </table:table-cell>
          <table:table-cell table:formula="of:=COUNTIF([.G$1:.G$1048576];[.G25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297</text:p>
          </table:table-cell>
          <table:table-cell office:value-type="string" calcext:value-type="string">
            <text:p>P0322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8</text:p>
          </table:table-cell>
          <table:table-cell table:formula="of:=VLOOKUP([.D255];[$PrimarySource.A$1:$PrimarySource.B$1048576];2;0)" office:value-type="string" office:string-value="G99" calcext:value-type="string">
            <text:p>G99</text:p>
          </table:table-cell>
          <table:table-cell table:formula="of:=VLOOKUP([.E25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55])" office:value-type="float" office:value="236" calcext:value-type="float">
            <text:p>236</text:p>
          </table:table-cell>
          <table:table-cell table:formula="of:=COUNTIF([.G$1:.G$1048576];[.G25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298</text:p>
          </table:table-cell>
          <table:table-cell office:value-type="string" calcext:value-type="string">
            <text:p>P032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8</text:p>
          </table:table-cell>
          <table:table-cell table:formula="of:=VLOOKUP([.D256];[$PrimarySource.A$1:$PrimarySource.B$1048576];2;0)" office:value-type="string" office:string-value="G99" calcext:value-type="string">
            <text:p>G99</text:p>
          </table:table-cell>
          <table:table-cell table:formula="of:=VLOOKUP([.E25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56])" office:value-type="float" office:value="236" calcext:value-type="float">
            <text:p>236</text:p>
          </table:table-cell>
          <table:table-cell table:formula="of:=COUNTIF([.G$1:.G$1048576];[.G25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299</text:p>
          </table:table-cell>
          <table:table-cell office:value-type="string" calcext:value-type="string">
            <text:p>P032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077</text:p>
          </table:table-cell>
          <table:table-cell office:value-type="string" calcext:value-type="string">
            <text:p>SS00268</text:p>
          </table:table-cell>
          <table:table-cell table:formula="of:=VLOOKUP([.D257];[$PrimarySource.A$1:$PrimarySource.B$1048576];2;0)" office:value-type="string" office:string-value="G04" calcext:value-type="string">
            <text:p>G04</text:p>
          </table:table-cell>
          <table:table-cell table:formula="of:=VLOOKUP([.E25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57])" office:value-type="float" office:value="205" calcext:value-type="float">
            <text:p>205</text:p>
          </table:table-cell>
          <table:table-cell table:formula="of:=COUNTIF([.G$1:.G$1048576];[.G25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00</text:p>
          </table:table-cell>
          <table:table-cell office:value-type="string" calcext:value-type="string">
            <text:p>P0320</text:p>
          </table:table-cell>
          <table:table-cell office:value-type="string" calcext:value-type="string">
            <text:p>AT23</text:p>
          </table:table-cell>
          <table:table-cell office:value-type="string" calcext:value-type="string">
            <text:p>AW00082</text:p>
          </table:table-cell>
          <table:table-cell office:value-type="string" calcext:value-type="string">
            <text:p>SS00268</text:p>
          </table:table-cell>
          <table:table-cell table:formula="of:=VLOOKUP([.D258];[$PrimarySource.A$1:$PrimarySource.B$1048576];2;0)" office:value-type="string" office:string-value="" calcext:value-type="error">
            <text:p>#N/A</text:p>
          </table:table-cell>
          <table:table-cell table:formula="of:=VLOOKUP([.E25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58])" office:value-type="string" office:string-value="" calcext:value-type="error">
            <text:p>#N/A</text:p>
          </table:table-cell>
          <table:table-cell table:formula="of:=COUNTIF([.G$1:.G$1048576];[.G25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01</text:p>
          </table:table-cell>
          <table:table-cell office:value-type="string" calcext:value-type="string">
            <text:p>P0320</text:p>
          </table:table-cell>
          <table:table-cell office:value-type="string" calcext:value-type="string">
            <text:p>AT23</text:p>
          </table:table-cell>
          <table:table-cell office:value-type="string" calcext:value-type="string">
            <text:p>AW00083</text:p>
          </table:table-cell>
          <table:table-cell office:value-type="string" calcext:value-type="string">
            <text:p>SS00268</text:p>
          </table:table-cell>
          <table:table-cell table:formula="of:=VLOOKUP([.D259];[$PrimarySource.A$1:$PrimarySource.B$1048576];2;0)" office:value-type="string" office:string-value="" calcext:value-type="error">
            <text:p>#N/A</text:p>
          </table:table-cell>
          <table:table-cell table:formula="of:=VLOOKUP([.E25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59])" office:value-type="string" office:string-value="" calcext:value-type="error">
            <text:p>#N/A</text:p>
          </table:table-cell>
          <table:table-cell table:formula="of:=COUNTIF([.G$1:.G$1048576];[.G25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02</text:p>
          </table:table-cell>
          <table:table-cell office:value-type="string" calcext:value-type="string">
            <text:p>P0328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AW00082</text:p>
          </table:table-cell>
          <table:table-cell office:value-type="string" calcext:value-type="string">
            <text:p>SS00268</text:p>
          </table:table-cell>
          <table:table-cell table:formula="of:=VLOOKUP([.D260];[$PrimarySource.A$1:$PrimarySource.B$1048576];2;0)" office:value-type="string" office:string-value="" calcext:value-type="error">
            <text:p>#N/A</text:p>
          </table:table-cell>
          <table:table-cell table:formula="of:=VLOOKUP([.E26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60])" office:value-type="string" office:string-value="" calcext:value-type="error">
            <text:p>#N/A</text:p>
          </table:table-cell>
          <table:table-cell table:formula="of:=COUNTIF([.G$1:.G$1048576];[.G26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03</text:p>
          </table:table-cell>
          <table:table-cell office:value-type="string" calcext:value-type="string">
            <text:p>P0328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AW00083</text:p>
          </table:table-cell>
          <table:table-cell office:value-type="string" calcext:value-type="string">
            <text:p>SS00268</text:p>
          </table:table-cell>
          <table:table-cell table:formula="of:=VLOOKUP([.D261];[$PrimarySource.A$1:$PrimarySource.B$1048576];2;0)" office:value-type="string" office:string-value="" calcext:value-type="error">
            <text:p>#N/A</text:p>
          </table:table-cell>
          <table:table-cell table:formula="of:=VLOOKUP([.E26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61])" office:value-type="string" office:string-value="" calcext:value-type="error">
            <text:p>#N/A</text:p>
          </table:table-cell>
          <table:table-cell table:formula="of:=COUNTIF([.G$1:.G$1048576];[.G26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04</text:p>
          </table:table-cell>
          <table:table-cell office:value-type="string" calcext:value-type="string">
            <text:p>P0322</text:p>
          </table:table-cell>
          <table:table-cell office:value-type="string" calcext:value-type="string">
            <text:p>AT17</text:p>
          </table:table-cell>
          <table:table-cell office:value-type="string" calcext:value-type="string">
            <text:p>PS00297</text:p>
          </table:table-cell>
          <table:table-cell office:value-type="string" calcext:value-type="string">
            <text:p>SS00268</text:p>
          </table:table-cell>
          <table:table-cell table:formula="of:=VLOOKUP([.D262];[$PrimarySource.A$1:$PrimarySource.B$1048576];2;0)" office:value-type="string" office:string-value="G04" calcext:value-type="string">
            <text:p>G04</text:p>
          </table:table-cell>
          <table:table-cell table:formula="of:=VLOOKUP([.E26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62])" office:value-type="float" office:value="205" calcext:value-type="float">
            <text:p>205</text:p>
          </table:table-cell>
          <table:table-cell table:formula="of:=COUNTIF([.G$1:.G$1048576];[.G26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05</text:p>
          </table:table-cell>
          <table:table-cell office:value-type="string" calcext:value-type="string">
            <text:p>P0329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227</text:p>
          </table:table-cell>
          <table:table-cell office:value-type="string" calcext:value-type="string">
            <text:p>SS00269</text:p>
          </table:table-cell>
          <table:table-cell table:formula="of:=VLOOKUP([.D263];[$PrimarySource.A$1:$PrimarySource.B$1048576];2;0)" office:value-type="string" office:string-value="G04" calcext:value-type="string">
            <text:p>G04</text:p>
          </table:table-cell>
          <table:table-cell table:formula="of:=VLOOKUP([.E26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63])" office:value-type="float" office:value="205" calcext:value-type="float">
            <text:p>205</text:p>
          </table:table-cell>
          <table:table-cell table:formula="of:=COUNTIF([.G$1:.G$1048576];[.G26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06</text:p>
          </table:table-cell>
          <table:table-cell office:value-type="string" calcext:value-type="string">
            <text:p>P03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093</text:p>
          </table:table-cell>
          <table:table-cell office:value-type="string" calcext:value-type="string">
            <text:p>SS00269</text:p>
          </table:table-cell>
          <table:table-cell table:formula="of:=VLOOKUP([.D264];[$PrimarySource.A$1:$PrimarySource.B$1048576];2;0)" office:value-type="string" office:string-value="G24" calcext:value-type="string">
            <text:p>G24</text:p>
          </table:table-cell>
          <table:table-cell table:formula="of:=VLOOKUP([.E26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64])" office:value-type="float" office:value="57" calcext:value-type="float">
            <text:p>57</text:p>
          </table:table-cell>
          <table:table-cell table:formula="of:=COUNTIF([.G$1:.G$1048576];[.G26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07</text:p>
          </table:table-cell>
          <table:table-cell office:value-type="string" calcext:value-type="string">
            <text:p>P03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298</text:p>
          </table:table-cell>
          <table:table-cell office:value-type="string" calcext:value-type="string">
            <text:p>SS00269</text:p>
          </table:table-cell>
          <table:table-cell table:formula="of:=VLOOKUP([.D265];[$PrimarySource.A$1:$PrimarySource.B$1048576];2;0)" office:value-type="string" office:string-value="G02" calcext:value-type="string">
            <text:p>G02</text:p>
          </table:table-cell>
          <table:table-cell table:formula="of:=VLOOKUP([.E26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65])" office:value-type="float" office:value="22" calcext:value-type="float">
            <text:p>22</text:p>
          </table:table-cell>
          <table:table-cell table:formula="of:=COUNTIF([.G$1:.G$1048576];[.G26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08</text:p>
          </table:table-cell>
          <table:table-cell office:value-type="string" calcext:value-type="string">
            <text:p>P03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299</text:p>
          </table:table-cell>
          <table:table-cell office:value-type="string" calcext:value-type="string">
            <text:p>SS00269</text:p>
          </table:table-cell>
          <table:table-cell table:formula="of:=VLOOKUP([.D266];[$PrimarySource.A$1:$PrimarySource.B$1048576];2;0)" office:value-type="string" office:string-value="G42" calcext:value-type="string">
            <text:p>G42</text:p>
          </table:table-cell>
          <table:table-cell table:formula="of:=VLOOKUP([.E26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66])" office:value-type="float" office:value="1" calcext:value-type="float">
            <text:p>1</text:p>
          </table:table-cell>
          <table:table-cell table:formula="of:=COUNTIF([.G$1:.G$1048576];[.G26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09</text:p>
          </table:table-cell>
          <table:table-cell office:value-type="string" calcext:value-type="string">
            <text:p>P0329</text:p>
          </table:table-cell>
          <table:table-cell office:value-type="string" calcext:value-type="string">
            <text:p>AT20</text:p>
          </table:table-cell>
          <table:table-cell office:value-type="string" calcext:value-type="string">
            <text:p>AW00084</text:p>
          </table:table-cell>
          <table:table-cell office:value-type="string" calcext:value-type="string">
            <text:p>SS00269</text:p>
          </table:table-cell>
          <table:table-cell table:formula="of:=VLOOKUP([.D267];[$PrimarySource.A$1:$PrimarySource.B$1048576];2;0)" office:value-type="string" office:string-value="" calcext:value-type="error">
            <text:p>#N/A</text:p>
          </table:table-cell>
          <table:table-cell table:formula="of:=VLOOKUP([.E26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67])" office:value-type="string" office:string-value="" calcext:value-type="error">
            <text:p>#N/A</text:p>
          </table:table-cell>
          <table:table-cell table:formula="of:=COUNTIF([.G$1:.G$1048576];[.G26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10</text:p>
          </table:table-cell>
          <table:table-cell office:value-type="string" calcext:value-type="string">
            <text:p>P0329</text:p>
          </table:table-cell>
          <table:table-cell office:value-type="string" calcext:value-type="string">
            <text:p>AT04</text:p>
          </table:table-cell>
          <table:table-cell office:value-type="string" calcext:value-type="string">
            <text:p>AW00084</text:p>
          </table:table-cell>
          <table:table-cell office:value-type="string" calcext:value-type="string">
            <text:p>SS00269</text:p>
          </table:table-cell>
          <table:table-cell table:formula="of:=VLOOKUP([.D268];[$PrimarySource.A$1:$PrimarySource.B$1048576];2;0)" office:value-type="string" office:string-value="" calcext:value-type="error">
            <text:p>#N/A</text:p>
          </table:table-cell>
          <table:table-cell table:formula="of:=VLOOKUP([.E26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68])" office:value-type="string" office:string-value="" calcext:value-type="error">
            <text:p>#N/A</text:p>
          </table:table-cell>
          <table:table-cell table:formula="of:=COUNTIF([.G$1:.G$1048576];[.G26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11</text:p>
          </table:table-cell>
          <table:table-cell office:value-type="string" calcext:value-type="string">
            <text:p>P0329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Q0007</text:p>
          </table:table-cell>
          <table:table-cell office:value-type="string" calcext:value-type="string">
            <text:p>SS00269</text:p>
          </table:table-cell>
          <table:table-cell table:formula="of:=VLOOKUP([.D269];[$PrimarySource.A$1:$PrimarySource.B$1048576];2;0)" office:value-type="string" office:string-value="" calcext:value-type="error">
            <text:p>#N/A</text:p>
          </table:table-cell>
          <table:table-cell table:formula="of:=VLOOKUP([.E26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69])" office:value-type="string" office:string-value="" calcext:value-type="error">
            <text:p>#N/A</text:p>
          </table:table-cell>
          <table:table-cell table:formula="of:=COUNTIF([.G$1:.G$1048576];[.G26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12</text:p>
          </table:table-cell>
          <table:table-cell office:value-type="string" calcext:value-type="string">
            <text:p>P0329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300</text:p>
          </table:table-cell>
          <table:table-cell office:value-type="string" calcext:value-type="string">
            <text:p>SS00269</text:p>
          </table:table-cell>
          <table:table-cell table:formula="of:=VLOOKUP([.D270];[$PrimarySource.A$1:$PrimarySource.B$1048576];2;0)" office:value-type="string" office:string-value="G04" calcext:value-type="string">
            <text:p>G04</text:p>
          </table:table-cell>
          <table:table-cell table:formula="of:=VLOOKUP([.E27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70])" office:value-type="float" office:value="205" calcext:value-type="float">
            <text:p>205</text:p>
          </table:table-cell>
          <table:table-cell table:formula="of:=COUNTIF([.G$1:.G$1048576];[.G27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13</text:p>
          </table:table-cell>
          <table:table-cell office:value-type="string" calcext:value-type="string">
            <text:p>P03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093</text:p>
          </table:table-cell>
          <table:table-cell office:value-type="string" calcext:value-type="string">
            <text:p>SS00269</text:p>
          </table:table-cell>
          <table:table-cell table:formula="of:=VLOOKUP([.D271];[$PrimarySource.A$1:$PrimarySource.B$1048576];2;0)" office:value-type="string" office:string-value="G24" calcext:value-type="string">
            <text:p>G24</text:p>
          </table:table-cell>
          <table:table-cell table:formula="of:=VLOOKUP([.E27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71])" office:value-type="float" office:value="57" calcext:value-type="float">
            <text:p>57</text:p>
          </table:table-cell>
          <table:table-cell table:formula="of:=COUNTIF([.G$1:.G$1048576];[.G27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14</text:p>
          </table:table-cell>
          <table:table-cell office:value-type="string" calcext:value-type="string">
            <text:p>P0329</text:p>
          </table:table-cell>
          <table:table-cell office:value-type="string" calcext:value-type="string">
            <text:p>AT17</text:p>
          </table:table-cell>
          <table:table-cell office:value-type="string" calcext:value-type="string">
            <text:p>PS00301</text:p>
          </table:table-cell>
          <table:table-cell office:value-type="string" calcext:value-type="string">
            <text:p>SS00269</text:p>
          </table:table-cell>
          <table:table-cell table:formula="of:=VLOOKUP([.D272];[$PrimarySource.A$1:$PrimarySource.B$1048576];2;0)" office:value-type="string" office:string-value="G01" calcext:value-type="string">
            <text:p>G01</text:p>
          </table:table-cell>
          <table:table-cell table:formula="of:=VLOOKUP([.E27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72])" office:value-type="float" office:value="20" calcext:value-type="float">
            <text:p>20</text:p>
          </table:table-cell>
          <table:table-cell table:formula="of:=COUNTIF([.G$1:.G$1048576];[.G27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15</text:p>
          </table:table-cell>
          <table:table-cell office:value-type="string" calcext:value-type="string">
            <text:p>P0999</text:p>
          </table:table-cell>
          <table:table-cell office:value-type="string" calcext:value-type="string">
            <text:p>AT20</text:p>
          </table:table-cell>
          <table:table-cell office:value-type="string" calcext:value-type="string">
            <text:p>AW00085</text:p>
          </table:table-cell>
          <table:table-cell office:value-type="string" calcext:value-type="string">
            <text:p>SS00269</text:p>
          </table:table-cell>
          <table:table-cell table:formula="of:=VLOOKUP([.D273];[$PrimarySource.A$1:$PrimarySource.B$1048576];2;0)" office:value-type="string" office:string-value="" calcext:value-type="error">
            <text:p>#N/A</text:p>
          </table:table-cell>
          <table:table-cell table:formula="of:=VLOOKUP([.E27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73])" office:value-type="string" office:string-value="" calcext:value-type="error">
            <text:p>#N/A</text:p>
          </table:table-cell>
          <table:table-cell table:formula="of:=COUNTIF([.G$1:.G$1048576];[.G27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16</text:p>
          </table:table-cell>
          <table:table-cell office:value-type="string" calcext:value-type="string">
            <text:p>P0329</text:p>
          </table:table-cell>
          <table:table-cell office:value-type="string" calcext:value-type="string">
            <text:p>AT23</text:p>
          </table:table-cell>
          <table:table-cell office:value-type="string" calcext:value-type="string">
            <text:p>AW00085</text:p>
          </table:table-cell>
          <table:table-cell office:value-type="string" calcext:value-type="string">
            <text:p>SS00269</text:p>
          </table:table-cell>
          <table:table-cell table:formula="of:=VLOOKUP([.D274];[$PrimarySource.A$1:$PrimarySource.B$1048576];2;0)" office:value-type="string" office:string-value="" calcext:value-type="error">
            <text:p>#N/A</text:p>
          </table:table-cell>
          <table:table-cell table:formula="of:=VLOOKUP([.E27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74])" office:value-type="string" office:string-value="" calcext:value-type="error">
            <text:p>#N/A</text:p>
          </table:table-cell>
          <table:table-cell table:formula="of:=COUNTIF([.G$1:.G$1048576];[.G27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17</text:p>
          </table:table-cell>
          <table:table-cell office:value-type="string" calcext:value-type="string">
            <text:p>P03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9</text:p>
          </table:table-cell>
          <table:table-cell table:formula="of:=VLOOKUP([.D275];[$PrimarySource.A$1:$PrimarySource.B$1048576];2;0)" office:value-type="string" office:string-value="G99" calcext:value-type="string">
            <text:p>G99</text:p>
          </table:table-cell>
          <table:table-cell table:formula="of:=VLOOKUP([.E27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75])" office:value-type="float" office:value="236" calcext:value-type="float">
            <text:p>236</text:p>
          </table:table-cell>
          <table:table-cell table:formula="of:=COUNTIF([.G$1:.G$1048576];[.G27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18</text:p>
          </table:table-cell>
          <table:table-cell office:value-type="string" calcext:value-type="string">
            <text:p>P03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9</text:p>
          </table:table-cell>
          <table:table-cell table:formula="of:=VLOOKUP([.D276];[$PrimarySource.A$1:$PrimarySource.B$1048576];2;0)" office:value-type="string" office:string-value="G99" calcext:value-type="string">
            <text:p>G99</text:p>
          </table:table-cell>
          <table:table-cell table:formula="of:=VLOOKUP([.E27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76])" office:value-type="float" office:value="236" calcext:value-type="float">
            <text:p>236</text:p>
          </table:table-cell>
          <table:table-cell table:formula="of:=COUNTIF([.G$1:.G$1048576];[.G27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19</text:p>
          </table:table-cell>
          <table:table-cell office:value-type="string" calcext:value-type="string">
            <text:p>P03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9</text:p>
          </table:table-cell>
          <table:table-cell table:formula="of:=VLOOKUP([.D277];[$PrimarySource.A$1:$PrimarySource.B$1048576];2;0)" office:value-type="string" office:string-value="G99" calcext:value-type="string">
            <text:p>G99</text:p>
          </table:table-cell>
          <table:table-cell table:formula="of:=VLOOKUP([.E27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77])" office:value-type="float" office:value="236" calcext:value-type="float">
            <text:p>236</text:p>
          </table:table-cell>
          <table:table-cell table:formula="of:=COUNTIF([.G$1:.G$1048576];[.G27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20</text:p>
          </table:table-cell>
          <table:table-cell office:value-type="string" calcext:value-type="string">
            <text:p>P03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9</text:p>
          </table:table-cell>
          <table:table-cell table:formula="of:=VLOOKUP([.D278];[$PrimarySource.A$1:$PrimarySource.B$1048576];2;0)" office:value-type="string" office:string-value="G99" calcext:value-type="string">
            <text:p>G99</text:p>
          </table:table-cell>
          <table:table-cell table:formula="of:=VLOOKUP([.E27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78])" office:value-type="float" office:value="236" calcext:value-type="float">
            <text:p>236</text:p>
          </table:table-cell>
          <table:table-cell table:formula="of:=COUNTIF([.G$1:.G$1048576];[.G27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21</text:p>
          </table:table-cell>
          <table:table-cell office:value-type="string" calcext:value-type="string">
            <text:p>P03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002</text:p>
          </table:table-cell>
          <table:table-cell office:value-type="string" calcext:value-type="string">
            <text:p>SS00269</text:p>
          </table:table-cell>
          <table:table-cell table:formula="of:=VLOOKUP([.D279];[$PrimarySource.A$1:$PrimarySource.B$1048576];2;0)" office:value-type="string" office:string-value="G20" calcext:value-type="string">
            <text:p>G20</text:p>
          </table:table-cell>
          <table:table-cell table:formula="of:=VLOOKUP([.E27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79])" office:value-type="float" office:value="13" calcext:value-type="float">
            <text:p>13</text:p>
          </table:table-cell>
          <table:table-cell table:formula="of:=COUNTIF([.G$1:.G$1048576];[.G27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22</text:p>
          </table:table-cell>
          <table:table-cell office:value-type="string" calcext:value-type="string">
            <text:p>P0329</text:p>
          </table:table-cell>
          <table:table-cell office:value-type="string" calcext:value-type="string">
            <text:p>AT23</text:p>
          </table:table-cell>
          <table:table-cell office:value-type="string" calcext:value-type="string">
            <text:p>I0009</text:p>
          </table:table-cell>
          <table:table-cell office:value-type="string" calcext:value-type="string">
            <text:p>SS00269</text:p>
          </table:table-cell>
          <table:table-cell table:formula="of:=VLOOKUP([.D280];[$PrimarySource.A$1:$PrimarySource.B$1048576];2;0)" office:value-type="string" office:string-value="" calcext:value-type="error">
            <text:p>#N/A</text:p>
          </table:table-cell>
          <table:table-cell table:formula="of:=VLOOKUP([.E28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80])" office:value-type="string" office:string-value="" calcext:value-type="error">
            <text:p>#N/A</text:p>
          </table:table-cell>
          <table:table-cell table:formula="of:=COUNTIF([.G$1:.G$1048576];[.G28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23</text:p>
          </table:table-cell>
          <table:table-cell office:value-type="string" calcext:value-type="string">
            <text:p>P03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9</text:p>
          </table:table-cell>
          <table:table-cell table:formula="of:=VLOOKUP([.D281];[$PrimarySource.A$1:$PrimarySource.B$1048576];2;0)" office:value-type="string" office:string-value="G99" calcext:value-type="string">
            <text:p>G99</text:p>
          </table:table-cell>
          <table:table-cell table:formula="of:=VLOOKUP([.E28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81])" office:value-type="float" office:value="236" calcext:value-type="float">
            <text:p>236</text:p>
          </table:table-cell>
          <table:table-cell table:formula="of:=COUNTIF([.G$1:.G$1048576];[.G28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24</text:p>
          </table:table-cell>
          <table:table-cell office:value-type="string" calcext:value-type="string">
            <text:p>P0334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9</text:p>
          </table:table-cell>
          <table:table-cell table:formula="of:=VLOOKUP([.D282];[$PrimarySource.A$1:$PrimarySource.B$1048576];2;0)" office:value-type="string" office:string-value="G99" calcext:value-type="string">
            <text:p>G99</text:p>
          </table:table-cell>
          <table:table-cell table:formula="of:=VLOOKUP([.E28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82])" office:value-type="float" office:value="236" calcext:value-type="float">
            <text:p>236</text:p>
          </table:table-cell>
          <table:table-cell table:formula="of:=COUNTIF([.G$1:.G$1048576];[.G28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25</text:p>
          </table:table-cell>
          <table:table-cell office:value-type="string" calcext:value-type="string">
            <text:p>P03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194</text:p>
          </table:table-cell>
          <table:table-cell office:value-type="string" calcext:value-type="string">
            <text:p>SS00269</text:p>
          </table:table-cell>
          <table:table-cell table:formula="of:=VLOOKUP([.D283];[$PrimarySource.A$1:$PrimarySource.B$1048576];2;0)" office:value-type="string" office:string-value="G04" calcext:value-type="string">
            <text:p>G04</text:p>
          </table:table-cell>
          <table:table-cell table:formula="of:=VLOOKUP([.E28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83])" office:value-type="float" office:value="205" calcext:value-type="float">
            <text:p>205</text:p>
          </table:table-cell>
          <table:table-cell table:formula="of:=COUNTIF([.G$1:.G$1048576];[.G28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26</text:p>
          </table:table-cell>
          <table:table-cell office:value-type="string" calcext:value-type="string">
            <text:p>P03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307</text:p>
          </table:table-cell>
          <table:table-cell office:value-type="string" calcext:value-type="string">
            <text:p>SS00269</text:p>
          </table:table-cell>
          <table:table-cell table:formula="of:=VLOOKUP([.D284];[$PrimarySource.A$1:$PrimarySource.B$1048576];2;0)" office:value-type="string" office:string-value="G14" calcext:value-type="string">
            <text:p>G14</text:p>
          </table:table-cell>
          <table:table-cell table:formula="of:=VLOOKUP([.E28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84])" office:value-type="float" office:value="6" calcext:value-type="float">
            <text:p>6</text:p>
          </table:table-cell>
          <table:table-cell table:formula="of:=COUNTIF([.G$1:.G$1048576];[.G28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27</text:p>
          </table:table-cell>
          <table:table-cell office:value-type="string" calcext:value-type="string">
            <text:p>P03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9</text:p>
          </table:table-cell>
          <table:table-cell table:formula="of:=VLOOKUP([.D285];[$PrimarySource.A$1:$PrimarySource.B$1048576];2;0)" office:value-type="string" office:string-value="G99" calcext:value-type="string">
            <text:p>G99</text:p>
          </table:table-cell>
          <table:table-cell table:formula="of:=VLOOKUP([.E28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85])" office:value-type="float" office:value="236" calcext:value-type="float">
            <text:p>236</text:p>
          </table:table-cell>
          <table:table-cell table:formula="of:=COUNTIF([.G$1:.G$1048576];[.G28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28</text:p>
          </table:table-cell>
          <table:table-cell office:value-type="string" calcext:value-type="string">
            <text:p>P0336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0307</text:p>
          </table:table-cell>
          <table:table-cell office:value-type="string" calcext:value-type="string">
            <text:p>SS00269</text:p>
          </table:table-cell>
          <table:table-cell table:formula="of:=VLOOKUP([.D286];[$PrimarySource.A$1:$PrimarySource.B$1048576];2;0)" office:value-type="string" office:string-value="G14" calcext:value-type="string">
            <text:p>G14</text:p>
          </table:table-cell>
          <table:table-cell table:formula="of:=VLOOKUP([.E28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86])" office:value-type="float" office:value="6" calcext:value-type="float">
            <text:p>6</text:p>
          </table:table-cell>
          <table:table-cell table:formula="of:=COUNTIF([.G$1:.G$1048576];[.G28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29</text:p>
          </table:table-cell>
          <table:table-cell office:value-type="string" calcext:value-type="string">
            <text:p>P0336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9</text:p>
          </table:table-cell>
          <table:table-cell table:formula="of:=VLOOKUP([.D287];[$PrimarySource.A$1:$PrimarySource.B$1048576];2;0)" office:value-type="string" office:string-value="G99" calcext:value-type="string">
            <text:p>G99</text:p>
          </table:table-cell>
          <table:table-cell table:formula="of:=VLOOKUP([.E28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87])" office:value-type="float" office:value="236" calcext:value-type="float">
            <text:p>236</text:p>
          </table:table-cell>
          <table:table-cell table:formula="of:=COUNTIF([.G$1:.G$1048576];[.G28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30</text:p>
          </table:table-cell>
          <table:table-cell office:value-type="string" calcext:value-type="string">
            <text:p>P0999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0309</text:p>
          </table:table-cell>
          <table:table-cell office:value-type="string" calcext:value-type="string">
            <text:p>SS00269</text:p>
          </table:table-cell>
          <table:table-cell table:formula="of:=VLOOKUP([.D288];[$PrimarySource.A$1:$PrimarySource.B$1048576];2;0)" office:value-type="string" office:string-value="G33" calcext:value-type="string">
            <text:p>G33</text:p>
          </table:table-cell>
          <table:table-cell table:formula="of:=VLOOKUP([.E28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88])" office:value-type="float" office:value="8" calcext:value-type="float">
            <text:p>8</text:p>
          </table:table-cell>
          <table:table-cell table:formula="of:=COUNTIF([.G$1:.G$1048576];[.G28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92</text:p>
          </table:table-cell>
          <table:table-cell office:value-type="string" calcext:value-type="string">
            <text:p>P0336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9</text:p>
          </table:table-cell>
          <table:table-cell table:formula="of:=VLOOKUP([.D289];[$PrimarySource.A$1:$PrimarySource.B$1048576];2;0)" office:value-type="string" office:string-value="G99" calcext:value-type="string">
            <text:p>G99</text:p>
          </table:table-cell>
          <table:table-cell table:formula="of:=VLOOKUP([.E28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89])" office:value-type="float" office:value="236" calcext:value-type="float">
            <text:p>236</text:p>
          </table:table-cell>
          <table:table-cell table:formula="of:=COUNTIF([.G$1:.G$1048576];[.G28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93</text:p>
          </table:table-cell>
          <table:table-cell office:value-type="string" calcext:value-type="string">
            <text:p>P0999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0309</text:p>
          </table:table-cell>
          <table:table-cell office:value-type="string" calcext:value-type="string">
            <text:p>SS00269</text:p>
          </table:table-cell>
          <table:table-cell table:formula="of:=VLOOKUP([.D290];[$PrimarySource.A$1:$PrimarySource.B$1048576];2;0)" office:value-type="string" office:string-value="G33" calcext:value-type="string">
            <text:p>G33</text:p>
          </table:table-cell>
          <table:table-cell table:formula="of:=VLOOKUP([.E29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90])" office:value-type="float" office:value="8" calcext:value-type="float">
            <text:p>8</text:p>
          </table:table-cell>
          <table:table-cell table:formula="of:=COUNTIF([.G$1:.G$1048576];[.G29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31</text:p>
          </table:table-cell>
          <table:table-cell office:value-type="string" calcext:value-type="string">
            <text:p>P03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309</text:p>
          </table:table-cell>
          <table:table-cell office:value-type="string" calcext:value-type="string">
            <text:p>SS00269</text:p>
          </table:table-cell>
          <table:table-cell table:formula="of:=VLOOKUP([.D291];[$PrimarySource.A$1:$PrimarySource.B$1048576];2;0)" office:value-type="string" office:string-value="G33" calcext:value-type="string">
            <text:p>G33</text:p>
          </table:table-cell>
          <table:table-cell table:formula="of:=VLOOKUP([.E29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91])" office:value-type="float" office:value="8" calcext:value-type="float">
            <text:p>8</text:p>
          </table:table-cell>
          <table:table-cell table:formula="of:=COUNTIF([.G$1:.G$1048576];[.G29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32</text:p>
          </table:table-cell>
          <table:table-cell office:value-type="string" calcext:value-type="string">
            <text:p>P0999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0310</text:p>
          </table:table-cell>
          <table:table-cell office:value-type="string" calcext:value-type="string">
            <text:p>SS00269</text:p>
          </table:table-cell>
          <table:table-cell table:formula="of:=VLOOKUP([.D292];[$PrimarySource.A$1:$PrimarySource.B$1048576];2;0)" office:value-type="string" office:string-value="G33" calcext:value-type="string">
            <text:p>G33</text:p>
          </table:table-cell>
          <table:table-cell table:formula="of:=VLOOKUP([.E29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92])" office:value-type="float" office:value="8" calcext:value-type="float">
            <text:p>8</text:p>
          </table:table-cell>
          <table:table-cell table:formula="of:=COUNTIF([.G$1:.G$1048576];[.G29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33</text:p>
          </table:table-cell>
          <table:table-cell office:value-type="string" calcext:value-type="string">
            <text:p>P03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310</text:p>
          </table:table-cell>
          <table:table-cell office:value-type="string" calcext:value-type="string">
            <text:p>SS00269</text:p>
          </table:table-cell>
          <table:table-cell table:formula="of:=VLOOKUP([.D293];[$PrimarySource.A$1:$PrimarySource.B$1048576];2;0)" office:value-type="string" office:string-value="G33" calcext:value-type="string">
            <text:p>G33</text:p>
          </table:table-cell>
          <table:table-cell table:formula="of:=VLOOKUP([.E29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93])" office:value-type="float" office:value="8" calcext:value-type="float">
            <text:p>8</text:p>
          </table:table-cell>
          <table:table-cell table:formula="of:=COUNTIF([.G$1:.G$1048576];[.G29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34</text:p>
          </table:table-cell>
          <table:table-cell office:value-type="string" calcext:value-type="string">
            <text:p>P03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311</text:p>
          </table:table-cell>
          <table:table-cell office:value-type="string" calcext:value-type="string">
            <text:p>SS00269</text:p>
          </table:table-cell>
          <table:table-cell table:formula="of:=VLOOKUP([.D294];[$PrimarySource.A$1:$PrimarySource.B$1048576];2;0)" office:value-type="string" office:string-value="G33" calcext:value-type="string">
            <text:p>G33</text:p>
          </table:table-cell>
          <table:table-cell table:formula="of:=VLOOKUP([.E29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94])" office:value-type="float" office:value="8" calcext:value-type="float">
            <text:p>8</text:p>
          </table:table-cell>
          <table:table-cell table:formula="of:=COUNTIF([.G$1:.G$1048576];[.G29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35</text:p>
          </table:table-cell>
          <table:table-cell office:value-type="string" calcext:value-type="string">
            <text:p>P0999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0311</text:p>
          </table:table-cell>
          <table:table-cell office:value-type="string" calcext:value-type="string">
            <text:p>SS00269</text:p>
          </table:table-cell>
          <table:table-cell table:formula="of:=VLOOKUP([.D295];[$PrimarySource.A$1:$PrimarySource.B$1048576];2;0)" office:value-type="string" office:string-value="G33" calcext:value-type="string">
            <text:p>G33</text:p>
          </table:table-cell>
          <table:table-cell table:formula="of:=VLOOKUP([.E29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95])" office:value-type="float" office:value="8" calcext:value-type="float">
            <text:p>8</text:p>
          </table:table-cell>
          <table:table-cell table:formula="of:=COUNTIF([.G$1:.G$1048576];[.G29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37</text:p>
          </table:table-cell>
          <table:table-cell office:value-type="string" calcext:value-type="string">
            <text:p>P03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9</text:p>
          </table:table-cell>
          <table:table-cell table:formula="of:=VLOOKUP([.D296];[$PrimarySource.A$1:$PrimarySource.B$1048576];2;0)" office:value-type="string" office:string-value="G99" calcext:value-type="string">
            <text:p>G99</text:p>
          </table:table-cell>
          <table:table-cell table:formula="of:=VLOOKUP([.E29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96])" office:value-type="float" office:value="236" calcext:value-type="float">
            <text:p>236</text:p>
          </table:table-cell>
          <table:table-cell table:formula="of:=COUNTIF([.G$1:.G$1048576];[.G29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38</text:p>
          </table:table-cell>
          <table:table-cell office:value-type="string" calcext:value-type="string">
            <text:p>P03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9</text:p>
          </table:table-cell>
          <table:table-cell table:formula="of:=VLOOKUP([.D297];[$PrimarySource.A$1:$PrimarySource.B$1048576];2;0)" office:value-type="string" office:string-value="G99" calcext:value-type="string">
            <text:p>G99</text:p>
          </table:table-cell>
          <table:table-cell table:formula="of:=VLOOKUP([.E29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97])" office:value-type="float" office:value="236" calcext:value-type="float">
            <text:p>236</text:p>
          </table:table-cell>
          <table:table-cell table:formula="of:=COUNTIF([.G$1:.G$1048576];[.G29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39</text:p>
          </table:table-cell>
          <table:table-cell office:value-type="string" calcext:value-type="string">
            <text:p>P03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9</text:p>
          </table:table-cell>
          <table:table-cell table:formula="of:=VLOOKUP([.D298];[$PrimarySource.A$1:$PrimarySource.B$1048576];2;0)" office:value-type="string" office:string-value="G99" calcext:value-type="string">
            <text:p>G99</text:p>
          </table:table-cell>
          <table:table-cell table:formula="of:=VLOOKUP([.E29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98])" office:value-type="float" office:value="236" calcext:value-type="float">
            <text:p>236</text:p>
          </table:table-cell>
          <table:table-cell table:formula="of:=COUNTIF([.G$1:.G$1048576];[.G29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40</text:p>
          </table:table-cell>
          <table:table-cell office:value-type="string" calcext:value-type="string">
            <text:p>P03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9</text:p>
          </table:table-cell>
          <table:table-cell table:formula="of:=VLOOKUP([.D299];[$PrimarySource.A$1:$PrimarySource.B$1048576];2;0)" office:value-type="string" office:string-value="G99" calcext:value-type="string">
            <text:p>G99</text:p>
          </table:table-cell>
          <table:table-cell table:formula="of:=VLOOKUP([.E29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299])" office:value-type="float" office:value="236" calcext:value-type="float">
            <text:p>236</text:p>
          </table:table-cell>
          <table:table-cell table:formula="of:=COUNTIF([.G$1:.G$1048576];[.G29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41</text:p>
          </table:table-cell>
          <table:table-cell office:value-type="string" calcext:value-type="string">
            <text:p>P03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9</text:p>
          </table:table-cell>
          <table:table-cell table:formula="of:=VLOOKUP([.D300];[$PrimarySource.A$1:$PrimarySource.B$1048576];2;0)" office:value-type="string" office:string-value="G99" calcext:value-type="string">
            <text:p>G99</text:p>
          </table:table-cell>
          <table:table-cell table:formula="of:=VLOOKUP([.E30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00])" office:value-type="float" office:value="236" calcext:value-type="float">
            <text:p>236</text:p>
          </table:table-cell>
          <table:table-cell table:formula="of:=COUNTIF([.G$1:.G$1048576];[.G30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42</text:p>
          </table:table-cell>
          <table:table-cell office:value-type="string" calcext:value-type="string">
            <text:p>P03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9</text:p>
          </table:table-cell>
          <table:table-cell table:formula="of:=VLOOKUP([.D301];[$PrimarySource.A$1:$PrimarySource.B$1048576];2;0)" office:value-type="string" office:string-value="G99" calcext:value-type="string">
            <text:p>G99</text:p>
          </table:table-cell>
          <table:table-cell table:formula="of:=VLOOKUP([.E30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01])" office:value-type="float" office:value="236" calcext:value-type="float">
            <text:p>236</text:p>
          </table:table-cell>
          <table:table-cell table:formula="of:=COUNTIF([.G$1:.G$1048576];[.G30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43</text:p>
          </table:table-cell>
          <table:table-cell office:value-type="string" calcext:value-type="string">
            <text:p>P03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9</text:p>
          </table:table-cell>
          <table:table-cell table:formula="of:=VLOOKUP([.D302];[$PrimarySource.A$1:$PrimarySource.B$1048576];2;0)" office:value-type="string" office:string-value="G99" calcext:value-type="string">
            <text:p>G99</text:p>
          </table:table-cell>
          <table:table-cell table:formula="of:=VLOOKUP([.E30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02])" office:value-type="float" office:value="236" calcext:value-type="float">
            <text:p>236</text:p>
          </table:table-cell>
          <table:table-cell table:formula="of:=COUNTIF([.G$1:.G$1048576];[.G30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44</text:p>
          </table:table-cell>
          <table:table-cell office:value-type="string" calcext:value-type="string">
            <text:p>P03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9</text:p>
          </table:table-cell>
          <table:table-cell table:formula="of:=VLOOKUP([.D303];[$PrimarySource.A$1:$PrimarySource.B$1048576];2;0)" office:value-type="string" office:string-value="G99" calcext:value-type="string">
            <text:p>G99</text:p>
          </table:table-cell>
          <table:table-cell table:formula="of:=VLOOKUP([.E30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03])" office:value-type="float" office:value="236" calcext:value-type="float">
            <text:p>236</text:p>
          </table:table-cell>
          <table:table-cell table:formula="of:=COUNTIF([.G$1:.G$1048576];[.G30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45</text:p>
          </table:table-cell>
          <table:table-cell office:value-type="string" calcext:value-type="string">
            <text:p>P03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9</text:p>
          </table:table-cell>
          <table:table-cell table:formula="of:=VLOOKUP([.D304];[$PrimarySource.A$1:$PrimarySource.B$1048576];2;0)" office:value-type="string" office:string-value="G99" calcext:value-type="string">
            <text:p>G99</text:p>
          </table:table-cell>
          <table:table-cell table:formula="of:=VLOOKUP([.E30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04])" office:value-type="float" office:value="236" calcext:value-type="float">
            <text:p>236</text:p>
          </table:table-cell>
          <table:table-cell table:formula="of:=COUNTIF([.G$1:.G$1048576];[.G30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46</text:p>
          </table:table-cell>
          <table:table-cell office:value-type="string" calcext:value-type="string">
            <text:p>P03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9</text:p>
          </table:table-cell>
          <table:table-cell table:formula="of:=VLOOKUP([.D305];[$PrimarySource.A$1:$PrimarySource.B$1048576];2;0)" office:value-type="string" office:string-value="G99" calcext:value-type="string">
            <text:p>G99</text:p>
          </table:table-cell>
          <table:table-cell table:formula="of:=VLOOKUP([.E30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05])" office:value-type="float" office:value="236" calcext:value-type="float">
            <text:p>236</text:p>
          </table:table-cell>
          <table:table-cell table:formula="of:=COUNTIF([.G$1:.G$1048576];[.G30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47</text:p>
          </table:table-cell>
          <table:table-cell office:value-type="string" calcext:value-type="string">
            <text:p>P03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9</text:p>
          </table:table-cell>
          <table:table-cell table:formula="of:=VLOOKUP([.D306];[$PrimarySource.A$1:$PrimarySource.B$1048576];2;0)" office:value-type="string" office:string-value="G99" calcext:value-type="string">
            <text:p>G99</text:p>
          </table:table-cell>
          <table:table-cell table:formula="of:=VLOOKUP([.E30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06])" office:value-type="float" office:value="236" calcext:value-type="float">
            <text:p>236</text:p>
          </table:table-cell>
          <table:table-cell table:formula="of:=COUNTIF([.G$1:.G$1048576];[.G30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48</text:p>
          </table:table-cell>
          <table:table-cell office:value-type="string" calcext:value-type="string">
            <text:p>P03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9</text:p>
          </table:table-cell>
          <table:table-cell table:formula="of:=VLOOKUP([.D307];[$PrimarySource.A$1:$PrimarySource.B$1048576];2;0)" office:value-type="string" office:string-value="G99" calcext:value-type="string">
            <text:p>G99</text:p>
          </table:table-cell>
          <table:table-cell table:formula="of:=VLOOKUP([.E30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07])" office:value-type="float" office:value="236" calcext:value-type="float">
            <text:p>236</text:p>
          </table:table-cell>
          <table:table-cell table:formula="of:=COUNTIF([.G$1:.G$1048576];[.G30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49</text:p>
          </table:table-cell>
          <table:table-cell office:value-type="string" calcext:value-type="string">
            <text:p>P03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9</text:p>
          </table:table-cell>
          <table:table-cell table:formula="of:=VLOOKUP([.D308];[$PrimarySource.A$1:$PrimarySource.B$1048576];2;0)" office:value-type="string" office:string-value="G99" calcext:value-type="string">
            <text:p>G99</text:p>
          </table:table-cell>
          <table:table-cell table:formula="of:=VLOOKUP([.E30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08])" office:value-type="float" office:value="236" calcext:value-type="float">
            <text:p>236</text:p>
          </table:table-cell>
          <table:table-cell table:formula="of:=COUNTIF([.G$1:.G$1048576];[.G30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50</text:p>
          </table:table-cell>
          <table:table-cell office:value-type="string" calcext:value-type="string">
            <text:p>P03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9</text:p>
          </table:table-cell>
          <table:table-cell table:formula="of:=VLOOKUP([.D309];[$PrimarySource.A$1:$PrimarySource.B$1048576];2;0)" office:value-type="string" office:string-value="G99" calcext:value-type="string">
            <text:p>G99</text:p>
          </table:table-cell>
          <table:table-cell table:formula="of:=VLOOKUP([.E30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09])" office:value-type="float" office:value="236" calcext:value-type="float">
            <text:p>236</text:p>
          </table:table-cell>
          <table:table-cell table:formula="of:=COUNTIF([.G$1:.G$1048576];[.G30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51</text:p>
          </table:table-cell>
          <table:table-cell office:value-type="string" calcext:value-type="string">
            <text:p>P03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9</text:p>
          </table:table-cell>
          <table:table-cell table:formula="of:=VLOOKUP([.D310];[$PrimarySource.A$1:$PrimarySource.B$1048576];2;0)" office:value-type="string" office:string-value="G99" calcext:value-type="string">
            <text:p>G99</text:p>
          </table:table-cell>
          <table:table-cell table:formula="of:=VLOOKUP([.E31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10])" office:value-type="float" office:value="236" calcext:value-type="float">
            <text:p>236</text:p>
          </table:table-cell>
          <table:table-cell table:formula="of:=COUNTIF([.G$1:.G$1048576];[.G31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52</text:p>
          </table:table-cell>
          <table:table-cell office:value-type="string" calcext:value-type="string">
            <text:p>P03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9</text:p>
          </table:table-cell>
          <table:table-cell table:formula="of:=VLOOKUP([.D311];[$PrimarySource.A$1:$PrimarySource.B$1048576];2;0)" office:value-type="string" office:string-value="G99" calcext:value-type="string">
            <text:p>G99</text:p>
          </table:table-cell>
          <table:table-cell table:formula="of:=VLOOKUP([.E31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11])" office:value-type="float" office:value="236" calcext:value-type="float">
            <text:p>236</text:p>
          </table:table-cell>
          <table:table-cell table:formula="of:=COUNTIF([.G$1:.G$1048576];[.G31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36</text:p>
          </table:table-cell>
          <table:table-cell office:value-type="string" calcext:value-type="string">
            <text:p>P0345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9</text:p>
          </table:table-cell>
          <table:table-cell table:formula="of:=VLOOKUP([.D312];[$PrimarySource.A$1:$PrimarySource.B$1048576];2;0)" office:value-type="string" office:string-value="G99" calcext:value-type="string">
            <text:p>G99</text:p>
          </table:table-cell>
          <table:table-cell table:formula="of:=VLOOKUP([.E31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12])" office:value-type="float" office:value="236" calcext:value-type="float">
            <text:p>236</text:p>
          </table:table-cell>
          <table:table-cell table:formula="of:=COUNTIF([.G$1:.G$1048576];[.G31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53</text:p>
          </table:table-cell>
          <table:table-cell office:value-type="string" calcext:value-type="string">
            <text:p>P0345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9</text:p>
          </table:table-cell>
          <table:table-cell table:formula="of:=VLOOKUP([.D313];[$PrimarySource.A$1:$PrimarySource.B$1048576];2;0)" office:value-type="string" office:string-value="G99" calcext:value-type="string">
            <text:p>G99</text:p>
          </table:table-cell>
          <table:table-cell table:formula="of:=VLOOKUP([.E31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13])" office:value-type="float" office:value="236" calcext:value-type="float">
            <text:p>236</text:p>
          </table:table-cell>
          <table:table-cell table:formula="of:=COUNTIF([.G$1:.G$1048576];[.G31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54</text:p>
          </table:table-cell>
          <table:table-cell office:value-type="string" calcext:value-type="string">
            <text:p>P0345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9</text:p>
          </table:table-cell>
          <table:table-cell table:formula="of:=VLOOKUP([.D314];[$PrimarySource.A$1:$PrimarySource.B$1048576];2;0)" office:value-type="string" office:string-value="G99" calcext:value-type="string">
            <text:p>G99</text:p>
          </table:table-cell>
          <table:table-cell table:formula="of:=VLOOKUP([.E31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14])" office:value-type="float" office:value="236" calcext:value-type="float">
            <text:p>236</text:p>
          </table:table-cell>
          <table:table-cell table:formula="of:=COUNTIF([.G$1:.G$1048576];[.G31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55</text:p>
          </table:table-cell>
          <table:table-cell office:value-type="string" calcext:value-type="string">
            <text:p>P0345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9</text:p>
          </table:table-cell>
          <table:table-cell table:formula="of:=VLOOKUP([.D315];[$PrimarySource.A$1:$PrimarySource.B$1048576];2;0)" office:value-type="string" office:string-value="G99" calcext:value-type="string">
            <text:p>G99</text:p>
          </table:table-cell>
          <table:table-cell table:formula="of:=VLOOKUP([.E31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15])" office:value-type="float" office:value="236" calcext:value-type="float">
            <text:p>236</text:p>
          </table:table-cell>
          <table:table-cell table:formula="of:=COUNTIF([.G$1:.G$1048576];[.G31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56</text:p>
          </table:table-cell>
          <table:table-cell office:value-type="string" calcext:value-type="string">
            <text:p>P0345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9</text:p>
          </table:table-cell>
          <table:table-cell table:formula="of:=VLOOKUP([.D316];[$PrimarySource.A$1:$PrimarySource.B$1048576];2;0)" office:value-type="string" office:string-value="G99" calcext:value-type="string">
            <text:p>G99</text:p>
          </table:table-cell>
          <table:table-cell table:formula="of:=VLOOKUP([.E31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16])" office:value-type="float" office:value="236" calcext:value-type="float">
            <text:p>236</text:p>
          </table:table-cell>
          <table:table-cell table:formula="of:=COUNTIF([.G$1:.G$1048576];[.G31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57</text:p>
          </table:table-cell>
          <table:table-cell office:value-type="string" calcext:value-type="string">
            <text:p>P0345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9</text:p>
          </table:table-cell>
          <table:table-cell table:formula="of:=VLOOKUP([.D317];[$PrimarySource.A$1:$PrimarySource.B$1048576];2;0)" office:value-type="string" office:string-value="G99" calcext:value-type="string">
            <text:p>G99</text:p>
          </table:table-cell>
          <table:table-cell table:formula="of:=VLOOKUP([.E31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17])" office:value-type="float" office:value="236" calcext:value-type="float">
            <text:p>236</text:p>
          </table:table-cell>
          <table:table-cell table:formula="of:=COUNTIF([.G$1:.G$1048576];[.G31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58</text:p>
          </table:table-cell>
          <table:table-cell office:value-type="string" calcext:value-type="string">
            <text:p>P0345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9</text:p>
          </table:table-cell>
          <table:table-cell table:formula="of:=VLOOKUP([.D318];[$PrimarySource.A$1:$PrimarySource.B$1048576];2;0)" office:value-type="string" office:string-value="G99" calcext:value-type="string">
            <text:p>G99</text:p>
          </table:table-cell>
          <table:table-cell table:formula="of:=VLOOKUP([.E31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18])" office:value-type="float" office:value="236" calcext:value-type="float">
            <text:p>236</text:p>
          </table:table-cell>
          <table:table-cell table:formula="of:=COUNTIF([.G$1:.G$1048576];[.G31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59</text:p>
          </table:table-cell>
          <table:table-cell office:value-type="string" calcext:value-type="string">
            <text:p>P0345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9</text:p>
          </table:table-cell>
          <table:table-cell table:formula="of:=VLOOKUP([.D319];[$PrimarySource.A$1:$PrimarySource.B$1048576];2;0)" office:value-type="string" office:string-value="G99" calcext:value-type="string">
            <text:p>G99</text:p>
          </table:table-cell>
          <table:table-cell table:formula="of:=VLOOKUP([.E31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19])" office:value-type="float" office:value="236" calcext:value-type="float">
            <text:p>236</text:p>
          </table:table-cell>
          <table:table-cell table:formula="of:=COUNTIF([.G$1:.G$1048576];[.G31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60</text:p>
          </table:table-cell>
          <table:table-cell office:value-type="string" calcext:value-type="string">
            <text:p>P0345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9</text:p>
          </table:table-cell>
          <table:table-cell table:formula="of:=VLOOKUP([.D320];[$PrimarySource.A$1:$PrimarySource.B$1048576];2;0)" office:value-type="string" office:string-value="G99" calcext:value-type="string">
            <text:p>G99</text:p>
          </table:table-cell>
          <table:table-cell table:formula="of:=VLOOKUP([.E32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20])" office:value-type="float" office:value="236" calcext:value-type="float">
            <text:p>236</text:p>
          </table:table-cell>
          <table:table-cell table:formula="of:=COUNTIF([.G$1:.G$1048576];[.G32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61</text:p>
          </table:table-cell>
          <table:table-cell office:value-type="string" calcext:value-type="string">
            <text:p>P0345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9</text:p>
          </table:table-cell>
          <table:table-cell table:formula="of:=VLOOKUP([.D321];[$PrimarySource.A$1:$PrimarySource.B$1048576];2;0)" office:value-type="string" office:string-value="G99" calcext:value-type="string">
            <text:p>G99</text:p>
          </table:table-cell>
          <table:table-cell table:formula="of:=VLOOKUP([.E32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21])" office:value-type="float" office:value="236" calcext:value-type="float">
            <text:p>236</text:p>
          </table:table-cell>
          <table:table-cell table:formula="of:=COUNTIF([.G$1:.G$1048576];[.G32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62</text:p>
          </table:table-cell>
          <table:table-cell office:value-type="string" calcext:value-type="string">
            <text:p>P0345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9</text:p>
          </table:table-cell>
          <table:table-cell table:formula="of:=VLOOKUP([.D322];[$PrimarySource.A$1:$PrimarySource.B$1048576];2;0)" office:value-type="string" office:string-value="G99" calcext:value-type="string">
            <text:p>G99</text:p>
          </table:table-cell>
          <table:table-cell table:formula="of:=VLOOKUP([.E32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22])" office:value-type="float" office:value="236" calcext:value-type="float">
            <text:p>236</text:p>
          </table:table-cell>
          <table:table-cell table:formula="of:=COUNTIF([.G$1:.G$1048576];[.G32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63</text:p>
          </table:table-cell>
          <table:table-cell office:value-type="string" calcext:value-type="string">
            <text:p>P0345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9</text:p>
          </table:table-cell>
          <table:table-cell table:formula="of:=VLOOKUP([.D323];[$PrimarySource.A$1:$PrimarySource.B$1048576];2;0)" office:value-type="string" office:string-value="G99" calcext:value-type="string">
            <text:p>G99</text:p>
          </table:table-cell>
          <table:table-cell table:formula="of:=VLOOKUP([.E32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23])" office:value-type="float" office:value="236" calcext:value-type="float">
            <text:p>236</text:p>
          </table:table-cell>
          <table:table-cell table:formula="of:=COUNTIF([.G$1:.G$1048576];[.G32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64</text:p>
          </table:table-cell>
          <table:table-cell office:value-type="string" calcext:value-type="string">
            <text:p>P0345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9</text:p>
          </table:table-cell>
          <table:table-cell table:formula="of:=VLOOKUP([.D324];[$PrimarySource.A$1:$PrimarySource.B$1048576];2;0)" office:value-type="string" office:string-value="G99" calcext:value-type="string">
            <text:p>G99</text:p>
          </table:table-cell>
          <table:table-cell table:formula="of:=VLOOKUP([.E32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24])" office:value-type="float" office:value="236" calcext:value-type="float">
            <text:p>236</text:p>
          </table:table-cell>
          <table:table-cell table:formula="of:=COUNTIF([.G$1:.G$1048576];[.G32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65</text:p>
          </table:table-cell>
          <table:table-cell office:value-type="string" calcext:value-type="string">
            <text:p>P0345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9</text:p>
          </table:table-cell>
          <table:table-cell table:formula="of:=VLOOKUP([.D325];[$PrimarySource.A$1:$PrimarySource.B$1048576];2;0)" office:value-type="string" office:string-value="G99" calcext:value-type="string">
            <text:p>G99</text:p>
          </table:table-cell>
          <table:table-cell table:formula="of:=VLOOKUP([.E32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25])" office:value-type="float" office:value="236" calcext:value-type="float">
            <text:p>236</text:p>
          </table:table-cell>
          <table:table-cell table:formula="of:=COUNTIF([.G$1:.G$1048576];[.G32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66</text:p>
          </table:table-cell>
          <table:table-cell office:value-type="string" calcext:value-type="string">
            <text:p>P0345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9</text:p>
          </table:table-cell>
          <table:table-cell table:formula="of:=VLOOKUP([.D326];[$PrimarySource.A$1:$PrimarySource.B$1048576];2;0)" office:value-type="string" office:string-value="G99" calcext:value-type="string">
            <text:p>G99</text:p>
          </table:table-cell>
          <table:table-cell table:formula="of:=VLOOKUP([.E32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26])" office:value-type="float" office:value="236" calcext:value-type="float">
            <text:p>236</text:p>
          </table:table-cell>
          <table:table-cell table:formula="of:=COUNTIF([.G$1:.G$1048576];[.G32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67</text:p>
          </table:table-cell>
          <table:table-cell office:value-type="string" calcext:value-type="string">
            <text:p>P0345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9</text:p>
          </table:table-cell>
          <table:table-cell table:formula="of:=VLOOKUP([.D327];[$PrimarySource.A$1:$PrimarySource.B$1048576];2;0)" office:value-type="string" office:string-value="G99" calcext:value-type="string">
            <text:p>G99</text:p>
          </table:table-cell>
          <table:table-cell table:formula="of:=VLOOKUP([.E32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27])" office:value-type="float" office:value="236" calcext:value-type="float">
            <text:p>236</text:p>
          </table:table-cell>
          <table:table-cell table:formula="of:=COUNTIF([.G$1:.G$1048576];[.G32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68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328</text:p>
          </table:table-cell>
          <table:table-cell office:value-type="string" calcext:value-type="string">
            <text:p>SS00005</text:p>
          </table:table-cell>
          <table:table-cell table:formula="of:=VLOOKUP([.D328];[$PrimarySource.A$1:$PrimarySource.B$1048576];2;0)" office:value-type="string" office:string-value="G10" calcext:value-type="string">
            <text:p>G10</text:p>
          </table:table-cell>
          <table:table-cell table:formula="of:=VLOOKUP([.E32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28])" office:value-type="float" office:value="80" calcext:value-type="float">
            <text:p>80</text:p>
          </table:table-cell>
          <table:table-cell table:formula="of:=COUNTIF([.G$1:.G$1048576];[.G32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69</text:p>
          </table:table-cell>
          <table:table-cell office:value-type="string" calcext:value-type="string">
            <text:p>P010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14</text:p>
          </table:table-cell>
          <table:table-cell table:formula="of:=VLOOKUP([.D329];[$PrimarySource.A$1:$PrimarySource.B$1048576];2;0)" office:value-type="string" office:string-value="G99" calcext:value-type="string">
            <text:p>G99</text:p>
          </table:table-cell>
          <table:table-cell table:formula="of:=VLOOKUP([.E32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29])" office:value-type="float" office:value="236" calcext:value-type="float">
            <text:p>236</text:p>
          </table:table-cell>
          <table:table-cell table:formula="of:=COUNTIF([.G$1:.G$1048576];[.G32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70</text:p>
          </table:table-cell>
          <table:table-cell office:value-type="string" calcext:value-type="string">
            <text:p>P0009</text:p>
          </table:table-cell>
          <table:table-cell office:value-type="string" calcext:value-type="string">
            <text:p>AT19</text:p>
          </table:table-cell>
          <table:table-cell office:value-type="string" calcext:value-type="string">
            <text:p>PS00330</text:p>
          </table:table-cell>
          <table:table-cell office:value-type="string" calcext:value-type="string">
            <text:p>SS00189</text:p>
          </table:table-cell>
          <table:table-cell table:formula="of:=VLOOKUP([.D330];[$PrimarySource.A$1:$PrimarySource.B$1048576];2;0)" office:value-type="string" office:string-value="G04" calcext:value-type="string">
            <text:p>G04</text:p>
          </table:table-cell>
          <table:table-cell table:formula="of:=VLOOKUP([.E33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30])" office:value-type="float" office:value="205" calcext:value-type="float">
            <text:p>205</text:p>
          </table:table-cell>
          <table:table-cell table:formula="of:=COUNTIF([.G$1:.G$1048576];[.G33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71</text:p>
          </table:table-cell>
          <table:table-cell office:value-type="string" calcext:value-type="string">
            <text:p>P0108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331</text:p>
          </table:table-cell>
          <table:table-cell office:value-type="string" calcext:value-type="string">
            <text:p>SS00012</text:p>
          </table:table-cell>
          <table:table-cell table:formula="of:=VLOOKUP([.D331];[$PrimarySource.A$1:$PrimarySource.B$1048576];2;0)" office:value-type="string" office:string-value="G04" calcext:value-type="string">
            <text:p>G04</text:p>
          </table:table-cell>
          <table:table-cell table:formula="of:=VLOOKUP([.E33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31])" office:value-type="float" office:value="205" calcext:value-type="float">
            <text:p>205</text:p>
          </table:table-cell>
          <table:table-cell table:formula="of:=COUNTIF([.G$1:.G$1048576];[.G33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72</text:p>
          </table:table-cell>
          <table:table-cell office:value-type="string" calcext:value-type="string">
            <text:p>P0108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332</text:p>
          </table:table-cell>
          <table:table-cell office:value-type="string" calcext:value-type="string">
            <text:p>SS00012</text:p>
          </table:table-cell>
          <table:table-cell table:formula="of:=VLOOKUP([.D332];[$PrimarySource.A$1:$PrimarySource.B$1048576];2;0)" office:value-type="string" office:string-value="G04" calcext:value-type="string">
            <text:p>G04</text:p>
          </table:table-cell>
          <table:table-cell table:formula="of:=VLOOKUP([.E33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32])" office:value-type="float" office:value="205" calcext:value-type="float">
            <text:p>205</text:p>
          </table:table-cell>
          <table:table-cell table:formula="of:=COUNTIF([.G$1:.G$1048576];[.G33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73</text:p>
          </table:table-cell>
          <table:table-cell office:value-type="string" calcext:value-type="string">
            <text:p>P0029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330</text:p>
          </table:table-cell>
          <table:table-cell office:value-type="string" calcext:value-type="string">
            <text:p>SS00029</text:p>
          </table:table-cell>
          <table:table-cell table:formula="of:=VLOOKUP([.D333];[$PrimarySource.A$1:$PrimarySource.B$1048576];2;0)" office:value-type="string" office:string-value="G04" calcext:value-type="string">
            <text:p>G04</text:p>
          </table:table-cell>
          <table:table-cell table:formula="of:=VLOOKUP([.E33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33])" office:value-type="float" office:value="205" calcext:value-type="float">
            <text:p>205</text:p>
          </table:table-cell>
          <table:table-cell table:formula="of:=COUNTIF([.G$1:.G$1048576];[.G33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74</text:p>
          </table:table-cell>
          <table:table-cell office:value-type="string" calcext:value-type="string">
            <text:p>P014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330</text:p>
          </table:table-cell>
          <table:table-cell office:value-type="string" calcext:value-type="string">
            <text:p>SS00157</text:p>
          </table:table-cell>
          <table:table-cell table:formula="of:=VLOOKUP([.D334];[$PrimarySource.A$1:$PrimarySource.B$1048576];2;0)" office:value-type="string" office:string-value="G04" calcext:value-type="string">
            <text:p>G04</text:p>
          </table:table-cell>
          <table:table-cell table:formula="of:=VLOOKUP([.E33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34])" office:value-type="float" office:value="205" calcext:value-type="float">
            <text:p>205</text:p>
          </table:table-cell>
          <table:table-cell table:formula="of:=COUNTIF([.G$1:.G$1048576];[.G33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75</text:p>
          </table:table-cell>
          <table:table-cell office:value-type="string" calcext:value-type="string">
            <text:p>P0003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330</text:p>
          </table:table-cell>
          <table:table-cell office:value-type="string" calcext:value-type="string">
            <text:p>SS00185</text:p>
          </table:table-cell>
          <table:table-cell table:formula="of:=VLOOKUP([.D335];[$PrimarySource.A$1:$PrimarySource.B$1048576];2;0)" office:value-type="string" office:string-value="G04" calcext:value-type="string">
            <text:p>G04</text:p>
          </table:table-cell>
          <table:table-cell table:formula="of:=VLOOKUP([.E33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35])" office:value-type="float" office:value="205" calcext:value-type="float">
            <text:p>205</text:p>
          </table:table-cell>
          <table:table-cell table:formula="of:=COUNTIF([.G$1:.G$1048576];[.G33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76</text:p>
          </table:table-cell>
          <table:table-cell office:value-type="string" calcext:value-type="string">
            <text:p>P014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331</text:p>
          </table:table-cell>
          <table:table-cell office:value-type="string" calcext:value-type="string">
            <text:p>SS00157</text:p>
          </table:table-cell>
          <table:table-cell table:formula="of:=VLOOKUP([.D336];[$PrimarySource.A$1:$PrimarySource.B$1048576];2;0)" office:value-type="string" office:string-value="G04" calcext:value-type="string">
            <text:p>G04</text:p>
          </table:table-cell>
          <table:table-cell table:formula="of:=VLOOKUP([.E33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36])" office:value-type="float" office:value="205" calcext:value-type="float">
            <text:p>205</text:p>
          </table:table-cell>
          <table:table-cell table:formula="of:=COUNTIF([.G$1:.G$1048576];[.G33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77</text:p>
          </table:table-cell>
          <table:table-cell office:value-type="string" calcext:value-type="string">
            <text:p>P0166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29</text:p>
          </table:table-cell>
          <table:table-cell table:formula="of:=VLOOKUP([.D337];[$PrimarySource.A$1:$PrimarySource.B$1048576];2;0)" office:value-type="string" office:string-value="G99" calcext:value-type="string">
            <text:p>G99</text:p>
          </table:table-cell>
          <table:table-cell table:formula="of:=VLOOKUP([.E33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37])" office:value-type="float" office:value="236" calcext:value-type="float">
            <text:p>236</text:p>
          </table:table-cell>
          <table:table-cell table:formula="of:=COUNTIF([.G$1:.G$1048576];[.G33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78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05</text:p>
          </table:table-cell>
          <table:table-cell table:formula="of:=VLOOKUP([.D338];[$PrimarySource.A$1:$PrimarySource.B$1048576];2;0)" office:value-type="string" office:string-value="G99" calcext:value-type="string">
            <text:p>G99</text:p>
          </table:table-cell>
          <table:table-cell table:formula="of:=VLOOKUP([.E33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38])" office:value-type="float" office:value="236" calcext:value-type="float">
            <text:p>236</text:p>
          </table:table-cell>
          <table:table-cell table:formula="of:=COUNTIF([.G$1:.G$1048576];[.G33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94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12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05</text:p>
          </table:table-cell>
          <table:table-cell table:formula="of:=VLOOKUP([.D339];[$PrimarySource.A$1:$PrimarySource.B$1048576];2;0)" office:value-type="string" office:string-value="G99" calcext:value-type="string">
            <text:p>G99</text:p>
          </table:table-cell>
          <table:table-cell table:formula="of:=VLOOKUP([.E33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39])" office:value-type="float" office:value="236" calcext:value-type="float">
            <text:p>236</text:p>
          </table:table-cell>
          <table:table-cell table:formula="of:=COUNTIF([.G$1:.G$1048576];[.G33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79</text:p>
          </table:table-cell>
          <table:table-cell office:value-type="string" calcext:value-type="string">
            <text:p>P021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159</text:p>
          </table:table-cell>
          <table:table-cell table:formula="of:=VLOOKUP([.D340];[$PrimarySource.A$1:$PrimarySource.B$1048576];2;0)" office:value-type="string" office:string-value="G99" calcext:value-type="string">
            <text:p>G99</text:p>
          </table:table-cell>
          <table:table-cell table:formula="of:=VLOOKUP([.E34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40])" office:value-type="float" office:value="236" calcext:value-type="float">
            <text:p>236</text:p>
          </table:table-cell>
          <table:table-cell table:formula="of:=COUNTIF([.G$1:.G$1048576];[.G34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80</text:p>
          </table:table-cell>
          <table:table-cell office:value-type="string" calcext:value-type="string">
            <text:p>P0348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333</text:p>
          </table:table-cell>
          <table:table-cell office:value-type="string" calcext:value-type="string">
            <text:p>SS00270</text:p>
          </table:table-cell>
          <table:table-cell table:formula="of:=VLOOKUP([.D341];[$PrimarySource.A$1:$PrimarySource.B$1048576];2;0)" office:value-type="string" office:string-value="G19" calcext:value-type="string">
            <text:p>G19</text:p>
          </table:table-cell>
          <table:table-cell table:formula="of:=VLOOKUP([.E34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41])" office:value-type="float" office:value="20" calcext:value-type="float">
            <text:p>20</text:p>
          </table:table-cell>
          <table:table-cell table:formula="of:=COUNTIF([.G$1:.G$1048576];[.G34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81</text:p>
          </table:table-cell>
          <table:table-cell office:value-type="string" calcext:value-type="string">
            <text:p>P0139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333</text:p>
          </table:table-cell>
          <table:table-cell office:value-type="string" calcext:value-type="string">
            <text:p>SS00152</text:p>
          </table:table-cell>
          <table:table-cell table:formula="of:=VLOOKUP([.D342];[$PrimarySource.A$1:$PrimarySource.B$1048576];2;0)" office:value-type="string" office:string-value="G19" calcext:value-type="string">
            <text:p>G19</text:p>
          </table:table-cell>
          <table:table-cell table:formula="of:=VLOOKUP([.E342];[$SecondarySource.A$1:$SecondarySource.B$1048576];2;0)" office:value-type="string" office:string-value="G44" calcext:value-type="string">
            <text:p>G44</text:p>
          </table:table-cell>
          <table:table-cell table:formula="of:=COUNTIF([.F$1:.F$1048576];[.F342])" office:value-type="float" office:value="20" calcext:value-type="float">
            <text:p>20</text:p>
          </table:table-cell>
          <table:table-cell table:formula="of:=COUNTIF([.G$1:.G$1048576];[.G342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0382</text:p>
          </table:table-cell>
          <table:table-cell office:value-type="string" calcext:value-type="string">
            <text:p>P002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334</text:p>
          </table:table-cell>
          <table:table-cell office:value-type="string" calcext:value-type="string">
            <text:p>SS00006</text:p>
          </table:table-cell>
          <table:table-cell table:formula="of:=VLOOKUP([.D343];[$PrimarySource.A$1:$PrimarySource.B$1048576];2;0)" office:value-type="string" office:string-value="G04" calcext:value-type="string">
            <text:p>G04</text:p>
          </table:table-cell>
          <table:table-cell table:formula="of:=VLOOKUP([.E34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43])" office:value-type="float" office:value="205" calcext:value-type="float">
            <text:p>205</text:p>
          </table:table-cell>
          <table:table-cell table:formula="of:=COUNTIF([.G$1:.G$1048576];[.G34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83</text:p>
          </table:table-cell>
          <table:table-cell office:value-type="string" calcext:value-type="string">
            <text:p>P0139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335</text:p>
          </table:table-cell>
          <table:table-cell office:value-type="string" calcext:value-type="string">
            <text:p>SS00152</text:p>
          </table:table-cell>
          <table:table-cell table:formula="of:=VLOOKUP([.D344];[$PrimarySource.A$1:$PrimarySource.B$1048576];2;0)" office:value-type="string" office:string-value="G02" calcext:value-type="string">
            <text:p>G02</text:p>
          </table:table-cell>
          <table:table-cell table:formula="of:=VLOOKUP([.E344];[$SecondarySource.A$1:$SecondarySource.B$1048576];2;0)" office:value-type="string" office:string-value="G44" calcext:value-type="string">
            <text:p>G44</text:p>
          </table:table-cell>
          <table:table-cell table:formula="of:=COUNTIF([.F$1:.F$1048576];[.F344])" office:value-type="float" office:value="22" calcext:value-type="float">
            <text:p>22</text:p>
          </table:table-cell>
          <table:table-cell table:formula="of:=COUNTIF([.G$1:.G$1048576];[.G344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0384</text:p>
          </table:table-cell>
          <table:table-cell office:value-type="string" calcext:value-type="string">
            <text:p>P0139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336</text:p>
          </table:table-cell>
          <table:table-cell office:value-type="string" calcext:value-type="string">
            <text:p>SS00152</text:p>
          </table:table-cell>
          <table:table-cell table:formula="of:=VLOOKUP([.D345];[$PrimarySource.A$1:$PrimarySource.B$1048576];2;0)" office:value-type="string" office:string-value="G24" calcext:value-type="string">
            <text:p>G24</text:p>
          </table:table-cell>
          <table:table-cell table:formula="of:=VLOOKUP([.E345];[$SecondarySource.A$1:$SecondarySource.B$1048576];2;0)" office:value-type="string" office:string-value="G44" calcext:value-type="string">
            <text:p>G44</text:p>
          </table:table-cell>
          <table:table-cell table:formula="of:=COUNTIF([.F$1:.F$1048576];[.F345])" office:value-type="float" office:value="57" calcext:value-type="float">
            <text:p>57</text:p>
          </table:table-cell>
          <table:table-cell table:formula="of:=COUNTIF([.G$1:.G$1048576];[.G345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0385</text:p>
          </table:table-cell>
          <table:table-cell office:value-type="string" calcext:value-type="string">
            <text:p>P0107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336</text:p>
          </table:table-cell>
          <table:table-cell office:value-type="string" calcext:value-type="string">
            <text:p>SS00011</text:p>
          </table:table-cell>
          <table:table-cell table:formula="of:=VLOOKUP([.D346];[$PrimarySource.A$1:$PrimarySource.B$1048576];2;0)" office:value-type="string" office:string-value="G24" calcext:value-type="string">
            <text:p>G24</text:p>
          </table:table-cell>
          <table:table-cell table:formula="of:=VLOOKUP([.E346];[$SecondarySource.A$1:$SecondarySource.B$1048576];2;0)" office:value-type="string" office:string-value="G19" calcext:value-type="string">
            <text:p>G19</text:p>
          </table:table-cell>
          <table:table-cell table:formula="of:=COUNTIF([.F$1:.F$1048576];[.F346])" office:value-type="float" office:value="57" calcext:value-type="float">
            <text:p>57</text:p>
          </table:table-cell>
          <table:table-cell table:formula="of:=COUNTIF([.G$1:.G$1048576];[.G346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0386</text:p>
          </table:table-cell>
          <table:table-cell office:value-type="string" calcext:value-type="string">
            <text:p>P018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336</text:p>
          </table:table-cell>
          <table:table-cell office:value-type="string" calcext:value-type="string">
            <text:p>SS00108</text:p>
          </table:table-cell>
          <table:table-cell table:formula="of:=VLOOKUP([.D347];[$PrimarySource.A$1:$PrimarySource.B$1048576];2;0)" office:value-type="string" office:string-value="G24" calcext:value-type="string">
            <text:p>G24</text:p>
          </table:table-cell>
          <table:table-cell table:formula="of:=VLOOKUP([.E347];[$SecondarySource.A$1:$SecondarySource.B$1048576];2;0)" office:value-type="string" office:string-value="G19" calcext:value-type="string">
            <text:p>G19</text:p>
          </table:table-cell>
          <table:table-cell table:formula="of:=COUNTIF([.F$1:.F$1048576];[.F347])" office:value-type="float" office:value="57" calcext:value-type="float">
            <text:p>57</text:p>
          </table:table-cell>
          <table:table-cell table:formula="of:=COUNTIF([.G$1:.G$1048576];[.G347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0387</text:p>
          </table:table-cell>
          <table:table-cell office:value-type="string" calcext:value-type="string">
            <text:p>P00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29</text:p>
          </table:table-cell>
          <table:table-cell table:formula="of:=VLOOKUP([.D348];[$PrimarySource.A$1:$PrimarySource.B$1048576];2;0)" office:value-type="string" office:string-value="G99" calcext:value-type="string">
            <text:p>G99</text:p>
          </table:table-cell>
          <table:table-cell table:formula="of:=VLOOKUP([.E34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48])" office:value-type="float" office:value="236" calcext:value-type="float">
            <text:p>236</text:p>
          </table:table-cell>
          <table:table-cell table:formula="of:=COUNTIF([.G$1:.G$1048576];[.G34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88</text:p>
          </table:table-cell>
          <table:table-cell office:value-type="string" calcext:value-type="string">
            <text:p>P0166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29</text:p>
          </table:table-cell>
          <table:table-cell table:formula="of:=VLOOKUP([.D349];[$PrimarySource.A$1:$PrimarySource.B$1048576];2;0)" office:value-type="string" office:string-value="G99" calcext:value-type="string">
            <text:p>G99</text:p>
          </table:table-cell>
          <table:table-cell table:formula="of:=VLOOKUP([.E34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49])" office:value-type="float" office:value="236" calcext:value-type="float">
            <text:p>236</text:p>
          </table:table-cell>
          <table:table-cell table:formula="of:=COUNTIF([.G$1:.G$1048576];[.G34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89</text:p>
          </table:table-cell>
          <table:table-cell office:value-type="string" calcext:value-type="string">
            <text:p>P0216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159</text:p>
          </table:table-cell>
          <table:table-cell table:formula="of:=VLOOKUP([.D350];[$PrimarySource.A$1:$PrimarySource.B$1048576];2;0)" office:value-type="string" office:string-value="G99" calcext:value-type="string">
            <text:p>G99</text:p>
          </table:table-cell>
          <table:table-cell table:formula="of:=VLOOKUP([.E35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50])" office:value-type="float" office:value="236" calcext:value-type="float">
            <text:p>236</text:p>
          </table:table-cell>
          <table:table-cell table:formula="of:=COUNTIF([.G$1:.G$1048576];[.G35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90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05</text:p>
          </table:table-cell>
          <table:table-cell table:formula="of:=VLOOKUP([.D351];[$PrimarySource.A$1:$PrimarySource.B$1048576];2;0)" office:value-type="string" office:string-value="G99" calcext:value-type="string">
            <text:p>G99</text:p>
          </table:table-cell>
          <table:table-cell table:formula="of:=VLOOKUP([.E35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51])" office:value-type="float" office:value="236" calcext:value-type="float">
            <text:p>236</text:p>
          </table:table-cell>
          <table:table-cell table:formula="of:=COUNTIF([.G$1:.G$1048576];[.G35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91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12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05</text:p>
          </table:table-cell>
          <table:table-cell table:formula="of:=VLOOKUP([.D352];[$PrimarySource.A$1:$PrimarySource.B$1048576];2;0)" office:value-type="string" office:string-value="G99" calcext:value-type="string">
            <text:p>G99</text:p>
          </table:table-cell>
          <table:table-cell table:formula="of:=VLOOKUP([.E35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52])" office:value-type="float" office:value="236" calcext:value-type="float">
            <text:p>236</text:p>
          </table:table-cell>
          <table:table-cell table:formula="of:=COUNTIF([.G$1:.G$1048576];[.G35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92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337</text:p>
          </table:table-cell>
          <table:table-cell office:value-type="string" calcext:value-type="string">
            <text:p>SS00005</text:p>
          </table:table-cell>
          <table:table-cell table:formula="of:=VLOOKUP([.D353];[$PrimarySource.A$1:$PrimarySource.B$1048576];2;0)" office:value-type="string" office:string-value="G04" calcext:value-type="string">
            <text:p>G04</text:p>
          </table:table-cell>
          <table:table-cell table:formula="of:=VLOOKUP([.E35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53])" office:value-type="float" office:value="205" calcext:value-type="float">
            <text:p>205</text:p>
          </table:table-cell>
          <table:table-cell table:formula="of:=COUNTIF([.G$1:.G$1048576];[.G35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93</text:p>
          </table:table-cell>
          <table:table-cell office:value-type="string" calcext:value-type="string">
            <text:p>P0139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338</text:p>
          </table:table-cell>
          <table:table-cell office:value-type="string" calcext:value-type="string">
            <text:p>SS00152</text:p>
          </table:table-cell>
          <table:table-cell table:formula="of:=VLOOKUP([.D354];[$PrimarySource.A$1:$PrimarySource.B$1048576];2;0)" office:value-type="string" office:string-value="G03" calcext:value-type="string">
            <text:p>G03</text:p>
          </table:table-cell>
          <table:table-cell table:formula="of:=VLOOKUP([.E354];[$SecondarySource.A$1:$SecondarySource.B$1048576];2;0)" office:value-type="string" office:string-value="G44" calcext:value-type="string">
            <text:p>G44</text:p>
          </table:table-cell>
          <table:table-cell table:formula="of:=COUNTIF([.F$1:.F$1048576];[.F354])" office:value-type="float" office:value="17" calcext:value-type="float">
            <text:p>17</text:p>
          </table:table-cell>
          <table:table-cell table:formula="of:=COUNTIF([.G$1:.G$1048576];[.G354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0394</text:p>
          </table:table-cell>
          <table:table-cell office:value-type="string" calcext:value-type="string">
            <text:p>P021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122</text:p>
          </table:table-cell>
          <table:table-cell office:value-type="string" calcext:value-type="string">
            <text:p>SS00159</text:p>
          </table:table-cell>
          <table:table-cell table:formula="of:=VLOOKUP([.D355];[$PrimarySource.A$1:$PrimarySource.B$1048576];2;0)" office:value-type="string" office:string-value="G04" calcext:value-type="string">
            <text:p>G04</text:p>
          </table:table-cell>
          <table:table-cell table:formula="of:=VLOOKUP([.E35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55])" office:value-type="float" office:value="205" calcext:value-type="float">
            <text:p>205</text:p>
          </table:table-cell>
          <table:table-cell table:formula="of:=COUNTIF([.G$1:.G$1048576];[.G35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95</text:p>
          </table:table-cell>
          <table:table-cell office:value-type="string" calcext:value-type="string">
            <text:p>P021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159</text:p>
          </table:table-cell>
          <table:table-cell table:formula="of:=VLOOKUP([.D356];[$PrimarySource.A$1:$PrimarySource.B$1048576];2;0)" office:value-type="string" office:string-value="G99" calcext:value-type="string">
            <text:p>G99</text:p>
          </table:table-cell>
          <table:table-cell table:formula="of:=VLOOKUP([.E35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56])" office:value-type="float" office:value="236" calcext:value-type="float">
            <text:p>236</text:p>
          </table:table-cell>
          <table:table-cell table:formula="of:=COUNTIF([.G$1:.G$1048576];[.G35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96</text:p>
          </table:table-cell>
          <table:table-cell office:value-type="string" calcext:value-type="string">
            <text:p>P00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29</text:p>
          </table:table-cell>
          <table:table-cell table:formula="of:=VLOOKUP([.D357];[$PrimarySource.A$1:$PrimarySource.B$1048576];2;0)" office:value-type="string" office:string-value="G99" calcext:value-type="string">
            <text:p>G99</text:p>
          </table:table-cell>
          <table:table-cell table:formula="of:=VLOOKUP([.E35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57])" office:value-type="float" office:value="236" calcext:value-type="float">
            <text:p>236</text:p>
          </table:table-cell>
          <table:table-cell table:formula="of:=COUNTIF([.G$1:.G$1048576];[.G35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97</text:p>
          </table:table-cell>
          <table:table-cell office:value-type="string" calcext:value-type="string">
            <text:p>P0166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29</text:p>
          </table:table-cell>
          <table:table-cell table:formula="of:=VLOOKUP([.D358];[$PrimarySource.A$1:$PrimarySource.B$1048576];2;0)" office:value-type="string" office:string-value="G99" calcext:value-type="string">
            <text:p>G99</text:p>
          </table:table-cell>
          <table:table-cell table:formula="of:=VLOOKUP([.E35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58])" office:value-type="float" office:value="236" calcext:value-type="float">
            <text:p>236</text:p>
          </table:table-cell>
          <table:table-cell table:formula="of:=COUNTIF([.G$1:.G$1048576];[.G35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398</text:p>
          </table:table-cell>
          <table:table-cell office:value-type="string" calcext:value-type="string">
            <text:p>P0032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339</text:p>
          </table:table-cell>
          <table:table-cell office:value-type="string" calcext:value-type="string">
            <text:p>SS00109</text:p>
          </table:table-cell>
          <table:table-cell table:formula="of:=VLOOKUP([.D359];[$PrimarySource.A$1:$PrimarySource.B$1048576];2;0)" office:value-type="string" office:string-value="G28" calcext:value-type="string">
            <text:p>G28</text:p>
          </table:table-cell>
          <table:table-cell table:formula="of:=VLOOKUP([.E359];[$SecondarySource.A$1:$SecondarySource.B$1048576];2;0)" office:value-type="string" office:string-value="G19" calcext:value-type="string">
            <text:p>G19</text:p>
          </table:table-cell>
          <table:table-cell table:formula="of:=COUNTIF([.F$1:.F$1048576];[.F359])" office:value-type="float" office:value="22" calcext:value-type="float">
            <text:p>22</text:p>
          </table:table-cell>
          <table:table-cell table:formula="of:=COUNTIF([.G$1:.G$1048576];[.G359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0399</text:p>
          </table:table-cell>
          <table:table-cell office:value-type="string" calcext:value-type="string">
            <text:p>P0032</text:p>
          </table:table-cell>
          <table:table-cell office:value-type="string" calcext:value-type="string">
            <text:p>AT12</text:p>
          </table:table-cell>
          <table:table-cell office:value-type="string" calcext:value-type="string">
            <text:p>PS00339</text:p>
          </table:table-cell>
          <table:table-cell office:value-type="string" calcext:value-type="string">
            <text:p>SS00109</text:p>
          </table:table-cell>
          <table:table-cell table:formula="of:=VLOOKUP([.D360];[$PrimarySource.A$1:$PrimarySource.B$1048576];2;0)" office:value-type="string" office:string-value="G28" calcext:value-type="string">
            <text:p>G28</text:p>
          </table:table-cell>
          <table:table-cell table:formula="of:=VLOOKUP([.E360];[$SecondarySource.A$1:$SecondarySource.B$1048576];2;0)" office:value-type="string" office:string-value="G19" calcext:value-type="string">
            <text:p>G19</text:p>
          </table:table-cell>
          <table:table-cell table:formula="of:=COUNTIF([.F$1:.F$1048576];[.F360])" office:value-type="float" office:value="22" calcext:value-type="float">
            <text:p>22</text:p>
          </table:table-cell>
          <table:table-cell table:formula="of:=COUNTIF([.G$1:.G$1048576];[.G360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0400</text:p>
          </table:table-cell>
          <table:table-cell office:value-type="string" calcext:value-type="string">
            <text:p>P0032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0339</text:p>
          </table:table-cell>
          <table:table-cell office:value-type="string" calcext:value-type="string">
            <text:p>SS00109</text:p>
          </table:table-cell>
          <table:table-cell table:formula="of:=VLOOKUP([.D361];[$PrimarySource.A$1:$PrimarySource.B$1048576];2;0)" office:value-type="string" office:string-value="G28" calcext:value-type="string">
            <text:p>G28</text:p>
          </table:table-cell>
          <table:table-cell table:formula="of:=VLOOKUP([.E361];[$SecondarySource.A$1:$SecondarySource.B$1048576];2;0)" office:value-type="string" office:string-value="G19" calcext:value-type="string">
            <text:p>G19</text:p>
          </table:table-cell>
          <table:table-cell table:formula="of:=COUNTIF([.F$1:.F$1048576];[.F361])" office:value-type="float" office:value="22" calcext:value-type="float">
            <text:p>22</text:p>
          </table:table-cell>
          <table:table-cell table:formula="of:=COUNTIF([.G$1:.G$1048576];[.G361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0401</text:p>
          </table:table-cell>
          <table:table-cell office:value-type="string" calcext:value-type="string">
            <text:p>P0033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340</text:p>
          </table:table-cell>
          <table:table-cell office:value-type="string" calcext:value-type="string">
            <text:p>SS00116</text:p>
          </table:table-cell>
          <table:table-cell table:formula="of:=VLOOKUP([.D362];[$PrimarySource.A$1:$PrimarySource.B$1048576];2;0)" office:value-type="string" office:string-value="G51" calcext:value-type="string">
            <text:p>G51</text:p>
          </table:table-cell>
          <table:table-cell table:formula="of:=VLOOKUP([.E36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62])" office:value-type="float" office:value="3" calcext:value-type="float">
            <text:p>3</text:p>
          </table:table-cell>
          <table:table-cell table:formula="of:=COUNTIF([.G$1:.G$1048576];[.G36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02</text:p>
          </table:table-cell>
          <table:table-cell office:value-type="string" calcext:value-type="string">
            <text:p>P0034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340</text:p>
          </table:table-cell>
          <table:table-cell office:value-type="string" calcext:value-type="string">
            <text:p>SS00116</text:p>
          </table:table-cell>
          <table:table-cell table:formula="of:=VLOOKUP([.D363];[$PrimarySource.A$1:$PrimarySource.B$1048576];2;0)" office:value-type="string" office:string-value="G51" calcext:value-type="string">
            <text:p>G51</text:p>
          </table:table-cell>
          <table:table-cell table:formula="of:=VLOOKUP([.E36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63])" office:value-type="float" office:value="3" calcext:value-type="float">
            <text:p>3</text:p>
          </table:table-cell>
          <table:table-cell table:formula="of:=COUNTIF([.G$1:.G$1048576];[.G36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03</text:p>
          </table:table-cell>
          <table:table-cell office:value-type="string" calcext:value-type="string">
            <text:p>P0132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341</text:p>
          </table:table-cell>
          <table:table-cell office:value-type="string" calcext:value-type="string">
            <text:p>SS00043</text:p>
          </table:table-cell>
          <table:table-cell table:formula="of:=VLOOKUP([.D364];[$PrimarySource.A$1:$PrimarySource.B$1048576];2;0)" office:value-type="string" office:string-value="G10" calcext:value-type="string">
            <text:p>G10</text:p>
          </table:table-cell>
          <table:table-cell table:formula="of:=VLOOKUP([.E36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64])" office:value-type="float" office:value="80" calcext:value-type="float">
            <text:p>80</text:p>
          </table:table-cell>
          <table:table-cell table:formula="of:=COUNTIF([.G$1:.G$1048576];[.G36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04</text:p>
          </table:table-cell>
          <table:table-cell office:value-type="string" calcext:value-type="string">
            <text:p>P0133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341</text:p>
          </table:table-cell>
          <table:table-cell office:value-type="string" calcext:value-type="string">
            <text:p>SS00154</text:p>
          </table:table-cell>
          <table:table-cell table:formula="of:=VLOOKUP([.D365];[$PrimarySource.A$1:$PrimarySource.B$1048576];2;0)" office:value-type="string" office:string-value="G10" calcext:value-type="string">
            <text:p>G10</text:p>
          </table:table-cell>
          <table:table-cell table:formula="of:=VLOOKUP([.E36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65])" office:value-type="float" office:value="80" calcext:value-type="float">
            <text:p>80</text:p>
          </table:table-cell>
          <table:table-cell table:formula="of:=COUNTIF([.G$1:.G$1048576];[.G36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05</text:p>
          </table:table-cell>
          <table:table-cell office:value-type="string" calcext:value-type="string">
            <text:p>P0175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0341</text:p>
          </table:table-cell>
          <table:table-cell office:value-type="string" calcext:value-type="string">
            <text:p>SS00154</text:p>
          </table:table-cell>
          <table:table-cell table:formula="of:=VLOOKUP([.D366];[$PrimarySource.A$1:$PrimarySource.B$1048576];2;0)" office:value-type="string" office:string-value="G10" calcext:value-type="string">
            <text:p>G10</text:p>
          </table:table-cell>
          <table:table-cell table:formula="of:=VLOOKUP([.E36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66])" office:value-type="float" office:value="80" calcext:value-type="float">
            <text:p>80</text:p>
          </table:table-cell>
          <table:table-cell table:formula="of:=COUNTIF([.G$1:.G$1048576];[.G36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06</text:p>
          </table:table-cell>
          <table:table-cell office:value-type="string" calcext:value-type="string">
            <text:p>P0175</text:p>
          </table:table-cell>
          <table:table-cell office:value-type="string" calcext:value-type="string">
            <text:p>AT10</text:p>
          </table:table-cell>
          <table:table-cell office:value-type="string" calcext:value-type="string">
            <text:p>PS00341</text:p>
          </table:table-cell>
          <table:table-cell office:value-type="string" calcext:value-type="string">
            <text:p>SS00154</text:p>
          </table:table-cell>
          <table:table-cell table:formula="of:=VLOOKUP([.D367];[$PrimarySource.A$1:$PrimarySource.B$1048576];2;0)" office:value-type="string" office:string-value="G10" calcext:value-type="string">
            <text:p>G10</text:p>
          </table:table-cell>
          <table:table-cell table:formula="of:=VLOOKUP([.E36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67])" office:value-type="float" office:value="80" calcext:value-type="float">
            <text:p>80</text:p>
          </table:table-cell>
          <table:table-cell table:formula="of:=COUNTIF([.G$1:.G$1048576];[.G36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07</text:p>
          </table:table-cell>
          <table:table-cell office:value-type="string" calcext:value-type="string">
            <text:p>P0137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9999</text:p>
          </table:table-cell>
          <table:table-cell office:value-type="string" calcext:value-type="string">
            <text:p>SS00163</text:p>
          </table:table-cell>
          <table:table-cell table:formula="of:=VLOOKUP([.D368];[$PrimarySource.A$1:$PrimarySource.B$1048576];2;0)" office:value-type="string" office:string-value="" calcext:value-type="error">
            <text:p>#N/A</text:p>
          </table:table-cell>
          <table:table-cell table:formula="of:=VLOOKUP([.E368];[$SecondarySource.A$1:$SecondarySource.B$1048576];2;0)" office:value-type="string" office:string-value="G44" calcext:value-type="string">
            <text:p>G44</text:p>
          </table:table-cell>
          <table:table-cell table:formula="of:=COUNTIF([.F$1:.F$1048576];[.F368])" office:value-type="string" office:string-value="" calcext:value-type="error">
            <text:p>#N/A</text:p>
          </table:table-cell>
          <table:table-cell table:formula="of:=COUNTIF([.G$1:.G$1048576];[.G368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0408</text:p>
          </table:table-cell>
          <table:table-cell office:value-type="string" calcext:value-type="string">
            <text:p>P0011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9999</text:p>
          </table:table-cell>
          <table:table-cell office:value-type="string" calcext:value-type="string">
            <text:p>SS00155</text:p>
          </table:table-cell>
          <table:table-cell table:formula="of:=VLOOKUP([.D369];[$PrimarySource.A$1:$PrimarySource.B$1048576];2;0)" office:value-type="string" office:string-value="" calcext:value-type="error">
            <text:p>#N/A</text:p>
          </table:table-cell>
          <table:table-cell table:formula="of:=VLOOKUP([.E369];[$SecondarySource.A$1:$SecondarySource.B$1048576];2;0)" office:value-type="string" office:string-value="G44" calcext:value-type="string">
            <text:p>G44</text:p>
          </table:table-cell>
          <table:table-cell table:formula="of:=COUNTIF([.F$1:.F$1048576];[.F369])" office:value-type="string" office:string-value="" calcext:value-type="error">
            <text:p>#N/A</text:p>
          </table:table-cell>
          <table:table-cell table:formula="of:=COUNTIF([.G$1:.G$1048576];[.G369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0409</text:p>
          </table:table-cell>
          <table:table-cell office:value-type="string" calcext:value-type="string">
            <text:p>P0133</text:p>
          </table:table-cell>
          <table:table-cell office:value-type="string" calcext:value-type="string">
            <text:p>AT1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154</text:p>
          </table:table-cell>
          <table:table-cell table:formula="of:=VLOOKUP([.D370];[$PrimarySource.A$1:$PrimarySource.B$1048576];2;0)" office:value-type="string" office:string-value="G99" calcext:value-type="string">
            <text:p>G99</text:p>
          </table:table-cell>
          <table:table-cell table:formula="of:=VLOOKUP([.E37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70])" office:value-type="float" office:value="236" calcext:value-type="float">
            <text:p>236</text:p>
          </table:table-cell>
          <table:table-cell table:formula="of:=COUNTIF([.G$1:.G$1048576];[.G37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10</text:p>
          </table:table-cell>
          <table:table-cell office:value-type="string" calcext:value-type="string">
            <text:p>P0999</text:p>
          </table:table-cell>
          <table:table-cell office:value-type="string" calcext:value-type="string">
            <text:p>AT17</text:p>
          </table:table-cell>
          <table:table-cell office:value-type="string" calcext:value-type="string">
            <text:p>PS00342</text:p>
          </table:table-cell>
          <table:table-cell office:value-type="string" calcext:value-type="string">
            <text:p>SS00005</text:p>
          </table:table-cell>
          <table:table-cell table:formula="of:=VLOOKUP([.D371];[$PrimarySource.A$1:$PrimarySource.B$1048576];2;0)" office:value-type="string" office:string-value="G04" calcext:value-type="string">
            <text:p>G04</text:p>
          </table:table-cell>
          <table:table-cell table:formula="of:=VLOOKUP([.E37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71])" office:value-type="float" office:value="205" calcext:value-type="float">
            <text:p>205</text:p>
          </table:table-cell>
          <table:table-cell table:formula="of:=COUNTIF([.G$1:.G$1048576];[.G37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11</text:p>
          </table:table-cell>
          <table:table-cell office:value-type="string" calcext:value-type="string">
            <text:p>P0108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194</text:p>
          </table:table-cell>
          <table:table-cell office:value-type="string" calcext:value-type="string">
            <text:p>SS00012</text:p>
          </table:table-cell>
          <table:table-cell table:formula="of:=VLOOKUP([.D372];[$PrimarySource.A$1:$PrimarySource.B$1048576];2;0)" office:value-type="string" office:string-value="G04" calcext:value-type="string">
            <text:p>G04</text:p>
          </table:table-cell>
          <table:table-cell table:formula="of:=VLOOKUP([.E37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72])" office:value-type="float" office:value="205" calcext:value-type="float">
            <text:p>205</text:p>
          </table:table-cell>
          <table:table-cell table:formula="of:=COUNTIF([.G$1:.G$1048576];[.G37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12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194</text:p>
          </table:table-cell>
          <table:table-cell office:value-type="string" calcext:value-type="string">
            <text:p>SS00030</text:p>
          </table:table-cell>
          <table:table-cell table:formula="of:=VLOOKUP([.D373];[$PrimarySource.A$1:$PrimarySource.B$1048576];2;0)" office:value-type="string" office:string-value="G04" calcext:value-type="string">
            <text:p>G04</text:p>
          </table:table-cell>
          <table:table-cell table:formula="of:=VLOOKUP([.E37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73])" office:value-type="float" office:value="205" calcext:value-type="float">
            <text:p>205</text:p>
          </table:table-cell>
          <table:table-cell table:formula="of:=COUNTIF([.G$1:.G$1048576];[.G37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13</text:p>
          </table:table-cell>
          <table:table-cell office:value-type="string" calcext:value-type="string">
            <text:p>P0362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194</text:p>
          </table:table-cell>
          <table:table-cell office:value-type="string" calcext:value-type="string">
            <text:p>SS00272</text:p>
          </table:table-cell>
          <table:table-cell table:formula="of:=VLOOKUP([.D374];[$PrimarySource.A$1:$PrimarySource.B$1048576];2;0)" office:value-type="string" office:string-value="G04" calcext:value-type="string">
            <text:p>G04</text:p>
          </table:table-cell>
          <table:table-cell table:formula="of:=VLOOKUP([.E37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74])" office:value-type="float" office:value="205" calcext:value-type="float">
            <text:p>205</text:p>
          </table:table-cell>
          <table:table-cell table:formula="of:=COUNTIF([.G$1:.G$1048576];[.G37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14</text:p>
          </table:table-cell>
          <table:table-cell office:value-type="string" calcext:value-type="string">
            <text:p>P0139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343</text:p>
          </table:table-cell>
          <table:table-cell office:value-type="string" calcext:value-type="string">
            <text:p>SS00152</text:p>
          </table:table-cell>
          <table:table-cell table:formula="of:=VLOOKUP([.D375];[$PrimarySource.A$1:$PrimarySource.B$1048576];2;0)" office:value-type="string" office:string-value="G01" calcext:value-type="string">
            <text:p>G01</text:p>
          </table:table-cell>
          <table:table-cell table:formula="of:=VLOOKUP([.E375];[$SecondarySource.A$1:$SecondarySource.B$1048576];2;0)" office:value-type="string" office:string-value="G44" calcext:value-type="string">
            <text:p>G44</text:p>
          </table:table-cell>
          <table:table-cell table:formula="of:=COUNTIF([.F$1:.F$1048576];[.F375])" office:value-type="float" office:value="20" calcext:value-type="float">
            <text:p>20</text:p>
          </table:table-cell>
          <table:table-cell table:formula="of:=COUNTIF([.G$1:.G$1048576];[.G375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0415</text:p>
          </table:table-cell>
          <table:table-cell office:value-type="string" calcext:value-type="string">
            <text:p>P0999</text:p>
          </table:table-cell>
          <table:table-cell office:value-type="string" calcext:value-type="string">
            <text:p>AT19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05</text:p>
          </table:table-cell>
          <table:table-cell table:formula="of:=VLOOKUP([.D376];[$PrimarySource.A$1:$PrimarySource.B$1048576];2;0)" office:value-type="string" office:string-value="G99" calcext:value-type="string">
            <text:p>G99</text:p>
          </table:table-cell>
          <table:table-cell table:formula="of:=VLOOKUP([.E37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76])" office:value-type="float" office:value="236" calcext:value-type="float">
            <text:p>236</text:p>
          </table:table-cell>
          <table:table-cell table:formula="of:=COUNTIF([.G$1:.G$1048576];[.G37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16</text:p>
          </table:table-cell>
          <table:table-cell office:value-type="string" calcext:value-type="string">
            <text:p>P0017</text:p>
          </table:table-cell>
          <table:table-cell office:value-type="string" calcext:value-type="string">
            <text:p>AT16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09</text:p>
          </table:table-cell>
          <table:table-cell table:formula="of:=VLOOKUP([.D377];[$PrimarySource.A$1:$PrimarySource.B$1048576];2;0)" office:value-type="string" office:string-value="G99" calcext:value-type="string">
            <text:p>G99</text:p>
          </table:table-cell>
          <table:table-cell table:formula="of:=VLOOKUP([.E37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77])" office:value-type="float" office:value="236" calcext:value-type="float">
            <text:p>236</text:p>
          </table:table-cell>
          <table:table-cell table:formula="of:=COUNTIF([.G$1:.G$1048576];[.G37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17</text:p>
          </table:table-cell>
          <table:table-cell office:value-type="string" calcext:value-type="string">
            <text:p>P0018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158</text:p>
          </table:table-cell>
          <table:table-cell table:formula="of:=VLOOKUP([.D378];[$PrimarySource.A$1:$PrimarySource.B$1048576];2;0)" office:value-type="string" office:string-value="G99" calcext:value-type="string">
            <text:p>G99</text:p>
          </table:table-cell>
          <table:table-cell table:formula="of:=VLOOKUP([.E378];[$SecondarySource.A$1:$SecondarySource.B$1048576];2;0)" office:value-type="string" office:string-value="G44" calcext:value-type="string">
            <text:p>G44</text:p>
          </table:table-cell>
          <table:table-cell table:formula="of:=COUNTIF([.F$1:.F$1048576];[.F378])" office:value-type="float" office:value="236" calcext:value-type="float">
            <text:p>236</text:p>
          </table:table-cell>
          <table:table-cell table:formula="of:=COUNTIF([.G$1:.G$1048576];[.G378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0418</text:p>
          </table:table-cell>
          <table:table-cell office:value-type="string" calcext:value-type="string">
            <text:p>P0999</text:p>
          </table:table-cell>
          <table:table-cell office:value-type="string" calcext:value-type="string">
            <text:p>AT19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05</text:p>
          </table:table-cell>
          <table:table-cell table:formula="of:=VLOOKUP([.D379];[$PrimarySource.A$1:$PrimarySource.B$1048576];2;0)" office:value-type="string" office:string-value="G99" calcext:value-type="string">
            <text:p>G99</text:p>
          </table:table-cell>
          <table:table-cell table:formula="of:=VLOOKUP([.E37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79])" office:value-type="float" office:value="236" calcext:value-type="float">
            <text:p>236</text:p>
          </table:table-cell>
          <table:table-cell table:formula="of:=COUNTIF([.G$1:.G$1048576];[.G37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19</text:p>
          </table:table-cell>
          <table:table-cell office:value-type="string" calcext:value-type="string">
            <text:p>P0017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09</text:p>
          </table:table-cell>
          <table:table-cell table:formula="of:=VLOOKUP([.D380];[$PrimarySource.A$1:$PrimarySource.B$1048576];2;0)" office:value-type="string" office:string-value="G99" calcext:value-type="string">
            <text:p>G99</text:p>
          </table:table-cell>
          <table:table-cell table:formula="of:=VLOOKUP([.E38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80])" office:value-type="float" office:value="236" calcext:value-type="float">
            <text:p>236</text:p>
          </table:table-cell>
          <table:table-cell table:formula="of:=COUNTIF([.G$1:.G$1048576];[.G38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20</text:p>
          </table:table-cell>
          <table:table-cell office:value-type="string" calcext:value-type="string">
            <text:p>P0018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158</text:p>
          </table:table-cell>
          <table:table-cell table:formula="of:=VLOOKUP([.D381];[$PrimarySource.A$1:$PrimarySource.B$1048576];2;0)" office:value-type="string" office:string-value="G99" calcext:value-type="string">
            <text:p>G99</text:p>
          </table:table-cell>
          <table:table-cell table:formula="of:=VLOOKUP([.E381];[$SecondarySource.A$1:$SecondarySource.B$1048576];2;0)" office:value-type="string" office:string-value="G44" calcext:value-type="string">
            <text:p>G44</text:p>
          </table:table-cell>
          <table:table-cell table:formula="of:=COUNTIF([.F$1:.F$1048576];[.F381])" office:value-type="float" office:value="236" calcext:value-type="float">
            <text:p>236</text:p>
          </table:table-cell>
          <table:table-cell table:formula="of:=COUNTIF([.G$1:.G$1048576];[.G381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0421</text:p>
          </table:table-cell>
          <table:table-cell office:value-type="string" calcext:value-type="string">
            <text:p>P0999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09</text:p>
          </table:table-cell>
          <table:table-cell table:formula="of:=VLOOKUP([.D382];[$PrimarySource.A$1:$PrimarySource.B$1048576];2;0)" office:value-type="string" office:string-value="G99" calcext:value-type="string">
            <text:p>G99</text:p>
          </table:table-cell>
          <table:table-cell table:formula="of:=VLOOKUP([.E38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82])" office:value-type="float" office:value="236" calcext:value-type="float">
            <text:p>236</text:p>
          </table:table-cell>
          <table:table-cell table:formula="of:=COUNTIF([.G$1:.G$1048576];[.G38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22</text:p>
          </table:table-cell>
          <table:table-cell office:value-type="string" calcext:value-type="string">
            <text:p>P0999</text:p>
          </table:table-cell>
          <table:table-cell office:value-type="string" calcext:value-type="string">
            <text:p>AT02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09</text:p>
          </table:table-cell>
          <table:table-cell table:formula="of:=VLOOKUP([.D383];[$PrimarySource.A$1:$PrimarySource.B$1048576];2;0)" office:value-type="string" office:string-value="G99" calcext:value-type="string">
            <text:p>G99</text:p>
          </table:table-cell>
          <table:table-cell table:formula="of:=VLOOKUP([.E38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83])" office:value-type="float" office:value="236" calcext:value-type="float">
            <text:p>236</text:p>
          </table:table-cell>
          <table:table-cell table:formula="of:=COUNTIF([.G$1:.G$1048576];[.G38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23</text:p>
          </table:table-cell>
          <table:table-cell office:value-type="string" calcext:value-type="string">
            <text:p>P0020</text:p>
          </table:table-cell>
          <table:table-cell office:value-type="string" calcext:value-type="string">
            <text:p>AT16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06</text:p>
          </table:table-cell>
          <table:table-cell table:formula="of:=VLOOKUP([.D384];[$PrimarySource.A$1:$PrimarySource.B$1048576];2;0)" office:value-type="string" office:string-value="G99" calcext:value-type="string">
            <text:p>G99</text:p>
          </table:table-cell>
          <table:table-cell table:formula="of:=VLOOKUP([.E38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84])" office:value-type="float" office:value="236" calcext:value-type="float">
            <text:p>236</text:p>
          </table:table-cell>
          <table:table-cell table:formula="of:=COUNTIF([.G$1:.G$1048576];[.G38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24</text:p>
          </table:table-cell>
          <table:table-cell office:value-type="string" calcext:value-type="string">
            <text:p>P0018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158</text:p>
          </table:table-cell>
          <table:table-cell table:formula="of:=VLOOKUP([.D385];[$PrimarySource.A$1:$PrimarySource.B$1048576];2;0)" office:value-type="string" office:string-value="G99" calcext:value-type="string">
            <text:p>G99</text:p>
          </table:table-cell>
          <table:table-cell table:formula="of:=VLOOKUP([.E385];[$SecondarySource.A$1:$SecondarySource.B$1048576];2;0)" office:value-type="string" office:string-value="G44" calcext:value-type="string">
            <text:p>G44</text:p>
          </table:table-cell>
          <table:table-cell table:formula="of:=COUNTIF([.F$1:.F$1048576];[.F385])" office:value-type="float" office:value="236" calcext:value-type="float">
            <text:p>236</text:p>
          </table:table-cell>
          <table:table-cell table:formula="of:=COUNTIF([.G$1:.G$1048576];[.G385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0425</text:p>
          </table:table-cell>
          <table:table-cell office:value-type="string" calcext:value-type="string">
            <text:p>P0139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344</text:p>
          </table:table-cell>
          <table:table-cell office:value-type="string" calcext:value-type="string">
            <text:p>SS00152</text:p>
          </table:table-cell>
          <table:table-cell table:formula="of:=VLOOKUP([.D386];[$PrimarySource.A$1:$PrimarySource.B$1048576];2;0)" office:value-type="string" office:string-value="G10" calcext:value-type="string">
            <text:p>G10</text:p>
          </table:table-cell>
          <table:table-cell table:formula="of:=VLOOKUP([.E386];[$SecondarySource.A$1:$SecondarySource.B$1048576];2;0)" office:value-type="string" office:string-value="G44" calcext:value-type="string">
            <text:p>G44</text:p>
          </table:table-cell>
          <table:table-cell table:formula="of:=COUNTIF([.F$1:.F$1048576];[.F386])" office:value-type="float" office:value="80" calcext:value-type="float">
            <text:p>80</text:p>
          </table:table-cell>
          <table:table-cell table:formula="of:=COUNTIF([.G$1:.G$1048576];[.G386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0426</text:p>
          </table:table-cell>
          <table:table-cell office:value-type="string" calcext:value-type="string">
            <text:p>P0107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344</text:p>
          </table:table-cell>
          <table:table-cell office:value-type="string" calcext:value-type="string">
            <text:p>SS00011</text:p>
          </table:table-cell>
          <table:table-cell table:formula="of:=VLOOKUP([.D387];[$PrimarySource.A$1:$PrimarySource.B$1048576];2;0)" office:value-type="string" office:string-value="G10" calcext:value-type="string">
            <text:p>G10</text:p>
          </table:table-cell>
          <table:table-cell table:formula="of:=VLOOKUP([.E387];[$SecondarySource.A$1:$SecondarySource.B$1048576];2;0)" office:value-type="string" office:string-value="G19" calcext:value-type="string">
            <text:p>G19</text:p>
          </table:table-cell>
          <table:table-cell table:formula="of:=COUNTIF([.F$1:.F$1048576];[.F387])" office:value-type="float" office:value="80" calcext:value-type="float">
            <text:p>80</text:p>
          </table:table-cell>
          <table:table-cell table:formula="of:=COUNTIF([.G$1:.G$1048576];[.G387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0427</text:p>
          </table:table-cell>
          <table:table-cell office:value-type="string" calcext:value-type="string">
            <text:p>P0003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344</text:p>
          </table:table-cell>
          <table:table-cell office:value-type="string" calcext:value-type="string">
            <text:p>SS00112</text:p>
          </table:table-cell>
          <table:table-cell table:formula="of:=VLOOKUP([.D388];[$PrimarySource.A$1:$PrimarySource.B$1048576];2;0)" office:value-type="string" office:string-value="G10" calcext:value-type="string">
            <text:p>G10</text:p>
          </table:table-cell>
          <table:table-cell table:formula="of:=VLOOKUP([.E388];[$SecondarySource.A$1:$SecondarySource.B$1048576];2;0)" office:value-type="string" office:string-value="G02" calcext:value-type="string">
            <text:p>G02</text:p>
          </table:table-cell>
          <table:table-cell table:formula="of:=COUNTIF([.F$1:.F$1048576];[.F388])" office:value-type="float" office:value="80" calcext:value-type="float">
            <text:p>80</text:p>
          </table:table-cell>
          <table:table-cell table:formula="of:=COUNTIF([.G$1:.G$1048576];[.G388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428</text:p>
          </table:table-cell>
          <table:table-cell office:value-type="string" calcext:value-type="string">
            <text:p>P099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345</text:p>
          </table:table-cell>
          <table:table-cell office:value-type="string" calcext:value-type="string">
            <text:p>SS00005</text:p>
          </table:table-cell>
          <table:table-cell table:formula="of:=VLOOKUP([.D389];[$PrimarySource.A$1:$PrimarySource.B$1048576];2;0)" office:value-type="string" office:string-value="G02" calcext:value-type="string">
            <text:p>G02</text:p>
          </table:table-cell>
          <table:table-cell table:formula="of:=VLOOKUP([.E38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89])" office:value-type="float" office:value="22" calcext:value-type="float">
            <text:p>22</text:p>
          </table:table-cell>
          <table:table-cell table:formula="of:=COUNTIF([.G$1:.G$1048576];[.G38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29</text:p>
          </table:table-cell>
          <table:table-cell office:value-type="string" calcext:value-type="string">
            <text:p>P0031</text:p>
          </table:table-cell>
          <table:table-cell office:value-type="string" calcext:value-type="string">
            <text:p>AT12</text:p>
          </table:table-cell>
          <table:table-cell office:value-type="string" calcext:value-type="string">
            <text:p>PS00346</text:p>
          </table:table-cell>
          <table:table-cell office:value-type="string" calcext:value-type="string">
            <text:p>SS00109</text:p>
          </table:table-cell>
          <table:table-cell table:formula="of:=VLOOKUP([.D390];[$PrimarySource.A$1:$PrimarySource.B$1048576];2;0)" office:value-type="string" office:string-value="G34" calcext:value-type="string">
            <text:p>G34</text:p>
          </table:table-cell>
          <table:table-cell table:formula="of:=VLOOKUP([.E390];[$SecondarySource.A$1:$SecondarySource.B$1048576];2;0)" office:value-type="string" office:string-value="G19" calcext:value-type="string">
            <text:p>G19</text:p>
          </table:table-cell>
          <table:table-cell table:formula="of:=COUNTIF([.F$1:.F$1048576];[.F390])" office:value-type="float" office:value="1" calcext:value-type="float">
            <text:p>1</text:p>
          </table:table-cell>
          <table:table-cell table:formula="of:=COUNTIF([.G$1:.G$1048576];[.G390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0430</text:p>
          </table:table-cell>
          <table:table-cell office:value-type="string" calcext:value-type="string">
            <text:p>P0131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348</text:p>
          </table:table-cell>
          <table:table-cell office:value-type="string" calcext:value-type="string">
            <text:p>SS00153</text:p>
          </table:table-cell>
          <table:table-cell table:formula="of:=VLOOKUP([.D391];[$PrimarySource.A$1:$PrimarySource.B$1048576];2;0)" office:value-type="string" office:string-value="G05" calcext:value-type="string">
            <text:p>G05</text:p>
          </table:table-cell>
          <table:table-cell table:formula="of:=VLOOKUP([.E39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91])" office:value-type="float" office:value="11" calcext:value-type="float">
            <text:p>11</text:p>
          </table:table-cell>
          <table:table-cell table:formula="of:=COUNTIF([.G$1:.G$1048576];[.G39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31</text:p>
          </table:table-cell>
          <table:table-cell office:value-type="string" calcext:value-type="string">
            <text:p>P0238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348</text:p>
          </table:table-cell>
          <table:table-cell office:value-type="string" calcext:value-type="string">
            <text:p>SS00205</text:p>
          </table:table-cell>
          <table:table-cell table:formula="of:=VLOOKUP([.D392];[$PrimarySource.A$1:$PrimarySource.B$1048576];2;0)" office:value-type="string" office:string-value="G05" calcext:value-type="string">
            <text:p>G05</text:p>
          </table:table-cell>
          <table:table-cell table:formula="of:=VLOOKUP([.E39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92])" office:value-type="float" office:value="11" calcext:value-type="float">
            <text:p>11</text:p>
          </table:table-cell>
          <table:table-cell table:formula="of:=COUNTIF([.G$1:.G$1048576];[.G39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32</text:p>
          </table:table-cell>
          <table:table-cell office:value-type="string" calcext:value-type="string">
            <text:p>P0373</text:p>
          </table:table-cell>
          <table:table-cell office:value-type="string" calcext:value-type="string">
            <text:p>AT11</text:p>
          </table:table-cell>
          <table:table-cell office:value-type="string" calcext:value-type="string">
            <text:p>PS00348</text:p>
          </table:table-cell>
          <table:table-cell office:value-type="string" calcext:value-type="string">
            <text:p>SS00061</text:p>
          </table:table-cell>
          <table:table-cell table:formula="of:=VLOOKUP([.D393];[$PrimarySource.A$1:$PrimarySource.B$1048576];2;0)" office:value-type="string" office:string-value="G05" calcext:value-type="string">
            <text:p>G05</text:p>
          </table:table-cell>
          <table:table-cell table:formula="of:=VLOOKUP([.E393];[$SecondarySource.A$1:$SecondarySource.B$1048576];2;0)" office:value-type="string" office:string-value="G43" calcext:value-type="string">
            <text:p>G43</text:p>
          </table:table-cell>
          <table:table-cell table:formula="of:=COUNTIF([.F$1:.F$1048576];[.F393])" office:value-type="float" office:value="11" calcext:value-type="float">
            <text:p>11</text:p>
          </table:table-cell>
          <table:table-cell table:formula="of:=COUNTIF([.G$1:.G$1048576];[.G393])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A00501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180</text:p>
          </table:table-cell>
          <table:table-cell office:value-type="string" calcext:value-type="string">
            <text:p>SS00005</text:p>
          </table:table-cell>
          <table:table-cell table:formula="of:=VLOOKUP([.D394];[$PrimarySource.A$1:$PrimarySource.B$1048576];2;0)" office:value-type="string" office:string-value="G04" calcext:value-type="string">
            <text:p>G04</text:p>
          </table:table-cell>
          <table:table-cell table:formula="of:=VLOOKUP([.E39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94])" office:value-type="float" office:value="205" calcext:value-type="float">
            <text:p>205</text:p>
          </table:table-cell>
          <table:table-cell table:formula="of:=COUNTIF([.G$1:.G$1048576];[.G39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502</text:p>
          </table:table-cell>
          <table:table-cell office:value-type="string" calcext:value-type="string">
            <text:p>P000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181</text:p>
          </table:table-cell>
          <table:table-cell office:value-type="string" calcext:value-type="string">
            <text:p>SS00189</text:p>
          </table:table-cell>
          <table:table-cell table:formula="of:=VLOOKUP([.D395];[$PrimarySource.A$1:$PrimarySource.B$1048576];2;0)" office:value-type="string" office:string-value="G03" calcext:value-type="string">
            <text:p>G03</text:p>
          </table:table-cell>
          <table:table-cell table:formula="of:=VLOOKUP([.E39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95])" office:value-type="float" office:value="17" calcext:value-type="float">
            <text:p>17</text:p>
          </table:table-cell>
          <table:table-cell table:formula="of:=COUNTIF([.G$1:.G$1048576];[.G39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503</text:p>
          </table:table-cell>
          <table:table-cell office:value-type="string" calcext:value-type="string">
            <text:p>P099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05</text:p>
          </table:table-cell>
          <table:table-cell table:formula="of:=VLOOKUP([.D396];[$PrimarySource.A$1:$PrimarySource.B$1048576];2;0)" office:value-type="string" office:string-value="G99" calcext:value-type="string">
            <text:p>G99</text:p>
          </table:table-cell>
          <table:table-cell table:formula="of:=VLOOKUP([.E39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96])" office:value-type="float" office:value="236" calcext:value-type="float">
            <text:p>236</text:p>
          </table:table-cell>
          <table:table-cell table:formula="of:=COUNTIF([.G$1:.G$1048576];[.G39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504</text:p>
          </table:table-cell>
          <table:table-cell office:value-type="string" calcext:value-type="string">
            <text:p>P0018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158</text:p>
          </table:table-cell>
          <table:table-cell table:formula="of:=VLOOKUP([.D397];[$PrimarySource.A$1:$PrimarySource.B$1048576];2;0)" office:value-type="string" office:string-value="G99" calcext:value-type="string">
            <text:p>G99</text:p>
          </table:table-cell>
          <table:table-cell table:formula="of:=VLOOKUP([.E397];[$SecondarySource.A$1:$SecondarySource.B$1048576];2;0)" office:value-type="string" office:string-value="G44" calcext:value-type="string">
            <text:p>G44</text:p>
          </table:table-cell>
          <table:table-cell table:formula="of:=COUNTIF([.F$1:.F$1048576];[.F397])" office:value-type="float" office:value="236" calcext:value-type="float">
            <text:p>236</text:p>
          </table:table-cell>
          <table:table-cell table:formula="of:=COUNTIF([.G$1:.G$1048576];[.G397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0505</text:p>
          </table:table-cell>
          <table:table-cell office:value-type="string" calcext:value-type="string">
            <text:p>P0003</text:p>
          </table:table-cell>
          <table:table-cell office:value-type="string" calcext:value-type="string">
            <text:p>AT17</text:p>
          </table:table-cell>
          <table:table-cell office:value-type="string" calcext:value-type="string">
            <text:p>PS00401</text:p>
          </table:table-cell>
          <table:table-cell office:value-type="string" calcext:value-type="string">
            <text:p>SS00112</text:p>
          </table:table-cell>
          <table:table-cell table:formula="of:=VLOOKUP([.D398];[$PrimarySource.A$1:$PrimarySource.B$1048576];2;0)" office:value-type="string" office:string-value="G10" calcext:value-type="string">
            <text:p>G10</text:p>
          </table:table-cell>
          <table:table-cell table:formula="of:=VLOOKUP([.E398];[$SecondarySource.A$1:$SecondarySource.B$1048576];2;0)" office:value-type="string" office:string-value="G02" calcext:value-type="string">
            <text:p>G02</text:p>
          </table:table-cell>
          <table:table-cell table:formula="of:=COUNTIF([.F$1:.F$1048576];[.F398])" office:value-type="float" office:value="80" calcext:value-type="float">
            <text:p>80</text:p>
          </table:table-cell>
          <table:table-cell table:formula="of:=COUNTIF([.G$1:.G$1048576];[.G398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506</text:p>
          </table:table-cell>
          <table:table-cell office:value-type="string" calcext:value-type="string">
            <text:p>P099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186</text:p>
          </table:table-cell>
          <table:table-cell office:value-type="string" calcext:value-type="string">
            <text:p>SS00156</text:p>
          </table:table-cell>
          <table:table-cell table:formula="of:=VLOOKUP([.D399];[$PrimarySource.A$1:$PrimarySource.B$1048576];2;0)" office:value-type="string" office:string-value="G01" calcext:value-type="string">
            <text:p>G01</text:p>
          </table:table-cell>
          <table:table-cell table:formula="of:=VLOOKUP([.E39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399])" office:value-type="float" office:value="20" calcext:value-type="float">
            <text:p>20</text:p>
          </table:table-cell>
          <table:table-cell table:formula="of:=COUNTIF([.G$1:.G$1048576];[.G39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507</text:p>
          </table:table-cell>
          <table:table-cell office:value-type="string" calcext:value-type="string">
            <text:p>P0062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186</text:p>
          </table:table-cell>
          <table:table-cell office:value-type="string" calcext:value-type="string">
            <text:p>SS00113</text:p>
          </table:table-cell>
          <table:table-cell table:formula="of:=VLOOKUP([.D400];[$PrimarySource.A$1:$PrimarySource.B$1048576];2;0)" office:value-type="string" office:string-value="G01" calcext:value-type="string">
            <text:p>G01</text:p>
          </table:table-cell>
          <table:table-cell table:formula="of:=VLOOKUP([.E40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00])" office:value-type="float" office:value="20" calcext:value-type="float">
            <text:p>20</text:p>
          </table:table-cell>
          <table:table-cell table:formula="of:=COUNTIF([.G$1:.G$1048576];[.G40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508</text:p>
          </table:table-cell>
          <table:table-cell office:value-type="string" calcext:value-type="string">
            <text:p>P0130</text:p>
          </table:table-cell>
          <table:table-cell office:value-type="string" calcext:value-type="string">
            <text:p>AT25</text:p>
          </table:table-cell>
          <table:table-cell office:value-type="string" calcext:value-type="string">
            <text:p>PS00402</text:p>
          </table:table-cell>
          <table:table-cell office:value-type="string" calcext:value-type="string">
            <text:p>SS00149</text:p>
          </table:table-cell>
          <table:table-cell table:formula="of:=VLOOKUP([.D401];[$PrimarySource.A$1:$PrimarySource.B$1048576];2;0)" office:value-type="string" office:string-value="G01" calcext:value-type="string">
            <text:p>G01</text:p>
          </table:table-cell>
          <table:table-cell table:formula="of:=VLOOKUP([.E40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01])" office:value-type="float" office:value="20" calcext:value-type="float">
            <text:p>20</text:p>
          </table:table-cell>
          <table:table-cell table:formula="of:=COUNTIF([.G$1:.G$1048576];[.G40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509</text:p>
          </table:table-cell>
          <table:table-cell office:value-type="string" calcext:value-type="string">
            <text:p>P0999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0402</text:p>
          </table:table-cell>
          <table:table-cell office:value-type="string" calcext:value-type="string">
            <text:p>SS00113</text:p>
          </table:table-cell>
          <table:table-cell table:formula="of:=VLOOKUP([.D402];[$PrimarySource.A$1:$PrimarySource.B$1048576];2;0)" office:value-type="string" office:string-value="G01" calcext:value-type="string">
            <text:p>G01</text:p>
          </table:table-cell>
          <table:table-cell table:formula="of:=VLOOKUP([.E40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02])" office:value-type="float" office:value="20" calcext:value-type="float">
            <text:p>20</text:p>
          </table:table-cell>
          <table:table-cell table:formula="of:=COUNTIF([.G$1:.G$1048576];[.G40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95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300</text:p>
          </table:table-cell>
          <table:table-cell office:value-type="string" calcext:value-type="string">
            <text:p>SS00005</text:p>
          </table:table-cell>
          <table:table-cell table:formula="of:=VLOOKUP([.D403];[$PrimarySource.A$1:$PrimarySource.B$1048576];2;0)" office:value-type="string" office:string-value="G04" calcext:value-type="string">
            <text:p>G04</text:p>
          </table:table-cell>
          <table:table-cell table:formula="of:=VLOOKUP([.E40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03])" office:value-type="float" office:value="205" calcext:value-type="float">
            <text:p>205</text:p>
          </table:table-cell>
          <table:table-cell table:formula="of:=COUNTIF([.G$1:.G$1048576];[.G40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510</text:p>
          </table:table-cell>
          <table:table-cell office:value-type="string" calcext:value-type="string">
            <text:p>P0137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163</text:p>
          </table:table-cell>
          <table:table-cell table:formula="of:=VLOOKUP([.D404];[$PrimarySource.A$1:$PrimarySource.B$1048576];2;0)" office:value-type="string" office:string-value="G99" calcext:value-type="string">
            <text:p>G99</text:p>
          </table:table-cell>
          <table:table-cell table:formula="of:=VLOOKUP([.E404];[$SecondarySource.A$1:$SecondarySource.B$1048576];2;0)" office:value-type="string" office:string-value="G44" calcext:value-type="string">
            <text:p>G44</text:p>
          </table:table-cell>
          <table:table-cell table:formula="of:=COUNTIF([.F$1:.F$1048576];[.F404])" office:value-type="float" office:value="236" calcext:value-type="float">
            <text:p>236</text:p>
          </table:table-cell>
          <table:table-cell table:formula="of:=COUNTIF([.G$1:.G$1048576];[.G404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0511</text:p>
          </table:table-cell>
          <table:table-cell office:value-type="string" calcext:value-type="string">
            <text:p>P022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403</text:p>
          </table:table-cell>
          <table:table-cell office:value-type="string" calcext:value-type="string">
            <text:p>SS00192</text:p>
          </table:table-cell>
          <table:table-cell table:formula="of:=VLOOKUP([.D405];[$PrimarySource.A$1:$PrimarySource.B$1048576];2;0)" office:value-type="string" office:string-value="G28" calcext:value-type="string">
            <text:p>G28</text:p>
          </table:table-cell>
          <table:table-cell table:formula="of:=VLOOKUP([.E40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05])" office:value-type="float" office:value="22" calcext:value-type="float">
            <text:p>22</text:p>
          </table:table-cell>
          <table:table-cell table:formula="of:=COUNTIF([.G$1:.G$1048576];[.G40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512</text:p>
          </table:table-cell>
          <table:table-cell office:value-type="string" calcext:value-type="string">
            <text:p>P0131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404</text:p>
          </table:table-cell>
          <table:table-cell office:value-type="string" calcext:value-type="string">
            <text:p>SS00153</text:p>
          </table:table-cell>
          <table:table-cell table:formula="of:=VLOOKUP([.D406];[$PrimarySource.A$1:$PrimarySource.B$1048576];2;0)" office:value-type="string" office:string-value="G28" calcext:value-type="string">
            <text:p>G28</text:p>
          </table:table-cell>
          <table:table-cell table:formula="of:=VLOOKUP([.E40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06])" office:value-type="float" office:value="22" calcext:value-type="float">
            <text:p>22</text:p>
          </table:table-cell>
          <table:table-cell table:formula="of:=COUNTIF([.G$1:.G$1048576];[.G40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513</text:p>
          </table:table-cell>
          <table:table-cell office:value-type="string" calcext:value-type="string">
            <text:p>P0131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153</text:p>
          </table:table-cell>
          <table:table-cell table:formula="of:=VLOOKUP([.D407];[$PrimarySource.A$1:$PrimarySource.B$1048576];2;0)" office:value-type="string" office:string-value="G99" calcext:value-type="string">
            <text:p>G99</text:p>
          </table:table-cell>
          <table:table-cell table:formula="of:=VLOOKUP([.E40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07])" office:value-type="float" office:value="236" calcext:value-type="float">
            <text:p>236</text:p>
          </table:table-cell>
          <table:table-cell table:formula="of:=COUNTIF([.G$1:.G$1048576];[.G40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514</text:p>
          </table:table-cell>
          <table:table-cell office:value-type="string" calcext:value-type="string">
            <text:p>P0033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405</text:p>
          </table:table-cell>
          <table:table-cell office:value-type="string" calcext:value-type="string">
            <text:p>SS00116</text:p>
          </table:table-cell>
          <table:table-cell table:formula="of:=VLOOKUP([.D408];[$PrimarySource.A$1:$PrimarySource.B$1048576];2;0)" office:value-type="string" office:string-value="G10" calcext:value-type="string">
            <text:p>G10</text:p>
          </table:table-cell>
          <table:table-cell table:formula="of:=VLOOKUP([.E40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08])" office:value-type="float" office:value="80" calcext:value-type="float">
            <text:p>80</text:p>
          </table:table-cell>
          <table:table-cell table:formula="of:=COUNTIF([.G$1:.G$1048576];[.G40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515</text:p>
          </table:table-cell>
          <table:table-cell office:value-type="string" calcext:value-type="string">
            <text:p>P0003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309</text:p>
          </table:table-cell>
          <table:table-cell office:value-type="string" calcext:value-type="string">
            <text:p>SS00112</text:p>
          </table:table-cell>
          <table:table-cell table:formula="of:=VLOOKUP([.D409];[$PrimarySource.A$1:$PrimarySource.B$1048576];2;0)" office:value-type="string" office:string-value="G33" calcext:value-type="string">
            <text:p>G33</text:p>
          </table:table-cell>
          <table:table-cell table:formula="of:=VLOOKUP([.E409];[$SecondarySource.A$1:$SecondarySource.B$1048576];2;0)" office:value-type="string" office:string-value="G02" calcext:value-type="string">
            <text:p>G02</text:p>
          </table:table-cell>
          <table:table-cell table:formula="of:=COUNTIF([.F$1:.F$1048576];[.F409])" office:value-type="float" office:value="8" calcext:value-type="float">
            <text:p>8</text:p>
          </table:table-cell>
          <table:table-cell table:formula="of:=COUNTIF([.G$1:.G$1048576];[.G409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516</text:p>
          </table:table-cell>
          <table:table-cell office:value-type="string" calcext:value-type="string">
            <text:p>P0033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406</text:p>
          </table:table-cell>
          <table:table-cell office:value-type="string" calcext:value-type="string">
            <text:p>SS00116</text:p>
          </table:table-cell>
          <table:table-cell table:formula="of:=VLOOKUP([.D410];[$PrimarySource.A$1:$PrimarySource.B$1048576];2;0)" office:value-type="string" office:string-value="G01" calcext:value-type="string">
            <text:p>G01</text:p>
          </table:table-cell>
          <table:table-cell table:formula="of:=VLOOKUP([.E41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10])" office:value-type="float" office:value="20" calcext:value-type="float">
            <text:p>20</text:p>
          </table:table-cell>
          <table:table-cell table:formula="of:=COUNTIF([.G$1:.G$1048576];[.G41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33</text:p>
          </table:table-cell>
          <table:table-cell office:value-type="string" calcext:value-type="string">
            <text:p>P00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349</text:p>
          </table:table-cell>
          <table:table-cell office:value-type="string" calcext:value-type="string">
            <text:p>SS00029</text:p>
          </table:table-cell>
          <table:table-cell table:formula="of:=VLOOKUP([.D411];[$PrimarySource.A$1:$PrimarySource.B$1048576];2;0)" office:value-type="string" office:string-value="G04" calcext:value-type="string">
            <text:p>G04</text:p>
          </table:table-cell>
          <table:table-cell table:formula="of:=VLOOKUP([.E41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11])" office:value-type="float" office:value="205" calcext:value-type="float">
            <text:p>205</text:p>
          </table:table-cell>
          <table:table-cell table:formula="of:=COUNTIF([.G$1:.G$1048576];[.G41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34</text:p>
          </table:table-cell>
          <table:table-cell office:value-type="string" calcext:value-type="string">
            <text:p>P0133</text:p>
          </table:table-cell>
          <table:table-cell office:value-type="string" calcext:value-type="string">
            <text:p>AT1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154</text:p>
          </table:table-cell>
          <table:table-cell table:formula="of:=VLOOKUP([.D412];[$PrimarySource.A$1:$PrimarySource.B$1048576];2;0)" office:value-type="string" office:string-value="G99" calcext:value-type="string">
            <text:p>G99</text:p>
          </table:table-cell>
          <table:table-cell table:formula="of:=VLOOKUP([.E41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12])" office:value-type="float" office:value="236" calcext:value-type="float">
            <text:p>236</text:p>
          </table:table-cell>
          <table:table-cell table:formula="of:=COUNTIF([.G$1:.G$1048576];[.G41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35</text:p>
          </table:table-cell>
          <table:table-cell office:value-type="string" calcext:value-type="string">
            <text:p>P0132</text:p>
          </table:table-cell>
          <table:table-cell office:value-type="string" calcext:value-type="string">
            <text:p>AT23</text:p>
          </table:table-cell>
          <table:table-cell office:value-type="string" calcext:value-type="string">
            <text:p>AW09999</text:p>
          </table:table-cell>
          <table:table-cell office:value-type="string" calcext:value-type="string">
            <text:p>SS00043</text:p>
          </table:table-cell>
          <table:table-cell table:formula="of:=VLOOKUP([.D413];[$PrimarySource.A$1:$PrimarySource.B$1048576];2;0)" office:value-type="string" office:string-value="" calcext:value-type="error">
            <text:p>#N/A</text:p>
          </table:table-cell>
          <table:table-cell table:formula="of:=VLOOKUP([.E41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13])" office:value-type="string" office:string-value="" calcext:value-type="error">
            <text:p>#N/A</text:p>
          </table:table-cell>
          <table:table-cell table:formula="of:=COUNTIF([.G$1:.G$1048576];[.G41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36</text:p>
          </table:table-cell>
          <table:table-cell office:value-type="string" calcext:value-type="string">
            <text:p>P0108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350</text:p>
          </table:table-cell>
          <table:table-cell office:value-type="string" calcext:value-type="string">
            <text:p>SS00012</text:p>
          </table:table-cell>
          <table:table-cell table:formula="of:=VLOOKUP([.D414];[$PrimarySource.A$1:$PrimarySource.B$1048576];2;0)" office:value-type="string" office:string-value="G04" calcext:value-type="string">
            <text:p>G04</text:p>
          </table:table-cell>
          <table:table-cell table:formula="of:=VLOOKUP([.E41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14])" office:value-type="float" office:value="205" calcext:value-type="float">
            <text:p>205</text:p>
          </table:table-cell>
          <table:table-cell table:formula="of:=COUNTIF([.G$1:.G$1048576];[.G41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37</text:p>
          </table:table-cell>
          <table:table-cell office:value-type="string" calcext:value-type="string">
            <text:p>P002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350</text:p>
          </table:table-cell>
          <table:table-cell office:value-type="string" calcext:value-type="string">
            <text:p>SS00006</text:p>
          </table:table-cell>
          <table:table-cell table:formula="of:=VLOOKUP([.D415];[$PrimarySource.A$1:$PrimarySource.B$1048576];2;0)" office:value-type="string" office:string-value="G04" calcext:value-type="string">
            <text:p>G04</text:p>
          </table:table-cell>
          <table:table-cell table:formula="of:=VLOOKUP([.E41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15])" office:value-type="float" office:value="205" calcext:value-type="float">
            <text:p>205</text:p>
          </table:table-cell>
          <table:table-cell table:formula="of:=COUNTIF([.G$1:.G$1048576];[.G41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38</text:p>
          </table:table-cell>
          <table:table-cell office:value-type="string" calcext:value-type="string">
            <text:p>P0999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0350</text:p>
          </table:table-cell>
          <table:table-cell office:value-type="string" calcext:value-type="string">
            <text:p>SS00205</text:p>
          </table:table-cell>
          <table:table-cell table:formula="of:=VLOOKUP([.D416];[$PrimarySource.A$1:$PrimarySource.B$1048576];2;0)" office:value-type="string" office:string-value="G04" calcext:value-type="string">
            <text:p>G04</text:p>
          </table:table-cell>
          <table:table-cell table:formula="of:=VLOOKUP([.E41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16])" office:value-type="float" office:value="205" calcext:value-type="float">
            <text:p>205</text:p>
          </table:table-cell>
          <table:table-cell table:formula="of:=COUNTIF([.G$1:.G$1048576];[.G41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39</text:p>
          </table:table-cell>
          <table:table-cell office:value-type="string" calcext:value-type="string">
            <text:p>P0238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350</text:p>
          </table:table-cell>
          <table:table-cell office:value-type="string" calcext:value-type="string">
            <text:p>SS00205</text:p>
          </table:table-cell>
          <table:table-cell table:formula="of:=VLOOKUP([.D417];[$PrimarySource.A$1:$PrimarySource.B$1048576];2;0)" office:value-type="string" office:string-value="G04" calcext:value-type="string">
            <text:p>G04</text:p>
          </table:table-cell>
          <table:table-cell table:formula="of:=VLOOKUP([.E41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17])" office:value-type="float" office:value="205" calcext:value-type="float">
            <text:p>205</text:p>
          </table:table-cell>
          <table:table-cell table:formula="of:=COUNTIF([.G$1:.G$1048576];[.G41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40</text:p>
          </table:table-cell>
          <table:table-cell office:value-type="string" calcext:value-type="string">
            <text:p>P0999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0348</text:p>
          </table:table-cell>
          <table:table-cell office:value-type="string" calcext:value-type="string">
            <text:p>SS00205</text:p>
          </table:table-cell>
          <table:table-cell table:formula="of:=VLOOKUP([.D418];[$PrimarySource.A$1:$PrimarySource.B$1048576];2;0)" office:value-type="string" office:string-value="G05" calcext:value-type="string">
            <text:p>G05</text:p>
          </table:table-cell>
          <table:table-cell table:formula="of:=VLOOKUP([.E41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18])" office:value-type="float" office:value="11" calcext:value-type="float">
            <text:p>11</text:p>
          </table:table-cell>
          <table:table-cell table:formula="of:=COUNTIF([.G$1:.G$1048576];[.G41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41</text:p>
          </table:table-cell>
          <table:table-cell office:value-type="string" calcext:value-type="string">
            <text:p>P0029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350</text:p>
          </table:table-cell>
          <table:table-cell office:value-type="string" calcext:value-type="string">
            <text:p>SS00029</text:p>
          </table:table-cell>
          <table:table-cell table:formula="of:=VLOOKUP([.D419];[$PrimarySource.A$1:$PrimarySource.B$1048576];2;0)" office:value-type="string" office:string-value="G04" calcext:value-type="string">
            <text:p>G04</text:p>
          </table:table-cell>
          <table:table-cell table:formula="of:=VLOOKUP([.E41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19])" office:value-type="float" office:value="205" calcext:value-type="float">
            <text:p>205</text:p>
          </table:table-cell>
          <table:table-cell table:formula="of:=COUNTIF([.G$1:.G$1048576];[.G41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42</text:p>
          </table:table-cell>
          <table:table-cell office:value-type="string" calcext:value-type="string">
            <text:p>P0131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350</text:p>
          </table:table-cell>
          <table:table-cell office:value-type="string" calcext:value-type="string">
            <text:p>SS00153</text:p>
          </table:table-cell>
          <table:table-cell table:formula="of:=VLOOKUP([.D420];[$PrimarySource.A$1:$PrimarySource.B$1048576];2;0)" office:value-type="string" office:string-value="G04" calcext:value-type="string">
            <text:p>G04</text:p>
          </table:table-cell>
          <table:table-cell table:formula="of:=VLOOKUP([.E42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20])" office:value-type="float" office:value="205" calcext:value-type="float">
            <text:p>205</text:p>
          </table:table-cell>
          <table:table-cell table:formula="of:=COUNTIF([.G$1:.G$1048576];[.G42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43</text:p>
          </table:table-cell>
          <table:table-cell office:value-type="string" calcext:value-type="string">
            <text:p>P0381</text:p>
          </table:table-cell>
          <table:table-cell office:value-type="string" calcext:value-type="string">
            <text:p>AT02</text:p>
          </table:table-cell>
          <table:table-cell office:value-type="string" calcext:value-type="string">
            <text:p>PS00351</text:p>
          </table:table-cell>
          <table:table-cell office:value-type="string" calcext:value-type="string">
            <text:p>SS00249</text:p>
          </table:table-cell>
          <table:table-cell table:formula="of:=VLOOKUP([.D421];[$PrimarySource.A$1:$PrimarySource.B$1048576];2;0)" office:value-type="string" office:string-value="G02" calcext:value-type="string">
            <text:p>G02</text:p>
          </table:table-cell>
          <table:table-cell table:formula="of:=VLOOKUP([.E42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21])" office:value-type="float" office:value="22" calcext:value-type="float">
            <text:p>22</text:p>
          </table:table-cell>
          <table:table-cell table:formula="of:=COUNTIF([.G$1:.G$1048576];[.G42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44</text:p>
          </table:table-cell>
          <table:table-cell office:value-type="string" calcext:value-type="string">
            <text:p>P0381</text:p>
          </table:table-cell>
          <table:table-cell office:value-type="string" calcext:value-type="string">
            <text:p>AT09</text:p>
          </table:table-cell>
          <table:table-cell office:value-type="string" calcext:value-type="string">
            <text:p>PS00351</text:p>
          </table:table-cell>
          <table:table-cell office:value-type="string" calcext:value-type="string">
            <text:p>SS00249</text:p>
          </table:table-cell>
          <table:table-cell table:formula="of:=VLOOKUP([.D422];[$PrimarySource.A$1:$PrimarySource.B$1048576];2;0)" office:value-type="string" office:string-value="G02" calcext:value-type="string">
            <text:p>G02</text:p>
          </table:table-cell>
          <table:table-cell table:formula="of:=VLOOKUP([.E42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22])" office:value-type="float" office:value="22" calcext:value-type="float">
            <text:p>22</text:p>
          </table:table-cell>
          <table:table-cell table:formula="of:=COUNTIF([.G$1:.G$1048576];[.G42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45</text:p>
          </table:table-cell>
          <table:table-cell office:value-type="string" calcext:value-type="string">
            <text:p>P0047</text:p>
          </table:table-cell>
          <table:table-cell office:value-type="string" calcext:value-type="string">
            <text:p>AT15</text:p>
          </table:table-cell>
          <table:table-cell office:value-type="string" calcext:value-type="string">
            <text:p>AW00100</text:p>
          </table:table-cell>
          <table:table-cell office:value-type="string" calcext:value-type="string">
            <text:p>SS00150</text:p>
          </table:table-cell>
          <table:table-cell table:formula="of:=VLOOKUP([.D423];[$PrimarySource.A$1:$PrimarySource.B$1048576];2;0)" office:value-type="string" office:string-value="" calcext:value-type="error">
            <text:p>#N/A</text:p>
          </table:table-cell>
          <table:table-cell table:formula="of:=VLOOKUP([.E423];[$SecondarySource.A$1:$SecondarySource.B$1048576];2;0)" office:value-type="string" office:string-value="G02" calcext:value-type="string">
            <text:p>G02</text:p>
          </table:table-cell>
          <table:table-cell table:formula="of:=COUNTIF([.F$1:.F$1048576];[.F423])" office:value-type="string" office:string-value="" calcext:value-type="error">
            <text:p>#N/A</text:p>
          </table:table-cell>
          <table:table-cell table:formula="of:=COUNTIF([.G$1:.G$1048576];[.G423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446</text:p>
          </table:table-cell>
          <table:table-cell office:value-type="string" calcext:value-type="string">
            <text:p>P0043</text:p>
          </table:table-cell>
          <table:table-cell office:value-type="string" calcext:value-type="string">
            <text:p>AT15</text:p>
          </table:table-cell>
          <table:table-cell office:value-type="string" calcext:value-type="string">
            <text:p>AW00100</text:p>
          </table:table-cell>
          <table:table-cell office:value-type="string" calcext:value-type="string">
            <text:p>SS00150</text:p>
          </table:table-cell>
          <table:table-cell table:formula="of:=VLOOKUP([.D424];[$PrimarySource.A$1:$PrimarySource.B$1048576];2;0)" office:value-type="string" office:string-value="" calcext:value-type="error">
            <text:p>#N/A</text:p>
          </table:table-cell>
          <table:table-cell table:formula="of:=VLOOKUP([.E424];[$SecondarySource.A$1:$SecondarySource.B$1048576];2;0)" office:value-type="string" office:string-value="G02" calcext:value-type="string">
            <text:p>G02</text:p>
          </table:table-cell>
          <table:table-cell table:formula="of:=COUNTIF([.F$1:.F$1048576];[.F424])" office:value-type="string" office:string-value="" calcext:value-type="error">
            <text:p>#N/A</text:p>
          </table:table-cell>
          <table:table-cell table:formula="of:=COUNTIF([.G$1:.G$1048576];[.G424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447</text:p>
          </table:table-cell>
          <table:table-cell office:value-type="string" calcext:value-type="string">
            <text:p>P0047</text:p>
          </table:table-cell>
          <table:table-cell office:value-type="string" calcext:value-type="string">
            <text:p>AT15</text:p>
          </table:table-cell>
          <table:table-cell office:value-type="string" calcext:value-type="string">
            <text:p>AW00101</text:p>
          </table:table-cell>
          <table:table-cell office:value-type="string" calcext:value-type="string">
            <text:p>SS00150</text:p>
          </table:table-cell>
          <table:table-cell table:formula="of:=VLOOKUP([.D425];[$PrimarySource.A$1:$PrimarySource.B$1048576];2;0)" office:value-type="string" office:string-value="" calcext:value-type="error">
            <text:p>#N/A</text:p>
          </table:table-cell>
          <table:table-cell table:formula="of:=VLOOKUP([.E425];[$SecondarySource.A$1:$SecondarySource.B$1048576];2;0)" office:value-type="string" office:string-value="G02" calcext:value-type="string">
            <text:p>G02</text:p>
          </table:table-cell>
          <table:table-cell table:formula="of:=COUNTIF([.F$1:.F$1048576];[.F425])" office:value-type="string" office:string-value="" calcext:value-type="error">
            <text:p>#N/A</text:p>
          </table:table-cell>
          <table:table-cell table:formula="of:=COUNTIF([.G$1:.G$1048576];[.G425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448</text:p>
          </table:table-cell>
          <table:table-cell office:value-type="string" calcext:value-type="string">
            <text:p>P0043</text:p>
          </table:table-cell>
          <table:table-cell office:value-type="string" calcext:value-type="string">
            <text:p>AT15</text:p>
          </table:table-cell>
          <table:table-cell office:value-type="string" calcext:value-type="string">
            <text:p>AW00101</text:p>
          </table:table-cell>
          <table:table-cell office:value-type="string" calcext:value-type="string">
            <text:p>SS00150</text:p>
          </table:table-cell>
          <table:table-cell table:formula="of:=VLOOKUP([.D426];[$PrimarySource.A$1:$PrimarySource.B$1048576];2;0)" office:value-type="string" office:string-value="" calcext:value-type="error">
            <text:p>#N/A</text:p>
          </table:table-cell>
          <table:table-cell table:formula="of:=VLOOKUP([.E426];[$SecondarySource.A$1:$SecondarySource.B$1048576];2;0)" office:value-type="string" office:string-value="G02" calcext:value-type="string">
            <text:p>G02</text:p>
          </table:table-cell>
          <table:table-cell table:formula="of:=COUNTIF([.F$1:.F$1048576];[.F426])" office:value-type="string" office:string-value="" calcext:value-type="error">
            <text:p>#N/A</text:p>
          </table:table-cell>
          <table:table-cell table:formula="of:=COUNTIF([.G$1:.G$1048576];[.G426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449</text:p>
          </table:table-cell>
          <table:table-cell office:value-type="string" calcext:value-type="string">
            <text:p>P001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352</text:p>
          </table:table-cell>
          <table:table-cell office:value-type="string" calcext:value-type="string">
            <text:p>SS00114</text:p>
          </table:table-cell>
          <table:table-cell table:formula="of:=VLOOKUP([.D427];[$PrimarySource.A$1:$PrimarySource.B$1048576];2;0)" office:value-type="string" office:string-value="G14" calcext:value-type="string">
            <text:p>G14</text:p>
          </table:table-cell>
          <table:table-cell table:formula="of:=VLOOKUP([.E42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27])" office:value-type="float" office:value="6" calcext:value-type="float">
            <text:p>6</text:p>
          </table:table-cell>
          <table:table-cell table:formula="of:=COUNTIF([.G$1:.G$1048576];[.G42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50</text:p>
          </table:table-cell>
          <table:table-cell office:value-type="string" calcext:value-type="string">
            <text:p>P0029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353</text:p>
          </table:table-cell>
          <table:table-cell office:value-type="string" calcext:value-type="string">
            <text:p>SS00029</text:p>
          </table:table-cell>
          <table:table-cell table:formula="of:=VLOOKUP([.D428];[$PrimarySource.A$1:$PrimarySource.B$1048576];2;0)" office:value-type="string" office:string-value="G03" calcext:value-type="string">
            <text:p>G03</text:p>
          </table:table-cell>
          <table:table-cell table:formula="of:=VLOOKUP([.E42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28])" office:value-type="float" office:value="17" calcext:value-type="float">
            <text:p>17</text:p>
          </table:table-cell>
          <table:table-cell table:formula="of:=COUNTIF([.G$1:.G$1048576];[.G42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51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361</text:p>
          </table:table-cell>
          <table:table-cell office:value-type="string" calcext:value-type="string">
            <text:p>SS00044</text:p>
          </table:table-cell>
          <table:table-cell table:formula="of:=VLOOKUP([.D429];[$PrimarySource.A$1:$PrimarySource.B$1048576];2;0)" office:value-type="string" office:string-value="G04" calcext:value-type="string">
            <text:p>G04</text:p>
          </table:table-cell>
          <table:table-cell table:formula="of:=VLOOKUP([.E42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29])" office:value-type="float" office:value="205" calcext:value-type="float">
            <text:p>205</text:p>
          </table:table-cell>
          <table:table-cell table:formula="of:=COUNTIF([.G$1:.G$1048576];[.G42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52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091</text:p>
          </table:table-cell>
          <table:table-cell office:value-type="string" calcext:value-type="string">
            <text:p>SS00044</text:p>
          </table:table-cell>
          <table:table-cell table:formula="of:=VLOOKUP([.D430];[$PrimarySource.A$1:$PrimarySource.B$1048576];2;0)" office:value-type="string" office:string-value="" calcext:value-type="error">
            <text:p>#N/A</text:p>
          </table:table-cell>
          <table:table-cell table:formula="of:=VLOOKUP([.E43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30])" office:value-type="string" office:string-value="" calcext:value-type="error">
            <text:p>#N/A</text:p>
          </table:table-cell>
          <table:table-cell table:formula="of:=COUNTIF([.G$1:.G$1048576];[.G43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53</text:p>
          </table:table-cell>
          <table:table-cell office:value-type="string" calcext:value-type="string">
            <text:p>P018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362</text:p>
          </table:table-cell>
          <table:table-cell office:value-type="string" calcext:value-type="string">
            <text:p>SS00108</text:p>
          </table:table-cell>
          <table:table-cell table:formula="of:=VLOOKUP([.D431];[$PrimarySource.A$1:$PrimarySource.B$1048576];2;0)" office:value-type="string" office:string-value="G04" calcext:value-type="string">
            <text:p>G04</text:p>
          </table:table-cell>
          <table:table-cell table:formula="of:=VLOOKUP([.E431];[$SecondarySource.A$1:$SecondarySource.B$1048576];2;0)" office:value-type="string" office:string-value="G19" calcext:value-type="string">
            <text:p>G19</text:p>
          </table:table-cell>
          <table:table-cell table:formula="of:=COUNTIF([.F$1:.F$1048576];[.F431])" office:value-type="float" office:value="205" calcext:value-type="float">
            <text:p>205</text:p>
          </table:table-cell>
          <table:table-cell table:formula="of:=COUNTIF([.G$1:.G$1048576];[.G431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0454</text:p>
          </table:table-cell>
          <table:table-cell office:value-type="string" calcext:value-type="string">
            <text:p>P000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362</text:p>
          </table:table-cell>
          <table:table-cell office:value-type="string" calcext:value-type="string">
            <text:p>SS00011</text:p>
          </table:table-cell>
          <table:table-cell table:formula="of:=VLOOKUP([.D432];[$PrimarySource.A$1:$PrimarySource.B$1048576];2;0)" office:value-type="string" office:string-value="G04" calcext:value-type="string">
            <text:p>G04</text:p>
          </table:table-cell>
          <table:table-cell table:formula="of:=VLOOKUP([.E432];[$SecondarySource.A$1:$SecondarySource.B$1048576];2;0)" office:value-type="string" office:string-value="G19" calcext:value-type="string">
            <text:p>G19</text:p>
          </table:table-cell>
          <table:table-cell table:formula="of:=COUNTIF([.F$1:.F$1048576];[.F432])" office:value-type="float" office:value="205" calcext:value-type="float">
            <text:p>205</text:p>
          </table:table-cell>
          <table:table-cell table:formula="of:=COUNTIF([.G$1:.G$1048576];[.G432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0455</text:p>
          </table:table-cell>
          <table:table-cell office:value-type="string" calcext:value-type="string">
            <text:p>P0133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362</text:p>
          </table:table-cell>
          <table:table-cell office:value-type="string" calcext:value-type="string">
            <text:p>SS00044</text:p>
          </table:table-cell>
          <table:table-cell table:formula="of:=VLOOKUP([.D433];[$PrimarySource.A$1:$PrimarySource.B$1048576];2;0)" office:value-type="string" office:string-value="G04" calcext:value-type="string">
            <text:p>G04</text:p>
          </table:table-cell>
          <table:table-cell table:formula="of:=VLOOKUP([.E43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33])" office:value-type="float" office:value="205" calcext:value-type="float">
            <text:p>205</text:p>
          </table:table-cell>
          <table:table-cell table:formula="of:=COUNTIF([.G$1:.G$1048576];[.G43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56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362</text:p>
          </table:table-cell>
          <table:table-cell office:value-type="string" calcext:value-type="string">
            <text:p>SS00044</text:p>
          </table:table-cell>
          <table:table-cell table:formula="of:=VLOOKUP([.D434];[$PrimarySource.A$1:$PrimarySource.B$1048576];2;0)" office:value-type="string" office:string-value="G04" calcext:value-type="string">
            <text:p>G04</text:p>
          </table:table-cell>
          <table:table-cell table:formula="of:=VLOOKUP([.E43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34])" office:value-type="float" office:value="205" calcext:value-type="float">
            <text:p>205</text:p>
          </table:table-cell>
          <table:table-cell table:formula="of:=COUNTIF([.G$1:.G$1048576];[.G43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57</text:p>
          </table:table-cell>
          <table:table-cell office:value-type="string" calcext:value-type="string">
            <text:p>P0139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362</text:p>
          </table:table-cell>
          <table:table-cell office:value-type="string" calcext:value-type="string">
            <text:p>SS00152</text:p>
          </table:table-cell>
          <table:table-cell table:formula="of:=VLOOKUP([.D435];[$PrimarySource.A$1:$PrimarySource.B$1048576];2;0)" office:value-type="string" office:string-value="G04" calcext:value-type="string">
            <text:p>G04</text:p>
          </table:table-cell>
          <table:table-cell table:formula="of:=VLOOKUP([.E435];[$SecondarySource.A$1:$SecondarySource.B$1048576];2;0)" office:value-type="string" office:string-value="G44" calcext:value-type="string">
            <text:p>G44</text:p>
          </table:table-cell>
          <table:table-cell table:formula="of:=COUNTIF([.F$1:.F$1048576];[.F435])" office:value-type="float" office:value="205" calcext:value-type="float">
            <text:p>205</text:p>
          </table:table-cell>
          <table:table-cell table:formula="of:=COUNTIF([.G$1:.G$1048576];[.G435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0458</text:p>
          </table:table-cell>
          <table:table-cell office:value-type="string" calcext:value-type="string">
            <text:p>P0132</text:p>
          </table:table-cell>
          <table:table-cell office:value-type="string" calcext:value-type="string">
            <text:p>AT25</text:p>
          </table:table-cell>
          <table:table-cell office:value-type="string" calcext:value-type="string">
            <text:p>AW00092</text:p>
          </table:table-cell>
          <table:table-cell office:value-type="string" calcext:value-type="string">
            <text:p>SS00044</text:p>
          </table:table-cell>
          <table:table-cell table:formula="of:=VLOOKUP([.D436];[$PrimarySource.A$1:$PrimarySource.B$1048576];2;0)" office:value-type="string" office:string-value="" calcext:value-type="error">
            <text:p>#N/A</text:p>
          </table:table-cell>
          <table:table-cell table:formula="of:=VLOOKUP([.E43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36])" office:value-type="string" office:string-value="" calcext:value-type="error">
            <text:p>#N/A</text:p>
          </table:table-cell>
          <table:table-cell table:formula="of:=COUNTIF([.G$1:.G$1048576];[.G43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59</text:p>
          </table:table-cell>
          <table:table-cell office:value-type="string" calcext:value-type="string">
            <text:p>P0139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364</text:p>
          </table:table-cell>
          <table:table-cell office:value-type="string" calcext:value-type="string">
            <text:p>SS00152</text:p>
          </table:table-cell>
          <table:table-cell table:formula="of:=VLOOKUP([.D437];[$PrimarySource.A$1:$PrimarySource.B$1048576];2;0)" office:value-type="string" office:string-value="G24" calcext:value-type="string">
            <text:p>G24</text:p>
          </table:table-cell>
          <table:table-cell table:formula="of:=VLOOKUP([.E437];[$SecondarySource.A$1:$SecondarySource.B$1048576];2;0)" office:value-type="string" office:string-value="G44" calcext:value-type="string">
            <text:p>G44</text:p>
          </table:table-cell>
          <table:table-cell table:formula="of:=COUNTIF([.F$1:.F$1048576];[.F437])" office:value-type="float" office:value="57" calcext:value-type="float">
            <text:p>57</text:p>
          </table:table-cell>
          <table:table-cell table:formula="of:=COUNTIF([.G$1:.G$1048576];[.G437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0460</text:p>
          </table:table-cell>
          <table:table-cell office:value-type="string" calcext:value-type="string">
            <text:p>P018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363</text:p>
          </table:table-cell>
          <table:table-cell office:value-type="string" calcext:value-type="string">
            <text:p>SS00108</text:p>
          </table:table-cell>
          <table:table-cell table:formula="of:=VLOOKUP([.D438];[$PrimarySource.A$1:$PrimarySource.B$1048576];2;0)" office:value-type="string" office:string-value="G24" calcext:value-type="string">
            <text:p>G24</text:p>
          </table:table-cell>
          <table:table-cell table:formula="of:=VLOOKUP([.E438];[$SecondarySource.A$1:$SecondarySource.B$1048576];2;0)" office:value-type="string" office:string-value="G19" calcext:value-type="string">
            <text:p>G19</text:p>
          </table:table-cell>
          <table:table-cell table:formula="of:=COUNTIF([.F$1:.F$1048576];[.F438])" office:value-type="float" office:value="57" calcext:value-type="float">
            <text:p>57</text:p>
          </table:table-cell>
          <table:table-cell table:formula="of:=COUNTIF([.G$1:.G$1048576];[.G438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0461</text:p>
          </table:table-cell>
          <table:table-cell office:value-type="string" calcext:value-type="string">
            <text:p>P010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365</text:p>
          </table:table-cell>
          <table:table-cell office:value-type="string" calcext:value-type="string">
            <text:p>SS00152</text:p>
          </table:table-cell>
          <table:table-cell table:formula="of:=VLOOKUP([.D439];[$PrimarySource.A$1:$PrimarySource.B$1048576];2;0)" office:value-type="string" office:string-value="G29" calcext:value-type="string">
            <text:p>G29</text:p>
          </table:table-cell>
          <table:table-cell table:formula="of:=VLOOKUP([.E439];[$SecondarySource.A$1:$SecondarySource.B$1048576];2;0)" office:value-type="string" office:string-value="G44" calcext:value-type="string">
            <text:p>G44</text:p>
          </table:table-cell>
          <table:table-cell table:formula="of:=COUNTIF([.F$1:.F$1048576];[.F439])" office:value-type="float" office:value="13" calcext:value-type="float">
            <text:p>13</text:p>
          </table:table-cell>
          <table:table-cell table:formula="of:=COUNTIF([.G$1:.G$1048576];[.G439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0462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19</text:p>
          </table:table-cell>
          <table:table-cell office:value-type="string" calcext:value-type="string">
            <text:p>AW09999</text:p>
          </table:table-cell>
          <table:table-cell office:value-type="string" calcext:value-type="string">
            <text:p>SS00044</text:p>
          </table:table-cell>
          <table:table-cell table:formula="of:=VLOOKUP([.D440];[$PrimarySource.A$1:$PrimarySource.B$1048576];2;0)" office:value-type="string" office:string-value="" calcext:value-type="error">
            <text:p>#N/A</text:p>
          </table:table-cell>
          <table:table-cell table:formula="of:=VLOOKUP([.E44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40])" office:value-type="string" office:string-value="" calcext:value-type="error">
            <text:p>#N/A</text:p>
          </table:table-cell>
          <table:table-cell table:formula="of:=COUNTIF([.G$1:.G$1048576];[.G44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63</text:p>
          </table:table-cell>
          <table:table-cell office:value-type="string" calcext:value-type="string">
            <text:p>P00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29</text:p>
          </table:table-cell>
          <table:table-cell table:formula="of:=VLOOKUP([.D441];[$PrimarySource.A$1:$PrimarySource.B$1048576];2;0)" office:value-type="string" office:string-value="G99" calcext:value-type="string">
            <text:p>G99</text:p>
          </table:table-cell>
          <table:table-cell table:formula="of:=VLOOKUP([.E44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41])" office:value-type="float" office:value="236" calcext:value-type="float">
            <text:p>236</text:p>
          </table:table-cell>
          <table:table-cell table:formula="of:=COUNTIF([.G$1:.G$1048576];[.G44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64</text:p>
          </table:table-cell>
          <table:table-cell office:value-type="string" calcext:value-type="string">
            <text:p>P0131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366</text:p>
          </table:table-cell>
          <table:table-cell office:value-type="string" calcext:value-type="string">
            <text:p>SS00044</text:p>
          </table:table-cell>
          <table:table-cell table:formula="of:=VLOOKUP([.D442];[$PrimarySource.A$1:$PrimarySource.B$1048576];2;0)" office:value-type="string" office:string-value="G53" calcext:value-type="string">
            <text:p>G53</text:p>
          </table:table-cell>
          <table:table-cell table:formula="of:=VLOOKUP([.E44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42])" office:value-type="float" office:value="1" calcext:value-type="float">
            <text:p>1</text:p>
          </table:table-cell>
          <table:table-cell table:formula="of:=COUNTIF([.G$1:.G$1048576];[.G44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65</text:p>
          </table:table-cell>
          <table:table-cell office:value-type="string" calcext:value-type="string">
            <text:p>P027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9999</text:p>
          </table:table-cell>
          <table:table-cell office:value-type="string" calcext:value-type="string">
            <text:p>SS00044</text:p>
          </table:table-cell>
          <table:table-cell table:formula="of:=VLOOKUP([.D443];[$PrimarySource.A$1:$PrimarySource.B$1048576];2;0)" office:value-type="string" office:string-value="" calcext:value-type="error">
            <text:p>#N/A</text:p>
          </table:table-cell>
          <table:table-cell table:formula="of:=VLOOKUP([.E44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43])" office:value-type="string" office:string-value="" calcext:value-type="error">
            <text:p>#N/A</text:p>
          </table:table-cell>
          <table:table-cell table:formula="of:=COUNTIF([.G$1:.G$1048576];[.G44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66</text:p>
          </table:table-cell>
          <table:table-cell office:value-type="string" calcext:value-type="string">
            <text:p>P00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29</text:p>
          </table:table-cell>
          <table:table-cell table:formula="of:=VLOOKUP([.D444];[$PrimarySource.A$1:$PrimarySource.B$1048576];2;0)" office:value-type="string" office:string-value="G99" calcext:value-type="string">
            <text:p>G99</text:p>
          </table:table-cell>
          <table:table-cell table:formula="of:=VLOOKUP([.E44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44])" office:value-type="float" office:value="236" calcext:value-type="float">
            <text:p>236</text:p>
          </table:table-cell>
          <table:table-cell table:formula="of:=COUNTIF([.G$1:.G$1048576];[.G44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67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22</text:p>
          </table:table-cell>
          <table:table-cell office:value-type="string" calcext:value-type="string">
            <text:p>PS00367</text:p>
          </table:table-cell>
          <table:table-cell office:value-type="string" calcext:value-type="string">
            <text:p>SS00044</text:p>
          </table:table-cell>
          <table:table-cell table:formula="of:=VLOOKUP([.D445];[$PrimarySource.A$1:$PrimarySource.B$1048576];2;0)" office:value-type="string" office:string-value="G16" calcext:value-type="string">
            <text:p>G16</text:p>
          </table:table-cell>
          <table:table-cell table:formula="of:=VLOOKUP([.E44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45])" office:value-type="float" office:value="2" calcext:value-type="float">
            <text:p>2</text:p>
          </table:table-cell>
          <table:table-cell table:formula="of:=COUNTIF([.G$1:.G$1048576];[.G44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68</text:p>
          </table:table-cell>
          <table:table-cell office:value-type="string" calcext:value-type="string">
            <text:p>P00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29</text:p>
          </table:table-cell>
          <table:table-cell table:formula="of:=VLOOKUP([.D446];[$PrimarySource.A$1:$PrimarySource.B$1048576];2;0)" office:value-type="string" office:string-value="G99" calcext:value-type="string">
            <text:p>G99</text:p>
          </table:table-cell>
          <table:table-cell table:formula="of:=VLOOKUP([.E44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46])" office:value-type="float" office:value="236" calcext:value-type="float">
            <text:p>236</text:p>
          </table:table-cell>
          <table:table-cell table:formula="of:=COUNTIF([.G$1:.G$1048576];[.G44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69</text:p>
          </table:table-cell>
          <table:table-cell office:value-type="string" calcext:value-type="string">
            <text:p>P0132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368</text:p>
          </table:table-cell>
          <table:table-cell office:value-type="string" calcext:value-type="string">
            <text:p>SS00044</text:p>
          </table:table-cell>
          <table:table-cell table:formula="of:=VLOOKUP([.D447];[$PrimarySource.A$1:$PrimarySource.B$1048576];2;0)" office:value-type="string" office:string-value="G01" calcext:value-type="string">
            <text:p>G01</text:p>
          </table:table-cell>
          <table:table-cell table:formula="of:=VLOOKUP([.E44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47])" office:value-type="float" office:value="20" calcext:value-type="float">
            <text:p>20</text:p>
          </table:table-cell>
          <table:table-cell table:formula="of:=COUNTIF([.G$1:.G$1048576];[.G44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70</text:p>
          </table:table-cell>
          <table:table-cell office:value-type="string" calcext:value-type="string">
            <text:p>P0263</text:p>
          </table:table-cell>
          <table:table-cell office:value-type="string" calcext:value-type="string">
            <text:p>AT26</text:p>
          </table:table-cell>
          <table:table-cell office:value-type="string" calcext:value-type="string">
            <text:p>AW00093</text:p>
          </table:table-cell>
          <table:table-cell office:value-type="string" calcext:value-type="string">
            <text:p>SS00207</text:p>
          </table:table-cell>
          <table:table-cell table:formula="of:=VLOOKUP([.D448];[$PrimarySource.A$1:$PrimarySource.B$1048576];2;0)" office:value-type="string" office:string-value="" calcext:value-type="error">
            <text:p>#N/A</text:p>
          </table:table-cell>
          <table:table-cell table:formula="of:=VLOOKUP([.E44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48])" office:value-type="string" office:string-value="" calcext:value-type="error">
            <text:p>#N/A</text:p>
          </table:table-cell>
          <table:table-cell table:formula="of:=COUNTIF([.G$1:.G$1048576];[.G44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71</text:p>
          </table:table-cell>
          <table:table-cell office:value-type="string" calcext:value-type="string">
            <text:p>P0132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369</text:p>
          </table:table-cell>
          <table:table-cell office:value-type="string" calcext:value-type="string">
            <text:p>SS00044</text:p>
          </table:table-cell>
          <table:table-cell table:formula="of:=VLOOKUP([.D449];[$PrimarySource.A$1:$PrimarySource.B$1048576];2;0)" office:value-type="string" office:string-value="G19" calcext:value-type="string">
            <text:p>G19</text:p>
          </table:table-cell>
          <table:table-cell table:formula="of:=VLOOKUP([.E44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49])" office:value-type="float" office:value="20" calcext:value-type="float">
            <text:p>20</text:p>
          </table:table-cell>
          <table:table-cell table:formula="of:=COUNTIF([.G$1:.G$1048576];[.G44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72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259</text:p>
          </table:table-cell>
          <table:table-cell office:value-type="string" calcext:value-type="string">
            <text:p>SS00044</text:p>
          </table:table-cell>
          <table:table-cell table:formula="of:=VLOOKUP([.D450];[$PrimarySource.A$1:$PrimarySource.B$1048576];2;0)" office:value-type="string" office:string-value="G04" calcext:value-type="string">
            <text:p>G04</text:p>
          </table:table-cell>
          <table:table-cell table:formula="of:=VLOOKUP([.E45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50])" office:value-type="float" office:value="205" calcext:value-type="float">
            <text:p>205</text:p>
          </table:table-cell>
          <table:table-cell table:formula="of:=COUNTIF([.G$1:.G$1048576];[.G45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73</text:p>
          </table:table-cell>
          <table:table-cell office:value-type="string" calcext:value-type="string">
            <text:p>P0154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259</text:p>
          </table:table-cell>
          <table:table-cell office:value-type="string" calcext:value-type="string">
            <text:p>SS00044</text:p>
          </table:table-cell>
          <table:table-cell table:formula="of:=VLOOKUP([.D451];[$PrimarySource.A$1:$PrimarySource.B$1048576];2;0)" office:value-type="string" office:string-value="G04" calcext:value-type="string">
            <text:p>G04</text:p>
          </table:table-cell>
          <table:table-cell table:formula="of:=VLOOKUP([.E45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51])" office:value-type="float" office:value="205" calcext:value-type="float">
            <text:p>205</text:p>
          </table:table-cell>
          <table:table-cell table:formula="of:=COUNTIF([.G$1:.G$1048576];[.G45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74</text:p>
          </table:table-cell>
          <table:table-cell office:value-type="string" calcext:value-type="string">
            <text:p>P0434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259</text:p>
          </table:table-cell>
          <table:table-cell office:value-type="string" calcext:value-type="string">
            <text:p>SS00044</text:p>
          </table:table-cell>
          <table:table-cell table:formula="of:=VLOOKUP([.D452];[$PrimarySource.A$1:$PrimarySource.B$1048576];2;0)" office:value-type="string" office:string-value="G04" calcext:value-type="string">
            <text:p>G04</text:p>
          </table:table-cell>
          <table:table-cell table:formula="of:=VLOOKUP([.E45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52])" office:value-type="float" office:value="205" calcext:value-type="float">
            <text:p>205</text:p>
          </table:table-cell>
          <table:table-cell table:formula="of:=COUNTIF([.G$1:.G$1048576];[.G45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75</text:p>
          </table:table-cell>
          <table:table-cell office:value-type="string" calcext:value-type="string">
            <text:p>P0009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259</text:p>
          </table:table-cell>
          <table:table-cell office:value-type="string" calcext:value-type="string">
            <text:p>SS00044</text:p>
          </table:table-cell>
          <table:table-cell table:formula="of:=VLOOKUP([.D453];[$PrimarySource.A$1:$PrimarySource.B$1048576];2;0)" office:value-type="string" office:string-value="G04" calcext:value-type="string">
            <text:p>G04</text:p>
          </table:table-cell>
          <table:table-cell table:formula="of:=VLOOKUP([.E45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53])" office:value-type="float" office:value="205" calcext:value-type="float">
            <text:p>205</text:p>
          </table:table-cell>
          <table:table-cell table:formula="of:=COUNTIF([.G$1:.G$1048576];[.G45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76</text:p>
          </table:table-cell>
          <table:table-cell office:value-type="string" calcext:value-type="string">
            <text:p>P0053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259</text:p>
          </table:table-cell>
          <table:table-cell office:value-type="string" calcext:value-type="string">
            <text:p>SS00134</text:p>
          </table:table-cell>
          <table:table-cell table:formula="of:=VLOOKUP([.D454];[$PrimarySource.A$1:$PrimarySource.B$1048576];2;0)" office:value-type="string" office:string-value="G04" calcext:value-type="string">
            <text:p>G04</text:p>
          </table:table-cell>
          <table:table-cell table:formula="of:=VLOOKUP([.E45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54])" office:value-type="float" office:value="205" calcext:value-type="float">
            <text:p>205</text:p>
          </table:table-cell>
          <table:table-cell table:formula="of:=COUNTIF([.G$1:.G$1048576];[.G45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77</text:p>
          </table:table-cell>
          <table:table-cell office:value-type="string" calcext:value-type="string">
            <text:p>P0046</text:p>
          </table:table-cell>
          <table:table-cell office:value-type="string" calcext:value-type="string">
            <text:p>AT27</text:p>
          </table:table-cell>
          <table:table-cell office:value-type="string" calcext:value-type="string">
            <text:p>PS00259</text:p>
          </table:table-cell>
          <table:table-cell office:value-type="string" calcext:value-type="string">
            <text:p>SS00120</text:p>
          </table:table-cell>
          <table:table-cell table:formula="of:=VLOOKUP([.D455];[$PrimarySource.A$1:$PrimarySource.B$1048576];2;0)" office:value-type="string" office:string-value="G04" calcext:value-type="string">
            <text:p>G04</text:p>
          </table:table-cell>
          <table:table-cell table:formula="of:=VLOOKUP([.E45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55])" office:value-type="float" office:value="205" calcext:value-type="float">
            <text:p>205</text:p>
          </table:table-cell>
          <table:table-cell table:formula="of:=COUNTIF([.G$1:.G$1048576];[.G45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78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9999</text:p>
          </table:table-cell>
          <table:table-cell office:value-type="string" calcext:value-type="string">
            <text:p>SS00044</text:p>
          </table:table-cell>
          <table:table-cell table:formula="of:=VLOOKUP([.D456];[$PrimarySource.A$1:$PrimarySource.B$1048576];2;0)" office:value-type="string" office:string-value="" calcext:value-type="error">
            <text:p>#N/A</text:p>
          </table:table-cell>
          <table:table-cell table:formula="of:=VLOOKUP([.E45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56])" office:value-type="string" office:string-value="" calcext:value-type="error">
            <text:p>#N/A</text:p>
          </table:table-cell>
          <table:table-cell table:formula="of:=COUNTIF([.G$1:.G$1048576];[.G45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79</text:p>
          </table:table-cell>
          <table:table-cell office:value-type="string" calcext:value-type="string">
            <text:p>P018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370</text:p>
          </table:table-cell>
          <table:table-cell office:value-type="string" calcext:value-type="string">
            <text:p>SS00108</text:p>
          </table:table-cell>
          <table:table-cell table:formula="of:=VLOOKUP([.D457];[$PrimarySource.A$1:$PrimarySource.B$1048576];2;0)" office:value-type="string" office:string-value="G36" calcext:value-type="string">
            <text:p>G36</text:p>
          </table:table-cell>
          <table:table-cell table:formula="of:=VLOOKUP([.E457];[$SecondarySource.A$1:$SecondarySource.B$1048576];2;0)" office:value-type="string" office:string-value="G19" calcext:value-type="string">
            <text:p>G19</text:p>
          </table:table-cell>
          <table:table-cell table:formula="of:=COUNTIF([.F$1:.F$1048576];[.F457])" office:value-type="float" office:value="9" calcext:value-type="float">
            <text:p>9</text:p>
          </table:table-cell>
          <table:table-cell table:formula="of:=COUNTIF([.G$1:.G$1048576];[.G457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0480</text:p>
          </table:table-cell>
          <table:table-cell office:value-type="string" calcext:value-type="string">
            <text:p>P0437</text:p>
          </table:table-cell>
          <table:table-cell office:value-type="string" calcext:value-type="string">
            <text:p>AT16</text:p>
          </table:table-cell>
          <table:table-cell office:value-type="string" calcext:value-type="string">
            <text:p>PS00370</text:p>
          </table:table-cell>
          <table:table-cell office:value-type="string" calcext:value-type="string">
            <text:p>SS00108</text:p>
          </table:table-cell>
          <table:table-cell table:formula="of:=VLOOKUP([.D458];[$PrimarySource.A$1:$PrimarySource.B$1048576];2;0)" office:value-type="string" office:string-value="G36" calcext:value-type="string">
            <text:p>G36</text:p>
          </table:table-cell>
          <table:table-cell table:formula="of:=VLOOKUP([.E458];[$SecondarySource.A$1:$SecondarySource.B$1048576];2;0)" office:value-type="string" office:string-value="G19" calcext:value-type="string">
            <text:p>G19</text:p>
          </table:table-cell>
          <table:table-cell table:formula="of:=COUNTIF([.F$1:.F$1048576];[.F458])" office:value-type="float" office:value="9" calcext:value-type="float">
            <text:p>9</text:p>
          </table:table-cell>
          <table:table-cell table:formula="of:=COUNTIF([.G$1:.G$1048576];[.G458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0481</text:p>
          </table:table-cell>
          <table:table-cell office:value-type="string" calcext:value-type="string">
            <text:p>P002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370</text:p>
          </table:table-cell>
          <table:table-cell office:value-type="string" calcext:value-type="string">
            <text:p>SS00006</text:p>
          </table:table-cell>
          <table:table-cell table:formula="of:=VLOOKUP([.D459];[$PrimarySource.A$1:$PrimarySource.B$1048576];2;0)" office:value-type="string" office:string-value="G36" calcext:value-type="string">
            <text:p>G36</text:p>
          </table:table-cell>
          <table:table-cell table:formula="of:=VLOOKUP([.E45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59])" office:value-type="float" office:value="9" calcext:value-type="float">
            <text:p>9</text:p>
          </table:table-cell>
          <table:table-cell table:formula="of:=COUNTIF([.G$1:.G$1048576];[.G45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82</text:p>
          </table:table-cell>
          <table:table-cell office:value-type="string" calcext:value-type="string">
            <text:p>P0107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370</text:p>
          </table:table-cell>
          <table:table-cell office:value-type="string" calcext:value-type="string">
            <text:p>SS00011</text:p>
          </table:table-cell>
          <table:table-cell table:formula="of:=VLOOKUP([.D460];[$PrimarySource.A$1:$PrimarySource.B$1048576];2;0)" office:value-type="string" office:string-value="G36" calcext:value-type="string">
            <text:p>G36</text:p>
          </table:table-cell>
          <table:table-cell table:formula="of:=VLOOKUP([.E460];[$SecondarySource.A$1:$SecondarySource.B$1048576];2;0)" office:value-type="string" office:string-value="G19" calcext:value-type="string">
            <text:p>G19</text:p>
          </table:table-cell>
          <table:table-cell table:formula="of:=COUNTIF([.F$1:.F$1048576];[.F460])" office:value-type="float" office:value="9" calcext:value-type="float">
            <text:p>9</text:p>
          </table:table-cell>
          <table:table-cell table:formula="of:=COUNTIF([.G$1:.G$1048576];[.G460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0483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370</text:p>
          </table:table-cell>
          <table:table-cell office:value-type="string" calcext:value-type="string">
            <text:p>SS00005</text:p>
          </table:table-cell>
          <table:table-cell table:formula="of:=VLOOKUP([.D461];[$PrimarySource.A$1:$PrimarySource.B$1048576];2;0)" office:value-type="string" office:string-value="G36" calcext:value-type="string">
            <text:p>G36</text:p>
          </table:table-cell>
          <table:table-cell table:formula="of:=VLOOKUP([.E46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61])" office:value-type="float" office:value="9" calcext:value-type="float">
            <text:p>9</text:p>
          </table:table-cell>
          <table:table-cell table:formula="of:=COUNTIF([.G$1:.G$1048576];[.G46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84</text:p>
          </table:table-cell>
          <table:table-cell office:value-type="string" calcext:value-type="string">
            <text:p>P0133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370</text:p>
          </table:table-cell>
          <table:table-cell office:value-type="string" calcext:value-type="string">
            <text:p>SS00154</text:p>
          </table:table-cell>
          <table:table-cell table:formula="of:=VLOOKUP([.D462];[$PrimarySource.A$1:$PrimarySource.B$1048576];2;0)" office:value-type="string" office:string-value="G36" calcext:value-type="string">
            <text:p>G36</text:p>
          </table:table-cell>
          <table:table-cell table:formula="of:=VLOOKUP([.E46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62])" office:value-type="float" office:value="9" calcext:value-type="float">
            <text:p>9</text:p>
          </table:table-cell>
          <table:table-cell table:formula="of:=COUNTIF([.G$1:.G$1048576];[.G46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85</text:p>
          </table:table-cell>
          <table:table-cell office:value-type="string" calcext:value-type="string">
            <text:p>P0348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370</text:p>
          </table:table-cell>
          <table:table-cell office:value-type="string" calcext:value-type="string">
            <text:p>SS00270</text:p>
          </table:table-cell>
          <table:table-cell table:formula="of:=VLOOKUP([.D463];[$PrimarySource.A$1:$PrimarySource.B$1048576];2;0)" office:value-type="string" office:string-value="G36" calcext:value-type="string">
            <text:p>G36</text:p>
          </table:table-cell>
          <table:table-cell table:formula="of:=VLOOKUP([.E46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63])" office:value-type="float" office:value="9" calcext:value-type="float">
            <text:p>9</text:p>
          </table:table-cell>
          <table:table-cell table:formula="of:=COUNTIF([.G$1:.G$1048576];[.G46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86</text:p>
          </table:table-cell>
          <table:table-cell office:value-type="string" calcext:value-type="string">
            <text:p>P0139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370</text:p>
          </table:table-cell>
          <table:table-cell office:value-type="string" calcext:value-type="string">
            <text:p>SS00152</text:p>
          </table:table-cell>
          <table:table-cell table:formula="of:=VLOOKUP([.D464];[$PrimarySource.A$1:$PrimarySource.B$1048576];2;0)" office:value-type="string" office:string-value="G36" calcext:value-type="string">
            <text:p>G36</text:p>
          </table:table-cell>
          <table:table-cell table:formula="of:=VLOOKUP([.E464];[$SecondarySource.A$1:$SecondarySource.B$1048576];2;0)" office:value-type="string" office:string-value="G44" calcext:value-type="string">
            <text:p>G44</text:p>
          </table:table-cell>
          <table:table-cell table:formula="of:=COUNTIF([.F$1:.F$1048576];[.F464])" office:value-type="float" office:value="9" calcext:value-type="float">
            <text:p>9</text:p>
          </table:table-cell>
          <table:table-cell table:formula="of:=COUNTIF([.G$1:.G$1048576];[.G464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0487</text:p>
          </table:table-cell>
          <table:table-cell office:value-type="string" calcext:value-type="string">
            <text:p>P0138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9999</text:p>
          </table:table-cell>
          <table:table-cell office:value-type="string" calcext:value-type="string">
            <text:p>SS00044</text:p>
          </table:table-cell>
          <table:table-cell table:formula="of:=VLOOKUP([.D465];[$PrimarySource.A$1:$PrimarySource.B$1048576];2;0)" office:value-type="string" office:string-value="" calcext:value-type="error">
            <text:p>#N/A</text:p>
          </table:table-cell>
          <table:table-cell table:formula="of:=VLOOKUP([.E46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65])" office:value-type="string" office:string-value="" calcext:value-type="error">
            <text:p>#N/A</text:p>
          </table:table-cell>
          <table:table-cell table:formula="of:=COUNTIF([.G$1:.G$1048576];[.G46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88</text:p>
          </table:table-cell>
          <table:table-cell office:value-type="string" calcext:value-type="string">
            <text:p>P002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371</text:p>
          </table:table-cell>
          <table:table-cell office:value-type="string" calcext:value-type="string">
            <text:p>SS00006</text:p>
          </table:table-cell>
          <table:table-cell table:formula="of:=VLOOKUP([.D466];[$PrimarySource.A$1:$PrimarySource.B$1048576];2;0)" office:value-type="string" office:string-value="G04" calcext:value-type="string">
            <text:p>G04</text:p>
          </table:table-cell>
          <table:table-cell table:formula="of:=VLOOKUP([.E46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66])" office:value-type="float" office:value="205" calcext:value-type="float">
            <text:p>205</text:p>
          </table:table-cell>
          <table:table-cell table:formula="of:=COUNTIF([.G$1:.G$1048576];[.G46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89</text:p>
          </table:table-cell>
          <table:table-cell office:value-type="string" calcext:value-type="string">
            <text:p>P0042</text:p>
          </table:table-cell>
          <table:table-cell office:value-type="string" calcext:value-type="string">
            <text:p>AT22</text:p>
          </table:table-cell>
          <table:table-cell office:value-type="string" calcext:value-type="string">
            <text:p>PS00371</text:p>
          </table:table-cell>
          <table:table-cell office:value-type="string" calcext:value-type="string">
            <text:p>SS00061</text:p>
          </table:table-cell>
          <table:table-cell table:formula="of:=VLOOKUP([.D467];[$PrimarySource.A$1:$PrimarySource.B$1048576];2;0)" office:value-type="string" office:string-value="G04" calcext:value-type="string">
            <text:p>G04</text:p>
          </table:table-cell>
          <table:table-cell table:formula="of:=VLOOKUP([.E467];[$SecondarySource.A$1:$SecondarySource.B$1048576];2;0)" office:value-type="string" office:string-value="G43" calcext:value-type="string">
            <text:p>G43</text:p>
          </table:table-cell>
          <table:table-cell table:formula="of:=COUNTIF([.F$1:.F$1048576];[.F467])" office:value-type="float" office:value="205" calcext:value-type="float">
            <text:p>205</text:p>
          </table:table-cell>
          <table:table-cell table:formula="of:=COUNTIF([.G$1:.G$1048576];[.G467])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A00490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27</text:p>
          </table:table-cell>
          <table:table-cell office:value-type="string" calcext:value-type="string">
            <text:p>PS00259</text:p>
          </table:table-cell>
          <table:table-cell office:value-type="string" calcext:value-type="string">
            <text:p>SS00030</text:p>
          </table:table-cell>
          <table:table-cell table:formula="of:=VLOOKUP([.D468];[$PrimarySource.A$1:$PrimarySource.B$1048576];2;0)" office:value-type="string" office:string-value="G04" calcext:value-type="string">
            <text:p>G04</text:p>
          </table:table-cell>
          <table:table-cell table:formula="of:=VLOOKUP([.E46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68])" office:value-type="float" office:value="205" calcext:value-type="float">
            <text:p>205</text:p>
          </table:table-cell>
          <table:table-cell table:formula="of:=COUNTIF([.G$1:.G$1048576];[.G46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01</text:p>
          </table:table-cell>
          <table:table-cell office:value-type="string" calcext:value-type="string">
            <text:p>P0131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354</text:p>
          </table:table-cell>
          <table:table-cell office:value-type="string" calcext:value-type="string">
            <text:p>SS00153</text:p>
          </table:table-cell>
          <table:table-cell table:formula="of:=VLOOKUP([.D469];[$PrimarySource.A$1:$PrimarySource.B$1048576];2;0)" office:value-type="string" office:string-value="G29" calcext:value-type="string">
            <text:p>G29</text:p>
          </table:table-cell>
          <table:table-cell table:formula="of:=VLOOKUP([.E46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69])" office:value-type="float" office:value="13" calcext:value-type="float">
            <text:p>13</text:p>
          </table:table-cell>
          <table:table-cell table:formula="of:=COUNTIF([.G$1:.G$1048576];[.G46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02</text:p>
          </table:table-cell>
          <table:table-cell office:value-type="string" calcext:value-type="string">
            <text:p>P0033</text:p>
          </table:table-cell>
          <table:table-cell office:value-type="string" calcext:value-type="string">
            <text:p>AT22</text:p>
          </table:table-cell>
          <table:table-cell office:value-type="string" calcext:value-type="string">
            <text:p>PS00357</text:p>
          </table:table-cell>
          <table:table-cell office:value-type="string" calcext:value-type="string">
            <text:p>SS00116</text:p>
          </table:table-cell>
          <table:table-cell table:formula="of:=VLOOKUP([.D470];[$PrimarySource.A$1:$PrimarySource.B$1048576];2;0)" office:value-type="string" office:string-value="G08" calcext:value-type="string">
            <text:p>G08</text:p>
          </table:table-cell>
          <table:table-cell table:formula="of:=VLOOKUP([.E47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70])" office:value-type="float" office:value="4" calcext:value-type="float">
            <text:p>4</text:p>
          </table:table-cell>
          <table:table-cell table:formula="of:=COUNTIF([.G$1:.G$1048576];[.G47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03</text:p>
          </table:table-cell>
          <table:table-cell office:value-type="string" calcext:value-type="string">
            <text:p>P0041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119</text:p>
          </table:table-cell>
          <table:table-cell table:formula="of:=VLOOKUP([.D471];[$PrimarySource.A$1:$PrimarySource.B$1048576];2;0)" office:value-type="string" office:string-value="G99" calcext:value-type="string">
            <text:p>G99</text:p>
          </table:table-cell>
          <table:table-cell table:formula="of:=VLOOKUP([.E47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71])" office:value-type="float" office:value="236" calcext:value-type="float">
            <text:p>236</text:p>
          </table:table-cell>
          <table:table-cell table:formula="of:=COUNTIF([.G$1:.G$1048576];[.G47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04</text:p>
          </table:table-cell>
          <table:table-cell office:value-type="string" calcext:value-type="string">
            <text:p>P0018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158</text:p>
          </table:table-cell>
          <table:table-cell table:formula="of:=VLOOKUP([.D472];[$PrimarySource.A$1:$PrimarySource.B$1048576];2;0)" office:value-type="string" office:string-value="G99" calcext:value-type="string">
            <text:p>G99</text:p>
          </table:table-cell>
          <table:table-cell table:formula="of:=VLOOKUP([.E472];[$SecondarySource.A$1:$SecondarySource.B$1048576];2;0)" office:value-type="string" office:string-value="G44" calcext:value-type="string">
            <text:p>G44</text:p>
          </table:table-cell>
          <table:table-cell table:formula="of:=COUNTIF([.F$1:.F$1048576];[.F472])" office:value-type="float" office:value="236" calcext:value-type="float">
            <text:p>236</text:p>
          </table:table-cell>
          <table:table-cell table:formula="of:=COUNTIF([.G$1:.G$1048576];[.G472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0605</text:p>
          </table:table-cell>
          <table:table-cell office:value-type="string" calcext:value-type="string">
            <text:p>P0999</text:p>
          </table:table-cell>
          <table:table-cell office:value-type="string" calcext:value-type="string">
            <text:p>AT31</text:p>
          </table:table-cell>
          <table:table-cell office:value-type="string" calcext:value-type="string">
            <text:p>PS00603</text:p>
          </table:table-cell>
          <table:table-cell office:value-type="string" calcext:value-type="string">
            <text:p>SS00185</text:p>
          </table:table-cell>
          <table:table-cell table:formula="of:=VLOOKUP([.D473];[$PrimarySource.A$1:$PrimarySource.B$1048576];2;0)" office:value-type="string" office:string-value="G10" calcext:value-type="string">
            <text:p>G10</text:p>
          </table:table-cell>
          <table:table-cell table:formula="of:=VLOOKUP([.E47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73])" office:value-type="float" office:value="80" calcext:value-type="float">
            <text:p>80</text:p>
          </table:table-cell>
          <table:table-cell table:formula="of:=COUNTIF([.G$1:.G$1048576];[.G47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06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2</text:p>
          </table:table-cell>
          <table:table-cell office:value-type="string" calcext:value-type="string">
            <text:p>PS00355</text:p>
          </table:table-cell>
          <table:table-cell office:value-type="string" calcext:value-type="string">
            <text:p>SS00005</text:p>
          </table:table-cell>
          <table:table-cell table:formula="of:=VLOOKUP([.D474];[$PrimarySource.A$1:$PrimarySource.B$1048576];2;0)" office:value-type="string" office:string-value="G10" calcext:value-type="string">
            <text:p>G10</text:p>
          </table:table-cell>
          <table:table-cell table:formula="of:=VLOOKUP([.E47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74])" office:value-type="float" office:value="80" calcext:value-type="float">
            <text:p>80</text:p>
          </table:table-cell>
          <table:table-cell table:formula="of:=COUNTIF([.G$1:.G$1048576];[.G47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07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0355</text:p>
          </table:table-cell>
          <table:table-cell office:value-type="string" calcext:value-type="string">
            <text:p>SS00005</text:p>
          </table:table-cell>
          <table:table-cell table:formula="of:=VLOOKUP([.D475];[$PrimarySource.A$1:$PrimarySource.B$1048576];2;0)" office:value-type="string" office:string-value="G10" calcext:value-type="string">
            <text:p>G10</text:p>
          </table:table-cell>
          <table:table-cell table:formula="of:=VLOOKUP([.E47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75])" office:value-type="float" office:value="80" calcext:value-type="float">
            <text:p>80</text:p>
          </table:table-cell>
          <table:table-cell table:formula="of:=COUNTIF([.G$1:.G$1048576];[.G47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08</text:p>
          </table:table-cell>
          <table:table-cell office:value-type="string" calcext:value-type="string">
            <text:p>P014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9999</text:p>
          </table:table-cell>
          <table:table-cell office:value-type="string" calcext:value-type="string">
            <text:p>SS00157</text:p>
          </table:table-cell>
          <table:table-cell table:formula="of:=VLOOKUP([.D476];[$PrimarySource.A$1:$PrimarySource.B$1048576];2;0)" office:value-type="string" office:string-value="" calcext:value-type="error">
            <text:p>#N/A</text:p>
          </table:table-cell>
          <table:table-cell table:formula="of:=VLOOKUP([.E47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76])" office:value-type="string" office:string-value="" calcext:value-type="error">
            <text:p>#N/A</text:p>
          </table:table-cell>
          <table:table-cell table:formula="of:=COUNTIF([.G$1:.G$1048576];[.G47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09</text:p>
          </table:table-cell>
          <table:table-cell office:value-type="string" calcext:value-type="string">
            <text:p>P0999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05</text:p>
          </table:table-cell>
          <table:table-cell table:formula="of:=VLOOKUP([.D477];[$PrimarySource.A$1:$PrimarySource.B$1048576];2;0)" office:value-type="string" office:string-value="G99" calcext:value-type="string">
            <text:p>G99</text:p>
          </table:table-cell>
          <table:table-cell table:formula="of:=VLOOKUP([.E47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77])" office:value-type="float" office:value="236" calcext:value-type="float">
            <text:p>236</text:p>
          </table:table-cell>
          <table:table-cell table:formula="of:=COUNTIF([.G$1:.G$1048576];[.G47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10</text:p>
          </table:table-cell>
          <table:table-cell office:value-type="string" calcext:value-type="string">
            <text:p>P0132</text:p>
          </table:table-cell>
          <table:table-cell office:value-type="string" calcext:value-type="string">
            <text:p>AT11</text:p>
          </table:table-cell>
          <table:table-cell office:value-type="string" calcext:value-type="string">
            <text:p>PS00359</text:p>
          </table:table-cell>
          <table:table-cell office:value-type="string" calcext:value-type="string">
            <text:p>SS00043</text:p>
          </table:table-cell>
          <table:table-cell table:formula="of:=VLOOKUP([.D478];[$PrimarySource.A$1:$PrimarySource.B$1048576];2;0)" office:value-type="string" office:string-value="G10" calcext:value-type="string">
            <text:p>G10</text:p>
          </table:table-cell>
          <table:table-cell table:formula="of:=VLOOKUP([.E47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78])" office:value-type="float" office:value="80" calcext:value-type="float">
            <text:p>80</text:p>
          </table:table-cell>
          <table:table-cell table:formula="of:=COUNTIF([.G$1:.G$1048576];[.G47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11</text:p>
          </table:table-cell>
          <table:table-cell office:value-type="string" calcext:value-type="string">
            <text:p>P0132</text:p>
          </table:table-cell>
          <table:table-cell office:value-type="string" calcext:value-type="string">
            <text:p>AT1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43</text:p>
          </table:table-cell>
          <table:table-cell table:formula="of:=VLOOKUP([.D479];[$PrimarySource.A$1:$PrimarySource.B$1048576];2;0)" office:value-type="string" office:string-value="G99" calcext:value-type="string">
            <text:p>G99</text:p>
          </table:table-cell>
          <table:table-cell table:formula="of:=VLOOKUP([.E47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79])" office:value-type="float" office:value="236" calcext:value-type="float">
            <text:p>236</text:p>
          </table:table-cell>
          <table:table-cell table:formula="of:=COUNTIF([.G$1:.G$1048576];[.G47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12</text:p>
          </table:table-cell>
          <table:table-cell office:value-type="string" calcext:value-type="string">
            <text:p>P0133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360</text:p>
          </table:table-cell>
          <table:table-cell office:value-type="string" calcext:value-type="string">
            <text:p>SS00154</text:p>
          </table:table-cell>
          <table:table-cell table:formula="of:=VLOOKUP([.D480];[$PrimarySource.A$1:$PrimarySource.B$1048576];2;0)" office:value-type="string" office:string-value="G28" calcext:value-type="string">
            <text:p>G28</text:p>
          </table:table-cell>
          <table:table-cell table:formula="of:=VLOOKUP([.E48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80])" office:value-type="float" office:value="22" calcext:value-type="float">
            <text:p>22</text:p>
          </table:table-cell>
          <table:table-cell table:formula="of:=COUNTIF([.G$1:.G$1048576];[.G48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13</text:p>
          </table:table-cell>
          <table:table-cell office:value-type="string" calcext:value-type="string">
            <text:p>P0130</text:p>
          </table:table-cell>
          <table:table-cell office:value-type="string" calcext:value-type="string">
            <text:p>AT16</text:p>
          </table:table-cell>
          <table:table-cell office:value-type="string" calcext:value-type="string">
            <text:p>PS00451</text:p>
          </table:table-cell>
          <table:table-cell office:value-type="string" calcext:value-type="string">
            <text:p>SS00149</text:p>
          </table:table-cell>
          <table:table-cell table:formula="of:=VLOOKUP([.D481];[$PrimarySource.A$1:$PrimarySource.B$1048576];2;0)" office:value-type="string" office:string-value="G01" calcext:value-type="string">
            <text:p>G01</text:p>
          </table:table-cell>
          <table:table-cell table:formula="of:=VLOOKUP([.E48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81])" office:value-type="float" office:value="20" calcext:value-type="float">
            <text:p>20</text:p>
          </table:table-cell>
          <table:table-cell table:formula="of:=COUNTIF([.G$1:.G$1048576];[.G48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14</text:p>
          </table:table-cell>
          <table:table-cell office:value-type="string" calcext:value-type="string">
            <text:p>P0130</text:p>
          </table:table-cell>
          <table:table-cell office:value-type="string" calcext:value-type="string">
            <text:p>AT16</text:p>
          </table:table-cell>
          <table:table-cell office:value-type="string" calcext:value-type="string">
            <text:p>PS00452</text:p>
          </table:table-cell>
          <table:table-cell office:value-type="string" calcext:value-type="string">
            <text:p>SS00149</text:p>
          </table:table-cell>
          <table:table-cell table:formula="of:=VLOOKUP([.D482];[$PrimarySource.A$1:$PrimarySource.B$1048576];2;0)" office:value-type="string" office:string-value="G29" calcext:value-type="string">
            <text:p>G29</text:p>
          </table:table-cell>
          <table:table-cell table:formula="of:=VLOOKUP([.E48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82])" office:value-type="float" office:value="13" calcext:value-type="float">
            <text:p>13</text:p>
          </table:table-cell>
          <table:table-cell table:formula="of:=COUNTIF([.G$1:.G$1048576];[.G48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15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30</text:p>
          </table:table-cell>
          <table:table-cell table:formula="of:=VLOOKUP([.D483];[$PrimarySource.A$1:$PrimarySource.B$1048576];2;0)" office:value-type="string" office:string-value="G99" calcext:value-type="string">
            <text:p>G99</text:p>
          </table:table-cell>
          <table:table-cell table:formula="of:=VLOOKUP([.E48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83])" office:value-type="float" office:value="236" calcext:value-type="float">
            <text:p>236</text:p>
          </table:table-cell>
          <table:table-cell table:formula="of:=COUNTIF([.G$1:.G$1048576];[.G48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16</text:p>
          </table:table-cell>
          <table:table-cell office:value-type="string" calcext:value-type="string">
            <text:p>P010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453</text:p>
          </table:table-cell>
          <table:table-cell office:value-type="string" calcext:value-type="string">
            <text:p>SS00014</text:p>
          </table:table-cell>
          <table:table-cell table:formula="of:=VLOOKUP([.D484];[$PrimarySource.A$1:$PrimarySource.B$1048576];2;0)" office:value-type="string" office:string-value="G29" calcext:value-type="string">
            <text:p>G29</text:p>
          </table:table-cell>
          <table:table-cell table:formula="of:=VLOOKUP([.E48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84])" office:value-type="float" office:value="13" calcext:value-type="float">
            <text:p>13</text:p>
          </table:table-cell>
          <table:table-cell table:formula="of:=COUNTIF([.G$1:.G$1048576];[.G48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17</text:p>
          </table:table-cell>
          <table:table-cell office:value-type="string" calcext:value-type="string">
            <text:p>P0133</text:p>
          </table:table-cell>
          <table:table-cell office:value-type="string" calcext:value-type="string">
            <text:p>AT16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154</text:p>
          </table:table-cell>
          <table:table-cell table:formula="of:=VLOOKUP([.D485];[$PrimarySource.A$1:$PrimarySource.B$1048576];2;0)" office:value-type="string" office:string-value="G99" calcext:value-type="string">
            <text:p>G99</text:p>
          </table:table-cell>
          <table:table-cell table:formula="of:=VLOOKUP([.E48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85])" office:value-type="float" office:value="236" calcext:value-type="float">
            <text:p>236</text:p>
          </table:table-cell>
          <table:table-cell table:formula="of:=COUNTIF([.G$1:.G$1048576];[.G48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18</text:p>
          </table:table-cell>
          <table:table-cell office:value-type="string" calcext:value-type="string">
            <text:p>P0397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454</text:p>
          </table:table-cell>
          <table:table-cell office:value-type="string" calcext:value-type="string">
            <text:p>SS00154</text:p>
          </table:table-cell>
          <table:table-cell table:formula="of:=VLOOKUP([.D486];[$PrimarySource.A$1:$PrimarySource.B$1048576];2;0)" office:value-type="string" office:string-value="G05" calcext:value-type="string">
            <text:p>G05</text:p>
          </table:table-cell>
          <table:table-cell table:formula="of:=VLOOKUP([.E48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86])" office:value-type="float" office:value="11" calcext:value-type="float">
            <text:p>11</text:p>
          </table:table-cell>
          <table:table-cell table:formula="of:=COUNTIF([.G$1:.G$1048576];[.G48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19</text:p>
          </table:table-cell>
          <table:table-cell office:value-type="string" calcext:value-type="string">
            <text:p>P0133</text:p>
          </table:table-cell>
          <table:table-cell office:value-type="string" calcext:value-type="string">
            <text:p>AT23</text:p>
          </table:table-cell>
          <table:table-cell office:value-type="string" calcext:value-type="string">
            <text:p>PS00454</text:p>
          </table:table-cell>
          <table:table-cell office:value-type="string" calcext:value-type="string">
            <text:p>SS00154</text:p>
          </table:table-cell>
          <table:table-cell table:formula="of:=VLOOKUP([.D487];[$PrimarySource.A$1:$PrimarySource.B$1048576];2;0)" office:value-type="string" office:string-value="G05" calcext:value-type="string">
            <text:p>G05</text:p>
          </table:table-cell>
          <table:table-cell table:formula="of:=VLOOKUP([.E48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87])" office:value-type="float" office:value="11" calcext:value-type="float">
            <text:p>11</text:p>
          </table:table-cell>
          <table:table-cell table:formula="of:=COUNTIF([.G$1:.G$1048576];[.G48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20</text:p>
          </table:table-cell>
          <table:table-cell office:value-type="string" calcext:value-type="string">
            <text:p>P0133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455</text:p>
          </table:table-cell>
          <table:table-cell office:value-type="string" calcext:value-type="string">
            <text:p>SS00154</text:p>
          </table:table-cell>
          <table:table-cell table:formula="of:=VLOOKUP([.D488];[$PrimarySource.A$1:$PrimarySource.B$1048576];2;0)" office:value-type="string" office:string-value="G28" calcext:value-type="string">
            <text:p>G28</text:p>
          </table:table-cell>
          <table:table-cell table:formula="of:=VLOOKUP([.E48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88])" office:value-type="float" office:value="22" calcext:value-type="float">
            <text:p>22</text:p>
          </table:table-cell>
          <table:table-cell table:formula="of:=COUNTIF([.G$1:.G$1048576];[.G48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21</text:p>
          </table:table-cell>
          <table:table-cell office:value-type="string" calcext:value-type="string">
            <text:p>P0131</text:p>
          </table:table-cell>
          <table:table-cell office:value-type="string" calcext:value-type="string">
            <text:p>AT16</text:p>
          </table:table-cell>
          <table:table-cell office:value-type="string" calcext:value-type="string">
            <text:p>PS00456</text:p>
          </table:table-cell>
          <table:table-cell office:value-type="string" calcext:value-type="string">
            <text:p>SS00153</text:p>
          </table:table-cell>
          <table:table-cell table:formula="of:=VLOOKUP([.D489];[$PrimarySource.A$1:$PrimarySource.B$1048576];2;0)" office:value-type="string" office:string-value="G04" calcext:value-type="string">
            <text:p>G04</text:p>
          </table:table-cell>
          <table:table-cell table:formula="of:=VLOOKUP([.E48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89])" office:value-type="float" office:value="205" calcext:value-type="float">
            <text:p>205</text:p>
          </table:table-cell>
          <table:table-cell table:formula="of:=COUNTIF([.G$1:.G$1048576];[.G48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22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05</text:p>
          </table:table-cell>
          <table:table-cell table:formula="of:=VLOOKUP([.D490];[$PrimarySource.A$1:$PrimarySource.B$1048576];2;0)" office:value-type="string" office:string-value="G99" calcext:value-type="string">
            <text:p>G99</text:p>
          </table:table-cell>
          <table:table-cell table:formula="of:=VLOOKUP([.E49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90])" office:value-type="float" office:value="236" calcext:value-type="float">
            <text:p>236</text:p>
          </table:table-cell>
          <table:table-cell table:formula="of:=COUNTIF([.G$1:.G$1048576];[.G49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23</text:p>
          </table:table-cell>
          <table:table-cell office:value-type="string" calcext:value-type="string">
            <text:p>P0999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05</text:p>
          </table:table-cell>
          <table:table-cell table:formula="of:=VLOOKUP([.D491];[$PrimarySource.A$1:$PrimarySource.B$1048576];2;0)" office:value-type="string" office:string-value="G99" calcext:value-type="string">
            <text:p>G99</text:p>
          </table:table-cell>
          <table:table-cell table:formula="of:=VLOOKUP([.E49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91])" office:value-type="float" office:value="236" calcext:value-type="float">
            <text:p>236</text:p>
          </table:table-cell>
          <table:table-cell table:formula="of:=COUNTIF([.G$1:.G$1048576];[.G49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24</text:p>
          </table:table-cell>
          <table:table-cell office:value-type="string" calcext:value-type="string">
            <text:p>P0154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102</text:p>
          </table:table-cell>
          <table:table-cell office:value-type="string" calcext:value-type="string">
            <text:p>SS00160</text:p>
          </table:table-cell>
          <table:table-cell table:formula="of:=VLOOKUP([.D492];[$PrimarySource.A$1:$PrimarySource.B$1048576];2;0)" office:value-type="string" office:string-value="" calcext:value-type="error">
            <text:p>#N/A</text:p>
          </table:table-cell>
          <table:table-cell table:formula="of:=VLOOKUP([.E49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92])" office:value-type="string" office:string-value="" calcext:value-type="error">
            <text:p>#N/A</text:p>
          </table:table-cell>
          <table:table-cell table:formula="of:=COUNTIF([.G$1:.G$1048576];[.G49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25</text:p>
          </table:table-cell>
          <table:table-cell office:value-type="string" calcext:value-type="string">
            <text:p>P0033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457</text:p>
          </table:table-cell>
          <table:table-cell office:value-type="string" calcext:value-type="string">
            <text:p>SS00116</text:p>
          </table:table-cell>
          <table:table-cell table:formula="of:=VLOOKUP([.D493];[$PrimarySource.A$1:$PrimarySource.B$1048576];2;0)" office:value-type="string" office:string-value="G02" calcext:value-type="string">
            <text:p>G02</text:p>
          </table:table-cell>
          <table:table-cell table:formula="of:=VLOOKUP([.E49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93])" office:value-type="float" office:value="22" calcext:value-type="float">
            <text:p>22</text:p>
          </table:table-cell>
          <table:table-cell table:formula="of:=COUNTIF([.G$1:.G$1048576];[.G49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26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05</text:p>
          </table:table-cell>
          <table:table-cell table:formula="of:=VLOOKUP([.D494];[$PrimarySource.A$1:$PrimarySource.B$1048576];2;0)" office:value-type="string" office:string-value="G99" calcext:value-type="string">
            <text:p>G99</text:p>
          </table:table-cell>
          <table:table-cell table:formula="of:=VLOOKUP([.E49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94])" office:value-type="float" office:value="236" calcext:value-type="float">
            <text:p>236</text:p>
          </table:table-cell>
          <table:table-cell table:formula="of:=COUNTIF([.G$1:.G$1048576];[.G49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27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103</text:p>
          </table:table-cell>
          <table:table-cell office:value-type="string" calcext:value-type="string">
            <text:p>SS00005</text:p>
          </table:table-cell>
          <table:table-cell table:formula="of:=VLOOKUP([.D495];[$PrimarySource.A$1:$PrimarySource.B$1048576];2;0)" office:value-type="string" office:string-value="" calcext:value-type="error">
            <text:p>#N/A</text:p>
          </table:table-cell>
          <table:table-cell table:formula="of:=VLOOKUP([.E49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95])" office:value-type="string" office:string-value="" calcext:value-type="error">
            <text:p>#N/A</text:p>
          </table:table-cell>
          <table:table-cell table:formula="of:=COUNTIF([.G$1:.G$1048576];[.G49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28</text:p>
          </table:table-cell>
          <table:table-cell office:value-type="string" calcext:value-type="string">
            <text:p>P0138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458</text:p>
          </table:table-cell>
          <table:table-cell office:value-type="string" calcext:value-type="string">
            <text:p>SS00111</text:p>
          </table:table-cell>
          <table:table-cell table:formula="of:=VLOOKUP([.D496];[$PrimarySource.A$1:$PrimarySource.B$1048576];2;0)" office:value-type="string" office:string-value="G03" calcext:value-type="string">
            <text:p>G03</text:p>
          </table:table-cell>
          <table:table-cell table:formula="of:=VLOOKUP([.E49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96])" office:value-type="float" office:value="17" calcext:value-type="float">
            <text:p>17</text:p>
          </table:table-cell>
          <table:table-cell table:formula="of:=COUNTIF([.G$1:.G$1048576];[.G49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29</text:p>
          </table:table-cell>
          <table:table-cell office:value-type="string" calcext:value-type="string">
            <text:p>P0131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458</text:p>
          </table:table-cell>
          <table:table-cell office:value-type="string" calcext:value-type="string">
            <text:p>SS00153</text:p>
          </table:table-cell>
          <table:table-cell table:formula="of:=VLOOKUP([.D497];[$PrimarySource.A$1:$PrimarySource.B$1048576];2;0)" office:value-type="string" office:string-value="G03" calcext:value-type="string">
            <text:p>G03</text:p>
          </table:table-cell>
          <table:table-cell table:formula="of:=VLOOKUP([.E49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97])" office:value-type="float" office:value="17" calcext:value-type="float">
            <text:p>17</text:p>
          </table:table-cell>
          <table:table-cell table:formula="of:=COUNTIF([.G$1:.G$1048576];[.G49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30</text:p>
          </table:table-cell>
          <table:table-cell office:value-type="string" calcext:value-type="string">
            <text:p>P002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458</text:p>
          </table:table-cell>
          <table:table-cell office:value-type="string" calcext:value-type="string">
            <text:p>SS00006</text:p>
          </table:table-cell>
          <table:table-cell table:formula="of:=VLOOKUP([.D498];[$PrimarySource.A$1:$PrimarySource.B$1048576];2;0)" office:value-type="string" office:string-value="G03" calcext:value-type="string">
            <text:p>G03</text:p>
          </table:table-cell>
          <table:table-cell table:formula="of:=VLOOKUP([.E49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98])" office:value-type="float" office:value="17" calcext:value-type="float">
            <text:p>17</text:p>
          </table:table-cell>
          <table:table-cell table:formula="of:=COUNTIF([.G$1:.G$1048576];[.G49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31</text:p>
          </table:table-cell>
          <table:table-cell office:value-type="string" calcext:value-type="string">
            <text:p>P0033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246</text:p>
          </table:table-cell>
          <table:table-cell office:value-type="string" calcext:value-type="string">
            <text:p>SS00116</text:p>
          </table:table-cell>
          <table:table-cell table:formula="of:=VLOOKUP([.D499];[$PrimarySource.A$1:$PrimarySource.B$1048576];2;0)" office:value-type="string" office:string-value="G02" calcext:value-type="string">
            <text:p>G02</text:p>
          </table:table-cell>
          <table:table-cell table:formula="of:=VLOOKUP([.E49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499])" office:value-type="float" office:value="22" calcext:value-type="float">
            <text:p>22</text:p>
          </table:table-cell>
          <table:table-cell table:formula="of:=COUNTIF([.G$1:.G$1048576];[.G49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32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246</text:p>
          </table:table-cell>
          <table:table-cell office:value-type="string" calcext:value-type="string">
            <text:p>SS00030</text:p>
          </table:table-cell>
          <table:table-cell table:formula="of:=VLOOKUP([.D500];[$PrimarySource.A$1:$PrimarySource.B$1048576];2;0)" office:value-type="string" office:string-value="G02" calcext:value-type="string">
            <text:p>G02</text:p>
          </table:table-cell>
          <table:table-cell table:formula="of:=VLOOKUP([.E50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00])" office:value-type="float" office:value="22" calcext:value-type="float">
            <text:p>22</text:p>
          </table:table-cell>
          <table:table-cell table:formula="of:=COUNTIF([.G$1:.G$1048576];[.G50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33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246</text:p>
          </table:table-cell>
          <table:table-cell office:value-type="string" calcext:value-type="string">
            <text:p>SS00005</text:p>
          </table:table-cell>
          <table:table-cell table:formula="of:=VLOOKUP([.D501];[$PrimarySource.A$1:$PrimarySource.B$1048576];2;0)" office:value-type="string" office:string-value="G02" calcext:value-type="string">
            <text:p>G02</text:p>
          </table:table-cell>
          <table:table-cell table:formula="of:=VLOOKUP([.E50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01])" office:value-type="float" office:value="22" calcext:value-type="float">
            <text:p>22</text:p>
          </table:table-cell>
          <table:table-cell table:formula="of:=COUNTIF([.G$1:.G$1048576];[.G50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34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12</text:p>
          </table:table-cell>
          <table:table-cell office:value-type="string" calcext:value-type="string">
            <text:p>PS00246</text:p>
          </table:table-cell>
          <table:table-cell office:value-type="string" calcext:value-type="string">
            <text:p>SS00005</text:p>
          </table:table-cell>
          <table:table-cell table:formula="of:=VLOOKUP([.D502];[$PrimarySource.A$1:$PrimarySource.B$1048576];2;0)" office:value-type="string" office:string-value="G02" calcext:value-type="string">
            <text:p>G02</text:p>
          </table:table-cell>
          <table:table-cell table:formula="of:=VLOOKUP([.E50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02])" office:value-type="float" office:value="22" calcext:value-type="float">
            <text:p>22</text:p>
          </table:table-cell>
          <table:table-cell table:formula="of:=COUNTIF([.G$1:.G$1048576];[.G50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35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30</text:p>
          </table:table-cell>
          <table:table-cell table:formula="of:=VLOOKUP([.D503];[$PrimarySource.A$1:$PrimarySource.B$1048576];2;0)" office:value-type="string" office:string-value="G99" calcext:value-type="string">
            <text:p>G99</text:p>
          </table:table-cell>
          <table:table-cell table:formula="of:=VLOOKUP([.E50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03])" office:value-type="float" office:value="236" calcext:value-type="float">
            <text:p>236</text:p>
          </table:table-cell>
          <table:table-cell table:formula="of:=COUNTIF([.G$1:.G$1048576];[.G50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36</text:p>
          </table:table-cell>
          <table:table-cell office:value-type="string" calcext:value-type="string">
            <text:p>P0407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459</text:p>
          </table:table-cell>
          <table:table-cell office:value-type="string" calcext:value-type="string">
            <text:p>SS00250</text:p>
          </table:table-cell>
          <table:table-cell table:formula="of:=VLOOKUP([.D504];[$PrimarySource.A$1:$PrimarySource.B$1048576];2;0)" office:value-type="string" office:string-value="G14" calcext:value-type="string">
            <text:p>G14</text:p>
          </table:table-cell>
          <table:table-cell table:formula="of:=VLOOKUP([.E504];[$SecondarySource.A$1:$SecondarySource.B$1048576];2;0)" office:value-type="string" office:string-value="G02" calcext:value-type="string">
            <text:p>G02</text:p>
          </table:table-cell>
          <table:table-cell table:formula="of:=COUNTIF([.F$1:.F$1048576];[.F504])" office:value-type="float" office:value="6" calcext:value-type="float">
            <text:p>6</text:p>
          </table:table-cell>
          <table:table-cell table:formula="of:=COUNTIF([.G$1:.G$1048576];[.G504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637</text:p>
          </table:table-cell>
          <table:table-cell office:value-type="string" calcext:value-type="string">
            <text:p>P004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249</text:p>
          </table:table-cell>
          <table:table-cell office:value-type="string" calcext:value-type="string">
            <text:p>SS00130</text:p>
          </table:table-cell>
          <table:table-cell table:formula="of:=VLOOKUP([.D505];[$PrimarySource.A$1:$PrimarySource.B$1048576];2;0)" office:value-type="string" office:string-value="G24" calcext:value-type="string">
            <text:p>G24</text:p>
          </table:table-cell>
          <table:table-cell table:formula="of:=VLOOKUP([.E50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05])" office:value-type="float" office:value="57" calcext:value-type="float">
            <text:p>57</text:p>
          </table:table-cell>
          <table:table-cell table:formula="of:=COUNTIF([.G$1:.G$1048576];[.G50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38</text:p>
          </table:table-cell>
          <table:table-cell office:value-type="string" calcext:value-type="string">
            <text:p>P002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249</text:p>
          </table:table-cell>
          <table:table-cell office:value-type="string" calcext:value-type="string">
            <text:p>SS00006</text:p>
          </table:table-cell>
          <table:table-cell table:formula="of:=VLOOKUP([.D506];[$PrimarySource.A$1:$PrimarySource.B$1048576];2;0)" office:value-type="string" office:string-value="G24" calcext:value-type="string">
            <text:p>G24</text:p>
          </table:table-cell>
          <table:table-cell table:formula="of:=VLOOKUP([.E50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06])" office:value-type="float" office:value="57" calcext:value-type="float">
            <text:p>57</text:p>
          </table:table-cell>
          <table:table-cell table:formula="of:=COUNTIF([.G$1:.G$1048576];[.G50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39</text:p>
          </table:table-cell>
          <table:table-cell office:value-type="string" calcext:value-type="string">
            <text:p>P0133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249</text:p>
          </table:table-cell>
          <table:table-cell office:value-type="string" calcext:value-type="string">
            <text:p>SS00154</text:p>
          </table:table-cell>
          <table:table-cell table:formula="of:=VLOOKUP([.D507];[$PrimarySource.A$1:$PrimarySource.B$1048576];2;0)" office:value-type="string" office:string-value="G24" calcext:value-type="string">
            <text:p>G24</text:p>
          </table:table-cell>
          <table:table-cell table:formula="of:=VLOOKUP([.E50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07])" office:value-type="float" office:value="57" calcext:value-type="float">
            <text:p>57</text:p>
          </table:table-cell>
          <table:table-cell table:formula="of:=COUNTIF([.G$1:.G$1048576];[.G50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40</text:p>
          </table:table-cell>
          <table:table-cell office:value-type="string" calcext:value-type="string">
            <text:p>P0062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249</text:p>
          </table:table-cell>
          <table:table-cell office:value-type="string" calcext:value-type="string">
            <text:p>SS00113</text:p>
          </table:table-cell>
          <table:table-cell table:formula="of:=VLOOKUP([.D508];[$PrimarySource.A$1:$PrimarySource.B$1048576];2;0)" office:value-type="string" office:string-value="G24" calcext:value-type="string">
            <text:p>G24</text:p>
          </table:table-cell>
          <table:table-cell table:formula="of:=VLOOKUP([.E50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08])" office:value-type="float" office:value="57" calcext:value-type="float">
            <text:p>57</text:p>
          </table:table-cell>
          <table:table-cell table:formula="of:=COUNTIF([.G$1:.G$1048576];[.G50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41</text:p>
          </table:table-cell>
          <table:table-cell office:value-type="string" calcext:value-type="string">
            <text:p>P0273</text:p>
          </table:table-cell>
          <table:table-cell office:value-type="string" calcext:value-type="string">
            <text:p>AT11</text:p>
          </table:table-cell>
          <table:table-cell office:value-type="string" calcext:value-type="string">
            <text:p>PS00250</text:p>
          </table:table-cell>
          <table:table-cell office:value-type="string" calcext:value-type="string">
            <text:p>SS00061</text:p>
          </table:table-cell>
          <table:table-cell table:formula="of:=VLOOKUP([.D509];[$PrimarySource.A$1:$PrimarySource.B$1048576];2;0)" office:value-type="string" office:string-value="G10" calcext:value-type="string">
            <text:p>G10</text:p>
          </table:table-cell>
          <table:table-cell table:formula="of:=VLOOKUP([.E509];[$SecondarySource.A$1:$SecondarySource.B$1048576];2;0)" office:value-type="string" office:string-value="G43" calcext:value-type="string">
            <text:p>G43</text:p>
          </table:table-cell>
          <table:table-cell table:formula="of:=COUNTIF([.F$1:.F$1048576];[.F509])" office:value-type="float" office:value="80" calcext:value-type="float">
            <text:p>80</text:p>
          </table:table-cell>
          <table:table-cell table:formula="of:=COUNTIF([.G$1:.G$1048576];[.G509])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A00642</text:p>
          </table:table-cell>
          <table:table-cell office:value-type="string" calcext:value-type="string">
            <text:p>P0273</text:p>
          </table:table-cell>
          <table:table-cell office:value-type="string" calcext:value-type="string">
            <text:p>AT1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61</text:p>
          </table:table-cell>
          <table:table-cell table:formula="of:=VLOOKUP([.D510];[$PrimarySource.A$1:$PrimarySource.B$1048576];2;0)" office:value-type="string" office:string-value="G99" calcext:value-type="string">
            <text:p>G99</text:p>
          </table:table-cell>
          <table:table-cell table:formula="of:=VLOOKUP([.E510];[$SecondarySource.A$1:$SecondarySource.B$1048576];2;0)" office:value-type="string" office:string-value="G43" calcext:value-type="string">
            <text:p>G43</text:p>
          </table:table-cell>
          <table:table-cell table:formula="of:=COUNTIF([.F$1:.F$1048576];[.F510])" office:value-type="float" office:value="236" calcext:value-type="float">
            <text:p>236</text:p>
          </table:table-cell>
          <table:table-cell table:formula="of:=COUNTIF([.G$1:.G$1048576];[.G510])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A00643</text:p>
          </table:table-cell>
          <table:table-cell office:value-type="string" calcext:value-type="string">
            <text:p>P00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29</text:p>
          </table:table-cell>
          <table:table-cell table:formula="of:=VLOOKUP([.D511];[$PrimarySource.A$1:$PrimarySource.B$1048576];2;0)" office:value-type="string" office:string-value="G99" calcext:value-type="string">
            <text:p>G99</text:p>
          </table:table-cell>
          <table:table-cell table:formula="of:=VLOOKUP([.E51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11])" office:value-type="float" office:value="236" calcext:value-type="float">
            <text:p>236</text:p>
          </table:table-cell>
          <table:table-cell table:formula="of:=COUNTIF([.G$1:.G$1048576];[.G51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44</text:p>
          </table:table-cell>
          <table:table-cell office:value-type="string" calcext:value-type="string">
            <text:p>P0133</text:p>
          </table:table-cell>
          <table:table-cell office:value-type="string" calcext:value-type="string">
            <text:p>AT04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154</text:p>
          </table:table-cell>
          <table:table-cell table:formula="of:=VLOOKUP([.D512];[$PrimarySource.A$1:$PrimarySource.B$1048576];2;0)" office:value-type="string" office:string-value="G99" calcext:value-type="string">
            <text:p>G99</text:p>
          </table:table-cell>
          <table:table-cell table:formula="of:=VLOOKUP([.E51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12])" office:value-type="float" office:value="236" calcext:value-type="float">
            <text:p>236</text:p>
          </table:table-cell>
          <table:table-cell table:formula="of:=COUNTIF([.G$1:.G$1048576];[.G51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45</text:p>
          </table:table-cell>
          <table:table-cell office:value-type="string" calcext:value-type="string">
            <text:p>P0166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29</text:p>
          </table:table-cell>
          <table:table-cell table:formula="of:=VLOOKUP([.D513];[$PrimarySource.A$1:$PrimarySource.B$1048576];2;0)" office:value-type="string" office:string-value="G99" calcext:value-type="string">
            <text:p>G99</text:p>
          </table:table-cell>
          <table:table-cell table:formula="of:=VLOOKUP([.E51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13])" office:value-type="float" office:value="236" calcext:value-type="float">
            <text:p>236</text:p>
          </table:table-cell>
          <table:table-cell table:formula="of:=COUNTIF([.G$1:.G$1048576];[.G513])"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A00646</text:p>
          </table:table-cell>
          <table:table-cell office:value-type="string" calcext:value-type="string">
            <text:p>P0211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461</text:p>
          </table:table-cell>
          <table:table-cell office:value-type="string" calcext:value-type="string">
            <text:p>SS00138</text:p>
          </table:table-cell>
          <table:table-cell table:formula="of:=VLOOKUP([.D514];[$PrimarySource.A$1:$PrimarySource.B$1048576];2;0)" office:value-type="string" office:string-value="G04" calcext:value-type="string">
            <text:p>G04</text:p>
          </table:table-cell>
          <table:table-cell table:formula="of:=VLOOKUP([.E514];[$SecondarySource.A$1:$SecondarySource.B$1048576];2;0)" office:value-type="string" office:string-value="G01" calcext:value-type="string">
            <text:p>G01</text:p>
          </table:table-cell>
          <table:table-cell table:formula="of:=COUNTIF([.F$1:.F$1048576];[.F514])" office:value-type="float" office:value="205" calcext:value-type="float">
            <text:p>205</text:p>
          </table:table-cell>
          <table:table-cell table:formula="of:=COUNTIF([.G$1:.G$1048576];[.G51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00647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Q0008</text:p>
          </table:table-cell>
          <table:table-cell office:value-type="string" calcext:value-type="string">
            <text:p>SS00030</text:p>
          </table:table-cell>
          <table:table-cell table:formula="of:=VLOOKUP([.D515];[$PrimarySource.A$1:$PrimarySource.B$1048576];2;0)" office:value-type="string" office:string-value="" calcext:value-type="error">
            <text:p>#N/A</text:p>
          </table:table-cell>
          <table:table-cell table:formula="of:=VLOOKUP([.E51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15])" office:value-type="string" office:string-value="" calcext:value-type="error">
            <text:p>#N/A</text:p>
          </table:table-cell>
          <table:table-cell table:formula="of:=COUNTIF([.G$1:.G$1048576];[.G51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48</text:p>
          </table:table-cell>
          <table:table-cell office:value-type="string" calcext:value-type="string">
            <text:p>P0032</text:p>
          </table:table-cell>
          <table:table-cell office:value-type="string" calcext:value-type="string">
            <text:p>AT22</text:p>
          </table:table-cell>
          <table:table-cell office:value-type="string" calcext:value-type="string">
            <text:p>PS00460</text:p>
          </table:table-cell>
          <table:table-cell office:value-type="string" calcext:value-type="string">
            <text:p>SS00109</text:p>
          </table:table-cell>
          <table:table-cell table:formula="of:=VLOOKUP([.D516];[$PrimarySource.A$1:$PrimarySource.B$1048576];2;0)" office:value-type="string" office:string-value="G04" calcext:value-type="string">
            <text:p>G04</text:p>
          </table:table-cell>
          <table:table-cell table:formula="of:=VLOOKUP([.E516];[$SecondarySource.A$1:$SecondarySource.B$1048576];2;0)" office:value-type="string" office:string-value="G19" calcext:value-type="string">
            <text:p>G19</text:p>
          </table:table-cell>
          <table:table-cell table:formula="of:=COUNTIF([.F$1:.F$1048576];[.F516])" office:value-type="float" office:value="205" calcext:value-type="float">
            <text:p>205</text:p>
          </table:table-cell>
          <table:table-cell table:formula="of:=COUNTIF([.G$1:.G$1048576];[.G516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0649</text:p>
          </table:table-cell>
          <table:table-cell office:value-type="string" calcext:value-type="string">
            <text:p>P0031</text:p>
          </table:table-cell>
          <table:table-cell office:value-type="string" calcext:value-type="string">
            <text:p>AT22</text:p>
          </table:table-cell>
          <table:table-cell office:value-type="string" calcext:value-type="string">
            <text:p>PS00460</text:p>
          </table:table-cell>
          <table:table-cell office:value-type="string" calcext:value-type="string">
            <text:p>SS00109</text:p>
          </table:table-cell>
          <table:table-cell table:formula="of:=VLOOKUP([.D517];[$PrimarySource.A$1:$PrimarySource.B$1048576];2;0)" office:value-type="string" office:string-value="G04" calcext:value-type="string">
            <text:p>G04</text:p>
          </table:table-cell>
          <table:table-cell table:formula="of:=VLOOKUP([.E517];[$SecondarySource.A$1:$SecondarySource.B$1048576];2;0)" office:value-type="string" office:string-value="G19" calcext:value-type="string">
            <text:p>G19</text:p>
          </table:table-cell>
          <table:table-cell table:formula="of:=COUNTIF([.F$1:.F$1048576];[.F517])" office:value-type="float" office:value="205" calcext:value-type="float">
            <text:p>205</text:p>
          </table:table-cell>
          <table:table-cell table:formula="of:=COUNTIF([.G$1:.G$1048576];[.G517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0650</text:p>
          </table:table-cell>
          <table:table-cell office:value-type="string" calcext:value-type="string">
            <text:p>P010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14</text:p>
          </table:table-cell>
          <table:table-cell table:formula="of:=VLOOKUP([.D518];[$PrimarySource.A$1:$PrimarySource.B$1048576];2;0)" office:value-type="string" office:string-value="G99" calcext:value-type="string">
            <text:p>G99</text:p>
          </table:table-cell>
          <table:table-cell table:formula="of:=VLOOKUP([.E51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18])" office:value-type="float" office:value="236" calcext:value-type="float">
            <text:p>236</text:p>
          </table:table-cell>
          <table:table-cell table:formula="of:=COUNTIF([.G$1:.G$1048576];[.G51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01</text:p>
          </table:table-cell>
          <table:table-cell office:value-type="string" calcext:value-type="string">
            <text:p>P0999</text:p>
          </table:table-cell>
          <table:table-cell office:value-type="string" calcext:value-type="string">
            <text:p>AT15</text:p>
          </table:table-cell>
          <table:table-cell office:value-type="string" calcext:value-type="string">
            <text:p>AW00104</text:p>
          </table:table-cell>
          <table:table-cell office:value-type="string" calcext:value-type="string">
            <text:p>SS00251</text:p>
          </table:table-cell>
          <table:table-cell table:formula="of:=VLOOKUP([.D519];[$PrimarySource.A$1:$PrimarySource.B$1048576];2;0)" office:value-type="string" office:string-value="" calcext:value-type="error">
            <text:p>#N/A</text:p>
          </table:table-cell>
          <table:table-cell table:formula="of:=VLOOKUP([.E519];[$SecondarySource.A$1:$SecondarySource.B$1048576];2;0)" office:value-type="string" office:string-value="G02" calcext:value-type="string">
            <text:p>G02</text:p>
          </table:table-cell>
          <table:table-cell table:formula="of:=COUNTIF([.F$1:.F$1048576];[.F519])" office:value-type="string" office:string-value="" calcext:value-type="error">
            <text:p>#N/A</text:p>
          </table:table-cell>
          <table:table-cell table:formula="of:=COUNTIF([.G$1:.G$1048576];[.G519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702</text:p>
          </table:table-cell>
          <table:table-cell office:value-type="string" calcext:value-type="string">
            <text:p>P0412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088</text:p>
          </table:table-cell>
          <table:table-cell office:value-type="string" calcext:value-type="string">
            <text:p>SS00252</text:p>
          </table:table-cell>
          <table:table-cell table:formula="of:=VLOOKUP([.D520];[$PrimarySource.A$1:$PrimarySource.B$1048576];2;0)" office:value-type="string" office:string-value="G26" calcext:value-type="string">
            <text:p>G26</text:p>
          </table:table-cell>
          <table:table-cell table:formula="of:=VLOOKUP([.E520];[$SecondarySource.A$1:$SecondarySource.B$1048576];2;0)" office:value-type="string" office:string-value="G02" calcext:value-type="string">
            <text:p>G02</text:p>
          </table:table-cell>
          <table:table-cell table:formula="of:=COUNTIF([.F$1:.F$1048576];[.F520])" office:value-type="float" office:value="2" calcext:value-type="float">
            <text:p>2</text:p>
          </table:table-cell>
          <table:table-cell table:formula="of:=COUNTIF([.G$1:.G$1048576];[.G520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703</text:p>
          </table:table-cell>
          <table:table-cell office:value-type="string" calcext:value-type="string">
            <text:p>P002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088</text:p>
          </table:table-cell>
          <table:table-cell office:value-type="string" calcext:value-type="string">
            <text:p>SS00006</text:p>
          </table:table-cell>
          <table:table-cell table:formula="of:=VLOOKUP([.D521];[$PrimarySource.A$1:$PrimarySource.B$1048576];2;0)" office:value-type="string" office:string-value="G26" calcext:value-type="string">
            <text:p>G26</text:p>
          </table:table-cell>
          <table:table-cell table:formula="of:=VLOOKUP([.E52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21])" office:value-type="float" office:value="2" calcext:value-type="float">
            <text:p>2</text:p>
          </table:table-cell>
          <table:table-cell table:formula="of:=COUNTIF([.G$1:.G$1048576];[.G52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04</text:p>
          </table:table-cell>
          <table:table-cell office:value-type="string" calcext:value-type="string">
            <text:p>P002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001</text:p>
          </table:table-cell>
          <table:table-cell office:value-type="string" calcext:value-type="string">
            <text:p>SS00006</text:p>
          </table:table-cell>
          <table:table-cell table:formula="of:=VLOOKUP([.D522];[$PrimarySource.A$1:$PrimarySource.B$1048576];2;0)" office:value-type="string" office:string-value="G01" calcext:value-type="string">
            <text:p>G01</text:p>
          </table:table-cell>
          <table:table-cell table:formula="of:=VLOOKUP([.E52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22])" office:value-type="float" office:value="20" calcext:value-type="float">
            <text:p>20</text:p>
          </table:table-cell>
          <table:table-cell table:formula="of:=COUNTIF([.G$1:.G$1048576];[.G52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05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02</text:p>
          </table:table-cell>
          <table:table-cell office:value-type="string" calcext:value-type="string">
            <text:p>Q0009</text:p>
          </table:table-cell>
          <table:table-cell office:value-type="string" calcext:value-type="string">
            <text:p>SS00030</text:p>
          </table:table-cell>
          <table:table-cell table:formula="of:=VLOOKUP([.D523];[$PrimarySource.A$1:$PrimarySource.B$1048576];2;0)" office:value-type="string" office:string-value="" calcext:value-type="error">
            <text:p>#N/A</text:p>
          </table:table-cell>
          <table:table-cell table:formula="of:=VLOOKUP([.E52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23])" office:value-type="string" office:string-value="" calcext:value-type="error">
            <text:p>#N/A</text:p>
          </table:table-cell>
          <table:table-cell table:formula="of:=COUNTIF([.G$1:.G$1048576];[.G52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06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463</text:p>
          </table:table-cell>
          <table:table-cell office:value-type="string" calcext:value-type="string">
            <text:p>SS00030</text:p>
          </table:table-cell>
          <table:table-cell table:formula="of:=VLOOKUP([.D524];[$PrimarySource.A$1:$PrimarySource.B$1048576];2;0)" office:value-type="string" office:string-value="G23" calcext:value-type="string">
            <text:p>G23</text:p>
          </table:table-cell>
          <table:table-cell table:formula="of:=VLOOKUP([.E52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24])" office:value-type="float" office:value="7" calcext:value-type="float">
            <text:p>7</text:p>
          </table:table-cell>
          <table:table-cell table:formula="of:=COUNTIF([.G$1:.G$1048576];[.G52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07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465</text:p>
          </table:table-cell>
          <table:table-cell office:value-type="string" calcext:value-type="string">
            <text:p>SS00030</text:p>
          </table:table-cell>
          <table:table-cell table:formula="of:=VLOOKUP([.D525];[$PrimarySource.A$1:$PrimarySource.B$1048576];2;0)" office:value-type="string" office:string-value="G23" calcext:value-type="string">
            <text:p>G23</text:p>
          </table:table-cell>
          <table:table-cell table:formula="of:=VLOOKUP([.E52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25])" office:value-type="float" office:value="7" calcext:value-type="float">
            <text:p>7</text:p>
          </table:table-cell>
          <table:table-cell table:formula="of:=COUNTIF([.G$1:.G$1048576];[.G52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08</text:p>
          </table:table-cell>
          <table:table-cell office:value-type="string" calcext:value-type="string">
            <text:p>P0053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268</text:p>
          </table:table-cell>
          <table:table-cell office:value-type="string" calcext:value-type="string">
            <text:p>SS00134</text:p>
          </table:table-cell>
          <table:table-cell table:formula="of:=VLOOKUP([.D526];[$PrimarySource.A$1:$PrimarySource.B$1048576];2;0)" office:value-type="string" office:string-value="G04" calcext:value-type="string">
            <text:p>G04</text:p>
          </table:table-cell>
          <table:table-cell table:formula="of:=VLOOKUP([.E52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26])" office:value-type="float" office:value="205" calcext:value-type="float">
            <text:p>205</text:p>
          </table:table-cell>
          <table:table-cell table:formula="of:=COUNTIF([.G$1:.G$1048576];[.G52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09</text:p>
          </table:table-cell>
          <table:table-cell office:value-type="string" calcext:value-type="string">
            <text:p>P0154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268</text:p>
          </table:table-cell>
          <table:table-cell office:value-type="string" calcext:value-type="string">
            <text:p>SS00160</text:p>
          </table:table-cell>
          <table:table-cell table:formula="of:=VLOOKUP([.D527];[$PrimarySource.A$1:$PrimarySource.B$1048576];2;0)" office:value-type="string" office:string-value="G04" calcext:value-type="string">
            <text:p>G04</text:p>
          </table:table-cell>
          <table:table-cell table:formula="of:=VLOOKUP([.E52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27])" office:value-type="float" office:value="205" calcext:value-type="float">
            <text:p>205</text:p>
          </table:table-cell>
          <table:table-cell table:formula="of:=COUNTIF([.G$1:.G$1048576];[.G52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10</text:p>
          </table:table-cell>
          <table:table-cell office:value-type="string" calcext:value-type="string">
            <text:p>P0999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0466</text:p>
          </table:table-cell>
          <table:table-cell office:value-type="string" calcext:value-type="string">
            <text:p>SS00118</text:p>
          </table:table-cell>
          <table:table-cell table:formula="of:=VLOOKUP([.D528];[$PrimarySource.A$1:$PrimarySource.B$1048576];2;0)" office:value-type="string" office:string-value="G04" calcext:value-type="string">
            <text:p>G04</text:p>
          </table:table-cell>
          <table:table-cell table:formula="of:=VLOOKUP([.E52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28])" office:value-type="float" office:value="205" calcext:value-type="float">
            <text:p>205</text:p>
          </table:table-cell>
          <table:table-cell table:formula="of:=COUNTIF([.G$1:.G$1048576];[.G52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11</text:p>
          </table:table-cell>
          <table:table-cell office:value-type="string" calcext:value-type="string">
            <text:p>P0037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466</text:p>
          </table:table-cell>
          <table:table-cell office:value-type="string" calcext:value-type="string">
            <text:p>SS00118</text:p>
          </table:table-cell>
          <table:table-cell table:formula="of:=VLOOKUP([.D529];[$PrimarySource.A$1:$PrimarySource.B$1048576];2;0)" office:value-type="string" office:string-value="G04" calcext:value-type="string">
            <text:p>G04</text:p>
          </table:table-cell>
          <table:table-cell table:formula="of:=VLOOKUP([.E52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29])" office:value-type="float" office:value="205" calcext:value-type="float">
            <text:p>205</text:p>
          </table:table-cell>
          <table:table-cell table:formula="of:=COUNTIF([.G$1:.G$1048576];[.G52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12</text:p>
          </table:table-cell>
          <table:table-cell office:value-type="string" calcext:value-type="string">
            <text:p>P0036</text:p>
          </table:table-cell>
          <table:table-cell office:value-type="string" calcext:value-type="string">
            <text:p>AT04</text:p>
          </table:table-cell>
          <table:table-cell office:value-type="string" calcext:value-type="string">
            <text:p>PS00466</text:p>
          </table:table-cell>
          <table:table-cell office:value-type="string" calcext:value-type="string">
            <text:p>SS00118</text:p>
          </table:table-cell>
          <table:table-cell table:formula="of:=VLOOKUP([.D530];[$PrimarySource.A$1:$PrimarySource.B$1048576];2;0)" office:value-type="string" office:string-value="G04" calcext:value-type="string">
            <text:p>G04</text:p>
          </table:table-cell>
          <table:table-cell table:formula="of:=VLOOKUP([.E53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30])" office:value-type="float" office:value="205" calcext:value-type="float">
            <text:p>205</text:p>
          </table:table-cell>
          <table:table-cell table:formula="of:=COUNTIF([.G$1:.G$1048576];[.G53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13</text:p>
          </table:table-cell>
          <table:table-cell office:value-type="string" calcext:value-type="string">
            <text:p>P0064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466</text:p>
          </table:table-cell>
          <table:table-cell office:value-type="string" calcext:value-type="string">
            <text:p>SS00128</text:p>
          </table:table-cell>
          <table:table-cell table:formula="of:=VLOOKUP([.D531];[$PrimarySource.A$1:$PrimarySource.B$1048576];2;0)" office:value-type="string" office:string-value="G04" calcext:value-type="string">
            <text:p>G04</text:p>
          </table:table-cell>
          <table:table-cell table:formula="of:=VLOOKUP([.E53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31])" office:value-type="float" office:value="205" calcext:value-type="float">
            <text:p>205</text:p>
          </table:table-cell>
          <table:table-cell table:formula="of:=COUNTIF([.G$1:.G$1048576];[.G53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14</text:p>
          </table:table-cell>
          <table:table-cell office:value-type="string" calcext:value-type="string">
            <text:p>P0018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158</text:p>
          </table:table-cell>
          <table:table-cell table:formula="of:=VLOOKUP([.D532];[$PrimarySource.A$1:$PrimarySource.B$1048576];2;0)" office:value-type="string" office:string-value="G99" calcext:value-type="string">
            <text:p>G99</text:p>
          </table:table-cell>
          <table:table-cell table:formula="of:=VLOOKUP([.E532];[$SecondarySource.A$1:$SecondarySource.B$1048576];2;0)" office:value-type="string" office:string-value="G44" calcext:value-type="string">
            <text:p>G44</text:p>
          </table:table-cell>
          <table:table-cell table:formula="of:=COUNTIF([.F$1:.F$1048576];[.F532])" office:value-type="float" office:value="236" calcext:value-type="float">
            <text:p>236</text:p>
          </table:table-cell>
          <table:table-cell table:formula="of:=COUNTIF([.G$1:.G$1048576];[.G532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0715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218</text:p>
          </table:table-cell>
          <table:table-cell office:value-type="string" calcext:value-type="string">
            <text:p>SS00030</text:p>
          </table:table-cell>
          <table:table-cell table:formula="of:=VLOOKUP([.D533];[$PrimarySource.A$1:$PrimarySource.B$1048576];2;0)" office:value-type="string" office:string-value="G04" calcext:value-type="string">
            <text:p>G04</text:p>
          </table:table-cell>
          <table:table-cell table:formula="of:=VLOOKUP([.E53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33])" office:value-type="float" office:value="205" calcext:value-type="float">
            <text:p>205</text:p>
          </table:table-cell>
          <table:table-cell table:formula="of:=COUNTIF([.G$1:.G$1048576];[.G53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16</text:p>
          </table:table-cell>
          <table:table-cell office:value-type="string" calcext:value-type="string">
            <text:p>P0033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218</text:p>
          </table:table-cell>
          <table:table-cell office:value-type="string" calcext:value-type="string">
            <text:p>SS00116</text:p>
          </table:table-cell>
          <table:table-cell table:formula="of:=VLOOKUP([.D534];[$PrimarySource.A$1:$PrimarySource.B$1048576];2;0)" office:value-type="string" office:string-value="G04" calcext:value-type="string">
            <text:p>G04</text:p>
          </table:table-cell>
          <table:table-cell table:formula="of:=VLOOKUP([.E53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34])" office:value-type="float" office:value="205" calcext:value-type="float">
            <text:p>205</text:p>
          </table:table-cell>
          <table:table-cell table:formula="of:=COUNTIF([.G$1:.G$1048576];[.G53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17</text:p>
          </table:table-cell>
          <table:table-cell office:value-type="string" calcext:value-type="string">
            <text:p>P0033</text:p>
          </table:table-cell>
          <table:table-cell office:value-type="string" calcext:value-type="string">
            <text:p>AT16</text:p>
          </table:table-cell>
          <table:table-cell office:value-type="string" calcext:value-type="string">
            <text:p>PS00218</text:p>
          </table:table-cell>
          <table:table-cell office:value-type="string" calcext:value-type="string">
            <text:p>SS00116</text:p>
          </table:table-cell>
          <table:table-cell table:formula="of:=VLOOKUP([.D535];[$PrimarySource.A$1:$PrimarySource.B$1048576];2;0)" office:value-type="string" office:string-value="G04" calcext:value-type="string">
            <text:p>G04</text:p>
          </table:table-cell>
          <table:table-cell table:formula="of:=VLOOKUP([.E53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35])" office:value-type="float" office:value="205" calcext:value-type="float">
            <text:p>205</text:p>
          </table:table-cell>
          <table:table-cell table:formula="of:=COUNTIF([.G$1:.G$1048576];[.G53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18</text:p>
          </table:table-cell>
          <table:table-cell office:value-type="string" calcext:value-type="string">
            <text:p>P0029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467</text:p>
          </table:table-cell>
          <table:table-cell office:value-type="string" calcext:value-type="string">
            <text:p>SS00029</text:p>
          </table:table-cell>
          <table:table-cell table:formula="of:=VLOOKUP([.D536];[$PrimarySource.A$1:$PrimarySource.B$1048576];2;0)" office:value-type="string" office:string-value="G40" calcext:value-type="string">
            <text:p>G40</text:p>
          </table:table-cell>
          <table:table-cell table:formula="of:=VLOOKUP([.E53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36])" office:value-type="float" office:value="3" calcext:value-type="float">
            <text:p>3</text:p>
          </table:table-cell>
          <table:table-cell table:formula="of:=COUNTIF([.G$1:.G$1048576];[.G53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19</text:p>
          </table:table-cell>
          <table:table-cell office:value-type="string" calcext:value-type="string">
            <text:p>P0999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0467</text:p>
          </table:table-cell>
          <table:table-cell office:value-type="string" calcext:value-type="string">
            <text:p>SS00029</text:p>
          </table:table-cell>
          <table:table-cell table:formula="of:=VLOOKUP([.D537];[$PrimarySource.A$1:$PrimarySource.B$1048576];2;0)" office:value-type="string" office:string-value="G40" calcext:value-type="string">
            <text:p>G40</text:p>
          </table:table-cell>
          <table:table-cell table:formula="of:=VLOOKUP([.E53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37])" office:value-type="float" office:value="3" calcext:value-type="float">
            <text:p>3</text:p>
          </table:table-cell>
          <table:table-cell table:formula="of:=COUNTIF([.G$1:.G$1048576];[.G53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20</text:p>
          </table:table-cell>
          <table:table-cell office:value-type="string" calcext:value-type="string">
            <text:p>P0107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467</text:p>
          </table:table-cell>
          <table:table-cell office:value-type="string" calcext:value-type="string">
            <text:p>SS00247</text:p>
          </table:table-cell>
          <table:table-cell table:formula="of:=VLOOKUP([.D538];[$PrimarySource.A$1:$PrimarySource.B$1048576];2;0)" office:value-type="string" office:string-value="G40" calcext:value-type="string">
            <text:p>G40</text:p>
          </table:table-cell>
          <table:table-cell table:formula="of:=VLOOKUP([.E538];[$SecondarySource.A$1:$SecondarySource.B$1048576];2;0)" office:value-type="string" office:string-value="G43" calcext:value-type="string">
            <text:p>G43</text:p>
          </table:table-cell>
          <table:table-cell table:formula="of:=COUNTIF([.F$1:.F$1048576];[.F538])" office:value-type="float" office:value="3" calcext:value-type="float">
            <text:p>3</text:p>
          </table:table-cell>
          <table:table-cell table:formula="of:=COUNTIF([.G$1:.G$1048576];[.G538])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A00721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30</text:p>
          </table:table-cell>
          <table:table-cell table:formula="of:=VLOOKUP([.D539];[$PrimarySource.A$1:$PrimarySource.B$1048576];2;0)" office:value-type="string" office:string-value="G99" calcext:value-type="string">
            <text:p>G99</text:p>
          </table:table-cell>
          <table:table-cell table:formula="of:=VLOOKUP([.E53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39])" office:value-type="float" office:value="236" calcext:value-type="float">
            <text:p>236</text:p>
          </table:table-cell>
          <table:table-cell table:formula="of:=COUNTIF([.G$1:.G$1048576];[.G53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22</text:p>
          </table:table-cell>
          <table:table-cell office:value-type="string" calcext:value-type="string">
            <text:p>P002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468</text:p>
          </table:table-cell>
          <table:table-cell office:value-type="string" calcext:value-type="string">
            <text:p>SS00006</text:p>
          </table:table-cell>
          <table:table-cell table:formula="of:=VLOOKUP([.D540];[$PrimarySource.A$1:$PrimarySource.B$1048576];2;0)" office:value-type="string" office:string-value="G10" calcext:value-type="string">
            <text:p>G10</text:p>
          </table:table-cell>
          <table:table-cell table:formula="of:=VLOOKUP([.E54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40])" office:value-type="float" office:value="80" calcext:value-type="float">
            <text:p>80</text:p>
          </table:table-cell>
          <table:table-cell table:formula="of:=COUNTIF([.G$1:.G$1048576];[.G54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23</text:p>
          </table:table-cell>
          <table:table-cell office:value-type="string" calcext:value-type="string">
            <text:p>P0173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0468</text:p>
          </table:table-cell>
          <table:table-cell office:value-type="string" calcext:value-type="string">
            <text:p>SS00006</text:p>
          </table:table-cell>
          <table:table-cell table:formula="of:=VLOOKUP([.D541];[$PrimarySource.A$1:$PrimarySource.B$1048576];2;0)" office:value-type="string" office:string-value="G10" calcext:value-type="string">
            <text:p>G10</text:p>
          </table:table-cell>
          <table:table-cell table:formula="of:=VLOOKUP([.E54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41])" office:value-type="float" office:value="80" calcext:value-type="float">
            <text:p>80</text:p>
          </table:table-cell>
          <table:table-cell table:formula="of:=COUNTIF([.G$1:.G$1048576];[.G54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24</text:p>
          </table:table-cell>
          <table:table-cell office:value-type="string" calcext:value-type="string">
            <text:p>P0173</text:p>
          </table:table-cell>
          <table:table-cell office:value-type="string" calcext:value-type="string">
            <text:p>AT19</text:p>
          </table:table-cell>
          <table:table-cell office:value-type="string" calcext:value-type="string">
            <text:p>PS00468</text:p>
          </table:table-cell>
          <table:table-cell office:value-type="string" calcext:value-type="string">
            <text:p>SS00006</text:p>
          </table:table-cell>
          <table:table-cell table:formula="of:=VLOOKUP([.D542];[$PrimarySource.A$1:$PrimarySource.B$1048576];2;0)" office:value-type="string" office:string-value="G10" calcext:value-type="string">
            <text:p>G10</text:p>
          </table:table-cell>
          <table:table-cell table:formula="of:=VLOOKUP([.E54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42])" office:value-type="float" office:value="80" calcext:value-type="float">
            <text:p>80</text:p>
          </table:table-cell>
          <table:table-cell table:formula="of:=COUNTIF([.G$1:.G$1048576];[.G54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25</text:p>
          </table:table-cell>
          <table:table-cell office:value-type="string" calcext:value-type="string">
            <text:p>P0032</text:p>
          </table:table-cell>
          <table:table-cell office:value-type="string" calcext:value-type="string">
            <text:p>AT22</text:p>
          </table:table-cell>
          <table:table-cell office:value-type="string" calcext:value-type="string">
            <text:p>AW00105</text:p>
          </table:table-cell>
          <table:table-cell office:value-type="string" calcext:value-type="string">
            <text:p>SS00109</text:p>
          </table:table-cell>
          <table:table-cell table:formula="of:=VLOOKUP([.D543];[$PrimarySource.A$1:$PrimarySource.B$1048576];2;0)" office:value-type="string" office:string-value="" calcext:value-type="error">
            <text:p>#N/A</text:p>
          </table:table-cell>
          <table:table-cell table:formula="of:=VLOOKUP([.E543];[$SecondarySource.A$1:$SecondarySource.B$1048576];2;0)" office:value-type="string" office:string-value="G19" calcext:value-type="string">
            <text:p>G19</text:p>
          </table:table-cell>
          <table:table-cell table:formula="of:=COUNTIF([.F$1:.F$1048576];[.F543])" office:value-type="string" office:string-value="" calcext:value-type="error">
            <text:p>#N/A</text:p>
          </table:table-cell>
          <table:table-cell table:formula="of:=COUNTIF([.G$1:.G$1048576];[.G543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0726</text:p>
          </table:table-cell>
          <table:table-cell office:value-type="string" calcext:value-type="string">
            <text:p>P0031</text:p>
          </table:table-cell>
          <table:table-cell office:value-type="string" calcext:value-type="string">
            <text:p>AT22</text:p>
          </table:table-cell>
          <table:table-cell office:value-type="string" calcext:value-type="string">
            <text:p>AW00105</text:p>
          </table:table-cell>
          <table:table-cell office:value-type="string" calcext:value-type="string">
            <text:p>SS00109</text:p>
          </table:table-cell>
          <table:table-cell table:formula="of:=VLOOKUP([.D544];[$PrimarySource.A$1:$PrimarySource.B$1048576];2;0)" office:value-type="string" office:string-value="" calcext:value-type="error">
            <text:p>#N/A</text:p>
          </table:table-cell>
          <table:table-cell table:formula="of:=VLOOKUP([.E544];[$SecondarySource.A$1:$SecondarySource.B$1048576];2;0)" office:value-type="string" office:string-value="G19" calcext:value-type="string">
            <text:p>G19</text:p>
          </table:table-cell>
          <table:table-cell table:formula="of:=COUNTIF([.F$1:.F$1048576];[.F544])" office:value-type="string" office:string-value="" calcext:value-type="error">
            <text:p>#N/A</text:p>
          </table:table-cell>
          <table:table-cell table:formula="of:=COUNTIF([.G$1:.G$1048576];[.G544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0727</text:p>
          </table:table-cell>
          <table:table-cell office:value-type="string" calcext:value-type="string">
            <text:p>P0037</text:p>
          </table:table-cell>
          <table:table-cell office:value-type="string" calcext:value-type="string">
            <text:p>AT22</text:p>
          </table:table-cell>
          <table:table-cell office:value-type="string" calcext:value-type="string">
            <text:p>PS00469</text:p>
          </table:table-cell>
          <table:table-cell office:value-type="string" calcext:value-type="string">
            <text:p>SS00118</text:p>
          </table:table-cell>
          <table:table-cell table:formula="of:=VLOOKUP([.D545];[$PrimarySource.A$1:$PrimarySource.B$1048576];2;0)" office:value-type="string" office:string-value="G04" calcext:value-type="string">
            <text:p>G04</text:p>
          </table:table-cell>
          <table:table-cell table:formula="of:=VLOOKUP([.E54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45])" office:value-type="float" office:value="205" calcext:value-type="float">
            <text:p>205</text:p>
          </table:table-cell>
          <table:table-cell table:formula="of:=COUNTIF([.G$1:.G$1048576];[.G54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28</text:p>
          </table:table-cell>
          <table:table-cell office:value-type="string" calcext:value-type="string">
            <text:p>P0004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158</text:p>
          </table:table-cell>
          <table:table-cell table:formula="of:=VLOOKUP([.D546];[$PrimarySource.A$1:$PrimarySource.B$1048576];2;0)" office:value-type="string" office:string-value="G99" calcext:value-type="string">
            <text:p>G99</text:p>
          </table:table-cell>
          <table:table-cell table:formula="of:=VLOOKUP([.E546];[$SecondarySource.A$1:$SecondarySource.B$1048576];2;0)" office:value-type="string" office:string-value="G44" calcext:value-type="string">
            <text:p>G44</text:p>
          </table:table-cell>
          <table:table-cell table:formula="of:=COUNTIF([.F$1:.F$1048576];[.F546])" office:value-type="float" office:value="236" calcext:value-type="float">
            <text:p>236</text:p>
          </table:table-cell>
          <table:table-cell table:formula="of:=COUNTIF([.G$1:.G$1048576];[.G546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0729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Q0010</text:p>
          </table:table-cell>
          <table:table-cell office:value-type="string" calcext:value-type="string">
            <text:p>SS00030</text:p>
          </table:table-cell>
          <table:table-cell table:formula="of:=VLOOKUP([.D547];[$PrimarySource.A$1:$PrimarySource.B$1048576];2;0)" office:value-type="string" office:string-value="" calcext:value-type="error">
            <text:p>#N/A</text:p>
          </table:table-cell>
          <table:table-cell table:formula="of:=VLOOKUP([.E54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47])" office:value-type="string" office:string-value="" calcext:value-type="error">
            <text:p>#N/A</text:p>
          </table:table-cell>
          <table:table-cell table:formula="of:=COUNTIF([.G$1:.G$1048576];[.G54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30</text:p>
          </table:table-cell>
          <table:table-cell office:value-type="string" calcext:value-type="string">
            <text:p>P0046</text:p>
          </table:table-cell>
          <table:table-cell office:value-type="string" calcext:value-type="string">
            <text:p>AT09</text:p>
          </table:table-cell>
          <table:table-cell office:value-type="string" calcext:value-type="string">
            <text:p>PS00087</text:p>
          </table:table-cell>
          <table:table-cell office:value-type="string" calcext:value-type="string">
            <text:p>SS00120</text:p>
          </table:table-cell>
          <table:table-cell table:formula="of:=VLOOKUP([.D548];[$PrimarySource.A$1:$PrimarySource.B$1048576];2;0)" office:value-type="string" office:string-value="G24" calcext:value-type="string">
            <text:p>G24</text:p>
          </table:table-cell>
          <table:table-cell table:formula="of:=VLOOKUP([.E54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48])" office:value-type="float" office:value="57" calcext:value-type="float">
            <text:p>57</text:p>
          </table:table-cell>
          <table:table-cell table:formula="of:=COUNTIF([.G$1:.G$1048576];[.G54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31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472</text:p>
          </table:table-cell>
          <table:table-cell office:value-type="string" calcext:value-type="string">
            <text:p>SS00030</text:p>
          </table:table-cell>
          <table:table-cell table:formula="of:=VLOOKUP([.D549];[$PrimarySource.A$1:$PrimarySource.B$1048576];2;0)" office:value-type="string" office:string-value="G24" calcext:value-type="string">
            <text:p>G24</text:p>
          </table:table-cell>
          <table:table-cell table:formula="of:=VLOOKUP([.E54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49])" office:value-type="float" office:value="57" calcext:value-type="float">
            <text:p>57</text:p>
          </table:table-cell>
          <table:table-cell table:formula="of:=COUNTIF([.G$1:.G$1048576];[.G54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32</text:p>
          </table:table-cell>
          <table:table-cell office:value-type="string" calcext:value-type="string">
            <text:p>P0624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472</text:p>
          </table:table-cell>
          <table:table-cell office:value-type="string" calcext:value-type="string">
            <text:p>SS00253</text:p>
          </table:table-cell>
          <table:table-cell table:formula="of:=VLOOKUP([.D550];[$PrimarySource.A$1:$PrimarySource.B$1048576];2;0)" office:value-type="string" office:string-value="G24" calcext:value-type="string">
            <text:p>G24</text:p>
          </table:table-cell>
          <table:table-cell table:formula="of:=VLOOKUP([.E550];[$SecondarySource.A$1:$SecondarySource.B$1048576];2;0)" office:value-type="string" office:string-value="G02" calcext:value-type="string">
            <text:p>G02</text:p>
          </table:table-cell>
          <table:table-cell table:formula="of:=COUNTIF([.F$1:.F$1048576];[.F550])" office:value-type="float" office:value="57" calcext:value-type="float">
            <text:p>57</text:p>
          </table:table-cell>
          <table:table-cell table:formula="of:=COUNTIF([.G$1:.G$1048576];[.G550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733</text:p>
          </table:table-cell>
          <table:table-cell office:value-type="string" calcext:value-type="string">
            <text:p>P0154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472</text:p>
          </table:table-cell>
          <table:table-cell office:value-type="string" calcext:value-type="string">
            <text:p>SS00160</text:p>
          </table:table-cell>
          <table:table-cell table:formula="of:=VLOOKUP([.D551];[$PrimarySource.A$1:$PrimarySource.B$1048576];2;0)" office:value-type="string" office:string-value="G24" calcext:value-type="string">
            <text:p>G24</text:p>
          </table:table-cell>
          <table:table-cell table:formula="of:=VLOOKUP([.E55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51])" office:value-type="float" office:value="57" calcext:value-type="float">
            <text:p>57</text:p>
          </table:table-cell>
          <table:table-cell table:formula="of:=COUNTIF([.G$1:.G$1048576];[.G55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34</text:p>
          </table:table-cell>
          <table:table-cell office:value-type="string" calcext:value-type="string">
            <text:p>P0239</text:p>
          </table:table-cell>
          <table:table-cell office:value-type="string" calcext:value-type="string">
            <text:p>AT17</text:p>
          </table:table-cell>
          <table:table-cell office:value-type="string" calcext:value-type="string">
            <text:p>PS00473</text:p>
          </table:table-cell>
          <table:table-cell office:value-type="string" calcext:value-type="string">
            <text:p>SS00205</text:p>
          </table:table-cell>
          <table:table-cell table:formula="of:=VLOOKUP([.D552];[$PrimarySource.A$1:$PrimarySource.B$1048576];2;0)" office:value-type="string" office:string-value="G10" calcext:value-type="string">
            <text:p>G10</text:p>
          </table:table-cell>
          <table:table-cell table:formula="of:=VLOOKUP([.E55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52])" office:value-type="float" office:value="80" calcext:value-type="float">
            <text:p>80</text:p>
          </table:table-cell>
          <table:table-cell table:formula="of:=COUNTIF([.G$1:.G$1048576];[.G55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35</text:p>
          </table:table-cell>
          <table:table-cell office:value-type="string" calcext:value-type="string">
            <text:p>P0064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474</text:p>
          </table:table-cell>
          <table:table-cell office:value-type="string" calcext:value-type="string">
            <text:p>SS00128</text:p>
          </table:table-cell>
          <table:table-cell table:formula="of:=VLOOKUP([.D553];[$PrimarySource.A$1:$PrimarySource.B$1048576];2;0)" office:value-type="string" office:string-value="G10" calcext:value-type="string">
            <text:p>G10</text:p>
          </table:table-cell>
          <table:table-cell table:formula="of:=VLOOKUP([.E55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53])" office:value-type="float" office:value="80" calcext:value-type="float">
            <text:p>80</text:p>
          </table:table-cell>
          <table:table-cell table:formula="of:=COUNTIF([.G$1:.G$1048576];[.G55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36</text:p>
          </table:table-cell>
          <table:table-cell office:value-type="string" calcext:value-type="string">
            <text:p>P0064</text:p>
          </table:table-cell>
          <table:table-cell office:value-type="string" calcext:value-type="string">
            <text:p>AT09</text:p>
          </table:table-cell>
          <table:table-cell office:value-type="string" calcext:value-type="string">
            <text:p>PS00474</text:p>
          </table:table-cell>
          <table:table-cell office:value-type="string" calcext:value-type="string">
            <text:p>SS00128</text:p>
          </table:table-cell>
          <table:table-cell table:formula="of:=VLOOKUP([.D554];[$PrimarySource.A$1:$PrimarySource.B$1048576];2;0)" office:value-type="string" office:string-value="G10" calcext:value-type="string">
            <text:p>G10</text:p>
          </table:table-cell>
          <table:table-cell table:formula="of:=VLOOKUP([.E55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54])" office:value-type="float" office:value="80" calcext:value-type="float">
            <text:p>80</text:p>
          </table:table-cell>
          <table:table-cell table:formula="of:=COUNTIF([.G$1:.G$1048576];[.G55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37</text:p>
          </table:table-cell>
          <table:table-cell office:value-type="string" calcext:value-type="string">
            <text:p>P0625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475</text:p>
          </table:table-cell>
          <table:table-cell office:value-type="string" calcext:value-type="string">
            <text:p>SS00254</text:p>
          </table:table-cell>
          <table:table-cell table:formula="of:=VLOOKUP([.D555];[$PrimarySource.A$1:$PrimarySource.B$1048576];2;0)" office:value-type="string" office:string-value="G24" calcext:value-type="string">
            <text:p>G24</text:p>
          </table:table-cell>
          <table:table-cell table:formula="of:=VLOOKUP([.E555];[$SecondarySource.A$1:$SecondarySource.B$1048576];2;0)" office:value-type="string" office:string-value="G02" calcext:value-type="string">
            <text:p>G02</text:p>
          </table:table-cell>
          <table:table-cell table:formula="of:=COUNTIF([.F$1:.F$1048576];[.F555])" office:value-type="float" office:value="57" calcext:value-type="float">
            <text:p>57</text:p>
          </table:table-cell>
          <table:table-cell table:formula="of:=COUNTIF([.G$1:.G$1048576];[.G555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738</text:p>
          </table:table-cell>
          <table:table-cell office:value-type="string" calcext:value-type="string">
            <text:p>P0064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475</text:p>
          </table:table-cell>
          <table:table-cell office:value-type="string" calcext:value-type="string">
            <text:p>SS00128</text:p>
          </table:table-cell>
          <table:table-cell table:formula="of:=VLOOKUP([.D556];[$PrimarySource.A$1:$PrimarySource.B$1048576];2;0)" office:value-type="string" office:string-value="G24" calcext:value-type="string">
            <text:p>G24</text:p>
          </table:table-cell>
          <table:table-cell table:formula="of:=VLOOKUP([.E55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56])" office:value-type="float" office:value="57" calcext:value-type="float">
            <text:p>57</text:p>
          </table:table-cell>
          <table:table-cell table:formula="of:=COUNTIF([.G$1:.G$1048576];[.G55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39</text:p>
          </table:table-cell>
          <table:table-cell office:value-type="string" calcext:value-type="string">
            <text:p>P0999</text:p>
          </table:table-cell>
          <table:table-cell office:value-type="string" calcext:value-type="string">
            <text:p>AT02</text:p>
          </table:table-cell>
          <table:table-cell office:value-type="string" calcext:value-type="string">
            <text:p>PS00475</text:p>
          </table:table-cell>
          <table:table-cell office:value-type="string" calcext:value-type="string">
            <text:p>SS00005</text:p>
          </table:table-cell>
          <table:table-cell table:formula="of:=VLOOKUP([.D557];[$PrimarySource.A$1:$PrimarySource.B$1048576];2;0)" office:value-type="string" office:string-value="G24" calcext:value-type="string">
            <text:p>G24</text:p>
          </table:table-cell>
          <table:table-cell table:formula="of:=VLOOKUP([.E55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57])" office:value-type="float" office:value="57" calcext:value-type="float">
            <text:p>57</text:p>
          </table:table-cell>
          <table:table-cell table:formula="of:=COUNTIF([.G$1:.G$1048576];[.G55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40</text:p>
          </table:table-cell>
          <table:table-cell office:value-type="string" calcext:value-type="string">
            <text:p>P0625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476</text:p>
          </table:table-cell>
          <table:table-cell office:value-type="string" calcext:value-type="string">
            <text:p>SS00254</text:p>
          </table:table-cell>
          <table:table-cell table:formula="of:=VLOOKUP([.D558];[$PrimarySource.A$1:$PrimarySource.B$1048576];2;0)" office:value-type="string" office:string-value="G27" calcext:value-type="string">
            <text:p>G27</text:p>
          </table:table-cell>
          <table:table-cell table:formula="of:=VLOOKUP([.E558];[$SecondarySource.A$1:$SecondarySource.B$1048576];2;0)" office:value-type="string" office:string-value="G02" calcext:value-type="string">
            <text:p>G02</text:p>
          </table:table-cell>
          <table:table-cell table:formula="of:=COUNTIF([.F$1:.F$1048576];[.F558])" office:value-type="float" office:value="5" calcext:value-type="float">
            <text:p>5</text:p>
          </table:table-cell>
          <table:table-cell table:formula="of:=COUNTIF([.G$1:.G$1048576];[.G558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741</text:p>
          </table:table-cell>
          <table:table-cell office:value-type="string" calcext:value-type="string">
            <text:p>P0999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0478</text:p>
          </table:table-cell>
          <table:table-cell office:value-type="string" calcext:value-type="string">
            <text:p>SS00113</text:p>
          </table:table-cell>
          <table:table-cell table:formula="of:=VLOOKUP([.D559];[$PrimarySource.A$1:$PrimarySource.B$1048576];2;0)" office:value-type="string" office:string-value="G24" calcext:value-type="string">
            <text:p>G24</text:p>
          </table:table-cell>
          <table:table-cell table:formula="of:=VLOOKUP([.E55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59])" office:value-type="float" office:value="57" calcext:value-type="float">
            <text:p>57</text:p>
          </table:table-cell>
          <table:table-cell table:formula="of:=COUNTIF([.G$1:.G$1048576];[.G55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42</text:p>
          </table:table-cell>
          <table:table-cell office:value-type="string" calcext:value-type="string">
            <text:p>P0266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478</text:p>
          </table:table-cell>
          <table:table-cell office:value-type="string" calcext:value-type="string">
            <text:p>SS00210</text:p>
          </table:table-cell>
          <table:table-cell table:formula="of:=VLOOKUP([.D560];[$PrimarySource.A$1:$PrimarySource.B$1048576];2;0)" office:value-type="string" office:string-value="G24" calcext:value-type="string">
            <text:p>G24</text:p>
          </table:table-cell>
          <table:table-cell table:formula="of:=VLOOKUP([.E56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60])" office:value-type="float" office:value="57" calcext:value-type="float">
            <text:p>57</text:p>
          </table:table-cell>
          <table:table-cell table:formula="of:=COUNTIF([.G$1:.G$1048576];[.G56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43</text:p>
          </table:table-cell>
          <table:table-cell office:value-type="string" calcext:value-type="string">
            <text:p>P0627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478</text:p>
          </table:table-cell>
          <table:table-cell office:value-type="string" calcext:value-type="string">
            <text:p>SS00210</text:p>
          </table:table-cell>
          <table:table-cell table:formula="of:=VLOOKUP([.D561];[$PrimarySource.A$1:$PrimarySource.B$1048576];2;0)" office:value-type="string" office:string-value="G24" calcext:value-type="string">
            <text:p>G24</text:p>
          </table:table-cell>
          <table:table-cell table:formula="of:=VLOOKUP([.E56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61])" office:value-type="float" office:value="57" calcext:value-type="float">
            <text:p>57</text:p>
          </table:table-cell>
          <table:table-cell table:formula="of:=COUNTIF([.G$1:.G$1048576];[.G56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44</text:p>
          </table:table-cell>
          <table:table-cell office:value-type="string" calcext:value-type="string">
            <text:p>P0136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478</text:p>
          </table:table-cell>
          <table:table-cell office:value-type="string" calcext:value-type="string">
            <text:p>SS00110</text:p>
          </table:table-cell>
          <table:table-cell table:formula="of:=VLOOKUP([.D562];[$PrimarySource.A$1:$PrimarySource.B$1048576];2;0)" office:value-type="string" office:string-value="G24" calcext:value-type="string">
            <text:p>G24</text:p>
          </table:table-cell>
          <table:table-cell table:formula="of:=VLOOKUP([.E56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62])" office:value-type="float" office:value="57" calcext:value-type="float">
            <text:p>57</text:p>
          </table:table-cell>
          <table:table-cell table:formula="of:=COUNTIF([.G$1:.G$1048576];[.G56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45</text:p>
          </table:table-cell>
          <table:table-cell office:value-type="string" calcext:value-type="string">
            <text:p>P0130</text:p>
          </table:table-cell>
          <table:table-cell office:value-type="string" calcext:value-type="string">
            <text:p>AT04</text:p>
          </table:table-cell>
          <table:table-cell office:value-type="string" calcext:value-type="string">
            <text:p>PS00478</text:p>
          </table:table-cell>
          <table:table-cell office:value-type="string" calcext:value-type="string">
            <text:p>SS00149</text:p>
          </table:table-cell>
          <table:table-cell table:formula="of:=VLOOKUP([.D563];[$PrimarySource.A$1:$PrimarySource.B$1048576];2;0)" office:value-type="string" office:string-value="G24" calcext:value-type="string">
            <text:p>G24</text:p>
          </table:table-cell>
          <table:table-cell table:formula="of:=VLOOKUP([.E56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63])" office:value-type="float" office:value="57" calcext:value-type="float">
            <text:p>57</text:p>
          </table:table-cell>
          <table:table-cell table:formula="of:=COUNTIF([.G$1:.G$1048576];[.G56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46</text:p>
          </table:table-cell>
          <table:table-cell office:value-type="string" calcext:value-type="string">
            <text:p>P0055</text:p>
          </table:table-cell>
          <table:table-cell office:value-type="string" calcext:value-type="string">
            <text:p>AT11</text:p>
          </table:table-cell>
          <table:table-cell office:value-type="string" calcext:value-type="string">
            <text:p>PS00478</text:p>
          </table:table-cell>
          <table:table-cell office:value-type="string" calcext:value-type="string">
            <text:p>SS00131</text:p>
          </table:table-cell>
          <table:table-cell table:formula="of:=VLOOKUP([.D564];[$PrimarySource.A$1:$PrimarySource.B$1048576];2;0)" office:value-type="string" office:string-value="G24" calcext:value-type="string">
            <text:p>G24</text:p>
          </table:table-cell>
          <table:table-cell table:formula="of:=VLOOKUP([.E56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64])" office:value-type="float" office:value="57" calcext:value-type="float">
            <text:p>57</text:p>
          </table:table-cell>
          <table:table-cell table:formula="of:=COUNTIF([.G$1:.G$1048576];[.G56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47</text:p>
          </table:table-cell>
          <table:table-cell office:value-type="string" calcext:value-type="string">
            <text:p>P002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479</text:p>
          </table:table-cell>
          <table:table-cell office:value-type="string" calcext:value-type="string">
            <text:p>SS00006</text:p>
          </table:table-cell>
          <table:table-cell table:formula="of:=VLOOKUP([.D565];[$PrimarySource.A$1:$PrimarySource.B$1048576];2;0)" office:value-type="string" office:string-value="G15" calcext:value-type="string">
            <text:p>G15</text:p>
          </table:table-cell>
          <table:table-cell table:formula="of:=VLOOKUP([.E56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65])" office:value-type="float" office:value="2" calcext:value-type="float">
            <text:p>2</text:p>
          </table:table-cell>
          <table:table-cell table:formula="of:=COUNTIF([.G$1:.G$1048576];[.G56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48</text:p>
          </table:table-cell>
          <table:table-cell office:value-type="string" calcext:value-type="string">
            <text:p>P002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093</text:p>
          </table:table-cell>
          <table:table-cell office:value-type="string" calcext:value-type="string">
            <text:p>SS00006</text:p>
          </table:table-cell>
          <table:table-cell table:formula="of:=VLOOKUP([.D566];[$PrimarySource.A$1:$PrimarySource.B$1048576];2;0)" office:value-type="string" office:string-value="G24" calcext:value-type="string">
            <text:p>G24</text:p>
          </table:table-cell>
          <table:table-cell table:formula="of:=VLOOKUP([.E56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66])" office:value-type="float" office:value="57" calcext:value-type="float">
            <text:p>57</text:p>
          </table:table-cell>
          <table:table-cell table:formula="of:=COUNTIF([.G$1:.G$1048576];[.G56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49</text:p>
          </table:table-cell>
          <table:table-cell office:value-type="string" calcext:value-type="string">
            <text:p>P0139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481</text:p>
          </table:table-cell>
          <table:table-cell office:value-type="string" calcext:value-type="string">
            <text:p>SS00152</text:p>
          </table:table-cell>
          <table:table-cell table:formula="of:=VLOOKUP([.D567];[$PrimarySource.A$1:$PrimarySource.B$1048576];2;0)" office:value-type="string" office:string-value="G19" calcext:value-type="string">
            <text:p>G19</text:p>
          </table:table-cell>
          <table:table-cell table:formula="of:=VLOOKUP([.E567];[$SecondarySource.A$1:$SecondarySource.B$1048576];2;0)" office:value-type="string" office:string-value="G44" calcext:value-type="string">
            <text:p>G44</text:p>
          </table:table-cell>
          <table:table-cell table:formula="of:=COUNTIF([.F$1:.F$1048576];[.F567])" office:value-type="float" office:value="20" calcext:value-type="float">
            <text:p>20</text:p>
          </table:table-cell>
          <table:table-cell table:formula="of:=COUNTIF([.G$1:.G$1048576];[.G567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0750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05</text:p>
          </table:table-cell>
          <table:table-cell table:formula="of:=VLOOKUP([.D568];[$PrimarySource.A$1:$PrimarySource.B$1048576];2;0)" office:value-type="string" office:string-value="G99" calcext:value-type="string">
            <text:p>G99</text:p>
          </table:table-cell>
          <table:table-cell table:formula="of:=VLOOKUP([.E56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68])" office:value-type="float" office:value="236" calcext:value-type="float">
            <text:p>236</text:p>
          </table:table-cell>
          <table:table-cell table:formula="of:=COUNTIF([.G$1:.G$1048576];[.G56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51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12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05</text:p>
          </table:table-cell>
          <table:table-cell table:formula="of:=VLOOKUP([.D569];[$PrimarySource.A$1:$PrimarySource.B$1048576];2;0)" office:value-type="string" office:string-value="G99" calcext:value-type="string">
            <text:p>G99</text:p>
          </table:table-cell>
          <table:table-cell table:formula="of:=VLOOKUP([.E56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69])" office:value-type="float" office:value="236" calcext:value-type="float">
            <text:p>236</text:p>
          </table:table-cell>
          <table:table-cell table:formula="of:=COUNTIF([.G$1:.G$1048576];[.G56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52</text:p>
          </table:table-cell>
          <table:table-cell office:value-type="string" calcext:value-type="string">
            <text:p>P010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482</text:p>
          </table:table-cell>
          <table:table-cell office:value-type="string" calcext:value-type="string">
            <text:p>SS00014</text:p>
          </table:table-cell>
          <table:table-cell table:formula="of:=VLOOKUP([.D570];[$PrimarySource.A$1:$PrimarySource.B$1048576];2;0)" office:value-type="string" office:string-value="G02" calcext:value-type="string">
            <text:p>G02</text:p>
          </table:table-cell>
          <table:table-cell table:formula="of:=VLOOKUP([.E57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70])" office:value-type="float" office:value="22" calcext:value-type="float">
            <text:p>22</text:p>
          </table:table-cell>
          <table:table-cell table:formula="of:=COUNTIF([.G$1:.G$1048576];[.G57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53</text:p>
          </table:table-cell>
          <table:table-cell office:value-type="string" calcext:value-type="string">
            <text:p>P0054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136</text:p>
          </table:table-cell>
          <table:table-cell table:formula="of:=VLOOKUP([.D571];[$PrimarySource.A$1:$PrimarySource.B$1048576];2;0)" office:value-type="string" office:string-value="G99" calcext:value-type="string">
            <text:p>G99</text:p>
          </table:table-cell>
          <table:table-cell table:formula="of:=VLOOKUP([.E571];[$SecondarySource.A$1:$SecondarySource.B$1048576];2;0)" office:value-type="string" office:string-value="G43" calcext:value-type="string">
            <text:p>G43</text:p>
          </table:table-cell>
          <table:table-cell table:formula="of:=COUNTIF([.F$1:.F$1048576];[.F571])" office:value-type="float" office:value="236" calcext:value-type="float">
            <text:p>236</text:p>
          </table:table-cell>
          <table:table-cell table:formula="of:=COUNTIF([.G$1:.G$1048576];[.G571])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A00754</text:p>
          </table:table-cell>
          <table:table-cell office:value-type="string" calcext:value-type="string">
            <text:p>P0048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136</text:p>
          </table:table-cell>
          <table:table-cell table:formula="of:=VLOOKUP([.D572];[$PrimarySource.A$1:$PrimarySource.B$1048576];2;0)" office:value-type="string" office:string-value="G99" calcext:value-type="string">
            <text:p>G99</text:p>
          </table:table-cell>
          <table:table-cell table:formula="of:=VLOOKUP([.E572];[$SecondarySource.A$1:$SecondarySource.B$1048576];2;0)" office:value-type="string" office:string-value="G43" calcext:value-type="string">
            <text:p>G43</text:p>
          </table:table-cell>
          <table:table-cell table:formula="of:=COUNTIF([.F$1:.F$1048576];[.F572])" office:value-type="float" office:value="236" calcext:value-type="float">
            <text:p>236</text:p>
          </table:table-cell>
          <table:table-cell table:formula="of:=COUNTIF([.G$1:.G$1048576];[.G572])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A00755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30</text:p>
          </table:table-cell>
          <table:table-cell table:formula="of:=VLOOKUP([.D573];[$PrimarySource.A$1:$PrimarySource.B$1048576];2;0)" office:value-type="string" office:string-value="G99" calcext:value-type="string">
            <text:p>G99</text:p>
          </table:table-cell>
          <table:table-cell table:formula="of:=VLOOKUP([.E57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73])" office:value-type="float" office:value="236" calcext:value-type="float">
            <text:p>236</text:p>
          </table:table-cell>
          <table:table-cell table:formula="of:=COUNTIF([.G$1:.G$1048576];[.G57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56</text:p>
          </table:table-cell>
          <table:table-cell office:value-type="string" calcext:value-type="string">
            <text:p>P00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29</text:p>
          </table:table-cell>
          <table:table-cell table:formula="of:=VLOOKUP([.D574];[$PrimarySource.A$1:$PrimarySource.B$1048576];2;0)" office:value-type="string" office:string-value="G99" calcext:value-type="string">
            <text:p>G99</text:p>
          </table:table-cell>
          <table:table-cell table:formula="of:=VLOOKUP([.E57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74])" office:value-type="float" office:value="236" calcext:value-type="float">
            <text:p>236</text:p>
          </table:table-cell>
          <table:table-cell table:formula="of:=COUNTIF([.G$1:.G$1048576];[.G57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57</text:p>
          </table:table-cell>
          <table:table-cell office:value-type="string" calcext:value-type="string">
            <text:p>P0166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29</text:p>
          </table:table-cell>
          <table:table-cell table:formula="of:=VLOOKUP([.D575];[$PrimarySource.A$1:$PrimarySource.B$1048576];2;0)" office:value-type="string" office:string-value="G99" calcext:value-type="string">
            <text:p>G99</text:p>
          </table:table-cell>
          <table:table-cell table:formula="of:=VLOOKUP([.E57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75])" office:value-type="float" office:value="236" calcext:value-type="float">
            <text:p>236</text:p>
          </table:table-cell>
          <table:table-cell table:formula="of:=COUNTIF([.G$1:.G$1048576];[.G57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58</text:p>
          </table:table-cell>
          <table:table-cell office:value-type="string" calcext:value-type="string">
            <text:p>P0109</text:p>
          </table:table-cell>
          <table:table-cell office:value-type="string" calcext:value-type="string">
            <text:p>AT02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14</text:p>
          </table:table-cell>
          <table:table-cell table:formula="of:=VLOOKUP([.D576];[$PrimarySource.A$1:$PrimarySource.B$1048576];2;0)" office:value-type="string" office:string-value="G99" calcext:value-type="string">
            <text:p>G99</text:p>
          </table:table-cell>
          <table:table-cell table:formula="of:=VLOOKUP([.E57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76])" office:value-type="float" office:value="236" calcext:value-type="float">
            <text:p>236</text:p>
          </table:table-cell>
          <table:table-cell table:formula="of:=COUNTIF([.G$1:.G$1048576];[.G57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59</text:p>
          </table:table-cell>
          <table:table-cell office:value-type="string" calcext:value-type="string">
            <text:p>P015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484</text:p>
          </table:table-cell>
          <table:table-cell office:value-type="string" calcext:value-type="string">
            <text:p>SS00075</text:p>
          </table:table-cell>
          <table:table-cell table:formula="of:=VLOOKUP([.D577];[$PrimarySource.A$1:$PrimarySource.B$1048576];2;0)" office:value-type="string" office:string-value="G04" calcext:value-type="string">
            <text:p>G04</text:p>
          </table:table-cell>
          <table:table-cell table:formula="of:=VLOOKUP([.E577];[$SecondarySource.A$1:$SecondarySource.B$1048576];2;0)" office:value-type="string" office:string-value="G19" calcext:value-type="string">
            <text:p>G19</text:p>
          </table:table-cell>
          <table:table-cell table:formula="of:=COUNTIF([.F$1:.F$1048576];[.F577])" office:value-type="float" office:value="205" calcext:value-type="float">
            <text:p>205</text:p>
          </table:table-cell>
          <table:table-cell table:formula="of:=COUNTIF([.G$1:.G$1048576];[.G577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0760</text:p>
          </table:table-cell>
          <table:table-cell office:value-type="string" calcext:value-type="string">
            <text:p>P002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485</text:p>
          </table:table-cell>
          <table:table-cell office:value-type="string" calcext:value-type="string">
            <text:p>SS00006</text:p>
          </table:table-cell>
          <table:table-cell table:formula="of:=VLOOKUP([.D578];[$PrimarySource.A$1:$PrimarySource.B$1048576];2;0)" office:value-type="string" office:string-value="G29" calcext:value-type="string">
            <text:p>G29</text:p>
          </table:table-cell>
          <table:table-cell table:formula="of:=VLOOKUP([.E57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78])" office:value-type="float" office:value="13" calcext:value-type="float">
            <text:p>13</text:p>
          </table:table-cell>
          <table:table-cell table:formula="of:=COUNTIF([.G$1:.G$1048576];[.G57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61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30</text:p>
          </table:table-cell>
          <table:table-cell table:formula="of:=VLOOKUP([.D579];[$PrimarySource.A$1:$PrimarySource.B$1048576];2;0)" office:value-type="string" office:string-value="G99" calcext:value-type="string">
            <text:p>G99</text:p>
          </table:table-cell>
          <table:table-cell table:formula="of:=VLOOKUP([.E57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79])" office:value-type="float" office:value="236" calcext:value-type="float">
            <text:p>236</text:p>
          </table:table-cell>
          <table:table-cell table:formula="of:=COUNTIF([.G$1:.G$1048576];[.G57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62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12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05</text:p>
          </table:table-cell>
          <table:table-cell table:formula="of:=VLOOKUP([.D580];[$PrimarySource.A$1:$PrimarySource.B$1048576];2;0)" office:value-type="string" office:string-value="G99" calcext:value-type="string">
            <text:p>G99</text:p>
          </table:table-cell>
          <table:table-cell table:formula="of:=VLOOKUP([.E58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80])" office:value-type="float" office:value="236" calcext:value-type="float">
            <text:p>236</text:p>
          </table:table-cell>
          <table:table-cell table:formula="of:=COUNTIF([.G$1:.G$1048576];[.G58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63</text:p>
          </table:table-cell>
          <table:table-cell office:value-type="string" calcext:value-type="string">
            <text:p>P0002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486</text:p>
          </table:table-cell>
          <table:table-cell office:value-type="string" calcext:value-type="string">
            <text:p>SS00195</text:p>
          </table:table-cell>
          <table:table-cell table:formula="of:=VLOOKUP([.D581];[$PrimarySource.A$1:$PrimarySource.B$1048576];2;0)" office:value-type="string" office:string-value="G28" calcext:value-type="string">
            <text:p>G28</text:p>
          </table:table-cell>
          <table:table-cell table:formula="of:=VLOOKUP([.E58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81])" office:value-type="float" office:value="22" calcext:value-type="float">
            <text:p>22</text:p>
          </table:table-cell>
          <table:table-cell table:formula="of:=COUNTIF([.G$1:.G$1048576];[.G58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65</text:p>
          </table:table-cell>
          <table:table-cell office:value-type="string" calcext:value-type="string">
            <text:p>P000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189</text:p>
          </table:table-cell>
          <table:table-cell table:formula="of:=VLOOKUP([.D582];[$PrimarySource.A$1:$PrimarySource.B$1048576];2;0)" office:value-type="string" office:string-value="G99" calcext:value-type="string">
            <text:p>G99</text:p>
          </table:table-cell>
          <table:table-cell table:formula="of:=VLOOKUP([.E58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82])" office:value-type="float" office:value="236" calcext:value-type="float">
            <text:p>236</text:p>
          </table:table-cell>
          <table:table-cell table:formula="of:=COUNTIF([.G$1:.G$1048576];[.G58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517</text:p>
          </table:table-cell>
          <table:table-cell office:value-type="string" calcext:value-type="string">
            <text:p>P0011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9999</text:p>
          </table:table-cell>
          <table:table-cell office:value-type="string" calcext:value-type="string">
            <text:p>SS00155</text:p>
          </table:table-cell>
          <table:table-cell table:formula="of:=VLOOKUP([.D583];[$PrimarySource.A$1:$PrimarySource.B$1048576];2;0)" office:value-type="string" office:string-value="" calcext:value-type="error">
            <text:p>#N/A</text:p>
          </table:table-cell>
          <table:table-cell table:formula="of:=VLOOKUP([.E583];[$SecondarySource.A$1:$SecondarySource.B$1048576];2;0)" office:value-type="string" office:string-value="G44" calcext:value-type="string">
            <text:p>G44</text:p>
          </table:table-cell>
          <table:table-cell table:formula="of:=COUNTIF([.F$1:.F$1048576];[.F583])" office:value-type="string" office:string-value="" calcext:value-type="error">
            <text:p>#N/A</text:p>
          </table:table-cell>
          <table:table-cell table:formula="of:=COUNTIF([.G$1:.G$1048576];[.G583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0518</text:p>
          </table:table-cell>
          <table:table-cell office:value-type="string" calcext:value-type="string">
            <text:p>P0032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407</text:p>
          </table:table-cell>
          <table:table-cell office:value-type="string" calcext:value-type="string">
            <text:p>SS00109</text:p>
          </table:table-cell>
          <table:table-cell table:formula="of:=VLOOKUP([.D584];[$PrimarySource.A$1:$PrimarySource.B$1048576];2;0)" office:value-type="string" office:string-value="G12" calcext:value-type="string">
            <text:p>G12</text:p>
          </table:table-cell>
          <table:table-cell table:formula="of:=VLOOKUP([.E584];[$SecondarySource.A$1:$SecondarySource.B$1048576];2;0)" office:value-type="string" office:string-value="G19" calcext:value-type="string">
            <text:p>G19</text:p>
          </table:table-cell>
          <table:table-cell table:formula="of:=COUNTIF([.F$1:.F$1048576];[.F584])" office:value-type="float" office:value="1" calcext:value-type="float">
            <text:p>1</text:p>
          </table:table-cell>
          <table:table-cell table:formula="of:=COUNTIF([.G$1:.G$1048576];[.G584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0519</text:p>
          </table:table-cell>
          <table:table-cell office:value-type="string" calcext:value-type="string">
            <text:p>P0055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PS00408</text:p>
          </table:table-cell>
          <table:table-cell office:value-type="string" calcext:value-type="string">
            <text:p>SS00131</text:p>
          </table:table-cell>
          <table:table-cell table:formula="of:=VLOOKUP([.D585];[$PrimarySource.A$1:$PrimarySource.B$1048576];2;0)" office:value-type="string" office:string-value="G19" calcext:value-type="string">
            <text:p>G19</text:p>
          </table:table-cell>
          <table:table-cell table:formula="of:=VLOOKUP([.E58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85])" office:value-type="float" office:value="20" calcext:value-type="float">
            <text:p>20</text:p>
          </table:table-cell>
          <table:table-cell table:formula="of:=COUNTIF([.G$1:.G$1048576];[.G58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520</text:p>
          </table:table-cell>
          <table:table-cell office:value-type="string" calcext:value-type="string">
            <text:p>P0031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409</text:p>
          </table:table-cell>
          <table:table-cell office:value-type="string" calcext:value-type="string">
            <text:p>SS00109</text:p>
          </table:table-cell>
          <table:table-cell table:formula="of:=VLOOKUP([.D586];[$PrimarySource.A$1:$PrimarySource.B$1048576];2;0)" office:value-type="string" office:string-value="G23" calcext:value-type="string">
            <text:p>G23</text:p>
          </table:table-cell>
          <table:table-cell table:formula="of:=VLOOKUP([.E586];[$SecondarySource.A$1:$SecondarySource.B$1048576];2;0)" office:value-type="string" office:string-value="G19" calcext:value-type="string">
            <text:p>G19</text:p>
          </table:table-cell>
          <table:table-cell table:formula="of:=COUNTIF([.F$1:.F$1048576];[.F586])" office:value-type="float" office:value="7" calcext:value-type="float">
            <text:p>7</text:p>
          </table:table-cell>
          <table:table-cell table:formula="of:=COUNTIF([.G$1:.G$1048576];[.G586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0521</text:p>
          </table:table-cell>
          <table:table-cell office:value-type="string" calcext:value-type="string">
            <text:p>P0032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409</text:p>
          </table:table-cell>
          <table:table-cell office:value-type="string" calcext:value-type="string">
            <text:p>SS00109</text:p>
          </table:table-cell>
          <table:table-cell table:formula="of:=VLOOKUP([.D587];[$PrimarySource.A$1:$PrimarySource.B$1048576];2;0)" office:value-type="string" office:string-value="G23" calcext:value-type="string">
            <text:p>G23</text:p>
          </table:table-cell>
          <table:table-cell table:formula="of:=VLOOKUP([.E587];[$SecondarySource.A$1:$SecondarySource.B$1048576];2;0)" office:value-type="string" office:string-value="G19" calcext:value-type="string">
            <text:p>G19</text:p>
          </table:table-cell>
          <table:table-cell table:formula="of:=COUNTIF([.F$1:.F$1048576];[.F587])" office:value-type="float" office:value="7" calcext:value-type="float">
            <text:p>7</text:p>
          </table:table-cell>
          <table:table-cell table:formula="of:=COUNTIF([.G$1:.G$1048576];[.G587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0522</text:p>
          </table:table-cell>
          <table:table-cell office:value-type="string" calcext:value-type="string">
            <text:p>P0055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PS00410</text:p>
          </table:table-cell>
          <table:table-cell office:value-type="string" calcext:value-type="string">
            <text:p>SS00131</text:p>
          </table:table-cell>
          <table:table-cell table:formula="of:=VLOOKUP([.D588];[$PrimarySource.A$1:$PrimarySource.B$1048576];2;0)" office:value-type="string" office:string-value="G19" calcext:value-type="string">
            <text:p>G19</text:p>
          </table:table-cell>
          <table:table-cell table:formula="of:=VLOOKUP([.E58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88])" office:value-type="float" office:value="20" calcext:value-type="float">
            <text:p>20</text:p>
          </table:table-cell>
          <table:table-cell table:formula="of:=COUNTIF([.G$1:.G$1048576];[.G58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523</text:p>
          </table:table-cell>
          <table:table-cell office:value-type="string" calcext:value-type="string">
            <text:p>P0055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PS00411</text:p>
          </table:table-cell>
          <table:table-cell office:value-type="string" calcext:value-type="string">
            <text:p>SS00131</text:p>
          </table:table-cell>
          <table:table-cell table:formula="of:=VLOOKUP([.D589];[$PrimarySource.A$1:$PrimarySource.B$1048576];2;0)" office:value-type="string" office:string-value="G19" calcext:value-type="string">
            <text:p>G19</text:p>
          </table:table-cell>
          <table:table-cell table:formula="of:=VLOOKUP([.E58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89])" office:value-type="float" office:value="20" calcext:value-type="float">
            <text:p>20</text:p>
          </table:table-cell>
          <table:table-cell table:formula="of:=COUNTIF([.G$1:.G$1048576];[.G58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524</text:p>
          </table:table-cell>
          <table:table-cell office:value-type="string" calcext:value-type="string">
            <text:p>P0055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PS00412</text:p>
          </table:table-cell>
          <table:table-cell office:value-type="string" calcext:value-type="string">
            <text:p>SS00131</text:p>
          </table:table-cell>
          <table:table-cell table:formula="of:=VLOOKUP([.D590];[$PrimarySource.A$1:$PrimarySource.B$1048576];2;0)" office:value-type="string" office:string-value="G19" calcext:value-type="string">
            <text:p>G19</text:p>
          </table:table-cell>
          <table:table-cell table:formula="of:=VLOOKUP([.E59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90])" office:value-type="float" office:value="20" calcext:value-type="float">
            <text:p>20</text:p>
          </table:table-cell>
          <table:table-cell table:formula="of:=COUNTIF([.G$1:.G$1048576];[.G59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525</text:p>
          </table:table-cell>
          <table:table-cell office:value-type="string" calcext:value-type="string">
            <text:p>P0046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413</text:p>
          </table:table-cell>
          <table:table-cell office:value-type="string" calcext:value-type="string">
            <text:p>SS00120</text:p>
          </table:table-cell>
          <table:table-cell table:formula="of:=VLOOKUP([.D591];[$PrimarySource.A$1:$PrimarySource.B$1048576];2;0)" office:value-type="string" office:string-value="G35" calcext:value-type="string">
            <text:p>G35</text:p>
          </table:table-cell>
          <table:table-cell table:formula="of:=VLOOKUP([.E59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91])" office:value-type="float" office:value="4" calcext:value-type="float">
            <text:p>4</text:p>
          </table:table-cell>
          <table:table-cell table:formula="of:=COUNTIF([.G$1:.G$1048576];[.G59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526</text:p>
          </table:table-cell>
          <table:table-cell office:value-type="string" calcext:value-type="string">
            <text:p>P0109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414</text:p>
          </table:table-cell>
          <table:table-cell office:value-type="string" calcext:value-type="string">
            <text:p>SS00014</text:p>
          </table:table-cell>
          <table:table-cell table:formula="of:=VLOOKUP([.D592];[$PrimarySource.A$1:$PrimarySource.B$1048576];2;0)" office:value-type="string" office:string-value="G04" calcext:value-type="string">
            <text:p>G04</text:p>
          </table:table-cell>
          <table:table-cell table:formula="of:=VLOOKUP([.E59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92])" office:value-type="float" office:value="205" calcext:value-type="float">
            <text:p>205</text:p>
          </table:table-cell>
          <table:table-cell table:formula="of:=COUNTIF([.G$1:.G$1048576];[.G59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527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414</text:p>
          </table:table-cell>
          <table:table-cell office:value-type="string" calcext:value-type="string">
            <text:p>SS00005</text:p>
          </table:table-cell>
          <table:table-cell table:formula="of:=VLOOKUP([.D593];[$PrimarySource.A$1:$PrimarySource.B$1048576];2;0)" office:value-type="string" office:string-value="G04" calcext:value-type="string">
            <text:p>G04</text:p>
          </table:table-cell>
          <table:table-cell table:formula="of:=VLOOKUP([.E59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93])" office:value-type="float" office:value="205" calcext:value-type="float">
            <text:p>205</text:p>
          </table:table-cell>
          <table:table-cell table:formula="of:=COUNTIF([.G$1:.G$1048576];[.G59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528</text:p>
          </table:table-cell>
          <table:table-cell office:value-type="string" calcext:value-type="string">
            <text:p>P0999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0414</text:p>
          </table:table-cell>
          <table:table-cell office:value-type="string" calcext:value-type="string">
            <text:p>SS00005</text:p>
          </table:table-cell>
          <table:table-cell table:formula="of:=VLOOKUP([.D594];[$PrimarySource.A$1:$PrimarySource.B$1048576];2;0)" office:value-type="string" office:string-value="G04" calcext:value-type="string">
            <text:p>G04</text:p>
          </table:table-cell>
          <table:table-cell table:formula="of:=VLOOKUP([.E59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94])" office:value-type="float" office:value="205" calcext:value-type="float">
            <text:p>205</text:p>
          </table:table-cell>
          <table:table-cell table:formula="of:=COUNTIF([.G$1:.G$1048576];[.G59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66</text:p>
          </table:table-cell>
          <table:table-cell office:value-type="string" calcext:value-type="string">
            <text:p>P0033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487</text:p>
          </table:table-cell>
          <table:table-cell office:value-type="string" calcext:value-type="string">
            <text:p>SS00116</text:p>
          </table:table-cell>
          <table:table-cell table:formula="of:=VLOOKUP([.D595];[$PrimarySource.A$1:$PrimarySource.B$1048576];2;0)" office:value-type="string" office:string-value="G04" calcext:value-type="string">
            <text:p>G04</text:p>
          </table:table-cell>
          <table:table-cell table:formula="of:=VLOOKUP([.E59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95])" office:value-type="float" office:value="205" calcext:value-type="float">
            <text:p>205</text:p>
          </table:table-cell>
          <table:table-cell table:formula="of:=COUNTIF([.G$1:.G$1048576];[.G59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767</text:p>
          </table:table-cell>
          <table:table-cell office:value-type="string" calcext:value-type="string">
            <text:p>P0002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488</text:p>
          </table:table-cell>
          <table:table-cell office:value-type="string" calcext:value-type="string">
            <text:p>SS00195</text:p>
          </table:table-cell>
          <table:table-cell table:formula="of:=VLOOKUP([.D596];[$PrimarySource.A$1:$PrimarySource.B$1048576];2;0)" office:value-type="string" office:string-value="G16" calcext:value-type="string">
            <text:p>G16</text:p>
          </table:table-cell>
          <table:table-cell table:formula="of:=VLOOKUP([.E59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96])" office:value-type="float" office:value="2" calcext:value-type="float">
            <text:p>2</text:p>
          </table:table-cell>
          <table:table-cell table:formula="of:=COUNTIF([.G$1:.G$1048576];[.G59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00</text:p>
          </table:table-cell>
          <table:table-cell office:value-type="string" calcext:value-type="string">
            <text:p>P0700</text:p>
          </table:table-cell>
          <table:table-cell office:value-type="string" calcext:value-type="string">
            <text:p>AT26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55</text:p>
          </table:table-cell>
          <table:table-cell table:formula="of:=VLOOKUP([.D597];[$PrimarySource.A$1:$PrimarySource.B$1048576];2;0)" office:value-type="string" office:string-value="G99" calcext:value-type="string">
            <text:p>G99</text:p>
          </table:table-cell>
          <table:table-cell table:formula="of:=VLOOKUP([.E59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97])" office:value-type="float" office:value="236" calcext:value-type="float">
            <text:p>236</text:p>
          </table:table-cell>
          <table:table-cell table:formula="of:=COUNTIF([.G$1:.G$1048576];[.G59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01</text:p>
          </table:table-cell>
          <table:table-cell office:value-type="string" calcext:value-type="string">
            <text:p>P070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263</text:p>
          </table:table-cell>
          <table:table-cell office:value-type="string" calcext:value-type="string">
            <text:p>SS00255</text:p>
          </table:table-cell>
          <table:table-cell table:formula="of:=VLOOKUP([.D598];[$PrimarySource.A$1:$PrimarySource.B$1048576];2;0)" office:value-type="string" office:string-value="G04" calcext:value-type="string">
            <text:p>G04</text:p>
          </table:table-cell>
          <table:table-cell table:formula="of:=VLOOKUP([.E59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98])" office:value-type="float" office:value="205" calcext:value-type="float">
            <text:p>205</text:p>
          </table:table-cell>
          <table:table-cell table:formula="of:=COUNTIF([.G$1:.G$1048576];[.G59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02</text:p>
          </table:table-cell>
          <table:table-cell office:value-type="string" calcext:value-type="string">
            <text:p>P0700</text:p>
          </table:table-cell>
          <table:table-cell office:value-type="string" calcext:value-type="string">
            <text:p>AT27</text:p>
          </table:table-cell>
          <table:table-cell office:value-type="string" calcext:value-type="string">
            <text:p>PS00263</text:p>
          </table:table-cell>
          <table:table-cell office:value-type="string" calcext:value-type="string">
            <text:p>SS00255</text:p>
          </table:table-cell>
          <table:table-cell table:formula="of:=VLOOKUP([.D599];[$PrimarySource.A$1:$PrimarySource.B$1048576];2;0)" office:value-type="string" office:string-value="G04" calcext:value-type="string">
            <text:p>G04</text:p>
          </table:table-cell>
          <table:table-cell table:formula="of:=VLOOKUP([.E59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599])" office:value-type="float" office:value="205" calcext:value-type="float">
            <text:p>205</text:p>
          </table:table-cell>
          <table:table-cell table:formula="of:=COUNTIF([.G$1:.G$1048576];[.G59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03</text:p>
          </table:table-cell>
          <table:table-cell office:value-type="string" calcext:value-type="string">
            <text:p>P0999</text:p>
          </table:table-cell>
          <table:table-cell office:value-type="string" calcext:value-type="string">
            <text:p>AT14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55</text:p>
          </table:table-cell>
          <table:table-cell table:formula="of:=VLOOKUP([.D600];[$PrimarySource.A$1:$PrimarySource.B$1048576];2;0)" office:value-type="string" office:string-value="G99" calcext:value-type="string">
            <text:p>G99</text:p>
          </table:table-cell>
          <table:table-cell table:formula="of:=VLOOKUP([.E60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00])" office:value-type="float" office:value="236" calcext:value-type="float">
            <text:p>236</text:p>
          </table:table-cell>
          <table:table-cell table:formula="of:=COUNTIF([.G$1:.G$1048576];[.G60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04</text:p>
          </table:table-cell>
          <table:table-cell office:value-type="string" calcext:value-type="string">
            <text:p>P070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489</text:p>
          </table:table-cell>
          <table:table-cell office:value-type="string" calcext:value-type="string">
            <text:p>SS00255</text:p>
          </table:table-cell>
          <table:table-cell table:formula="of:=VLOOKUP([.D601];[$PrimarySource.A$1:$PrimarySource.B$1048576];2;0)" office:value-type="string" office:string-value="G04" calcext:value-type="string">
            <text:p>G04</text:p>
          </table:table-cell>
          <table:table-cell table:formula="of:=VLOOKUP([.E60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01])" office:value-type="float" office:value="205" calcext:value-type="float">
            <text:p>205</text:p>
          </table:table-cell>
          <table:table-cell table:formula="of:=COUNTIF([.G$1:.G$1048576];[.G60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05</text:p>
          </table:table-cell>
          <table:table-cell office:value-type="string" calcext:value-type="string">
            <text:p>P0700</text:p>
          </table:table-cell>
          <table:table-cell office:value-type="string" calcext:value-type="string">
            <text:p>AT26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55</text:p>
          </table:table-cell>
          <table:table-cell table:formula="of:=VLOOKUP([.D602];[$PrimarySource.A$1:$PrimarySource.B$1048576];2;0)" office:value-type="string" office:string-value="G99" calcext:value-type="string">
            <text:p>G99</text:p>
          </table:table-cell>
          <table:table-cell table:formula="of:=VLOOKUP([.E60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02])" office:value-type="float" office:value="236" calcext:value-type="float">
            <text:p>236</text:p>
          </table:table-cell>
          <table:table-cell table:formula="of:=COUNTIF([.G$1:.G$1048576];[.G60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06</text:p>
          </table:table-cell>
          <table:table-cell office:value-type="string" calcext:value-type="string">
            <text:p>P0700</text:p>
          </table:table-cell>
          <table:table-cell office:value-type="string" calcext:value-type="string">
            <text:p>AT02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55</text:p>
          </table:table-cell>
          <table:table-cell table:formula="of:=VLOOKUP([.D603];[$PrimarySource.A$1:$PrimarySource.B$1048576];2;0)" office:value-type="string" office:string-value="G99" calcext:value-type="string">
            <text:p>G99</text:p>
          </table:table-cell>
          <table:table-cell table:formula="of:=VLOOKUP([.E60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03])" office:value-type="float" office:value="236" calcext:value-type="float">
            <text:p>236</text:p>
          </table:table-cell>
          <table:table-cell table:formula="of:=COUNTIF([.G$1:.G$1048576];[.G60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10</text:p>
          </table:table-cell>
          <table:table-cell office:value-type="string" calcext:value-type="string">
            <text:p>P0276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09</text:p>
          </table:table-cell>
          <table:table-cell table:formula="of:=VLOOKUP([.D604];[$PrimarySource.A$1:$PrimarySource.B$1048576];2;0)" office:value-type="string" office:string-value="G99" calcext:value-type="string">
            <text:p>G99</text:p>
          </table:table-cell>
          <table:table-cell table:formula="of:=VLOOKUP([.E60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04])" office:value-type="float" office:value="236" calcext:value-type="float">
            <text:p>236</text:p>
          </table:table-cell>
          <table:table-cell table:formula="of:=COUNTIF([.G$1:.G$1048576];[.G60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11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05</text:p>
          </table:table-cell>
          <table:table-cell table:formula="of:=VLOOKUP([.D605];[$PrimarySource.A$1:$PrimarySource.B$1048576];2;0)" office:value-type="string" office:string-value="G99" calcext:value-type="string">
            <text:p>G99</text:p>
          </table:table-cell>
          <table:table-cell table:formula="of:=VLOOKUP([.E60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05])" office:value-type="float" office:value="236" calcext:value-type="float">
            <text:p>236</text:p>
          </table:table-cell>
          <table:table-cell table:formula="of:=COUNTIF([.G$1:.G$1048576];[.G60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12</text:p>
          </table:table-cell>
          <table:table-cell office:value-type="string" calcext:value-type="string">
            <text:p>P0221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170</text:p>
          </table:table-cell>
          <table:table-cell table:formula="of:=VLOOKUP([.D606];[$PrimarySource.A$1:$PrimarySource.B$1048576];2;0)" office:value-type="string" office:string-value="G99" calcext:value-type="string">
            <text:p>G99</text:p>
          </table:table-cell>
          <table:table-cell table:formula="of:=VLOOKUP([.E60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06])" office:value-type="float" office:value="236" calcext:value-type="float">
            <text:p>236</text:p>
          </table:table-cell>
          <table:table-cell table:formula="of:=COUNTIF([.G$1:.G$1048576];[.G60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13</text:p>
          </table:table-cell>
          <table:table-cell office:value-type="string" calcext:value-type="string">
            <text:p>P002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06</text:p>
          </table:table-cell>
          <table:table-cell table:formula="of:=VLOOKUP([.D607];[$PrimarySource.A$1:$PrimarySource.B$1048576];2;0)" office:value-type="string" office:string-value="G99" calcext:value-type="string">
            <text:p>G99</text:p>
          </table:table-cell>
          <table:table-cell table:formula="of:=VLOOKUP([.E60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07])" office:value-type="float" office:value="236" calcext:value-type="float">
            <text:p>236</text:p>
          </table:table-cell>
          <table:table-cell table:formula="of:=COUNTIF([.G$1:.G$1048576];[.G60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14</text:p>
          </table:table-cell>
          <table:table-cell office:value-type="string" calcext:value-type="string">
            <text:p>P002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06</text:p>
          </table:table-cell>
          <table:table-cell table:formula="of:=VLOOKUP([.D608];[$PrimarySource.A$1:$PrimarySource.B$1048576];2;0)" office:value-type="string" office:string-value="G99" calcext:value-type="string">
            <text:p>G99</text:p>
          </table:table-cell>
          <table:table-cell table:formula="of:=VLOOKUP([.E60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08])" office:value-type="float" office:value="236" calcext:value-type="float">
            <text:p>236</text:p>
          </table:table-cell>
          <table:table-cell table:formula="of:=COUNTIF([.G$1:.G$1048576];[.G60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15</text:p>
          </table:table-cell>
          <table:table-cell office:value-type="string" calcext:value-type="string">
            <text:p>P002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06</text:p>
          </table:table-cell>
          <table:table-cell table:formula="of:=VLOOKUP([.D609];[$PrimarySource.A$1:$PrimarySource.B$1048576];2;0)" office:value-type="string" office:string-value="G99" calcext:value-type="string">
            <text:p>G99</text:p>
          </table:table-cell>
          <table:table-cell table:formula="of:=VLOOKUP([.E60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09])" office:value-type="float" office:value="236" calcext:value-type="float">
            <text:p>236</text:p>
          </table:table-cell>
          <table:table-cell table:formula="of:=COUNTIF([.G$1:.G$1048576];[.G60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16</text:p>
          </table:table-cell>
          <table:table-cell office:value-type="string" calcext:value-type="string">
            <text:p>P002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06</text:p>
          </table:table-cell>
          <table:table-cell table:formula="of:=VLOOKUP([.D610];[$PrimarySource.A$1:$PrimarySource.B$1048576];2;0)" office:value-type="string" office:string-value="G99" calcext:value-type="string">
            <text:p>G99</text:p>
          </table:table-cell>
          <table:table-cell table:formula="of:=VLOOKUP([.E61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10])" office:value-type="float" office:value="236" calcext:value-type="float">
            <text:p>236</text:p>
          </table:table-cell>
          <table:table-cell table:formula="of:=COUNTIF([.G$1:.G$1048576];[.G61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17</text:p>
          </table:table-cell>
          <table:table-cell office:value-type="string" calcext:value-type="string">
            <text:p>P002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06</text:p>
          </table:table-cell>
          <table:table-cell table:formula="of:=VLOOKUP([.D611];[$PrimarySource.A$1:$PrimarySource.B$1048576];2;0)" office:value-type="string" office:string-value="G99" calcext:value-type="string">
            <text:p>G99</text:p>
          </table:table-cell>
          <table:table-cell table:formula="of:=VLOOKUP([.E61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11])" office:value-type="float" office:value="236" calcext:value-type="float">
            <text:p>236</text:p>
          </table:table-cell>
          <table:table-cell table:formula="of:=COUNTIF([.G$1:.G$1048576];[.G61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18</text:p>
          </table:table-cell>
          <table:table-cell office:value-type="string" calcext:value-type="string">
            <text:p>P002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06</text:p>
          </table:table-cell>
          <table:table-cell table:formula="of:=VLOOKUP([.D612];[$PrimarySource.A$1:$PrimarySource.B$1048576];2;0)" office:value-type="string" office:string-value="G99" calcext:value-type="string">
            <text:p>G99</text:p>
          </table:table-cell>
          <table:table-cell table:formula="of:=VLOOKUP([.E61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12])" office:value-type="float" office:value="236" calcext:value-type="float">
            <text:p>236</text:p>
          </table:table-cell>
          <table:table-cell table:formula="of:=COUNTIF([.G$1:.G$1048576];[.G61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19</text:p>
          </table:table-cell>
          <table:table-cell office:value-type="string" calcext:value-type="string">
            <text:p>P002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06</text:p>
          </table:table-cell>
          <table:table-cell table:formula="of:=VLOOKUP([.D613];[$PrimarySource.A$1:$PrimarySource.B$1048576];2;0)" office:value-type="string" office:string-value="G99" calcext:value-type="string">
            <text:p>G99</text:p>
          </table:table-cell>
          <table:table-cell table:formula="of:=VLOOKUP([.E61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13])" office:value-type="float" office:value="236" calcext:value-type="float">
            <text:p>236</text:p>
          </table:table-cell>
          <table:table-cell table:formula="of:=COUNTIF([.G$1:.G$1048576];[.G61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20</text:p>
          </table:table-cell>
          <table:table-cell office:value-type="string" calcext:value-type="string">
            <text:p>P002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06</text:p>
          </table:table-cell>
          <table:table-cell table:formula="of:=VLOOKUP([.D614];[$PrimarySource.A$1:$PrimarySource.B$1048576];2;0)" office:value-type="string" office:string-value="G99" calcext:value-type="string">
            <text:p>G99</text:p>
          </table:table-cell>
          <table:table-cell table:formula="of:=VLOOKUP([.E61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14])" office:value-type="float" office:value="236" calcext:value-type="float">
            <text:p>236</text:p>
          </table:table-cell>
          <table:table-cell table:formula="of:=COUNTIF([.G$1:.G$1048576];[.G61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21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23</text:p>
          </table:table-cell>
          <table:table-cell office:value-type="string" calcext:value-type="string">
            <text:p>PS00490</text:p>
          </table:table-cell>
          <table:table-cell office:value-type="string" calcext:value-type="string">
            <text:p>SS00030</text:p>
          </table:table-cell>
          <table:table-cell table:formula="of:=VLOOKUP([.D615];[$PrimarySource.A$1:$PrimarySource.B$1048576];2;0)" office:value-type="string" office:string-value="G06" calcext:value-type="string">
            <text:p>G06</text:p>
          </table:table-cell>
          <table:table-cell table:formula="of:=VLOOKUP([.E61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15])" office:value-type="float" office:value="6" calcext:value-type="float">
            <text:p>6</text:p>
          </table:table-cell>
          <table:table-cell table:formula="of:=COUNTIF([.G$1:.G$1048576];[.G61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22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23</text:p>
          </table:table-cell>
          <table:table-cell office:value-type="string" calcext:value-type="string">
            <text:p>PS00491</text:p>
          </table:table-cell>
          <table:table-cell office:value-type="string" calcext:value-type="string">
            <text:p>SS00030</text:p>
          </table:table-cell>
          <table:table-cell table:formula="of:=VLOOKUP([.D616];[$PrimarySource.A$1:$PrimarySource.B$1048576];2;0)" office:value-type="string" office:string-value="G06" calcext:value-type="string">
            <text:p>G06</text:p>
          </table:table-cell>
          <table:table-cell table:formula="of:=VLOOKUP([.E61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16])" office:value-type="float" office:value="6" calcext:value-type="float">
            <text:p>6</text:p>
          </table:table-cell>
          <table:table-cell table:formula="of:=COUNTIF([.G$1:.G$1048576];[.G61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23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23</text:p>
          </table:table-cell>
          <table:table-cell office:value-type="string" calcext:value-type="string">
            <text:p>PS00492</text:p>
          </table:table-cell>
          <table:table-cell office:value-type="string" calcext:value-type="string">
            <text:p>SS00030</text:p>
          </table:table-cell>
          <table:table-cell table:formula="of:=VLOOKUP([.D617];[$PrimarySource.A$1:$PrimarySource.B$1048576];2;0)" office:value-type="string" office:string-value="G06" calcext:value-type="string">
            <text:p>G06</text:p>
          </table:table-cell>
          <table:table-cell table:formula="of:=VLOOKUP([.E61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17])" office:value-type="float" office:value="6" calcext:value-type="float">
            <text:p>6</text:p>
          </table:table-cell>
          <table:table-cell table:formula="of:=COUNTIF([.G$1:.G$1048576];[.G61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24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23</text:p>
          </table:table-cell>
          <table:table-cell office:value-type="string" calcext:value-type="string">
            <text:p>PS00493</text:p>
          </table:table-cell>
          <table:table-cell office:value-type="string" calcext:value-type="string">
            <text:p>SS00030</text:p>
          </table:table-cell>
          <table:table-cell table:formula="of:=VLOOKUP([.D618];[$PrimarySource.A$1:$PrimarySource.B$1048576];2;0)" office:value-type="string" office:string-value="G06" calcext:value-type="string">
            <text:p>G06</text:p>
          </table:table-cell>
          <table:table-cell table:formula="of:=VLOOKUP([.E61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18])" office:value-type="float" office:value="6" calcext:value-type="float">
            <text:p>6</text:p>
          </table:table-cell>
          <table:table-cell table:formula="of:=COUNTIF([.G$1:.G$1048576];[.G61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25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30</text:p>
          </table:table-cell>
          <table:table-cell table:formula="of:=VLOOKUP([.D619];[$PrimarySource.A$1:$PrimarySource.B$1048576];2;0)" office:value-type="string" office:string-value="G99" calcext:value-type="string">
            <text:p>G99</text:p>
          </table:table-cell>
          <table:table-cell table:formula="of:=VLOOKUP([.E61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19])" office:value-type="float" office:value="236" calcext:value-type="float">
            <text:p>236</text:p>
          </table:table-cell>
          <table:table-cell table:formula="of:=COUNTIF([.G$1:.G$1048576];[.G61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26</text:p>
          </table:table-cell>
          <table:table-cell office:value-type="string" calcext:value-type="string">
            <text:p>P0277</text:p>
          </table:table-cell>
          <table:table-cell office:value-type="string" calcext:value-type="string">
            <text:p>AT02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09</text:p>
          </table:table-cell>
          <table:table-cell table:formula="of:=VLOOKUP([.D620];[$PrimarySource.A$1:$PrimarySource.B$1048576];2;0)" office:value-type="string" office:string-value="G99" calcext:value-type="string">
            <text:p>G99</text:p>
          </table:table-cell>
          <table:table-cell table:formula="of:=VLOOKUP([.E62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20])" office:value-type="float" office:value="236" calcext:value-type="float">
            <text:p>236</text:p>
          </table:table-cell>
          <table:table-cell table:formula="of:=COUNTIF([.G$1:.G$1048576];[.G62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27</text:p>
          </table:table-cell>
          <table:table-cell office:value-type="string" calcext:value-type="string">
            <text:p>P0999</text:p>
          </table:table-cell>
          <table:table-cell office:value-type="string" calcext:value-type="string">
            <text:p>AT23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159</text:p>
          </table:table-cell>
          <table:table-cell table:formula="of:=VLOOKUP([.D621];[$PrimarySource.A$1:$PrimarySource.B$1048576];2;0)" office:value-type="string" office:string-value="G99" calcext:value-type="string">
            <text:p>G99</text:p>
          </table:table-cell>
          <table:table-cell table:formula="of:=VLOOKUP([.E62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21])" office:value-type="float" office:value="236" calcext:value-type="float">
            <text:p>236</text:p>
          </table:table-cell>
          <table:table-cell table:formula="of:=COUNTIF([.G$1:.G$1048576];[.G62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28</text:p>
          </table:table-cell>
          <table:table-cell office:value-type="string" calcext:value-type="string">
            <text:p>P0999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05</text:p>
          </table:table-cell>
          <table:table-cell table:formula="of:=VLOOKUP([.D622];[$PrimarySource.A$1:$PrimarySource.B$1048576];2;0)" office:value-type="string" office:string-value="G99" calcext:value-type="string">
            <text:p>G99</text:p>
          </table:table-cell>
          <table:table-cell table:formula="of:=VLOOKUP([.E62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22])" office:value-type="float" office:value="236" calcext:value-type="float">
            <text:p>236</text:p>
          </table:table-cell>
          <table:table-cell table:formula="of:=COUNTIF([.G$1:.G$1048576];[.G62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29</text:p>
          </table:table-cell>
          <table:table-cell office:value-type="string" calcext:value-type="string">
            <text:p>P0132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43</text:p>
          </table:table-cell>
          <table:table-cell table:formula="of:=VLOOKUP([.D623];[$PrimarySource.A$1:$PrimarySource.B$1048576];2;0)" office:value-type="string" office:string-value="G99" calcext:value-type="string">
            <text:p>G99</text:p>
          </table:table-cell>
          <table:table-cell table:formula="of:=VLOOKUP([.E62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23])" office:value-type="float" office:value="236" calcext:value-type="float">
            <text:p>236</text:p>
          </table:table-cell>
          <table:table-cell table:formula="of:=COUNTIF([.G$1:.G$1048576];[.G62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30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05</text:p>
          </table:table-cell>
          <table:table-cell table:formula="of:=VLOOKUP([.D624];[$PrimarySource.A$1:$PrimarySource.B$1048576];2;0)" office:value-type="string" office:string-value="G99" calcext:value-type="string">
            <text:p>G99</text:p>
          </table:table-cell>
          <table:table-cell table:formula="of:=VLOOKUP([.E62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24])" office:value-type="float" office:value="236" calcext:value-type="float">
            <text:p>236</text:p>
          </table:table-cell>
          <table:table-cell table:formula="of:=COUNTIF([.G$1:.G$1048576];[.G62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31</text:p>
          </table:table-cell>
          <table:table-cell office:value-type="string" calcext:value-type="string">
            <text:p>P0221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170</text:p>
          </table:table-cell>
          <table:table-cell table:formula="of:=VLOOKUP([.D625];[$PrimarySource.A$1:$PrimarySource.B$1048576];2;0)" office:value-type="string" office:string-value="G99" calcext:value-type="string">
            <text:p>G99</text:p>
          </table:table-cell>
          <table:table-cell table:formula="of:=VLOOKUP([.E62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25])" office:value-type="float" office:value="236" calcext:value-type="float">
            <text:p>236</text:p>
          </table:table-cell>
          <table:table-cell table:formula="of:=COUNTIF([.G$1:.G$1048576];[.G62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32</text:p>
          </table:table-cell>
          <table:table-cell office:value-type="string" calcext:value-type="string">
            <text:p>P0131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153</text:p>
          </table:table-cell>
          <table:table-cell table:formula="of:=VLOOKUP([.D626];[$PrimarySource.A$1:$PrimarySource.B$1048576];2;0)" office:value-type="string" office:string-value="G99" calcext:value-type="string">
            <text:p>G99</text:p>
          </table:table-cell>
          <table:table-cell table:formula="of:=VLOOKUP([.E62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26])" office:value-type="float" office:value="236" calcext:value-type="float">
            <text:p>236</text:p>
          </table:table-cell>
          <table:table-cell table:formula="of:=COUNTIF([.G$1:.G$1048576];[.G62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33</text:p>
          </table:table-cell>
          <table:table-cell office:value-type="string" calcext:value-type="string">
            <text:p>P00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29</text:p>
          </table:table-cell>
          <table:table-cell table:formula="of:=VLOOKUP([.D627];[$PrimarySource.A$1:$PrimarySource.B$1048576];2;0)" office:value-type="string" office:string-value="G99" calcext:value-type="string">
            <text:p>G99</text:p>
          </table:table-cell>
          <table:table-cell table:formula="of:=VLOOKUP([.E62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27])" office:value-type="float" office:value="236" calcext:value-type="float">
            <text:p>236</text:p>
          </table:table-cell>
          <table:table-cell table:formula="of:=COUNTIF([.G$1:.G$1048576];[.G62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34</text:p>
          </table:table-cell>
          <table:table-cell office:value-type="string" calcext:value-type="string">
            <text:p>P0166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29</text:p>
          </table:table-cell>
          <table:table-cell table:formula="of:=VLOOKUP([.D628];[$PrimarySource.A$1:$PrimarySource.B$1048576];2;0)" office:value-type="string" office:string-value="G99" calcext:value-type="string">
            <text:p>G99</text:p>
          </table:table-cell>
          <table:table-cell table:formula="of:=VLOOKUP([.E62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28])" office:value-type="float" office:value="236" calcext:value-type="float">
            <text:p>236</text:p>
          </table:table-cell>
          <table:table-cell table:formula="of:=COUNTIF([.G$1:.G$1048576];[.G62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35</text:p>
          </table:table-cell>
          <table:table-cell office:value-type="string" calcext:value-type="string">
            <text:p>P00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29</text:p>
          </table:table-cell>
          <table:table-cell table:formula="of:=VLOOKUP([.D629];[$PrimarySource.A$1:$PrimarySource.B$1048576];2;0)" office:value-type="string" office:string-value="G99" calcext:value-type="string">
            <text:p>G99</text:p>
          </table:table-cell>
          <table:table-cell table:formula="of:=VLOOKUP([.E62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29])" office:value-type="float" office:value="236" calcext:value-type="float">
            <text:p>236</text:p>
          </table:table-cell>
          <table:table-cell table:formula="of:=COUNTIF([.G$1:.G$1048576];[.G62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36</text:p>
          </table:table-cell>
          <table:table-cell office:value-type="string" calcext:value-type="string">
            <text:p>P0131</text:p>
          </table:table-cell>
          <table:table-cell office:value-type="string" calcext:value-type="string">
            <text:p>AT17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153</text:p>
          </table:table-cell>
          <table:table-cell table:formula="of:=VLOOKUP([.D630];[$PrimarySource.A$1:$PrimarySource.B$1048576];2;0)" office:value-type="string" office:string-value="G99" calcext:value-type="string">
            <text:p>G99</text:p>
          </table:table-cell>
          <table:table-cell table:formula="of:=VLOOKUP([.E63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30])" office:value-type="float" office:value="236" calcext:value-type="float">
            <text:p>236</text:p>
          </table:table-cell>
          <table:table-cell table:formula="of:=COUNTIF([.G$1:.G$1048576];[.G63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37</text:p>
          </table:table-cell>
          <table:table-cell office:value-type="string" calcext:value-type="string">
            <text:p>P0132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9999</text:p>
          </table:table-cell>
          <table:table-cell office:value-type="string" calcext:value-type="string">
            <text:p>SS00043</text:p>
          </table:table-cell>
          <table:table-cell table:formula="of:=VLOOKUP([.D631];[$PrimarySource.A$1:$PrimarySource.B$1048576];2;0)" office:value-type="string" office:string-value="" calcext:value-type="error">
            <text:p>#N/A</text:p>
          </table:table-cell>
          <table:table-cell table:formula="of:=VLOOKUP([.E63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31])" office:value-type="string" office:string-value="" calcext:value-type="error">
            <text:p>#N/A</text:p>
          </table:table-cell>
          <table:table-cell table:formula="of:=COUNTIF([.G$1:.G$1048576];[.G63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38</text:p>
          </table:table-cell>
          <table:table-cell office:value-type="string" calcext:value-type="string">
            <text:p>P0133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193</text:p>
          </table:table-cell>
          <table:table-cell table:formula="of:=VLOOKUP([.D632];[$PrimarySource.A$1:$PrimarySource.B$1048576];2;0)" office:value-type="string" office:string-value="G99" calcext:value-type="string">
            <text:p>G99</text:p>
          </table:table-cell>
          <table:table-cell table:formula="of:=VLOOKUP([.E63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32])" office:value-type="float" office:value="236" calcext:value-type="float">
            <text:p>236</text:p>
          </table:table-cell>
          <table:table-cell table:formula="of:=COUNTIF([.G$1:.G$1048576];[.G63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39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05</text:p>
          </table:table-cell>
          <table:table-cell table:formula="of:=VLOOKUP([.D633];[$PrimarySource.A$1:$PrimarySource.B$1048576];2;0)" office:value-type="string" office:string-value="G99" calcext:value-type="string">
            <text:p>G99</text:p>
          </table:table-cell>
          <table:table-cell table:formula="of:=VLOOKUP([.E63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33])" office:value-type="float" office:value="236" calcext:value-type="float">
            <text:p>236</text:p>
          </table:table-cell>
          <table:table-cell table:formula="of:=COUNTIF([.G$1:.G$1048576];[.G63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40</text:p>
          </table:table-cell>
          <table:table-cell office:value-type="string" calcext:value-type="string">
            <text:p>P0276</text:p>
          </table:table-cell>
          <table:table-cell office:value-type="string" calcext:value-type="string">
            <text:p>AT23</text:p>
          </table:table-cell>
          <table:table-cell office:value-type="string" calcext:value-type="string">
            <text:p>AW00200</text:p>
          </table:table-cell>
          <table:table-cell office:value-type="string" calcext:value-type="string">
            <text:p>SS00209</text:p>
          </table:table-cell>
          <table:table-cell table:formula="of:=VLOOKUP([.D634];[$PrimarySource.A$1:$PrimarySource.B$1048576];2;0)" office:value-type="string" office:string-value="" calcext:value-type="error">
            <text:p>#N/A</text:p>
          </table:table-cell>
          <table:table-cell table:formula="of:=VLOOKUP([.E63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34])" office:value-type="string" office:string-value="" calcext:value-type="error">
            <text:p>#N/A</text:p>
          </table:table-cell>
          <table:table-cell table:formula="of:=COUNTIF([.G$1:.G$1048576];[.G63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41</text:p>
          </table:table-cell>
          <table:table-cell office:value-type="string" calcext:value-type="string">
            <text:p>P0131</text:p>
          </table:table-cell>
          <table:table-cell office:value-type="string" calcext:value-type="string">
            <text:p>AT02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14</text:p>
          </table:table-cell>
          <table:table-cell table:formula="of:=VLOOKUP([.D635];[$PrimarySource.A$1:$PrimarySource.B$1048576];2;0)" office:value-type="string" office:string-value="G99" calcext:value-type="string">
            <text:p>G99</text:p>
          </table:table-cell>
          <table:table-cell table:formula="of:=VLOOKUP([.E63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35])" office:value-type="float" office:value="236" calcext:value-type="float">
            <text:p>236</text:p>
          </table:table-cell>
          <table:table-cell table:formula="of:=COUNTIF([.G$1:.G$1048576];[.G63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42</text:p>
          </table:table-cell>
          <table:table-cell office:value-type="string" calcext:value-type="string">
            <text:p>P001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201</text:p>
          </table:table-cell>
          <table:table-cell office:value-type="string" calcext:value-type="string">
            <text:p>SS00114</text:p>
          </table:table-cell>
          <table:table-cell table:formula="of:=VLOOKUP([.D636];[$PrimarySource.A$1:$PrimarySource.B$1048576];2;0)" office:value-type="string" office:string-value="" calcext:value-type="error">
            <text:p>#N/A</text:p>
          </table:table-cell>
          <table:table-cell table:formula="of:=VLOOKUP([.E63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36])" office:value-type="string" office:string-value="" calcext:value-type="error">
            <text:p>#N/A</text:p>
          </table:table-cell>
          <table:table-cell table:formula="of:=COUNTIF([.G$1:.G$1048576];[.G63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43</text:p>
          </table:table-cell>
          <table:table-cell office:value-type="string" calcext:value-type="string">
            <text:p>P0133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201</text:p>
          </table:table-cell>
          <table:table-cell office:value-type="string" calcext:value-type="string">
            <text:p>SS00193</text:p>
          </table:table-cell>
          <table:table-cell table:formula="of:=VLOOKUP([.D637];[$PrimarySource.A$1:$PrimarySource.B$1048576];2;0)" office:value-type="string" office:string-value="" calcext:value-type="error">
            <text:p>#N/A</text:p>
          </table:table-cell>
          <table:table-cell table:formula="of:=VLOOKUP([.E63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37])" office:value-type="string" office:string-value="" calcext:value-type="error">
            <text:p>#N/A</text:p>
          </table:table-cell>
          <table:table-cell table:formula="of:=COUNTIF([.G$1:.G$1048576];[.G63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44</text:p>
          </table:table-cell>
          <table:table-cell office:value-type="string" calcext:value-type="string">
            <text:p>P0166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29</text:p>
          </table:table-cell>
          <table:table-cell table:formula="of:=VLOOKUP([.D638];[$PrimarySource.A$1:$PrimarySource.B$1048576];2;0)" office:value-type="string" office:string-value="G99" calcext:value-type="string">
            <text:p>G99</text:p>
          </table:table-cell>
          <table:table-cell table:formula="of:=VLOOKUP([.E63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38])" office:value-type="float" office:value="236" calcext:value-type="float">
            <text:p>236</text:p>
          </table:table-cell>
          <table:table-cell table:formula="of:=COUNTIF([.G$1:.G$1048576];[.G63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45</text:p>
          </table:table-cell>
          <table:table-cell office:value-type="string" calcext:value-type="string">
            <text:p>P00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29</text:p>
          </table:table-cell>
          <table:table-cell table:formula="of:=VLOOKUP([.D639];[$PrimarySource.A$1:$PrimarySource.B$1048576];2;0)" office:value-type="string" office:string-value="G99" calcext:value-type="string">
            <text:p>G99</text:p>
          </table:table-cell>
          <table:table-cell table:formula="of:=VLOOKUP([.E63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39])" office:value-type="float" office:value="236" calcext:value-type="float">
            <text:p>236</text:p>
          </table:table-cell>
          <table:table-cell table:formula="of:=COUNTIF([.G$1:.G$1048576];[.G63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46</text:p>
          </table:table-cell>
          <table:table-cell office:value-type="string" calcext:value-type="string">
            <text:p>P0035</text:p>
          </table:table-cell>
          <table:table-cell office:value-type="string" calcext:value-type="string">
            <text:p>AT26</text:p>
          </table:table-cell>
          <table:table-cell office:value-type="string" calcext:value-type="string">
            <text:p>AW09999</text:p>
          </table:table-cell>
          <table:table-cell office:value-type="string" calcext:value-type="string">
            <text:p>SS00117</text:p>
          </table:table-cell>
          <table:table-cell table:formula="of:=VLOOKUP([.D640];[$PrimarySource.A$1:$PrimarySource.B$1048576];2;0)" office:value-type="string" office:string-value="" calcext:value-type="error">
            <text:p>#N/A</text:p>
          </table:table-cell>
          <table:table-cell table:formula="of:=VLOOKUP([.E64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40])" office:value-type="string" office:string-value="" calcext:value-type="error">
            <text:p>#N/A</text:p>
          </table:table-cell>
          <table:table-cell table:formula="of:=COUNTIF([.G$1:.G$1048576];[.G64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47</text:p>
          </table:table-cell>
          <table:table-cell office:value-type="string" calcext:value-type="string">
            <text:p>P0035</text:p>
          </table:table-cell>
          <table:table-cell office:value-type="string" calcext:value-type="string">
            <text:p>AT26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117</text:p>
          </table:table-cell>
          <table:table-cell table:formula="of:=VLOOKUP([.D641];[$PrimarySource.A$1:$PrimarySource.B$1048576];2;0)" office:value-type="string" office:string-value="G99" calcext:value-type="string">
            <text:p>G99</text:p>
          </table:table-cell>
          <table:table-cell table:formula="of:=VLOOKUP([.E64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41])" office:value-type="float" office:value="236" calcext:value-type="float">
            <text:p>236</text:p>
          </table:table-cell>
          <table:table-cell table:formula="of:=COUNTIF([.G$1:.G$1048576];[.G64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48</text:p>
          </table:table-cell>
          <table:table-cell office:value-type="string" calcext:value-type="string">
            <text:p>P0133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193</text:p>
          </table:table-cell>
          <table:table-cell table:formula="of:=VLOOKUP([.D642];[$PrimarySource.A$1:$PrimarySource.B$1048576];2;0)" office:value-type="string" office:string-value="G99" calcext:value-type="string">
            <text:p>G99</text:p>
          </table:table-cell>
          <table:table-cell table:formula="of:=VLOOKUP([.E64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42])" office:value-type="float" office:value="236" calcext:value-type="float">
            <text:p>236</text:p>
          </table:table-cell>
          <table:table-cell table:formula="of:=COUNTIF([.G$1:.G$1048576];[.G64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49</text:p>
          </table:table-cell>
          <table:table-cell office:value-type="string" calcext:value-type="string">
            <text:p>P0132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9999</text:p>
          </table:table-cell>
          <table:table-cell office:value-type="string" calcext:value-type="string">
            <text:p>SS00043</text:p>
          </table:table-cell>
          <table:table-cell table:formula="of:=VLOOKUP([.D643];[$PrimarySource.A$1:$PrimarySource.B$1048576];2;0)" office:value-type="string" office:string-value="" calcext:value-type="error">
            <text:p>#N/A</text:p>
          </table:table-cell>
          <table:table-cell table:formula="of:=VLOOKUP([.E64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43])" office:value-type="string" office:string-value="" calcext:value-type="error">
            <text:p>#N/A</text:p>
          </table:table-cell>
          <table:table-cell table:formula="of:=COUNTIF([.G$1:.G$1048576];[.G64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50</text:p>
          </table:table-cell>
          <table:table-cell office:value-type="string" calcext:value-type="string">
            <text:p>P0999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05</text:p>
          </table:table-cell>
          <table:table-cell table:formula="of:=VLOOKUP([.D644];[$PrimarySource.A$1:$PrimarySource.B$1048576];2;0)" office:value-type="string" office:string-value="G99" calcext:value-type="string">
            <text:p>G99</text:p>
          </table:table-cell>
          <table:table-cell table:formula="of:=VLOOKUP([.E64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44])" office:value-type="float" office:value="236" calcext:value-type="float">
            <text:p>236</text:p>
          </table:table-cell>
          <table:table-cell table:formula="of:=COUNTIF([.G$1:.G$1048576];[.G64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51</text:p>
          </table:table-cell>
          <table:table-cell office:value-type="string" calcext:value-type="string">
            <text:p>P0052</text:p>
          </table:table-cell>
          <table:table-cell office:value-type="string" calcext:value-type="string">
            <text:p>AT15</text:p>
          </table:table-cell>
          <table:table-cell office:value-type="string" calcext:value-type="string">
            <text:p>AW00202</text:p>
          </table:table-cell>
          <table:table-cell office:value-type="string" calcext:value-type="string">
            <text:p>SS00133</text:p>
          </table:table-cell>
          <table:table-cell table:formula="of:=VLOOKUP([.D645];[$PrimarySource.A$1:$PrimarySource.B$1048576];2;0)" office:value-type="string" office:string-value="" calcext:value-type="error">
            <text:p>#N/A</text:p>
          </table:table-cell>
          <table:table-cell table:formula="of:=VLOOKUP([.E64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45])" office:value-type="string" office:string-value="" calcext:value-type="error">
            <text:p>#N/A</text:p>
          </table:table-cell>
          <table:table-cell table:formula="of:=COUNTIF([.G$1:.G$1048576];[.G64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52</text:p>
          </table:table-cell>
          <table:table-cell office:value-type="string" calcext:value-type="string">
            <text:p>P0168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AW00202</text:p>
          </table:table-cell>
          <table:table-cell office:value-type="string" calcext:value-type="string">
            <text:p>SS00133</text:p>
          </table:table-cell>
          <table:table-cell table:formula="of:=VLOOKUP([.D646];[$PrimarySource.A$1:$PrimarySource.B$1048576];2;0)" office:value-type="string" office:string-value="" calcext:value-type="error">
            <text:p>#N/A</text:p>
          </table:table-cell>
          <table:table-cell table:formula="of:=VLOOKUP([.E64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46])" office:value-type="string" office:string-value="" calcext:value-type="error">
            <text:p>#N/A</text:p>
          </table:table-cell>
          <table:table-cell table:formula="of:=COUNTIF([.G$1:.G$1048576];[.G64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53</text:p>
          </table:table-cell>
          <table:table-cell office:value-type="string" calcext:value-type="string">
            <text:p>P0131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153</text:p>
          </table:table-cell>
          <table:table-cell table:formula="of:=VLOOKUP([.D647];[$PrimarySource.A$1:$PrimarySource.B$1048576];2;0)" office:value-type="string" office:string-value="G99" calcext:value-type="string">
            <text:p>G99</text:p>
          </table:table-cell>
          <table:table-cell table:formula="of:=VLOOKUP([.E64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47])" office:value-type="float" office:value="236" calcext:value-type="float">
            <text:p>236</text:p>
          </table:table-cell>
          <table:table-cell table:formula="of:=COUNTIF([.G$1:.G$1048576];[.G64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54</text:p>
          </table:table-cell>
          <table:table-cell office:value-type="string" calcext:value-type="string">
            <text:p>P0133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494</text:p>
          </table:table-cell>
          <table:table-cell office:value-type="string" calcext:value-type="string">
            <text:p>SS00154</text:p>
          </table:table-cell>
          <table:table-cell table:formula="of:=VLOOKUP([.D648];[$PrimarySource.A$1:$PrimarySource.B$1048576];2;0)" office:value-type="string" office:string-value="G10" calcext:value-type="string">
            <text:p>G10</text:p>
          </table:table-cell>
          <table:table-cell table:formula="of:=VLOOKUP([.E64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48])" office:value-type="float" office:value="80" calcext:value-type="float">
            <text:p>80</text:p>
          </table:table-cell>
          <table:table-cell table:formula="of:=COUNTIF([.G$1:.G$1048576];[.G64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55</text:p>
          </table:table-cell>
          <table:table-cell office:value-type="string" calcext:value-type="string">
            <text:p>P0662</text:p>
          </table:table-cell>
          <table:table-cell office:value-type="string" calcext:value-type="string">
            <text:p>AT40</text:p>
          </table:table-cell>
          <table:table-cell office:value-type="string" calcext:value-type="string">
            <text:p>AW00085</text:p>
          </table:table-cell>
          <table:table-cell office:value-type="string" calcext:value-type="string">
            <text:p>SS00256</text:p>
          </table:table-cell>
          <table:table-cell table:formula="of:=VLOOKUP([.D649];[$PrimarySource.A$1:$PrimarySource.B$1048576];2;0)" office:value-type="string" office:string-value="" calcext:value-type="error">
            <text:p>#N/A</text:p>
          </table:table-cell>
          <table:table-cell table:formula="of:=VLOOKUP([.E64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49])" office:value-type="string" office:string-value="" calcext:value-type="error">
            <text:p>#N/A</text:p>
          </table:table-cell>
          <table:table-cell table:formula="of:=COUNTIF([.G$1:.G$1048576];[.G64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56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40</text:p>
          </table:table-cell>
          <table:table-cell office:value-type="string" calcext:value-type="string">
            <text:p>AW00085</text:p>
          </table:table-cell>
          <table:table-cell office:value-type="string" calcext:value-type="string">
            <text:p>SS00005</text:p>
          </table:table-cell>
          <table:table-cell table:formula="of:=VLOOKUP([.D650];[$PrimarySource.A$1:$PrimarySource.B$1048576];2;0)" office:value-type="string" office:string-value="" calcext:value-type="error">
            <text:p>#N/A</text:p>
          </table:table-cell>
          <table:table-cell table:formula="of:=VLOOKUP([.E65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50])" office:value-type="string" office:string-value="" calcext:value-type="error">
            <text:p>#N/A</text:p>
          </table:table-cell>
          <table:table-cell table:formula="of:=COUNTIF([.G$1:.G$1048576];[.G65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57</text:p>
          </table:table-cell>
          <table:table-cell office:value-type="string" calcext:value-type="string">
            <text:p>P0132</text:p>
          </table:table-cell>
          <table:table-cell office:value-type="string" calcext:value-type="string">
            <text:p>AT23</text:p>
          </table:table-cell>
          <table:table-cell office:value-type="string" calcext:value-type="string">
            <text:p>AW09999</text:p>
          </table:table-cell>
          <table:table-cell office:value-type="string" calcext:value-type="string">
            <text:p>SS00043</text:p>
          </table:table-cell>
          <table:table-cell table:formula="of:=VLOOKUP([.D651];[$PrimarySource.A$1:$PrimarySource.B$1048576];2;0)" office:value-type="string" office:string-value="" calcext:value-type="error">
            <text:p>#N/A</text:p>
          </table:table-cell>
          <table:table-cell table:formula="of:=VLOOKUP([.E65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51])" office:value-type="string" office:string-value="" calcext:value-type="error">
            <text:p>#N/A</text:p>
          </table:table-cell>
          <table:table-cell table:formula="of:=COUNTIF([.G$1:.G$1048576];[.G65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58</text:p>
          </table:table-cell>
          <table:table-cell office:value-type="string" calcext:value-type="string">
            <text:p>P0276</text:p>
          </table:table-cell>
          <table:table-cell office:value-type="string" calcext:value-type="string">
            <text:p>AT23</text:p>
          </table:table-cell>
          <table:table-cell office:value-type="string" calcext:value-type="string">
            <text:p>AW00203</text:p>
          </table:table-cell>
          <table:table-cell office:value-type="string" calcext:value-type="string">
            <text:p>SS00209</text:p>
          </table:table-cell>
          <table:table-cell table:formula="of:=VLOOKUP([.D652];[$PrimarySource.A$1:$PrimarySource.B$1048576];2;0)" office:value-type="string" office:string-value="" calcext:value-type="error">
            <text:p>#N/A</text:p>
          </table:table-cell>
          <table:table-cell table:formula="of:=VLOOKUP([.E65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52])" office:value-type="string" office:string-value="" calcext:value-type="error">
            <text:p>#N/A</text:p>
          </table:table-cell>
          <table:table-cell table:formula="of:=COUNTIF([.G$1:.G$1048576];[.G65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59</text:p>
          </table:table-cell>
          <table:table-cell office:value-type="string" calcext:value-type="string">
            <text:p>P0041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119</text:p>
          </table:table-cell>
          <table:table-cell table:formula="of:=VLOOKUP([.D653];[$PrimarySource.A$1:$PrimarySource.B$1048576];2;0)" office:value-type="string" office:string-value="G99" calcext:value-type="string">
            <text:p>G99</text:p>
          </table:table-cell>
          <table:table-cell table:formula="of:=VLOOKUP([.E65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53])" office:value-type="float" office:value="236" calcext:value-type="float">
            <text:p>236</text:p>
          </table:table-cell>
          <table:table-cell table:formula="of:=COUNTIF([.G$1:.G$1048576];[.G65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60</text:p>
          </table:table-cell>
          <table:table-cell office:value-type="string" calcext:value-type="string">
            <text:p>P0018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158</text:p>
          </table:table-cell>
          <table:table-cell table:formula="of:=VLOOKUP([.D654];[$PrimarySource.A$1:$PrimarySource.B$1048576];2;0)" office:value-type="string" office:string-value="G99" calcext:value-type="string">
            <text:p>G99</text:p>
          </table:table-cell>
          <table:table-cell table:formula="of:=VLOOKUP([.E654];[$SecondarySource.A$1:$SecondarySource.B$1048576];2;0)" office:value-type="string" office:string-value="G44" calcext:value-type="string">
            <text:p>G44</text:p>
          </table:table-cell>
          <table:table-cell table:formula="of:=COUNTIF([.F$1:.F$1048576];[.F654])" office:value-type="float" office:value="236" calcext:value-type="float">
            <text:p>236</text:p>
          </table:table-cell>
          <table:table-cell table:formula="of:=COUNTIF([.G$1:.G$1048576];[.G654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0861</text:p>
          </table:table-cell>
          <table:table-cell office:value-type="string" calcext:value-type="string">
            <text:p>P010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709</text:p>
          </table:table-cell>
          <table:table-cell office:value-type="string" calcext:value-type="string">
            <text:p>SS00014</text:p>
          </table:table-cell>
          <table:table-cell table:formula="of:=VLOOKUP([.D655];[$PrimarySource.A$1:$PrimarySource.B$1048576];2;0)" office:value-type="string" office:string-value="G59" calcext:value-type="string">
            <text:p>G59</text:p>
          </table:table-cell>
          <table:table-cell table:formula="of:=VLOOKUP([.E65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55])" office:value-type="float" office:value="10" calcext:value-type="float">
            <text:p>10</text:p>
          </table:table-cell>
          <table:table-cell table:formula="of:=COUNTIF([.G$1:.G$1048576];[.G65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62</text:p>
          </table:table-cell>
          <table:table-cell office:value-type="string" calcext:value-type="string">
            <text:p>P021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358</text:p>
          </table:table-cell>
          <table:table-cell office:value-type="string" calcext:value-type="string">
            <text:p>SS00159</text:p>
          </table:table-cell>
          <table:table-cell table:formula="of:=VLOOKUP([.D656];[$PrimarySource.A$1:$PrimarySource.B$1048576];2;0)" office:value-type="string" office:string-value="G28" calcext:value-type="string">
            <text:p>G28</text:p>
          </table:table-cell>
          <table:table-cell table:formula="of:=VLOOKUP([.E65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56])" office:value-type="float" office:value="22" calcext:value-type="float">
            <text:p>22</text:p>
          </table:table-cell>
          <table:table-cell table:formula="of:=COUNTIF([.G$1:.G$1048576];[.G65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63</text:p>
          </table:table-cell>
          <table:table-cell office:value-type="string" calcext:value-type="string">
            <text:p>P099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358</text:p>
          </table:table-cell>
          <table:table-cell office:value-type="string" calcext:value-type="string">
            <text:p>SS00251</text:p>
          </table:table-cell>
          <table:table-cell table:formula="of:=VLOOKUP([.D657];[$PrimarySource.A$1:$PrimarySource.B$1048576];2;0)" office:value-type="string" office:string-value="G28" calcext:value-type="string">
            <text:p>G28</text:p>
          </table:table-cell>
          <table:table-cell table:formula="of:=VLOOKUP([.E657];[$SecondarySource.A$1:$SecondarySource.B$1048576];2;0)" office:value-type="string" office:string-value="G02" calcext:value-type="string">
            <text:p>G02</text:p>
          </table:table-cell>
          <table:table-cell table:formula="of:=COUNTIF([.F$1:.F$1048576];[.F657])" office:value-type="float" office:value="22" calcext:value-type="float">
            <text:p>22</text:p>
          </table:table-cell>
          <table:table-cell table:formula="of:=COUNTIF([.G$1:.G$1048576];[.G657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864</text:p>
          </table:table-cell>
          <table:table-cell office:value-type="string" calcext:value-type="string">
            <text:p>P014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9999</text:p>
          </table:table-cell>
          <table:table-cell office:value-type="string" calcext:value-type="string">
            <text:p>SS00157</text:p>
          </table:table-cell>
          <table:table-cell table:formula="of:=VLOOKUP([.D658];[$PrimarySource.A$1:$PrimarySource.B$1048576];2;0)" office:value-type="string" office:string-value="" calcext:value-type="error">
            <text:p>#N/A</text:p>
          </table:table-cell>
          <table:table-cell table:formula="of:=VLOOKUP([.E65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58])" office:value-type="string" office:string-value="" calcext:value-type="error">
            <text:p>#N/A</text:p>
          </table:table-cell>
          <table:table-cell table:formula="of:=COUNTIF([.G$1:.G$1048576];[.G65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65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05</text:p>
          </table:table-cell>
          <table:table-cell table:formula="of:=VLOOKUP([.D659];[$PrimarySource.A$1:$PrimarySource.B$1048576];2;0)" office:value-type="string" office:string-value="G99" calcext:value-type="string">
            <text:p>G99</text:p>
          </table:table-cell>
          <table:table-cell table:formula="of:=VLOOKUP([.E65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59])" office:value-type="float" office:value="236" calcext:value-type="float">
            <text:p>236</text:p>
          </table:table-cell>
          <table:table-cell table:formula="of:=COUNTIF([.G$1:.G$1048576];[.G65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66</text:p>
          </table:table-cell>
          <table:table-cell office:value-type="string" calcext:value-type="string">
            <text:p>P0132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9999</text:p>
          </table:table-cell>
          <table:table-cell office:value-type="string" calcext:value-type="string">
            <text:p>SS00043</text:p>
          </table:table-cell>
          <table:table-cell table:formula="of:=VLOOKUP([.D660];[$PrimarySource.A$1:$PrimarySource.B$1048576];2;0)" office:value-type="string" office:string-value="" calcext:value-type="error">
            <text:p>#N/A</text:p>
          </table:table-cell>
          <table:table-cell table:formula="of:=VLOOKUP([.E66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60])" office:value-type="string" office:string-value="" calcext:value-type="error">
            <text:p>#N/A</text:p>
          </table:table-cell>
          <table:table-cell table:formula="of:=COUNTIF([.G$1:.G$1048576];[.G66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67</text:p>
          </table:table-cell>
          <table:table-cell office:value-type="string" calcext:value-type="string">
            <text:p>P0011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9999</text:p>
          </table:table-cell>
          <table:table-cell office:value-type="string" calcext:value-type="string">
            <text:p>SS00155</text:p>
          </table:table-cell>
          <table:table-cell table:formula="of:=VLOOKUP([.D661];[$PrimarySource.A$1:$PrimarySource.B$1048576];2;0)" office:value-type="string" office:string-value="" calcext:value-type="error">
            <text:p>#N/A</text:p>
          </table:table-cell>
          <table:table-cell table:formula="of:=VLOOKUP([.E661];[$SecondarySource.A$1:$SecondarySource.B$1048576];2;0)" office:value-type="string" office:string-value="G44" calcext:value-type="string">
            <text:p>G44</text:p>
          </table:table-cell>
          <table:table-cell table:formula="of:=COUNTIF([.F$1:.F$1048576];[.F661])" office:value-type="string" office:string-value="" calcext:value-type="error">
            <text:p>#N/A</text:p>
          </table:table-cell>
          <table:table-cell table:formula="of:=COUNTIF([.G$1:.G$1048576];[.G661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0868</text:p>
          </table:table-cell>
          <table:table-cell office:value-type="string" calcext:value-type="string">
            <text:p>P027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9999</text:p>
          </table:table-cell>
          <table:table-cell office:value-type="string" calcext:value-type="string">
            <text:p>SS00209</text:p>
          </table:table-cell>
          <table:table-cell table:formula="of:=VLOOKUP([.D662];[$PrimarySource.A$1:$PrimarySource.B$1048576];2;0)" office:value-type="string" office:string-value="" calcext:value-type="error">
            <text:p>#N/A</text:p>
          </table:table-cell>
          <table:table-cell table:formula="of:=VLOOKUP([.E66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62])" office:value-type="string" office:string-value="" calcext:value-type="error">
            <text:p>#N/A</text:p>
          </table:table-cell>
          <table:table-cell table:formula="of:=COUNTIF([.G$1:.G$1048576];[.G66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70</text:p>
          </table:table-cell>
          <table:table-cell office:value-type="string" calcext:value-type="string">
            <text:p>P0138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AW09999</text:p>
          </table:table-cell>
          <table:table-cell office:value-type="string" calcext:value-type="string">
            <text:p>SS00111</text:p>
          </table:table-cell>
          <table:table-cell table:formula="of:=VLOOKUP([.D663];[$PrimarySource.A$1:$PrimarySource.B$1048576];2;0)" office:value-type="string" office:string-value="" calcext:value-type="error">
            <text:p>#N/A</text:p>
          </table:table-cell>
          <table:table-cell table:formula="of:=VLOOKUP([.E66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63])" office:value-type="string" office:string-value="" calcext:value-type="error">
            <text:p>#N/A</text:p>
          </table:table-cell>
          <table:table-cell table:formula="of:=COUNTIF([.G$1:.G$1048576];[.G66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71</text:p>
          </table:table-cell>
          <table:table-cell office:value-type="string" calcext:value-type="string">
            <text:p>P00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29</text:p>
          </table:table-cell>
          <table:table-cell table:formula="of:=VLOOKUP([.D664];[$PrimarySource.A$1:$PrimarySource.B$1048576];2;0)" office:value-type="string" office:string-value="G99" calcext:value-type="string">
            <text:p>G99</text:p>
          </table:table-cell>
          <table:table-cell table:formula="of:=VLOOKUP([.E66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64])" office:value-type="float" office:value="236" calcext:value-type="float">
            <text:p>236</text:p>
          </table:table-cell>
          <table:table-cell table:formula="of:=COUNTIF([.G$1:.G$1048576];[.G66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72</text:p>
          </table:table-cell>
          <table:table-cell office:value-type="string" calcext:value-type="string">
            <text:p>P00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29</text:p>
          </table:table-cell>
          <table:table-cell table:formula="of:=VLOOKUP([.D665];[$PrimarySource.A$1:$PrimarySource.B$1048576];2;0)" office:value-type="string" office:string-value="G99" calcext:value-type="string">
            <text:p>G99</text:p>
          </table:table-cell>
          <table:table-cell table:formula="of:=VLOOKUP([.E66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65])" office:value-type="float" office:value="236" calcext:value-type="float">
            <text:p>236</text:p>
          </table:table-cell>
          <table:table-cell table:formula="of:=COUNTIF([.G$1:.G$1048576];[.G66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73</text:p>
          </table:table-cell>
          <table:table-cell office:value-type="string" calcext:value-type="string">
            <text:p>P00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29</text:p>
          </table:table-cell>
          <table:table-cell table:formula="of:=VLOOKUP([.D666];[$PrimarySource.A$1:$PrimarySource.B$1048576];2;0)" office:value-type="string" office:string-value="G99" calcext:value-type="string">
            <text:p>G99</text:p>
          </table:table-cell>
          <table:table-cell table:formula="of:=VLOOKUP([.E66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66])" office:value-type="float" office:value="236" calcext:value-type="float">
            <text:p>236</text:p>
          </table:table-cell>
          <table:table-cell table:formula="of:=COUNTIF([.G$1:.G$1048576];[.G66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74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9999</text:p>
          </table:table-cell>
          <table:table-cell office:value-type="string" calcext:value-type="string">
            <text:p>SS00005</text:p>
          </table:table-cell>
          <table:table-cell table:formula="of:=VLOOKUP([.D667];[$PrimarySource.A$1:$PrimarySource.B$1048576];2;0)" office:value-type="string" office:string-value="" calcext:value-type="error">
            <text:p>#N/A</text:p>
          </table:table-cell>
          <table:table-cell table:formula="of:=VLOOKUP([.E66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67])" office:value-type="string" office:string-value="" calcext:value-type="error">
            <text:p>#N/A</text:p>
          </table:table-cell>
          <table:table-cell table:formula="of:=COUNTIF([.G$1:.G$1048576];[.G66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75</text:p>
          </table:table-cell>
          <table:table-cell office:value-type="string" calcext:value-type="string">
            <text:p>P0011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9999</text:p>
          </table:table-cell>
          <table:table-cell office:value-type="string" calcext:value-type="string">
            <text:p>SS00155</text:p>
          </table:table-cell>
          <table:table-cell table:formula="of:=VLOOKUP([.D668];[$PrimarySource.A$1:$PrimarySource.B$1048576];2;0)" office:value-type="string" office:string-value="" calcext:value-type="error">
            <text:p>#N/A</text:p>
          </table:table-cell>
          <table:table-cell table:formula="of:=VLOOKUP([.E668];[$SecondarySource.A$1:$SecondarySource.B$1048576];2;0)" office:value-type="string" office:string-value="G44" calcext:value-type="string">
            <text:p>G44</text:p>
          </table:table-cell>
          <table:table-cell table:formula="of:=COUNTIF([.F$1:.F$1048576];[.F668])" office:value-type="string" office:string-value="" calcext:value-type="error">
            <text:p>#N/A</text:p>
          </table:table-cell>
          <table:table-cell table:formula="of:=COUNTIF([.G$1:.G$1048576];[.G668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0876</text:p>
          </table:table-cell>
          <table:table-cell office:value-type="string" calcext:value-type="string">
            <text:p>P0137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9999</text:p>
          </table:table-cell>
          <table:table-cell office:value-type="string" calcext:value-type="string">
            <text:p>SS00163</text:p>
          </table:table-cell>
          <table:table-cell table:formula="of:=VLOOKUP([.D669];[$PrimarySource.A$1:$PrimarySource.B$1048576];2;0)" office:value-type="string" office:string-value="" calcext:value-type="error">
            <text:p>#N/A</text:p>
          </table:table-cell>
          <table:table-cell table:formula="of:=VLOOKUP([.E669];[$SecondarySource.A$1:$SecondarySource.B$1048576];2;0)" office:value-type="string" office:string-value="G44" calcext:value-type="string">
            <text:p>G44</text:p>
          </table:table-cell>
          <table:table-cell table:formula="of:=COUNTIF([.F$1:.F$1048576];[.F669])" office:value-type="string" office:string-value="" calcext:value-type="error">
            <text:p>#N/A</text:p>
          </table:table-cell>
          <table:table-cell table:formula="of:=COUNTIF([.G$1:.G$1048576];[.G669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0900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00</text:p>
          </table:table-cell>
          <table:table-cell office:value-type="string" calcext:value-type="string">
            <text:p>SS00005</text:p>
          </table:table-cell>
          <table:table-cell table:formula="of:=VLOOKUP([.D670];[$PrimarySource.A$1:$PrimarySource.B$1048576];2;0)" office:value-type="string" office:string-value="G52" calcext:value-type="string">
            <text:p>G52</text:p>
          </table:table-cell>
          <table:table-cell table:formula="of:=VLOOKUP([.E67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70])" office:value-type="float" office:value="27" calcext:value-type="float">
            <text:p>27</text:p>
          </table:table-cell>
          <table:table-cell table:formula="of:=COUNTIF([.G$1:.G$1048576];[.G67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01</text:p>
          </table:table-cell>
          <table:table-cell office:value-type="string" calcext:value-type="string">
            <text:p>P0108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01</text:p>
          </table:table-cell>
          <table:table-cell office:value-type="string" calcext:value-type="string">
            <text:p>SS00012</text:p>
          </table:table-cell>
          <table:table-cell table:formula="of:=VLOOKUP([.D671];[$PrimarySource.A$1:$PrimarySource.B$1048576];2;0)" office:value-type="string" office:string-value="G99" calcext:value-type="string">
            <text:p>G99</text:p>
          </table:table-cell>
          <table:table-cell table:formula="of:=VLOOKUP([.E67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71])" office:value-type="float" office:value="236" calcext:value-type="float">
            <text:p>236</text:p>
          </table:table-cell>
          <table:table-cell table:formula="of:=COUNTIF([.G$1:.G$1048576];[.G67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02</text:p>
          </table:table-cell>
          <table:table-cell office:value-type="string" calcext:value-type="string">
            <text:p>P0014</text:p>
          </table:table-cell>
          <table:table-cell office:value-type="string" calcext:value-type="string">
            <text:p>AT30</text:p>
          </table:table-cell>
          <table:table-cell office:value-type="string" calcext:value-type="string">
            <text:p>PS00501</text:p>
          </table:table-cell>
          <table:table-cell office:value-type="string" calcext:value-type="string">
            <text:p>SS00012</text:p>
          </table:table-cell>
          <table:table-cell table:formula="of:=VLOOKUP([.D672];[$PrimarySource.A$1:$PrimarySource.B$1048576];2;0)" office:value-type="string" office:string-value="G99" calcext:value-type="string">
            <text:p>G99</text:p>
          </table:table-cell>
          <table:table-cell table:formula="of:=VLOOKUP([.E67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72])" office:value-type="float" office:value="236" calcext:value-type="float">
            <text:p>236</text:p>
          </table:table-cell>
          <table:table-cell table:formula="of:=COUNTIF([.G$1:.G$1048576];[.G67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03</text:p>
          </table:table-cell>
          <table:table-cell office:value-type="string" calcext:value-type="string">
            <text:p>P0017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02</text:p>
          </table:table-cell>
          <table:table-cell office:value-type="string" calcext:value-type="string">
            <text:p>SS00009</text:p>
          </table:table-cell>
          <table:table-cell table:formula="of:=VLOOKUP([.D673];[$PrimarySource.A$1:$PrimarySource.B$1048576];2;0)" office:value-type="string" office:string-value="G06" calcext:value-type="string">
            <text:p>G06</text:p>
          </table:table-cell>
          <table:table-cell table:formula="of:=VLOOKUP([.E67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73])" office:value-type="float" office:value="6" calcext:value-type="float">
            <text:p>6</text:p>
          </table:table-cell>
          <table:table-cell table:formula="of:=COUNTIF([.G$1:.G$1048576];[.G67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04</text:p>
          </table:table-cell>
          <table:table-cell office:value-type="string" calcext:value-type="string">
            <text:p>P002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03</text:p>
          </table:table-cell>
          <table:table-cell office:value-type="string" calcext:value-type="string">
            <text:p>SS00006</text:p>
          </table:table-cell>
          <table:table-cell table:formula="of:=VLOOKUP([.D674];[$PrimarySource.A$1:$PrimarySource.B$1048576];2;0)" office:value-type="string" office:string-value="G73" calcext:value-type="string">
            <text:p>G73</text:p>
          </table:table-cell>
          <table:table-cell table:formula="of:=VLOOKUP([.E67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74])" office:value-type="float" office:value="2" calcext:value-type="float">
            <text:p>2</text:p>
          </table:table-cell>
          <table:table-cell table:formula="of:=COUNTIF([.G$1:.G$1048576];[.G67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05</text:p>
          </table:table-cell>
          <table:table-cell office:value-type="string" calcext:value-type="string">
            <text:p>P002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04</text:p>
          </table:table-cell>
          <table:table-cell office:value-type="string" calcext:value-type="string">
            <text:p>SS00006</text:p>
          </table:table-cell>
          <table:table-cell table:formula="of:=VLOOKUP([.D675];[$PrimarySource.A$1:$PrimarySource.B$1048576];2;0)" office:value-type="string" office:string-value="G54" calcext:value-type="string">
            <text:p>G54</text:p>
          </table:table-cell>
          <table:table-cell table:formula="of:=VLOOKUP([.E67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75])" office:value-type="float" office:value="1" calcext:value-type="float">
            <text:p>1</text:p>
          </table:table-cell>
          <table:table-cell table:formula="of:=COUNTIF([.G$1:.G$1048576];[.G67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06</text:p>
          </table:table-cell>
          <table:table-cell office:value-type="string" calcext:value-type="string">
            <text:p>P002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05</text:p>
          </table:table-cell>
          <table:table-cell office:value-type="string" calcext:value-type="string">
            <text:p>SS00006</text:p>
          </table:table-cell>
          <table:table-cell table:formula="of:=VLOOKUP([.D676];[$PrimarySource.A$1:$PrimarySource.B$1048576];2;0)" office:value-type="string" office:string-value="G55" calcext:value-type="string">
            <text:p>G55</text:p>
          </table:table-cell>
          <table:table-cell table:formula="of:=VLOOKUP([.E67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76])" office:value-type="float" office:value="8" calcext:value-type="float">
            <text:p>8</text:p>
          </table:table-cell>
          <table:table-cell table:formula="of:=COUNTIF([.G$1:.G$1048576];[.G67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07</text:p>
          </table:table-cell>
          <table:table-cell office:value-type="string" calcext:value-type="string">
            <text:p>P0138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05</text:p>
          </table:table-cell>
          <table:table-cell office:value-type="string" calcext:value-type="string">
            <text:p>SS00111</text:p>
          </table:table-cell>
          <table:table-cell table:formula="of:=VLOOKUP([.D677];[$PrimarySource.A$1:$PrimarySource.B$1048576];2;0)" office:value-type="string" office:string-value="G55" calcext:value-type="string">
            <text:p>G55</text:p>
          </table:table-cell>
          <table:table-cell table:formula="of:=VLOOKUP([.E67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77])" office:value-type="float" office:value="8" calcext:value-type="float">
            <text:p>8</text:p>
          </table:table-cell>
          <table:table-cell table:formula="of:=COUNTIF([.G$1:.G$1048576];[.G67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08</text:p>
          </table:table-cell>
          <table:table-cell office:value-type="string" calcext:value-type="string">
            <text:p>P002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06</text:p>
          </table:table-cell>
          <table:table-cell office:value-type="string" calcext:value-type="string">
            <text:p>SS00006</text:p>
          </table:table-cell>
          <table:table-cell table:formula="of:=VLOOKUP([.D678];[$PrimarySource.A$1:$PrimarySource.B$1048576];2;0)" office:value-type="string" office:string-value="G52" calcext:value-type="string">
            <text:p>G52</text:p>
          </table:table-cell>
          <table:table-cell table:formula="of:=VLOOKUP([.E67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78])" office:value-type="float" office:value="27" calcext:value-type="float">
            <text:p>27</text:p>
          </table:table-cell>
          <table:table-cell table:formula="of:=COUNTIF([.G$1:.G$1048576];[.G67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09</text:p>
          </table:table-cell>
          <table:table-cell office:value-type="string" calcext:value-type="string">
            <text:p>P0020</text:p>
          </table:table-cell>
          <table:table-cell office:value-type="string" calcext:value-type="string">
            <text:p>AT25</text:p>
          </table:table-cell>
          <table:table-cell office:value-type="string" calcext:value-type="string">
            <text:p>PS00505</text:p>
          </table:table-cell>
          <table:table-cell office:value-type="string" calcext:value-type="string">
            <text:p>SS00006</text:p>
          </table:table-cell>
          <table:table-cell table:formula="of:=VLOOKUP([.D679];[$PrimarySource.A$1:$PrimarySource.B$1048576];2;0)" office:value-type="string" office:string-value="G55" calcext:value-type="string">
            <text:p>G55</text:p>
          </table:table-cell>
          <table:table-cell table:formula="of:=VLOOKUP([.E67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79])" office:value-type="float" office:value="8" calcext:value-type="float">
            <text:p>8</text:p>
          </table:table-cell>
          <table:table-cell table:formula="of:=COUNTIF([.G$1:.G$1048576];[.G67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10</text:p>
          </table:table-cell>
          <table:table-cell office:value-type="string" calcext:value-type="string">
            <text:p>P002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07</text:p>
          </table:table-cell>
          <table:table-cell office:value-type="string" calcext:value-type="string">
            <text:p>SS00006</text:p>
          </table:table-cell>
          <table:table-cell table:formula="of:=VLOOKUP([.D680];[$PrimarySource.A$1:$PrimarySource.B$1048576];2;0)" office:value-type="string" office:string-value="G52" calcext:value-type="string">
            <text:p>G52</text:p>
          </table:table-cell>
          <table:table-cell table:formula="of:=VLOOKUP([.E68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80])" office:value-type="float" office:value="27" calcext:value-type="float">
            <text:p>27</text:p>
          </table:table-cell>
          <table:table-cell table:formula="of:=COUNTIF([.G$1:.G$1048576];[.G68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11</text:p>
          </table:table-cell>
          <table:table-cell office:value-type="string" calcext:value-type="string">
            <text:p>P002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08</text:p>
          </table:table-cell>
          <table:table-cell office:value-type="string" calcext:value-type="string">
            <text:p>SS00006</text:p>
          </table:table-cell>
          <table:table-cell table:formula="of:=VLOOKUP([.D681];[$PrimarySource.A$1:$PrimarySource.B$1048576];2;0)" office:value-type="string" office:string-value="G52" calcext:value-type="string">
            <text:p>G52</text:p>
          </table:table-cell>
          <table:table-cell table:formula="of:=VLOOKUP([.E68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81])" office:value-type="float" office:value="27" calcext:value-type="float">
            <text:p>27</text:p>
          </table:table-cell>
          <table:table-cell table:formula="of:=COUNTIF([.G$1:.G$1048576];[.G68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12</text:p>
          </table:table-cell>
          <table:table-cell office:value-type="string" calcext:value-type="string">
            <text:p>P002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08</text:p>
          </table:table-cell>
          <table:table-cell office:value-type="string" calcext:value-type="string">
            <text:p>SS00006</text:p>
          </table:table-cell>
          <table:table-cell table:formula="of:=VLOOKUP([.D682];[$PrimarySource.A$1:$PrimarySource.B$1048576];2;0)" office:value-type="string" office:string-value="G52" calcext:value-type="string">
            <text:p>G52</text:p>
          </table:table-cell>
          <table:table-cell table:formula="of:=VLOOKUP([.E68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82])" office:value-type="float" office:value="27" calcext:value-type="float">
            <text:p>27</text:p>
          </table:table-cell>
          <table:table-cell table:formula="of:=COUNTIF([.G$1:.G$1048576];[.G68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13</text:p>
          </table:table-cell>
          <table:table-cell office:value-type="string" calcext:value-type="string">
            <text:p>P002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09</text:p>
          </table:table-cell>
          <table:table-cell office:value-type="string" calcext:value-type="string">
            <text:p>SS00006</text:p>
          </table:table-cell>
          <table:table-cell table:formula="of:=VLOOKUP([.D683];[$PrimarySource.A$1:$PrimarySource.B$1048576];2;0)" office:value-type="string" office:string-value="G52" calcext:value-type="string">
            <text:p>G52</text:p>
          </table:table-cell>
          <table:table-cell table:formula="of:=VLOOKUP([.E68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83])" office:value-type="float" office:value="27" calcext:value-type="float">
            <text:p>27</text:p>
          </table:table-cell>
          <table:table-cell table:formula="of:=COUNTIF([.G$1:.G$1048576];[.G68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14</text:p>
          </table:table-cell>
          <table:table-cell office:value-type="string" calcext:value-type="string">
            <text:p>P002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510</text:p>
          </table:table-cell>
          <table:table-cell office:value-type="string" calcext:value-type="string">
            <text:p>SS00006</text:p>
          </table:table-cell>
          <table:table-cell table:formula="of:=VLOOKUP([.D684];[$PrimarySource.A$1:$PrimarySource.B$1048576];2;0)" office:value-type="string" office:string-value="G56" calcext:value-type="string">
            <text:p>G56</text:p>
          </table:table-cell>
          <table:table-cell table:formula="of:=VLOOKUP([.E68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84])" office:value-type="float" office:value="3" calcext:value-type="float">
            <text:p>3</text:p>
          </table:table-cell>
          <table:table-cell table:formula="of:=COUNTIF([.G$1:.G$1048576];[.G68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15</text:p>
          </table:table-cell>
          <table:table-cell office:value-type="string" calcext:value-type="string">
            <text:p>P002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11</text:p>
          </table:table-cell>
          <table:table-cell office:value-type="string" calcext:value-type="string">
            <text:p>SS00006</text:p>
          </table:table-cell>
          <table:table-cell table:formula="of:=VLOOKUP([.D685];[$PrimarySource.A$1:$PrimarySource.B$1048576];2;0)" office:value-type="string" office:string-value="G99" calcext:value-type="string">
            <text:p>G99</text:p>
          </table:table-cell>
          <table:table-cell table:formula="of:=VLOOKUP([.E68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85])" office:value-type="float" office:value="236" calcext:value-type="float">
            <text:p>236</text:p>
          </table:table-cell>
          <table:table-cell table:formula="of:=COUNTIF([.G$1:.G$1048576];[.G68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16</text:p>
          </table:table-cell>
          <table:table-cell office:value-type="string" calcext:value-type="string">
            <text:p>P00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512</text:p>
          </table:table-cell>
          <table:table-cell office:value-type="string" calcext:value-type="string">
            <text:p>SS00029</text:p>
          </table:table-cell>
          <table:table-cell table:formula="of:=VLOOKUP([.D686];[$PrimarySource.A$1:$PrimarySource.B$1048576];2;0)" office:value-type="string" office:string-value="G28" calcext:value-type="string">
            <text:p>G28</text:p>
          </table:table-cell>
          <table:table-cell table:formula="of:=VLOOKUP([.E68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86])" office:value-type="float" office:value="22" calcext:value-type="float">
            <text:p>22</text:p>
          </table:table-cell>
          <table:table-cell table:formula="of:=COUNTIF([.G$1:.G$1048576];[.G68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17</text:p>
          </table:table-cell>
          <table:table-cell office:value-type="string" calcext:value-type="string">
            <text:p>P0029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13</text:p>
          </table:table-cell>
          <table:table-cell office:value-type="string" calcext:value-type="string">
            <text:p>SS00029</text:p>
          </table:table-cell>
          <table:table-cell table:formula="of:=VLOOKUP([.D687];[$PrimarySource.A$1:$PrimarySource.B$1048576];2;0)" office:value-type="string" office:string-value="G57" calcext:value-type="string">
            <text:p>G57</text:p>
          </table:table-cell>
          <table:table-cell table:formula="of:=VLOOKUP([.E68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87])" office:value-type="float" office:value="2" calcext:value-type="float">
            <text:p>2</text:p>
          </table:table-cell>
          <table:table-cell table:formula="of:=COUNTIF([.G$1:.G$1048576];[.G68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18</text:p>
          </table:table-cell>
          <table:table-cell office:value-type="string" calcext:value-type="string">
            <text:p>P0029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14</text:p>
          </table:table-cell>
          <table:table-cell office:value-type="string" calcext:value-type="string">
            <text:p>SS00029</text:p>
          </table:table-cell>
          <table:table-cell table:formula="of:=VLOOKUP([.D688];[$PrimarySource.A$1:$PrimarySource.B$1048576];2;0)" office:value-type="string" office:string-value="G58" calcext:value-type="string">
            <text:p>G58</text:p>
          </table:table-cell>
          <table:table-cell table:formula="of:=VLOOKUP([.E68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88])" office:value-type="float" office:value="2" calcext:value-type="float">
            <text:p>2</text:p>
          </table:table-cell>
          <table:table-cell table:formula="of:=COUNTIF([.G$1:.G$1048576];[.G68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19</text:p>
          </table:table-cell>
          <table:table-cell office:value-type="string" calcext:value-type="string">
            <text:p>P0032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0515</text:p>
          </table:table-cell>
          <table:table-cell office:value-type="string" calcext:value-type="string">
            <text:p>SS00109</text:p>
          </table:table-cell>
          <table:table-cell table:formula="of:=VLOOKUP([.D689];[$PrimarySource.A$1:$PrimarySource.B$1048576];2;0)" office:value-type="string" office:string-value="G35" calcext:value-type="string">
            <text:p>G35</text:p>
          </table:table-cell>
          <table:table-cell table:formula="of:=VLOOKUP([.E689];[$SecondarySource.A$1:$SecondarySource.B$1048576];2;0)" office:value-type="string" office:string-value="G19" calcext:value-type="string">
            <text:p>G19</text:p>
          </table:table-cell>
          <table:table-cell table:formula="of:=COUNTIF([.F$1:.F$1048576];[.F689])" office:value-type="float" office:value="4" calcext:value-type="float">
            <text:p>4</text:p>
          </table:table-cell>
          <table:table-cell table:formula="of:=COUNTIF([.G$1:.G$1048576];[.G689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0920</text:p>
          </table:table-cell>
          <table:table-cell office:value-type="string" calcext:value-type="string">
            <text:p>P0031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515</text:p>
          </table:table-cell>
          <table:table-cell office:value-type="string" calcext:value-type="string">
            <text:p>SS00109</text:p>
          </table:table-cell>
          <table:table-cell table:formula="of:=VLOOKUP([.D690];[$PrimarySource.A$1:$PrimarySource.B$1048576];2;0)" office:value-type="string" office:string-value="G35" calcext:value-type="string">
            <text:p>G35</text:p>
          </table:table-cell>
          <table:table-cell table:formula="of:=VLOOKUP([.E690];[$SecondarySource.A$1:$SecondarySource.B$1048576];2;0)" office:value-type="string" office:string-value="G19" calcext:value-type="string">
            <text:p>G19</text:p>
          </table:table-cell>
          <table:table-cell table:formula="of:=COUNTIF([.F$1:.F$1048576];[.F690])" office:value-type="float" office:value="4" calcext:value-type="float">
            <text:p>4</text:p>
          </table:table-cell>
          <table:table-cell table:formula="of:=COUNTIF([.G$1:.G$1048576];[.G690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0921</text:p>
          </table:table-cell>
          <table:table-cell office:value-type="string" calcext:value-type="string">
            <text:p>P0032</text:p>
          </table:table-cell>
          <table:table-cell office:value-type="string" calcext:value-type="string">
            <text:p>AT12</text:p>
          </table:table-cell>
          <table:table-cell office:value-type="string" calcext:value-type="string">
            <text:p>PS00516</text:p>
          </table:table-cell>
          <table:table-cell office:value-type="string" calcext:value-type="string">
            <text:p>SS00109</text:p>
          </table:table-cell>
          <table:table-cell table:formula="of:=VLOOKUP([.D691];[$PrimarySource.A$1:$PrimarySource.B$1048576];2;0)" office:value-type="string" office:string-value="G59" calcext:value-type="string">
            <text:p>G59</text:p>
          </table:table-cell>
          <table:table-cell table:formula="of:=VLOOKUP([.E691];[$SecondarySource.A$1:$SecondarySource.B$1048576];2;0)" office:value-type="string" office:string-value="G19" calcext:value-type="string">
            <text:p>G19</text:p>
          </table:table-cell>
          <table:table-cell table:formula="of:=COUNTIF([.F$1:.F$1048576];[.F691])" office:value-type="float" office:value="10" calcext:value-type="float">
            <text:p>10</text:p>
          </table:table-cell>
          <table:table-cell table:formula="of:=COUNTIF([.G$1:.G$1048576];[.G691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0922</text:p>
          </table:table-cell>
          <table:table-cell office:value-type="string" calcext:value-type="string">
            <text:p>P0031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517</text:p>
          </table:table-cell>
          <table:table-cell office:value-type="string" calcext:value-type="string">
            <text:p>SS00109</text:p>
          </table:table-cell>
          <table:table-cell table:formula="of:=VLOOKUP([.D692];[$PrimarySource.A$1:$PrimarySource.B$1048576];2;0)" office:value-type="string" office:string-value="G70" calcext:value-type="string">
            <text:p>G70</text:p>
          </table:table-cell>
          <table:table-cell table:formula="of:=VLOOKUP([.E692];[$SecondarySource.A$1:$SecondarySource.B$1048576];2;0)" office:value-type="string" office:string-value="G19" calcext:value-type="string">
            <text:p>G19</text:p>
          </table:table-cell>
          <table:table-cell table:formula="of:=COUNTIF([.F$1:.F$1048576];[.F692])" office:value-type="float" office:value="3" calcext:value-type="float">
            <text:p>3</text:p>
          </table:table-cell>
          <table:table-cell table:formula="of:=COUNTIF([.G$1:.G$1048576];[.G692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0923</text:p>
          </table:table-cell>
          <table:table-cell office:value-type="string" calcext:value-type="string">
            <text:p>P0032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517</text:p>
          </table:table-cell>
          <table:table-cell office:value-type="string" calcext:value-type="string">
            <text:p>SS00109</text:p>
          </table:table-cell>
          <table:table-cell table:formula="of:=VLOOKUP([.D693];[$PrimarySource.A$1:$PrimarySource.B$1048576];2;0)" office:value-type="string" office:string-value="G70" calcext:value-type="string">
            <text:p>G70</text:p>
          </table:table-cell>
          <table:table-cell table:formula="of:=VLOOKUP([.E693];[$SecondarySource.A$1:$SecondarySource.B$1048576];2;0)" office:value-type="string" office:string-value="G19" calcext:value-type="string">
            <text:p>G19</text:p>
          </table:table-cell>
          <table:table-cell table:formula="of:=COUNTIF([.F$1:.F$1048576];[.F693])" office:value-type="float" office:value="3" calcext:value-type="float">
            <text:p>3</text:p>
          </table:table-cell>
          <table:table-cell table:formula="of:=COUNTIF([.G$1:.G$1048576];[.G693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0924</text:p>
          </table:table-cell>
          <table:table-cell office:value-type="string" calcext:value-type="string">
            <text:p>P0048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089</text:p>
          </table:table-cell>
          <table:table-cell office:value-type="string" calcext:value-type="string">
            <text:p>SS00136</text:p>
          </table:table-cell>
          <table:table-cell table:formula="of:=VLOOKUP([.D694];[$PrimarySource.A$1:$PrimarySource.B$1048576];2;0)" office:value-type="string" office:string-value="G50" calcext:value-type="string">
            <text:p>G50</text:p>
          </table:table-cell>
          <table:table-cell table:formula="of:=VLOOKUP([.E694];[$SecondarySource.A$1:$SecondarySource.B$1048576];2;0)" office:value-type="string" office:string-value="G43" calcext:value-type="string">
            <text:p>G43</text:p>
          </table:table-cell>
          <table:table-cell table:formula="of:=COUNTIF([.F$1:.F$1048576];[.F694])" office:value-type="float" office:value="2" calcext:value-type="float">
            <text:p>2</text:p>
          </table:table-cell>
          <table:table-cell table:formula="of:=COUNTIF([.G$1:.G$1048576];[.G694])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A00925</text:p>
          </table:table-cell>
          <table:table-cell office:value-type="string" calcext:value-type="string">
            <text:p>P0048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518</text:p>
          </table:table-cell>
          <table:table-cell office:value-type="string" calcext:value-type="string">
            <text:p>SS00136</text:p>
          </table:table-cell>
          <table:table-cell table:formula="of:=VLOOKUP([.D695];[$PrimarySource.A$1:$PrimarySource.B$1048576];2;0)" office:value-type="string" office:string-value="G50" calcext:value-type="string">
            <text:p>G50</text:p>
          </table:table-cell>
          <table:table-cell table:formula="of:=VLOOKUP([.E695];[$SecondarySource.A$1:$SecondarySource.B$1048576];2;0)" office:value-type="string" office:string-value="G43" calcext:value-type="string">
            <text:p>G43</text:p>
          </table:table-cell>
          <table:table-cell table:formula="of:=COUNTIF([.F$1:.F$1048576];[.F695])" office:value-type="float" office:value="2" calcext:value-type="float">
            <text:p>2</text:p>
          </table:table-cell>
          <table:table-cell table:formula="of:=COUNTIF([.G$1:.G$1048576];[.G695])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A00926</text:p>
          </table:table-cell>
          <table:table-cell office:value-type="string" calcext:value-type="string">
            <text:p>P0048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098</text:p>
          </table:table-cell>
          <table:table-cell office:value-type="string" calcext:value-type="string">
            <text:p>SS00136</text:p>
          </table:table-cell>
          <table:table-cell table:formula="of:=VLOOKUP([.D696];[$PrimarySource.A$1:$PrimarySource.B$1048576];2;0)" office:value-type="string" office:string-value="G24" calcext:value-type="string">
            <text:p>G24</text:p>
          </table:table-cell>
          <table:table-cell table:formula="of:=VLOOKUP([.E696];[$SecondarySource.A$1:$SecondarySource.B$1048576];2;0)" office:value-type="string" office:string-value="G43" calcext:value-type="string">
            <text:p>G43</text:p>
          </table:table-cell>
          <table:table-cell table:formula="of:=COUNTIF([.F$1:.F$1048576];[.F696])" office:value-type="float" office:value="57" calcext:value-type="float">
            <text:p>57</text:p>
          </table:table-cell>
          <table:table-cell table:formula="of:=COUNTIF([.G$1:.G$1048576];[.G696])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A00927</text:p>
          </table:table-cell>
          <table:table-cell office:value-type="string" calcext:value-type="string">
            <text:p>P0048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519</text:p>
          </table:table-cell>
          <table:table-cell office:value-type="string" calcext:value-type="string">
            <text:p>SS00136</text:p>
          </table:table-cell>
          <table:table-cell table:formula="of:=VLOOKUP([.D697];[$PrimarySource.A$1:$PrimarySource.B$1048576];2;0)" office:value-type="string" office:string-value="G29" calcext:value-type="string">
            <text:p>G29</text:p>
          </table:table-cell>
          <table:table-cell table:formula="of:=VLOOKUP([.E697];[$SecondarySource.A$1:$SecondarySource.B$1048576];2;0)" office:value-type="string" office:string-value="G43" calcext:value-type="string">
            <text:p>G43</text:p>
          </table:table-cell>
          <table:table-cell table:formula="of:=COUNTIF([.F$1:.F$1048576];[.F697])" office:value-type="float" office:value="13" calcext:value-type="float">
            <text:p>13</text:p>
          </table:table-cell>
          <table:table-cell table:formula="of:=COUNTIF([.G$1:.G$1048576];[.G697])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A00928</text:p>
          </table:table-cell>
          <table:table-cell office:value-type="string" calcext:value-type="string">
            <text:p>P0052</text:p>
          </table:table-cell>
          <table:table-cell office:value-type="string" calcext:value-type="string">
            <text:p>AT31</text:p>
          </table:table-cell>
          <table:table-cell office:value-type="string" calcext:value-type="string">
            <text:p>AW00108</text:p>
          </table:table-cell>
          <table:table-cell office:value-type="string" calcext:value-type="string">
            <text:p>SS00133</text:p>
          </table:table-cell>
          <table:table-cell table:formula="of:=VLOOKUP([.D698];[$PrimarySource.A$1:$PrimarySource.B$1048576];2;0)" office:value-type="string" office:string-value="" calcext:value-type="error">
            <text:p>#N/A</text:p>
          </table:table-cell>
          <table:table-cell table:formula="of:=VLOOKUP([.E69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98])" office:value-type="string" office:string-value="" calcext:value-type="error">
            <text:p>#N/A</text:p>
          </table:table-cell>
          <table:table-cell table:formula="of:=COUNTIF([.G$1:.G$1048576];[.G69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29</text:p>
          </table:table-cell>
          <table:table-cell office:value-type="string" calcext:value-type="string">
            <text:p>P0052</text:p>
          </table:table-cell>
          <table:table-cell office:value-type="string" calcext:value-type="string">
            <text:p>AT31</text:p>
          </table:table-cell>
          <table:table-cell office:value-type="string" calcext:value-type="string">
            <text:p>AW00109</text:p>
          </table:table-cell>
          <table:table-cell office:value-type="string" calcext:value-type="string">
            <text:p>SS00133</text:p>
          </table:table-cell>
          <table:table-cell table:formula="of:=VLOOKUP([.D699];[$PrimarySource.A$1:$PrimarySource.B$1048576];2;0)" office:value-type="string" office:string-value="" calcext:value-type="error">
            <text:p>#N/A</text:p>
          </table:table-cell>
          <table:table-cell table:formula="of:=VLOOKUP([.E69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699])" office:value-type="string" office:string-value="" calcext:value-type="error">
            <text:p>#N/A</text:p>
          </table:table-cell>
          <table:table-cell table:formula="of:=COUNTIF([.G$1:.G$1048576];[.G69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30</text:p>
          </table:table-cell>
          <table:table-cell office:value-type="string" calcext:value-type="string">
            <text:p>P0056</text:p>
          </table:table-cell>
          <table:table-cell office:value-type="string" calcext:value-type="string">
            <text:p>AT29</text:p>
          </table:table-cell>
          <table:table-cell office:value-type="string" calcext:value-type="string">
            <text:p>PS00520</text:p>
          </table:table-cell>
          <table:table-cell office:value-type="string" calcext:value-type="string">
            <text:p>SS00131</text:p>
          </table:table-cell>
          <table:table-cell table:formula="of:=VLOOKUP([.D700];[$PrimarySource.A$1:$PrimarySource.B$1048576];2;0)" office:value-type="string" office:string-value="G29" calcext:value-type="string">
            <text:p>G29</text:p>
          </table:table-cell>
          <table:table-cell table:formula="of:=VLOOKUP([.E70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00])" office:value-type="float" office:value="13" calcext:value-type="float">
            <text:p>13</text:p>
          </table:table-cell>
          <table:table-cell table:formula="of:=COUNTIF([.G$1:.G$1048576];[.G70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31</text:p>
          </table:table-cell>
          <table:table-cell office:value-type="string" calcext:value-type="string">
            <text:p>P0056</text:p>
          </table:table-cell>
          <table:table-cell office:value-type="string" calcext:value-type="string">
            <text:p>AT10</text:p>
          </table:table-cell>
          <table:table-cell office:value-type="string" calcext:value-type="string">
            <text:p>PS00521</text:p>
          </table:table-cell>
          <table:table-cell office:value-type="string" calcext:value-type="string">
            <text:p>SS00131</text:p>
          </table:table-cell>
          <table:table-cell table:formula="of:=VLOOKUP([.D701];[$PrimarySource.A$1:$PrimarySource.B$1048576];2;0)" office:value-type="string" office:string-value="G41" calcext:value-type="string">
            <text:p>G41</text:p>
          </table:table-cell>
          <table:table-cell table:formula="of:=VLOOKUP([.E70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01])" office:value-type="float" office:value="9" calcext:value-type="float">
            <text:p>9</text:p>
          </table:table-cell>
          <table:table-cell table:formula="of:=COUNTIF([.G$1:.G$1048576];[.G70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32</text:p>
          </table:table-cell>
          <table:table-cell office:value-type="string" calcext:value-type="string">
            <text:p>P0057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22</text:p>
          </table:table-cell>
          <table:table-cell office:value-type="string" calcext:value-type="string">
            <text:p>SS00131</text:p>
          </table:table-cell>
          <table:table-cell table:formula="of:=VLOOKUP([.D702];[$PrimarySource.A$1:$PrimarySource.B$1048576];2;0)" office:value-type="string" office:string-value="G01" calcext:value-type="string">
            <text:p>G01</text:p>
          </table:table-cell>
          <table:table-cell table:formula="of:=VLOOKUP([.E70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02])" office:value-type="float" office:value="20" calcext:value-type="float">
            <text:p>20</text:p>
          </table:table-cell>
          <table:table-cell table:formula="of:=COUNTIF([.G$1:.G$1048576];[.G70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33</text:p>
          </table:table-cell>
          <table:table-cell office:value-type="string" calcext:value-type="string">
            <text:p>P0263</text:p>
          </table:table-cell>
          <table:table-cell office:value-type="string" calcext:value-type="string">
            <text:p>AT27</text:p>
          </table:table-cell>
          <table:table-cell office:value-type="string" calcext:value-type="string">
            <text:p>PS00523</text:p>
          </table:table-cell>
          <table:table-cell office:value-type="string" calcext:value-type="string">
            <text:p>SS00207</text:p>
          </table:table-cell>
          <table:table-cell table:formula="of:=VLOOKUP([.D703];[$PrimarySource.A$1:$PrimarySource.B$1048576];2;0)" office:value-type="string" office:string-value="G52" calcext:value-type="string">
            <text:p>G52</text:p>
          </table:table-cell>
          <table:table-cell table:formula="of:=VLOOKUP([.E70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03])" office:value-type="float" office:value="27" calcext:value-type="float">
            <text:p>27</text:p>
          </table:table-cell>
          <table:table-cell table:formula="of:=COUNTIF([.G$1:.G$1048576];[.G70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34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110</text:p>
          </table:table-cell>
          <table:table-cell office:value-type="string" calcext:value-type="string">
            <text:p>SS00030</text:p>
          </table:table-cell>
          <table:table-cell table:formula="of:=VLOOKUP([.D704];[$PrimarySource.A$1:$PrimarySource.B$1048576];2;0)" office:value-type="string" office:string-value="" calcext:value-type="error">
            <text:p>#N/A</text:p>
          </table:table-cell>
          <table:table-cell table:formula="of:=VLOOKUP([.E70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04])" office:value-type="string" office:string-value="" calcext:value-type="error">
            <text:p>#N/A</text:p>
          </table:table-cell>
          <table:table-cell table:formula="of:=COUNTIF([.G$1:.G$1048576];[.G70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35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111</text:p>
          </table:table-cell>
          <table:table-cell office:value-type="string" calcext:value-type="string">
            <text:p>SS00030</text:p>
          </table:table-cell>
          <table:table-cell table:formula="of:=VLOOKUP([.D705];[$PrimarySource.A$1:$PrimarySource.B$1048576];2;0)" office:value-type="string" office:string-value="" calcext:value-type="error">
            <text:p>#N/A</text:p>
          </table:table-cell>
          <table:table-cell table:formula="of:=VLOOKUP([.E70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05])" office:value-type="string" office:string-value="" calcext:value-type="error">
            <text:p>#N/A</text:p>
          </table:table-cell>
          <table:table-cell table:formula="of:=COUNTIF([.G$1:.G$1048576];[.G70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36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112</text:p>
          </table:table-cell>
          <table:table-cell office:value-type="string" calcext:value-type="string">
            <text:p>SS00030</text:p>
          </table:table-cell>
          <table:table-cell table:formula="of:=VLOOKUP([.D706];[$PrimarySource.A$1:$PrimarySource.B$1048576];2;0)" office:value-type="string" office:string-value="" calcext:value-type="error">
            <text:p>#N/A</text:p>
          </table:table-cell>
          <table:table-cell table:formula="of:=VLOOKUP([.E70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06])" office:value-type="string" office:string-value="" calcext:value-type="error">
            <text:p>#N/A</text:p>
          </table:table-cell>
          <table:table-cell table:formula="of:=COUNTIF([.G$1:.G$1048576];[.G70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37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24</text:p>
          </table:table-cell>
          <table:table-cell office:value-type="string" calcext:value-type="string">
            <text:p>SS00030</text:p>
          </table:table-cell>
          <table:table-cell table:formula="of:=VLOOKUP([.D707];[$PrimarySource.A$1:$PrimarySource.B$1048576];2;0)" office:value-type="string" office:string-value="G71" calcext:value-type="string">
            <text:p>G71</text:p>
          </table:table-cell>
          <table:table-cell table:formula="of:=VLOOKUP([.E70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07])" office:value-type="float" office:value="1" calcext:value-type="float">
            <text:p>1</text:p>
          </table:table-cell>
          <table:table-cell table:formula="of:=COUNTIF([.G$1:.G$1048576];[.G70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38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25</text:p>
          </table:table-cell>
          <table:table-cell office:value-type="string" calcext:value-type="string">
            <text:p>SS00030</text:p>
          </table:table-cell>
          <table:table-cell table:formula="of:=VLOOKUP([.D708];[$PrimarySource.A$1:$PrimarySource.B$1048576];2;0)" office:value-type="string" office:string-value="G04" calcext:value-type="string">
            <text:p>G04</text:p>
          </table:table-cell>
          <table:table-cell table:formula="of:=VLOOKUP([.E70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08])" office:value-type="float" office:value="205" calcext:value-type="float">
            <text:p>205</text:p>
          </table:table-cell>
          <table:table-cell table:formula="of:=COUNTIF([.G$1:.G$1048576];[.G70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39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113</text:p>
          </table:table-cell>
          <table:table-cell office:value-type="string" calcext:value-type="string">
            <text:p>SS00030</text:p>
          </table:table-cell>
          <table:table-cell table:formula="of:=VLOOKUP([.D709];[$PrimarySource.A$1:$PrimarySource.B$1048576];2;0)" office:value-type="string" office:string-value="" calcext:value-type="error">
            <text:p>#N/A</text:p>
          </table:table-cell>
          <table:table-cell table:formula="of:=VLOOKUP([.E70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09])" office:value-type="string" office:string-value="" calcext:value-type="error">
            <text:p>#N/A</text:p>
          </table:table-cell>
          <table:table-cell table:formula="of:=COUNTIF([.G$1:.G$1048576];[.G70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40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114</text:p>
          </table:table-cell>
          <table:table-cell office:value-type="string" calcext:value-type="string">
            <text:p>SS00030</text:p>
          </table:table-cell>
          <table:table-cell table:formula="of:=VLOOKUP([.D710];[$PrimarySource.A$1:$PrimarySource.B$1048576];2;0)" office:value-type="string" office:string-value="" calcext:value-type="error">
            <text:p>#N/A</text:p>
          </table:table-cell>
          <table:table-cell table:formula="of:=VLOOKUP([.E71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10])" office:value-type="string" office:string-value="" calcext:value-type="error">
            <text:p>#N/A</text:p>
          </table:table-cell>
          <table:table-cell table:formula="of:=COUNTIF([.G$1:.G$1048576];[.G71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41</text:p>
          </table:table-cell>
          <table:table-cell office:value-type="string" calcext:value-type="string">
            <text:p>P0381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114</text:p>
          </table:table-cell>
          <table:table-cell office:value-type="string" calcext:value-type="string">
            <text:p>SS00249</text:p>
          </table:table-cell>
          <table:table-cell table:formula="of:=VLOOKUP([.D711];[$PrimarySource.A$1:$PrimarySource.B$1048576];2;0)" office:value-type="string" office:string-value="" calcext:value-type="error">
            <text:p>#N/A</text:p>
          </table:table-cell>
          <table:table-cell table:formula="of:=VLOOKUP([.E71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11])" office:value-type="string" office:string-value="" calcext:value-type="error">
            <text:p>#N/A</text:p>
          </table:table-cell>
          <table:table-cell table:formula="of:=COUNTIF([.G$1:.G$1048576];[.G71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42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115</text:p>
          </table:table-cell>
          <table:table-cell office:value-type="string" calcext:value-type="string">
            <text:p>SS00249</text:p>
          </table:table-cell>
          <table:table-cell table:formula="of:=VLOOKUP([.D712];[$PrimarySource.A$1:$PrimarySource.B$1048576];2;0)" office:value-type="string" office:string-value="" calcext:value-type="error">
            <text:p>#N/A</text:p>
          </table:table-cell>
          <table:table-cell table:formula="of:=VLOOKUP([.E71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12])" office:value-type="string" office:string-value="" calcext:value-type="error">
            <text:p>#N/A</text:p>
          </table:table-cell>
          <table:table-cell table:formula="of:=COUNTIF([.G$1:.G$1048576];[.G71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43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26</text:p>
          </table:table-cell>
          <table:table-cell office:value-type="string" calcext:value-type="string">
            <text:p>SS00249</text:p>
          </table:table-cell>
          <table:table-cell table:formula="of:=VLOOKUP([.D713];[$PrimarySource.A$1:$PrimarySource.B$1048576];2;0)" office:value-type="string" office:string-value="G52" calcext:value-type="string">
            <text:p>G52</text:p>
          </table:table-cell>
          <table:table-cell table:formula="of:=VLOOKUP([.E71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13])" office:value-type="float" office:value="27" calcext:value-type="float">
            <text:p>27</text:p>
          </table:table-cell>
          <table:table-cell table:formula="of:=COUNTIF([.G$1:.G$1048576];[.G71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44</text:p>
          </table:table-cell>
          <table:table-cell office:value-type="string" calcext:value-type="string">
            <text:p>P071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528</text:p>
          </table:table-cell>
          <table:table-cell office:value-type="string" calcext:value-type="string">
            <text:p>SS00249</text:p>
          </table:table-cell>
          <table:table-cell table:formula="of:=VLOOKUP([.D714];[$PrimarySource.A$1:$PrimarySource.B$1048576];2;0)" office:value-type="string" office:string-value="G43" calcext:value-type="string">
            <text:p>G43</text:p>
          </table:table-cell>
          <table:table-cell table:formula="of:=VLOOKUP([.E71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14])" office:value-type="float" office:value="2" calcext:value-type="float">
            <text:p>2</text:p>
          </table:table-cell>
          <table:table-cell table:formula="of:=COUNTIF([.G$1:.G$1048576];[.G71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45</text:p>
          </table:table-cell>
          <table:table-cell office:value-type="string" calcext:value-type="string">
            <text:p>P014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079</text:p>
          </table:table-cell>
          <table:table-cell office:value-type="string" calcext:value-type="string">
            <text:p>SS00157</text:p>
          </table:table-cell>
          <table:table-cell table:formula="of:=VLOOKUP([.D715];[$PrimarySource.A$1:$PrimarySource.B$1048576];2;0)" office:value-type="string" office:string-value="" calcext:value-type="error">
            <text:p>#N/A</text:p>
          </table:table-cell>
          <table:table-cell table:formula="of:=VLOOKUP([.E71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15])" office:value-type="string" office:string-value="" calcext:value-type="error">
            <text:p>#N/A</text:p>
          </table:table-cell>
          <table:table-cell table:formula="of:=COUNTIF([.G$1:.G$1048576];[.G71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46</text:p>
          </table:table-cell>
          <table:table-cell office:value-type="string" calcext:value-type="string">
            <text:p>P0711</text:p>
          </table:table-cell>
          <table:table-cell office:value-type="string" calcext:value-type="string">
            <text:p>AT23</text:p>
          </table:table-cell>
          <table:table-cell office:value-type="string" calcext:value-type="string">
            <text:p>AW00083</text:p>
          </table:table-cell>
          <table:table-cell office:value-type="string" calcext:value-type="string">
            <text:p>SS00256</text:p>
          </table:table-cell>
          <table:table-cell table:formula="of:=VLOOKUP([.D716];[$PrimarySource.A$1:$PrimarySource.B$1048576];2;0)" office:value-type="string" office:string-value="" calcext:value-type="error">
            <text:p>#N/A</text:p>
          </table:table-cell>
          <table:table-cell table:formula="of:=VLOOKUP([.E71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16])" office:value-type="string" office:string-value="" calcext:value-type="error">
            <text:p>#N/A</text:p>
          </table:table-cell>
          <table:table-cell table:formula="of:=COUNTIF([.G$1:.G$1048576];[.G71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47</text:p>
          </table:table-cell>
          <table:table-cell office:value-type="string" calcext:value-type="string">
            <text:p>P0003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29</text:p>
          </table:table-cell>
          <table:table-cell office:value-type="string" calcext:value-type="string">
            <text:p>SS00185</text:p>
          </table:table-cell>
          <table:table-cell table:formula="of:=VLOOKUP([.D717];[$PrimarySource.A$1:$PrimarySource.B$1048576];2;0)" office:value-type="string" office:string-value="G05" calcext:value-type="string">
            <text:p>G05</text:p>
          </table:table-cell>
          <table:table-cell table:formula="of:=VLOOKUP([.E71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17])" office:value-type="float" office:value="11" calcext:value-type="float">
            <text:p>11</text:p>
          </table:table-cell>
          <table:table-cell table:formula="of:=COUNTIF([.G$1:.G$1048576];[.G71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48</text:p>
          </table:table-cell>
          <table:table-cell office:value-type="string" calcext:value-type="string">
            <text:p>P0003</text:p>
          </table:table-cell>
          <table:table-cell office:value-type="string" calcext:value-type="string">
            <text:p>AT32</text:p>
          </table:table-cell>
          <table:table-cell office:value-type="string" calcext:value-type="string">
            <text:p>AW00117</text:p>
          </table:table-cell>
          <table:table-cell office:value-type="string" calcext:value-type="string">
            <text:p>SS00185</text:p>
          </table:table-cell>
          <table:table-cell table:formula="of:=VLOOKUP([.D718];[$PrimarySource.A$1:$PrimarySource.B$1048576];2;0)" office:value-type="string" office:string-value="" calcext:value-type="error">
            <text:p>#N/A</text:p>
          </table:table-cell>
          <table:table-cell table:formula="of:=VLOOKUP([.E71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18])" office:value-type="string" office:string-value="" calcext:value-type="error">
            <text:p>#N/A</text:p>
          </table:table-cell>
          <table:table-cell table:formula="of:=COUNTIF([.G$1:.G$1048576];[.G71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49</text:p>
          </table:table-cell>
          <table:table-cell office:value-type="string" calcext:value-type="string">
            <text:p>P0003</text:p>
          </table:table-cell>
          <table:table-cell office:value-type="string" calcext:value-type="string">
            <text:p>AT22</text:p>
          </table:table-cell>
          <table:table-cell office:value-type="string" calcext:value-type="string">
            <text:p>PS00512</text:p>
          </table:table-cell>
          <table:table-cell office:value-type="string" calcext:value-type="string">
            <text:p>SS00185</text:p>
          </table:table-cell>
          <table:table-cell table:formula="of:=VLOOKUP([.D719];[$PrimarySource.A$1:$PrimarySource.B$1048576];2;0)" office:value-type="string" office:string-value="G28" calcext:value-type="string">
            <text:p>G28</text:p>
          </table:table-cell>
          <table:table-cell table:formula="of:=VLOOKUP([.E71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19])" office:value-type="float" office:value="22" calcext:value-type="float">
            <text:p>22</text:p>
          </table:table-cell>
          <table:table-cell table:formula="of:=COUNTIF([.G$1:.G$1048576];[.G71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50</text:p>
          </table:table-cell>
          <table:table-cell office:value-type="string" calcext:value-type="string">
            <text:p>P0003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118</text:p>
          </table:table-cell>
          <table:table-cell office:value-type="string" calcext:value-type="string">
            <text:p>SS00185</text:p>
          </table:table-cell>
          <table:table-cell table:formula="of:=VLOOKUP([.D720];[$PrimarySource.A$1:$PrimarySource.B$1048576];2;0)" office:value-type="string" office:string-value="" calcext:value-type="error">
            <text:p>#N/A</text:p>
          </table:table-cell>
          <table:table-cell table:formula="of:=VLOOKUP([.E72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20])" office:value-type="string" office:string-value="" calcext:value-type="error">
            <text:p>#N/A</text:p>
          </table:table-cell>
          <table:table-cell table:formula="of:=COUNTIF([.G$1:.G$1048576];[.G72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51</text:p>
          </table:table-cell>
          <table:table-cell office:value-type="string" calcext:value-type="string">
            <text:p>P0003</text:p>
          </table:table-cell>
          <table:table-cell office:value-type="string" calcext:value-type="string">
            <text:p>AT32</text:p>
          </table:table-cell>
          <table:table-cell office:value-type="string" calcext:value-type="string">
            <text:p>AW00119</text:p>
          </table:table-cell>
          <table:table-cell office:value-type="string" calcext:value-type="string">
            <text:p>SS00185</text:p>
          </table:table-cell>
          <table:table-cell table:formula="of:=VLOOKUP([.D721];[$PrimarySource.A$1:$PrimarySource.B$1048576];2;0)" office:value-type="string" office:string-value="" calcext:value-type="error">
            <text:p>#N/A</text:p>
          </table:table-cell>
          <table:table-cell table:formula="of:=VLOOKUP([.E72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21])" office:value-type="string" office:string-value="" calcext:value-type="error">
            <text:p>#N/A</text:p>
          </table:table-cell>
          <table:table-cell table:formula="of:=COUNTIF([.G$1:.G$1048576];[.G72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52</text:p>
          </table:table-cell>
          <table:table-cell office:value-type="string" calcext:value-type="string">
            <text:p>P0712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120</text:p>
          </table:table-cell>
          <table:table-cell office:value-type="string" calcext:value-type="string">
            <text:p>SS00257</text:p>
          </table:table-cell>
          <table:table-cell table:formula="of:=VLOOKUP([.D722];[$PrimarySource.A$1:$PrimarySource.B$1048576];2;0)" office:value-type="string" office:string-value="" calcext:value-type="error">
            <text:p>#N/A</text:p>
          </table:table-cell>
          <table:table-cell table:formula="of:=VLOOKUP([.E72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22])" office:value-type="string" office:string-value="" calcext:value-type="error">
            <text:p>#N/A</text:p>
          </table:table-cell>
          <table:table-cell table:formula="of:=COUNTIF([.G$1:.G$1048576];[.G72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53</text:p>
          </table:table-cell>
          <table:table-cell office:value-type="string" calcext:value-type="string">
            <text:p>P0712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121</text:p>
          </table:table-cell>
          <table:table-cell office:value-type="string" calcext:value-type="string">
            <text:p>SS00257</text:p>
          </table:table-cell>
          <table:table-cell table:formula="of:=VLOOKUP([.D723];[$PrimarySource.A$1:$PrimarySource.B$1048576];2;0)" office:value-type="string" office:string-value="" calcext:value-type="error">
            <text:p>#N/A</text:p>
          </table:table-cell>
          <table:table-cell table:formula="of:=VLOOKUP([.E72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23])" office:value-type="string" office:string-value="" calcext:value-type="error">
            <text:p>#N/A</text:p>
          </table:table-cell>
          <table:table-cell table:formula="of:=COUNTIF([.G$1:.G$1048576];[.G72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54</text:p>
          </table:table-cell>
          <table:table-cell office:value-type="string" calcext:value-type="string">
            <text:p>P0712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122</text:p>
          </table:table-cell>
          <table:table-cell office:value-type="string" calcext:value-type="string">
            <text:p>SS00257</text:p>
          </table:table-cell>
          <table:table-cell table:formula="of:=VLOOKUP([.D724];[$PrimarySource.A$1:$PrimarySource.B$1048576];2;0)" office:value-type="string" office:string-value="" calcext:value-type="error">
            <text:p>#N/A</text:p>
          </table:table-cell>
          <table:table-cell table:formula="of:=VLOOKUP([.E72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24])" office:value-type="string" office:string-value="" calcext:value-type="error">
            <text:p>#N/A</text:p>
          </table:table-cell>
          <table:table-cell table:formula="of:=COUNTIF([.G$1:.G$1048576];[.G72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55</text:p>
          </table:table-cell>
          <table:table-cell office:value-type="string" calcext:value-type="string">
            <text:p>P0712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123</text:p>
          </table:table-cell>
          <table:table-cell office:value-type="string" calcext:value-type="string">
            <text:p>SS00257</text:p>
          </table:table-cell>
          <table:table-cell table:formula="of:=VLOOKUP([.D725];[$PrimarySource.A$1:$PrimarySource.B$1048576];2;0)" office:value-type="string" office:string-value="" calcext:value-type="error">
            <text:p>#N/A</text:p>
          </table:table-cell>
          <table:table-cell table:formula="of:=VLOOKUP([.E72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25])" office:value-type="string" office:string-value="" calcext:value-type="error">
            <text:p>#N/A</text:p>
          </table:table-cell>
          <table:table-cell table:formula="of:=COUNTIF([.G$1:.G$1048576];[.G72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56</text:p>
          </table:table-cell>
          <table:table-cell office:value-type="string" calcext:value-type="string">
            <text:p>P0712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125</text:p>
          </table:table-cell>
          <table:table-cell office:value-type="string" calcext:value-type="string">
            <text:p>SS00257</text:p>
          </table:table-cell>
          <table:table-cell table:formula="of:=VLOOKUP([.D726];[$PrimarySource.A$1:$PrimarySource.B$1048576];2;0)" office:value-type="string" office:string-value="" calcext:value-type="error">
            <text:p>#N/A</text:p>
          </table:table-cell>
          <table:table-cell table:formula="of:=VLOOKUP([.E72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26])" office:value-type="string" office:string-value="" calcext:value-type="error">
            <text:p>#N/A</text:p>
          </table:table-cell>
          <table:table-cell table:formula="of:=COUNTIF([.G$1:.G$1048576];[.G72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57</text:p>
          </table:table-cell>
          <table:table-cell office:value-type="string" calcext:value-type="string">
            <text:p>P0362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125</text:p>
          </table:table-cell>
          <table:table-cell office:value-type="string" calcext:value-type="string">
            <text:p>SS00272</text:p>
          </table:table-cell>
          <table:table-cell table:formula="of:=VLOOKUP([.D727];[$PrimarySource.A$1:$PrimarySource.B$1048576];2;0)" office:value-type="string" office:string-value="" calcext:value-type="error">
            <text:p>#N/A</text:p>
          </table:table-cell>
          <table:table-cell table:formula="of:=VLOOKUP([.E72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27])" office:value-type="string" office:string-value="" calcext:value-type="error">
            <text:p>#N/A</text:p>
          </table:table-cell>
          <table:table-cell table:formula="of:=COUNTIF([.G$1:.G$1048576];[.G72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58</text:p>
          </table:table-cell>
          <table:table-cell office:value-type="string" calcext:value-type="string">
            <text:p>P0712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111</text:p>
          </table:table-cell>
          <table:table-cell office:value-type="string" calcext:value-type="string">
            <text:p>SS00257</text:p>
          </table:table-cell>
          <table:table-cell table:formula="of:=VLOOKUP([.D728];[$PrimarySource.A$1:$PrimarySource.B$1048576];2;0)" office:value-type="string" office:string-value="" calcext:value-type="error">
            <text:p>#N/A</text:p>
          </table:table-cell>
          <table:table-cell table:formula="of:=VLOOKUP([.E72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28])" office:value-type="string" office:string-value="" calcext:value-type="error">
            <text:p>#N/A</text:p>
          </table:table-cell>
          <table:table-cell table:formula="of:=COUNTIF([.G$1:.G$1048576];[.G72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59</text:p>
          </table:table-cell>
          <table:table-cell office:value-type="string" calcext:value-type="string">
            <text:p>P0713</text:p>
          </table:table-cell>
          <table:table-cell office:value-type="string" calcext:value-type="string">
            <text:p>AT17</text:p>
          </table:table-cell>
          <table:table-cell office:value-type="string" calcext:value-type="string">
            <text:p>PS00530</text:p>
          </table:table-cell>
          <table:table-cell office:value-type="string" calcext:value-type="string">
            <text:p>SS00258</text:p>
          </table:table-cell>
          <table:table-cell table:formula="of:=VLOOKUP([.D729];[$PrimarySource.A$1:$PrimarySource.B$1048576];2;0)" office:value-type="string" office:string-value="G10" calcext:value-type="string">
            <text:p>G10</text:p>
          </table:table-cell>
          <table:table-cell table:formula="of:=VLOOKUP([.E72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29])" office:value-type="float" office:value="80" calcext:value-type="float">
            <text:p>80</text:p>
          </table:table-cell>
          <table:table-cell table:formula="of:=COUNTIF([.G$1:.G$1048576];[.G72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60</text:p>
          </table:table-cell>
          <table:table-cell office:value-type="string" calcext:value-type="string">
            <text:p>P0713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31</text:p>
          </table:table-cell>
          <table:table-cell office:value-type="string" calcext:value-type="string">
            <text:p>SS00258</text:p>
          </table:table-cell>
          <table:table-cell table:formula="of:=VLOOKUP([.D730];[$PrimarySource.A$1:$PrimarySource.B$1048576];2;0)" office:value-type="string" office:string-value="G22" calcext:value-type="string">
            <text:p>G22</text:p>
          </table:table-cell>
          <table:table-cell table:formula="of:=VLOOKUP([.E73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30])" office:value-type="float" office:value="3" calcext:value-type="float">
            <text:p>3</text:p>
          </table:table-cell>
          <table:table-cell table:formula="of:=COUNTIF([.G$1:.G$1048576];[.G73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61</text:p>
          </table:table-cell>
          <table:table-cell office:value-type="string" calcext:value-type="string">
            <text:p>P0219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32</text:p>
          </table:table-cell>
          <table:table-cell office:value-type="string" calcext:value-type="string">
            <text:p>SS00190</text:p>
          </table:table-cell>
          <table:table-cell table:formula="of:=VLOOKUP([.D731];[$PrimarySource.A$1:$PrimarySource.B$1048576];2;0)" office:value-type="string" office:string-value="G55" calcext:value-type="string">
            <text:p>G55</text:p>
          </table:table-cell>
          <table:table-cell table:formula="of:=VLOOKUP([.E73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31])" office:value-type="float" office:value="8" calcext:value-type="float">
            <text:p>8</text:p>
          </table:table-cell>
          <table:table-cell table:formula="of:=COUNTIF([.G$1:.G$1048576];[.G73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62</text:p>
          </table:table-cell>
          <table:table-cell office:value-type="string" calcext:value-type="string">
            <text:p>P0219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33</text:p>
          </table:table-cell>
          <table:table-cell office:value-type="string" calcext:value-type="string">
            <text:p>SS00190</text:p>
          </table:table-cell>
          <table:table-cell table:formula="of:=VLOOKUP([.D732];[$PrimarySource.A$1:$PrimarySource.B$1048576];2;0)" office:value-type="string" office:string-value="G55" calcext:value-type="string">
            <text:p>G55</text:p>
          </table:table-cell>
          <table:table-cell table:formula="of:=VLOOKUP([.E73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32])" office:value-type="float" office:value="8" calcext:value-type="float">
            <text:p>8</text:p>
          </table:table-cell>
          <table:table-cell table:formula="of:=COUNTIF([.G$1:.G$1048576];[.G73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63</text:p>
          </table:table-cell>
          <table:table-cell office:value-type="string" calcext:value-type="string">
            <text:p>P0219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34</text:p>
          </table:table-cell>
          <table:table-cell office:value-type="string" calcext:value-type="string">
            <text:p>SS00190</text:p>
          </table:table-cell>
          <table:table-cell table:formula="of:=VLOOKUP([.D733];[$PrimarySource.A$1:$PrimarySource.B$1048576];2;0)" office:value-type="string" office:string-value="G28" calcext:value-type="string">
            <text:p>G28</text:p>
          </table:table-cell>
          <table:table-cell table:formula="of:=VLOOKUP([.E73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33])" office:value-type="float" office:value="22" calcext:value-type="float">
            <text:p>22</text:p>
          </table:table-cell>
          <table:table-cell table:formula="of:=COUNTIF([.G$1:.G$1048576];[.G73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64</text:p>
          </table:table-cell>
          <table:table-cell office:value-type="string" calcext:value-type="string">
            <text:p>P0219</text:p>
          </table:table-cell>
          <table:table-cell office:value-type="string" calcext:value-type="string">
            <text:p>AT23</text:p>
          </table:table-cell>
          <table:table-cell office:value-type="string" calcext:value-type="string">
            <text:p>AW00126</text:p>
          </table:table-cell>
          <table:table-cell office:value-type="string" calcext:value-type="string">
            <text:p>SS00190</text:p>
          </table:table-cell>
          <table:table-cell table:formula="of:=VLOOKUP([.D734];[$PrimarySource.A$1:$PrimarySource.B$1048576];2;0)" office:value-type="string" office:string-value="" calcext:value-type="error">
            <text:p>#N/A</text:p>
          </table:table-cell>
          <table:table-cell table:formula="of:=VLOOKUP([.E73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34])" office:value-type="string" office:string-value="" calcext:value-type="error">
            <text:p>#N/A</text:p>
          </table:table-cell>
          <table:table-cell table:formula="of:=COUNTIF([.G$1:.G$1048576];[.G73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65</text:p>
          </table:table-cell>
          <table:table-cell office:value-type="string" calcext:value-type="string">
            <text:p>P0277</text:p>
          </table:table-cell>
          <table:table-cell office:value-type="string" calcext:value-type="string">
            <text:p>AT02</text:p>
          </table:table-cell>
          <table:table-cell office:value-type="string" calcext:value-type="string">
            <text:p>AW00127</text:p>
          </table:table-cell>
          <table:table-cell office:value-type="string" calcext:value-type="string">
            <text:p>SS00209</text:p>
          </table:table-cell>
          <table:table-cell table:formula="of:=VLOOKUP([.D735];[$PrimarySource.A$1:$PrimarySource.B$1048576];2;0)" office:value-type="string" office:string-value="" calcext:value-type="error">
            <text:p>#N/A</text:p>
          </table:table-cell>
          <table:table-cell table:formula="of:=VLOOKUP([.E73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35])" office:value-type="string" office:string-value="" calcext:value-type="error">
            <text:p>#N/A</text:p>
          </table:table-cell>
          <table:table-cell table:formula="of:=COUNTIF([.G$1:.G$1048576];[.G73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66</text:p>
          </table:table-cell>
          <table:table-cell office:value-type="string" calcext:value-type="string">
            <text:p>P0277</text:p>
          </table:table-cell>
          <table:table-cell office:value-type="string" calcext:value-type="string">
            <text:p>AT02</text:p>
          </table:table-cell>
          <table:table-cell office:value-type="string" calcext:value-type="string">
            <text:p>AW00128</text:p>
          </table:table-cell>
          <table:table-cell office:value-type="string" calcext:value-type="string">
            <text:p>SS00209</text:p>
          </table:table-cell>
          <table:table-cell table:formula="of:=VLOOKUP([.D736];[$PrimarySource.A$1:$PrimarySource.B$1048576];2;0)" office:value-type="string" office:string-value="" calcext:value-type="error">
            <text:p>#N/A</text:p>
          </table:table-cell>
          <table:table-cell table:formula="of:=VLOOKUP([.E73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36])" office:value-type="string" office:string-value="" calcext:value-type="error">
            <text:p>#N/A</text:p>
          </table:table-cell>
          <table:table-cell table:formula="of:=COUNTIF([.G$1:.G$1048576];[.G73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67</text:p>
          </table:table-cell>
          <table:table-cell office:value-type="string" calcext:value-type="string">
            <text:p>P0277</text:p>
          </table:table-cell>
          <table:table-cell office:value-type="string" calcext:value-type="string">
            <text:p>AT02</text:p>
          </table:table-cell>
          <table:table-cell office:value-type="string" calcext:value-type="string">
            <text:p>AW00129</text:p>
          </table:table-cell>
          <table:table-cell office:value-type="string" calcext:value-type="string">
            <text:p>SS00209</text:p>
          </table:table-cell>
          <table:table-cell table:formula="of:=VLOOKUP([.D737];[$PrimarySource.A$1:$PrimarySource.B$1048576];2;0)" office:value-type="string" office:string-value="" calcext:value-type="error">
            <text:p>#N/A</text:p>
          </table:table-cell>
          <table:table-cell table:formula="of:=VLOOKUP([.E73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37])" office:value-type="string" office:string-value="" calcext:value-type="error">
            <text:p>#N/A</text:p>
          </table:table-cell>
          <table:table-cell table:formula="of:=COUNTIF([.G$1:.G$1048576];[.G73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68</text:p>
          </table:table-cell>
          <table:table-cell office:value-type="string" calcext:value-type="string">
            <text:p>P0277</text:p>
          </table:table-cell>
          <table:table-cell office:value-type="string" calcext:value-type="string">
            <text:p>AT02</text:p>
          </table:table-cell>
          <table:table-cell office:value-type="string" calcext:value-type="string">
            <text:p>AW00130</text:p>
          </table:table-cell>
          <table:table-cell office:value-type="string" calcext:value-type="string">
            <text:p>SS00209</text:p>
          </table:table-cell>
          <table:table-cell table:formula="of:=VLOOKUP([.D738];[$PrimarySource.A$1:$PrimarySource.B$1048576];2;0)" office:value-type="string" office:string-value="" calcext:value-type="error">
            <text:p>#N/A</text:p>
          </table:table-cell>
          <table:table-cell table:formula="of:=VLOOKUP([.E73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38])" office:value-type="string" office:string-value="" calcext:value-type="error">
            <text:p>#N/A</text:p>
          </table:table-cell>
          <table:table-cell table:formula="of:=COUNTIF([.G$1:.G$1048576];[.G73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69</text:p>
          </table:table-cell>
          <table:table-cell office:value-type="string" calcext:value-type="string">
            <text:p>P0277</text:p>
          </table:table-cell>
          <table:table-cell office:value-type="string" calcext:value-type="string">
            <text:p>AT02</text:p>
          </table:table-cell>
          <table:table-cell office:value-type="string" calcext:value-type="string">
            <text:p>AW00131</text:p>
          </table:table-cell>
          <table:table-cell office:value-type="string" calcext:value-type="string">
            <text:p>SS00209</text:p>
          </table:table-cell>
          <table:table-cell table:formula="of:=VLOOKUP([.D739];[$PrimarySource.A$1:$PrimarySource.B$1048576];2;0)" office:value-type="string" office:string-value="" calcext:value-type="error">
            <text:p>#N/A</text:p>
          </table:table-cell>
          <table:table-cell table:formula="of:=VLOOKUP([.E73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39])" office:value-type="string" office:string-value="" calcext:value-type="error">
            <text:p>#N/A</text:p>
          </table:table-cell>
          <table:table-cell table:formula="of:=COUNTIF([.G$1:.G$1048576];[.G73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70</text:p>
          </table:table-cell>
          <table:table-cell office:value-type="string" calcext:value-type="string">
            <text:p>P0277</text:p>
          </table:table-cell>
          <table:table-cell office:value-type="string" calcext:value-type="string">
            <text:p>AT02</text:p>
          </table:table-cell>
          <table:table-cell office:value-type="string" calcext:value-type="string">
            <text:p>AW00132</text:p>
          </table:table-cell>
          <table:table-cell office:value-type="string" calcext:value-type="string">
            <text:p>SS00209</text:p>
          </table:table-cell>
          <table:table-cell table:formula="of:=VLOOKUP([.D740];[$PrimarySource.A$1:$PrimarySource.B$1048576];2;0)" office:value-type="string" office:string-value="" calcext:value-type="error">
            <text:p>#N/A</text:p>
          </table:table-cell>
          <table:table-cell table:formula="of:=VLOOKUP([.E74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40])" office:value-type="string" office:string-value="" calcext:value-type="error">
            <text:p>#N/A</text:p>
          </table:table-cell>
          <table:table-cell table:formula="of:=COUNTIF([.G$1:.G$1048576];[.G74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71</text:p>
          </table:table-cell>
          <table:table-cell office:value-type="string" calcext:value-type="string">
            <text:p>P0277</text:p>
          </table:table-cell>
          <table:table-cell office:value-type="string" calcext:value-type="string">
            <text:p>AT02</text:p>
          </table:table-cell>
          <table:table-cell office:value-type="string" calcext:value-type="string">
            <text:p>AW00133</text:p>
          </table:table-cell>
          <table:table-cell office:value-type="string" calcext:value-type="string">
            <text:p>SS00209</text:p>
          </table:table-cell>
          <table:table-cell table:formula="of:=VLOOKUP([.D741];[$PrimarySource.A$1:$PrimarySource.B$1048576];2;0)" office:value-type="string" office:string-value="" calcext:value-type="error">
            <text:p>#N/A</text:p>
          </table:table-cell>
          <table:table-cell table:formula="of:=VLOOKUP([.E74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41])" office:value-type="string" office:string-value="" calcext:value-type="error">
            <text:p>#N/A</text:p>
          </table:table-cell>
          <table:table-cell table:formula="of:=COUNTIF([.G$1:.G$1048576];[.G74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72</text:p>
          </table:table-cell>
          <table:table-cell office:value-type="string" calcext:value-type="string">
            <text:p>P0276</text:p>
          </table:table-cell>
          <table:table-cell office:value-type="string" calcext:value-type="string">
            <text:p>AT23</text:p>
          </table:table-cell>
          <table:table-cell office:value-type="string" calcext:value-type="string">
            <text:p>AW00134</text:p>
          </table:table-cell>
          <table:table-cell office:value-type="string" calcext:value-type="string">
            <text:p>SS00209</text:p>
          </table:table-cell>
          <table:table-cell table:formula="of:=VLOOKUP([.D742];[$PrimarySource.A$1:$PrimarySource.B$1048576];2;0)" office:value-type="string" office:string-value="" calcext:value-type="error">
            <text:p>#N/A</text:p>
          </table:table-cell>
          <table:table-cell table:formula="of:=VLOOKUP([.E74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42])" office:value-type="string" office:string-value="" calcext:value-type="error">
            <text:p>#N/A</text:p>
          </table:table-cell>
          <table:table-cell table:formula="of:=COUNTIF([.G$1:.G$1048576];[.G74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73</text:p>
          </table:table-cell>
          <table:table-cell office:value-type="string" calcext:value-type="string">
            <text:p>P027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135</text:p>
          </table:table-cell>
          <table:table-cell office:value-type="string" calcext:value-type="string">
            <text:p>SS00209</text:p>
          </table:table-cell>
          <table:table-cell table:formula="of:=VLOOKUP([.D743];[$PrimarySource.A$1:$PrimarySource.B$1048576];2;0)" office:value-type="string" office:string-value="" calcext:value-type="error">
            <text:p>#N/A</text:p>
          </table:table-cell>
          <table:table-cell table:formula="of:=VLOOKUP([.E74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43])" office:value-type="string" office:string-value="" calcext:value-type="error">
            <text:p>#N/A</text:p>
          </table:table-cell>
          <table:table-cell table:formula="of:=COUNTIF([.G$1:.G$1048576];[.G74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74</text:p>
          </table:table-cell>
          <table:table-cell office:value-type="string" calcext:value-type="string">
            <text:p>P027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136</text:p>
          </table:table-cell>
          <table:table-cell office:value-type="string" calcext:value-type="string">
            <text:p>SS00209</text:p>
          </table:table-cell>
          <table:table-cell table:formula="of:=VLOOKUP([.D744];[$PrimarySource.A$1:$PrimarySource.B$1048576];2;0)" office:value-type="string" office:string-value="" calcext:value-type="error">
            <text:p>#N/A</text:p>
          </table:table-cell>
          <table:table-cell table:formula="of:=VLOOKUP([.E74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44])" office:value-type="string" office:string-value="" calcext:value-type="error">
            <text:p>#N/A</text:p>
          </table:table-cell>
          <table:table-cell table:formula="of:=COUNTIF([.G$1:.G$1048576];[.G74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75</text:p>
          </table:table-cell>
          <table:table-cell office:value-type="string" calcext:value-type="string">
            <text:p>P027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137</text:p>
          </table:table-cell>
          <table:table-cell office:value-type="string" calcext:value-type="string">
            <text:p>SS00209</text:p>
          </table:table-cell>
          <table:table-cell table:formula="of:=VLOOKUP([.D745];[$PrimarySource.A$1:$PrimarySource.B$1048576];2;0)" office:value-type="string" office:string-value="" calcext:value-type="error">
            <text:p>#N/A</text:p>
          </table:table-cell>
          <table:table-cell table:formula="of:=VLOOKUP([.E74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45])" office:value-type="string" office:string-value="" calcext:value-type="error">
            <text:p>#N/A</text:p>
          </table:table-cell>
          <table:table-cell table:formula="of:=COUNTIF([.G$1:.G$1048576];[.G74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76</text:p>
          </table:table-cell>
          <table:table-cell office:value-type="string" calcext:value-type="string">
            <text:p>P027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138</text:p>
          </table:table-cell>
          <table:table-cell office:value-type="string" calcext:value-type="string">
            <text:p>SS00209</text:p>
          </table:table-cell>
          <table:table-cell table:formula="of:=VLOOKUP([.D746];[$PrimarySource.A$1:$PrimarySource.B$1048576];2;0)" office:value-type="string" office:string-value="" calcext:value-type="error">
            <text:p>#N/A</text:p>
          </table:table-cell>
          <table:table-cell table:formula="of:=VLOOKUP([.E74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46])" office:value-type="string" office:string-value="" calcext:value-type="error">
            <text:p>#N/A</text:p>
          </table:table-cell>
          <table:table-cell table:formula="of:=COUNTIF([.G$1:.G$1048576];[.G74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77</text:p>
          </table:table-cell>
          <table:table-cell office:value-type="string" calcext:value-type="string">
            <text:p>P027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139</text:p>
          </table:table-cell>
          <table:table-cell office:value-type="string" calcext:value-type="string">
            <text:p>SS00209</text:p>
          </table:table-cell>
          <table:table-cell table:formula="of:=VLOOKUP([.D747];[$PrimarySource.A$1:$PrimarySource.B$1048576];2;0)" office:value-type="string" office:string-value="" calcext:value-type="error">
            <text:p>#N/A</text:p>
          </table:table-cell>
          <table:table-cell table:formula="of:=VLOOKUP([.E74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47])" office:value-type="string" office:string-value="" calcext:value-type="error">
            <text:p>#N/A</text:p>
          </table:table-cell>
          <table:table-cell table:formula="of:=COUNTIF([.G$1:.G$1048576];[.G74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78</text:p>
          </table:table-cell>
          <table:table-cell office:value-type="string" calcext:value-type="string">
            <text:p>P027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140</text:p>
          </table:table-cell>
          <table:table-cell office:value-type="string" calcext:value-type="string">
            <text:p>SS00209</text:p>
          </table:table-cell>
          <table:table-cell table:formula="of:=VLOOKUP([.D748];[$PrimarySource.A$1:$PrimarySource.B$1048576];2;0)" office:value-type="string" office:string-value="" calcext:value-type="error">
            <text:p>#N/A</text:p>
          </table:table-cell>
          <table:table-cell table:formula="of:=VLOOKUP([.E74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48])" office:value-type="string" office:string-value="" calcext:value-type="error">
            <text:p>#N/A</text:p>
          </table:table-cell>
          <table:table-cell table:formula="of:=COUNTIF([.G$1:.G$1048576];[.G74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79</text:p>
          </table:table-cell>
          <table:table-cell office:value-type="string" calcext:value-type="string">
            <text:p>P027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141</text:p>
          </table:table-cell>
          <table:table-cell office:value-type="string" calcext:value-type="string">
            <text:p>SS00209</text:p>
          </table:table-cell>
          <table:table-cell table:formula="of:=VLOOKUP([.D749];[$PrimarySource.A$1:$PrimarySource.B$1048576];2;0)" office:value-type="string" office:string-value="" calcext:value-type="error">
            <text:p>#N/A</text:p>
          </table:table-cell>
          <table:table-cell table:formula="of:=VLOOKUP([.E74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49])" office:value-type="string" office:string-value="" calcext:value-type="error">
            <text:p>#N/A</text:p>
          </table:table-cell>
          <table:table-cell table:formula="of:=COUNTIF([.G$1:.G$1048576];[.G74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80</text:p>
          </table:table-cell>
          <table:table-cell office:value-type="string" calcext:value-type="string">
            <text:p>P027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142</text:p>
          </table:table-cell>
          <table:table-cell office:value-type="string" calcext:value-type="string">
            <text:p>SS00209</text:p>
          </table:table-cell>
          <table:table-cell table:formula="of:=VLOOKUP([.D750];[$PrimarySource.A$1:$PrimarySource.B$1048576];2;0)" office:value-type="string" office:string-value="" calcext:value-type="error">
            <text:p>#N/A</text:p>
          </table:table-cell>
          <table:table-cell table:formula="of:=VLOOKUP([.E75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50])" office:value-type="string" office:string-value="" calcext:value-type="error">
            <text:p>#N/A</text:p>
          </table:table-cell>
          <table:table-cell table:formula="of:=COUNTIF([.G$1:.G$1048576];[.G75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81</text:p>
          </table:table-cell>
          <table:table-cell office:value-type="string" calcext:value-type="string">
            <text:p>P027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143</text:p>
          </table:table-cell>
          <table:table-cell office:value-type="string" calcext:value-type="string">
            <text:p>SS00209</text:p>
          </table:table-cell>
          <table:table-cell table:formula="of:=VLOOKUP([.D751];[$PrimarySource.A$1:$PrimarySource.B$1048576];2;0)" office:value-type="string" office:string-value="" calcext:value-type="error">
            <text:p>#N/A</text:p>
          </table:table-cell>
          <table:table-cell table:formula="of:=VLOOKUP([.E75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51])" office:value-type="string" office:string-value="" calcext:value-type="error">
            <text:p>#N/A</text:p>
          </table:table-cell>
          <table:table-cell table:formula="of:=COUNTIF([.G$1:.G$1048576];[.G75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82</text:p>
          </table:table-cell>
          <table:table-cell office:value-type="string" calcext:value-type="string">
            <text:p>P027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144</text:p>
          </table:table-cell>
          <table:table-cell office:value-type="string" calcext:value-type="string">
            <text:p>SS00209</text:p>
          </table:table-cell>
          <table:table-cell table:formula="of:=VLOOKUP([.D752];[$PrimarySource.A$1:$PrimarySource.B$1048576];2;0)" office:value-type="string" office:string-value="" calcext:value-type="error">
            <text:p>#N/A</text:p>
          </table:table-cell>
          <table:table-cell table:formula="of:=VLOOKUP([.E75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52])" office:value-type="string" office:string-value="" calcext:value-type="error">
            <text:p>#N/A</text:p>
          </table:table-cell>
          <table:table-cell table:formula="of:=COUNTIF([.G$1:.G$1048576];[.G75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83</text:p>
          </table:table-cell>
          <table:table-cell office:value-type="string" calcext:value-type="string">
            <text:p>P0215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09</text:p>
          </table:table-cell>
          <table:table-cell office:value-type="string" calcext:value-type="string">
            <text:p>SS00156</text:p>
          </table:table-cell>
          <table:table-cell table:formula="of:=VLOOKUP([.D753];[$PrimarySource.A$1:$PrimarySource.B$1048576];2;0)" office:value-type="string" office:string-value="G52" calcext:value-type="string">
            <text:p>G52</text:p>
          </table:table-cell>
          <table:table-cell table:formula="of:=VLOOKUP([.E75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53])" office:value-type="float" office:value="27" calcext:value-type="float">
            <text:p>27</text:p>
          </table:table-cell>
          <table:table-cell table:formula="of:=COUNTIF([.G$1:.G$1048576];[.G75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84</text:p>
          </table:table-cell>
          <table:table-cell office:value-type="string" calcext:value-type="string">
            <text:p>P0137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35</text:p>
          </table:table-cell>
          <table:table-cell office:value-type="string" calcext:value-type="string">
            <text:p>SS00163</text:p>
          </table:table-cell>
          <table:table-cell table:formula="of:=VLOOKUP([.D754];[$PrimarySource.A$1:$PrimarySource.B$1048576];2;0)" office:value-type="string" office:string-value="G52" calcext:value-type="string">
            <text:p>G52</text:p>
          </table:table-cell>
          <table:table-cell table:formula="of:=VLOOKUP([.E754];[$SecondarySource.A$1:$SecondarySource.B$1048576];2;0)" office:value-type="string" office:string-value="G44" calcext:value-type="string">
            <text:p>G44</text:p>
          </table:table-cell>
          <table:table-cell table:formula="of:=COUNTIF([.F$1:.F$1048576];[.F754])" office:value-type="float" office:value="27" calcext:value-type="float">
            <text:p>27</text:p>
          </table:table-cell>
          <table:table-cell table:formula="of:=COUNTIF([.G$1:.G$1048576];[.G754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0985</text:p>
          </table:table-cell>
          <table:table-cell office:value-type="string" calcext:value-type="string">
            <text:p>P013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536</text:p>
          </table:table-cell>
          <table:table-cell office:value-type="string" calcext:value-type="string">
            <text:p>SS00149</text:p>
          </table:table-cell>
          <table:table-cell table:formula="of:=VLOOKUP([.D755];[$PrimarySource.A$1:$PrimarySource.B$1048576];2;0)" office:value-type="string" office:string-value="G20" calcext:value-type="string">
            <text:p>G20</text:p>
          </table:table-cell>
          <table:table-cell table:formula="of:=VLOOKUP([.E75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55])" office:value-type="float" office:value="13" calcext:value-type="float">
            <text:p>13</text:p>
          </table:table-cell>
          <table:table-cell table:formula="of:=COUNTIF([.G$1:.G$1048576];[.G75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86</text:p>
          </table:table-cell>
          <table:table-cell office:value-type="string" calcext:value-type="string">
            <text:p>P0132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537</text:p>
          </table:table-cell>
          <table:table-cell office:value-type="string" calcext:value-type="string">
            <text:p>SS00043</text:p>
          </table:table-cell>
          <table:table-cell table:formula="of:=VLOOKUP([.D756];[$PrimarySource.A$1:$PrimarySource.B$1048576];2;0)" office:value-type="string" office:string-value="G55" calcext:value-type="string">
            <text:p>G55</text:p>
          </table:table-cell>
          <table:table-cell table:formula="of:=VLOOKUP([.E75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56])" office:value-type="float" office:value="8" calcext:value-type="float">
            <text:p>8</text:p>
          </table:table-cell>
          <table:table-cell table:formula="of:=COUNTIF([.G$1:.G$1048576];[.G75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87</text:p>
          </table:table-cell>
          <table:table-cell office:value-type="string" calcext:value-type="string">
            <text:p>P0132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538</text:p>
          </table:table-cell>
          <table:table-cell office:value-type="string" calcext:value-type="string">
            <text:p>SS00043</text:p>
          </table:table-cell>
          <table:table-cell table:formula="of:=VLOOKUP([.D757];[$PrimarySource.A$1:$PrimarySource.B$1048576];2;0)" office:value-type="string" office:string-value="G20" calcext:value-type="string">
            <text:p>G20</text:p>
          </table:table-cell>
          <table:table-cell table:formula="of:=VLOOKUP([.E75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57])" office:value-type="float" office:value="13" calcext:value-type="float">
            <text:p>13</text:p>
          </table:table-cell>
          <table:table-cell table:formula="of:=COUNTIF([.G$1:.G$1048576];[.G75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88</text:p>
          </table:table-cell>
          <table:table-cell office:value-type="string" calcext:value-type="string">
            <text:p>P0132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539</text:p>
          </table:table-cell>
          <table:table-cell office:value-type="string" calcext:value-type="string">
            <text:p>SS00043</text:p>
          </table:table-cell>
          <table:table-cell table:formula="of:=VLOOKUP([.D758];[$PrimarySource.A$1:$PrimarySource.B$1048576];2;0)" office:value-type="string" office:string-value="G57" calcext:value-type="string">
            <text:p>G57</text:p>
          </table:table-cell>
          <table:table-cell table:formula="of:=VLOOKUP([.E75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58])" office:value-type="float" office:value="2" calcext:value-type="float">
            <text:p>2</text:p>
          </table:table-cell>
          <table:table-cell table:formula="of:=COUNTIF([.G$1:.G$1048576];[.G75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89</text:p>
          </table:table-cell>
          <table:table-cell office:value-type="string" calcext:value-type="string">
            <text:p>P0132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540</text:p>
          </table:table-cell>
          <table:table-cell office:value-type="string" calcext:value-type="string">
            <text:p>SS00043</text:p>
          </table:table-cell>
          <table:table-cell table:formula="of:=VLOOKUP([.D759];[$PrimarySource.A$1:$PrimarySource.B$1048576];2;0)" office:value-type="string" office:string-value="G20" calcext:value-type="string">
            <text:p>G20</text:p>
          </table:table-cell>
          <table:table-cell table:formula="of:=VLOOKUP([.E75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59])" office:value-type="float" office:value="13" calcext:value-type="float">
            <text:p>13</text:p>
          </table:table-cell>
          <table:table-cell table:formula="of:=COUNTIF([.G$1:.G$1048576];[.G75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90</text:p>
          </table:table-cell>
          <table:table-cell office:value-type="string" calcext:value-type="string">
            <text:p>P0132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41</text:p>
          </table:table-cell>
          <table:table-cell office:value-type="string" calcext:value-type="string">
            <text:p>SS00043</text:p>
          </table:table-cell>
          <table:table-cell table:formula="of:=VLOOKUP([.D760];[$PrimarySource.A$1:$PrimarySource.B$1048576];2;0)" office:value-type="string" office:string-value="G70" calcext:value-type="string">
            <text:p>G70</text:p>
          </table:table-cell>
          <table:table-cell table:formula="of:=VLOOKUP([.E76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60])" office:value-type="float" office:value="3" calcext:value-type="float">
            <text:p>3</text:p>
          </table:table-cell>
          <table:table-cell table:formula="of:=COUNTIF([.G$1:.G$1048576];[.G76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91</text:p>
          </table:table-cell>
          <table:table-cell office:value-type="string" calcext:value-type="string">
            <text:p>P0132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42</text:p>
          </table:table-cell>
          <table:table-cell office:value-type="string" calcext:value-type="string">
            <text:p>SS00043</text:p>
          </table:table-cell>
          <table:table-cell table:formula="of:=VLOOKUP([.D761];[$PrimarySource.A$1:$PrimarySource.B$1048576];2;0)" office:value-type="string" office:string-value="G28" calcext:value-type="string">
            <text:p>G28</text:p>
          </table:table-cell>
          <table:table-cell table:formula="of:=VLOOKUP([.E76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61])" office:value-type="float" office:value="22" calcext:value-type="float">
            <text:p>22</text:p>
          </table:table-cell>
          <table:table-cell table:formula="of:=COUNTIF([.G$1:.G$1048576];[.G76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92</text:p>
          </table:table-cell>
          <table:table-cell office:value-type="string" calcext:value-type="string">
            <text:p>P0132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43</text:p>
          </table:table-cell>
          <table:table-cell office:value-type="string" calcext:value-type="string">
            <text:p>SS00043</text:p>
          </table:table-cell>
          <table:table-cell table:formula="of:=VLOOKUP([.D762];[$PrimarySource.A$1:$PrimarySource.B$1048576];2;0)" office:value-type="string" office:string-value="G52" calcext:value-type="string">
            <text:p>G52</text:p>
          </table:table-cell>
          <table:table-cell table:formula="of:=VLOOKUP([.E76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62])" office:value-type="float" office:value="27" calcext:value-type="float">
            <text:p>27</text:p>
          </table:table-cell>
          <table:table-cell table:formula="of:=COUNTIF([.G$1:.G$1048576];[.G76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93</text:p>
          </table:table-cell>
          <table:table-cell office:value-type="string" calcext:value-type="string">
            <text:p>P0133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43</text:p>
          </table:table-cell>
          <table:table-cell office:value-type="string" calcext:value-type="string">
            <text:p>SS00154</text:p>
          </table:table-cell>
          <table:table-cell table:formula="of:=VLOOKUP([.D763];[$PrimarySource.A$1:$PrimarySource.B$1048576];2;0)" office:value-type="string" office:string-value="G52" calcext:value-type="string">
            <text:p>G52</text:p>
          </table:table-cell>
          <table:table-cell table:formula="of:=VLOOKUP([.E76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63])" office:value-type="float" office:value="27" calcext:value-type="float">
            <text:p>27</text:p>
          </table:table-cell>
          <table:table-cell table:formula="of:=COUNTIF([.G$1:.G$1048576];[.G76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94</text:p>
          </table:table-cell>
          <table:table-cell office:value-type="string" calcext:value-type="string">
            <text:p>P0132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44</text:p>
          </table:table-cell>
          <table:table-cell office:value-type="string" calcext:value-type="string">
            <text:p>SS00043</text:p>
          </table:table-cell>
          <table:table-cell table:formula="of:=VLOOKUP([.D764];[$PrimarySource.A$1:$PrimarySource.B$1048576];2;0)" office:value-type="string" office:string-value="G58" calcext:value-type="string">
            <text:p>G58</text:p>
          </table:table-cell>
          <table:table-cell table:formula="of:=VLOOKUP([.E76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64])" office:value-type="float" office:value="2" calcext:value-type="float">
            <text:p>2</text:p>
          </table:table-cell>
          <table:table-cell table:formula="of:=COUNTIF([.G$1:.G$1048576];[.G76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95</text:p>
          </table:table-cell>
          <table:table-cell office:value-type="string" calcext:value-type="string">
            <text:p>P0132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545</text:p>
          </table:table-cell>
          <table:table-cell office:value-type="string" calcext:value-type="string">
            <text:p>SS00043</text:p>
          </table:table-cell>
          <table:table-cell table:formula="of:=VLOOKUP([.D765];[$PrimarySource.A$1:$PrimarySource.B$1048576];2;0)" office:value-type="string" office:string-value="G19" calcext:value-type="string">
            <text:p>G19</text:p>
          </table:table-cell>
          <table:table-cell table:formula="of:=VLOOKUP([.E76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65])" office:value-type="float" office:value="20" calcext:value-type="float">
            <text:p>20</text:p>
          </table:table-cell>
          <table:table-cell table:formula="of:=COUNTIF([.G$1:.G$1048576];[.G76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96</text:p>
          </table:table-cell>
          <table:table-cell office:value-type="string" calcext:value-type="string">
            <text:p>P0132</text:p>
          </table:table-cell>
          <table:table-cell office:value-type="string" calcext:value-type="string">
            <text:p>AT10</text:p>
          </table:table-cell>
          <table:table-cell office:value-type="string" calcext:value-type="string">
            <text:p>PS00546</text:p>
          </table:table-cell>
          <table:table-cell office:value-type="string" calcext:value-type="string">
            <text:p>SS00043</text:p>
          </table:table-cell>
          <table:table-cell table:formula="of:=VLOOKUP([.D766];[$PrimarySource.A$1:$PrimarySource.B$1048576];2;0)" office:value-type="string" office:string-value="G52" calcext:value-type="string">
            <text:p>G52</text:p>
          </table:table-cell>
          <table:table-cell table:formula="of:=VLOOKUP([.E76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66])" office:value-type="float" office:value="27" calcext:value-type="float">
            <text:p>27</text:p>
          </table:table-cell>
          <table:table-cell table:formula="of:=COUNTIF([.G$1:.G$1048576];[.G76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97</text:p>
          </table:table-cell>
          <table:table-cell office:value-type="string" calcext:value-type="string">
            <text:p>P0136</text:p>
          </table:table-cell>
          <table:table-cell office:value-type="string" calcext:value-type="string">
            <text:p>AT32</text:p>
          </table:table-cell>
          <table:table-cell office:value-type="string" calcext:value-type="string">
            <text:p>AW00145</text:p>
          </table:table-cell>
          <table:table-cell office:value-type="string" calcext:value-type="string">
            <text:p>SS00110</text:p>
          </table:table-cell>
          <table:table-cell table:formula="of:=VLOOKUP([.D767];[$PrimarySource.A$1:$PrimarySource.B$1048576];2;0)" office:value-type="string" office:string-value="" calcext:value-type="error">
            <text:p>#N/A</text:p>
          </table:table-cell>
          <table:table-cell table:formula="of:=VLOOKUP([.E76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67])" office:value-type="string" office:string-value="" calcext:value-type="error">
            <text:p>#N/A</text:p>
          </table:table-cell>
          <table:table-cell table:formula="of:=COUNTIF([.G$1:.G$1048576];[.G76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98</text:p>
          </table:table-cell>
          <table:table-cell office:value-type="string" calcext:value-type="string">
            <text:p>P013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146</text:p>
          </table:table-cell>
          <table:table-cell office:value-type="string" calcext:value-type="string">
            <text:p>SS00110</text:p>
          </table:table-cell>
          <table:table-cell table:formula="of:=VLOOKUP([.D768];[$PrimarySource.A$1:$PrimarySource.B$1048576];2;0)" office:value-type="string" office:string-value="" calcext:value-type="error">
            <text:p>#N/A</text:p>
          </table:table-cell>
          <table:table-cell table:formula="of:=VLOOKUP([.E76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68])" office:value-type="string" office:string-value="" calcext:value-type="error">
            <text:p>#N/A</text:p>
          </table:table-cell>
          <table:table-cell table:formula="of:=COUNTIF([.G$1:.G$1048576];[.G76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999</text:p>
          </table:table-cell>
          <table:table-cell office:value-type="string" calcext:value-type="string">
            <text:p>P0362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147</text:p>
          </table:table-cell>
          <table:table-cell office:value-type="string" calcext:value-type="string">
            <text:p>SS00272</text:p>
          </table:table-cell>
          <table:table-cell table:formula="of:=VLOOKUP([.D769];[$PrimarySource.A$1:$PrimarySource.B$1048576];2;0)" office:value-type="string" office:string-value="" calcext:value-type="error">
            <text:p>#N/A</text:p>
          </table:table-cell>
          <table:table-cell table:formula="of:=VLOOKUP([.E76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69])" office:value-type="string" office:string-value="" calcext:value-type="error">
            <text:p>#N/A</text:p>
          </table:table-cell>
          <table:table-cell table:formula="of:=COUNTIF([.G$1:.G$1048576];[.G76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00</text:p>
          </table:table-cell>
          <table:table-cell office:value-type="string" calcext:value-type="string">
            <text:p>P0362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148</text:p>
          </table:table-cell>
          <table:table-cell office:value-type="string" calcext:value-type="string">
            <text:p>SS00272</text:p>
          </table:table-cell>
          <table:table-cell table:formula="of:=VLOOKUP([.D770];[$PrimarySource.A$1:$PrimarySource.B$1048576];2;0)" office:value-type="string" office:string-value="" calcext:value-type="error">
            <text:p>#N/A</text:p>
          </table:table-cell>
          <table:table-cell table:formula="of:=VLOOKUP([.E77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70])" office:value-type="string" office:string-value="" calcext:value-type="error">
            <text:p>#N/A</text:p>
          </table:table-cell>
          <table:table-cell table:formula="of:=COUNTIF([.G$1:.G$1048576];[.G77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01</text:p>
          </table:table-cell>
          <table:table-cell office:value-type="string" calcext:value-type="string">
            <text:p>P0362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149</text:p>
          </table:table-cell>
          <table:table-cell office:value-type="string" calcext:value-type="string">
            <text:p>SS00272</text:p>
          </table:table-cell>
          <table:table-cell table:formula="of:=VLOOKUP([.D771];[$PrimarySource.A$1:$PrimarySource.B$1048576];2;0)" office:value-type="string" office:string-value="" calcext:value-type="error">
            <text:p>#N/A</text:p>
          </table:table-cell>
          <table:table-cell table:formula="of:=VLOOKUP([.E77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71])" office:value-type="string" office:string-value="" calcext:value-type="error">
            <text:p>#N/A</text:p>
          </table:table-cell>
          <table:table-cell table:formula="of:=COUNTIF([.G$1:.G$1048576];[.G77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02</text:p>
          </table:table-cell>
          <table:table-cell office:value-type="string" calcext:value-type="string">
            <text:p>P0362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150</text:p>
          </table:table-cell>
          <table:table-cell office:value-type="string" calcext:value-type="string">
            <text:p>SS00272</text:p>
          </table:table-cell>
          <table:table-cell table:formula="of:=VLOOKUP([.D772];[$PrimarySource.A$1:$PrimarySource.B$1048576];2;0)" office:value-type="string" office:string-value="" calcext:value-type="error">
            <text:p>#N/A</text:p>
          </table:table-cell>
          <table:table-cell table:formula="of:=VLOOKUP([.E77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72])" office:value-type="string" office:string-value="" calcext:value-type="error">
            <text:p>#N/A</text:p>
          </table:table-cell>
          <table:table-cell table:formula="of:=COUNTIF([.G$1:.G$1048576];[.G77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03</text:p>
          </table:table-cell>
          <table:table-cell office:value-type="string" calcext:value-type="string">
            <text:p>P0362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151</text:p>
          </table:table-cell>
          <table:table-cell office:value-type="string" calcext:value-type="string">
            <text:p>SS00272</text:p>
          </table:table-cell>
          <table:table-cell table:formula="of:=VLOOKUP([.D773];[$PrimarySource.A$1:$PrimarySource.B$1048576];2;0)" office:value-type="string" office:string-value="" calcext:value-type="error">
            <text:p>#N/A</text:p>
          </table:table-cell>
          <table:table-cell table:formula="of:=VLOOKUP([.E77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73])" office:value-type="string" office:string-value="" calcext:value-type="error">
            <text:p>#N/A</text:p>
          </table:table-cell>
          <table:table-cell table:formula="of:=COUNTIF([.G$1:.G$1048576];[.G77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04</text:p>
          </table:table-cell>
          <table:table-cell office:value-type="string" calcext:value-type="string">
            <text:p>P0362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547</text:p>
          </table:table-cell>
          <table:table-cell office:value-type="string" calcext:value-type="string">
            <text:p>SS00272</text:p>
          </table:table-cell>
          <table:table-cell table:formula="of:=VLOOKUP([.D774];[$PrimarySource.A$1:$PrimarySource.B$1048576];2;0)" office:value-type="string" office:string-value="G59" calcext:value-type="string">
            <text:p>G59</text:p>
          </table:table-cell>
          <table:table-cell table:formula="of:=VLOOKUP([.E77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74])" office:value-type="float" office:value="10" calcext:value-type="float">
            <text:p>10</text:p>
          </table:table-cell>
          <table:table-cell table:formula="of:=COUNTIF([.G$1:.G$1048576];[.G77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05</text:p>
          </table:table-cell>
          <table:table-cell office:value-type="string" calcext:value-type="string">
            <text:p>P0133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547</text:p>
          </table:table-cell>
          <table:table-cell office:value-type="string" calcext:value-type="string">
            <text:p>SS00154</text:p>
          </table:table-cell>
          <table:table-cell table:formula="of:=VLOOKUP([.D775];[$PrimarySource.A$1:$PrimarySource.B$1048576];2;0)" office:value-type="string" office:string-value="G59" calcext:value-type="string">
            <text:p>G59</text:p>
          </table:table-cell>
          <table:table-cell table:formula="of:=VLOOKUP([.E77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75])" office:value-type="float" office:value="10" calcext:value-type="float">
            <text:p>10</text:p>
          </table:table-cell>
          <table:table-cell table:formula="of:=COUNTIF([.G$1:.G$1048576];[.G77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06</text:p>
          </table:table-cell>
          <table:table-cell office:value-type="string" calcext:value-type="string">
            <text:p>P0131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547</text:p>
          </table:table-cell>
          <table:table-cell office:value-type="string" calcext:value-type="string">
            <text:p>SS00153</text:p>
          </table:table-cell>
          <table:table-cell table:formula="of:=VLOOKUP([.D776];[$PrimarySource.A$1:$PrimarySource.B$1048576];2;0)" office:value-type="string" office:string-value="G59" calcext:value-type="string">
            <text:p>G59</text:p>
          </table:table-cell>
          <table:table-cell table:formula="of:=VLOOKUP([.E77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76])" office:value-type="float" office:value="10" calcext:value-type="float">
            <text:p>10</text:p>
          </table:table-cell>
          <table:table-cell table:formula="of:=COUNTIF([.G$1:.G$1048576];[.G77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07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47</text:p>
          </table:table-cell>
          <table:table-cell office:value-type="string" calcext:value-type="string">
            <text:p>SS00005</text:p>
          </table:table-cell>
          <table:table-cell table:formula="of:=VLOOKUP([.D777];[$PrimarySource.A$1:$PrimarySource.B$1048576];2;0)" office:value-type="string" office:string-value="G59" calcext:value-type="string">
            <text:p>G59</text:p>
          </table:table-cell>
          <table:table-cell table:formula="of:=VLOOKUP([.E77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77])" office:value-type="float" office:value="10" calcext:value-type="float">
            <text:p>10</text:p>
          </table:table-cell>
          <table:table-cell table:formula="of:=COUNTIF([.G$1:.G$1048576];[.G77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08</text:p>
          </table:table-cell>
          <table:table-cell office:value-type="string" calcext:value-type="string">
            <text:p>P0362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109</text:p>
          </table:table-cell>
          <table:table-cell office:value-type="string" calcext:value-type="string">
            <text:p>SS00272</text:p>
          </table:table-cell>
          <table:table-cell table:formula="of:=VLOOKUP([.D778];[$PrimarySource.A$1:$PrimarySource.B$1048576];2;0)" office:value-type="string" office:string-value="" calcext:value-type="error">
            <text:p>#N/A</text:p>
          </table:table-cell>
          <table:table-cell table:formula="of:=VLOOKUP([.E77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78])" office:value-type="string" office:string-value="" calcext:value-type="error">
            <text:p>#N/A</text:p>
          </table:table-cell>
          <table:table-cell table:formula="of:=COUNTIF([.G$1:.G$1048576];[.G77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09</text:p>
          </table:table-cell>
          <table:table-cell office:value-type="string" calcext:value-type="string">
            <text:p>P0362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152</text:p>
          </table:table-cell>
          <table:table-cell office:value-type="string" calcext:value-type="string">
            <text:p>SS00272</text:p>
          </table:table-cell>
          <table:table-cell table:formula="of:=VLOOKUP([.D779];[$PrimarySource.A$1:$PrimarySource.B$1048576];2;0)" office:value-type="string" office:string-value="" calcext:value-type="error">
            <text:p>#N/A</text:p>
          </table:table-cell>
          <table:table-cell table:formula="of:=VLOOKUP([.E77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79])" office:value-type="string" office:string-value="" calcext:value-type="error">
            <text:p>#N/A</text:p>
          </table:table-cell>
          <table:table-cell table:formula="of:=COUNTIF([.G$1:.G$1048576];[.G77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10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152</text:p>
          </table:table-cell>
          <table:table-cell office:value-type="string" calcext:value-type="string">
            <text:p>SS00005</text:p>
          </table:table-cell>
          <table:table-cell table:formula="of:=VLOOKUP([.D780];[$PrimarySource.A$1:$PrimarySource.B$1048576];2;0)" office:value-type="string" office:string-value="" calcext:value-type="error">
            <text:p>#N/A</text:p>
          </table:table-cell>
          <table:table-cell table:formula="of:=VLOOKUP([.E78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80])" office:value-type="string" office:string-value="" calcext:value-type="error">
            <text:p>#N/A</text:p>
          </table:table-cell>
          <table:table-cell table:formula="of:=COUNTIF([.G$1:.G$1048576];[.G78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11</text:p>
          </table:table-cell>
          <table:table-cell office:value-type="string" calcext:value-type="string">
            <text:p>P0362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153</text:p>
          </table:table-cell>
          <table:table-cell office:value-type="string" calcext:value-type="string">
            <text:p>SS00272</text:p>
          </table:table-cell>
          <table:table-cell table:formula="of:=VLOOKUP([.D781];[$PrimarySource.A$1:$PrimarySource.B$1048576];2;0)" office:value-type="string" office:string-value="" calcext:value-type="error">
            <text:p>#N/A</text:p>
          </table:table-cell>
          <table:table-cell table:formula="of:=VLOOKUP([.E78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81])" office:value-type="string" office:string-value="" calcext:value-type="error">
            <text:p>#N/A</text:p>
          </table:table-cell>
          <table:table-cell table:formula="of:=COUNTIF([.G$1:.G$1048576];[.G78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12</text:p>
          </table:table-cell>
          <table:table-cell office:value-type="string" calcext:value-type="string">
            <text:p>P0362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154</text:p>
          </table:table-cell>
          <table:table-cell office:value-type="string" calcext:value-type="string">
            <text:p>SS00272</text:p>
          </table:table-cell>
          <table:table-cell table:formula="of:=VLOOKUP([.D782];[$PrimarySource.A$1:$PrimarySource.B$1048576];2;0)" office:value-type="string" office:string-value="" calcext:value-type="error">
            <text:p>#N/A</text:p>
          </table:table-cell>
          <table:table-cell table:formula="of:=VLOOKUP([.E78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82])" office:value-type="string" office:string-value="" calcext:value-type="error">
            <text:p>#N/A</text:p>
          </table:table-cell>
          <table:table-cell table:formula="of:=COUNTIF([.G$1:.G$1048576];[.G78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13</text:p>
          </table:table-cell>
          <table:table-cell office:value-type="string" calcext:value-type="string">
            <text:p>P0362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155</text:p>
          </table:table-cell>
          <table:table-cell office:value-type="string" calcext:value-type="string">
            <text:p>SS00272</text:p>
          </table:table-cell>
          <table:table-cell table:formula="of:=VLOOKUP([.D783];[$PrimarySource.A$1:$PrimarySource.B$1048576];2;0)" office:value-type="string" office:string-value="" calcext:value-type="error">
            <text:p>#N/A</text:p>
          </table:table-cell>
          <table:table-cell table:formula="of:=VLOOKUP([.E78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83])" office:value-type="string" office:string-value="" calcext:value-type="error">
            <text:p>#N/A</text:p>
          </table:table-cell>
          <table:table-cell table:formula="of:=COUNTIF([.G$1:.G$1048576];[.G78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14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156</text:p>
          </table:table-cell>
          <table:table-cell office:value-type="string" calcext:value-type="string">
            <text:p>SS00005</text:p>
          </table:table-cell>
          <table:table-cell table:formula="of:=VLOOKUP([.D784];[$PrimarySource.A$1:$PrimarySource.B$1048576];2;0)" office:value-type="string" office:string-value="" calcext:value-type="error">
            <text:p>#N/A</text:p>
          </table:table-cell>
          <table:table-cell table:formula="of:=VLOOKUP([.E78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84])" office:value-type="string" office:string-value="" calcext:value-type="error">
            <text:p>#N/A</text:p>
          </table:table-cell>
          <table:table-cell table:formula="of:=COUNTIF([.G$1:.G$1048576];[.G78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15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48</text:p>
          </table:table-cell>
          <table:table-cell office:value-type="string" calcext:value-type="string">
            <text:p>SS00005</text:p>
          </table:table-cell>
          <table:table-cell table:formula="of:=VLOOKUP([.D785];[$PrimarySource.A$1:$PrimarySource.B$1048576];2;0)" office:value-type="string" office:string-value="G52" calcext:value-type="string">
            <text:p>G52</text:p>
          </table:table-cell>
          <table:table-cell table:formula="of:=VLOOKUP([.E78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85])" office:value-type="float" office:value="27" calcext:value-type="float">
            <text:p>27</text:p>
          </table:table-cell>
          <table:table-cell table:formula="of:=COUNTIF([.G$1:.G$1048576];[.G78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16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49</text:p>
          </table:table-cell>
          <table:table-cell office:value-type="string" calcext:value-type="string">
            <text:p>SS00005</text:p>
          </table:table-cell>
          <table:table-cell table:formula="of:=VLOOKUP([.D786];[$PrimarySource.A$1:$PrimarySource.B$1048576];2;0)" office:value-type="string" office:string-value="G52" calcext:value-type="string">
            <text:p>G52</text:p>
          </table:table-cell>
          <table:table-cell table:formula="of:=VLOOKUP([.E78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86])" office:value-type="float" office:value="27" calcext:value-type="float">
            <text:p>27</text:p>
          </table:table-cell>
          <table:table-cell table:formula="of:=COUNTIF([.G$1:.G$1048576];[.G78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17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550</text:p>
          </table:table-cell>
          <table:table-cell office:value-type="string" calcext:value-type="string">
            <text:p>SS00005</text:p>
          </table:table-cell>
          <table:table-cell table:formula="of:=VLOOKUP([.D787];[$PrimarySource.A$1:$PrimarySource.B$1048576];2;0)" office:value-type="string" office:string-value="G10" calcext:value-type="string">
            <text:p>G10</text:p>
          </table:table-cell>
          <table:table-cell table:formula="of:=VLOOKUP([.E78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87])" office:value-type="float" office:value="80" calcext:value-type="float">
            <text:p>80</text:p>
          </table:table-cell>
          <table:table-cell table:formula="of:=COUNTIF([.G$1:.G$1048576];[.G78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18</text:p>
          </table:table-cell>
          <table:table-cell office:value-type="string" calcext:value-type="string">
            <text:p>P0131</text:p>
          </table:table-cell>
          <table:table-cell office:value-type="string" calcext:value-type="string">
            <text:p>AT32</text:p>
          </table:table-cell>
          <table:table-cell office:value-type="string" calcext:value-type="string">
            <text:p>AW00157</text:p>
          </table:table-cell>
          <table:table-cell office:value-type="string" calcext:value-type="string">
            <text:p>SS00153</text:p>
          </table:table-cell>
          <table:table-cell table:formula="of:=VLOOKUP([.D788];[$PrimarySource.A$1:$PrimarySource.B$1048576];2;0)" office:value-type="string" office:string-value="" calcext:value-type="error">
            <text:p>#N/A</text:p>
          </table:table-cell>
          <table:table-cell table:formula="of:=VLOOKUP([.E78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88])" office:value-type="string" office:string-value="" calcext:value-type="error">
            <text:p>#N/A</text:p>
          </table:table-cell>
          <table:table-cell table:formula="of:=COUNTIF([.G$1:.G$1048576];[.G78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19</text:p>
          </table:table-cell>
          <table:table-cell office:value-type="string" calcext:value-type="string">
            <text:p>P0131</text:p>
          </table:table-cell>
          <table:table-cell office:value-type="string" calcext:value-type="string">
            <text:p>AT32</text:p>
          </table:table-cell>
          <table:table-cell office:value-type="string" calcext:value-type="string">
            <text:p>AW00158</text:p>
          </table:table-cell>
          <table:table-cell office:value-type="string" calcext:value-type="string">
            <text:p>SS00153</text:p>
          </table:table-cell>
          <table:table-cell table:formula="of:=VLOOKUP([.D789];[$PrimarySource.A$1:$PrimarySource.B$1048576];2;0)" office:value-type="string" office:string-value="" calcext:value-type="error">
            <text:p>#N/A</text:p>
          </table:table-cell>
          <table:table-cell table:formula="of:=VLOOKUP([.E78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89])" office:value-type="string" office:string-value="" calcext:value-type="error">
            <text:p>#N/A</text:p>
          </table:table-cell>
          <table:table-cell table:formula="of:=COUNTIF([.G$1:.G$1048576];[.G78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20</text:p>
          </table:table-cell>
          <table:table-cell office:value-type="string" calcext:value-type="string">
            <text:p>P0131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51</text:p>
          </table:table-cell>
          <table:table-cell office:value-type="string" calcext:value-type="string">
            <text:p>SS00153</text:p>
          </table:table-cell>
          <table:table-cell table:formula="of:=VLOOKUP([.D790];[$PrimarySource.A$1:$PrimarySource.B$1048576];2;0)" office:value-type="string" office:string-value="G28" calcext:value-type="string">
            <text:p>G28</text:p>
          </table:table-cell>
          <table:table-cell table:formula="of:=VLOOKUP([.E79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90])" office:value-type="float" office:value="22" calcext:value-type="float">
            <text:p>22</text:p>
          </table:table-cell>
          <table:table-cell table:formula="of:=COUNTIF([.G$1:.G$1048576];[.G79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21</text:p>
          </table:table-cell>
          <table:table-cell office:value-type="string" calcext:value-type="string">
            <text:p>P0131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516</text:p>
          </table:table-cell>
          <table:table-cell office:value-type="string" calcext:value-type="string">
            <text:p>SS00153</text:p>
          </table:table-cell>
          <table:table-cell table:formula="of:=VLOOKUP([.D791];[$PrimarySource.A$1:$PrimarySource.B$1048576];2;0)" office:value-type="string" office:string-value="G59" calcext:value-type="string">
            <text:p>G59</text:p>
          </table:table-cell>
          <table:table-cell table:formula="of:=VLOOKUP([.E79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91])" office:value-type="float" office:value="10" calcext:value-type="float">
            <text:p>10</text:p>
          </table:table-cell>
          <table:table-cell table:formula="of:=COUNTIF([.G$1:.G$1048576];[.G79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22</text:p>
          </table:table-cell>
          <table:table-cell office:value-type="string" calcext:value-type="string">
            <text:p>P0131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552</text:p>
          </table:table-cell>
          <table:table-cell office:value-type="string" calcext:value-type="string">
            <text:p>SS00153</text:p>
          </table:table-cell>
          <table:table-cell table:formula="of:=VLOOKUP([.D792];[$PrimarySource.A$1:$PrimarySource.B$1048576];2;0)" office:value-type="string" office:string-value="G52" calcext:value-type="string">
            <text:p>G52</text:p>
          </table:table-cell>
          <table:table-cell table:formula="of:=VLOOKUP([.E79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92])" office:value-type="float" office:value="27" calcext:value-type="float">
            <text:p>27</text:p>
          </table:table-cell>
          <table:table-cell table:formula="of:=COUNTIF([.G$1:.G$1048576];[.G79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23</text:p>
          </table:table-cell>
          <table:table-cell office:value-type="string" calcext:value-type="string">
            <text:p>P0131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53</text:p>
          </table:table-cell>
          <table:table-cell office:value-type="string" calcext:value-type="string">
            <text:p>SS00153</text:p>
          </table:table-cell>
          <table:table-cell table:formula="of:=VLOOKUP([.D793];[$PrimarySource.A$1:$PrimarySource.B$1048576];2;0)" office:value-type="string" office:string-value="G52" calcext:value-type="string">
            <text:p>G52</text:p>
          </table:table-cell>
          <table:table-cell table:formula="of:=VLOOKUP([.E79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93])" office:value-type="float" office:value="27" calcext:value-type="float">
            <text:p>27</text:p>
          </table:table-cell>
          <table:table-cell table:formula="of:=COUNTIF([.G$1:.G$1048576];[.G79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24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125</text:p>
          </table:table-cell>
          <table:table-cell office:value-type="string" calcext:value-type="string">
            <text:p>SS00005</text:p>
          </table:table-cell>
          <table:table-cell table:formula="of:=VLOOKUP([.D794];[$PrimarySource.A$1:$PrimarySource.B$1048576];2;0)" office:value-type="string" office:string-value="G30" calcext:value-type="string">
            <text:p>G30</text:p>
          </table:table-cell>
          <table:table-cell table:formula="of:=VLOOKUP([.E79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94])" office:value-type="float" office:value="4" calcext:value-type="float">
            <text:p>4</text:p>
          </table:table-cell>
          <table:table-cell table:formula="of:=COUNTIF([.G$1:.G$1048576];[.G79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25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54</text:p>
          </table:table-cell>
          <table:table-cell office:value-type="string" calcext:value-type="string">
            <text:p>SS00005</text:p>
          </table:table-cell>
          <table:table-cell table:formula="of:=VLOOKUP([.D795];[$PrimarySource.A$1:$PrimarySource.B$1048576];2;0)" office:value-type="string" office:string-value="G28" calcext:value-type="string">
            <text:p>G28</text:p>
          </table:table-cell>
          <table:table-cell table:formula="of:=VLOOKUP([.E79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95])" office:value-type="float" office:value="22" calcext:value-type="float">
            <text:p>22</text:p>
          </table:table-cell>
          <table:table-cell table:formula="of:=COUNTIF([.G$1:.G$1048576];[.G79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26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33</text:p>
          </table:table-cell>
          <table:table-cell office:value-type="string" calcext:value-type="string">
            <text:p>PS00555</text:p>
          </table:table-cell>
          <table:table-cell office:value-type="string" calcext:value-type="string">
            <text:p>SS00005</text:p>
          </table:table-cell>
          <table:table-cell table:formula="of:=VLOOKUP([.D796];[$PrimarySource.A$1:$PrimarySource.B$1048576];2;0)" office:value-type="string" office:string-value="G28" calcext:value-type="string">
            <text:p>G28</text:p>
          </table:table-cell>
          <table:table-cell table:formula="of:=VLOOKUP([.E79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96])" office:value-type="float" office:value="22" calcext:value-type="float">
            <text:p>22</text:p>
          </table:table-cell>
          <table:table-cell table:formula="of:=COUNTIF([.G$1:.G$1048576];[.G79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27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10</text:p>
          </table:table-cell>
          <table:table-cell office:value-type="string" calcext:value-type="string">
            <text:p>PS00556</text:p>
          </table:table-cell>
          <table:table-cell office:value-type="string" calcext:value-type="string">
            <text:p>SS00005</text:p>
          </table:table-cell>
          <table:table-cell table:formula="of:=VLOOKUP([.D797];[$PrimarySource.A$1:$PrimarySource.B$1048576];2;0)" office:value-type="string" office:string-value="G72" calcext:value-type="string">
            <text:p>G72</text:p>
          </table:table-cell>
          <table:table-cell table:formula="of:=VLOOKUP([.E79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97])" office:value-type="float" office:value="1" calcext:value-type="float">
            <text:p>1</text:p>
          </table:table-cell>
          <table:table-cell table:formula="of:=COUNTIF([.G$1:.G$1048576];[.G79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28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08</text:p>
          </table:table-cell>
          <table:table-cell office:value-type="string" calcext:value-type="string">
            <text:p>SS00005</text:p>
          </table:table-cell>
          <table:table-cell table:formula="of:=VLOOKUP([.D798];[$PrimarySource.A$1:$PrimarySource.B$1048576];2;0)" office:value-type="string" office:string-value="G52" calcext:value-type="string">
            <text:p>G52</text:p>
          </table:table-cell>
          <table:table-cell table:formula="of:=VLOOKUP([.E79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98])" office:value-type="float" office:value="27" calcext:value-type="float">
            <text:p>27</text:p>
          </table:table-cell>
          <table:table-cell table:formula="of:=COUNTIF([.G$1:.G$1048576];[.G79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29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27</text:p>
          </table:table-cell>
          <table:table-cell office:value-type="string" calcext:value-type="string">
            <text:p>SS00249</text:p>
          </table:table-cell>
          <table:table-cell table:formula="of:=VLOOKUP([.D799];[$PrimarySource.A$1:$PrimarySource.B$1048576];2;0)" office:value-type="string" office:string-value="G52" calcext:value-type="string">
            <text:p>G52</text:p>
          </table:table-cell>
          <table:table-cell table:formula="of:=VLOOKUP([.E79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799])" office:value-type="float" office:value="27" calcext:value-type="float">
            <text:p>27</text:p>
          </table:table-cell>
          <table:table-cell table:formula="of:=COUNTIF([.G$1:.G$1048576];[.G79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30</text:p>
          </table:table-cell>
          <table:table-cell office:value-type="string" calcext:value-type="string">
            <text:p>P0138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57</text:p>
          </table:table-cell>
          <table:table-cell office:value-type="string" calcext:value-type="string">
            <text:p>SS00111</text:p>
          </table:table-cell>
          <table:table-cell table:formula="of:=VLOOKUP([.D800];[$PrimarySource.A$1:$PrimarySource.B$1048576];2;0)" office:value-type="string" office:string-value="G52" calcext:value-type="string">
            <text:p>G52</text:p>
          </table:table-cell>
          <table:table-cell table:formula="of:=VLOOKUP([.E80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00])" office:value-type="float" office:value="27" calcext:value-type="float">
            <text:p>27</text:p>
          </table:table-cell>
          <table:table-cell table:formula="of:=COUNTIF([.G$1:.G$1048576];[.G80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31</text:p>
          </table:table-cell>
          <table:table-cell office:value-type="string" calcext:value-type="string">
            <text:p>P0138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58</text:p>
          </table:table-cell>
          <table:table-cell office:value-type="string" calcext:value-type="string">
            <text:p>SS00111</text:p>
          </table:table-cell>
          <table:table-cell table:formula="of:=VLOOKUP([.D801];[$PrimarySource.A$1:$PrimarySource.B$1048576];2;0)" office:value-type="string" office:string-value="G52" calcext:value-type="string">
            <text:p>G52</text:p>
          </table:table-cell>
          <table:table-cell table:formula="of:=VLOOKUP([.E80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01])" office:value-type="float" office:value="27" calcext:value-type="float">
            <text:p>27</text:p>
          </table:table-cell>
          <table:table-cell table:formula="of:=COUNTIF([.G$1:.G$1048576];[.G80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32</text:p>
          </table:table-cell>
          <table:table-cell office:value-type="string" calcext:value-type="string">
            <text:p>P0138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59</text:p>
          </table:table-cell>
          <table:table-cell office:value-type="string" calcext:value-type="string">
            <text:p>SS00111</text:p>
          </table:table-cell>
          <table:table-cell table:formula="of:=VLOOKUP([.D802];[$PrimarySource.A$1:$PrimarySource.B$1048576];2;0)" office:value-type="string" office:string-value="G52" calcext:value-type="string">
            <text:p>G52</text:p>
          </table:table-cell>
          <table:table-cell table:formula="of:=VLOOKUP([.E80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02])" office:value-type="float" office:value="27" calcext:value-type="float">
            <text:p>27</text:p>
          </table:table-cell>
          <table:table-cell table:formula="of:=COUNTIF([.G$1:.G$1048576];[.G80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33</text:p>
          </table:table-cell>
          <table:table-cell office:value-type="string" calcext:value-type="string">
            <text:p>P0138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159</text:p>
          </table:table-cell>
          <table:table-cell office:value-type="string" calcext:value-type="string">
            <text:p>SS00111</text:p>
          </table:table-cell>
          <table:table-cell table:formula="of:=VLOOKUP([.D803];[$PrimarySource.A$1:$PrimarySource.B$1048576];2;0)" office:value-type="string" office:string-value="" calcext:value-type="error">
            <text:p>#N/A</text:p>
          </table:table-cell>
          <table:table-cell table:formula="of:=VLOOKUP([.E80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03])" office:value-type="string" office:string-value="" calcext:value-type="error">
            <text:p>#N/A</text:p>
          </table:table-cell>
          <table:table-cell table:formula="of:=COUNTIF([.G$1:.G$1048576];[.G80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34</text:p>
          </table:table-cell>
          <table:table-cell office:value-type="string" calcext:value-type="string">
            <text:p>P0138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60</text:p>
          </table:table-cell>
          <table:table-cell office:value-type="string" calcext:value-type="string">
            <text:p>SS00111</text:p>
          </table:table-cell>
          <table:table-cell table:formula="of:=VLOOKUP([.D804];[$PrimarySource.A$1:$PrimarySource.B$1048576];2;0)" office:value-type="string" office:string-value="G52" calcext:value-type="string">
            <text:p>G52</text:p>
          </table:table-cell>
          <table:table-cell table:formula="of:=VLOOKUP([.E80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04])" office:value-type="float" office:value="27" calcext:value-type="float">
            <text:p>27</text:p>
          </table:table-cell>
          <table:table-cell table:formula="of:=COUNTIF([.G$1:.G$1048576];[.G80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35</text:p>
          </table:table-cell>
          <table:table-cell office:value-type="string" calcext:value-type="string">
            <text:p>P0138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61</text:p>
          </table:table-cell>
          <table:table-cell office:value-type="string" calcext:value-type="string">
            <text:p>SS00111</text:p>
          </table:table-cell>
          <table:table-cell table:formula="of:=VLOOKUP([.D805];[$PrimarySource.A$1:$PrimarySource.B$1048576];2;0)" office:value-type="string" office:string-value="G52" calcext:value-type="string">
            <text:p>G52</text:p>
          </table:table-cell>
          <table:table-cell table:formula="of:=VLOOKUP([.E80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05])" office:value-type="float" office:value="27" calcext:value-type="float">
            <text:p>27</text:p>
          </table:table-cell>
          <table:table-cell table:formula="of:=COUNTIF([.G$1:.G$1048576];[.G80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36</text:p>
          </table:table-cell>
          <table:table-cell office:value-type="string" calcext:value-type="string">
            <text:p>P0625</text:p>
          </table:table-cell>
          <table:table-cell office:value-type="string" calcext:value-type="string">
            <text:p>AT34</text:p>
          </table:table-cell>
          <table:table-cell office:value-type="string" calcext:value-type="string">
            <text:p>AW00160</text:p>
          </table:table-cell>
          <table:table-cell office:value-type="string" calcext:value-type="string">
            <text:p>SS00254</text:p>
          </table:table-cell>
          <table:table-cell table:formula="of:=VLOOKUP([.D806];[$PrimarySource.A$1:$PrimarySource.B$1048576];2;0)" office:value-type="string" office:string-value="" calcext:value-type="error">
            <text:p>#N/A</text:p>
          </table:table-cell>
          <table:table-cell table:formula="of:=VLOOKUP([.E806];[$SecondarySource.A$1:$SecondarySource.B$1048576];2;0)" office:value-type="string" office:string-value="G02" calcext:value-type="string">
            <text:p>G02</text:p>
          </table:table-cell>
          <table:table-cell table:formula="of:=COUNTIF([.F$1:.F$1048576];[.F806])" office:value-type="string" office:string-value="" calcext:value-type="error">
            <text:p>#N/A</text:p>
          </table:table-cell>
          <table:table-cell table:formula="of:=COUNTIF([.G$1:.G$1048576];[.G806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1137</text:p>
          </table:table-cell>
          <table:table-cell office:value-type="string" calcext:value-type="string">
            <text:p>P0625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62</text:p>
          </table:table-cell>
          <table:table-cell office:value-type="string" calcext:value-type="string">
            <text:p>SS00254</text:p>
          </table:table-cell>
          <table:table-cell table:formula="of:=VLOOKUP([.D807];[$PrimarySource.A$1:$PrimarySource.B$1048576];2;0)" office:value-type="string" office:string-value="G55" calcext:value-type="string">
            <text:p>G55</text:p>
          </table:table-cell>
          <table:table-cell table:formula="of:=VLOOKUP([.E807];[$SecondarySource.A$1:$SecondarySource.B$1048576];2;0)" office:value-type="string" office:string-value="G02" calcext:value-type="string">
            <text:p>G02</text:p>
          </table:table-cell>
          <table:table-cell table:formula="of:=COUNTIF([.F$1:.F$1048576];[.F807])" office:value-type="float" office:value="8" calcext:value-type="float">
            <text:p>8</text:p>
          </table:table-cell>
          <table:table-cell table:formula="of:=COUNTIF([.G$1:.G$1048576];[.G807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1138</text:p>
          </table:table-cell>
          <table:table-cell office:value-type="string" calcext:value-type="string">
            <text:p>P0625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161</text:p>
          </table:table-cell>
          <table:table-cell office:value-type="string" calcext:value-type="string">
            <text:p>SS00254</text:p>
          </table:table-cell>
          <table:table-cell table:formula="of:=VLOOKUP([.D808];[$PrimarySource.A$1:$PrimarySource.B$1048576];2;0)" office:value-type="string" office:string-value="" calcext:value-type="error">
            <text:p>#N/A</text:p>
          </table:table-cell>
          <table:table-cell table:formula="of:=VLOOKUP([.E808];[$SecondarySource.A$1:$SecondarySource.B$1048576];2;0)" office:value-type="string" office:string-value="G02" calcext:value-type="string">
            <text:p>G02</text:p>
          </table:table-cell>
          <table:table-cell table:formula="of:=COUNTIF([.F$1:.F$1048576];[.F808])" office:value-type="string" office:string-value="" calcext:value-type="error">
            <text:p>#N/A</text:p>
          </table:table-cell>
          <table:table-cell table:formula="of:=COUNTIF([.G$1:.G$1048576];[.G808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1139</text:p>
          </table:table-cell>
          <table:table-cell office:value-type="string" calcext:value-type="string">
            <text:p>P0625</text:p>
          </table:table-cell>
          <table:table-cell office:value-type="string" calcext:value-type="string">
            <text:p>AT10</text:p>
          </table:table-cell>
          <table:table-cell office:value-type="string" calcext:value-type="string">
            <text:p>PS00563</text:p>
          </table:table-cell>
          <table:table-cell office:value-type="string" calcext:value-type="string">
            <text:p>SS00254</text:p>
          </table:table-cell>
          <table:table-cell table:formula="of:=VLOOKUP([.D809];[$PrimarySource.A$1:$PrimarySource.B$1048576];2;0)" office:value-type="string" office:string-value="G52" calcext:value-type="string">
            <text:p>G52</text:p>
          </table:table-cell>
          <table:table-cell table:formula="of:=VLOOKUP([.E809];[$SecondarySource.A$1:$SecondarySource.B$1048576];2;0)" office:value-type="string" office:string-value="G02" calcext:value-type="string">
            <text:p>G02</text:p>
          </table:table-cell>
          <table:table-cell table:formula="of:=COUNTIF([.F$1:.F$1048576];[.F809])" office:value-type="float" office:value="27" calcext:value-type="float">
            <text:p>27</text:p>
          </table:table-cell>
          <table:table-cell table:formula="of:=COUNTIF([.G$1:.G$1048576];[.G809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1140</text:p>
          </table:table-cell>
          <table:table-cell office:value-type="string" calcext:value-type="string">
            <text:p>P0625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64</text:p>
          </table:table-cell>
          <table:table-cell office:value-type="string" calcext:value-type="string">
            <text:p>SS00254</text:p>
          </table:table-cell>
          <table:table-cell table:formula="of:=VLOOKUP([.D810];[$PrimarySource.A$1:$PrimarySource.B$1048576];2;0)" office:value-type="string" office:string-value="G52" calcext:value-type="string">
            <text:p>G52</text:p>
          </table:table-cell>
          <table:table-cell table:formula="of:=VLOOKUP([.E810];[$SecondarySource.A$1:$SecondarySource.B$1048576];2;0)" office:value-type="string" office:string-value="G02" calcext:value-type="string">
            <text:p>G02</text:p>
          </table:table-cell>
          <table:table-cell table:formula="of:=COUNTIF([.F$1:.F$1048576];[.F810])" office:value-type="float" office:value="27" calcext:value-type="float">
            <text:p>27</text:p>
          </table:table-cell>
          <table:table-cell table:formula="of:=COUNTIF([.G$1:.G$1048576];[.G810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1141</text:p>
          </table:table-cell>
          <table:table-cell office:value-type="string" calcext:value-type="string">
            <text:p>P0625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65</text:p>
          </table:table-cell>
          <table:table-cell office:value-type="string" calcext:value-type="string">
            <text:p>SS00254</text:p>
          </table:table-cell>
          <table:table-cell table:formula="of:=VLOOKUP([.D811];[$PrimarySource.A$1:$PrimarySource.B$1048576];2;0)" office:value-type="string" office:string-value="G55" calcext:value-type="string">
            <text:p>G55</text:p>
          </table:table-cell>
          <table:table-cell table:formula="of:=VLOOKUP([.E811];[$SecondarySource.A$1:$SecondarySource.B$1048576];2;0)" office:value-type="string" office:string-value="G02" calcext:value-type="string">
            <text:p>G02</text:p>
          </table:table-cell>
          <table:table-cell table:formula="of:=COUNTIF([.F$1:.F$1048576];[.F811])" office:value-type="float" office:value="8" calcext:value-type="float">
            <text:p>8</text:p>
          </table:table-cell>
          <table:table-cell table:formula="of:=COUNTIF([.G$1:.G$1048576];[.G811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1142</text:p>
          </table:table-cell>
          <table:table-cell office:value-type="string" calcext:value-type="string">
            <text:p>P0064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128</text:p>
          </table:table-cell>
          <table:table-cell table:formula="of:=VLOOKUP([.D812];[$PrimarySource.A$1:$PrimarySource.B$1048576];2;0)" office:value-type="string" office:string-value="G99" calcext:value-type="string">
            <text:p>G99</text:p>
          </table:table-cell>
          <table:table-cell table:formula="of:=VLOOKUP([.E81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12])" office:value-type="float" office:value="236" calcext:value-type="float">
            <text:p>236</text:p>
          </table:table-cell>
          <table:table-cell table:formula="of:=COUNTIF([.G$1:.G$1048576];[.G81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43</text:p>
          </table:table-cell>
          <table:table-cell office:value-type="string" calcext:value-type="string">
            <text:p>P0003</text:p>
          </table:table-cell>
          <table:table-cell office:value-type="string" calcext:value-type="string">
            <text:p>AT28</text:p>
          </table:table-cell>
          <table:table-cell office:value-type="string" calcext:value-type="string">
            <text:p>AW00162</text:p>
          </table:table-cell>
          <table:table-cell office:value-type="string" calcext:value-type="string">
            <text:p>SS00112</text:p>
          </table:table-cell>
          <table:table-cell table:formula="of:=VLOOKUP([.D813];[$PrimarySource.A$1:$PrimarySource.B$1048576];2;0)" office:value-type="string" office:string-value="" calcext:value-type="error">
            <text:p>#N/A</text:p>
          </table:table-cell>
          <table:table-cell table:formula="of:=VLOOKUP([.E813];[$SecondarySource.A$1:$SecondarySource.B$1048576];2;0)" office:value-type="string" office:string-value="G02" calcext:value-type="string">
            <text:p>G02</text:p>
          </table:table-cell>
          <table:table-cell table:formula="of:=COUNTIF([.F$1:.F$1048576];[.F813])" office:value-type="string" office:string-value="" calcext:value-type="error">
            <text:p>#N/A</text:p>
          </table:table-cell>
          <table:table-cell table:formula="of:=COUNTIF([.G$1:.G$1048576];[.G813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1144</text:p>
          </table:table-cell>
          <table:table-cell office:value-type="string" calcext:value-type="string">
            <text:p>P0003</text:p>
          </table:table-cell>
          <table:table-cell office:value-type="string" calcext:value-type="string">
            <text:p>AT28</text:p>
          </table:table-cell>
          <table:table-cell office:value-type="string" calcext:value-type="string">
            <text:p>AW00163</text:p>
          </table:table-cell>
          <table:table-cell office:value-type="string" calcext:value-type="string">
            <text:p>SS00112</text:p>
          </table:table-cell>
          <table:table-cell table:formula="of:=VLOOKUP([.D814];[$PrimarySource.A$1:$PrimarySource.B$1048576];2;0)" office:value-type="string" office:string-value="" calcext:value-type="error">
            <text:p>#N/A</text:p>
          </table:table-cell>
          <table:table-cell table:formula="of:=VLOOKUP([.E814];[$SecondarySource.A$1:$SecondarySource.B$1048576];2;0)" office:value-type="string" office:string-value="G02" calcext:value-type="string">
            <text:p>G02</text:p>
          </table:table-cell>
          <table:table-cell table:formula="of:=COUNTIF([.F$1:.F$1048576];[.F814])" office:value-type="string" office:string-value="" calcext:value-type="error">
            <text:p>#N/A</text:p>
          </table:table-cell>
          <table:table-cell table:formula="of:=COUNTIF([.G$1:.G$1048576];[.G814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1145</text:p>
          </table:table-cell>
          <table:table-cell office:value-type="string" calcext:value-type="string">
            <text:p>P0003</text:p>
          </table:table-cell>
          <table:table-cell office:value-type="string" calcext:value-type="string">
            <text:p>AT28</text:p>
          </table:table-cell>
          <table:table-cell office:value-type="string" calcext:value-type="string">
            <text:p>AW00164</text:p>
          </table:table-cell>
          <table:table-cell office:value-type="string" calcext:value-type="string">
            <text:p>SS00112</text:p>
          </table:table-cell>
          <table:table-cell table:formula="of:=VLOOKUP([.D815];[$PrimarySource.A$1:$PrimarySource.B$1048576];2;0)" office:value-type="string" office:string-value="" calcext:value-type="error">
            <text:p>#N/A</text:p>
          </table:table-cell>
          <table:table-cell table:formula="of:=VLOOKUP([.E815];[$SecondarySource.A$1:$SecondarySource.B$1048576];2;0)" office:value-type="string" office:string-value="G02" calcext:value-type="string">
            <text:p>G02</text:p>
          </table:table-cell>
          <table:table-cell table:formula="of:=COUNTIF([.F$1:.F$1048576];[.F815])" office:value-type="string" office:string-value="" calcext:value-type="error">
            <text:p>#N/A</text:p>
          </table:table-cell>
          <table:table-cell table:formula="of:=COUNTIF([.G$1:.G$1048576];[.G815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1146</text:p>
          </table:table-cell>
          <table:table-cell office:value-type="string" calcext:value-type="string">
            <text:p>P0003</text:p>
          </table:table-cell>
          <table:table-cell office:value-type="string" calcext:value-type="string">
            <text:p>AT28</text:p>
          </table:table-cell>
          <table:table-cell office:value-type="string" calcext:value-type="string">
            <text:p>AW00165</text:p>
          </table:table-cell>
          <table:table-cell office:value-type="string" calcext:value-type="string">
            <text:p>SS00112</text:p>
          </table:table-cell>
          <table:table-cell table:formula="of:=VLOOKUP([.D816];[$PrimarySource.A$1:$PrimarySource.B$1048576];2;0)" office:value-type="string" office:string-value="" calcext:value-type="error">
            <text:p>#N/A</text:p>
          </table:table-cell>
          <table:table-cell table:formula="of:=VLOOKUP([.E816];[$SecondarySource.A$1:$SecondarySource.B$1048576];2;0)" office:value-type="string" office:string-value="G02" calcext:value-type="string">
            <text:p>G02</text:p>
          </table:table-cell>
          <table:table-cell table:formula="of:=COUNTIF([.F$1:.F$1048576];[.F816])" office:value-type="string" office:string-value="" calcext:value-type="error">
            <text:p>#N/A</text:p>
          </table:table-cell>
          <table:table-cell table:formula="of:=COUNTIF([.G$1:.G$1048576];[.G816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1147</text:p>
          </table:table-cell>
          <table:table-cell office:value-type="string" calcext:value-type="string">
            <text:p>P0003</text:p>
          </table:table-cell>
          <table:table-cell office:value-type="string" calcext:value-type="string">
            <text:p>AT28</text:p>
          </table:table-cell>
          <table:table-cell office:value-type="string" calcext:value-type="string">
            <text:p>AW00166</text:p>
          </table:table-cell>
          <table:table-cell office:value-type="string" calcext:value-type="string">
            <text:p>SS00112</text:p>
          </table:table-cell>
          <table:table-cell table:formula="of:=VLOOKUP([.D817];[$PrimarySource.A$1:$PrimarySource.B$1048576];2;0)" office:value-type="string" office:string-value="" calcext:value-type="error">
            <text:p>#N/A</text:p>
          </table:table-cell>
          <table:table-cell table:formula="of:=VLOOKUP([.E817];[$SecondarySource.A$1:$SecondarySource.B$1048576];2;0)" office:value-type="string" office:string-value="G02" calcext:value-type="string">
            <text:p>G02</text:p>
          </table:table-cell>
          <table:table-cell table:formula="of:=COUNTIF([.F$1:.F$1048576];[.F817])" office:value-type="string" office:string-value="" calcext:value-type="error">
            <text:p>#N/A</text:p>
          </table:table-cell>
          <table:table-cell table:formula="of:=COUNTIF([.G$1:.G$1048576];[.G817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1148</text:p>
          </table:table-cell>
          <table:table-cell office:value-type="string" calcext:value-type="string">
            <text:p>P0003</text:p>
          </table:table-cell>
          <table:table-cell office:value-type="string" calcext:value-type="string">
            <text:p>AT28</text:p>
          </table:table-cell>
          <table:table-cell office:value-type="string" calcext:value-type="string">
            <text:p>AW00167</text:p>
          </table:table-cell>
          <table:table-cell office:value-type="string" calcext:value-type="string">
            <text:p>SS00112</text:p>
          </table:table-cell>
          <table:table-cell table:formula="of:=VLOOKUP([.D818];[$PrimarySource.A$1:$PrimarySource.B$1048576];2;0)" office:value-type="string" office:string-value="" calcext:value-type="error">
            <text:p>#N/A</text:p>
          </table:table-cell>
          <table:table-cell table:formula="of:=VLOOKUP([.E818];[$SecondarySource.A$1:$SecondarySource.B$1048576];2;0)" office:value-type="string" office:string-value="G02" calcext:value-type="string">
            <text:p>G02</text:p>
          </table:table-cell>
          <table:table-cell table:formula="of:=COUNTIF([.F$1:.F$1048576];[.F818])" office:value-type="string" office:string-value="" calcext:value-type="error">
            <text:p>#N/A</text:p>
          </table:table-cell>
          <table:table-cell table:formula="of:=COUNTIF([.G$1:.G$1048576];[.G818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1149</text:p>
          </table:table-cell>
          <table:table-cell office:value-type="string" calcext:value-type="string">
            <text:p>P0003</text:p>
          </table:table-cell>
          <table:table-cell office:value-type="string" calcext:value-type="string">
            <text:p>AT28</text:p>
          </table:table-cell>
          <table:table-cell office:value-type="string" calcext:value-type="string">
            <text:p>AW00168</text:p>
          </table:table-cell>
          <table:table-cell office:value-type="string" calcext:value-type="string">
            <text:p>SS00112</text:p>
          </table:table-cell>
          <table:table-cell table:formula="of:=VLOOKUP([.D819];[$PrimarySource.A$1:$PrimarySource.B$1048576];2;0)" office:value-type="string" office:string-value="" calcext:value-type="error">
            <text:p>#N/A</text:p>
          </table:table-cell>
          <table:table-cell table:formula="of:=VLOOKUP([.E819];[$SecondarySource.A$1:$SecondarySource.B$1048576];2;0)" office:value-type="string" office:string-value="G02" calcext:value-type="string">
            <text:p>G02</text:p>
          </table:table-cell>
          <table:table-cell table:formula="of:=COUNTIF([.F$1:.F$1048576];[.F819])" office:value-type="string" office:string-value="" calcext:value-type="error">
            <text:p>#N/A</text:p>
          </table:table-cell>
          <table:table-cell table:formula="of:=COUNTIF([.G$1:.G$1048576];[.G819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1150</text:p>
          </table:table-cell>
          <table:table-cell office:value-type="string" calcext:value-type="string">
            <text:p>P0003</text:p>
          </table:table-cell>
          <table:table-cell office:value-type="string" calcext:value-type="string">
            <text:p>AT28</text:p>
          </table:table-cell>
          <table:table-cell office:value-type="string" calcext:value-type="string">
            <text:p>AW00169</text:p>
          </table:table-cell>
          <table:table-cell office:value-type="string" calcext:value-type="string">
            <text:p>SS00112</text:p>
          </table:table-cell>
          <table:table-cell table:formula="of:=VLOOKUP([.D820];[$PrimarySource.A$1:$PrimarySource.B$1048576];2;0)" office:value-type="string" office:string-value="" calcext:value-type="error">
            <text:p>#N/A</text:p>
          </table:table-cell>
          <table:table-cell table:formula="of:=VLOOKUP([.E820];[$SecondarySource.A$1:$SecondarySource.B$1048576];2;0)" office:value-type="string" office:string-value="G02" calcext:value-type="string">
            <text:p>G02</text:p>
          </table:table-cell>
          <table:table-cell table:formula="of:=COUNTIF([.F$1:.F$1048576];[.F820])" office:value-type="string" office:string-value="" calcext:value-type="error">
            <text:p>#N/A</text:p>
          </table:table-cell>
          <table:table-cell table:formula="of:=COUNTIF([.G$1:.G$1048576];[.G820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1151</text:p>
          </table:table-cell>
          <table:table-cell office:value-type="string" calcext:value-type="string">
            <text:p>P0003</text:p>
          </table:table-cell>
          <table:table-cell office:value-type="string" calcext:value-type="string">
            <text:p>AT28</text:p>
          </table:table-cell>
          <table:table-cell office:value-type="string" calcext:value-type="string">
            <text:p>AW00170</text:p>
          </table:table-cell>
          <table:table-cell office:value-type="string" calcext:value-type="string">
            <text:p>SS00112</text:p>
          </table:table-cell>
          <table:table-cell table:formula="of:=VLOOKUP([.D821];[$PrimarySource.A$1:$PrimarySource.B$1048576];2;0)" office:value-type="string" office:string-value="" calcext:value-type="error">
            <text:p>#N/A</text:p>
          </table:table-cell>
          <table:table-cell table:formula="of:=VLOOKUP([.E821];[$SecondarySource.A$1:$SecondarySource.B$1048576];2;0)" office:value-type="string" office:string-value="G02" calcext:value-type="string">
            <text:p>G02</text:p>
          </table:table-cell>
          <table:table-cell table:formula="of:=COUNTIF([.F$1:.F$1048576];[.F821])" office:value-type="string" office:string-value="" calcext:value-type="error">
            <text:p>#N/A</text:p>
          </table:table-cell>
          <table:table-cell table:formula="of:=COUNTIF([.G$1:.G$1048576];[.G821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1152</text:p>
          </table:table-cell>
          <table:table-cell office:value-type="string" calcext:value-type="string">
            <text:p>P0003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566</text:p>
          </table:table-cell>
          <table:table-cell office:value-type="string" calcext:value-type="string">
            <text:p>SS00112</text:p>
          </table:table-cell>
          <table:table-cell table:formula="of:=VLOOKUP([.D822];[$PrimarySource.A$1:$PrimarySource.B$1048576];2;0)" office:value-type="string" office:string-value="G04" calcext:value-type="string">
            <text:p>G04</text:p>
          </table:table-cell>
          <table:table-cell table:formula="of:=VLOOKUP([.E822];[$SecondarySource.A$1:$SecondarySource.B$1048576];2;0)" office:value-type="string" office:string-value="G02" calcext:value-type="string">
            <text:p>G02</text:p>
          </table:table-cell>
          <table:table-cell table:formula="of:=COUNTIF([.F$1:.F$1048576];[.F822])" office:value-type="float" office:value="205" calcext:value-type="float">
            <text:p>205</text:p>
          </table:table-cell>
          <table:table-cell table:formula="of:=COUNTIF([.G$1:.G$1048576];[.G822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1153</text:p>
          </table:table-cell>
          <table:table-cell office:value-type="string" calcext:value-type="string">
            <text:p>P0068</text:p>
          </table:table-cell>
          <table:table-cell office:value-type="string" calcext:value-type="string">
            <text:p>AT17</text:p>
          </table:table-cell>
          <table:table-cell office:value-type="string" calcext:value-type="string">
            <text:p>AW00162</text:p>
          </table:table-cell>
          <table:table-cell office:value-type="string" calcext:value-type="string">
            <text:p>SS00112</text:p>
          </table:table-cell>
          <table:table-cell table:formula="of:=VLOOKUP([.D823];[$PrimarySource.A$1:$PrimarySource.B$1048576];2;0)" office:value-type="string" office:string-value="" calcext:value-type="error">
            <text:p>#N/A</text:p>
          </table:table-cell>
          <table:table-cell table:formula="of:=VLOOKUP([.E823];[$SecondarySource.A$1:$SecondarySource.B$1048576];2;0)" office:value-type="string" office:string-value="G02" calcext:value-type="string">
            <text:p>G02</text:p>
          </table:table-cell>
          <table:table-cell table:formula="of:=COUNTIF([.F$1:.F$1048576];[.F823])" office:value-type="string" office:string-value="" calcext:value-type="error">
            <text:p>#N/A</text:p>
          </table:table-cell>
          <table:table-cell table:formula="of:=COUNTIF([.G$1:.G$1048576];[.G823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1154</text:p>
          </table:table-cell>
          <table:table-cell office:value-type="string" calcext:value-type="string">
            <text:p>P0068</text:p>
          </table:table-cell>
          <table:table-cell office:value-type="string" calcext:value-type="string">
            <text:p>AT17</text:p>
          </table:table-cell>
          <table:table-cell office:value-type="string" calcext:value-type="string">
            <text:p>AW00163</text:p>
          </table:table-cell>
          <table:table-cell office:value-type="string" calcext:value-type="string">
            <text:p>SS00112</text:p>
          </table:table-cell>
          <table:table-cell table:formula="of:=VLOOKUP([.D824];[$PrimarySource.A$1:$PrimarySource.B$1048576];2;0)" office:value-type="string" office:string-value="" calcext:value-type="error">
            <text:p>#N/A</text:p>
          </table:table-cell>
          <table:table-cell table:formula="of:=VLOOKUP([.E824];[$SecondarySource.A$1:$SecondarySource.B$1048576];2;0)" office:value-type="string" office:string-value="G02" calcext:value-type="string">
            <text:p>G02</text:p>
          </table:table-cell>
          <table:table-cell table:formula="of:=COUNTIF([.F$1:.F$1048576];[.F824])" office:value-type="string" office:string-value="" calcext:value-type="error">
            <text:p>#N/A</text:p>
          </table:table-cell>
          <table:table-cell table:formula="of:=COUNTIF([.G$1:.G$1048576];[.G824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1155</text:p>
          </table:table-cell>
          <table:table-cell office:value-type="string" calcext:value-type="string">
            <text:p>P0068</text:p>
          </table:table-cell>
          <table:table-cell office:value-type="string" calcext:value-type="string">
            <text:p>AT17</text:p>
          </table:table-cell>
          <table:table-cell office:value-type="string" calcext:value-type="string">
            <text:p>AW00164</text:p>
          </table:table-cell>
          <table:table-cell office:value-type="string" calcext:value-type="string">
            <text:p>SS00112</text:p>
          </table:table-cell>
          <table:table-cell table:formula="of:=VLOOKUP([.D825];[$PrimarySource.A$1:$PrimarySource.B$1048576];2;0)" office:value-type="string" office:string-value="" calcext:value-type="error">
            <text:p>#N/A</text:p>
          </table:table-cell>
          <table:table-cell table:formula="of:=VLOOKUP([.E825];[$SecondarySource.A$1:$SecondarySource.B$1048576];2;0)" office:value-type="string" office:string-value="G02" calcext:value-type="string">
            <text:p>G02</text:p>
          </table:table-cell>
          <table:table-cell table:formula="of:=COUNTIF([.F$1:.F$1048576];[.F825])" office:value-type="string" office:string-value="" calcext:value-type="error">
            <text:p>#N/A</text:p>
          </table:table-cell>
          <table:table-cell table:formula="of:=COUNTIF([.G$1:.G$1048576];[.G825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1156</text:p>
          </table:table-cell>
          <table:table-cell office:value-type="string" calcext:value-type="string">
            <text:p>P0068</text:p>
          </table:table-cell>
          <table:table-cell office:value-type="string" calcext:value-type="string">
            <text:p>AT17</text:p>
          </table:table-cell>
          <table:table-cell office:value-type="string" calcext:value-type="string">
            <text:p>AW00165</text:p>
          </table:table-cell>
          <table:table-cell office:value-type="string" calcext:value-type="string">
            <text:p>SS00112</text:p>
          </table:table-cell>
          <table:table-cell table:formula="of:=VLOOKUP([.D826];[$PrimarySource.A$1:$PrimarySource.B$1048576];2;0)" office:value-type="string" office:string-value="" calcext:value-type="error">
            <text:p>#N/A</text:p>
          </table:table-cell>
          <table:table-cell table:formula="of:=VLOOKUP([.E826];[$SecondarySource.A$1:$SecondarySource.B$1048576];2;0)" office:value-type="string" office:string-value="G02" calcext:value-type="string">
            <text:p>G02</text:p>
          </table:table-cell>
          <table:table-cell table:formula="of:=COUNTIF([.F$1:.F$1048576];[.F826])" office:value-type="string" office:string-value="" calcext:value-type="error">
            <text:p>#N/A</text:p>
          </table:table-cell>
          <table:table-cell table:formula="of:=COUNTIF([.G$1:.G$1048576];[.G826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1157</text:p>
          </table:table-cell>
          <table:table-cell office:value-type="string" calcext:value-type="string">
            <text:p>P0068</text:p>
          </table:table-cell>
          <table:table-cell office:value-type="string" calcext:value-type="string">
            <text:p>AT17</text:p>
          </table:table-cell>
          <table:table-cell office:value-type="string" calcext:value-type="string">
            <text:p>AW00166</text:p>
          </table:table-cell>
          <table:table-cell office:value-type="string" calcext:value-type="string">
            <text:p>SS00112</text:p>
          </table:table-cell>
          <table:table-cell table:formula="of:=VLOOKUP([.D827];[$PrimarySource.A$1:$PrimarySource.B$1048576];2;0)" office:value-type="string" office:string-value="" calcext:value-type="error">
            <text:p>#N/A</text:p>
          </table:table-cell>
          <table:table-cell table:formula="of:=VLOOKUP([.E827];[$SecondarySource.A$1:$SecondarySource.B$1048576];2;0)" office:value-type="string" office:string-value="G02" calcext:value-type="string">
            <text:p>G02</text:p>
          </table:table-cell>
          <table:table-cell table:formula="of:=COUNTIF([.F$1:.F$1048576];[.F827])" office:value-type="string" office:string-value="" calcext:value-type="error">
            <text:p>#N/A</text:p>
          </table:table-cell>
          <table:table-cell table:formula="of:=COUNTIF([.G$1:.G$1048576];[.G827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1158</text:p>
          </table:table-cell>
          <table:table-cell office:value-type="string" calcext:value-type="string">
            <text:p>P0068</text:p>
          </table:table-cell>
          <table:table-cell office:value-type="string" calcext:value-type="string">
            <text:p>AT17</text:p>
          </table:table-cell>
          <table:table-cell office:value-type="string" calcext:value-type="string">
            <text:p>AW00167</text:p>
          </table:table-cell>
          <table:table-cell office:value-type="string" calcext:value-type="string">
            <text:p>SS00112</text:p>
          </table:table-cell>
          <table:table-cell table:formula="of:=VLOOKUP([.D828];[$PrimarySource.A$1:$PrimarySource.B$1048576];2;0)" office:value-type="string" office:string-value="" calcext:value-type="error">
            <text:p>#N/A</text:p>
          </table:table-cell>
          <table:table-cell table:formula="of:=VLOOKUP([.E828];[$SecondarySource.A$1:$SecondarySource.B$1048576];2;0)" office:value-type="string" office:string-value="G02" calcext:value-type="string">
            <text:p>G02</text:p>
          </table:table-cell>
          <table:table-cell table:formula="of:=COUNTIF([.F$1:.F$1048576];[.F828])" office:value-type="string" office:string-value="" calcext:value-type="error">
            <text:p>#N/A</text:p>
          </table:table-cell>
          <table:table-cell table:formula="of:=COUNTIF([.G$1:.G$1048576];[.G828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1159</text:p>
          </table:table-cell>
          <table:table-cell office:value-type="string" calcext:value-type="string">
            <text:p>P0068</text:p>
          </table:table-cell>
          <table:table-cell office:value-type="string" calcext:value-type="string">
            <text:p>AT17</text:p>
          </table:table-cell>
          <table:table-cell office:value-type="string" calcext:value-type="string">
            <text:p>AW00168</text:p>
          </table:table-cell>
          <table:table-cell office:value-type="string" calcext:value-type="string">
            <text:p>SS00112</text:p>
          </table:table-cell>
          <table:table-cell table:formula="of:=VLOOKUP([.D829];[$PrimarySource.A$1:$PrimarySource.B$1048576];2;0)" office:value-type="string" office:string-value="" calcext:value-type="error">
            <text:p>#N/A</text:p>
          </table:table-cell>
          <table:table-cell table:formula="of:=VLOOKUP([.E829];[$SecondarySource.A$1:$SecondarySource.B$1048576];2;0)" office:value-type="string" office:string-value="G02" calcext:value-type="string">
            <text:p>G02</text:p>
          </table:table-cell>
          <table:table-cell table:formula="of:=COUNTIF([.F$1:.F$1048576];[.F829])" office:value-type="string" office:string-value="" calcext:value-type="error">
            <text:p>#N/A</text:p>
          </table:table-cell>
          <table:table-cell table:formula="of:=COUNTIF([.G$1:.G$1048576];[.G829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1160</text:p>
          </table:table-cell>
          <table:table-cell office:value-type="string" calcext:value-type="string">
            <text:p>P0068</text:p>
          </table:table-cell>
          <table:table-cell office:value-type="string" calcext:value-type="string">
            <text:p>AT17</text:p>
          </table:table-cell>
          <table:table-cell office:value-type="string" calcext:value-type="string">
            <text:p>AW00169</text:p>
          </table:table-cell>
          <table:table-cell office:value-type="string" calcext:value-type="string">
            <text:p>SS00112</text:p>
          </table:table-cell>
          <table:table-cell table:formula="of:=VLOOKUP([.D830];[$PrimarySource.A$1:$PrimarySource.B$1048576];2;0)" office:value-type="string" office:string-value="" calcext:value-type="error">
            <text:p>#N/A</text:p>
          </table:table-cell>
          <table:table-cell table:formula="of:=VLOOKUP([.E830];[$SecondarySource.A$1:$SecondarySource.B$1048576];2;0)" office:value-type="string" office:string-value="G02" calcext:value-type="string">
            <text:p>G02</text:p>
          </table:table-cell>
          <table:table-cell table:formula="of:=COUNTIF([.F$1:.F$1048576];[.F830])" office:value-type="string" office:string-value="" calcext:value-type="error">
            <text:p>#N/A</text:p>
          </table:table-cell>
          <table:table-cell table:formula="of:=COUNTIF([.G$1:.G$1048576];[.G830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1161</text:p>
          </table:table-cell>
          <table:table-cell office:value-type="string" calcext:value-type="string">
            <text:p>P0068</text:p>
          </table:table-cell>
          <table:table-cell office:value-type="string" calcext:value-type="string">
            <text:p>AT17</text:p>
          </table:table-cell>
          <table:table-cell office:value-type="string" calcext:value-type="string">
            <text:p>AW00170</text:p>
          </table:table-cell>
          <table:table-cell office:value-type="string" calcext:value-type="string">
            <text:p>SS00112</text:p>
          </table:table-cell>
          <table:table-cell table:formula="of:=VLOOKUP([.D831];[$PrimarySource.A$1:$PrimarySource.B$1048576];2;0)" office:value-type="string" office:string-value="" calcext:value-type="error">
            <text:p>#N/A</text:p>
          </table:table-cell>
          <table:table-cell table:formula="of:=VLOOKUP([.E831];[$SecondarySource.A$1:$SecondarySource.B$1048576];2;0)" office:value-type="string" office:string-value="G02" calcext:value-type="string">
            <text:p>G02</text:p>
          </table:table-cell>
          <table:table-cell table:formula="of:=COUNTIF([.F$1:.F$1048576];[.F831])" office:value-type="string" office:string-value="" calcext:value-type="error">
            <text:p>#N/A</text:p>
          </table:table-cell>
          <table:table-cell table:formula="of:=COUNTIF([.G$1:.G$1048576];[.G831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1162</text:p>
          </table:table-cell>
          <table:table-cell office:value-type="string" calcext:value-type="string">
            <text:p>P0003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567</text:p>
          </table:table-cell>
          <table:table-cell office:value-type="string" calcext:value-type="string">
            <text:p>SS00112</text:p>
          </table:table-cell>
          <table:table-cell table:formula="of:=VLOOKUP([.D832];[$PrimarySource.A$1:$PrimarySource.B$1048576];2;0)" office:value-type="string" office:string-value="G02" calcext:value-type="string">
            <text:p>G02</text:p>
          </table:table-cell>
          <table:table-cell table:formula="of:=VLOOKUP([.E832];[$SecondarySource.A$1:$SecondarySource.B$1048576];2;0)" office:value-type="string" office:string-value="G02" calcext:value-type="string">
            <text:p>G02</text:p>
          </table:table-cell>
          <table:table-cell table:formula="of:=COUNTIF([.F$1:.F$1048576];[.F832])" office:value-type="float" office:value="22" calcext:value-type="float">
            <text:p>22</text:p>
          </table:table-cell>
          <table:table-cell table:formula="of:=COUNTIF([.G$1:.G$1048576];[.G832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1163</text:p>
          </table:table-cell>
          <table:table-cell office:value-type="string" calcext:value-type="string">
            <text:p>P0003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568</text:p>
          </table:table-cell>
          <table:table-cell office:value-type="string" calcext:value-type="string">
            <text:p>SS00112</text:p>
          </table:table-cell>
          <table:table-cell table:formula="of:=VLOOKUP([.D833];[$PrimarySource.A$1:$PrimarySource.B$1048576];2;0)" office:value-type="string" office:string-value="G02" calcext:value-type="string">
            <text:p>G02</text:p>
          </table:table-cell>
          <table:table-cell table:formula="of:=VLOOKUP([.E833];[$SecondarySource.A$1:$SecondarySource.B$1048576];2;0)" office:value-type="string" office:string-value="G02" calcext:value-type="string">
            <text:p>G02</text:p>
          </table:table-cell>
          <table:table-cell table:formula="of:=COUNTIF([.F$1:.F$1048576];[.F833])" office:value-type="float" office:value="22" calcext:value-type="float">
            <text:p>22</text:p>
          </table:table-cell>
          <table:table-cell table:formula="of:=COUNTIF([.G$1:.G$1048576];[.G833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1164</text:p>
          </table:table-cell>
          <table:table-cell office:value-type="string" calcext:value-type="string">
            <text:p>P0003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569</text:p>
          </table:table-cell>
          <table:table-cell office:value-type="string" calcext:value-type="string">
            <text:p>SS00112</text:p>
          </table:table-cell>
          <table:table-cell table:formula="of:=VLOOKUP([.D834];[$PrimarySource.A$1:$PrimarySource.B$1048576];2;0)" office:value-type="string" office:string-value="G04" calcext:value-type="string">
            <text:p>G04</text:p>
          </table:table-cell>
          <table:table-cell table:formula="of:=VLOOKUP([.E834];[$SecondarySource.A$1:$SecondarySource.B$1048576];2;0)" office:value-type="string" office:string-value="G02" calcext:value-type="string">
            <text:p>G02</text:p>
          </table:table-cell>
          <table:table-cell table:formula="of:=COUNTIF([.F$1:.F$1048576];[.F834])" office:value-type="float" office:value="205" calcext:value-type="float">
            <text:p>205</text:p>
          </table:table-cell>
          <table:table-cell table:formula="of:=COUNTIF([.G$1:.G$1048576];[.G834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1165</text:p>
          </table:table-cell>
          <table:table-cell office:value-type="string" calcext:value-type="string">
            <text:p>P0003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570</text:p>
          </table:table-cell>
          <table:table-cell office:value-type="string" calcext:value-type="string">
            <text:p>SS00112</text:p>
          </table:table-cell>
          <table:table-cell table:formula="of:=VLOOKUP([.D835];[$PrimarySource.A$1:$PrimarySource.B$1048576];2;0)" office:value-type="string" office:string-value="G04" calcext:value-type="string">
            <text:p>G04</text:p>
          </table:table-cell>
          <table:table-cell table:formula="of:=VLOOKUP([.E835];[$SecondarySource.A$1:$SecondarySource.B$1048576];2;0)" office:value-type="string" office:string-value="G02" calcext:value-type="string">
            <text:p>G02</text:p>
          </table:table-cell>
          <table:table-cell table:formula="of:=COUNTIF([.F$1:.F$1048576];[.F835])" office:value-type="float" office:value="205" calcext:value-type="float">
            <text:p>205</text:p>
          </table:table-cell>
          <table:table-cell table:formula="of:=COUNTIF([.G$1:.G$1048576];[.G835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1166</text:p>
          </table:table-cell>
          <table:table-cell office:value-type="string" calcext:value-type="string">
            <text:p>P0074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126</text:p>
          </table:table-cell>
          <table:table-cell office:value-type="string" calcext:value-type="string">
            <text:p>SS00123</text:p>
          </table:table-cell>
          <table:table-cell table:formula="of:=VLOOKUP([.D836];[$PrimarySource.A$1:$PrimarySource.B$1048576];2;0)" office:value-type="string" office:string-value="G08" calcext:value-type="string">
            <text:p>G08</text:p>
          </table:table-cell>
          <table:table-cell table:formula="of:=VLOOKUP([.E83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36])" office:value-type="float" office:value="4" calcext:value-type="float">
            <text:p>4</text:p>
          </table:table-cell>
          <table:table-cell table:formula="of:=COUNTIF([.G$1:.G$1048576];[.G83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67</text:p>
          </table:table-cell>
          <table:table-cell office:value-type="string" calcext:value-type="string">
            <text:p>P0109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71</text:p>
          </table:table-cell>
          <table:table-cell office:value-type="string" calcext:value-type="string">
            <text:p>SS00014</text:p>
          </table:table-cell>
          <table:table-cell table:formula="of:=VLOOKUP([.D837];[$PrimarySource.A$1:$PrimarySource.B$1048576];2;0)" office:value-type="string" office:string-value="G20" calcext:value-type="string">
            <text:p>G20</text:p>
          </table:table-cell>
          <table:table-cell table:formula="of:=VLOOKUP([.E83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37])" office:value-type="float" office:value="13" calcext:value-type="float">
            <text:p>13</text:p>
          </table:table-cell>
          <table:table-cell table:formula="of:=COUNTIF([.G$1:.G$1048576];[.G83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77</text:p>
          </table:table-cell>
          <table:table-cell office:value-type="string" calcext:value-type="string">
            <text:p>P0221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170</text:p>
          </table:table-cell>
          <table:table-cell table:formula="of:=VLOOKUP([.D838];[$PrimarySource.A$1:$PrimarySource.B$1048576];2;0)" office:value-type="string" office:string-value="G99" calcext:value-type="string">
            <text:p>G99</text:p>
          </table:table-cell>
          <table:table-cell table:formula="of:=VLOOKUP([.E83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38])" office:value-type="float" office:value="236" calcext:value-type="float">
            <text:p>236</text:p>
          </table:table-cell>
          <table:table-cell table:formula="of:=COUNTIF([.G$1:.G$1048576];[.G83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78</text:p>
          </table:table-cell>
          <table:table-cell office:value-type="string" calcext:value-type="string">
            <text:p>P0215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620</text:p>
          </table:table-cell>
          <table:table-cell office:value-type="string" calcext:value-type="string">
            <text:p>SS00156</text:p>
          </table:table-cell>
          <table:table-cell table:formula="of:=VLOOKUP([.D839];[$PrimarySource.A$1:$PrimarySource.B$1048576];2;0)" office:value-type="string" office:string-value="G04" calcext:value-type="string">
            <text:p>G04</text:p>
          </table:table-cell>
          <table:table-cell table:formula="of:=VLOOKUP([.E83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39])" office:value-type="float" office:value="205" calcext:value-type="float">
            <text:p>205</text:p>
          </table:table-cell>
          <table:table-cell table:formula="of:=COUNTIF([.G$1:.G$1048576];[.G83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79</text:p>
          </table:table-cell>
          <table:table-cell office:value-type="string" calcext:value-type="string">
            <text:p>P0033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621</text:p>
          </table:table-cell>
          <table:table-cell office:value-type="string" calcext:value-type="string">
            <text:p>SS00116</text:p>
          </table:table-cell>
          <table:table-cell table:formula="of:=VLOOKUP([.D840];[$PrimarySource.A$1:$PrimarySource.B$1048576];2;0)" office:value-type="string" office:string-value="G04" calcext:value-type="string">
            <text:p>G04</text:p>
          </table:table-cell>
          <table:table-cell table:formula="of:=VLOOKUP([.E84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40])" office:value-type="float" office:value="205" calcext:value-type="float">
            <text:p>205</text:p>
          </table:table-cell>
          <table:table-cell table:formula="of:=COUNTIF([.G$1:.G$1048576];[.G84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80</text:p>
          </table:table-cell>
          <table:table-cell office:value-type="string" calcext:value-type="string">
            <text:p>P0131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602</text:p>
          </table:table-cell>
          <table:table-cell office:value-type="string" calcext:value-type="string">
            <text:p>SS00153</text:p>
          </table:table-cell>
          <table:table-cell table:formula="of:=VLOOKUP([.D841];[$PrimarySource.A$1:$PrimarySource.B$1048576];2;0)" office:value-type="string" office:string-value="G13" calcext:value-type="string">
            <text:p>G13</text:p>
          </table:table-cell>
          <table:table-cell table:formula="of:=VLOOKUP([.E84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41])" office:value-type="float" office:value="6" calcext:value-type="float">
            <text:p>6</text:p>
          </table:table-cell>
          <table:table-cell table:formula="of:=COUNTIF([.G$1:.G$1048576];[.G84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81</text:p>
          </table:table-cell>
          <table:table-cell office:value-type="string" calcext:value-type="string">
            <text:p>P0216</text:p>
          </table:table-cell>
          <table:table-cell office:value-type="string" calcext:value-type="string">
            <text:p>AT26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159</text:p>
          </table:table-cell>
          <table:table-cell table:formula="of:=VLOOKUP([.D842];[$PrimarySource.A$1:$PrimarySource.B$1048576];2;0)" office:value-type="string" office:string-value="G99" calcext:value-type="string">
            <text:p>G99</text:p>
          </table:table-cell>
          <table:table-cell table:formula="of:=VLOOKUP([.E84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42])" office:value-type="float" office:value="236" calcext:value-type="float">
            <text:p>236</text:p>
          </table:table-cell>
          <table:table-cell table:formula="of:=COUNTIF([.G$1:.G$1048576];[.G84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82</text:p>
          </table:table-cell>
          <table:table-cell office:value-type="string" calcext:value-type="string">
            <text:p>P0999</text:p>
          </table:table-cell>
          <table:table-cell office:value-type="string" calcext:value-type="string">
            <text:p>AT31</text:p>
          </table:table-cell>
          <table:table-cell office:value-type="string" calcext:value-type="string">
            <text:p>PS00603</text:p>
          </table:table-cell>
          <table:table-cell office:value-type="string" calcext:value-type="string">
            <text:p>SS00185</text:p>
          </table:table-cell>
          <table:table-cell table:formula="of:=VLOOKUP([.D843];[$PrimarySource.A$1:$PrimarySource.B$1048576];2;0)" office:value-type="string" office:string-value="G10" calcext:value-type="string">
            <text:p>G10</text:p>
          </table:table-cell>
          <table:table-cell table:formula="of:=VLOOKUP([.E84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43])" office:value-type="float" office:value="80" calcext:value-type="float">
            <text:p>80</text:p>
          </table:table-cell>
          <table:table-cell table:formula="of:=COUNTIF([.G$1:.G$1048576];[.G84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83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23</text:p>
          </table:table-cell>
          <table:table-cell office:value-type="string" calcext:value-type="string">
            <text:p>PS00624</text:p>
          </table:table-cell>
          <table:table-cell office:value-type="string" calcext:value-type="string">
            <text:p>SS00005</text:p>
          </table:table-cell>
          <table:table-cell table:formula="of:=VLOOKUP([.D844];[$PrimarySource.A$1:$PrimarySource.B$1048576];2;0)" office:value-type="string" office:string-value="G99" calcext:value-type="string">
            <text:p>G99</text:p>
          </table:table-cell>
          <table:table-cell table:formula="of:=VLOOKUP([.E84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44])" office:value-type="float" office:value="236" calcext:value-type="float">
            <text:p>236</text:p>
          </table:table-cell>
          <table:table-cell table:formula="of:=COUNTIF([.G$1:.G$1048576];[.G84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84</text:p>
          </table:table-cell>
          <table:table-cell office:value-type="string" calcext:value-type="string">
            <text:p>P0362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204</text:p>
          </table:table-cell>
          <table:table-cell office:value-type="string" calcext:value-type="string">
            <text:p>SS00272</text:p>
          </table:table-cell>
          <table:table-cell table:formula="of:=VLOOKUP([.D845];[$PrimarySource.A$1:$PrimarySource.B$1048576];2;0)" office:value-type="string" office:string-value="" calcext:value-type="error">
            <text:p>#N/A</text:p>
          </table:table-cell>
          <table:table-cell table:formula="of:=VLOOKUP([.E84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45])" office:value-type="string" office:string-value="" calcext:value-type="error">
            <text:p>#N/A</text:p>
          </table:table-cell>
          <table:table-cell table:formula="of:=COUNTIF([.G$1:.G$1048576];[.G84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85</text:p>
          </table:table-cell>
          <table:table-cell office:value-type="string" calcext:value-type="string">
            <text:p>P0154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605</text:p>
          </table:table-cell>
          <table:table-cell office:value-type="string" calcext:value-type="string">
            <text:p>SS00160</text:p>
          </table:table-cell>
          <table:table-cell table:formula="of:=VLOOKUP([.D846];[$PrimarySource.A$1:$PrimarySource.B$1048576];2;0)" office:value-type="string" office:string-value="G04" calcext:value-type="string">
            <text:p>G04</text:p>
          </table:table-cell>
          <table:table-cell table:formula="of:=VLOOKUP([.E84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46])" office:value-type="float" office:value="205" calcext:value-type="float">
            <text:p>205</text:p>
          </table:table-cell>
          <table:table-cell table:formula="of:=COUNTIF([.G$1:.G$1048576];[.G84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86</text:p>
          </table:table-cell>
          <table:table-cell office:value-type="string" calcext:value-type="string">
            <text:p>P0625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205</text:p>
          </table:table-cell>
          <table:table-cell office:value-type="string" calcext:value-type="string">
            <text:p>SS00254</text:p>
          </table:table-cell>
          <table:table-cell table:formula="of:=VLOOKUP([.D847];[$PrimarySource.A$1:$PrimarySource.B$1048576];2;0)" office:value-type="string" office:string-value="" calcext:value-type="error">
            <text:p>#N/A</text:p>
          </table:table-cell>
          <table:table-cell table:formula="of:=VLOOKUP([.E847];[$SecondarySource.A$1:$SecondarySource.B$1048576];2;0)" office:value-type="string" office:string-value="G02" calcext:value-type="string">
            <text:p>G02</text:p>
          </table:table-cell>
          <table:table-cell table:formula="of:=COUNTIF([.F$1:.F$1048576];[.F847])" office:value-type="string" office:string-value="" calcext:value-type="error">
            <text:p>#N/A</text:p>
          </table:table-cell>
          <table:table-cell table:formula="of:=COUNTIF([.G$1:.G$1048576];[.G847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887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30</text:p>
          </table:table-cell>
          <table:table-cell table:formula="of:=VLOOKUP([.D848];[$PrimarySource.A$1:$PrimarySource.B$1048576];2;0)" office:value-type="string" office:string-value="G99" calcext:value-type="string">
            <text:p>G99</text:p>
          </table:table-cell>
          <table:table-cell table:formula="of:=VLOOKUP([.E84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48])" office:value-type="float" office:value="236" calcext:value-type="float">
            <text:p>236</text:p>
          </table:table-cell>
          <table:table-cell table:formula="of:=COUNTIF([.G$1:.G$1048576];[.G84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88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9999</text:p>
          </table:table-cell>
          <table:table-cell office:value-type="string" calcext:value-type="string">
            <text:p>SS00005</text:p>
          </table:table-cell>
          <table:table-cell table:formula="of:=VLOOKUP([.D849];[$PrimarySource.A$1:$PrimarySource.B$1048576];2;0)" office:value-type="string" office:string-value="" calcext:value-type="error">
            <text:p>#N/A</text:p>
          </table:table-cell>
          <table:table-cell table:formula="of:=VLOOKUP([.E84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49])" office:value-type="string" office:string-value="" calcext:value-type="error">
            <text:p>#N/A</text:p>
          </table:table-cell>
          <table:table-cell table:formula="of:=COUNTIF([.G$1:.G$1048576];[.G84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89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AW09999</text:p>
          </table:table-cell>
          <table:table-cell office:value-type="string" calcext:value-type="string">
            <text:p>SS00005</text:p>
          </table:table-cell>
          <table:table-cell table:formula="of:=VLOOKUP([.D850];[$PrimarySource.A$1:$PrimarySource.B$1048576];2;0)" office:value-type="string" office:string-value="" calcext:value-type="error">
            <text:p>#N/A</text:p>
          </table:table-cell>
          <table:table-cell table:formula="of:=VLOOKUP([.E85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50])" office:value-type="string" office:string-value="" calcext:value-type="error">
            <text:p>#N/A</text:p>
          </table:table-cell>
          <table:table-cell table:formula="of:=COUNTIF([.G$1:.G$1048576];[.G85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90</text:p>
          </table:table-cell>
          <table:table-cell office:value-type="string" calcext:value-type="string">
            <text:p>P0154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606</text:p>
          </table:table-cell>
          <table:table-cell office:value-type="string" calcext:value-type="string">
            <text:p>SS00160</text:p>
          </table:table-cell>
          <table:table-cell table:formula="of:=VLOOKUP([.D851];[$PrimarySource.A$1:$PrimarySource.B$1048576];2;0)" office:value-type="string" office:string-value="G04" calcext:value-type="string">
            <text:p>G04</text:p>
          </table:table-cell>
          <table:table-cell table:formula="of:=VLOOKUP([.E85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51])" office:value-type="float" office:value="205" calcext:value-type="float">
            <text:p>205</text:p>
          </table:table-cell>
          <table:table-cell table:formula="of:=COUNTIF([.G$1:.G$1048576];[.G85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91</text:p>
          </table:table-cell>
          <table:table-cell office:value-type="string" calcext:value-type="string">
            <text:p>P0154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607</text:p>
          </table:table-cell>
          <table:table-cell office:value-type="string" calcext:value-type="string">
            <text:p>SS00160</text:p>
          </table:table-cell>
          <table:table-cell table:formula="of:=VLOOKUP([.D852];[$PrimarySource.A$1:$PrimarySource.B$1048576];2;0)" office:value-type="string" office:string-value="G04" calcext:value-type="string">
            <text:p>G04</text:p>
          </table:table-cell>
          <table:table-cell table:formula="of:=VLOOKUP([.E85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52])" office:value-type="float" office:value="205" calcext:value-type="float">
            <text:p>205</text:p>
          </table:table-cell>
          <table:table-cell table:formula="of:=COUNTIF([.G$1:.G$1048576];[.G85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92</text:p>
          </table:table-cell>
          <table:table-cell office:value-type="string" calcext:value-type="string">
            <text:p>P0041</text:p>
          </table:table-cell>
          <table:table-cell office:value-type="string" calcext:value-type="string">
            <text:p>AT28</text:p>
          </table:table-cell>
          <table:table-cell office:value-type="string" calcext:value-type="string">
            <text:p>AW00206</text:p>
          </table:table-cell>
          <table:table-cell office:value-type="string" calcext:value-type="string">
            <text:p>SS00119</text:p>
          </table:table-cell>
          <table:table-cell table:formula="of:=VLOOKUP([.D853];[$PrimarySource.A$1:$PrimarySource.B$1048576];2;0)" office:value-type="string" office:string-value="" calcext:value-type="error">
            <text:p>#N/A</text:p>
          </table:table-cell>
          <table:table-cell table:formula="of:=VLOOKUP([.E85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53])" office:value-type="string" office:string-value="" calcext:value-type="error">
            <text:p>#N/A</text:p>
          </table:table-cell>
          <table:table-cell table:formula="of:=COUNTIF([.G$1:.G$1048576];[.G85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93</text:p>
          </table:table-cell>
          <table:table-cell office:value-type="string" calcext:value-type="string">
            <text:p>P0154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608</text:p>
          </table:table-cell>
          <table:table-cell office:value-type="string" calcext:value-type="string">
            <text:p>SS00160</text:p>
          </table:table-cell>
          <table:table-cell table:formula="of:=VLOOKUP([.D854];[$PrimarySource.A$1:$PrimarySource.B$1048576];2;0)" office:value-type="string" office:string-value="G99" calcext:value-type="string">
            <text:p>G99</text:p>
          </table:table-cell>
          <table:table-cell table:formula="of:=VLOOKUP([.E85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54])" office:value-type="float" office:value="236" calcext:value-type="float">
            <text:p>236</text:p>
          </table:table-cell>
          <table:table-cell table:formula="of:=COUNTIF([.G$1:.G$1048576];[.G85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94</text:p>
          </table:table-cell>
          <table:table-cell office:value-type="string" calcext:value-type="string">
            <text:p>P0138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9999</text:p>
          </table:table-cell>
          <table:table-cell office:value-type="string" calcext:value-type="string">
            <text:p>SS00111</text:p>
          </table:table-cell>
          <table:table-cell table:formula="of:=VLOOKUP([.D855];[$PrimarySource.A$1:$PrimarySource.B$1048576];2;0)" office:value-type="string" office:string-value="" calcext:value-type="error">
            <text:p>#N/A</text:p>
          </table:table-cell>
          <table:table-cell table:formula="of:=VLOOKUP([.E85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55])" office:value-type="string" office:string-value="" calcext:value-type="error">
            <text:p>#N/A</text:p>
          </table:table-cell>
          <table:table-cell table:formula="of:=COUNTIF([.G$1:.G$1048576];[.G85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95</text:p>
          </table:table-cell>
          <table:table-cell office:value-type="string" calcext:value-type="string">
            <text:p>P0132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43</text:p>
          </table:table-cell>
          <table:table-cell table:formula="of:=VLOOKUP([.D856];[$PrimarySource.A$1:$PrimarySource.B$1048576];2;0)" office:value-type="string" office:string-value="G99" calcext:value-type="string">
            <text:p>G99</text:p>
          </table:table-cell>
          <table:table-cell table:formula="of:=VLOOKUP([.E85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56])" office:value-type="float" office:value="236" calcext:value-type="float">
            <text:p>236</text:p>
          </table:table-cell>
          <table:table-cell table:formula="of:=COUNTIF([.G$1:.G$1048576];[.G85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96</text:p>
          </table:table-cell>
          <table:table-cell office:value-type="string" calcext:value-type="string">
            <text:p>P0133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193</text:p>
          </table:table-cell>
          <table:table-cell table:formula="of:=VLOOKUP([.D857];[$PrimarySource.A$1:$PrimarySource.B$1048576];2;0)" office:value-type="string" office:string-value="G99" calcext:value-type="string">
            <text:p>G99</text:p>
          </table:table-cell>
          <table:table-cell table:formula="of:=VLOOKUP([.E85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57])" office:value-type="float" office:value="236" calcext:value-type="float">
            <text:p>236</text:p>
          </table:table-cell>
          <table:table-cell table:formula="of:=COUNTIF([.G$1:.G$1048576];[.G85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97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05</text:p>
          </table:table-cell>
          <table:table-cell table:formula="of:=VLOOKUP([.D858];[$PrimarySource.A$1:$PrimarySource.B$1048576];2;0)" office:value-type="string" office:string-value="G99" calcext:value-type="string">
            <text:p>G99</text:p>
          </table:table-cell>
          <table:table-cell table:formula="of:=VLOOKUP([.E85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58])" office:value-type="float" office:value="236" calcext:value-type="float">
            <text:p>236</text:p>
          </table:table-cell>
          <table:table-cell table:formula="of:=COUNTIF([.G$1:.G$1048576];[.G85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98</text:p>
          </table:table-cell>
          <table:table-cell office:value-type="string" calcext:value-type="string">
            <text:p>P027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629</text:p>
          </table:table-cell>
          <table:table-cell office:value-type="string" calcext:value-type="string">
            <text:p>SS00209</text:p>
          </table:table-cell>
          <table:table-cell table:formula="of:=VLOOKUP([.D859];[$PrimarySource.A$1:$PrimarySource.B$1048576];2;0)" office:value-type="string" office:string-value="G23" calcext:value-type="string">
            <text:p>G23</text:p>
          </table:table-cell>
          <table:table-cell table:formula="of:=VLOOKUP([.E85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59])" office:value-type="float" office:value="7" calcext:value-type="float">
            <text:p>7</text:p>
          </table:table-cell>
          <table:table-cell table:formula="of:=COUNTIF([.G$1:.G$1048576];[.G85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899</text:p>
          </table:table-cell>
          <table:table-cell office:value-type="string" calcext:value-type="string">
            <text:p>P0133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630</text:p>
          </table:table-cell>
          <table:table-cell office:value-type="string" calcext:value-type="string">
            <text:p>SS00193</text:p>
          </table:table-cell>
          <table:table-cell table:formula="of:=VLOOKUP([.D860];[$PrimarySource.A$1:$PrimarySource.B$1048576];2;0)" office:value-type="string" office:string-value="G02" calcext:value-type="string">
            <text:p>G02</text:p>
          </table:table-cell>
          <table:table-cell table:formula="of:=VLOOKUP([.E86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60])" office:value-type="float" office:value="22" calcext:value-type="float">
            <text:p>22</text:p>
          </table:table-cell>
          <table:table-cell table:formula="of:=COUNTIF([.G$1:.G$1048576];[.G86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00</text:p>
          </table:table-cell>
          <table:table-cell office:value-type="string" calcext:value-type="string">
            <text:p>P0139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631</text:p>
          </table:table-cell>
          <table:table-cell office:value-type="string" calcext:value-type="string">
            <text:p>SS00152</text:p>
          </table:table-cell>
          <table:table-cell table:formula="of:=VLOOKUP([.D861];[$PrimarySource.A$1:$PrimarySource.B$1048576];2;0)" office:value-type="string" office:string-value="G04" calcext:value-type="string">
            <text:p>G04</text:p>
          </table:table-cell>
          <table:table-cell table:formula="of:=VLOOKUP([.E861];[$SecondarySource.A$1:$SecondarySource.B$1048576];2;0)" office:value-type="string" office:string-value="G44" calcext:value-type="string">
            <text:p>G44</text:p>
          </table:table-cell>
          <table:table-cell table:formula="of:=COUNTIF([.F$1:.F$1048576];[.F861])" office:value-type="float" office:value="205" calcext:value-type="float">
            <text:p>205</text:p>
          </table:table-cell>
          <table:table-cell table:formula="of:=COUNTIF([.G$1:.G$1048576];[.G861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1001</text:p>
          </table:table-cell>
          <table:table-cell office:value-type="string" calcext:value-type="string">
            <text:p>P0276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462</text:p>
          </table:table-cell>
          <table:table-cell office:value-type="string" calcext:value-type="string">
            <text:p>SS00209</text:p>
          </table:table-cell>
          <table:table-cell table:formula="of:=VLOOKUP([.D862];[$PrimarySource.A$1:$PrimarySource.B$1048576];2;0)" office:value-type="string" office:string-value="G23" calcext:value-type="string">
            <text:p>G23</text:p>
          </table:table-cell>
          <table:table-cell table:formula="of:=VLOOKUP([.E86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62])" office:value-type="float" office:value="7" calcext:value-type="float">
            <text:p>7</text:p>
          </table:table-cell>
          <table:table-cell table:formula="of:=COUNTIF([.G$1:.G$1048576];[.G86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02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612</text:p>
          </table:table-cell>
          <table:table-cell office:value-type="string" calcext:value-type="string">
            <text:p>SS00030</text:p>
          </table:table-cell>
          <table:table-cell table:formula="of:=VLOOKUP([.D863];[$PrimarySource.A$1:$PrimarySource.B$1048576];2;0)" office:value-type="string" office:string-value="G13" calcext:value-type="string">
            <text:p>G13</text:p>
          </table:table-cell>
          <table:table-cell table:formula="of:=VLOOKUP([.E86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63])" office:value-type="float" office:value="6" calcext:value-type="float">
            <text:p>6</text:p>
          </table:table-cell>
          <table:table-cell table:formula="of:=COUNTIF([.G$1:.G$1048576];[.G86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03</text:p>
          </table:table-cell>
          <table:table-cell office:value-type="string" calcext:value-type="string">
            <text:p>P0011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9999</text:p>
          </table:table-cell>
          <table:table-cell office:value-type="string" calcext:value-type="string">
            <text:p>SS00155</text:p>
          </table:table-cell>
          <table:table-cell table:formula="of:=VLOOKUP([.D864];[$PrimarySource.A$1:$PrimarySource.B$1048576];2;0)" office:value-type="string" office:string-value="" calcext:value-type="error">
            <text:p>#N/A</text:p>
          </table:table-cell>
          <table:table-cell table:formula="of:=VLOOKUP([.E864];[$SecondarySource.A$1:$SecondarySource.B$1048576];2;0)" office:value-type="string" office:string-value="G44" calcext:value-type="string">
            <text:p>G44</text:p>
          </table:table-cell>
          <table:table-cell table:formula="of:=COUNTIF([.F$1:.F$1048576];[.F864])" office:value-type="string" office:string-value="" calcext:value-type="error">
            <text:p>#N/A</text:p>
          </table:table-cell>
          <table:table-cell table:formula="of:=COUNTIF([.G$1:.G$1048576];[.G864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1004</text:p>
          </table:table-cell>
          <table:table-cell office:value-type="string" calcext:value-type="string">
            <text:p>P0132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9999</text:p>
          </table:table-cell>
          <table:table-cell office:value-type="string" calcext:value-type="string">
            <text:p>SS00043</text:p>
          </table:table-cell>
          <table:table-cell table:formula="of:=VLOOKUP([.D865];[$PrimarySource.A$1:$PrimarySource.B$1048576];2;0)" office:value-type="string" office:string-value="" calcext:value-type="error">
            <text:p>#N/A</text:p>
          </table:table-cell>
          <table:table-cell table:formula="of:=VLOOKUP([.E86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65])" office:value-type="string" office:string-value="" calcext:value-type="error">
            <text:p>#N/A</text:p>
          </table:table-cell>
          <table:table-cell table:formula="of:=COUNTIF([.G$1:.G$1048576];[.G86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05</text:p>
          </table:table-cell>
          <table:table-cell office:value-type="string" calcext:value-type="string">
            <text:p>P027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9999</text:p>
          </table:table-cell>
          <table:table-cell office:value-type="string" calcext:value-type="string">
            <text:p>SS00209</text:p>
          </table:table-cell>
          <table:table-cell table:formula="of:=VLOOKUP([.D866];[$PrimarySource.A$1:$PrimarySource.B$1048576];2;0)" office:value-type="string" office:string-value="" calcext:value-type="error">
            <text:p>#N/A</text:p>
          </table:table-cell>
          <table:table-cell table:formula="of:=VLOOKUP([.E86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66])" office:value-type="string" office:string-value="" calcext:value-type="error">
            <text:p>#N/A</text:p>
          </table:table-cell>
          <table:table-cell table:formula="of:=COUNTIF([.G$1:.G$1048576];[.G86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06</text:p>
          </table:table-cell>
          <table:table-cell office:value-type="string" calcext:value-type="string">
            <text:p>P018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483</text:p>
          </table:table-cell>
          <table:table-cell office:value-type="string" calcext:value-type="string">
            <text:p>SS00108</text:p>
          </table:table-cell>
          <table:table-cell table:formula="of:=VLOOKUP([.D867];[$PrimarySource.A$1:$PrimarySource.B$1048576];2;0)" office:value-type="string" office:string-value="G41" calcext:value-type="string">
            <text:p>G41</text:p>
          </table:table-cell>
          <table:table-cell table:formula="of:=VLOOKUP([.E867];[$SecondarySource.A$1:$SecondarySource.B$1048576];2;0)" office:value-type="string" office:string-value="G19" calcext:value-type="string">
            <text:p>G19</text:p>
          </table:table-cell>
          <table:table-cell table:formula="of:=COUNTIF([.F$1:.F$1048576];[.F867])" office:value-type="float" office:value="9" calcext:value-type="float">
            <text:p>9</text:p>
          </table:table-cell>
          <table:table-cell table:formula="of:=COUNTIF([.G$1:.G$1048576];[.G867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1007</text:p>
          </table:table-cell>
          <table:table-cell office:value-type="string" calcext:value-type="string">
            <text:p>P0138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9999</text:p>
          </table:table-cell>
          <table:table-cell office:value-type="string" calcext:value-type="string">
            <text:p>SS00111</text:p>
          </table:table-cell>
          <table:table-cell table:formula="of:=VLOOKUP([.D868];[$PrimarySource.A$1:$PrimarySource.B$1048576];2;0)" office:value-type="string" office:string-value="" calcext:value-type="error">
            <text:p>#N/A</text:p>
          </table:table-cell>
          <table:table-cell table:formula="of:=VLOOKUP([.E86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68])" office:value-type="string" office:string-value="" calcext:value-type="error">
            <text:p>#N/A</text:p>
          </table:table-cell>
          <table:table-cell table:formula="of:=COUNTIF([.G$1:.G$1048576];[.G86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08</text:p>
          </table:table-cell>
          <table:table-cell office:value-type="string" calcext:value-type="string">
            <text:p>P0221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480</text:p>
          </table:table-cell>
          <table:table-cell office:value-type="string" calcext:value-type="string">
            <text:p>SS00170</text:p>
          </table:table-cell>
          <table:table-cell table:formula="of:=VLOOKUP([.D869];[$PrimarySource.A$1:$PrimarySource.B$1048576];2;0)" office:value-type="string" office:string-value="G24" calcext:value-type="string">
            <text:p>G24</text:p>
          </table:table-cell>
          <table:table-cell table:formula="of:=VLOOKUP([.E86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69])" office:value-type="float" office:value="57" calcext:value-type="float">
            <text:p>57</text:p>
          </table:table-cell>
          <table:table-cell table:formula="of:=COUNTIF([.G$1:.G$1048576];[.G86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09</text:p>
          </table:table-cell>
          <table:table-cell office:value-type="string" calcext:value-type="string">
            <text:p>P027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477</text:p>
          </table:table-cell>
          <table:table-cell office:value-type="string" calcext:value-type="string">
            <text:p>SS00209</text:p>
          </table:table-cell>
          <table:table-cell table:formula="of:=VLOOKUP([.D870];[$PrimarySource.A$1:$PrimarySource.B$1048576];2;0)" office:value-type="string" office:string-value="G29" calcext:value-type="string">
            <text:p>G29</text:p>
          </table:table-cell>
          <table:table-cell table:formula="of:=VLOOKUP([.E87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70])" office:value-type="float" office:value="13" calcext:value-type="float">
            <text:p>13</text:p>
          </table:table-cell>
          <table:table-cell table:formula="of:=COUNTIF([.G$1:.G$1048576];[.G87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10</text:p>
          </table:table-cell>
          <table:table-cell office:value-type="string" calcext:value-type="string">
            <text:p>P0133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613</text:p>
          </table:table-cell>
          <table:table-cell office:value-type="string" calcext:value-type="string">
            <text:p>SS00193</text:p>
          </table:table-cell>
          <table:table-cell table:formula="of:=VLOOKUP([.D871];[$PrimarySource.A$1:$PrimarySource.B$1048576];2;0)" office:value-type="string" office:string-value="G10" calcext:value-type="string">
            <text:p>G10</text:p>
          </table:table-cell>
          <table:table-cell table:formula="of:=VLOOKUP([.E87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71])" office:value-type="float" office:value="80" calcext:value-type="float">
            <text:p>80</text:p>
          </table:table-cell>
          <table:table-cell table:formula="of:=COUNTIF([.G$1:.G$1048576];[.G87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11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30</text:p>
          </table:table-cell>
          <table:table-cell table:formula="of:=VLOOKUP([.D872];[$PrimarySource.A$1:$PrimarySource.B$1048576];2;0)" office:value-type="string" office:string-value="G99" calcext:value-type="string">
            <text:p>G99</text:p>
          </table:table-cell>
          <table:table-cell table:formula="of:=VLOOKUP([.E87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72])" office:value-type="float" office:value="236" calcext:value-type="float">
            <text:p>236</text:p>
          </table:table-cell>
          <table:table-cell table:formula="of:=COUNTIF([.G$1:.G$1048576];[.G87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12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05</text:p>
          </table:table-cell>
          <table:table-cell table:formula="of:=VLOOKUP([.D873];[$PrimarySource.A$1:$PrimarySource.B$1048576];2;0)" office:value-type="string" office:string-value="G99" calcext:value-type="string">
            <text:p>G99</text:p>
          </table:table-cell>
          <table:table-cell table:formula="of:=VLOOKUP([.E87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73])" office:value-type="float" office:value="236" calcext:value-type="float">
            <text:p>236</text:p>
          </table:table-cell>
          <table:table-cell table:formula="of:=COUNTIF([.G$1:.G$1048576];[.G87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13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614</text:p>
          </table:table-cell>
          <table:table-cell office:value-type="string" calcext:value-type="string">
            <text:p>SS00030</text:p>
          </table:table-cell>
          <table:table-cell table:formula="of:=VLOOKUP([.D874];[$PrimarySource.A$1:$PrimarySource.B$1048576];2;0)" office:value-type="string" office:string-value="G24" calcext:value-type="string">
            <text:p>G24</text:p>
          </table:table-cell>
          <table:table-cell table:formula="of:=VLOOKUP([.E87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74])" office:value-type="float" office:value="57" calcext:value-type="float">
            <text:p>57</text:p>
          </table:table-cell>
          <table:table-cell table:formula="of:=COUNTIF([.G$1:.G$1048576];[.G87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14</text:p>
          </table:table-cell>
          <table:table-cell office:value-type="string" calcext:value-type="string">
            <text:p>P021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614</text:p>
          </table:table-cell>
          <table:table-cell office:value-type="string" calcext:value-type="string">
            <text:p>SS00190</text:p>
          </table:table-cell>
          <table:table-cell table:formula="of:=VLOOKUP([.D875];[$PrimarySource.A$1:$PrimarySource.B$1048576];2;0)" office:value-type="string" office:string-value="G24" calcext:value-type="string">
            <text:p>G24</text:p>
          </table:table-cell>
          <table:table-cell table:formula="of:=VLOOKUP([.E87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75])" office:value-type="float" office:value="57" calcext:value-type="float">
            <text:p>57</text:p>
          </table:table-cell>
          <table:table-cell table:formula="of:=COUNTIF([.G$1:.G$1048576];[.G87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15</text:p>
          </table:table-cell>
          <table:table-cell office:value-type="string" calcext:value-type="string">
            <text:p>P0018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614</text:p>
          </table:table-cell>
          <table:table-cell office:value-type="string" calcext:value-type="string">
            <text:p>SS00158</text:p>
          </table:table-cell>
          <table:table-cell table:formula="of:=VLOOKUP([.D876];[$PrimarySource.A$1:$PrimarySource.B$1048576];2;0)" office:value-type="string" office:string-value="G24" calcext:value-type="string">
            <text:p>G24</text:p>
          </table:table-cell>
          <table:table-cell table:formula="of:=VLOOKUP([.E876];[$SecondarySource.A$1:$SecondarySource.B$1048576];2;0)" office:value-type="string" office:string-value="G44" calcext:value-type="string">
            <text:p>G44</text:p>
          </table:table-cell>
          <table:table-cell table:formula="of:=COUNTIF([.F$1:.F$1048576];[.F876])" office:value-type="float" office:value="57" calcext:value-type="float">
            <text:p>57</text:p>
          </table:table-cell>
          <table:table-cell table:formula="of:=COUNTIF([.G$1:.G$1048576];[.G876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1016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05</text:p>
          </table:table-cell>
          <table:table-cell table:formula="of:=VLOOKUP([.D877];[$PrimarySource.A$1:$PrimarySource.B$1048576];2;0)" office:value-type="string" office:string-value="G99" calcext:value-type="string">
            <text:p>G99</text:p>
          </table:table-cell>
          <table:table-cell table:formula="of:=VLOOKUP([.E87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77])" office:value-type="float" office:value="236" calcext:value-type="float">
            <text:p>236</text:p>
          </table:table-cell>
          <table:table-cell table:formula="of:=COUNTIF([.G$1:.G$1048576];[.G87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17</text:p>
          </table:table-cell>
          <table:table-cell office:value-type="string" calcext:value-type="string">
            <text:p>P0003</text:p>
          </table:table-cell>
          <table:table-cell office:value-type="string" calcext:value-type="string">
            <text:p>AT40</text:p>
          </table:table-cell>
          <table:table-cell office:value-type="string" calcext:value-type="string">
            <text:p>AW00207</text:p>
          </table:table-cell>
          <table:table-cell office:value-type="string" calcext:value-type="string">
            <text:p>SS00185</text:p>
          </table:table-cell>
          <table:table-cell table:formula="of:=VLOOKUP([.D878];[$PrimarySource.A$1:$PrimarySource.B$1048576];2;0)" office:value-type="string" office:string-value="" calcext:value-type="error">
            <text:p>#N/A</text:p>
          </table:table-cell>
          <table:table-cell table:formula="of:=VLOOKUP([.E87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78])" office:value-type="string" office:string-value="" calcext:value-type="error">
            <text:p>#N/A</text:p>
          </table:table-cell>
          <table:table-cell table:formula="of:=COUNTIF([.G$1:.G$1048576];[.G87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18</text:p>
          </table:table-cell>
          <table:table-cell office:value-type="string" calcext:value-type="string">
            <text:p>P0003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615</text:p>
          </table:table-cell>
          <table:table-cell office:value-type="string" calcext:value-type="string">
            <text:p>SS00185</text:p>
          </table:table-cell>
          <table:table-cell table:formula="of:=VLOOKUP([.D879];[$PrimarySource.A$1:$PrimarySource.B$1048576];2;0)" office:value-type="string" office:string-value="G01" calcext:value-type="string">
            <text:p>G01</text:p>
          </table:table-cell>
          <table:table-cell table:formula="of:=VLOOKUP([.E87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79])" office:value-type="float" office:value="20" calcext:value-type="float">
            <text:p>20</text:p>
          </table:table-cell>
          <table:table-cell table:formula="of:=COUNTIF([.G$1:.G$1048576];[.G87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19</text:p>
          </table:table-cell>
          <table:table-cell office:value-type="string" calcext:value-type="string">
            <text:p>P0003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616</text:p>
          </table:table-cell>
          <table:table-cell office:value-type="string" calcext:value-type="string">
            <text:p>SS00185</text:p>
          </table:table-cell>
          <table:table-cell table:formula="of:=VLOOKUP([.D880];[$PrimarySource.A$1:$PrimarySource.B$1048576];2;0)" office:value-type="string" office:string-value="G78" calcext:value-type="string">
            <text:p>G78</text:p>
          </table:table-cell>
          <table:table-cell table:formula="of:=VLOOKUP([.E88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80])" office:value-type="float" office:value="2" calcext:value-type="float">
            <text:p>2</text:p>
          </table:table-cell>
          <table:table-cell table:formula="of:=COUNTIF([.G$1:.G$1048576];[.G88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20</text:p>
          </table:table-cell>
          <table:table-cell office:value-type="string" calcext:value-type="string">
            <text:p>P010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617</text:p>
          </table:table-cell>
          <table:table-cell office:value-type="string" calcext:value-type="string">
            <text:p>SS00014</text:p>
          </table:table-cell>
          <table:table-cell table:formula="of:=VLOOKUP([.D881];[$PrimarySource.A$1:$PrimarySource.B$1048576];2;0)" office:value-type="string" office:string-value="G24" calcext:value-type="string">
            <text:p>G24</text:p>
          </table:table-cell>
          <table:table-cell table:formula="of:=VLOOKUP([.E88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81])" office:value-type="float" office:value="57" calcext:value-type="float">
            <text:p>57</text:p>
          </table:table-cell>
          <table:table-cell table:formula="of:=COUNTIF([.G$1:.G$1048576];[.G88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22</text:p>
          </table:table-cell>
          <table:table-cell office:value-type="string" calcext:value-type="string">
            <text:p>P0017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09</text:p>
          </table:table-cell>
          <table:table-cell table:formula="of:=VLOOKUP([.D882];[$PrimarySource.A$1:$PrimarySource.B$1048576];2;0)" office:value-type="string" office:string-value="G99" calcext:value-type="string">
            <text:p>G99</text:p>
          </table:table-cell>
          <table:table-cell table:formula="of:=VLOOKUP([.E88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82])" office:value-type="float" office:value="236" calcext:value-type="float">
            <text:p>236</text:p>
          </table:table-cell>
          <table:table-cell table:formula="of:=COUNTIF([.G$1:.G$1048576];[.G88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23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05</text:p>
          </table:table-cell>
          <table:table-cell table:formula="of:=VLOOKUP([.D883];[$PrimarySource.A$1:$PrimarySource.B$1048576];2;0)" office:value-type="string" office:string-value="G99" calcext:value-type="string">
            <text:p>G99</text:p>
          </table:table-cell>
          <table:table-cell table:formula="of:=VLOOKUP([.E88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83])" office:value-type="float" office:value="236" calcext:value-type="float">
            <text:p>236</text:p>
          </table:table-cell>
          <table:table-cell table:formula="of:=COUNTIF([.G$1:.G$1048576];[.G88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24</text:p>
          </table:table-cell>
          <table:table-cell office:value-type="string" calcext:value-type="string">
            <text:p>P027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09</text:p>
          </table:table-cell>
          <table:table-cell table:formula="of:=VLOOKUP([.D884];[$PrimarySource.A$1:$PrimarySource.B$1048576];2;0)" office:value-type="string" office:string-value="G99" calcext:value-type="string">
            <text:p>G99</text:p>
          </table:table-cell>
          <table:table-cell table:formula="of:=VLOOKUP([.E88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84])" office:value-type="float" office:value="236" calcext:value-type="float">
            <text:p>236</text:p>
          </table:table-cell>
          <table:table-cell table:formula="of:=COUNTIF([.G$1:.G$1048576];[.G88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25</text:p>
          </table:table-cell>
          <table:table-cell office:value-type="string" calcext:value-type="string">
            <text:p>P0035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218</text:p>
          </table:table-cell>
          <table:table-cell office:value-type="string" calcext:value-type="string">
            <text:p>SS00117</text:p>
          </table:table-cell>
          <table:table-cell table:formula="of:=VLOOKUP([.D885];[$PrimarySource.A$1:$PrimarySource.B$1048576];2;0)" office:value-type="string" office:string-value="G04" calcext:value-type="string">
            <text:p>G04</text:p>
          </table:table-cell>
          <table:table-cell table:formula="of:=VLOOKUP([.E88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85])" office:value-type="float" office:value="205" calcext:value-type="float">
            <text:p>205</text:p>
          </table:table-cell>
          <table:table-cell table:formula="of:=COUNTIF([.G$1:.G$1048576];[.G88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26</text:p>
          </table:table-cell>
          <table:table-cell office:value-type="string" calcext:value-type="string">
            <text:p>P011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218</text:p>
          </table:table-cell>
          <table:table-cell office:value-type="string" calcext:value-type="string">
            <text:p>SS00026</text:p>
          </table:table-cell>
          <table:table-cell table:formula="of:=VLOOKUP([.D886];[$PrimarySource.A$1:$PrimarySource.B$1048576];2;0)" office:value-type="string" office:string-value="G04" calcext:value-type="string">
            <text:p>G04</text:p>
          </table:table-cell>
          <table:table-cell table:formula="of:=VLOOKUP([.E88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86])" office:value-type="float" office:value="205" calcext:value-type="float">
            <text:p>205</text:p>
          </table:table-cell>
          <table:table-cell table:formula="of:=COUNTIF([.G$1:.G$1048576];[.G88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27</text:p>
          </table:table-cell>
          <table:table-cell office:value-type="string" calcext:value-type="string">
            <text:p>P0011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218</text:p>
          </table:table-cell>
          <table:table-cell office:value-type="string" calcext:value-type="string">
            <text:p>SS00155</text:p>
          </table:table-cell>
          <table:table-cell table:formula="of:=VLOOKUP([.D887];[$PrimarySource.A$1:$PrimarySource.B$1048576];2;0)" office:value-type="string" office:string-value="G04" calcext:value-type="string">
            <text:p>G04</text:p>
          </table:table-cell>
          <table:table-cell table:formula="of:=VLOOKUP([.E887];[$SecondarySource.A$1:$SecondarySource.B$1048576];2;0)" office:value-type="string" office:string-value="G44" calcext:value-type="string">
            <text:p>G44</text:p>
          </table:table-cell>
          <table:table-cell table:formula="of:=COUNTIF([.F$1:.F$1048576];[.F887])" office:value-type="float" office:value="205" calcext:value-type="float">
            <text:p>205</text:p>
          </table:table-cell>
          <table:table-cell table:formula="of:=COUNTIF([.G$1:.G$1048576];[.G887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1028</text:p>
          </table:table-cell>
          <table:table-cell office:value-type="string" calcext:value-type="string">
            <text:p>P0043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208</text:p>
          </table:table-cell>
          <table:table-cell office:value-type="string" calcext:value-type="string">
            <text:p>SS00150</text:p>
          </table:table-cell>
          <table:table-cell table:formula="of:=VLOOKUP([.D888];[$PrimarySource.A$1:$PrimarySource.B$1048576];2;0)" office:value-type="string" office:string-value="" calcext:value-type="error">
            <text:p>#N/A</text:p>
          </table:table-cell>
          <table:table-cell table:formula="of:=VLOOKUP([.E888];[$SecondarySource.A$1:$SecondarySource.B$1048576];2;0)" office:value-type="string" office:string-value="G02" calcext:value-type="string">
            <text:p>G02</text:p>
          </table:table-cell>
          <table:table-cell table:formula="of:=COUNTIF([.F$1:.F$1048576];[.F888])" office:value-type="string" office:string-value="" calcext:value-type="error">
            <text:p>#N/A</text:p>
          </table:table-cell>
          <table:table-cell table:formula="of:=COUNTIF([.G$1:.G$1048576];[.G888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1029</text:p>
          </table:table-cell>
          <table:table-cell office:value-type="string" calcext:value-type="string">
            <text:p>P0137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9999</text:p>
          </table:table-cell>
          <table:table-cell office:value-type="string" calcext:value-type="string">
            <text:p>SS00163</text:p>
          </table:table-cell>
          <table:table-cell table:formula="of:=VLOOKUP([.D889];[$PrimarySource.A$1:$PrimarySource.B$1048576];2;0)" office:value-type="string" office:string-value="" calcext:value-type="error">
            <text:p>#N/A</text:p>
          </table:table-cell>
          <table:table-cell table:formula="of:=VLOOKUP([.E889];[$SecondarySource.A$1:$SecondarySource.B$1048576];2;0)" office:value-type="string" office:string-value="G44" calcext:value-type="string">
            <text:p>G44</text:p>
          </table:table-cell>
          <table:table-cell table:formula="of:=COUNTIF([.F$1:.F$1048576];[.F889])" office:value-type="string" office:string-value="" calcext:value-type="error">
            <text:p>#N/A</text:p>
          </table:table-cell>
          <table:table-cell table:formula="of:=COUNTIF([.G$1:.G$1048576];[.G889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1030</text:p>
          </table:table-cell>
          <table:table-cell office:value-type="string" calcext:value-type="string">
            <text:p>P0132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9999</text:p>
          </table:table-cell>
          <table:table-cell office:value-type="string" calcext:value-type="string">
            <text:p>SS00043</text:p>
          </table:table-cell>
          <table:table-cell table:formula="of:=VLOOKUP([.D890];[$PrimarySource.A$1:$PrimarySource.B$1048576];2;0)" office:value-type="string" office:string-value="" calcext:value-type="error">
            <text:p>#N/A</text:p>
          </table:table-cell>
          <table:table-cell table:formula="of:=VLOOKUP([.E89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90])" office:value-type="string" office:string-value="" calcext:value-type="error">
            <text:p>#N/A</text:p>
          </table:table-cell>
          <table:table-cell table:formula="of:=COUNTIF([.G$1:.G$1048576];[.G89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31</text:p>
          </table:table-cell>
          <table:table-cell office:value-type="string" calcext:value-type="string">
            <text:p>P0138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9999</text:p>
          </table:table-cell>
          <table:table-cell office:value-type="string" calcext:value-type="string">
            <text:p>SS00111</text:p>
          </table:table-cell>
          <table:table-cell table:formula="of:=VLOOKUP([.D891];[$PrimarySource.A$1:$PrimarySource.B$1048576];2;0)" office:value-type="string" office:string-value="" calcext:value-type="error">
            <text:p>#N/A</text:p>
          </table:table-cell>
          <table:table-cell table:formula="of:=VLOOKUP([.E89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91])" office:value-type="string" office:string-value="" calcext:value-type="error">
            <text:p>#N/A</text:p>
          </table:table-cell>
          <table:table-cell table:formula="of:=COUNTIF([.G$1:.G$1048576];[.G89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32</text:p>
          </table:table-cell>
          <table:table-cell office:value-type="string" calcext:value-type="string">
            <text:p>P0137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9999</text:p>
          </table:table-cell>
          <table:table-cell office:value-type="string" calcext:value-type="string">
            <text:p>SS00163</text:p>
          </table:table-cell>
          <table:table-cell table:formula="of:=VLOOKUP([.D892];[$PrimarySource.A$1:$PrimarySource.B$1048576];2;0)" office:value-type="string" office:string-value="" calcext:value-type="error">
            <text:p>#N/A</text:p>
          </table:table-cell>
          <table:table-cell table:formula="of:=VLOOKUP([.E892];[$SecondarySource.A$1:$SecondarySource.B$1048576];2;0)" office:value-type="string" office:string-value="G44" calcext:value-type="string">
            <text:p>G44</text:p>
          </table:table-cell>
          <table:table-cell table:formula="of:=COUNTIF([.F$1:.F$1048576];[.F892])" office:value-type="string" office:string-value="" calcext:value-type="error">
            <text:p>#N/A</text:p>
          </table:table-cell>
          <table:table-cell table:formula="of:=COUNTIF([.G$1:.G$1048576];[.G892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1033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9999</text:p>
          </table:table-cell>
          <table:table-cell office:value-type="string" calcext:value-type="string">
            <text:p>SS00005</text:p>
          </table:table-cell>
          <table:table-cell table:formula="of:=VLOOKUP([.D893];[$PrimarySource.A$1:$PrimarySource.B$1048576];2;0)" office:value-type="string" office:string-value="" calcext:value-type="error">
            <text:p>#N/A</text:p>
          </table:table-cell>
          <table:table-cell table:formula="of:=VLOOKUP([.E89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93])" office:value-type="string" office:string-value="" calcext:value-type="error">
            <text:p>#N/A</text:p>
          </table:table-cell>
          <table:table-cell table:formula="of:=COUNTIF([.G$1:.G$1048576];[.G89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34</text:p>
          </table:table-cell>
          <table:table-cell office:value-type="string" calcext:value-type="string">
            <text:p>P0133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154</text:p>
          </table:table-cell>
          <table:table-cell table:formula="of:=VLOOKUP([.D894];[$PrimarySource.A$1:$PrimarySource.B$1048576];2;0)" office:value-type="string" office:string-value="G99" calcext:value-type="string">
            <text:p>G99</text:p>
          </table:table-cell>
          <table:table-cell table:formula="of:=VLOOKUP([.E89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94])" office:value-type="float" office:value="236" calcext:value-type="float">
            <text:p>236</text:p>
          </table:table-cell>
          <table:table-cell table:formula="of:=COUNTIF([.G$1:.G$1048576];[.G89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35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30</text:p>
          </table:table-cell>
          <table:table-cell table:formula="of:=VLOOKUP([.D895];[$PrimarySource.A$1:$PrimarySource.B$1048576];2;0)" office:value-type="string" office:string-value="G99" calcext:value-type="string">
            <text:p>G99</text:p>
          </table:table-cell>
          <table:table-cell table:formula="of:=VLOOKUP([.E89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95])" office:value-type="float" office:value="236" calcext:value-type="float">
            <text:p>236</text:p>
          </table:table-cell>
          <table:table-cell table:formula="of:=COUNTIF([.G$1:.G$1048576];[.G89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36</text:p>
          </table:table-cell>
          <table:table-cell office:value-type="string" calcext:value-type="string">
            <text:p>P0139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181</text:p>
          </table:table-cell>
          <table:table-cell office:value-type="string" calcext:value-type="string">
            <text:p>SS00152</text:p>
          </table:table-cell>
          <table:table-cell table:formula="of:=VLOOKUP([.D896];[$PrimarySource.A$1:$PrimarySource.B$1048576];2;0)" office:value-type="string" office:string-value="G03" calcext:value-type="string">
            <text:p>G03</text:p>
          </table:table-cell>
          <table:table-cell table:formula="of:=VLOOKUP([.E896];[$SecondarySource.A$1:$SecondarySource.B$1048576];2;0)" office:value-type="string" office:string-value="G44" calcext:value-type="string">
            <text:p>G44</text:p>
          </table:table-cell>
          <table:table-cell table:formula="of:=COUNTIF([.F$1:.F$1048576];[.F896])" office:value-type="float" office:value="17" calcext:value-type="float">
            <text:p>17</text:p>
          </table:table-cell>
          <table:table-cell table:formula="of:=COUNTIF([.G$1:.G$1048576];[.G896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1037</text:p>
          </table:table-cell>
          <table:table-cell office:value-type="string" calcext:value-type="string">
            <text:p>P018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181</text:p>
          </table:table-cell>
          <table:table-cell office:value-type="string" calcext:value-type="string">
            <text:p>SS00108</text:p>
          </table:table-cell>
          <table:table-cell table:formula="of:=VLOOKUP([.D897];[$PrimarySource.A$1:$PrimarySource.B$1048576];2;0)" office:value-type="string" office:string-value="G03" calcext:value-type="string">
            <text:p>G03</text:p>
          </table:table-cell>
          <table:table-cell table:formula="of:=VLOOKUP([.E897];[$SecondarySource.A$1:$SecondarySource.B$1048576];2;0)" office:value-type="string" office:string-value="G19" calcext:value-type="string">
            <text:p>G19</text:p>
          </table:table-cell>
          <table:table-cell table:formula="of:=COUNTIF([.F$1:.F$1048576];[.F897])" office:value-type="float" office:value="17" calcext:value-type="float">
            <text:p>17</text:p>
          </table:table-cell>
          <table:table-cell table:formula="of:=COUNTIF([.G$1:.G$1048576];[.G897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1038</text:p>
          </table:table-cell>
          <table:table-cell office:value-type="string" calcext:value-type="string">
            <text:p>P0107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181</text:p>
          </table:table-cell>
          <table:table-cell office:value-type="string" calcext:value-type="string">
            <text:p>SS00247</text:p>
          </table:table-cell>
          <table:table-cell table:formula="of:=VLOOKUP([.D898];[$PrimarySource.A$1:$PrimarySource.B$1048576];2;0)" office:value-type="string" office:string-value="G03" calcext:value-type="string">
            <text:p>G03</text:p>
          </table:table-cell>
          <table:table-cell table:formula="of:=VLOOKUP([.E898];[$SecondarySource.A$1:$SecondarySource.B$1048576];2;0)" office:value-type="string" office:string-value="G43" calcext:value-type="string">
            <text:p>G43</text:p>
          </table:table-cell>
          <table:table-cell table:formula="of:=COUNTIF([.F$1:.F$1048576];[.F898])" office:value-type="float" office:value="17" calcext:value-type="float">
            <text:p>17</text:p>
          </table:table-cell>
          <table:table-cell table:formula="of:=COUNTIF([.G$1:.G$1048576];[.G898])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A01039</text:p>
          </table:table-cell>
          <table:table-cell office:value-type="string" calcext:value-type="string">
            <text:p>P027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181</text:p>
          </table:table-cell>
          <table:table-cell office:value-type="string" calcext:value-type="string">
            <text:p>SS00209</text:p>
          </table:table-cell>
          <table:table-cell table:formula="of:=VLOOKUP([.D899];[$PrimarySource.A$1:$PrimarySource.B$1048576];2;0)" office:value-type="string" office:string-value="G03" calcext:value-type="string">
            <text:p>G03</text:p>
          </table:table-cell>
          <table:table-cell table:formula="of:=VLOOKUP([.E89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899])" office:value-type="float" office:value="17" calcext:value-type="float">
            <text:p>17</text:p>
          </table:table-cell>
          <table:table-cell table:formula="of:=COUNTIF([.G$1:.G$1048576];[.G89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40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30</text:p>
          </table:table-cell>
          <table:table-cell table:formula="of:=VLOOKUP([.D900];[$PrimarySource.A$1:$PrimarySource.B$1048576];2;0)" office:value-type="string" office:string-value="G99" calcext:value-type="string">
            <text:p>G99</text:p>
          </table:table-cell>
          <table:table-cell table:formula="of:=VLOOKUP([.E90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00])" office:value-type="float" office:value="236" calcext:value-type="float">
            <text:p>236</text:p>
          </table:table-cell>
          <table:table-cell table:formula="of:=COUNTIF([.G$1:.G$1048576];[.G90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91</text:p>
          </table:table-cell>
          <table:table-cell office:value-type="string" calcext:value-type="string">
            <text:p>P0131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372</text:p>
          </table:table-cell>
          <table:table-cell office:value-type="string" calcext:value-type="string">
            <text:p>SS00153</text:p>
          </table:table-cell>
          <table:table-cell table:formula="of:=VLOOKUP([.D901];[$PrimarySource.A$1:$PrimarySource.B$1048576];2;0)" office:value-type="string" office:string-value="G13" calcext:value-type="string">
            <text:p>G13</text:p>
          </table:table-cell>
          <table:table-cell table:formula="of:=VLOOKUP([.E90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01])" office:value-type="float" office:value="6" calcext:value-type="float">
            <text:p>6</text:p>
          </table:table-cell>
          <table:table-cell table:formula="of:=COUNTIF([.G$1:.G$1048576];[.G90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92</text:p>
          </table:table-cell>
          <table:table-cell office:value-type="string" calcext:value-type="string">
            <text:p>P0054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373</text:p>
          </table:table-cell>
          <table:table-cell office:value-type="string" calcext:value-type="string">
            <text:p>SS00136</text:p>
          </table:table-cell>
          <table:table-cell table:formula="of:=VLOOKUP([.D902];[$PrimarySource.A$1:$PrimarySource.B$1048576];2;0)" office:value-type="string" office:string-value="G41" calcext:value-type="string">
            <text:p>G41</text:p>
          </table:table-cell>
          <table:table-cell table:formula="of:=VLOOKUP([.E902];[$SecondarySource.A$1:$SecondarySource.B$1048576];2;0)" office:value-type="string" office:string-value="G43" calcext:value-type="string">
            <text:p>G43</text:p>
          </table:table-cell>
          <table:table-cell table:formula="of:=COUNTIF([.F$1:.F$1048576];[.F902])" office:value-type="float" office:value="9" calcext:value-type="float">
            <text:p>9</text:p>
          </table:table-cell>
          <table:table-cell table:formula="of:=COUNTIF([.G$1:.G$1048576];[.G902])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A00493</text:p>
          </table:table-cell>
          <table:table-cell office:value-type="string" calcext:value-type="string">
            <text:p>P0212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373</text:p>
          </table:table-cell>
          <table:table-cell office:value-type="string" calcext:value-type="string">
            <text:p>SS00131</text:p>
          </table:table-cell>
          <table:table-cell table:formula="of:=VLOOKUP([.D903];[$PrimarySource.A$1:$PrimarySource.B$1048576];2;0)" office:value-type="string" office:string-value="G41" calcext:value-type="string">
            <text:p>G41</text:p>
          </table:table-cell>
          <table:table-cell table:formula="of:=VLOOKUP([.E90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03])" office:value-type="float" office:value="9" calcext:value-type="float">
            <text:p>9</text:p>
          </table:table-cell>
          <table:table-cell table:formula="of:=COUNTIF([.G$1:.G$1048576];[.G90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94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23</text:p>
          </table:table-cell>
          <table:table-cell office:value-type="string" calcext:value-type="string">
            <text:p>PS00373</text:p>
          </table:table-cell>
          <table:table-cell office:value-type="string" calcext:value-type="string">
            <text:p>SS00005</text:p>
          </table:table-cell>
          <table:table-cell table:formula="of:=VLOOKUP([.D904];[$PrimarySource.A$1:$PrimarySource.B$1048576];2;0)" office:value-type="string" office:string-value="G41" calcext:value-type="string">
            <text:p>G41</text:p>
          </table:table-cell>
          <table:table-cell table:formula="of:=VLOOKUP([.E90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04])" office:value-type="float" office:value="9" calcext:value-type="float">
            <text:p>9</text:p>
          </table:table-cell>
          <table:table-cell table:formula="of:=COUNTIF([.G$1:.G$1048576];[.G90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95</text:p>
          </table:table-cell>
          <table:table-cell office:value-type="string" calcext:value-type="string">
            <text:p>P0029</text:p>
          </table:table-cell>
          <table:table-cell office:value-type="string" calcext:value-type="string">
            <text:p>AT17</text:p>
          </table:table-cell>
          <table:table-cell office:value-type="string" calcext:value-type="string">
            <text:p>PS00374</text:p>
          </table:table-cell>
          <table:table-cell office:value-type="string" calcext:value-type="string">
            <text:p>SS00029</text:p>
          </table:table-cell>
          <table:table-cell table:formula="of:=VLOOKUP([.D905];[$PrimarySource.A$1:$PrimarySource.B$1048576];2;0)" office:value-type="string" office:string-value="G15" calcext:value-type="string">
            <text:p>G15</text:p>
          </table:table-cell>
          <table:table-cell table:formula="of:=VLOOKUP([.E90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05])" office:value-type="float" office:value="2" calcext:value-type="float">
            <text:p>2</text:p>
          </table:table-cell>
          <table:table-cell table:formula="of:=COUNTIF([.G$1:.G$1048576];[.G90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96</text:p>
          </table:table-cell>
          <table:table-cell office:value-type="string" calcext:value-type="string">
            <text:p>P0038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375</text:p>
          </table:table-cell>
          <table:table-cell office:value-type="string" calcext:value-type="string">
            <text:p>SS00026</text:p>
          </table:table-cell>
          <table:table-cell table:formula="of:=VLOOKUP([.D906];[$PrimarySource.A$1:$PrimarySource.B$1048576];2;0)" office:value-type="string" office:string-value="G51" calcext:value-type="string">
            <text:p>G51</text:p>
          </table:table-cell>
          <table:table-cell table:formula="of:=VLOOKUP([.E90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06])" office:value-type="float" office:value="3" calcext:value-type="float">
            <text:p>3</text:p>
          </table:table-cell>
          <table:table-cell table:formula="of:=COUNTIF([.G$1:.G$1048576];[.G90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97</text:p>
          </table:table-cell>
          <table:table-cell office:value-type="string" calcext:value-type="string">
            <text:p>P0056</text:p>
          </table:table-cell>
          <table:table-cell office:value-type="string" calcext:value-type="string">
            <text:p>AT06</text:p>
          </table:table-cell>
          <table:table-cell office:value-type="string" calcext:value-type="string">
            <text:p>PS00376</text:p>
          </table:table-cell>
          <table:table-cell office:value-type="string" calcext:value-type="string">
            <text:p>SS00131</text:p>
          </table:table-cell>
          <table:table-cell table:formula="of:=VLOOKUP([.D907];[$PrimarySource.A$1:$PrimarySource.B$1048576];2;0)" office:value-type="string" office:string-value="G41" calcext:value-type="string">
            <text:p>G41</text:p>
          </table:table-cell>
          <table:table-cell table:formula="of:=VLOOKUP([.E90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07])" office:value-type="float" office:value="9" calcext:value-type="float">
            <text:p>9</text:p>
          </table:table-cell>
          <table:table-cell table:formula="of:=COUNTIF([.G$1:.G$1048576];[.G90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498</text:p>
          </table:table-cell>
          <table:table-cell office:value-type="string" calcext:value-type="string">
            <text:p>P0139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377</text:p>
          </table:table-cell>
          <table:table-cell office:value-type="string" calcext:value-type="string">
            <text:p>SS00152</text:p>
          </table:table-cell>
          <table:table-cell table:formula="of:=VLOOKUP([.D908];[$PrimarySource.A$1:$PrimarySource.B$1048576];2;0)" office:value-type="string" office:string-value="G04" calcext:value-type="string">
            <text:p>G04</text:p>
          </table:table-cell>
          <table:table-cell table:formula="of:=VLOOKUP([.E908];[$SecondarySource.A$1:$SecondarySource.B$1048576];2;0)" office:value-type="string" office:string-value="G44" calcext:value-type="string">
            <text:p>G44</text:p>
          </table:table-cell>
          <table:table-cell table:formula="of:=COUNTIF([.F$1:.F$1048576];[.F908])" office:value-type="float" office:value="205" calcext:value-type="float">
            <text:p>205</text:p>
          </table:table-cell>
          <table:table-cell table:formula="of:=COUNTIF([.G$1:.G$1048576];[.G908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0499</text:p>
          </table:table-cell>
          <table:table-cell office:value-type="string" calcext:value-type="string">
            <text:p>P018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377</text:p>
          </table:table-cell>
          <table:table-cell office:value-type="string" calcext:value-type="string">
            <text:p>SS00108</text:p>
          </table:table-cell>
          <table:table-cell table:formula="of:=VLOOKUP([.D909];[$PrimarySource.A$1:$PrimarySource.B$1048576];2;0)" office:value-type="string" office:string-value="G04" calcext:value-type="string">
            <text:p>G04</text:p>
          </table:table-cell>
          <table:table-cell table:formula="of:=VLOOKUP([.E909];[$SecondarySource.A$1:$SecondarySource.B$1048576];2;0)" office:value-type="string" office:string-value="G19" calcext:value-type="string">
            <text:p>G19</text:p>
          </table:table-cell>
          <table:table-cell table:formula="of:=COUNTIF([.F$1:.F$1048576];[.F909])" office:value-type="float" office:value="205" calcext:value-type="float">
            <text:p>205</text:p>
          </table:table-cell>
          <table:table-cell table:formula="of:=COUNTIF([.G$1:.G$1048576];[.G909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0500</text:p>
          </table:table-cell>
          <table:table-cell office:value-type="string" calcext:value-type="string">
            <text:p>P0011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094</text:p>
          </table:table-cell>
          <table:table-cell office:value-type="string" calcext:value-type="string">
            <text:p>SS00155</text:p>
          </table:table-cell>
          <table:table-cell table:formula="of:=VLOOKUP([.D910];[$PrimarySource.A$1:$PrimarySource.B$1048576];2;0)" office:value-type="string" office:string-value="" calcext:value-type="error">
            <text:p>#N/A</text:p>
          </table:table-cell>
          <table:table-cell table:formula="of:=VLOOKUP([.E910];[$SecondarySource.A$1:$SecondarySource.B$1048576];2;0)" office:value-type="string" office:string-value="G44" calcext:value-type="string">
            <text:p>G44</text:p>
          </table:table-cell>
          <table:table-cell table:formula="of:=COUNTIF([.F$1:.F$1048576];[.F910])" office:value-type="string" office:string-value="" calcext:value-type="error">
            <text:p>#N/A</text:p>
          </table:table-cell>
          <table:table-cell table:formula="of:=COUNTIF([.G$1:.G$1048576];[.G910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0651</text:p>
          </table:table-cell>
          <table:table-cell office:value-type="string" calcext:value-type="string">
            <text:p>P0139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298</text:p>
          </table:table-cell>
          <table:table-cell office:value-type="string" calcext:value-type="string">
            <text:p>SS00152</text:p>
          </table:table-cell>
          <table:table-cell table:formula="of:=VLOOKUP([.D911];[$PrimarySource.A$1:$PrimarySource.B$1048576];2;0)" office:value-type="string" office:string-value="G02" calcext:value-type="string">
            <text:p>G02</text:p>
          </table:table-cell>
          <table:table-cell table:formula="of:=VLOOKUP([.E911];[$SecondarySource.A$1:$SecondarySource.B$1048576];2;0)" office:value-type="string" office:string-value="G44" calcext:value-type="string">
            <text:p>G44</text:p>
          </table:table-cell>
          <table:table-cell table:formula="of:=COUNTIF([.F$1:.F$1048576];[.F911])" office:value-type="float" office:value="22" calcext:value-type="float">
            <text:p>22</text:p>
          </table:table-cell>
          <table:table-cell table:formula="of:=COUNTIF([.G$1:.G$1048576];[.G911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0652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30</text:p>
          </table:table-cell>
          <table:table-cell table:formula="of:=VLOOKUP([.D912];[$PrimarySource.A$1:$PrimarySource.B$1048576];2;0)" office:value-type="string" office:string-value="G99" calcext:value-type="string">
            <text:p>G99</text:p>
          </table:table-cell>
          <table:table-cell table:formula="of:=VLOOKUP([.E91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12])" office:value-type="float" office:value="236" calcext:value-type="float">
            <text:p>236</text:p>
          </table:table-cell>
          <table:table-cell table:formula="of:=COUNTIF([.G$1:.G$1048576];[.G91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53</text:p>
          </table:table-cell>
          <table:table-cell office:value-type="string" calcext:value-type="string">
            <text:p>P0221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489</text:p>
          </table:table-cell>
          <table:table-cell office:value-type="string" calcext:value-type="string">
            <text:p>SS00170</text:p>
          </table:table-cell>
          <table:table-cell table:formula="of:=VLOOKUP([.D913];[$PrimarySource.A$1:$PrimarySource.B$1048576];2;0)" office:value-type="string" office:string-value="G04" calcext:value-type="string">
            <text:p>G04</text:p>
          </table:table-cell>
          <table:table-cell table:formula="of:=VLOOKUP([.E91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13])" office:value-type="float" office:value="205" calcext:value-type="float">
            <text:p>205</text:p>
          </table:table-cell>
          <table:table-cell table:formula="of:=COUNTIF([.G$1:.G$1048576];[.G91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54</text:p>
          </table:table-cell>
          <table:table-cell office:value-type="string" calcext:value-type="string">
            <text:p>P0139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489</text:p>
          </table:table-cell>
          <table:table-cell office:value-type="string" calcext:value-type="string">
            <text:p>SS00152</text:p>
          </table:table-cell>
          <table:table-cell table:formula="of:=VLOOKUP([.D914];[$PrimarySource.A$1:$PrimarySource.B$1048576];2;0)" office:value-type="string" office:string-value="G04" calcext:value-type="string">
            <text:p>G04</text:p>
          </table:table-cell>
          <table:table-cell table:formula="of:=VLOOKUP([.E914];[$SecondarySource.A$1:$SecondarySource.B$1048576];2;0)" office:value-type="string" office:string-value="G44" calcext:value-type="string">
            <text:p>G44</text:p>
          </table:table-cell>
          <table:table-cell table:formula="of:=COUNTIF([.F$1:.F$1048576];[.F914])" office:value-type="float" office:value="205" calcext:value-type="float">
            <text:p>205</text:p>
          </table:table-cell>
          <table:table-cell table:formula="of:=COUNTIF([.G$1:.G$1048576];[.G914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0655</text:p>
          </table:table-cell>
          <table:table-cell office:value-type="string" calcext:value-type="string">
            <text:p>P018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489</text:p>
          </table:table-cell>
          <table:table-cell office:value-type="string" calcext:value-type="string">
            <text:p>SS00108</text:p>
          </table:table-cell>
          <table:table-cell table:formula="of:=VLOOKUP([.D915];[$PrimarySource.A$1:$PrimarySource.B$1048576];2;0)" office:value-type="string" office:string-value="G04" calcext:value-type="string">
            <text:p>G04</text:p>
          </table:table-cell>
          <table:table-cell table:formula="of:=VLOOKUP([.E915];[$SecondarySource.A$1:$SecondarySource.B$1048576];2;0)" office:value-type="string" office:string-value="G19" calcext:value-type="string">
            <text:p>G19</text:p>
          </table:table-cell>
          <table:table-cell table:formula="of:=COUNTIF([.F$1:.F$1048576];[.F915])" office:value-type="float" office:value="205" calcext:value-type="float">
            <text:p>205</text:p>
          </table:table-cell>
          <table:table-cell table:formula="of:=COUNTIF([.G$1:.G$1048576];[.G915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0656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489</text:p>
          </table:table-cell>
          <table:table-cell office:value-type="string" calcext:value-type="string">
            <text:p>SS00007</text:p>
          </table:table-cell>
          <table:table-cell table:formula="of:=VLOOKUP([.D916];[$PrimarySource.A$1:$PrimarySource.B$1048576];2;0)" office:value-type="string" office:string-value="G04" calcext:value-type="string">
            <text:p>G04</text:p>
          </table:table-cell>
          <table:table-cell table:formula="of:=VLOOKUP([.E916];[$SecondarySource.A$1:$SecondarySource.B$1048576];2;0)" office:value-type="string" office:string-value="G22" calcext:value-type="string">
            <text:p>G22</text:p>
          </table:table-cell>
          <table:table-cell table:formula="of:=COUNTIF([.F$1:.F$1048576];[.F916])" office:value-type="float" office:value="205" calcext:value-type="float">
            <text:p>205</text:p>
          </table:table-cell>
          <table:table-cell table:formula="of:=COUNTIF([.G$1:.G$1048576];[.G916]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A00657</text:p>
          </table:table-cell>
          <table:table-cell office:value-type="string" calcext:value-type="string">
            <text:p>P0058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378</text:p>
          </table:table-cell>
          <table:table-cell office:value-type="string" calcext:value-type="string">
            <text:p>SS00027</text:p>
          </table:table-cell>
          <table:table-cell table:formula="of:=VLOOKUP([.D917];[$PrimarySource.A$1:$PrimarySource.B$1048576];2;0)" office:value-type="string" office:string-value="" calcext:value-type="error">
            <text:p>#N/A</text:p>
          </table:table-cell>
          <table:table-cell table:formula="of:=VLOOKUP([.E91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17])" office:value-type="string" office:string-value="" calcext:value-type="error">
            <text:p>#N/A</text:p>
          </table:table-cell>
          <table:table-cell table:formula="of:=COUNTIF([.G$1:.G$1048576];[.G91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58</text:p>
          </table:table-cell>
          <table:table-cell office:value-type="string" calcext:value-type="string">
            <text:p>P0348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379</text:p>
          </table:table-cell>
          <table:table-cell office:value-type="string" calcext:value-type="string">
            <text:p>SS00270</text:p>
          </table:table-cell>
          <table:table-cell table:formula="of:=VLOOKUP([.D918];[$PrimarySource.A$1:$PrimarySource.B$1048576];2;0)" office:value-type="string" office:string-value="G41" calcext:value-type="string">
            <text:p>G41</text:p>
          </table:table-cell>
          <table:table-cell table:formula="of:=VLOOKUP([.E91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18])" office:value-type="float" office:value="9" calcext:value-type="float">
            <text:p>9</text:p>
          </table:table-cell>
          <table:table-cell table:formula="of:=COUNTIF([.G$1:.G$1048576];[.G91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59</text:p>
          </table:table-cell>
          <table:table-cell office:value-type="string" calcext:value-type="string">
            <text:p>P0133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380</text:p>
          </table:table-cell>
          <table:table-cell office:value-type="string" calcext:value-type="string">
            <text:p>SS00154</text:p>
          </table:table-cell>
          <table:table-cell table:formula="of:=VLOOKUP([.D919];[$PrimarySource.A$1:$PrimarySource.B$1048576];2;0)" office:value-type="string" office:string-value="G20" calcext:value-type="string">
            <text:p>G20</text:p>
          </table:table-cell>
          <table:table-cell table:formula="of:=VLOOKUP([.E91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19])" office:value-type="float" office:value="13" calcext:value-type="float">
            <text:p>13</text:p>
          </table:table-cell>
          <table:table-cell table:formula="of:=COUNTIF([.G$1:.G$1048576];[.G91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70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380</text:p>
          </table:table-cell>
          <table:table-cell office:value-type="string" calcext:value-type="string">
            <text:p>SS00007</text:p>
          </table:table-cell>
          <table:table-cell table:formula="of:=VLOOKUP([.D920];[$PrimarySource.A$1:$PrimarySource.B$1048576];2;0)" office:value-type="string" office:string-value="G20" calcext:value-type="string">
            <text:p>G20</text:p>
          </table:table-cell>
          <table:table-cell table:formula="of:=VLOOKUP([.E920];[$SecondarySource.A$1:$SecondarySource.B$1048576];2;0)" office:value-type="string" office:string-value="G22" calcext:value-type="string">
            <text:p>G22</text:p>
          </table:table-cell>
          <table:table-cell table:formula="of:=COUNTIF([.F$1:.F$1048576];[.F920])" office:value-type="float" office:value="13" calcext:value-type="float">
            <text:p>13</text:p>
          </table:table-cell>
          <table:table-cell table:formula="of:=COUNTIF([.G$1:.G$1048576];[.G920]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A00671</text:p>
          </table:table-cell>
          <table:table-cell office:value-type="string" calcext:value-type="string">
            <text:p>P00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29</text:p>
          </table:table-cell>
          <table:table-cell table:formula="of:=VLOOKUP([.D921];[$PrimarySource.A$1:$PrimarySource.B$1048576];2;0)" office:value-type="string" office:string-value="G99" calcext:value-type="string">
            <text:p>G99</text:p>
          </table:table-cell>
          <table:table-cell table:formula="of:=VLOOKUP([.E92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21])" office:value-type="float" office:value="236" calcext:value-type="float">
            <text:p>236</text:p>
          </table:table-cell>
          <table:table-cell table:formula="of:=COUNTIF([.G$1:.G$1048576];[.G92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72</text:p>
          </table:table-cell>
          <table:table-cell office:value-type="string" calcext:value-type="string">
            <text:p>P0031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381</text:p>
          </table:table-cell>
          <table:table-cell office:value-type="string" calcext:value-type="string">
            <text:p>SS00109</text:p>
          </table:table-cell>
          <table:table-cell table:formula="of:=VLOOKUP([.D922];[$PrimarySource.A$1:$PrimarySource.B$1048576];2;0)" office:value-type="string" office:string-value="G04" calcext:value-type="string">
            <text:p>G04</text:p>
          </table:table-cell>
          <table:table-cell table:formula="of:=VLOOKUP([.E922];[$SecondarySource.A$1:$SecondarySource.B$1048576];2;0)" office:value-type="string" office:string-value="G19" calcext:value-type="string">
            <text:p>G19</text:p>
          </table:table-cell>
          <table:table-cell table:formula="of:=COUNTIF([.F$1:.F$1048576];[.F922])" office:value-type="float" office:value="205" calcext:value-type="float">
            <text:p>205</text:p>
          </table:table-cell>
          <table:table-cell table:formula="of:=COUNTIF([.G$1:.G$1048576];[.G922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0673</text:p>
          </table:table-cell>
          <table:table-cell office:value-type="string" calcext:value-type="string">
            <text:p>P0108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382</text:p>
          </table:table-cell>
          <table:table-cell office:value-type="string" calcext:value-type="string">
            <text:p>SS00045</text:p>
          </table:table-cell>
          <table:table-cell table:formula="of:=VLOOKUP([.D923];[$PrimarySource.A$1:$PrimarySource.B$1048576];2;0)" office:value-type="string" office:string-value="G04" calcext:value-type="string">
            <text:p>G04</text:p>
          </table:table-cell>
          <table:table-cell table:formula="of:=VLOOKUP([.E923];[$SecondarySource.A$1:$SecondarySource.B$1048576];2;0)" office:value-type="string" office:string-value="G02" calcext:value-type="string">
            <text:p>G02</text:p>
          </table:table-cell>
          <table:table-cell table:formula="of:=COUNTIF([.F$1:.F$1048576];[.F923])" office:value-type="float" office:value="205" calcext:value-type="float">
            <text:p>205</text:p>
          </table:table-cell>
          <table:table-cell table:formula="of:=COUNTIF([.G$1:.G$1048576];[.G923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0674</text:p>
          </table:table-cell>
          <table:table-cell office:value-type="string" calcext:value-type="string">
            <text:p>P002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382</text:p>
          </table:table-cell>
          <table:table-cell office:value-type="string" calcext:value-type="string">
            <text:p>SS00006</text:p>
          </table:table-cell>
          <table:table-cell table:formula="of:=VLOOKUP([.D924];[$PrimarySource.A$1:$PrimarySource.B$1048576];2;0)" office:value-type="string" office:string-value="G04" calcext:value-type="string">
            <text:p>G04</text:p>
          </table:table-cell>
          <table:table-cell table:formula="of:=VLOOKUP([.E92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24])" office:value-type="float" office:value="205" calcext:value-type="float">
            <text:p>205</text:p>
          </table:table-cell>
          <table:table-cell table:formula="of:=COUNTIF([.G$1:.G$1048576];[.G92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75</text:p>
          </table:table-cell>
          <table:table-cell office:value-type="string" calcext:value-type="string">
            <text:p>P0238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382</text:p>
          </table:table-cell>
          <table:table-cell office:value-type="string" calcext:value-type="string">
            <text:p>SS00205</text:p>
          </table:table-cell>
          <table:table-cell table:formula="of:=VLOOKUP([.D925];[$PrimarySource.A$1:$PrimarySource.B$1048576];2;0)" office:value-type="string" office:string-value="G04" calcext:value-type="string">
            <text:p>G04</text:p>
          </table:table-cell>
          <table:table-cell table:formula="of:=VLOOKUP([.E92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25])" office:value-type="float" office:value="205" calcext:value-type="float">
            <text:p>205</text:p>
          </table:table-cell>
          <table:table-cell table:formula="of:=COUNTIF([.G$1:.G$1048576];[.G92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76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382</text:p>
          </table:table-cell>
          <table:table-cell office:value-type="string" calcext:value-type="string">
            <text:p>SS00007</text:p>
          </table:table-cell>
          <table:table-cell table:formula="of:=VLOOKUP([.D926];[$PrimarySource.A$1:$PrimarySource.B$1048576];2;0)" office:value-type="string" office:string-value="G04" calcext:value-type="string">
            <text:p>G04</text:p>
          </table:table-cell>
          <table:table-cell table:formula="of:=VLOOKUP([.E926];[$SecondarySource.A$1:$SecondarySource.B$1048576];2;0)" office:value-type="string" office:string-value="G22" calcext:value-type="string">
            <text:p>G22</text:p>
          </table:table-cell>
          <table:table-cell table:formula="of:=COUNTIF([.F$1:.F$1048576];[.F926])" office:value-type="float" office:value="205" calcext:value-type="float">
            <text:p>205</text:p>
          </table:table-cell>
          <table:table-cell table:formula="of:=COUNTIF([.G$1:.G$1048576];[.G926]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A00677</text:p>
          </table:table-cell>
          <table:table-cell office:value-type="string" calcext:value-type="string">
            <text:p>P00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29</text:p>
          </table:table-cell>
          <table:table-cell table:formula="of:=VLOOKUP([.D927];[$PrimarySource.A$1:$PrimarySource.B$1048576];2;0)" office:value-type="string" office:string-value="G99" calcext:value-type="string">
            <text:p>G99</text:p>
          </table:table-cell>
          <table:table-cell table:formula="of:=VLOOKUP([.E92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27])" office:value-type="float" office:value="236" calcext:value-type="float">
            <text:p>236</text:p>
          </table:table-cell>
          <table:table-cell table:formula="of:=COUNTIF([.G$1:.G$1048576];[.G92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78</text:p>
          </table:table-cell>
          <table:table-cell office:value-type="string" calcext:value-type="string">
            <text:p>P015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382</text:p>
          </table:table-cell>
          <table:table-cell office:value-type="string" calcext:value-type="string">
            <text:p>SS00075</text:p>
          </table:table-cell>
          <table:table-cell table:formula="of:=VLOOKUP([.D928];[$PrimarySource.A$1:$PrimarySource.B$1048576];2;0)" office:value-type="string" office:string-value="G04" calcext:value-type="string">
            <text:p>G04</text:p>
          </table:table-cell>
          <table:table-cell table:formula="of:=VLOOKUP([.E928];[$SecondarySource.A$1:$SecondarySource.B$1048576];2;0)" office:value-type="string" office:string-value="G19" calcext:value-type="string">
            <text:p>G19</text:p>
          </table:table-cell>
          <table:table-cell table:formula="of:=COUNTIF([.F$1:.F$1048576];[.F928])" office:value-type="float" office:value="205" calcext:value-type="float">
            <text:p>205</text:p>
          </table:table-cell>
          <table:table-cell table:formula="of:=COUNTIF([.G$1:.G$1048576];[.G928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0679</text:p>
          </table:table-cell>
          <table:table-cell office:value-type="string" calcext:value-type="string">
            <text:p>P0139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383</text:p>
          </table:table-cell>
          <table:table-cell office:value-type="string" calcext:value-type="string">
            <text:p>SS00152</text:p>
          </table:table-cell>
          <table:table-cell table:formula="of:=VLOOKUP([.D929];[$PrimarySource.A$1:$PrimarySource.B$1048576];2;0)" office:value-type="string" office:string-value="G41" calcext:value-type="string">
            <text:p>G41</text:p>
          </table:table-cell>
          <table:table-cell table:formula="of:=VLOOKUP([.E929];[$SecondarySource.A$1:$SecondarySource.B$1048576];2;0)" office:value-type="string" office:string-value="G44" calcext:value-type="string">
            <text:p>G44</text:p>
          </table:table-cell>
          <table:table-cell table:formula="of:=COUNTIF([.F$1:.F$1048576];[.F929])" office:value-type="float" office:value="9" calcext:value-type="float">
            <text:p>9</text:p>
          </table:table-cell>
          <table:table-cell table:formula="of:=COUNTIF([.G$1:.G$1048576];[.G929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0680</text:p>
          </table:table-cell>
          <table:table-cell office:value-type="string" calcext:value-type="string">
            <text:p>P002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383</text:p>
          </table:table-cell>
          <table:table-cell office:value-type="string" calcext:value-type="string">
            <text:p>SS00006</text:p>
          </table:table-cell>
          <table:table-cell table:formula="of:=VLOOKUP([.D930];[$PrimarySource.A$1:$PrimarySource.B$1048576];2;0)" office:value-type="string" office:string-value="G41" calcext:value-type="string">
            <text:p>G41</text:p>
          </table:table-cell>
          <table:table-cell table:formula="of:=VLOOKUP([.E93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30])" office:value-type="float" office:value="9" calcext:value-type="float">
            <text:p>9</text:p>
          </table:table-cell>
          <table:table-cell table:formula="of:=COUNTIF([.G$1:.G$1048576];[.G93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81</text:p>
          </table:table-cell>
          <table:table-cell office:value-type="string" calcext:value-type="string">
            <text:p>P0046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384</text:p>
          </table:table-cell>
          <table:table-cell office:value-type="string" calcext:value-type="string">
            <text:p>SS00120</text:p>
          </table:table-cell>
          <table:table-cell table:formula="of:=VLOOKUP([.D931];[$PrimarySource.A$1:$PrimarySource.B$1048576];2;0)" office:value-type="string" office:string-value="G24" calcext:value-type="string">
            <text:p>G24</text:p>
          </table:table-cell>
          <table:table-cell table:formula="of:=VLOOKUP([.E93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31])" office:value-type="float" office:value="57" calcext:value-type="float">
            <text:p>57</text:p>
          </table:table-cell>
          <table:table-cell table:formula="of:=COUNTIF([.G$1:.G$1048576];[.G93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82</text:p>
          </table:table-cell>
          <table:table-cell office:value-type="string" calcext:value-type="string">
            <text:p>P0999</text:p>
          </table:table-cell>
          <table:table-cell office:value-type="string" calcext:value-type="string">
            <text:p>AT31</text:p>
          </table:table-cell>
          <table:table-cell office:value-type="string" calcext:value-type="string">
            <text:p>PS00603</text:p>
          </table:table-cell>
          <table:table-cell office:value-type="string" calcext:value-type="string">
            <text:p>SS00185</text:p>
          </table:table-cell>
          <table:table-cell table:formula="of:=VLOOKUP([.D932];[$PrimarySource.A$1:$PrimarySource.B$1048576];2;0)" office:value-type="string" office:string-value="G10" calcext:value-type="string">
            <text:p>G10</text:p>
          </table:table-cell>
          <table:table-cell table:formula="of:=VLOOKUP([.E93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32])" office:value-type="float" office:value="80" calcext:value-type="float">
            <text:p>80</text:p>
          </table:table-cell>
          <table:table-cell table:formula="of:=COUNTIF([.G$1:.G$1048576];[.G93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83</text:p>
          </table:table-cell>
          <table:table-cell office:value-type="string" calcext:value-type="string">
            <text:p>P0138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9999</text:p>
          </table:table-cell>
          <table:table-cell office:value-type="string" calcext:value-type="string">
            <text:p>SS00111</text:p>
          </table:table-cell>
          <table:table-cell table:formula="of:=VLOOKUP([.D933];[$PrimarySource.A$1:$PrimarySource.B$1048576];2;0)" office:value-type="string" office:string-value="" calcext:value-type="error">
            <text:p>#N/A</text:p>
          </table:table-cell>
          <table:table-cell table:formula="of:=VLOOKUP([.E93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33])" office:value-type="string" office:string-value="" calcext:value-type="error">
            <text:p>#N/A</text:p>
          </table:table-cell>
          <table:table-cell table:formula="of:=COUNTIF([.G$1:.G$1048576];[.G93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84</text:p>
          </table:table-cell>
          <table:table-cell office:value-type="string" calcext:value-type="string">
            <text:p>P0137</text:p>
          </table:table-cell>
          <table:table-cell office:value-type="string" calcext:value-type="string">
            <text:p>AT04</text:p>
          </table:table-cell>
          <table:table-cell office:value-type="string" calcext:value-type="string">
            <text:p>AW09999</text:p>
          </table:table-cell>
          <table:table-cell office:value-type="string" calcext:value-type="string">
            <text:p>SS00163</text:p>
          </table:table-cell>
          <table:table-cell table:formula="of:=VLOOKUP([.D934];[$PrimarySource.A$1:$PrimarySource.B$1048576];2;0)" office:value-type="string" office:string-value="" calcext:value-type="error">
            <text:p>#N/A</text:p>
          </table:table-cell>
          <table:table-cell table:formula="of:=VLOOKUP([.E934];[$SecondarySource.A$1:$SecondarySource.B$1048576];2;0)" office:value-type="string" office:string-value="G44" calcext:value-type="string">
            <text:p>G44</text:p>
          </table:table-cell>
          <table:table-cell table:formula="of:=COUNTIF([.F$1:.F$1048576];[.F934])" office:value-type="string" office:string-value="" calcext:value-type="error">
            <text:p>#N/A</text:p>
          </table:table-cell>
          <table:table-cell table:formula="of:=COUNTIF([.G$1:.G$1048576];[.G934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0685</text:p>
          </table:table-cell>
          <table:table-cell office:value-type="string" calcext:value-type="string">
            <text:p>P002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386</text:p>
          </table:table-cell>
          <table:table-cell office:value-type="string" calcext:value-type="string">
            <text:p>SS00006</text:p>
          </table:table-cell>
          <table:table-cell table:formula="of:=VLOOKUP([.D935];[$PrimarySource.A$1:$PrimarySource.B$1048576];2;0)" office:value-type="string" office:string-value="G27" calcext:value-type="string">
            <text:p>G27</text:p>
          </table:table-cell>
          <table:table-cell table:formula="of:=VLOOKUP([.E93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35])" office:value-type="float" office:value="5" calcext:value-type="float">
            <text:p>5</text:p>
          </table:table-cell>
          <table:table-cell table:formula="of:=COUNTIF([.G$1:.G$1048576];[.G93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86</text:p>
          </table:table-cell>
          <table:table-cell office:value-type="string" calcext:value-type="string">
            <text:p>P013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387</text:p>
          </table:table-cell>
          <table:table-cell office:value-type="string" calcext:value-type="string">
            <text:p>SS00149</text:p>
          </table:table-cell>
          <table:table-cell table:formula="of:=VLOOKUP([.D936];[$PrimarySource.A$1:$PrimarySource.B$1048576];2;0)" office:value-type="string" office:string-value="G43" calcext:value-type="string">
            <text:p>G43</text:p>
          </table:table-cell>
          <table:table-cell table:formula="of:=VLOOKUP([.E93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36])" office:value-type="float" office:value="2" calcext:value-type="float">
            <text:p>2</text:p>
          </table:table-cell>
          <table:table-cell table:formula="of:=COUNTIF([.G$1:.G$1048576];[.G93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0687</text:p>
          </table:table-cell>
          <table:table-cell office:value-type="string" calcext:value-type="string">
            <text:p>P0381</text:p>
          </table:table-cell>
          <table:table-cell office:value-type="string" calcext:value-type="string">
            <text:p>AT2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49</text:p>
          </table:table-cell>
          <table:table-cell table:formula="of:=VLOOKUP([.D937];[$PrimarySource.A$1:$PrimarySource.B$1048576];2;0)" office:value-type="string" office:string-value="G99" calcext:value-type="string">
            <text:p>G99</text:p>
          </table:table-cell>
          <table:table-cell table:formula="of:=VLOOKUP([.E93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37])" office:value-type="float" office:value="236" calcext:value-type="float">
            <text:p>236</text:p>
          </table:table-cell>
          <table:table-cell table:formula="of:=COUNTIF([.G$1:.G$1048576];[.G93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68</text:p>
          </table:table-cell>
          <table:table-cell office:value-type="string" calcext:value-type="string">
            <text:p>P0132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573</text:p>
          </table:table-cell>
          <table:table-cell office:value-type="string" calcext:value-type="string">
            <text:p>SS00043</text:p>
          </table:table-cell>
          <table:table-cell table:formula="of:=VLOOKUP([.D938];[$PrimarySource.A$1:$PrimarySource.B$1048576];2;0)" office:value-type="string" office:string-value="G20" calcext:value-type="string">
            <text:p>G20</text:p>
          </table:table-cell>
          <table:table-cell table:formula="of:=VLOOKUP([.E93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38])" office:value-type="float" office:value="13" calcext:value-type="float">
            <text:p>13</text:p>
          </table:table-cell>
          <table:table-cell table:formula="of:=COUNTIF([.G$1:.G$1048576];[.G93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69</text:p>
          </table:table-cell>
          <table:table-cell office:value-type="string" calcext:value-type="string">
            <text:p>P0362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574</text:p>
          </table:table-cell>
          <table:table-cell office:value-type="string" calcext:value-type="string">
            <text:p>SS00272</text:p>
          </table:table-cell>
          <table:table-cell table:formula="of:=VLOOKUP([.D939];[$PrimarySource.A$1:$PrimarySource.B$1048576];2;0)" office:value-type="string" office:string-value="G10" calcext:value-type="string">
            <text:p>G10</text:p>
          </table:table-cell>
          <table:table-cell table:formula="of:=VLOOKUP([.E93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39])" office:value-type="float" office:value="80" calcext:value-type="float">
            <text:p>80</text:p>
          </table:table-cell>
          <table:table-cell table:formula="of:=COUNTIF([.G$1:.G$1048576];[.G93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70</text:p>
          </table:table-cell>
          <table:table-cell office:value-type="string" calcext:value-type="string">
            <text:p>P0625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75</text:p>
          </table:table-cell>
          <table:table-cell office:value-type="string" calcext:value-type="string">
            <text:p>SS00254</text:p>
          </table:table-cell>
          <table:table-cell table:formula="of:=VLOOKUP([.D940];[$PrimarySource.A$1:$PrimarySource.B$1048576];2;0)" office:value-type="string" office:string-value="G73" calcext:value-type="string">
            <text:p>G73</text:p>
          </table:table-cell>
          <table:table-cell table:formula="of:=VLOOKUP([.E940];[$SecondarySource.A$1:$SecondarySource.B$1048576];2;0)" office:value-type="string" office:string-value="G02" calcext:value-type="string">
            <text:p>G02</text:p>
          </table:table-cell>
          <table:table-cell table:formula="of:=COUNTIF([.F$1:.F$1048576];[.F940])" office:value-type="float" office:value="2" calcext:value-type="float">
            <text:p>2</text:p>
          </table:table-cell>
          <table:table-cell table:formula="of:=COUNTIF([.G$1:.G$1048576];[.G940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1171</text:p>
          </table:table-cell>
          <table:table-cell office:value-type="string" calcext:value-type="string">
            <text:p>P0131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576</text:p>
          </table:table-cell>
          <table:table-cell office:value-type="string" calcext:value-type="string">
            <text:p>SS00153</text:p>
          </table:table-cell>
          <table:table-cell table:formula="of:=VLOOKUP([.D941];[$PrimarySource.A$1:$PrimarySource.B$1048576];2;0)" office:value-type="string" office:string-value="G04" calcext:value-type="string">
            <text:p>G04</text:p>
          </table:table-cell>
          <table:table-cell table:formula="of:=VLOOKUP([.E94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41])" office:value-type="float" office:value="205" calcext:value-type="float">
            <text:p>205</text:p>
          </table:table-cell>
          <table:table-cell table:formula="of:=COUNTIF([.G$1:.G$1048576];[.G94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72</text:p>
          </table:table-cell>
          <table:table-cell office:value-type="string" calcext:value-type="string">
            <text:p>P0029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29</text:p>
          </table:table-cell>
          <table:table-cell table:formula="of:=VLOOKUP([.D942];[$PrimarySource.A$1:$PrimarySource.B$1048576];2;0)" office:value-type="string" office:string-value="G99" calcext:value-type="string">
            <text:p>G99</text:p>
          </table:table-cell>
          <table:table-cell table:formula="of:=VLOOKUP([.E94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42])" office:value-type="float" office:value="236" calcext:value-type="float">
            <text:p>236</text:p>
          </table:table-cell>
          <table:table-cell table:formula="of:=COUNTIF([.G$1:.G$1048576];[.G94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73</text:p>
          </table:table-cell>
          <table:table-cell office:value-type="string" calcext:value-type="string">
            <text:p>P0046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577</text:p>
          </table:table-cell>
          <table:table-cell office:value-type="string" calcext:value-type="string">
            <text:p>SS00120</text:p>
          </table:table-cell>
          <table:table-cell table:formula="of:=VLOOKUP([.D943];[$PrimarySource.A$1:$PrimarySource.B$1048576];2;0)" office:value-type="string" office:string-value="G28" calcext:value-type="string">
            <text:p>G28</text:p>
          </table:table-cell>
          <table:table-cell table:formula="of:=VLOOKUP([.E94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43])" office:value-type="float" office:value="22" calcext:value-type="float">
            <text:p>22</text:p>
          </table:table-cell>
          <table:table-cell table:formula="of:=COUNTIF([.G$1:.G$1048576];[.G94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74</text:p>
          </table:table-cell>
          <table:table-cell office:value-type="string" calcext:value-type="string">
            <text:p>P0131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577</text:p>
          </table:table-cell>
          <table:table-cell office:value-type="string" calcext:value-type="string">
            <text:p>SS00153</text:p>
          </table:table-cell>
          <table:table-cell table:formula="of:=VLOOKUP([.D944];[$PrimarySource.A$1:$PrimarySource.B$1048576];2;0)" office:value-type="string" office:string-value="G28" calcext:value-type="string">
            <text:p>G28</text:p>
          </table:table-cell>
          <table:table-cell table:formula="of:=VLOOKUP([.E94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44])" office:value-type="float" office:value="22" calcext:value-type="float">
            <text:p>22</text:p>
          </table:table-cell>
          <table:table-cell table:formula="of:=COUNTIF([.G$1:.G$1048576];[.G94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75</text:p>
          </table:table-cell>
          <table:table-cell office:value-type="string" calcext:value-type="string">
            <text:p>P0053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263</text:p>
          </table:table-cell>
          <table:table-cell office:value-type="string" calcext:value-type="string">
            <text:p>SS00134</text:p>
          </table:table-cell>
          <table:table-cell table:formula="of:=VLOOKUP([.D945];[$PrimarySource.A$1:$PrimarySource.B$1048576];2;0)" office:value-type="string" office:string-value="G04" calcext:value-type="string">
            <text:p>G04</text:p>
          </table:table-cell>
          <table:table-cell table:formula="of:=VLOOKUP([.E94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45])" office:value-type="float" office:value="205" calcext:value-type="float">
            <text:p>205</text:p>
          </table:table-cell>
          <table:table-cell table:formula="of:=COUNTIF([.G$1:.G$1048576];[.G94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76</text:p>
          </table:table-cell>
          <table:table-cell office:value-type="string" calcext:value-type="string">
            <text:p>P0154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263</text:p>
          </table:table-cell>
          <table:table-cell office:value-type="string" calcext:value-type="string">
            <text:p>SS00160</text:p>
          </table:table-cell>
          <table:table-cell table:formula="of:=VLOOKUP([.D946];[$PrimarySource.A$1:$PrimarySource.B$1048576];2;0)" office:value-type="string" office:string-value="G04" calcext:value-type="string">
            <text:p>G04</text:p>
          </table:table-cell>
          <table:table-cell table:formula="of:=VLOOKUP([.E94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46])" office:value-type="float" office:value="205" calcext:value-type="float">
            <text:p>205</text:p>
          </table:table-cell>
          <table:table-cell table:formula="of:=COUNTIF([.G$1:.G$1048576];[.G94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77</text:p>
          </table:table-cell>
          <table:table-cell office:value-type="string" calcext:value-type="string">
            <text:p>P00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578</text:p>
          </table:table-cell>
          <table:table-cell office:value-type="string" calcext:value-type="string">
            <text:p>SS00029</text:p>
          </table:table-cell>
          <table:table-cell table:formula="of:=VLOOKUP([.D947];[$PrimarySource.A$1:$PrimarySource.B$1048576];2;0)" office:value-type="string" office:string-value="G04" calcext:value-type="string">
            <text:p>G04</text:p>
          </table:table-cell>
          <table:table-cell table:formula="of:=VLOOKUP([.E94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47])" office:value-type="float" office:value="205" calcext:value-type="float">
            <text:p>205</text:p>
          </table:table-cell>
          <table:table-cell table:formula="of:=COUNTIF([.G$1:.G$1048576];[.G94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78</text:p>
          </table:table-cell>
          <table:table-cell office:value-type="string" calcext:value-type="string">
            <text:p>P0046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579</text:p>
          </table:table-cell>
          <table:table-cell office:value-type="string" calcext:value-type="string">
            <text:p>SS00120</text:p>
          </table:table-cell>
          <table:table-cell table:formula="of:=VLOOKUP([.D948];[$PrimarySource.A$1:$PrimarySource.B$1048576];2;0)" office:value-type="string" office:string-value="G19" calcext:value-type="string">
            <text:p>G19</text:p>
          </table:table-cell>
          <table:table-cell table:formula="of:=VLOOKUP([.E94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48])" office:value-type="float" office:value="20" calcext:value-type="float">
            <text:p>20</text:p>
          </table:table-cell>
          <table:table-cell table:formula="of:=COUNTIF([.G$1:.G$1048576];[.G94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79</text:p>
          </table:table-cell>
          <table:table-cell office:value-type="string" calcext:value-type="string">
            <text:p>P0035</text:p>
          </table:table-cell>
          <table:table-cell office:value-type="string" calcext:value-type="string">
            <text:p>AT26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117</text:p>
          </table:table-cell>
          <table:table-cell table:formula="of:=VLOOKUP([.D949];[$PrimarySource.A$1:$PrimarySource.B$1048576];2;0)" office:value-type="string" office:string-value="G99" calcext:value-type="string">
            <text:p>G99</text:p>
          </table:table-cell>
          <table:table-cell table:formula="of:=VLOOKUP([.E94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49])" office:value-type="float" office:value="236" calcext:value-type="float">
            <text:p>236</text:p>
          </table:table-cell>
          <table:table-cell table:formula="of:=COUNTIF([.G$1:.G$1048576];[.G94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80</text:p>
          </table:table-cell>
          <table:table-cell office:value-type="string" calcext:value-type="string">
            <text:p>P0035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171</text:p>
          </table:table-cell>
          <table:table-cell office:value-type="string" calcext:value-type="string">
            <text:p>SS00118</text:p>
          </table:table-cell>
          <table:table-cell table:formula="of:=VLOOKUP([.D950];[$PrimarySource.A$1:$PrimarySource.B$1048576];2;0)" office:value-type="string" office:string-value="" calcext:value-type="error">
            <text:p>#N/A</text:p>
          </table:table-cell>
          <table:table-cell table:formula="of:=VLOOKUP([.E95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50])" office:value-type="string" office:string-value="" calcext:value-type="error">
            <text:p>#N/A</text:p>
          </table:table-cell>
          <table:table-cell table:formula="of:=COUNTIF([.G$1:.G$1048576];[.G95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81</text:p>
          </table:table-cell>
          <table:table-cell office:value-type="string" calcext:value-type="string">
            <text:p>P0036</text:p>
          </table:table-cell>
          <table:table-cell office:value-type="string" calcext:value-type="string">
            <text:p>AT41</text:p>
          </table:table-cell>
          <table:table-cell office:value-type="string" calcext:value-type="string">
            <text:p>AW00171</text:p>
          </table:table-cell>
          <table:table-cell office:value-type="string" calcext:value-type="string">
            <text:p>SS00118</text:p>
          </table:table-cell>
          <table:table-cell table:formula="of:=VLOOKUP([.D951];[$PrimarySource.A$1:$PrimarySource.B$1048576];2;0)" office:value-type="string" office:string-value="" calcext:value-type="error">
            <text:p>#N/A</text:p>
          </table:table-cell>
          <table:table-cell table:formula="of:=VLOOKUP([.E95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51])" office:value-type="string" office:string-value="" calcext:value-type="error">
            <text:p>#N/A</text:p>
          </table:table-cell>
          <table:table-cell table:formula="of:=COUNTIF([.G$1:.G$1048576];[.G95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82</text:p>
          </table:table-cell>
          <table:table-cell office:value-type="string" calcext:value-type="string">
            <text:p>P0011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172</text:p>
          </table:table-cell>
          <table:table-cell office:value-type="string" calcext:value-type="string">
            <text:p>SS00155</text:p>
          </table:table-cell>
          <table:table-cell table:formula="of:=VLOOKUP([.D952];[$PrimarySource.A$1:$PrimarySource.B$1048576];2;0)" office:value-type="string" office:string-value="" calcext:value-type="error">
            <text:p>#N/A</text:p>
          </table:table-cell>
          <table:table-cell table:formula="of:=VLOOKUP([.E952];[$SecondarySource.A$1:$SecondarySource.B$1048576];2;0)" office:value-type="string" office:string-value="G44" calcext:value-type="string">
            <text:p>G44</text:p>
          </table:table-cell>
          <table:table-cell table:formula="of:=COUNTIF([.F$1:.F$1048576];[.F952])" office:value-type="string" office:string-value="" calcext:value-type="error">
            <text:p>#N/A</text:p>
          </table:table-cell>
          <table:table-cell table:formula="of:=COUNTIF([.G$1:.G$1048576];[.G952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1183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12</text:p>
          </table:table-cell>
          <table:table-cell office:value-type="string" calcext:value-type="string">
            <text:p>PS00580</text:p>
          </table:table-cell>
          <table:table-cell office:value-type="string" calcext:value-type="string">
            <text:p>SS00005</text:p>
          </table:table-cell>
          <table:table-cell table:formula="of:=VLOOKUP([.D953];[$PrimarySource.A$1:$PrimarySource.B$1048576];2;0)" office:value-type="string" office:string-value="G59" calcext:value-type="string">
            <text:p>G59</text:p>
          </table:table-cell>
          <table:table-cell table:formula="of:=VLOOKUP([.E95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53])" office:value-type="float" office:value="10" calcext:value-type="float">
            <text:p>10</text:p>
          </table:table-cell>
          <table:table-cell table:formula="of:=COUNTIF([.G$1:.G$1048576];[.G95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84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12</text:p>
          </table:table-cell>
          <table:table-cell office:value-type="string" calcext:value-type="string">
            <text:p>PS00581</text:p>
          </table:table-cell>
          <table:table-cell office:value-type="string" calcext:value-type="string">
            <text:p>SS00005</text:p>
          </table:table-cell>
          <table:table-cell table:formula="of:=VLOOKUP([.D954];[$PrimarySource.A$1:$PrimarySource.B$1048576];2;0)" office:value-type="string" office:string-value="G52" calcext:value-type="string">
            <text:p>G52</text:p>
          </table:table-cell>
          <table:table-cell table:formula="of:=VLOOKUP([.E95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54])" office:value-type="float" office:value="27" calcext:value-type="float">
            <text:p>27</text:p>
          </table:table-cell>
          <table:table-cell table:formula="of:=COUNTIF([.G$1:.G$1048576];[.G95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85</text:p>
          </table:table-cell>
          <table:table-cell office:value-type="string" calcext:value-type="string">
            <text:p>P0263</text:p>
          </table:table-cell>
          <table:table-cell office:value-type="string" calcext:value-type="string">
            <text:p>AT27</text:p>
          </table:table-cell>
          <table:table-cell office:value-type="string" calcext:value-type="string">
            <text:p>AW00173</text:p>
          </table:table-cell>
          <table:table-cell office:value-type="string" calcext:value-type="string">
            <text:p>SS00207</text:p>
          </table:table-cell>
          <table:table-cell table:formula="of:=VLOOKUP([.D955];[$PrimarySource.A$1:$PrimarySource.B$1048576];2;0)" office:value-type="string" office:string-value="" calcext:value-type="error">
            <text:p>#N/A</text:p>
          </table:table-cell>
          <table:table-cell table:formula="of:=VLOOKUP([.E95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55])" office:value-type="string" office:string-value="" calcext:value-type="error">
            <text:p>#N/A</text:p>
          </table:table-cell>
          <table:table-cell table:formula="of:=COUNTIF([.G$1:.G$1048576];[.G95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86</text:p>
          </table:table-cell>
          <table:table-cell office:value-type="string" calcext:value-type="string">
            <text:p>P0277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0582</text:p>
          </table:table-cell>
          <table:table-cell office:value-type="string" calcext:value-type="string">
            <text:p>SS00209</text:p>
          </table:table-cell>
          <table:table-cell table:formula="of:=VLOOKUP([.D956];[$PrimarySource.A$1:$PrimarySource.B$1048576];2;0)" office:value-type="string" office:string-value="G59" calcext:value-type="string">
            <text:p>G59</text:p>
          </table:table-cell>
          <table:table-cell table:formula="of:=VLOOKUP([.E95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56])" office:value-type="float" office:value="10" calcext:value-type="float">
            <text:p>10</text:p>
          </table:table-cell>
          <table:table-cell table:formula="of:=COUNTIF([.G$1:.G$1048576];[.G95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87</text:p>
          </table:table-cell>
          <table:table-cell office:value-type="string" calcext:value-type="string">
            <text:p>P0130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PS00583</text:p>
          </table:table-cell>
          <table:table-cell office:value-type="string" calcext:value-type="string">
            <text:p>SS00149</text:p>
          </table:table-cell>
          <table:table-cell table:formula="of:=VLOOKUP([.D957];[$PrimarySource.A$1:$PrimarySource.B$1048576];2;0)" office:value-type="string" office:string-value="G19" calcext:value-type="string">
            <text:p>G19</text:p>
          </table:table-cell>
          <table:table-cell table:formula="of:=VLOOKUP([.E95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57])" office:value-type="float" office:value="20" calcext:value-type="float">
            <text:p>20</text:p>
          </table:table-cell>
          <table:table-cell table:formula="of:=COUNTIF([.G$1:.G$1048576];[.G95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88</text:p>
          </table:table-cell>
          <table:table-cell office:value-type="string" calcext:value-type="string">
            <text:p>P0132</text:p>
          </table:table-cell>
          <table:table-cell office:value-type="string" calcext:value-type="string">
            <text:p>AT25</text:p>
          </table:table-cell>
          <table:table-cell office:value-type="string" calcext:value-type="string">
            <text:p>PS00584</text:p>
          </table:table-cell>
          <table:table-cell office:value-type="string" calcext:value-type="string">
            <text:p>SS00043</text:p>
          </table:table-cell>
          <table:table-cell table:formula="of:=VLOOKUP([.D958];[$PrimarySource.A$1:$PrimarySource.B$1048576];2;0)" office:value-type="string" office:string-value="G74" calcext:value-type="string">
            <text:p>G74</text:p>
          </table:table-cell>
          <table:table-cell table:formula="of:=VLOOKUP([.E95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58])" office:value-type="float" office:value="2" calcext:value-type="float">
            <text:p>2</text:p>
          </table:table-cell>
          <table:table-cell table:formula="of:=COUNTIF([.G$1:.G$1048576];[.G95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89</text:p>
          </table:table-cell>
          <table:table-cell office:value-type="string" calcext:value-type="string">
            <text:p>P0132</text:p>
          </table:table-cell>
          <table:table-cell office:value-type="string" calcext:value-type="string">
            <text:p>AT25</text:p>
          </table:table-cell>
          <table:table-cell office:value-type="string" calcext:value-type="string">
            <text:p>PS00585</text:p>
          </table:table-cell>
          <table:table-cell office:value-type="string" calcext:value-type="string">
            <text:p>SS00043</text:p>
          </table:table-cell>
          <table:table-cell table:formula="of:=VLOOKUP([.D959];[$PrimarySource.A$1:$PrimarySource.B$1048576];2;0)" office:value-type="string" office:string-value="G74" calcext:value-type="string">
            <text:p>G74</text:p>
          </table:table-cell>
          <table:table-cell table:formula="of:=VLOOKUP([.E95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59])" office:value-type="float" office:value="2" calcext:value-type="float">
            <text:p>2</text:p>
          </table:table-cell>
          <table:table-cell table:formula="of:=COUNTIF([.G$1:.G$1048576];[.G95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90</text:p>
          </table:table-cell>
          <table:table-cell office:value-type="string" calcext:value-type="string">
            <text:p>P0131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586</text:p>
          </table:table-cell>
          <table:table-cell office:value-type="string" calcext:value-type="string">
            <text:p>SS00153</text:p>
          </table:table-cell>
          <table:table-cell table:formula="of:=VLOOKUP([.D960];[$PrimarySource.A$1:$PrimarySource.B$1048576];2;0)" office:value-type="string" office:string-value="G28" calcext:value-type="string">
            <text:p>G28</text:p>
          </table:table-cell>
          <table:table-cell table:formula="of:=VLOOKUP([.E96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60])" office:value-type="float" office:value="22" calcext:value-type="float">
            <text:p>22</text:p>
          </table:table-cell>
          <table:table-cell table:formula="of:=COUNTIF([.G$1:.G$1048576];[.G96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91</text:p>
          </table:table-cell>
          <table:table-cell office:value-type="string" calcext:value-type="string">
            <text:p>P0131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153</text:p>
          </table:table-cell>
          <table:table-cell table:formula="of:=VLOOKUP([.D961];[$PrimarySource.A$1:$PrimarySource.B$1048576];2;0)" office:value-type="string" office:string-value="G99" calcext:value-type="string">
            <text:p>G99</text:p>
          </table:table-cell>
          <table:table-cell table:formula="of:=VLOOKUP([.E96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61])" office:value-type="float" office:value="236" calcext:value-type="float">
            <text:p>236</text:p>
          </table:table-cell>
          <table:table-cell table:formula="of:=COUNTIF([.G$1:.G$1048576];[.G96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54</text:p>
          </table:table-cell>
          <table:table-cell office:value-type="string" calcext:value-type="string">
            <text:p>P0108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182</text:p>
          </table:table-cell>
          <table:table-cell office:value-type="string" calcext:value-type="string">
            <text:p>SS00012</text:p>
          </table:table-cell>
          <table:table-cell table:formula="of:=VLOOKUP([.D962];[$PrimarySource.A$1:$PrimarySource.B$1048576];2;0)" office:value-type="string" office:string-value="G01" calcext:value-type="string">
            <text:p>G01</text:p>
          </table:table-cell>
          <table:table-cell table:formula="of:=VLOOKUP([.E96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62])" office:value-type="float" office:value="20" calcext:value-type="float">
            <text:p>20</text:p>
          </table:table-cell>
          <table:table-cell table:formula="of:=COUNTIF([.G$1:.G$1048576];[.G96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41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Q0011</text:p>
          </table:table-cell>
          <table:table-cell office:value-type="string" calcext:value-type="string">
            <text:p>SS00030</text:p>
          </table:table-cell>
          <table:table-cell table:formula="of:=VLOOKUP([.D963];[$PrimarySource.A$1:$PrimarySource.B$1048576];2;0)" office:value-type="string" office:string-value="" calcext:value-type="error">
            <text:p>#N/A</text:p>
          </table:table-cell>
          <table:table-cell table:formula="of:=VLOOKUP([.E96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63])" office:value-type="string" office:string-value="" calcext:value-type="error">
            <text:p>#N/A</text:p>
          </table:table-cell>
          <table:table-cell table:formula="of:=COUNTIF([.G$1:.G$1048576];[.G96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42</text:p>
          </table:table-cell>
          <table:table-cell office:value-type="string" calcext:value-type="string">
            <text:p>P014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9999</text:p>
          </table:table-cell>
          <table:table-cell office:value-type="string" calcext:value-type="string">
            <text:p>SS00157</text:p>
          </table:table-cell>
          <table:table-cell table:formula="of:=VLOOKUP([.D964];[$PrimarySource.A$1:$PrimarySource.B$1048576];2;0)" office:value-type="string" office:string-value="" calcext:value-type="error">
            <text:p>#N/A</text:p>
          </table:table-cell>
          <table:table-cell table:formula="of:=VLOOKUP([.E96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64])" office:value-type="string" office:string-value="" calcext:value-type="error">
            <text:p>#N/A</text:p>
          </table:table-cell>
          <table:table-cell table:formula="of:=COUNTIF([.G$1:.G$1048576];[.G96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43</text:p>
          </table:table-cell>
          <table:table-cell office:value-type="string" calcext:value-type="string">
            <text:p>P0003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600</text:p>
          </table:table-cell>
          <table:table-cell office:value-type="string" calcext:value-type="string">
            <text:p>SS00185</text:p>
          </table:table-cell>
          <table:table-cell table:formula="of:=VLOOKUP([.D965];[$PrimarySource.A$1:$PrimarySource.B$1048576];2;0)" office:value-type="string" office:string-value="G10" calcext:value-type="string">
            <text:p>G10</text:p>
          </table:table-cell>
          <table:table-cell table:formula="of:=VLOOKUP([.E96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65])" office:value-type="float" office:value="80" calcext:value-type="float">
            <text:p>80</text:p>
          </table:table-cell>
          <table:table-cell table:formula="of:=COUNTIF([.G$1:.G$1048576];[.G96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44</text:p>
          </table:table-cell>
          <table:table-cell office:value-type="string" calcext:value-type="string">
            <text:p>P0018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600</text:p>
          </table:table-cell>
          <table:table-cell office:value-type="string" calcext:value-type="string">
            <text:p>SS00158</text:p>
          </table:table-cell>
          <table:table-cell table:formula="of:=VLOOKUP([.D966];[$PrimarySource.A$1:$PrimarySource.B$1048576];2;0)" office:value-type="string" office:string-value="G10" calcext:value-type="string">
            <text:p>G10</text:p>
          </table:table-cell>
          <table:table-cell table:formula="of:=VLOOKUP([.E966];[$SecondarySource.A$1:$SecondarySource.B$1048576];2;0)" office:value-type="string" office:string-value="G44" calcext:value-type="string">
            <text:p>G44</text:p>
          </table:table-cell>
          <table:table-cell table:formula="of:=COUNTIF([.F$1:.F$1048576];[.F966])" office:value-type="float" office:value="80" calcext:value-type="float">
            <text:p>80</text:p>
          </table:table-cell>
          <table:table-cell table:formula="of:=COUNTIF([.G$1:.G$1048576];[.G966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1045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600</text:p>
          </table:table-cell>
          <table:table-cell office:value-type="string" calcext:value-type="string">
            <text:p>SS00030</text:p>
          </table:table-cell>
          <table:table-cell table:formula="of:=VLOOKUP([.D967];[$PrimarySource.A$1:$PrimarySource.B$1048576];2;0)" office:value-type="string" office:string-value="G10" calcext:value-type="string">
            <text:p>G10</text:p>
          </table:table-cell>
          <table:table-cell table:formula="of:=VLOOKUP([.E96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67])" office:value-type="float" office:value="80" calcext:value-type="float">
            <text:p>80</text:p>
          </table:table-cell>
          <table:table-cell table:formula="of:=COUNTIF([.G$1:.G$1048576];[.G96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46</text:p>
          </table:table-cell>
          <table:table-cell office:value-type="string" calcext:value-type="string">
            <text:p>P0003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601</text:p>
          </table:table-cell>
          <table:table-cell office:value-type="string" calcext:value-type="string">
            <text:p>SS00112</text:p>
          </table:table-cell>
          <table:table-cell table:formula="of:=VLOOKUP([.D968];[$PrimarySource.A$1:$PrimarySource.B$1048576];2;0)" office:value-type="string" office:string-value="" calcext:value-type="error">
            <text:p>#N/A</text:p>
          </table:table-cell>
          <table:table-cell table:formula="of:=VLOOKUP([.E968];[$SecondarySource.A$1:$SecondarySource.B$1048576];2;0)" office:value-type="string" office:string-value="G02" calcext:value-type="string">
            <text:p>G02</text:p>
          </table:table-cell>
          <table:table-cell table:formula="of:=COUNTIF([.F$1:.F$1048576];[.F968])" office:value-type="string" office:string-value="" calcext:value-type="error">
            <text:p>#N/A</text:p>
          </table:table-cell>
          <table:table-cell table:formula="of:=COUNTIF([.G$1:.G$1048576];[.G968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1047</text:p>
          </table:table-cell>
          <table:table-cell office:value-type="string" calcext:value-type="string">
            <text:p>P0062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187</text:p>
          </table:table-cell>
          <table:table-cell office:value-type="string" calcext:value-type="string">
            <text:p>SS00113</text:p>
          </table:table-cell>
          <table:table-cell table:formula="of:=VLOOKUP([.D969];[$PrimarySource.A$1:$PrimarySource.B$1048576];2;0)" office:value-type="string" office:string-value="G01" calcext:value-type="string">
            <text:p>G01</text:p>
          </table:table-cell>
          <table:table-cell table:formula="of:=VLOOKUP([.E96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69])" office:value-type="float" office:value="20" calcext:value-type="float">
            <text:p>20</text:p>
          </table:table-cell>
          <table:table-cell table:formula="of:=COUNTIF([.G$1:.G$1048576];[.G96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48</text:p>
          </table:table-cell>
          <table:table-cell office:value-type="string" calcext:value-type="string">
            <text:p>P0999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0187</text:p>
          </table:table-cell>
          <table:table-cell office:value-type="string" calcext:value-type="string">
            <text:p>SS00113</text:p>
          </table:table-cell>
          <table:table-cell table:formula="of:=VLOOKUP([.D970];[$PrimarySource.A$1:$PrimarySource.B$1048576];2;0)" office:value-type="string" office:string-value="G01" calcext:value-type="string">
            <text:p>G01</text:p>
          </table:table-cell>
          <table:table-cell table:formula="of:=VLOOKUP([.E97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70])" office:value-type="float" office:value="20" calcext:value-type="float">
            <text:p>20</text:p>
          </table:table-cell>
          <table:table-cell table:formula="of:=COUNTIF([.G$1:.G$1048576];[.G97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92</text:p>
          </table:table-cell>
          <table:table-cell office:value-type="string" calcext:value-type="string">
            <text:p>P0700</text:p>
          </table:table-cell>
          <table:table-cell office:value-type="string" calcext:value-type="string">
            <text:p>AT02</text:p>
          </table:table-cell>
          <table:table-cell office:value-type="string" calcext:value-type="string">
            <text:p>P0324</text:p>
          </table:table-cell>
          <table:table-cell office:value-type="string" calcext:value-type="string">
            <text:p>SS00255</text:p>
          </table:table-cell>
          <table:table-cell table:formula="of:=VLOOKUP([.D971];[$PrimarySource.A$1:$PrimarySource.B$1048576];2;0)" office:value-type="string" office:string-value="" calcext:value-type="error">
            <text:p>#N/A</text:p>
          </table:table-cell>
          <table:table-cell table:formula="of:=VLOOKUP([.E97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71])" office:value-type="string" office:string-value="" calcext:value-type="error">
            <text:p>#N/A</text:p>
          </table:table-cell>
          <table:table-cell table:formula="of:=COUNTIF([.G$1:.G$1048576];[.G97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93</text:p>
          </table:table-cell>
          <table:table-cell office:value-type="string" calcext:value-type="string">
            <text:p>P0700</text:p>
          </table:table-cell>
          <table:table-cell office:value-type="string" calcext:value-type="string">
            <text:p>AT27</text:p>
          </table:table-cell>
          <table:table-cell office:value-type="string" calcext:value-type="string">
            <text:p>PS00613</text:p>
          </table:table-cell>
          <table:table-cell office:value-type="string" calcext:value-type="string">
            <text:p>SS00255</text:p>
          </table:table-cell>
          <table:table-cell table:formula="of:=VLOOKUP([.D972];[$PrimarySource.A$1:$PrimarySource.B$1048576];2;0)" office:value-type="string" office:string-value="G10" calcext:value-type="string">
            <text:p>G10</text:p>
          </table:table-cell>
          <table:table-cell table:formula="of:=VLOOKUP([.E97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72])" office:value-type="float" office:value="80" calcext:value-type="float">
            <text:p>80</text:p>
          </table:table-cell>
          <table:table-cell table:formula="of:=COUNTIF([.G$1:.G$1048576];[.G97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94</text:p>
          </table:table-cell>
          <table:table-cell office:value-type="string" calcext:value-type="string">
            <text:p>P0700</text:p>
          </table:table-cell>
          <table:table-cell office:value-type="string" calcext:value-type="string">
            <text:p>AT42</text:p>
          </table:table-cell>
          <table:table-cell office:value-type="string" calcext:value-type="string">
            <text:p>PS00613</text:p>
          </table:table-cell>
          <table:table-cell office:value-type="string" calcext:value-type="string">
            <text:p>SS00255</text:p>
          </table:table-cell>
          <table:table-cell table:formula="of:=VLOOKUP([.D973];[$PrimarySource.A$1:$PrimarySource.B$1048576];2;0)" office:value-type="string" office:string-value="G10" calcext:value-type="string">
            <text:p>G10</text:p>
          </table:table-cell>
          <table:table-cell table:formula="of:=VLOOKUP([.E97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73])" office:value-type="float" office:value="80" calcext:value-type="float">
            <text:p>80</text:p>
          </table:table-cell>
          <table:table-cell table:formula="of:=COUNTIF([.G$1:.G$1048576];[.G97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49</text:p>
          </table:table-cell>
          <table:table-cell office:value-type="string" calcext:value-type="string">
            <text:p>P0107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201</text:p>
          </table:table-cell>
          <table:table-cell office:value-type="string" calcext:value-type="string">
            <text:p>SS00011</text:p>
          </table:table-cell>
          <table:table-cell table:formula="of:=VLOOKUP([.D974];[$PrimarySource.A$1:$PrimarySource.B$1048576];2;0)" office:value-type="string" office:string-value="" calcext:value-type="error">
            <text:p>#N/A</text:p>
          </table:table-cell>
          <table:table-cell table:formula="of:=VLOOKUP([.E974];[$SecondarySource.A$1:$SecondarySource.B$1048576];2;0)" office:value-type="string" office:string-value="G19" calcext:value-type="string">
            <text:p>G19</text:p>
          </table:table-cell>
          <table:table-cell table:formula="of:=COUNTIF([.F$1:.F$1048576];[.F974])" office:value-type="string" office:string-value="" calcext:value-type="error">
            <text:p>#N/A</text:p>
          </table:table-cell>
          <table:table-cell table:formula="of:=COUNTIF([.G$1:.G$1048576];[.G974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1050</text:p>
          </table:table-cell>
          <table:table-cell office:value-type="string" calcext:value-type="string">
            <text:p>P0801</text:p>
          </table:table-cell>
          <table:table-cell office:value-type="string" calcext:value-type="string">
            <text:p>AT11</text:p>
          </table:table-cell>
          <table:table-cell office:value-type="string" calcext:value-type="string">
            <text:p>AW00201</text:p>
          </table:table-cell>
          <table:table-cell office:value-type="string" calcext:value-type="string">
            <text:p>SS00011</text:p>
          </table:table-cell>
          <table:table-cell table:formula="of:=VLOOKUP([.D975];[$PrimarySource.A$1:$PrimarySource.B$1048576];2;0)" office:value-type="string" office:string-value="" calcext:value-type="error">
            <text:p>#N/A</text:p>
          </table:table-cell>
          <table:table-cell table:formula="of:=VLOOKUP([.E975];[$SecondarySource.A$1:$SecondarySource.B$1048576];2;0)" office:value-type="string" office:string-value="G19" calcext:value-type="string">
            <text:p>G19</text:p>
          </table:table-cell>
          <table:table-cell table:formula="of:=COUNTIF([.F$1:.F$1048576];[.F975])" office:value-type="string" office:string-value="" calcext:value-type="error">
            <text:p>#N/A</text:p>
          </table:table-cell>
          <table:table-cell table:formula="of:=COUNTIF([.G$1:.G$1048576];[.G975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1051</text:p>
          </table:table-cell>
          <table:table-cell office:value-type="string" calcext:value-type="string">
            <text:p>P0037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622</text:p>
          </table:table-cell>
          <table:table-cell office:value-type="string" calcext:value-type="string">
            <text:p>SS00118</text:p>
          </table:table-cell>
          <table:table-cell table:formula="of:=VLOOKUP([.D976];[$PrimarySource.A$1:$PrimarySource.B$1048576];2;0)" office:value-type="string" office:string-value="G04" calcext:value-type="string">
            <text:p>G04</text:p>
          </table:table-cell>
          <table:table-cell table:formula="of:=VLOOKUP([.E97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76])" office:value-type="float" office:value="205" calcext:value-type="float">
            <text:p>205</text:p>
          </table:table-cell>
          <table:table-cell table:formula="of:=COUNTIF([.G$1:.G$1048576];[.G97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52</text:p>
          </table:table-cell>
          <table:table-cell office:value-type="string" calcext:value-type="string">
            <text:p>P0999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0622</text:p>
          </table:table-cell>
          <table:table-cell office:value-type="string" calcext:value-type="string">
            <text:p>SS00118</text:p>
          </table:table-cell>
          <table:table-cell table:formula="of:=VLOOKUP([.D977];[$PrimarySource.A$1:$PrimarySource.B$1048576];2;0)" office:value-type="string" office:string-value="G04" calcext:value-type="string">
            <text:p>G04</text:p>
          </table:table-cell>
          <table:table-cell table:formula="of:=VLOOKUP([.E97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77])" office:value-type="float" office:value="205" calcext:value-type="float">
            <text:p>205</text:p>
          </table:table-cell>
          <table:table-cell table:formula="of:=COUNTIF([.G$1:.G$1048576];[.G97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53</text:p>
          </table:table-cell>
          <table:table-cell office:value-type="string" calcext:value-type="string">
            <text:p>P002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623</text:p>
          </table:table-cell>
          <table:table-cell office:value-type="string" calcext:value-type="string">
            <text:p>SS00006</text:p>
          </table:table-cell>
          <table:table-cell table:formula="of:=VLOOKUP([.D978];[$PrimarySource.A$1:$PrimarySource.B$1048576];2;0)" office:value-type="string" office:string-value="G99" calcext:value-type="string">
            <text:p>G99</text:p>
          </table:table-cell>
          <table:table-cell table:formula="of:=VLOOKUP([.E97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78])" office:value-type="float" office:value="236" calcext:value-type="float">
            <text:p>236</text:p>
          </table:table-cell>
          <table:table-cell table:formula="of:=COUNTIF([.G$1:.G$1048576];[.G97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62</text:p>
          </table:table-cell>
          <table:table-cell office:value-type="string" calcext:value-type="string">
            <text:p>P0139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241</text:p>
          </table:table-cell>
          <table:table-cell office:value-type="string" calcext:value-type="string">
            <text:p>SS00152</text:p>
          </table:table-cell>
          <table:table-cell table:formula="of:=VLOOKUP([.D979];[$PrimarySource.A$1:$PrimarySource.B$1048576];2;0)" office:value-type="string" office:string-value="G27" calcext:value-type="string">
            <text:p>G27</text:p>
          </table:table-cell>
          <table:table-cell table:formula="of:=VLOOKUP([.E979];[$SecondarySource.A$1:$SecondarySource.B$1048576];2;0)" office:value-type="string" office:string-value="G44" calcext:value-type="string">
            <text:p>G44</text:p>
          </table:table-cell>
          <table:table-cell table:formula="of:=COUNTIF([.F$1:.F$1048576];[.F979])" office:value-type="float" office:value="5" calcext:value-type="float">
            <text:p>5</text:p>
          </table:table-cell>
          <table:table-cell table:formula="of:=COUNTIF([.G$1:.G$1048576];[.G979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1055</text:p>
          </table:table-cell>
          <table:table-cell office:value-type="string" calcext:value-type="string">
            <text:p>P018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241</text:p>
          </table:table-cell>
          <table:table-cell office:value-type="string" calcext:value-type="string">
            <text:p>SS00108</text:p>
          </table:table-cell>
          <table:table-cell table:formula="of:=VLOOKUP([.D980];[$PrimarySource.A$1:$PrimarySource.B$1048576];2;0)" office:value-type="string" office:string-value="G27" calcext:value-type="string">
            <text:p>G27</text:p>
          </table:table-cell>
          <table:table-cell table:formula="of:=VLOOKUP([.E980];[$SecondarySource.A$1:$SecondarySource.B$1048576];2;0)" office:value-type="string" office:string-value="G19" calcext:value-type="string">
            <text:p>G19</text:p>
          </table:table-cell>
          <table:table-cell table:formula="of:=COUNTIF([.F$1:.F$1048576];[.F980])" office:value-type="float" office:value="5" calcext:value-type="float">
            <text:p>5</text:p>
          </table:table-cell>
          <table:table-cell table:formula="of:=COUNTIF([.G$1:.G$1048576];[.G980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1056</text:p>
          </table:table-cell>
          <table:table-cell office:value-type="string" calcext:value-type="string">
            <text:p>P0139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244</text:p>
          </table:table-cell>
          <table:table-cell office:value-type="string" calcext:value-type="string">
            <text:p>SS00152</text:p>
          </table:table-cell>
          <table:table-cell table:formula="of:=VLOOKUP([.D981];[$PrimarySource.A$1:$PrimarySource.B$1048576];2;0)" office:value-type="string" office:string-value="G04" calcext:value-type="string">
            <text:p>G04</text:p>
          </table:table-cell>
          <table:table-cell table:formula="of:=VLOOKUP([.E981];[$SecondarySource.A$1:$SecondarySource.B$1048576];2;0)" office:value-type="string" office:string-value="G44" calcext:value-type="string">
            <text:p>G44</text:p>
          </table:table-cell>
          <table:table-cell table:formula="of:=COUNTIF([.F$1:.F$1048576];[.F981])" office:value-type="float" office:value="205" calcext:value-type="float">
            <text:p>205</text:p>
          </table:table-cell>
          <table:table-cell table:formula="of:=COUNTIF([.G$1:.G$1048576];[.G981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1057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244</text:p>
          </table:table-cell>
          <table:table-cell office:value-type="string" calcext:value-type="string">
            <text:p>SS00005</text:p>
          </table:table-cell>
          <table:table-cell table:formula="of:=VLOOKUP([.D982];[$PrimarySource.A$1:$PrimarySource.B$1048576];2;0)" office:value-type="string" office:string-value="G04" calcext:value-type="string">
            <text:p>G04</text:p>
          </table:table-cell>
          <table:table-cell table:formula="of:=VLOOKUP([.E98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82])" office:value-type="float" office:value="205" calcext:value-type="float">
            <text:p>205</text:p>
          </table:table-cell>
          <table:table-cell table:formula="of:=COUNTIF([.G$1:.G$1048576];[.G98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58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245</text:p>
          </table:table-cell>
          <table:table-cell office:value-type="string" calcext:value-type="string">
            <text:p>SS00005</text:p>
          </table:table-cell>
          <table:table-cell table:formula="of:=VLOOKUP([.D983];[$PrimarySource.A$1:$PrimarySource.B$1048576];2;0)" office:value-type="string" office:string-value="G04" calcext:value-type="string">
            <text:p>G04</text:p>
          </table:table-cell>
          <table:table-cell table:formula="of:=VLOOKUP([.E98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83])" office:value-type="float" office:value="205" calcext:value-type="float">
            <text:p>205</text:p>
          </table:table-cell>
          <table:table-cell table:formula="of:=COUNTIF([.G$1:.G$1048576];[.G98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59</text:p>
          </table:table-cell>
          <table:table-cell office:value-type="string" calcext:value-type="string">
            <text:p>P0139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245</text:p>
          </table:table-cell>
          <table:table-cell office:value-type="string" calcext:value-type="string">
            <text:p>SS00152</text:p>
          </table:table-cell>
          <table:table-cell table:formula="of:=VLOOKUP([.D984];[$PrimarySource.A$1:$PrimarySource.B$1048576];2;0)" office:value-type="string" office:string-value="G04" calcext:value-type="string">
            <text:p>G04</text:p>
          </table:table-cell>
          <table:table-cell table:formula="of:=VLOOKUP([.E984];[$SecondarySource.A$1:$SecondarySource.B$1048576];2;0)" office:value-type="string" office:string-value="G44" calcext:value-type="string">
            <text:p>G44</text:p>
          </table:table-cell>
          <table:table-cell table:formula="of:=COUNTIF([.F$1:.F$1048576];[.F984])" office:value-type="float" office:value="205" calcext:value-type="float">
            <text:p>205</text:p>
          </table:table-cell>
          <table:table-cell table:formula="of:=COUNTIF([.G$1:.G$1048576];[.G984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1060</text:p>
          </table:table-cell>
          <table:table-cell office:value-type="string" calcext:value-type="string">
            <text:p>P0035</text:p>
          </table:table-cell>
          <table:table-cell office:value-type="string" calcext:value-type="string">
            <text:p>AT20</text:p>
          </table:table-cell>
          <table:table-cell office:value-type="string" calcext:value-type="string">
            <text:p>AW00209</text:p>
          </table:table-cell>
          <table:table-cell office:value-type="string" calcext:value-type="string">
            <text:p>SS00118</text:p>
          </table:table-cell>
          <table:table-cell table:formula="of:=VLOOKUP([.D985];[$PrimarySource.A$1:$PrimarySource.B$1048576];2;0)" office:value-type="string" office:string-value="" calcext:value-type="error">
            <text:p>#N/A</text:p>
          </table:table-cell>
          <table:table-cell table:formula="of:=VLOOKUP([.E98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85])" office:value-type="string" office:string-value="" calcext:value-type="error">
            <text:p>#N/A</text:p>
          </table:table-cell>
          <table:table-cell table:formula="of:=COUNTIF([.G$1:.G$1048576];[.G98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61</text:p>
          </table:table-cell>
          <table:table-cell office:value-type="string" calcext:value-type="string">
            <text:p>P0132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9999</text:p>
          </table:table-cell>
          <table:table-cell office:value-type="string" calcext:value-type="string">
            <text:p>SS00043</text:p>
          </table:table-cell>
          <table:table-cell table:formula="of:=VLOOKUP([.D986];[$PrimarySource.A$1:$PrimarySource.B$1048576];2;0)" office:value-type="string" office:string-value="" calcext:value-type="error">
            <text:p>#N/A</text:p>
          </table:table-cell>
          <table:table-cell table:formula="of:=VLOOKUP([.E98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86])" office:value-type="string" office:string-value="" calcext:value-type="error">
            <text:p>#N/A</text:p>
          </table:table-cell>
          <table:table-cell table:formula="of:=COUNTIF([.G$1:.G$1048576];[.G98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68</text:p>
          </table:table-cell>
          <table:table-cell office:value-type="string" calcext:value-type="string">
            <text:p>P070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604</text:p>
          </table:table-cell>
          <table:table-cell office:value-type="string" calcext:value-type="string">
            <text:p>SS00255</text:p>
          </table:table-cell>
          <table:table-cell table:formula="of:=VLOOKUP([.D987];[$PrimarySource.A$1:$PrimarySource.B$1048576];2;0)" office:value-type="string" office:string-value="G76" calcext:value-type="string">
            <text:p>G76</text:p>
          </table:table-cell>
          <table:table-cell table:formula="of:=VLOOKUP([.E98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87])" office:value-type="float" office:value="1" calcext:value-type="float">
            <text:p>1</text:p>
          </table:table-cell>
          <table:table-cell table:formula="of:=COUNTIF([.G$1:.G$1048576];[.G98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63</text:p>
          </table:table-cell>
          <table:table-cell office:value-type="string" calcext:value-type="string">
            <text:p>P0700</text:p>
          </table:table-cell>
          <table:table-cell office:value-type="string" calcext:value-type="string">
            <text:p>AT09</text:p>
          </table:table-cell>
          <table:table-cell office:value-type="string" calcext:value-type="string">
            <text:p>P0186</text:p>
          </table:table-cell>
          <table:table-cell office:value-type="string" calcext:value-type="string">
            <text:p>SS00255</text:p>
          </table:table-cell>
          <table:table-cell table:formula="of:=VLOOKUP([.D988];[$PrimarySource.A$1:$PrimarySource.B$1048576];2;0)" office:value-type="string" office:string-value="" calcext:value-type="error">
            <text:p>#N/A</text:p>
          </table:table-cell>
          <table:table-cell table:formula="of:=VLOOKUP([.E98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88])" office:value-type="string" office:string-value="" calcext:value-type="error">
            <text:p>#N/A</text:p>
          </table:table-cell>
          <table:table-cell table:formula="of:=COUNTIF([.G$1:.G$1048576];[.G98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64</text:p>
          </table:table-cell>
          <table:table-cell office:value-type="string" calcext:value-type="string">
            <text:p>P0700</text:p>
          </table:table-cell>
          <table:table-cell office:value-type="string" calcext:value-type="string">
            <text:p>AT26</text:p>
          </table:table-cell>
          <table:table-cell office:value-type="string" calcext:value-type="string">
            <text:p>P0186</text:p>
          </table:table-cell>
          <table:table-cell office:value-type="string" calcext:value-type="string">
            <text:p>SS00255</text:p>
          </table:table-cell>
          <table:table-cell table:formula="of:=VLOOKUP([.D989];[$PrimarySource.A$1:$PrimarySource.B$1048576];2;0)" office:value-type="string" office:string-value="" calcext:value-type="error">
            <text:p>#N/A</text:p>
          </table:table-cell>
          <table:table-cell table:formula="of:=VLOOKUP([.E98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89])" office:value-type="string" office:string-value="" calcext:value-type="error">
            <text:p>#N/A</text:p>
          </table:table-cell>
          <table:table-cell table:formula="of:=COUNTIF([.G$1:.G$1048576];[.G98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65</text:p>
          </table:table-cell>
          <table:table-cell office:value-type="string" calcext:value-type="string">
            <text:p>P0700</text:p>
          </table:table-cell>
          <table:table-cell office:value-type="string" calcext:value-type="string">
            <text:p>AT02</text:p>
          </table:table-cell>
          <table:table-cell office:value-type="string" calcext:value-type="string">
            <text:p>PS00228</text:p>
          </table:table-cell>
          <table:table-cell office:value-type="string" calcext:value-type="string">
            <text:p>SS00255</text:p>
          </table:table-cell>
          <table:table-cell table:formula="of:=VLOOKUP([.D990];[$PrimarySource.A$1:$PrimarySource.B$1048576];2;0)" office:value-type="string" office:string-value="G24" calcext:value-type="string">
            <text:p>G24</text:p>
          </table:table-cell>
          <table:table-cell table:formula="of:=VLOOKUP([.E99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90])" office:value-type="float" office:value="57" calcext:value-type="float">
            <text:p>57</text:p>
          </table:table-cell>
          <table:table-cell table:formula="of:=COUNTIF([.G$1:.G$1048576];[.G99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66</text:p>
          </table:table-cell>
          <table:table-cell office:value-type="string" calcext:value-type="string">
            <text:p>P070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0181</text:p>
          </table:table-cell>
          <table:table-cell office:value-type="string" calcext:value-type="string">
            <text:p>SS00255</text:p>
          </table:table-cell>
          <table:table-cell table:formula="of:=VLOOKUP([.D991];[$PrimarySource.A$1:$PrimarySource.B$1048576];2;0)" office:value-type="string" office:string-value="" calcext:value-type="error">
            <text:p>#N/A</text:p>
          </table:table-cell>
          <table:table-cell table:formula="of:=VLOOKUP([.E99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91])" office:value-type="string" office:string-value="" calcext:value-type="error">
            <text:p>#N/A</text:p>
          </table:table-cell>
          <table:table-cell table:formula="of:=COUNTIF([.G$1:.G$1048576];[.G99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67</text:p>
          </table:table-cell>
          <table:table-cell office:value-type="string" calcext:value-type="string">
            <text:p>P070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0638</text:p>
          </table:table-cell>
          <table:table-cell office:value-type="string" calcext:value-type="string">
            <text:p>SS00255</text:p>
          </table:table-cell>
          <table:table-cell table:formula="of:=VLOOKUP([.D992];[$PrimarySource.A$1:$PrimarySource.B$1048576];2;0)" office:value-type="string" office:string-value="" calcext:value-type="error">
            <text:p>#N/A</text:p>
          </table:table-cell>
          <table:table-cell table:formula="of:=VLOOKUP([.E99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92])" office:value-type="string" office:string-value="" calcext:value-type="error">
            <text:p>#N/A</text:p>
          </table:table-cell>
          <table:table-cell table:formula="of:=COUNTIF([.G$1:.G$1048576];[.G99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69</text:p>
          </table:table-cell>
          <table:table-cell office:value-type="string" calcext:value-type="string">
            <text:p>P0808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625</text:p>
          </table:table-cell>
          <table:table-cell office:value-type="string" calcext:value-type="string">
            <text:p>SS00261</text:p>
          </table:table-cell>
          <table:table-cell table:formula="of:=VLOOKUP([.D993];[$PrimarySource.A$1:$PrimarySource.B$1048576];2;0)" office:value-type="string" office:string-value="G19" calcext:value-type="string">
            <text:p>G19</text:p>
          </table:table-cell>
          <table:table-cell table:formula="of:=VLOOKUP([.E99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93])" office:value-type="float" office:value="20" calcext:value-type="float">
            <text:p>20</text:p>
          </table:table-cell>
          <table:table-cell table:formula="of:=COUNTIF([.G$1:.G$1048576];[.G99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95</text:p>
          </table:table-cell>
          <table:table-cell office:value-type="string" calcext:value-type="string">
            <text:p>P0154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PS00589</text:p>
          </table:table-cell>
          <table:table-cell office:value-type="string" calcext:value-type="string">
            <text:p>SS00159</text:p>
          </table:table-cell>
          <table:table-cell table:formula="of:=VLOOKUP([.D994];[$PrimarySource.A$1:$PrimarySource.B$1048576];2;0)" office:value-type="string" office:string-value="G04" calcext:value-type="string">
            <text:p>G04</text:p>
          </table:table-cell>
          <table:table-cell table:formula="of:=VLOOKUP([.E99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94])" office:value-type="float" office:value="205" calcext:value-type="float">
            <text:p>205</text:p>
          </table:table-cell>
          <table:table-cell table:formula="of:=COUNTIF([.G$1:.G$1048576];[.G99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96</text:p>
          </table:table-cell>
          <table:table-cell office:value-type="string" calcext:value-type="string">
            <text:p>P0154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175</text:p>
          </table:table-cell>
          <table:table-cell office:value-type="string" calcext:value-type="string">
            <text:p>SS00159</text:p>
          </table:table-cell>
          <table:table-cell table:formula="of:=VLOOKUP([.D995];[$PrimarySource.A$1:$PrimarySource.B$1048576];2;0)" office:value-type="string" office:string-value="" calcext:value-type="error">
            <text:p>#N/A</text:p>
          </table:table-cell>
          <table:table-cell table:formula="of:=VLOOKUP([.E99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95])" office:value-type="string" office:string-value="" calcext:value-type="error">
            <text:p>#N/A</text:p>
          </table:table-cell>
          <table:table-cell table:formula="of:=COUNTIF([.G$1:.G$1048576];[.G99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97</text:p>
          </table:table-cell>
          <table:table-cell office:value-type="string" calcext:value-type="string">
            <text:p>P0154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590</text:p>
          </table:table-cell>
          <table:table-cell office:value-type="string" calcext:value-type="string">
            <text:p>SS00159</text:p>
          </table:table-cell>
          <table:table-cell table:formula="of:=VLOOKUP([.D996];[$PrimarySource.A$1:$PrimarySource.B$1048576];2;0)" office:value-type="string" office:string-value="G04" calcext:value-type="string">
            <text:p>G04</text:p>
          </table:table-cell>
          <table:table-cell table:formula="of:=VLOOKUP([.E99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96])" office:value-type="float" office:value="205" calcext:value-type="float">
            <text:p>205</text:p>
          </table:table-cell>
          <table:table-cell table:formula="of:=COUNTIF([.G$1:.G$1048576];[.G99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198</text:p>
          </table:table-cell>
          <table:table-cell office:value-type="string" calcext:value-type="string">
            <text:p>P0625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90</text:p>
          </table:table-cell>
          <table:table-cell office:value-type="string" calcext:value-type="string">
            <text:p>SS00254</text:p>
          </table:table-cell>
          <table:table-cell table:formula="of:=VLOOKUP([.D997];[$PrimarySource.A$1:$PrimarySource.B$1048576];2;0)" office:value-type="string" office:string-value="G04" calcext:value-type="string">
            <text:p>G04</text:p>
          </table:table-cell>
          <table:table-cell table:formula="of:=VLOOKUP([.E997];[$SecondarySource.A$1:$SecondarySource.B$1048576];2;0)" office:value-type="string" office:string-value="G02" calcext:value-type="string">
            <text:p>G02</text:p>
          </table:table-cell>
          <table:table-cell table:formula="of:=COUNTIF([.F$1:.F$1048576];[.F997])" office:value-type="float" office:value="205" calcext:value-type="float">
            <text:p>205</text:p>
          </table:table-cell>
          <table:table-cell table:formula="of:=COUNTIF([.G$1:.G$1048576];[.G997])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A01199</text:p>
          </table:table-cell>
          <table:table-cell office:value-type="string" calcext:value-type="string">
            <text:p>P013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AW00176</text:p>
          </table:table-cell>
          <table:table-cell office:value-type="string" calcext:value-type="string">
            <text:p>SS00149</text:p>
          </table:table-cell>
          <table:table-cell table:formula="of:=VLOOKUP([.D998];[$PrimarySource.A$1:$PrimarySource.B$1048576];2;0)" office:value-type="string" office:string-value="" calcext:value-type="error">
            <text:p>#N/A</text:p>
          </table:table-cell>
          <table:table-cell table:formula="of:=VLOOKUP([.E99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98])" office:value-type="string" office:string-value="" calcext:value-type="error">
            <text:p>#N/A</text:p>
          </table:table-cell>
          <table:table-cell table:formula="of:=COUNTIF([.G$1:.G$1048576];[.G99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300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12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05</text:p>
          </table:table-cell>
          <table:table-cell table:formula="of:=VLOOKUP([.D999];[$PrimarySource.A$1:$PrimarySource.B$1048576];2;0)" office:value-type="string" office:string-value="G99" calcext:value-type="string">
            <text:p>G99</text:p>
          </table:table-cell>
          <table:table-cell table:formula="of:=VLOOKUP([.E99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999])" office:value-type="float" office:value="236" calcext:value-type="float">
            <text:p>236</text:p>
          </table:table-cell>
          <table:table-cell table:formula="of:=COUNTIF([.G$1:.G$1048576];[.G99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301</text:p>
          </table:table-cell>
          <table:table-cell office:value-type="string" calcext:value-type="string">
            <text:p>P0011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184</text:p>
          </table:table-cell>
          <table:table-cell office:value-type="string" calcext:value-type="string">
            <text:p>SS00155</text:p>
          </table:table-cell>
          <table:table-cell table:formula="of:=VLOOKUP([.D1000];[$PrimarySource.A$1:$PrimarySource.B$1048576];2;0)" office:value-type="string" office:string-value="G10" calcext:value-type="string">
            <text:p>G10</text:p>
          </table:table-cell>
          <table:table-cell table:formula="of:=VLOOKUP([.E1000];[$SecondarySource.A$1:$SecondarySource.B$1048576];2;0)" office:value-type="string" office:string-value="G44" calcext:value-type="string">
            <text:p>G44</text:p>
          </table:table-cell>
          <table:table-cell table:formula="of:=COUNTIF([.F$1:.F$1048576];[.F1000])" office:value-type="float" office:value="80" calcext:value-type="float">
            <text:p>80</text:p>
          </table:table-cell>
          <table:table-cell table:formula="of:=COUNTIF([.G$1:.G$1048576];[.G1000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1302</text:p>
          </table:table-cell>
          <table:table-cell office:value-type="string" calcext:value-type="string">
            <text:p>P0109</text:p>
          </table:table-cell>
          <table:table-cell office:value-type="string" calcext:value-type="string">
            <text:p>AT02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14</text:p>
          </table:table-cell>
          <table:table-cell table:formula="of:=VLOOKUP([.D1001];[$PrimarySource.A$1:$PrimarySource.B$1048576];2;0)" office:value-type="string" office:string-value="G99" calcext:value-type="string">
            <text:p>G99</text:p>
          </table:table-cell>
          <table:table-cell table:formula="of:=VLOOKUP([.E100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01])" office:value-type="float" office:value="236" calcext:value-type="float">
            <text:p>236</text:p>
          </table:table-cell>
          <table:table-cell table:formula="of:=COUNTIF([.G$1:.G$1048576];[.G100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303</text:p>
          </table:table-cell>
          <table:table-cell office:value-type="string" calcext:value-type="string">
            <text:p>P0109</text:p>
          </table:table-cell>
          <table:table-cell office:value-type="string" calcext:value-type="string">
            <text:p>AT02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14</text:p>
          </table:table-cell>
          <table:table-cell table:formula="of:=VLOOKUP([.D1002];[$PrimarySource.A$1:$PrimarySource.B$1048576];2;0)" office:value-type="string" office:string-value="G99" calcext:value-type="string">
            <text:p>G99</text:p>
          </table:table-cell>
          <table:table-cell table:formula="of:=VLOOKUP([.E100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02])" office:value-type="float" office:value="236" calcext:value-type="float">
            <text:p>236</text:p>
          </table:table-cell>
          <table:table-cell table:formula="of:=COUNTIF([.G$1:.G$1048576];[.G100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304</text:p>
          </table:table-cell>
          <table:table-cell office:value-type="string" calcext:value-type="string">
            <text:p>P0032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0591</text:p>
          </table:table-cell>
          <table:table-cell office:value-type="string" calcext:value-type="string">
            <text:p>SS00109</text:p>
          </table:table-cell>
          <table:table-cell table:formula="of:=VLOOKUP([.D1003];[$PrimarySource.A$1:$PrimarySource.B$1048576];2;0)" office:value-type="string" office:string-value="G35" calcext:value-type="string">
            <text:p>G35</text:p>
          </table:table-cell>
          <table:table-cell table:formula="of:=VLOOKUP([.E1003];[$SecondarySource.A$1:$SecondarySource.B$1048576];2;0)" office:value-type="string" office:string-value="G19" calcext:value-type="string">
            <text:p>G19</text:p>
          </table:table-cell>
          <table:table-cell table:formula="of:=COUNTIF([.F$1:.F$1048576];[.F1003])" office:value-type="float" office:value="4" calcext:value-type="float">
            <text:p>4</text:p>
          </table:table-cell>
          <table:table-cell table:formula="of:=COUNTIF([.G$1:.G$1048576];[.G1003]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A01305</text:p>
          </table:table-cell>
          <table:table-cell office:value-type="string" calcext:value-type="string">
            <text:p>P0219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92</text:p>
          </table:table-cell>
          <table:table-cell office:value-type="string" calcext:value-type="string">
            <text:p>SS00190</text:p>
          </table:table-cell>
          <table:table-cell table:formula="of:=VLOOKUP([.D1004];[$PrimarySource.A$1:$PrimarySource.B$1048576];2;0)" office:value-type="string" office:string-value="G24" calcext:value-type="string">
            <text:p>G24</text:p>
          </table:table-cell>
          <table:table-cell table:formula="of:=VLOOKUP([.E100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04])" office:value-type="float" office:value="57" calcext:value-type="float">
            <text:p>57</text:p>
          </table:table-cell>
          <table:table-cell table:formula="of:=COUNTIF([.G$1:.G$1048576];[.G100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306</text:p>
          </table:table-cell>
          <table:table-cell office:value-type="string" calcext:value-type="string">
            <text:p>P013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592</text:p>
          </table:table-cell>
          <table:table-cell office:value-type="string" calcext:value-type="string">
            <text:p>SS00149</text:p>
          </table:table-cell>
          <table:table-cell table:formula="of:=VLOOKUP([.D1005];[$PrimarySource.A$1:$PrimarySource.B$1048576];2;0)" office:value-type="string" office:string-value="G24" calcext:value-type="string">
            <text:p>G24</text:p>
          </table:table-cell>
          <table:table-cell table:formula="of:=VLOOKUP([.E100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05])" office:value-type="float" office:value="57" calcext:value-type="float">
            <text:p>57</text:p>
          </table:table-cell>
          <table:table-cell table:formula="of:=COUNTIF([.G$1:.G$1048576];[.G100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307</text:p>
          </table:table-cell>
          <table:table-cell office:value-type="string" calcext:value-type="string">
            <text:p>P0011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93</text:p>
          </table:table-cell>
          <table:table-cell office:value-type="string" calcext:value-type="string">
            <text:p>SS00155</text:p>
          </table:table-cell>
          <table:table-cell table:formula="of:=VLOOKUP([.D1006];[$PrimarySource.A$1:$PrimarySource.B$1048576];2;0)" office:value-type="string" office:string-value="G10" calcext:value-type="string">
            <text:p>G10</text:p>
          </table:table-cell>
          <table:table-cell table:formula="of:=VLOOKUP([.E1006];[$SecondarySource.A$1:$SecondarySource.B$1048576];2;0)" office:value-type="string" office:string-value="G44" calcext:value-type="string">
            <text:p>G44</text:p>
          </table:table-cell>
          <table:table-cell table:formula="of:=COUNTIF([.F$1:.F$1048576];[.F1006])" office:value-type="float" office:value="80" calcext:value-type="float">
            <text:p>80</text:p>
          </table:table-cell>
          <table:table-cell table:formula="of:=COUNTIF([.G$1:.G$1048576];[.G1006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1308</text:p>
          </table:table-cell>
          <table:table-cell office:value-type="string" calcext:value-type="string">
            <text:p>P0012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0594</text:p>
          </table:table-cell>
          <table:table-cell office:value-type="string" calcext:value-type="string">
            <text:p>SS00155</text:p>
          </table:table-cell>
          <table:table-cell table:formula="of:=VLOOKUP([.D1007];[$PrimarySource.A$1:$PrimarySource.B$1048576];2;0)" office:value-type="string" office:string-value="G10" calcext:value-type="string">
            <text:p>G10</text:p>
          </table:table-cell>
          <table:table-cell table:formula="of:=VLOOKUP([.E1007];[$SecondarySource.A$1:$SecondarySource.B$1048576];2;0)" office:value-type="string" office:string-value="G44" calcext:value-type="string">
            <text:p>G44</text:p>
          </table:table-cell>
          <table:table-cell table:formula="of:=COUNTIF([.F$1:.F$1048576];[.F1007])" office:value-type="float" office:value="80" calcext:value-type="float">
            <text:p>80</text:p>
          </table:table-cell>
          <table:table-cell table:formula="of:=COUNTIF([.G$1:.G$1048576];[.G1007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1309</text:p>
          </table:table-cell>
          <table:table-cell office:value-type="string" calcext:value-type="string">
            <text:p>P0012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0595</text:p>
          </table:table-cell>
          <table:table-cell office:value-type="string" calcext:value-type="string">
            <text:p>SS00155</text:p>
          </table:table-cell>
          <table:table-cell table:formula="of:=VLOOKUP([.D1008];[$PrimarySource.A$1:$PrimarySource.B$1048576];2;0)" office:value-type="string" office:string-value="G10" calcext:value-type="string">
            <text:p>G10</text:p>
          </table:table-cell>
          <table:table-cell table:formula="of:=VLOOKUP([.E1008];[$SecondarySource.A$1:$SecondarySource.B$1048576];2;0)" office:value-type="string" office:string-value="G44" calcext:value-type="string">
            <text:p>G44</text:p>
          </table:table-cell>
          <table:table-cell table:formula="of:=COUNTIF([.F$1:.F$1048576];[.F1008])" office:value-type="float" office:value="80" calcext:value-type="float">
            <text:p>80</text:p>
          </table:table-cell>
          <table:table-cell table:formula="of:=COUNTIF([.G$1:.G$1048576];[.G1008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1310</text:p>
          </table:table-cell>
          <table:table-cell office:value-type="string" calcext:value-type="string">
            <text:p>P0012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0596</text:p>
          </table:table-cell>
          <table:table-cell office:value-type="string" calcext:value-type="string">
            <text:p>SS00155</text:p>
          </table:table-cell>
          <table:table-cell table:formula="of:=VLOOKUP([.D1009];[$PrimarySource.A$1:$PrimarySource.B$1048576];2;0)" office:value-type="string" office:string-value="G10" calcext:value-type="string">
            <text:p>G10</text:p>
          </table:table-cell>
          <table:table-cell table:formula="of:=VLOOKUP([.E1009];[$SecondarySource.A$1:$SecondarySource.B$1048576];2;0)" office:value-type="string" office:string-value="G44" calcext:value-type="string">
            <text:p>G44</text:p>
          </table:table-cell>
          <table:table-cell table:formula="of:=COUNTIF([.F$1:.F$1048576];[.F1009])" office:value-type="float" office:value="80" calcext:value-type="float">
            <text:p>80</text:p>
          </table:table-cell>
          <table:table-cell table:formula="of:=COUNTIF([.G$1:.G$1048576];[.G1009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1311</text:p>
          </table:table-cell>
          <table:table-cell office:value-type="string" calcext:value-type="string">
            <text:p>P0012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0211</text:p>
          </table:table-cell>
          <table:table-cell office:value-type="string" calcext:value-type="string">
            <text:p>SS00155</text:p>
          </table:table-cell>
          <table:table-cell table:formula="of:=VLOOKUP([.D1010];[$PrimarySource.A$1:$PrimarySource.B$1048576];2;0)" office:value-type="string" office:string-value="G10" calcext:value-type="string">
            <text:p>G10</text:p>
          </table:table-cell>
          <table:table-cell table:formula="of:=VLOOKUP([.E1010];[$SecondarySource.A$1:$SecondarySource.B$1048576];2;0)" office:value-type="string" office:string-value="G44" calcext:value-type="string">
            <text:p>G44</text:p>
          </table:table-cell>
          <table:table-cell table:formula="of:=COUNTIF([.F$1:.F$1048576];[.F1010])" office:value-type="float" office:value="80" calcext:value-type="float">
            <text:p>80</text:p>
          </table:table-cell>
          <table:table-cell table:formula="of:=COUNTIF([.G$1:.G$1048576];[.G1010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1312</text:p>
          </table:table-cell>
          <table:table-cell office:value-type="string" calcext:value-type="string">
            <text:p>P0018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211</text:p>
          </table:table-cell>
          <table:table-cell office:value-type="string" calcext:value-type="string">
            <text:p>SS00158</text:p>
          </table:table-cell>
          <table:table-cell table:formula="of:=VLOOKUP([.D1011];[$PrimarySource.A$1:$PrimarySource.B$1048576];2;0)" office:value-type="string" office:string-value="G10" calcext:value-type="string">
            <text:p>G10</text:p>
          </table:table-cell>
          <table:table-cell table:formula="of:=VLOOKUP([.E1011];[$SecondarySource.A$1:$SecondarySource.B$1048576];2;0)" office:value-type="string" office:string-value="G44" calcext:value-type="string">
            <text:p>G44</text:p>
          </table:table-cell>
          <table:table-cell table:formula="of:=COUNTIF([.F$1:.F$1048576];[.F1011])" office:value-type="float" office:value="80" calcext:value-type="float">
            <text:p>80</text:p>
          </table:table-cell>
          <table:table-cell table:formula="of:=COUNTIF([.G$1:.G$1048576];[.G1011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1313</text:p>
          </table:table-cell>
          <table:table-cell office:value-type="string" calcext:value-type="string">
            <text:p>P0138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174</text:p>
          </table:table-cell>
          <table:table-cell office:value-type="string" calcext:value-type="string">
            <text:p>SS00111</text:p>
          </table:table-cell>
          <table:table-cell table:formula="of:=VLOOKUP([.D1012];[$PrimarySource.A$1:$PrimarySource.B$1048576];2;0)" office:value-type="string" office:string-value="" calcext:value-type="error">
            <text:p>#N/A</text:p>
          </table:table-cell>
          <table:table-cell table:formula="of:=VLOOKUP([.E101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12])" office:value-type="string" office:string-value="" calcext:value-type="error">
            <text:p>#N/A</text:p>
          </table:table-cell>
          <table:table-cell table:formula="of:=COUNTIF([.G$1:.G$1048576];[.G101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314</text:p>
          </table:table-cell>
          <table:table-cell office:value-type="string" calcext:value-type="string">
            <text:p>P0133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587</text:p>
          </table:table-cell>
          <table:table-cell office:value-type="string" calcext:value-type="string">
            <text:p>SS00154</text:p>
          </table:table-cell>
          <table:table-cell table:formula="of:=VLOOKUP([.D1013];[$PrimarySource.A$1:$PrimarySource.B$1048576];2;0)" office:value-type="string" office:string-value="G19" calcext:value-type="string">
            <text:p>G19</text:p>
          </table:table-cell>
          <table:table-cell table:formula="of:=VLOOKUP([.E101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13])" office:value-type="float" office:value="20" calcext:value-type="float">
            <text:p>20</text:p>
          </table:table-cell>
          <table:table-cell table:formula="of:=COUNTIF([.G$1:.G$1048576];[.G101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315</text:p>
          </table:table-cell>
          <table:table-cell office:value-type="string" calcext:value-type="string">
            <text:p>P0018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PS00588</text:p>
          </table:table-cell>
          <table:table-cell office:value-type="string" calcext:value-type="string">
            <text:p>SS00158</text:p>
          </table:table-cell>
          <table:table-cell table:formula="of:=VLOOKUP([.D1014];[$PrimarySource.A$1:$PrimarySource.B$1048576];2;0)" office:value-type="string" office:string-value="G10" calcext:value-type="string">
            <text:p>G10</text:p>
          </table:table-cell>
          <table:table-cell table:formula="of:=VLOOKUP([.E1014];[$SecondarySource.A$1:$SecondarySource.B$1048576];2;0)" office:value-type="string" office:string-value="G44" calcext:value-type="string">
            <text:p>G44</text:p>
          </table:table-cell>
          <table:table-cell table:formula="of:=COUNTIF([.F$1:.F$1048576];[.F1014])" office:value-type="float" office:value="80" calcext:value-type="float">
            <text:p>80</text:p>
          </table:table-cell>
          <table:table-cell table:formula="of:=COUNTIF([.G$1:.G$1048576];[.G1014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1316</text:p>
          </table:table-cell>
          <table:table-cell office:value-type="string" calcext:value-type="string">
            <text:p>P0131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597</text:p>
          </table:table-cell>
          <table:table-cell office:value-type="string" calcext:value-type="string">
            <text:p>SS00153</text:p>
          </table:table-cell>
          <table:table-cell table:formula="of:=VLOOKUP([.D1015];[$PrimarySource.A$1:$PrimarySource.B$1048576];2;0)" office:value-type="string" office:string-value="G03" calcext:value-type="string">
            <text:p>G03</text:p>
          </table:table-cell>
          <table:table-cell table:formula="of:=VLOOKUP([.E101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15])" office:value-type="float" office:value="17" calcext:value-type="float">
            <text:p>17</text:p>
          </table:table-cell>
          <table:table-cell table:formula="of:=COUNTIF([.G$1:.G$1048576];[.G101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317</text:p>
          </table:table-cell>
          <table:table-cell office:value-type="string" calcext:value-type="string">
            <text:p>P0011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98</text:p>
          </table:table-cell>
          <table:table-cell office:value-type="string" calcext:value-type="string">
            <text:p>SS00155</text:p>
          </table:table-cell>
          <table:table-cell table:formula="of:=VLOOKUP([.D1016];[$PrimarySource.A$1:$PrimarySource.B$1048576];2;0)" office:value-type="string" office:string-value="G10" calcext:value-type="string">
            <text:p>G10</text:p>
          </table:table-cell>
          <table:table-cell table:formula="of:=VLOOKUP([.E1016];[$SecondarySource.A$1:$SecondarySource.B$1048576];2;0)" office:value-type="string" office:string-value="G44" calcext:value-type="string">
            <text:p>G44</text:p>
          </table:table-cell>
          <table:table-cell table:formula="of:=COUNTIF([.F$1:.F$1048576];[.F1016])" office:value-type="float" office:value="80" calcext:value-type="float">
            <text:p>80</text:p>
          </table:table-cell>
          <table:table-cell table:formula="of:=COUNTIF([.G$1:.G$1048576];[.G1016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1318</text:p>
          </table:table-cell>
          <table:table-cell office:value-type="string" calcext:value-type="string">
            <text:p>P0154</text:p>
          </table:table-cell>
          <table:table-cell office:value-type="string" calcext:value-type="string">
            <text:p>AT25</text:p>
          </table:table-cell>
          <table:table-cell office:value-type="string" calcext:value-type="string">
            <text:p>PS00599</text:p>
          </table:table-cell>
          <table:table-cell office:value-type="string" calcext:value-type="string">
            <text:p>SS00160</text:p>
          </table:table-cell>
          <table:table-cell table:formula="of:=VLOOKUP([.D1017];[$PrimarySource.A$1:$PrimarySource.B$1048576];2;0)" office:value-type="string" office:string-value="G04" calcext:value-type="string">
            <text:p>G04</text:p>
          </table:table-cell>
          <table:table-cell table:formula="of:=VLOOKUP([.E101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17])" office:value-type="float" office:value="205" calcext:value-type="float">
            <text:p>205</text:p>
          </table:table-cell>
          <table:table-cell table:formula="of:=COUNTIF([.G$1:.G$1048576];[.G101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319</text:p>
          </table:table-cell>
          <table:table-cell office:value-type="string" calcext:value-type="string">
            <text:p>P0263</text:p>
          </table:table-cell>
          <table:table-cell office:value-type="string" calcext:value-type="string">
            <text:p>AT27</text:p>
          </table:table-cell>
          <table:table-cell office:value-type="string" calcext:value-type="string">
            <text:p>AW00177</text:p>
          </table:table-cell>
          <table:table-cell office:value-type="string" calcext:value-type="string">
            <text:p>SS00207</text:p>
          </table:table-cell>
          <table:table-cell table:formula="of:=VLOOKUP([.D1018];[$PrimarySource.A$1:$PrimarySource.B$1048576];2;0)" office:value-type="string" office:string-value="" calcext:value-type="error">
            <text:p>#N/A</text:p>
          </table:table-cell>
          <table:table-cell table:formula="of:=VLOOKUP([.E101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18])" office:value-type="string" office:string-value="" calcext:value-type="error">
            <text:p>#N/A</text:p>
          </table:table-cell>
          <table:table-cell table:formula="of:=COUNTIF([.G$1:.G$1048576];[.G101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320</text:p>
          </table:table-cell>
          <table:table-cell office:value-type="string" calcext:value-type="string">
            <text:p>P0263</text:p>
          </table:table-cell>
          <table:table-cell office:value-type="string" calcext:value-type="string">
            <text:p>AT43</text:p>
          </table:table-cell>
          <table:table-cell office:value-type="string" calcext:value-type="string">
            <text:p>AW00178</text:p>
          </table:table-cell>
          <table:table-cell office:value-type="string" calcext:value-type="string">
            <text:p>SS00207</text:p>
          </table:table-cell>
          <table:table-cell table:formula="of:=VLOOKUP([.D1019];[$PrimarySource.A$1:$PrimarySource.B$1048576];2;0)" office:value-type="string" office:string-value="" calcext:value-type="error">
            <text:p>#N/A</text:p>
          </table:table-cell>
          <table:table-cell table:formula="of:=VLOOKUP([.E101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19])" office:value-type="string" office:string-value="" calcext:value-type="error">
            <text:p>#N/A</text:p>
          </table:table-cell>
          <table:table-cell table:formula="of:=COUNTIF([.G$1:.G$1048576];[.G101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321</text:p>
          </table:table-cell>
          <table:table-cell office:value-type="string" calcext:value-type="string">
            <text:p>P0039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179</text:p>
          </table:table-cell>
          <table:table-cell office:value-type="string" calcext:value-type="string">
            <text:p>SS00135</text:p>
          </table:table-cell>
          <table:table-cell table:formula="of:=VLOOKUP([.D1020];[$PrimarySource.A$1:$PrimarySource.B$1048576];2;0)" office:value-type="string" office:string-value="" calcext:value-type="error">
            <text:p>#N/A</text:p>
          </table:table-cell>
          <table:table-cell table:formula="of:=VLOOKUP([.E102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20])" office:value-type="string" office:string-value="" calcext:value-type="error">
            <text:p>#N/A</text:p>
          </table:table-cell>
          <table:table-cell table:formula="of:=COUNTIF([.G$1:.G$1048576];[.G102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322</text:p>
          </table:table-cell>
          <table:table-cell office:value-type="string" calcext:value-type="string">
            <text:p>P0132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700</text:p>
          </table:table-cell>
          <table:table-cell office:value-type="string" calcext:value-type="string">
            <text:p>SS00043</text:p>
          </table:table-cell>
          <table:table-cell table:formula="of:=VLOOKUP([.D1021];[$PrimarySource.A$1:$PrimarySource.B$1048576];2;0)" office:value-type="string" office:string-value="G36" calcext:value-type="string">
            <text:p>G36</text:p>
          </table:table-cell>
          <table:table-cell table:formula="of:=VLOOKUP([.E102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21])" office:value-type="float" office:value="9" calcext:value-type="float">
            <text:p>9</text:p>
          </table:table-cell>
          <table:table-cell table:formula="of:=COUNTIF([.G$1:.G$1048576];[.G102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323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701</text:p>
          </table:table-cell>
          <table:table-cell office:value-type="string" calcext:value-type="string">
            <text:p>SS00030</text:p>
          </table:table-cell>
          <table:table-cell table:formula="of:=VLOOKUP([.D1022];[$PrimarySource.A$1:$PrimarySource.B$1048576];2;0)" office:value-type="string" office:string-value="G04" calcext:value-type="string">
            <text:p>G04</text:p>
          </table:table-cell>
          <table:table-cell table:formula="of:=VLOOKUP([.E102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22])" office:value-type="float" office:value="205" calcext:value-type="float">
            <text:p>205</text:p>
          </table:table-cell>
          <table:table-cell table:formula="of:=COUNTIF([.G$1:.G$1048576];[.G102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324</text:p>
          </table:table-cell>
          <table:table-cell office:value-type="string" calcext:value-type="string">
            <text:p>P0132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702</text:p>
          </table:table-cell>
          <table:table-cell office:value-type="string" calcext:value-type="string">
            <text:p>SS00043</text:p>
          </table:table-cell>
          <table:table-cell table:formula="of:=VLOOKUP([.D1023];[$PrimarySource.A$1:$PrimarySource.B$1048576];2;0)" office:value-type="string" office:string-value="G20" calcext:value-type="string">
            <text:p>G20</text:p>
          </table:table-cell>
          <table:table-cell table:formula="of:=VLOOKUP([.E102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23])" office:value-type="float" office:value="13" calcext:value-type="float">
            <text:p>13</text:p>
          </table:table-cell>
          <table:table-cell table:formula="of:=COUNTIF([.G$1:.G$1048576];[.G102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325</text:p>
          </table:table-cell>
          <table:table-cell office:value-type="string" calcext:value-type="string">
            <text:p>P0131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702</text:p>
          </table:table-cell>
          <table:table-cell office:value-type="string" calcext:value-type="string">
            <text:p>SS00153</text:p>
          </table:table-cell>
          <table:table-cell table:formula="of:=VLOOKUP([.D1024];[$PrimarySource.A$1:$PrimarySource.B$1048576];2;0)" office:value-type="string" office:string-value="G20" calcext:value-type="string">
            <text:p>G20</text:p>
          </table:table-cell>
          <table:table-cell table:formula="of:=VLOOKUP([.E102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24])" office:value-type="float" office:value="13" calcext:value-type="float">
            <text:p>13</text:p>
          </table:table-cell>
          <table:table-cell table:formula="of:=COUNTIF([.G$1:.G$1048576];[.G102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326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180</text:p>
          </table:table-cell>
          <table:table-cell office:value-type="string" calcext:value-type="string">
            <text:p>SS00005</text:p>
          </table:table-cell>
          <table:table-cell table:formula="of:=VLOOKUP([.D1025];[$PrimarySource.A$1:$PrimarySource.B$1048576];2;0)" office:value-type="string" office:string-value="" calcext:value-type="error">
            <text:p>#N/A</text:p>
          </table:table-cell>
          <table:table-cell table:formula="of:=VLOOKUP([.E102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25])" office:value-type="string" office:string-value="" calcext:value-type="error">
            <text:p>#N/A</text:p>
          </table:table-cell>
          <table:table-cell table:formula="of:=COUNTIF([.G$1:.G$1048576];[.G102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327</text:p>
          </table:table-cell>
          <table:table-cell office:value-type="string" calcext:value-type="string">
            <text:p>P0133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703</text:p>
          </table:table-cell>
          <table:table-cell office:value-type="string" calcext:value-type="string">
            <text:p>SS00154</text:p>
          </table:table-cell>
          <table:table-cell table:formula="of:=VLOOKUP([.D1026];[$PrimarySource.A$1:$PrimarySource.B$1048576];2;0)" office:value-type="string" office:string-value="G10" calcext:value-type="string">
            <text:p>G10</text:p>
          </table:table-cell>
          <table:table-cell table:formula="of:=VLOOKUP([.E102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26])" office:value-type="float" office:value="80" calcext:value-type="float">
            <text:p>80</text:p>
          </table:table-cell>
          <table:table-cell table:formula="of:=COUNTIF([.G$1:.G$1048576];[.G102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328</text:p>
          </table:table-cell>
          <table:table-cell office:value-type="string" calcext:value-type="string">
            <text:p>P0109</text:p>
          </table:table-cell>
          <table:table-cell office:value-type="string" calcext:value-type="string">
            <text:p>AT02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14</text:p>
          </table:table-cell>
          <table:table-cell table:formula="of:=VLOOKUP([.D1027];[$PrimarySource.A$1:$PrimarySource.B$1048576];2;0)" office:value-type="string" office:string-value="G99" calcext:value-type="string">
            <text:p>G99</text:p>
          </table:table-cell>
          <table:table-cell table:formula="of:=VLOOKUP([.E102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27])" office:value-type="float" office:value="236" calcext:value-type="float">
            <text:p>236</text:p>
          </table:table-cell>
          <table:table-cell table:formula="of:=COUNTIF([.G$1:.G$1048576];[.G102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329</text:p>
          </table:table-cell>
          <table:table-cell office:value-type="string" calcext:value-type="string">
            <text:p>P0120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30</text:p>
          </table:table-cell>
          <table:table-cell table:formula="of:=VLOOKUP([.D1028];[$PrimarySource.A$1:$PrimarySource.B$1048576];2;0)" office:value-type="string" office:string-value="G99" calcext:value-type="string">
            <text:p>G99</text:p>
          </table:table-cell>
          <table:table-cell table:formula="of:=VLOOKUP([.E102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28])" office:value-type="float" office:value="236" calcext:value-type="float">
            <text:p>236</text:p>
          </table:table-cell>
          <table:table-cell table:formula="of:=COUNTIF([.G$1:.G$1048576];[.G102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330</text:p>
          </table:table-cell>
          <table:table-cell office:value-type="string" calcext:value-type="string">
            <text:p>P0049</text:p>
          </table:table-cell>
          <table:table-cell office:value-type="string" calcext:value-type="string">
            <text:p>AT10</text:p>
          </table:table-cell>
          <table:table-cell office:value-type="string" calcext:value-type="string">
            <text:p>PS00704</text:p>
          </table:table-cell>
          <table:table-cell office:value-type="string" calcext:value-type="string">
            <text:p>SS00130</text:p>
          </table:table-cell>
          <table:table-cell table:formula="of:=VLOOKUP([.D1029];[$PrimarySource.A$1:$PrimarySource.B$1048576];2;0)" office:value-type="string" office:string-value="G29" calcext:value-type="string">
            <text:p>G29</text:p>
          </table:table-cell>
          <table:table-cell table:formula="of:=VLOOKUP([.E102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29])" office:value-type="float" office:value="13" calcext:value-type="float">
            <text:p>13</text:p>
          </table:table-cell>
          <table:table-cell table:formula="of:=COUNTIF([.G$1:.G$1048576];[.G102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331</text:p>
          </table:table-cell>
          <table:table-cell office:value-type="string" calcext:value-type="string">
            <text:p>P0029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704</text:p>
          </table:table-cell>
          <table:table-cell office:value-type="string" calcext:value-type="string">
            <text:p>SS00029</text:p>
          </table:table-cell>
          <table:table-cell table:formula="of:=VLOOKUP([.D1030];[$PrimarySource.A$1:$PrimarySource.B$1048576];2;0)" office:value-type="string" office:string-value="G29" calcext:value-type="string">
            <text:p>G29</text:p>
          </table:table-cell>
          <table:table-cell table:formula="of:=VLOOKUP([.E103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30])" office:value-type="float" office:value="13" calcext:value-type="float">
            <text:p>13</text:p>
          </table:table-cell>
          <table:table-cell table:formula="of:=COUNTIF([.G$1:.G$1048576];[.G103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332</text:p>
          </table:table-cell>
          <table:table-cell office:value-type="string" calcext:value-type="string">
            <text:p>P0029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705</text:p>
          </table:table-cell>
          <table:table-cell office:value-type="string" calcext:value-type="string">
            <text:p>SS00029</text:p>
          </table:table-cell>
          <table:table-cell table:formula="of:=VLOOKUP([.D1031];[$PrimarySource.A$1:$PrimarySource.B$1048576];2;0)" office:value-type="string" office:string-value="G77" calcext:value-type="string">
            <text:p>G77</text:p>
          </table:table-cell>
          <table:table-cell table:formula="of:=VLOOKUP([.E103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31])" office:value-type="float" office:value="1" calcext:value-type="float">
            <text:p>1</text:p>
          </table:table-cell>
          <table:table-cell table:formula="of:=COUNTIF([.G$1:.G$1048576];[.G103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333</text:p>
          </table:table-cell>
          <table:table-cell office:value-type="string" calcext:value-type="string">
            <text:p>P0038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706</text:p>
          </table:table-cell>
          <table:table-cell office:value-type="string" calcext:value-type="string">
            <text:p>SS00026</text:p>
          </table:table-cell>
          <table:table-cell table:formula="of:=VLOOKUP([.D1032];[$PrimarySource.A$1:$PrimarySource.B$1048576];2;0)" office:value-type="string" office:string-value="G56" calcext:value-type="string">
            <text:p>G56</text:p>
          </table:table-cell>
          <table:table-cell table:formula="of:=VLOOKUP([.E103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32])" office:value-type="float" office:value="3" calcext:value-type="float">
            <text:p>3</text:p>
          </table:table-cell>
          <table:table-cell table:formula="of:=COUNTIF([.G$1:.G$1048576];[.G103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334</text:p>
          </table:table-cell>
          <table:table-cell office:value-type="string" calcext:value-type="string">
            <text:p>P0054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706</text:p>
          </table:table-cell>
          <table:table-cell office:value-type="string" calcext:value-type="string">
            <text:p>SS00136</text:p>
          </table:table-cell>
          <table:table-cell table:formula="of:=VLOOKUP([.D1033];[$PrimarySource.A$1:$PrimarySource.B$1048576];2;0)" office:value-type="string" office:string-value="G56" calcext:value-type="string">
            <text:p>G56</text:p>
          </table:table-cell>
          <table:table-cell table:formula="of:=VLOOKUP([.E1033];[$SecondarySource.A$1:$SecondarySource.B$1048576];2;0)" office:value-type="string" office:string-value="G43" calcext:value-type="string">
            <text:p>G43</text:p>
          </table:table-cell>
          <table:table-cell table:formula="of:=COUNTIF([.F$1:.F$1048576];[.F1033])" office:value-type="float" office:value="3" calcext:value-type="float">
            <text:p>3</text:p>
          </table:table-cell>
          <table:table-cell table:formula="of:=COUNTIF([.G$1:.G$1048576];[.G1033])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A01335</text:p>
          </table:table-cell>
          <table:table-cell office:value-type="string" calcext:value-type="string">
            <text:p>P0052</text:p>
          </table:table-cell>
          <table:table-cell office:value-type="string" calcext:value-type="string">
            <text:p>AT27</text:p>
          </table:table-cell>
          <table:table-cell office:value-type="string" calcext:value-type="string">
            <text:p>AW00181</text:p>
          </table:table-cell>
          <table:table-cell office:value-type="string" calcext:value-type="string">
            <text:p>SS00133</text:p>
          </table:table-cell>
          <table:table-cell table:formula="of:=VLOOKUP([.D1034];[$PrimarySource.A$1:$PrimarySource.B$1048576];2;0)" office:value-type="string" office:string-value="" calcext:value-type="error">
            <text:p>#N/A</text:p>
          </table:table-cell>
          <table:table-cell table:formula="of:=VLOOKUP([.E103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34])" office:value-type="string" office:string-value="" calcext:value-type="error">
            <text:p>#N/A</text:p>
          </table:table-cell>
          <table:table-cell table:formula="of:=COUNTIF([.G$1:.G$1048576];[.G103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70</text:p>
          </table:table-cell>
          <table:table-cell office:value-type="string" calcext:value-type="string">
            <text:p>P0131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626</text:p>
          </table:table-cell>
          <table:table-cell office:value-type="string" calcext:value-type="string">
            <text:p>SS00153</text:p>
          </table:table-cell>
          <table:table-cell table:formula="of:=VLOOKUP([.D1035];[$PrimarySource.A$1:$PrimarySource.B$1048576];2;0)" office:value-type="string" office:string-value="G04" calcext:value-type="string">
            <text:p>G04</text:p>
          </table:table-cell>
          <table:table-cell table:formula="of:=VLOOKUP([.E103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35])" office:value-type="float" office:value="205" calcext:value-type="float">
            <text:p>205</text:p>
          </table:table-cell>
          <table:table-cell table:formula="of:=COUNTIF([.G$1:.G$1048576];[.G103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71</text:p>
          </table:table-cell>
          <table:table-cell office:value-type="string" calcext:value-type="string">
            <text:p>P010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14</text:p>
          </table:table-cell>
          <table:table-cell table:formula="of:=VLOOKUP([.D1036];[$PrimarySource.A$1:$PrimarySource.B$1048576];2;0)" office:value-type="string" office:string-value="G99" calcext:value-type="string">
            <text:p>G99</text:p>
          </table:table-cell>
          <table:table-cell table:formula="of:=VLOOKUP([.E103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36])" office:value-type="float" office:value="236" calcext:value-type="float">
            <text:p>236</text:p>
          </table:table-cell>
          <table:table-cell table:formula="of:=COUNTIF([.G$1:.G$1048576];[.G103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72</text:p>
          </table:table-cell>
          <table:table-cell office:value-type="string" calcext:value-type="string">
            <text:p>P0109</text:p>
          </table:table-cell>
          <table:table-cell office:value-type="string" calcext:value-type="string">
            <text:p>AT26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14</text:p>
          </table:table-cell>
          <table:table-cell table:formula="of:=VLOOKUP([.D1037];[$PrimarySource.A$1:$PrimarySource.B$1048576];2;0)" office:value-type="string" office:string-value="G99" calcext:value-type="string">
            <text:p>G99</text:p>
          </table:table-cell>
          <table:table-cell table:formula="of:=VLOOKUP([.E103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37])" office:value-type="float" office:value="236" calcext:value-type="float">
            <text:p>236</text:p>
          </table:table-cell>
          <table:table-cell table:formula="of:=COUNTIF([.G$1:.G$1048576];[.G103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73</text:p>
          </table:table-cell>
          <table:table-cell office:value-type="string" calcext:value-type="string">
            <text:p>P0154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627</text:p>
          </table:table-cell>
          <table:table-cell office:value-type="string" calcext:value-type="string">
            <text:p>SS00160</text:p>
          </table:table-cell>
          <table:table-cell table:formula="of:=VLOOKUP([.D1038];[$PrimarySource.A$1:$PrimarySource.B$1048576];2;0)" office:value-type="string" office:string-value="G04" calcext:value-type="string">
            <text:p>G04</text:p>
          </table:table-cell>
          <table:table-cell table:formula="of:=VLOOKUP([.E103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38])" office:value-type="float" office:value="205" calcext:value-type="float">
            <text:p>205</text:p>
          </table:table-cell>
          <table:table-cell table:formula="of:=COUNTIF([.G$1:.G$1048576];[.G103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74</text:p>
          </table:table-cell>
          <table:table-cell office:value-type="string" calcext:value-type="string">
            <text:p>P0029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628</text:p>
          </table:table-cell>
          <table:table-cell office:value-type="string" calcext:value-type="string">
            <text:p>SS00029</text:p>
          </table:table-cell>
          <table:table-cell table:formula="of:=VLOOKUP([.D1039];[$PrimarySource.A$1:$PrimarySource.B$1048576];2;0)" office:value-type="string" office:string-value="G13" calcext:value-type="string">
            <text:p>G13</text:p>
          </table:table-cell>
          <table:table-cell table:formula="of:=VLOOKUP([.E103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39])" office:value-type="float" office:value="6" calcext:value-type="float">
            <text:p>6</text:p>
          </table:table-cell>
          <table:table-cell table:formula="of:=COUNTIF([.G$1:.G$1048576];[.G103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75</text:p>
          </table:table-cell>
          <table:table-cell office:value-type="string" calcext:value-type="string">
            <text:p>P0029</text:p>
          </table:table-cell>
          <table:table-cell office:value-type="string" calcext:value-type="string">
            <text:p>AT09</text:p>
          </table:table-cell>
          <table:table-cell office:value-type="string" calcext:value-type="string">
            <text:p>PS00628</text:p>
          </table:table-cell>
          <table:table-cell office:value-type="string" calcext:value-type="string">
            <text:p>SS00029</text:p>
          </table:table-cell>
          <table:table-cell table:formula="of:=VLOOKUP([.D1040];[$PrimarySource.A$1:$PrimarySource.B$1048576];2;0)" office:value-type="string" office:string-value="G13" calcext:value-type="string">
            <text:p>G13</text:p>
          </table:table-cell>
          <table:table-cell table:formula="of:=VLOOKUP([.E104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40])" office:value-type="float" office:value="6" calcext:value-type="float">
            <text:p>6</text:p>
          </table:table-cell>
          <table:table-cell table:formula="of:=COUNTIF([.G$1:.G$1048576];[.G104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76</text:p>
          </table:table-cell>
          <table:table-cell office:value-type="string" calcext:value-type="string">
            <text:p>P0166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0628</text:p>
          </table:table-cell>
          <table:table-cell office:value-type="string" calcext:value-type="string">
            <text:p>SS00029</text:p>
          </table:table-cell>
          <table:table-cell table:formula="of:=VLOOKUP([.D1041];[$PrimarySource.A$1:$PrimarySource.B$1048576];2;0)" office:value-type="string" office:string-value="G13" calcext:value-type="string">
            <text:p>G13</text:p>
          </table:table-cell>
          <table:table-cell table:formula="of:=VLOOKUP([.E104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41])" office:value-type="float" office:value="6" calcext:value-type="float">
            <text:p>6</text:p>
          </table:table-cell>
          <table:table-cell table:formula="of:=COUNTIF([.G$1:.G$1048576];[.G104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78</text:p>
          </table:table-cell>
          <table:table-cell office:value-type="string" calcext:value-type="string">
            <text:p>P002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609</text:p>
          </table:table-cell>
          <table:table-cell office:value-type="string" calcext:value-type="string">
            <text:p>SS00006</text:p>
          </table:table-cell>
          <table:table-cell table:formula="of:=VLOOKUP([.D1042];[$PrimarySource.A$1:$PrimarySource.B$1048576];2;0)" office:value-type="string" office:string-value="G75" calcext:value-type="string">
            <text:p>G75</text:p>
          </table:table-cell>
          <table:table-cell table:formula="of:=VLOOKUP([.E104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42])" office:value-type="float" office:value="4" calcext:value-type="float">
            <text:p>4</text:p>
          </table:table-cell>
          <table:table-cell table:formula="of:=COUNTIF([.G$1:.G$1048576];[.G104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77</text:p>
          </table:table-cell>
          <table:table-cell office:value-type="string" calcext:value-type="string">
            <text:p>P002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610</text:p>
          </table:table-cell>
          <table:table-cell office:value-type="string" calcext:value-type="string">
            <text:p>SS00006</text:p>
          </table:table-cell>
          <table:table-cell table:formula="of:=VLOOKUP([.D1043];[$PrimarySource.A$1:$PrimarySource.B$1048576];2;0)" office:value-type="string" office:string-value="G75" calcext:value-type="string">
            <text:p>G75</text:p>
          </table:table-cell>
          <table:table-cell table:formula="of:=VLOOKUP([.E104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43])" office:value-type="float" office:value="4" calcext:value-type="float">
            <text:p>4</text:p>
          </table:table-cell>
          <table:table-cell table:formula="of:=COUNTIF([.G$1:.G$1048576];[.G104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79</text:p>
          </table:table-cell>
          <table:table-cell office:value-type="string" calcext:value-type="string">
            <text:p>P0020</text:p>
          </table:table-cell>
          <table:table-cell office:value-type="string" calcext:value-type="string">
            <text:p>AT44</text:p>
          </table:table-cell>
          <table:table-cell office:value-type="string" calcext:value-type="string">
            <text:p>PS00609</text:p>
          </table:table-cell>
          <table:table-cell office:value-type="string" calcext:value-type="string">
            <text:p>SS00006</text:p>
          </table:table-cell>
          <table:table-cell table:formula="of:=VLOOKUP([.D1044];[$PrimarySource.A$1:$PrimarySource.B$1048576];2;0)" office:value-type="string" office:string-value="G75" calcext:value-type="string">
            <text:p>G75</text:p>
          </table:table-cell>
          <table:table-cell table:formula="of:=VLOOKUP([.E104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44])" office:value-type="float" office:value="4" calcext:value-type="float">
            <text:p>4</text:p>
          </table:table-cell>
          <table:table-cell table:formula="of:=COUNTIF([.G$1:.G$1048576];[.G104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80</text:p>
          </table:table-cell>
          <table:table-cell office:value-type="string" calcext:value-type="string">
            <text:p>P0020</text:p>
          </table:table-cell>
          <table:table-cell office:value-type="string" calcext:value-type="string">
            <text:p>AT44</text:p>
          </table:table-cell>
          <table:table-cell office:value-type="string" calcext:value-type="string">
            <text:p>PS00610</text:p>
          </table:table-cell>
          <table:table-cell office:value-type="string" calcext:value-type="string">
            <text:p>SS00006</text:p>
          </table:table-cell>
          <table:table-cell table:formula="of:=VLOOKUP([.D1045];[$PrimarySource.A$1:$PrimarySource.B$1048576];2;0)" office:value-type="string" office:string-value="G75" calcext:value-type="string">
            <text:p>G75</text:p>
          </table:table-cell>
          <table:table-cell table:formula="of:=VLOOKUP([.E104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45])" office:value-type="float" office:value="4" calcext:value-type="float">
            <text:p>4</text:p>
          </table:table-cell>
          <table:table-cell table:formula="of:=COUNTIF([.G$1:.G$1048576];[.G104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81</text:p>
          </table:table-cell>
          <table:table-cell office:value-type="string" calcext:value-type="string">
            <text:p>P0003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347</text:p>
          </table:table-cell>
          <table:table-cell office:value-type="string" calcext:value-type="string">
            <text:p>SS00185</text:p>
          </table:table-cell>
          <table:table-cell table:formula="of:=VLOOKUP([.D1046];[$PrimarySource.A$1:$PrimarySource.B$1048576];2;0)" office:value-type="string" office:string-value="G04" calcext:value-type="string">
            <text:p>G04</text:p>
          </table:table-cell>
          <table:table-cell table:formula="of:=VLOOKUP([.E1046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46])" office:value-type="float" office:value="205" calcext:value-type="float">
            <text:p>205</text:p>
          </table:table-cell>
          <table:table-cell table:formula="of:=COUNTIF([.G$1:.G$1048576];[.G1046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82</text:p>
          </table:table-cell>
          <table:table-cell office:value-type="string" calcext:value-type="string">
            <text:p>P0011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93</text:p>
          </table:table-cell>
          <table:table-cell office:value-type="string" calcext:value-type="string">
            <text:p>SS00155</text:p>
          </table:table-cell>
          <table:table-cell table:formula="of:=VLOOKUP([.D1047];[$PrimarySource.A$1:$PrimarySource.B$1048576];2;0)" office:value-type="string" office:string-value="G10" calcext:value-type="string">
            <text:p>G10</text:p>
          </table:table-cell>
          <table:table-cell table:formula="of:=VLOOKUP([.E1047];[$SecondarySource.A$1:$SecondarySource.B$1048576];2;0)" office:value-type="string" office:string-value="G44" calcext:value-type="string">
            <text:p>G44</text:p>
          </table:table-cell>
          <table:table-cell table:formula="of:=COUNTIF([.F$1:.F$1048576];[.F1047])" office:value-type="float" office:value="80" calcext:value-type="float">
            <text:p>80</text:p>
          </table:table-cell>
          <table:table-cell table:formula="of:=COUNTIF([.G$1:.G$1048576];[.G1047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1083</text:p>
          </table:table-cell>
          <table:table-cell office:value-type="string" calcext:value-type="string">
            <text:p>P0133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154</text:p>
          </table:table-cell>
          <table:table-cell table:formula="of:=VLOOKUP([.D1048];[$PrimarySource.A$1:$PrimarySource.B$1048576];2;0)" office:value-type="string" office:string-value="G99" calcext:value-type="string">
            <text:p>G99</text:p>
          </table:table-cell>
          <table:table-cell table:formula="of:=VLOOKUP([.E104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48])" office:value-type="float" office:value="236" calcext:value-type="float">
            <text:p>236</text:p>
          </table:table-cell>
          <table:table-cell table:formula="of:=COUNTIF([.G$1:.G$1048576];[.G104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084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05</text:p>
          </table:table-cell>
          <table:table-cell table:formula="of:=VLOOKUP([.D1049];[$PrimarySource.A$1:$PrimarySource.B$1048576];2;0)" office:value-type="string" office:string-value="G99" calcext:value-type="string">
            <text:p>G99</text:p>
          </table:table-cell>
          <table:table-cell table:formula="of:=VLOOKUP([.E104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49])" office:value-type="float" office:value="236" calcext:value-type="float">
            <text:p>236</text:p>
          </table:table-cell>
          <table:table-cell table:formula="of:=COUNTIF([.G$1:.G$1048576];[.G104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200</text:p>
          </table:table-cell>
          <table:table-cell office:value-type="string" calcext:value-type="string">
            <text:p>P0808</text:p>
          </table:table-cell>
          <table:table-cell office:value-type="string" calcext:value-type="string">
            <text:p>AT44</text:p>
          </table:table-cell>
          <table:table-cell office:value-type="string" calcext:value-type="string">
            <text:p>PS00228</text:p>
          </table:table-cell>
          <table:table-cell office:value-type="string" calcext:value-type="string">
            <text:p>SS00255</text:p>
          </table:table-cell>
          <table:table-cell table:formula="of:=VLOOKUP([.D1050];[$PrimarySource.A$1:$PrimarySource.B$1048576];2;0)" office:value-type="string" office:string-value="G24" calcext:value-type="string">
            <text:p>G24</text:p>
          </table:table-cell>
          <table:table-cell table:formula="of:=VLOOKUP([.E1050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50])" office:value-type="float" office:value="57" calcext:value-type="float">
            <text:p>57</text:p>
          </table:table-cell>
          <table:table-cell table:formula="of:=COUNTIF([.G$1:.G$1048576];[.G1050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201</text:p>
          </table:table-cell>
          <table:table-cell office:value-type="string" calcext:value-type="string">
            <text:p>P0808</text:p>
          </table:table-cell>
          <table:table-cell office:value-type="string" calcext:value-type="string">
            <text:p>AT44</text:p>
          </table:table-cell>
          <table:table-cell office:value-type="string" calcext:value-type="string">
            <text:p>PS00707</text:p>
          </table:table-cell>
          <table:table-cell office:value-type="string" calcext:value-type="string">
            <text:p>SS00255</text:p>
          </table:table-cell>
          <table:table-cell table:formula="of:=VLOOKUP([.D1051];[$PrimarySource.A$1:$PrimarySource.B$1048576];2;0)" office:value-type="string" office:string-value="G24" calcext:value-type="string">
            <text:p>G24</text:p>
          </table:table-cell>
          <table:table-cell table:formula="of:=VLOOKUP([.E105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51])" office:value-type="float" office:value="57" calcext:value-type="float">
            <text:p>57</text:p>
          </table:table-cell>
          <table:table-cell table:formula="of:=COUNTIF([.G$1:.G$1048576];[.G105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202</text:p>
          </table:table-cell>
          <table:table-cell office:value-type="string" calcext:value-type="string">
            <text:p>P0808</text:p>
          </table:table-cell>
          <table:table-cell office:value-type="string" calcext:value-type="string">
            <text:p>AT44</text:p>
          </table:table-cell>
          <table:table-cell office:value-type="string" calcext:value-type="string">
            <text:p>PS00024</text:p>
          </table:table-cell>
          <table:table-cell office:value-type="string" calcext:value-type="string">
            <text:p>SS00255</text:p>
          </table:table-cell>
          <table:table-cell table:formula="of:=VLOOKUP([.D1052];[$PrimarySource.A$1:$PrimarySource.B$1048576];2;0)" office:value-type="string" office:string-value="G24" calcext:value-type="string">
            <text:p>G24</text:p>
          </table:table-cell>
          <table:table-cell table:formula="of:=VLOOKUP([.E105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52])" office:value-type="float" office:value="57" calcext:value-type="float">
            <text:p>57</text:p>
          </table:table-cell>
          <table:table-cell table:formula="of:=COUNTIF([.G$1:.G$1048576];[.G105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336</text:p>
          </table:table-cell>
          <table:table-cell office:value-type="string" calcext:value-type="string">
            <text:p>P0033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708</text:p>
          </table:table-cell>
          <table:table-cell office:value-type="string" calcext:value-type="string">
            <text:p>SS00271</text:p>
          </table:table-cell>
          <table:table-cell table:formula="of:=VLOOKUP([.D1053];[$PrimarySource.A$1:$PrimarySource.B$1048576];2;0)" office:value-type="string" office:string-value="G99" calcext:value-type="string">
            <text:p>G99</text:p>
          </table:table-cell>
          <table:table-cell table:formula="of:=VLOOKUP([.E105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53])" office:value-type="float" office:value="236" calcext:value-type="float">
            <text:p>236</text:p>
          </table:table-cell>
          <table:table-cell table:formula="of:=COUNTIF([.G$1:.G$1048576];[.G1053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337</text:p>
          </table:table-cell>
          <table:table-cell office:value-type="string" calcext:value-type="string">
            <text:p>P0021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AW00058</text:p>
          </table:table-cell>
          <table:table-cell office:value-type="string" calcext:value-type="string">
            <text:p>SS00195</text:p>
          </table:table-cell>
          <table:table-cell table:formula="of:=VLOOKUP([.D1054];[$PrimarySource.A$1:$PrimarySource.B$1048576];2;0)" office:value-type="string" office:string-value="" calcext:value-type="error">
            <text:p>#N/A</text:p>
          </table:table-cell>
          <table:table-cell table:formula="of:=VLOOKUP([.E1054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54])" office:value-type="string" office:string-value="" calcext:value-type="error">
            <text:p>#N/A</text:p>
          </table:table-cell>
          <table:table-cell table:formula="of:=COUNTIF([.G$1:.G$1048576];[.G1054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338</text:p>
          </table:table-cell>
          <table:table-cell office:value-type="string" calcext:value-type="string">
            <text:p>P0221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170</text:p>
          </table:table-cell>
          <table:table-cell table:formula="of:=VLOOKUP([.D1055];[$PrimarySource.A$1:$PrimarySource.B$1048576];2;0)" office:value-type="string" office:string-value="G99" calcext:value-type="string">
            <text:p>G99</text:p>
          </table:table-cell>
          <table:table-cell table:formula="of:=VLOOKUP([.E1055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55])" office:value-type="float" office:value="236" calcext:value-type="float">
            <text:p>236</text:p>
          </table:table-cell>
          <table:table-cell table:formula="of:=COUNTIF([.G$1:.G$1048576];[.G1055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339</text:p>
          </table:table-cell>
          <table:table-cell office:value-type="string" calcext:value-type="string">
            <text:p>P0011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0087</text:p>
          </table:table-cell>
          <table:table-cell office:value-type="string" calcext:value-type="string">
            <text:p>SS00155</text:p>
          </table:table-cell>
          <table:table-cell table:formula="of:=VLOOKUP([.D1056];[$PrimarySource.A$1:$PrimarySource.B$1048576];2;0)" office:value-type="string" office:string-value="" calcext:value-type="error">
            <text:p>#N/A</text:p>
          </table:table-cell>
          <table:table-cell table:formula="of:=VLOOKUP([.E1056];[$SecondarySource.A$1:$SecondarySource.B$1048576];2;0)" office:value-type="string" office:string-value="G44" calcext:value-type="string">
            <text:p>G44</text:p>
          </table:table-cell>
          <table:table-cell table:formula="of:=COUNTIF([.F$1:.F$1048576];[.F1056])" office:value-type="string" office:string-value="" calcext:value-type="error">
            <text:p>#N/A</text:p>
          </table:table-cell>
          <table:table-cell table:formula="of:=COUNTIF([.G$1:.G$1048576];[.G1056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1340</text:p>
          </table:table-cell>
          <table:table-cell office:value-type="string" calcext:value-type="string">
            <text:p>P0999</text:p>
          </table:table-cell>
          <table:table-cell office:value-type="string" calcext:value-type="string">
            <text:p>AT31</text:p>
          </table:table-cell>
          <table:table-cell office:value-type="string" calcext:value-type="string">
            <text:p>AW00088</text:p>
          </table:table-cell>
          <table:table-cell office:value-type="string" calcext:value-type="string">
            <text:p>SS00185</text:p>
          </table:table-cell>
          <table:table-cell table:formula="of:=VLOOKUP([.D1057];[$PrimarySource.A$1:$PrimarySource.B$1048576];2;0)" office:value-type="string" office:string-value="" calcext:value-type="error">
            <text:p>#N/A</text:p>
          </table:table-cell>
          <table:table-cell table:formula="of:=VLOOKUP([.E1057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57])" office:value-type="string" office:string-value="" calcext:value-type="error">
            <text:p>#N/A</text:p>
          </table:table-cell>
          <table:table-cell table:formula="of:=COUNTIF([.G$1:.G$1048576];[.G1057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341</text:p>
          </table:table-cell>
          <table:table-cell office:value-type="string" calcext:value-type="string">
            <text:p>P0003</text:p>
          </table:table-cell>
          <table:table-cell office:value-type="string" calcext:value-type="string">
            <text:p>AT23</text:p>
          </table:table-cell>
          <table:table-cell office:value-type="string" calcext:value-type="string">
            <text:p>AW00089</text:p>
          </table:table-cell>
          <table:table-cell office:value-type="string" calcext:value-type="string">
            <text:p>SS00185</text:p>
          </table:table-cell>
          <table:table-cell table:formula="of:=VLOOKUP([.D1058];[$PrimarySource.A$1:$PrimarySource.B$1048576];2;0)" office:value-type="string" office:string-value="" calcext:value-type="error">
            <text:p>#N/A</text:p>
          </table:table-cell>
          <table:table-cell table:formula="of:=VLOOKUP([.E1058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58])" office:value-type="string" office:string-value="" calcext:value-type="error">
            <text:p>#N/A</text:p>
          </table:table-cell>
          <table:table-cell table:formula="of:=COUNTIF([.G$1:.G$1048576];[.G1058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342</text:p>
          </table:table-cell>
          <table:table-cell office:value-type="string" calcext:value-type="string">
            <text:p>P0132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AW09999</text:p>
          </table:table-cell>
          <table:table-cell office:value-type="string" calcext:value-type="string">
            <text:p>SS00043</text:p>
          </table:table-cell>
          <table:table-cell table:formula="of:=VLOOKUP([.D1059];[$PrimarySource.A$1:$PrimarySource.B$1048576];2;0)" office:value-type="string" office:string-value="" calcext:value-type="error">
            <text:p>#N/A</text:p>
          </table:table-cell>
          <table:table-cell table:formula="of:=VLOOKUP([.E1059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59])" office:value-type="string" office:string-value="" calcext:value-type="error">
            <text:p>#N/A</text:p>
          </table:table-cell>
          <table:table-cell table:formula="of:=COUNTIF([.G$1:.G$1048576];[.G1059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343</text:p>
          </table:table-cell>
          <table:table-cell office:value-type="string" calcext:value-type="string">
            <text:p>P0139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710</text:p>
          </table:table-cell>
          <table:table-cell office:value-type="string" calcext:value-type="string">
            <text:p>SS00152</text:p>
          </table:table-cell>
          <table:table-cell table:formula="of:=VLOOKUP([.D1060];[$PrimarySource.A$1:$PrimarySource.B$1048576];2;0)" office:value-type="string" office:string-value="G44" calcext:value-type="string">
            <text:p>G44</text:p>
          </table:table-cell>
          <table:table-cell table:formula="of:=VLOOKUP([.E1060];[$SecondarySource.A$1:$SecondarySource.B$1048576];2;0)" office:value-type="string" office:string-value="G44" calcext:value-type="string">
            <text:p>G44</text:p>
          </table:table-cell>
          <table:table-cell table:formula="of:=COUNTIF([.F$1:.F$1048576];[.F1060])" office:value-type="float" office:value="2" calcext:value-type="float">
            <text:p>2</text:p>
          </table:table-cell>
          <table:table-cell table:formula="of:=COUNTIF([.G$1:.G$1048576];[.G1060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A01344</text:p>
          </table:table-cell>
          <table:table-cell office:value-type="string" calcext:value-type="string">
            <text:p>P0106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005</text:p>
          </table:table-cell>
          <table:table-cell table:formula="of:=VLOOKUP([.D1061];[$PrimarySource.A$1:$PrimarySource.B$1048576];2;0)" office:value-type="string" office:string-value="G99" calcext:value-type="string">
            <text:p>G99</text:p>
          </table:table-cell>
          <table:table-cell table:formula="of:=VLOOKUP([.E1061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61])" office:value-type="float" office:value="236" calcext:value-type="float">
            <text:p>236</text:p>
          </table:table-cell>
          <table:table-cell table:formula="of:=COUNTIF([.G$1:.G$1048576];[.G1061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345</text:p>
          </table:table-cell>
          <table:table-cell office:value-type="string" calcext:value-type="string">
            <text:p>P0003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572</text:p>
          </table:table-cell>
          <table:table-cell office:value-type="string" calcext:value-type="string">
            <text:p>SS00185</text:p>
          </table:table-cell>
          <table:table-cell table:formula="of:=VLOOKUP([.D1062];[$PrimarySource.A$1:$PrimarySource.B$1048576];2;0)" office:value-type="string" office:string-value="G22" calcext:value-type="string">
            <text:p>G22</text:p>
          </table:table-cell>
          <table:table-cell table:formula="of:=VLOOKUP([.E1062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62])" office:value-type="float" office:value="3" calcext:value-type="float">
            <text:p>3</text:p>
          </table:table-cell>
          <table:table-cell table:formula="of:=COUNTIF([.G$1:.G$1048576];[.G1062])" office:value-type="float" office:value="805" calcext:value-type="float">
            <text:p>805</text:p>
          </table:table-cell>
        </table:table-row>
        <table:table-row table:style-name="ro1" table:visibility="filter">
          <table:table-cell office:value-type="string" calcext:value-type="string">
            <text:p>A01346</text:p>
          </table:table-cell>
          <table:table-cell office:value-type="string" calcext:value-type="string">
            <text:p>P0003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616</text:p>
          </table:table-cell>
          <table:table-cell office:value-type="string" calcext:value-type="string">
            <text:p>SS00185</text:p>
          </table:table-cell>
          <table:table-cell table:formula="of:=VLOOKUP([.D1063];[$PrimarySource.A$1:$PrimarySource.B$1048576];2;0)" office:value-type="string" office:string-value="G78" calcext:value-type="string">
            <text:p>G78</text:p>
          </table:table-cell>
          <table:table-cell table:formula="of:=VLOOKUP([.E1063];[$SecondarySource.A$1:$SecondarySource.B$1048576];2;0)" office:value-type="string" office:string-value="G03" calcext:value-type="string">
            <text:p>G03</text:p>
          </table:table-cell>
          <table:table-cell table:formula="of:=COUNTIF([.F$1:.F$1048576];[.F1063])" office:value-type="float" office:value="2" calcext:value-type="float">
            <text:p>2</text:p>
          </table:table-cell>
          <table:table-cell table:formula="of:=COUNTIF([.G$1:.G$1048576];[.G1063])"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A01500</text:p>
          </table:table-cell>
          <table:table-cell office:value-type="string" calcext:value-type="string">
            <text:p>P100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708</text:p>
          </table:table-cell>
          <table:table-cell office:value-type="string" calcext:value-type="string">
            <text:p>SS00262</text:p>
          </table:table-cell>
          <table:table-cell table:formula="of:=VLOOKUP([.D1064];[$PrimarySource.A$1:$PrimarySource.B$1048576];2;0)" office:value-type="string" office:string-value="G99" calcext:value-type="string">
            <text:p>G99</text:p>
          </table:table-cell>
          <table:table-cell table:formula="of:=VLOOKUP([.E1064];[$SecondarySource.A$1:$SecondarySource.B$1048576];2;0)" office:value-type="string" office:string-value="G06" calcext:value-type="string">
            <text:p>G06</text:p>
          </table:table-cell>
          <table:table-cell table:formula="of:=COUNTIF([.F$1:.F$1048576];[.F1064])" office:value-type="float" office:value="236" calcext:value-type="float">
            <text:p>236</text:p>
          </table:table-cell>
          <table:table-cell table:formula="of:=COUNTIF([.G$1:.G$1048576];[.G1064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01501</text:p>
          </table:table-cell>
          <table:table-cell office:value-type="string" calcext:value-type="string">
            <text:p>P1000</text:p>
          </table:table-cell>
          <table:table-cell office:value-type="string" calcext:value-type="string">
            <text:p>AT29</text:p>
          </table:table-cell>
          <table:table-cell office:value-type="string" calcext:value-type="string">
            <text:p>PS00709</text:p>
          </table:table-cell>
          <table:table-cell office:value-type="string" calcext:value-type="string">
            <text:p>SS00262</text:p>
          </table:table-cell>
          <table:table-cell table:formula="of:=VLOOKUP([.D1065];[$PrimarySource.A$1:$PrimarySource.B$1048576];2;0)" office:value-type="string" office:string-value="G59" calcext:value-type="string">
            <text:p>G59</text:p>
          </table:table-cell>
          <table:table-cell table:formula="of:=VLOOKUP([.E1065];[$SecondarySource.A$1:$SecondarySource.B$1048576];2;0)" office:value-type="string" office:string-value="G06" calcext:value-type="string">
            <text:p>G06</text:p>
          </table:table-cell>
          <table:table-cell table:formula="of:=COUNTIF([.F$1:.F$1048576];[.F1065])" office:value-type="float" office:value="10" calcext:value-type="float">
            <text:p>10</text:p>
          </table:table-cell>
          <table:table-cell table:formula="of:=COUNTIF([.G$1:.G$1048576];[.G1065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01502</text:p>
          </table:table-cell>
          <table:table-cell office:value-type="string" calcext:value-type="string">
            <text:p>P1001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710</text:p>
          </table:table-cell>
          <table:table-cell office:value-type="string" calcext:value-type="string">
            <text:p>SS00262</text:p>
          </table:table-cell>
          <table:table-cell table:formula="of:=VLOOKUP([.D1066];[$PrimarySource.A$1:$PrimarySource.B$1048576];2;0)" office:value-type="string" office:string-value="G44" calcext:value-type="string">
            <text:p>G44</text:p>
          </table:table-cell>
          <table:table-cell table:formula="of:=VLOOKUP([.E1066];[$SecondarySource.A$1:$SecondarySource.B$1048576];2;0)" office:value-type="string" office:string-value="G06" calcext:value-type="string">
            <text:p>G06</text:p>
          </table:table-cell>
          <table:table-cell table:formula="of:=COUNTIF([.F$1:.F$1048576];[.F1066])" office:value-type="float" office:value="2" calcext:value-type="float">
            <text:p>2</text:p>
          </table:table-cell>
          <table:table-cell table:formula="of:=COUNTIF([.G$1:.G$1048576];[.G1066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A01503</text:p>
          </table:table-cell>
          <table:table-cell office:value-type="string" calcext:value-type="string">
            <text:p>P1001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708</text:p>
          </table:table-cell>
          <table:table-cell office:value-type="string" calcext:value-type="string">
            <text:p>SS00262</text:p>
          </table:table-cell>
          <table:table-cell table:formula="of:=VLOOKUP([.D1067];[$PrimarySource.A$1:$PrimarySource.B$1048576];2;0)" office:value-type="string" office:string-value="G99" calcext:value-type="string">
            <text:p>G99</text:p>
          </table:table-cell>
          <table:table-cell table:formula="of:=VLOOKUP([.E1067];[$SecondarySource.A$1:$SecondarySource.B$1048576];2;0)" office:value-type="string" office:string-value="G06" calcext:value-type="string">
            <text:p>G06</text:p>
          </table:table-cell>
          <table:table-cell table:formula="of:=COUNTIF([.F$1:.F$1048576];[.F1067])" office:value-type="float" office:value="236" calcext:value-type="float">
            <text:p>236</text:p>
          </table:table-cell>
          <table:table-cell table:formula="of:=COUNTIF([.G$1:.G$1048576];[.G106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01400</text:p>
          </table:table-cell>
          <table:table-cell office:value-type="string" calcext:value-type="string">
            <text:p>P1005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268</text:p>
          </table:table-cell>
          <table:table-cell office:value-type="string" calcext:value-type="string">
            <text:p>SS00263</text:p>
          </table:table-cell>
          <table:table-cell table:formula="of:=VLOOKUP([.D1068];[$PrimarySource.A$1:$PrimarySource.B$1048576];2;0)" office:value-type="string" office:string-value="G04" calcext:value-type="string">
            <text:p>G04</text:p>
          </table:table-cell>
          <table:table-cell table:formula="of:=VLOOKUP([.E1068];[$SecondarySource.A$1:$SecondarySource.B$1048576];2;0)" office:value-type="string" office:string-value="G04" calcext:value-type="string">
            <text:p>G04</text:p>
          </table:table-cell>
          <table:table-cell table:formula="of:=COUNTIF([.F$1:.F$1048576];[.F1068])" office:value-type="float" office:value="205" calcext:value-type="float">
            <text:p>205</text:p>
          </table:table-cell>
          <table:table-cell table:formula="of:=COUNTIF([.G$1:.G$1048576];[.G1068]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A01401</text:p>
          </table:table-cell>
          <table:table-cell office:value-type="string" calcext:value-type="string">
            <text:p>P1005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077</text:p>
          </table:table-cell>
          <table:table-cell office:value-type="string" calcext:value-type="string">
            <text:p>SS00263</text:p>
          </table:table-cell>
          <table:table-cell table:formula="of:=VLOOKUP([.D1069];[$PrimarySource.A$1:$PrimarySource.B$1048576];2;0)" office:value-type="string" office:string-value="G04" calcext:value-type="string">
            <text:p>G04</text:p>
          </table:table-cell>
          <table:table-cell table:formula="of:=VLOOKUP([.E1069];[$SecondarySource.A$1:$SecondarySource.B$1048576];2;0)" office:value-type="string" office:string-value="G04" calcext:value-type="string">
            <text:p>G04</text:p>
          </table:table-cell>
          <table:table-cell table:formula="of:=COUNTIF([.F$1:.F$1048576];[.F1069])" office:value-type="float" office:value="205" calcext:value-type="float">
            <text:p>205</text:p>
          </table:table-cell>
          <table:table-cell table:formula="of:=COUNTIF([.G$1:.G$1048576];[.G1069]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A01402</text:p>
          </table:table-cell>
          <table:table-cell office:value-type="string" calcext:value-type="string">
            <text:p>P1005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800</text:p>
          </table:table-cell>
          <table:table-cell office:value-type="string" calcext:value-type="string">
            <text:p>SS00263</text:p>
          </table:table-cell>
          <table:table-cell table:formula="of:=VLOOKUP([.D1070];[$PrimarySource.A$1:$PrimarySource.B$1048576];2;0)" office:value-type="string" office:string-value="G04" calcext:value-type="string">
            <text:p>G04</text:p>
          </table:table-cell>
          <table:table-cell table:formula="of:=VLOOKUP([.E1070];[$SecondarySource.A$1:$SecondarySource.B$1048576];2;0)" office:value-type="string" office:string-value="G04" calcext:value-type="string">
            <text:p>G04</text:p>
          </table:table-cell>
          <table:table-cell table:formula="of:=COUNTIF([.F$1:.F$1048576];[.F1070])" office:value-type="float" office:value="205" calcext:value-type="float">
            <text:p>205</text:p>
          </table:table-cell>
          <table:table-cell table:formula="of:=COUNTIF([.G$1:.G$1048576];[.G1070]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A01403</text:p>
          </table:table-cell>
          <table:table-cell office:value-type="string" calcext:value-type="string">
            <text:p>P1005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512</text:p>
          </table:table-cell>
          <table:table-cell office:value-type="string" calcext:value-type="string">
            <text:p>SS00263</text:p>
          </table:table-cell>
          <table:table-cell table:formula="of:=VLOOKUP([.D1071];[$PrimarySource.A$1:$PrimarySource.B$1048576];2;0)" office:value-type="string" office:string-value="G28" calcext:value-type="string">
            <text:p>G28</text:p>
          </table:table-cell>
          <table:table-cell table:formula="of:=VLOOKUP([.E1071];[$SecondarySource.A$1:$SecondarySource.B$1048576];2;0)" office:value-type="string" office:string-value="G04" calcext:value-type="string">
            <text:p>G04</text:p>
          </table:table-cell>
          <table:table-cell table:formula="of:=COUNTIF([.F$1:.F$1048576];[.F1071])" office:value-type="float" office:value="22" calcext:value-type="float">
            <text:p>22</text:p>
          </table:table-cell>
          <table:table-cell table:formula="of:=COUNTIF([.G$1:.G$1048576];[.G1071]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A01404</text:p>
          </table:table-cell>
          <table:table-cell office:value-type="string" calcext:value-type="string">
            <text:p>P1005</text:p>
          </table:table-cell>
          <table:table-cell office:value-type="string" calcext:value-type="string">
            <text:p>AT05</text:p>
          </table:table-cell>
          <table:table-cell office:value-type="string" calcext:value-type="string">
            <text:p>PS00801</text:p>
          </table:table-cell>
          <table:table-cell office:value-type="string" calcext:value-type="string">
            <text:p>SS00263</text:p>
          </table:table-cell>
          <table:table-cell table:formula="of:=VLOOKUP([.D1072];[$PrimarySource.A$1:$PrimarySource.B$1048576];2;0)" office:value-type="string" office:string-value="G99" calcext:value-type="string">
            <text:p>G99</text:p>
          </table:table-cell>
          <table:table-cell table:formula="of:=VLOOKUP([.E1072];[$SecondarySource.A$1:$SecondarySource.B$1048576];2;0)" office:value-type="string" office:string-value="G04" calcext:value-type="string">
            <text:p>G04</text:p>
          </table:table-cell>
          <table:table-cell table:formula="of:=COUNTIF([.F$1:.F$1048576];[.F1072])" office:value-type="float" office:value="236" calcext:value-type="float">
            <text:p>236</text:p>
          </table:table-cell>
          <table:table-cell table:formula="of:=COUNTIF([.G$1:.G$1048576];[.G1072]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A01405</text:p>
          </table:table-cell>
          <table:table-cell office:value-type="string" calcext:value-type="string">
            <text:p>P1010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802</text:p>
          </table:table-cell>
          <table:table-cell office:value-type="string" calcext:value-type="string">
            <text:p>SS00263</text:p>
          </table:table-cell>
          <table:table-cell table:formula="of:=VLOOKUP([.D1073];[$PrimarySource.A$1:$PrimarySource.B$1048576];2;0)" office:value-type="string" office:string-value="G04" calcext:value-type="string">
            <text:p>G04</text:p>
          </table:table-cell>
          <table:table-cell table:formula="of:=VLOOKUP([.E1073];[$SecondarySource.A$1:$SecondarySource.B$1048576];2;0)" office:value-type="string" office:string-value="G04" calcext:value-type="string">
            <text:p>G04</text:p>
          </table:table-cell>
          <table:table-cell table:formula="of:=COUNTIF([.F$1:.F$1048576];[.F1073])" office:value-type="float" office:value="205" calcext:value-type="float">
            <text:p>205</text:p>
          </table:table-cell>
          <table:table-cell table:formula="of:=COUNTIF([.G$1:.G$1048576];[.G1073]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A01406</text:p>
          </table:table-cell>
          <table:table-cell office:value-type="string" calcext:value-type="string">
            <text:p>P0999</text:p>
          </table:table-cell>
          <table:table-cell office:value-type="string" calcext:value-type="string">
            <text:p>AT46</text:p>
          </table:table-cell>
          <table:table-cell office:value-type="string" calcext:value-type="string">
            <text:p>PS00802</text:p>
          </table:table-cell>
          <table:table-cell office:value-type="string" calcext:value-type="string">
            <text:p>SS00263</text:p>
          </table:table-cell>
          <table:table-cell table:formula="of:=VLOOKUP([.D1074];[$PrimarySource.A$1:$PrimarySource.B$1048576];2;0)" office:value-type="string" office:string-value="G04" calcext:value-type="string">
            <text:p>G04</text:p>
          </table:table-cell>
          <table:table-cell table:formula="of:=VLOOKUP([.E1074];[$SecondarySource.A$1:$SecondarySource.B$1048576];2;0)" office:value-type="string" office:string-value="G04" calcext:value-type="string">
            <text:p>G04</text:p>
          </table:table-cell>
          <table:table-cell table:formula="of:=COUNTIF([.F$1:.F$1048576];[.F1074])" office:value-type="float" office:value="205" calcext:value-type="float">
            <text:p>205</text:p>
          </table:table-cell>
          <table:table-cell table:formula="of:=COUNTIF([.G$1:.G$1048576];[.G1074]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A01407</text:p>
          </table:table-cell>
          <table:table-cell office:value-type="string" calcext:value-type="string">
            <text:p>P1010</text:p>
          </table:table-cell>
          <table:table-cell office:value-type="string" calcext:value-type="string">
            <text:p>AT12</text:p>
          </table:table-cell>
          <table:table-cell office:value-type="string" calcext:value-type="string">
            <text:p>PS00802</text:p>
          </table:table-cell>
          <table:table-cell office:value-type="string" calcext:value-type="string">
            <text:p>SS00263</text:p>
          </table:table-cell>
          <table:table-cell table:formula="of:=VLOOKUP([.D1075];[$PrimarySource.A$1:$PrimarySource.B$1048576];2;0)" office:value-type="string" office:string-value="G04" calcext:value-type="string">
            <text:p>G04</text:p>
          </table:table-cell>
          <table:table-cell table:formula="of:=VLOOKUP([.E1075];[$SecondarySource.A$1:$SecondarySource.B$1048576];2;0)" office:value-type="string" office:string-value="G04" calcext:value-type="string">
            <text:p>G04</text:p>
          </table:table-cell>
          <table:table-cell table:formula="of:=COUNTIF([.F$1:.F$1048576];[.F1075])" office:value-type="float" office:value="205" calcext:value-type="float">
            <text:p>205</text:p>
          </table:table-cell>
          <table:table-cell table:formula="of:=COUNTIF([.G$1:.G$1048576];[.G1075]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A01408</text:p>
          </table:table-cell>
          <table:table-cell office:value-type="string" calcext:value-type="string">
            <text:p>P1011</text:p>
          </table:table-cell>
          <table:table-cell office:value-type="string" calcext:value-type="string">
            <text:p>AT10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3</text:p>
          </table:table-cell>
          <table:table-cell table:formula="of:=VLOOKUP([.D1076];[$PrimarySource.A$1:$PrimarySource.B$1048576];2;0)" office:value-type="string" office:string-value="G99" calcext:value-type="string">
            <text:p>G99</text:p>
          </table:table-cell>
          <table:table-cell table:formula="of:=VLOOKUP([.E1076];[$SecondarySource.A$1:$SecondarySource.B$1048576];2;0)" office:value-type="string" office:string-value="G04" calcext:value-type="string">
            <text:p>G04</text:p>
          </table:table-cell>
          <table:table-cell table:formula="of:=COUNTIF([.F$1:.F$1048576];[.F1076])" office:value-type="float" office:value="236" calcext:value-type="float">
            <text:p>236</text:p>
          </table:table-cell>
          <table:table-cell table:formula="of:=COUNTIF([.G$1:.G$1048576];[.G1076]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A01409</text:p>
          </table:table-cell>
          <table:table-cell office:value-type="string" calcext:value-type="string">
            <text:p>P1005</text:p>
          </table:table-cell>
          <table:table-cell office:value-type="string" calcext:value-type="string">
            <text:p>AT02</text:p>
          </table:table-cell>
          <table:table-cell office:value-type="string" calcext:value-type="string">
            <text:p>PS00803</text:p>
          </table:table-cell>
          <table:table-cell office:value-type="string" calcext:value-type="string">
            <text:p>SS00263</text:p>
          </table:table-cell>
          <table:table-cell table:formula="of:=VLOOKUP([.D1077];[$PrimarySource.A$1:$PrimarySource.B$1048576];2;0)" office:value-type="string" office:string-value="G21" calcext:value-type="string">
            <text:p>G21</text:p>
          </table:table-cell>
          <table:table-cell table:formula="of:=VLOOKUP([.E1077];[$SecondarySource.A$1:$SecondarySource.B$1048576];2;0)" office:value-type="string" office:string-value="G04" calcext:value-type="string">
            <text:p>G04</text:p>
          </table:table-cell>
          <table:table-cell table:formula="of:=COUNTIF([.F$1:.F$1048576];[.F1077])" office:value-type="float" office:value="16" calcext:value-type="float">
            <text:p>16</text:p>
          </table:table-cell>
          <table:table-cell table:formula="of:=COUNTIF([.G$1:.G$1048576];[.G1077]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A01410</text:p>
          </table:table-cell>
          <table:table-cell office:value-type="string" calcext:value-type="string">
            <text:p>P1004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803</text:p>
          </table:table-cell>
          <table:table-cell office:value-type="string" calcext:value-type="string">
            <text:p>SS00263</text:p>
          </table:table-cell>
          <table:table-cell table:formula="of:=VLOOKUP([.D1078];[$PrimarySource.A$1:$PrimarySource.B$1048576];2;0)" office:value-type="string" office:string-value="G21" calcext:value-type="string">
            <text:p>G21</text:p>
          </table:table-cell>
          <table:table-cell table:formula="of:=VLOOKUP([.E1078];[$SecondarySource.A$1:$SecondarySource.B$1048576];2;0)" office:value-type="string" office:string-value="G04" calcext:value-type="string">
            <text:p>G04</text:p>
          </table:table-cell>
          <table:table-cell table:formula="of:=COUNTIF([.F$1:.F$1048576];[.F1078])" office:value-type="float" office:value="16" calcext:value-type="float">
            <text:p>16</text:p>
          </table:table-cell>
          <table:table-cell table:formula="of:=COUNTIF([.G$1:.G$1048576];[.G1078]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A01411</text:p>
          </table:table-cell>
          <table:table-cell office:value-type="string" calcext:value-type="string">
            <text:p>P1006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803</text:p>
          </table:table-cell>
          <table:table-cell office:value-type="string" calcext:value-type="string">
            <text:p>SS00263</text:p>
          </table:table-cell>
          <table:table-cell table:formula="of:=VLOOKUP([.D1079];[$PrimarySource.A$1:$PrimarySource.B$1048576];2;0)" office:value-type="string" office:string-value="G21" calcext:value-type="string">
            <text:p>G21</text:p>
          </table:table-cell>
          <table:table-cell table:formula="of:=VLOOKUP([.E1079];[$SecondarySource.A$1:$SecondarySource.B$1048576];2;0)" office:value-type="string" office:string-value="G04" calcext:value-type="string">
            <text:p>G04</text:p>
          </table:table-cell>
          <table:table-cell table:formula="of:=COUNTIF([.F$1:.F$1048576];[.F1079])" office:value-type="float" office:value="16" calcext:value-type="float">
            <text:p>16</text:p>
          </table:table-cell>
          <table:table-cell table:formula="of:=COUNTIF([.G$1:.G$1048576];[.G1079]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A01412</text:p>
          </table:table-cell>
          <table:table-cell office:value-type="string" calcext:value-type="string">
            <text:p>P1007</text:p>
          </table:table-cell>
          <table:table-cell office:value-type="string" calcext:value-type="string">
            <text:p>AT27</text:p>
          </table:table-cell>
          <table:table-cell office:value-type="string" calcext:value-type="string">
            <text:p>PS00803</text:p>
          </table:table-cell>
          <table:table-cell office:value-type="string" calcext:value-type="string">
            <text:p>SS00263</text:p>
          </table:table-cell>
          <table:table-cell table:formula="of:=VLOOKUP([.D1080];[$PrimarySource.A$1:$PrimarySource.B$1048576];2;0)" office:value-type="string" office:string-value="G21" calcext:value-type="string">
            <text:p>G21</text:p>
          </table:table-cell>
          <table:table-cell table:formula="of:=VLOOKUP([.E1080];[$SecondarySource.A$1:$SecondarySource.B$1048576];2;0)" office:value-type="string" office:string-value="G04" calcext:value-type="string">
            <text:p>G04</text:p>
          </table:table-cell>
          <table:table-cell table:formula="of:=COUNTIF([.F$1:.F$1048576];[.F1080])" office:value-type="float" office:value="16" calcext:value-type="float">
            <text:p>16</text:p>
          </table:table-cell>
          <table:table-cell table:formula="of:=COUNTIF([.G$1:.G$1048576];[.G1080]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A01413</text:p>
          </table:table-cell>
          <table:table-cell office:value-type="string" calcext:value-type="string">
            <text:p>P1005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803</text:p>
          </table:table-cell>
          <table:table-cell office:value-type="string" calcext:value-type="string">
            <text:p>SS00263</text:p>
          </table:table-cell>
          <table:table-cell table:formula="of:=VLOOKUP([.D1081];[$PrimarySource.A$1:$PrimarySource.B$1048576];2;0)" office:value-type="string" office:string-value="G21" calcext:value-type="string">
            <text:p>G21</text:p>
          </table:table-cell>
          <table:table-cell table:formula="of:=VLOOKUP([.E1081];[$SecondarySource.A$1:$SecondarySource.B$1048576];2;0)" office:value-type="string" office:string-value="G04" calcext:value-type="string">
            <text:p>G04</text:p>
          </table:table-cell>
          <table:table-cell table:formula="of:=COUNTIF([.F$1:.F$1048576];[.F1081])" office:value-type="float" office:value="16" calcext:value-type="float">
            <text:p>16</text:p>
          </table:table-cell>
          <table:table-cell table:formula="of:=COUNTIF([.G$1:.G$1048576];[.G1081]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A01414</text:p>
          </table:table-cell>
          <table:table-cell office:value-type="string" calcext:value-type="string">
            <text:p>P1004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803</text:p>
          </table:table-cell>
          <table:table-cell office:value-type="string" calcext:value-type="string">
            <text:p>SS00263</text:p>
          </table:table-cell>
          <table:table-cell table:formula="of:=VLOOKUP([.D1082];[$PrimarySource.A$1:$PrimarySource.B$1048576];2;0)" office:value-type="string" office:string-value="G21" calcext:value-type="string">
            <text:p>G21</text:p>
          </table:table-cell>
          <table:table-cell table:formula="of:=VLOOKUP([.E1082];[$SecondarySource.A$1:$SecondarySource.B$1048576];2;0)" office:value-type="string" office:string-value="G04" calcext:value-type="string">
            <text:p>G04</text:p>
          </table:table-cell>
          <table:table-cell table:formula="of:=COUNTIF([.F$1:.F$1048576];[.F1082])" office:value-type="float" office:value="16" calcext:value-type="float">
            <text:p>16</text:p>
          </table:table-cell>
          <table:table-cell table:formula="of:=COUNTIF([.G$1:.G$1048576];[.G1082]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A01415</text:p>
          </table:table-cell>
          <table:table-cell office:value-type="string" calcext:value-type="string">
            <text:p>P1005</text:p>
          </table:table-cell>
          <table:table-cell office:value-type="string" calcext:value-type="string">
            <text:p>AT28</text:p>
          </table:table-cell>
          <table:table-cell office:value-type="string" calcext:value-type="string">
            <text:p>AW00182</text:p>
          </table:table-cell>
          <table:table-cell office:value-type="string" calcext:value-type="string">
            <text:p>SS00263</text:p>
          </table:table-cell>
          <table:table-cell table:formula="of:=VLOOKUP([.D1083];[$PrimarySource.A$1:$PrimarySource.B$1048576];2;0)" office:value-type="string" office:string-value="" calcext:value-type="error">
            <text:p>#N/A</text:p>
          </table:table-cell>
          <table:table-cell table:formula="of:=VLOOKUP([.E1083];[$SecondarySource.A$1:$SecondarySource.B$1048576];2;0)" office:value-type="string" office:string-value="G04" calcext:value-type="string">
            <text:p>G04</text:p>
          </table:table-cell>
          <table:table-cell table:formula="of:=COUNTIF([.F$1:.F$1048576];[.F1083])" office:value-type="string" office:string-value="" calcext:value-type="error">
            <text:p>#N/A</text:p>
          </table:table-cell>
          <table:table-cell table:formula="of:=COUNTIF([.G$1:.G$1048576];[.G1083]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A01416</text:p>
          </table:table-cell>
          <table:table-cell office:value-type="string" calcext:value-type="string">
            <text:p>P1004</text:p>
          </table:table-cell>
          <table:table-cell office:value-type="string" calcext:value-type="string">
            <text:p>AT28</text:p>
          </table:table-cell>
          <table:table-cell office:value-type="string" calcext:value-type="string">
            <text:p>AW00182</text:p>
          </table:table-cell>
          <table:table-cell office:value-type="string" calcext:value-type="string">
            <text:p>SS00263</text:p>
          </table:table-cell>
          <table:table-cell table:formula="of:=VLOOKUP([.D1084];[$PrimarySource.A$1:$PrimarySource.B$1048576];2;0)" office:value-type="string" office:string-value="" calcext:value-type="error">
            <text:p>#N/A</text:p>
          </table:table-cell>
          <table:table-cell table:formula="of:=VLOOKUP([.E1084];[$SecondarySource.A$1:$SecondarySource.B$1048576];2;0)" office:value-type="string" office:string-value="G04" calcext:value-type="string">
            <text:p>G04</text:p>
          </table:table-cell>
          <table:table-cell table:formula="of:=COUNTIF([.F$1:.F$1048576];[.F1084])" office:value-type="string" office:string-value="" calcext:value-type="error">
            <text:p>#N/A</text:p>
          </table:table-cell>
          <table:table-cell table:formula="of:=COUNTIF([.G$1:.G$1048576];[.G1084]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A01417</text:p>
          </table:table-cell>
          <table:table-cell office:value-type="string" calcext:value-type="string">
            <text:p>P1004</text:p>
          </table:table-cell>
          <table:table-cell office:value-type="string" calcext:value-type="string">
            <text:p>AT47</text:p>
          </table:table-cell>
          <table:table-cell office:value-type="string" calcext:value-type="string">
            <text:p>AW00182</text:p>
          </table:table-cell>
          <table:table-cell office:value-type="string" calcext:value-type="string">
            <text:p>SS00263</text:p>
          </table:table-cell>
          <table:table-cell table:formula="of:=VLOOKUP([.D1085];[$PrimarySource.A$1:$PrimarySource.B$1048576];2;0)" office:value-type="string" office:string-value="" calcext:value-type="error">
            <text:p>#N/A</text:p>
          </table:table-cell>
          <table:table-cell table:formula="of:=VLOOKUP([.E1085];[$SecondarySource.A$1:$SecondarySource.B$1048576];2;0)" office:value-type="string" office:string-value="G04" calcext:value-type="string">
            <text:p>G04</text:p>
          </table:table-cell>
          <table:table-cell table:formula="of:=COUNTIF([.F$1:.F$1048576];[.F1085])" office:value-type="string" office:string-value="" calcext:value-type="error">
            <text:p>#N/A</text:p>
          </table:table-cell>
          <table:table-cell table:formula="of:=COUNTIF([.G$1:.G$1048576];[.G1085]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A01418</text:p>
          </table:table-cell>
          <table:table-cell office:value-type="string" calcext:value-type="string">
            <text:p>P1005</text:p>
          </table:table-cell>
          <table:table-cell office:value-type="string" calcext:value-type="string">
            <text:p>AT47</text:p>
          </table:table-cell>
          <table:table-cell office:value-type="string" calcext:value-type="string">
            <text:p>AW00182</text:p>
          </table:table-cell>
          <table:table-cell office:value-type="string" calcext:value-type="string">
            <text:p>SS00263</text:p>
          </table:table-cell>
          <table:table-cell table:formula="of:=VLOOKUP([.D1086];[$PrimarySource.A$1:$PrimarySource.B$1048576];2;0)" office:value-type="string" office:string-value="" calcext:value-type="error">
            <text:p>#N/A</text:p>
          </table:table-cell>
          <table:table-cell table:formula="of:=VLOOKUP([.E1086];[$SecondarySource.A$1:$SecondarySource.B$1048576];2;0)" office:value-type="string" office:string-value="G04" calcext:value-type="string">
            <text:p>G04</text:p>
          </table:table-cell>
          <table:table-cell table:formula="of:=COUNTIF([.F$1:.F$1048576];[.F1086])" office:value-type="string" office:string-value="" calcext:value-type="error">
            <text:p>#N/A</text:p>
          </table:table-cell>
          <table:table-cell table:formula="of:=COUNTIF([.G$1:.G$1048576];[.G1086]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A01419</text:p>
          </table:table-cell>
          <table:table-cell office:value-type="string" calcext:value-type="string">
            <text:p>P1005</text:p>
          </table:table-cell>
          <table:table-cell office:value-type="string" calcext:value-type="string">
            <text:p>AT48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3</text:p>
          </table:table-cell>
          <table:table-cell table:formula="of:=VLOOKUP([.D1087];[$PrimarySource.A$1:$PrimarySource.B$1048576];2;0)" office:value-type="string" office:string-value="G99" calcext:value-type="string">
            <text:p>G99</text:p>
          </table:table-cell>
          <table:table-cell table:formula="of:=VLOOKUP([.E1087];[$SecondarySource.A$1:$SecondarySource.B$1048576];2;0)" office:value-type="string" office:string-value="G04" calcext:value-type="string">
            <text:p>G04</text:p>
          </table:table-cell>
          <table:table-cell table:formula="of:=COUNTIF([.F$1:.F$1048576];[.F1087])" office:value-type="float" office:value="236" calcext:value-type="float">
            <text:p>236</text:p>
          </table:table-cell>
          <table:table-cell table:formula="of:=COUNTIF([.G$1:.G$1048576];[.G1087]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A01420</text:p>
          </table:table-cell>
          <table:table-cell office:value-type="string" calcext:value-type="string">
            <text:p>P1004</text:p>
          </table:table-cell>
          <table:table-cell office:value-type="string" calcext:value-type="string">
            <text:p>AT48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3</text:p>
          </table:table-cell>
          <table:table-cell table:formula="of:=VLOOKUP([.D1088];[$PrimarySource.A$1:$PrimarySource.B$1048576];2;0)" office:value-type="string" office:string-value="G99" calcext:value-type="string">
            <text:p>G99</text:p>
          </table:table-cell>
          <table:table-cell table:formula="of:=VLOOKUP([.E1088];[$SecondarySource.A$1:$SecondarySource.B$1048576];2;0)" office:value-type="string" office:string-value="G04" calcext:value-type="string">
            <text:p>G04</text:p>
          </table:table-cell>
          <table:table-cell table:formula="of:=COUNTIF([.F$1:.F$1048576];[.F1088])" office:value-type="float" office:value="236" calcext:value-type="float">
            <text:p>236</text:p>
          </table:table-cell>
          <table:table-cell table:formula="of:=COUNTIF([.G$1:.G$1048576];[.G1088]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A01421</text:p>
          </table:table-cell>
          <table:table-cell office:value-type="string" calcext:value-type="string">
            <text:p>P1004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804</text:p>
          </table:table-cell>
          <table:table-cell office:value-type="string" calcext:value-type="string">
            <text:p>SS00263</text:p>
          </table:table-cell>
          <table:table-cell table:formula="of:=VLOOKUP([.D1089];[$PrimarySource.A$1:$PrimarySource.B$1048576];2;0)" office:value-type="string" office:string-value="G21" calcext:value-type="string">
            <text:p>G21</text:p>
          </table:table-cell>
          <table:table-cell table:formula="of:=VLOOKUP([.E1089];[$SecondarySource.A$1:$SecondarySource.B$1048576];2;0)" office:value-type="string" office:string-value="G04" calcext:value-type="string">
            <text:p>G04</text:p>
          </table:table-cell>
          <table:table-cell table:formula="of:=COUNTIF([.F$1:.F$1048576];[.F1089])" office:value-type="float" office:value="16" calcext:value-type="float">
            <text:p>16</text:p>
          </table:table-cell>
          <table:table-cell table:formula="of:=COUNTIF([.G$1:.G$1048576];[.G1089]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A01422</text:p>
          </table:table-cell>
          <table:table-cell office:value-type="string" calcext:value-type="string">
            <text:p>P1005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0350</text:p>
          </table:table-cell>
          <table:table-cell office:value-type="string" calcext:value-type="string">
            <text:p>SS00263</text:p>
          </table:table-cell>
          <table:table-cell table:formula="of:=VLOOKUP([.D1090];[$PrimarySource.A$1:$PrimarySource.B$1048576];2;0)" office:value-type="string" office:string-value="G04" calcext:value-type="string">
            <text:p>G04</text:p>
          </table:table-cell>
          <table:table-cell table:formula="of:=VLOOKUP([.E1090];[$SecondarySource.A$1:$SecondarySource.B$1048576];2;0)" office:value-type="string" office:string-value="G04" calcext:value-type="string">
            <text:p>G04</text:p>
          </table:table-cell>
          <table:table-cell table:formula="of:=COUNTIF([.F$1:.F$1048576];[.F1090])" office:value-type="float" office:value="205" calcext:value-type="float">
            <text:p>205</text:p>
          </table:table-cell>
          <table:table-cell table:formula="of:=COUNTIF([.G$1:.G$1048576];[.G1090]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A01423</text:p>
          </table:table-cell>
          <table:table-cell office:value-type="string" calcext:value-type="string">
            <text:p>P1005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3</text:p>
          </table:table-cell>
          <table:table-cell table:formula="of:=VLOOKUP([.D1091];[$PrimarySource.A$1:$PrimarySource.B$1048576];2;0)" office:value-type="string" office:string-value="G99" calcext:value-type="string">
            <text:p>G99</text:p>
          </table:table-cell>
          <table:table-cell table:formula="of:=VLOOKUP([.E1091];[$SecondarySource.A$1:$SecondarySource.B$1048576];2;0)" office:value-type="string" office:string-value="G04" calcext:value-type="string">
            <text:p>G04</text:p>
          </table:table-cell>
          <table:table-cell table:formula="of:=COUNTIF([.F$1:.F$1048576];[.F1091])" office:value-type="float" office:value="236" calcext:value-type="float">
            <text:p>236</text:p>
          </table:table-cell>
          <table:table-cell table:formula="of:=COUNTIF([.G$1:.G$1048576];[.G1091]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A01424</text:p>
          </table:table-cell>
          <table:table-cell office:value-type="string" calcext:value-type="string">
            <text:p>P1005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3</text:p>
          </table:table-cell>
          <table:table-cell table:formula="of:=VLOOKUP([.D1092];[$PrimarySource.A$1:$PrimarySource.B$1048576];2;0)" office:value-type="string" office:string-value="G99" calcext:value-type="string">
            <text:p>G99</text:p>
          </table:table-cell>
          <table:table-cell table:formula="of:=VLOOKUP([.E1092];[$SecondarySource.A$1:$SecondarySource.B$1048576];2;0)" office:value-type="string" office:string-value="G04" calcext:value-type="string">
            <text:p>G04</text:p>
          </table:table-cell>
          <table:table-cell table:formula="of:=COUNTIF([.F$1:.F$1048576];[.F1092])" office:value-type="float" office:value="236" calcext:value-type="float">
            <text:p>236</text:p>
          </table:table-cell>
          <table:table-cell table:formula="of:=COUNTIF([.G$1:.G$1048576];[.G1092]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A01425</text:p>
          </table:table-cell>
          <table:table-cell office:value-type="string" calcext:value-type="string">
            <text:p>P1005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3</text:p>
          </table:table-cell>
          <table:table-cell table:formula="of:=VLOOKUP([.D1093];[$PrimarySource.A$1:$PrimarySource.B$1048576];2;0)" office:value-type="string" office:string-value="G99" calcext:value-type="string">
            <text:p>G99</text:p>
          </table:table-cell>
          <table:table-cell table:formula="of:=VLOOKUP([.E1093];[$SecondarySource.A$1:$SecondarySource.B$1048576];2;0)" office:value-type="string" office:string-value="G04" calcext:value-type="string">
            <text:p>G04</text:p>
          </table:table-cell>
          <table:table-cell table:formula="of:=COUNTIF([.F$1:.F$1048576];[.F1093])" office:value-type="float" office:value="236" calcext:value-type="float">
            <text:p>236</text:p>
          </table:table-cell>
          <table:table-cell table:formula="of:=COUNTIF([.G$1:.G$1048576];[.G1093]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A01426</text:p>
          </table:table-cell>
          <table:table-cell office:value-type="string" calcext:value-type="string">
            <text:p>P1005</text:p>
          </table:table-cell>
          <table:table-cell office:value-type="string" calcext:value-type="string">
            <text:p>AT01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3</text:p>
          </table:table-cell>
          <table:table-cell table:formula="of:=VLOOKUP([.D1094];[$PrimarySource.A$1:$PrimarySource.B$1048576];2;0)" office:value-type="string" office:string-value="G99" calcext:value-type="string">
            <text:p>G99</text:p>
          </table:table-cell>
          <table:table-cell table:formula="of:=VLOOKUP([.E1094];[$SecondarySource.A$1:$SecondarySource.B$1048576];2;0)" office:value-type="string" office:string-value="G04" calcext:value-type="string">
            <text:p>G04</text:p>
          </table:table-cell>
          <table:table-cell table:formula="of:=COUNTIF([.F$1:.F$1048576];[.F1094])" office:value-type="float" office:value="236" calcext:value-type="float">
            <text:p>236</text:p>
          </table:table-cell>
          <table:table-cell table:formula="of:=COUNTIF([.G$1:.G$1048576];[.G1094]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A01427</text:p>
          </table:table-cell>
          <table:table-cell office:value-type="string" calcext:value-type="string">
            <text:p>P1005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0804</text:p>
          </table:table-cell>
          <table:table-cell office:value-type="string" calcext:value-type="string">
            <text:p>SS00263</text:p>
          </table:table-cell>
          <table:table-cell table:formula="of:=VLOOKUP([.D1095];[$PrimarySource.A$1:$PrimarySource.B$1048576];2;0)" office:value-type="string" office:string-value="G21" calcext:value-type="string">
            <text:p>G21</text:p>
          </table:table-cell>
          <table:table-cell table:formula="of:=VLOOKUP([.E1095];[$SecondarySource.A$1:$SecondarySource.B$1048576];2;0)" office:value-type="string" office:string-value="G04" calcext:value-type="string">
            <text:p>G04</text:p>
          </table:table-cell>
          <table:table-cell table:formula="of:=COUNTIF([.F$1:.F$1048576];[.F1095])" office:value-type="float" office:value="16" calcext:value-type="float">
            <text:p>16</text:p>
          </table:table-cell>
          <table:table-cell table:formula="of:=COUNTIF([.G$1:.G$1048576];[.G1095]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A01428</text:p>
          </table:table-cell>
          <table:table-cell office:value-type="string" calcext:value-type="string">
            <text:p>P1005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0053</text:p>
          </table:table-cell>
          <table:table-cell office:value-type="string" calcext:value-type="string">
            <text:p>SS00263</text:p>
          </table:table-cell>
          <table:table-cell table:formula="of:=VLOOKUP([.D1096];[$PrimarySource.A$1:$PrimarySource.B$1048576];2;0)" office:value-type="string" office:string-value="G04" calcext:value-type="string">
            <text:p>G04</text:p>
          </table:table-cell>
          <table:table-cell table:formula="of:=VLOOKUP([.E1096];[$SecondarySource.A$1:$SecondarySource.B$1048576];2;0)" office:value-type="string" office:string-value="G04" calcext:value-type="string">
            <text:p>G04</text:p>
          </table:table-cell>
          <table:table-cell table:formula="of:=COUNTIF([.F$1:.F$1048576];[.F1096])" office:value-type="float" office:value="205" calcext:value-type="float">
            <text:p>205</text:p>
          </table:table-cell>
          <table:table-cell table:formula="of:=COUNTIF([.G$1:.G$1048576];[.G1096]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A01429</text:p>
          </table:table-cell>
          <table:table-cell office:value-type="string" calcext:value-type="string">
            <text:p>P1005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0803</text:p>
          </table:table-cell>
          <table:table-cell office:value-type="string" calcext:value-type="string">
            <text:p>SS00263</text:p>
          </table:table-cell>
          <table:table-cell table:formula="of:=VLOOKUP([.D1097];[$PrimarySource.A$1:$PrimarySource.B$1048576];2;0)" office:value-type="string" office:string-value="G21" calcext:value-type="string">
            <text:p>G21</text:p>
          </table:table-cell>
          <table:table-cell table:formula="of:=VLOOKUP([.E1097];[$SecondarySource.A$1:$SecondarySource.B$1048576];2;0)" office:value-type="string" office:string-value="G04" calcext:value-type="string">
            <text:p>G04</text:p>
          </table:table-cell>
          <table:table-cell table:formula="of:=COUNTIF([.F$1:.F$1048576];[.F1097])" office:value-type="float" office:value="16" calcext:value-type="float">
            <text:p>16</text:p>
          </table:table-cell>
          <table:table-cell table:formula="of:=COUNTIF([.G$1:.G$1048576];[.G1097]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A01430</text:p>
          </table:table-cell>
          <table:table-cell office:value-type="string" calcext:value-type="string">
            <text:p>P1004</text:p>
          </table:table-cell>
          <table:table-cell office:value-type="string" calcext:value-type="string">
            <text:p>AT03</text:p>
          </table:table-cell>
          <table:table-cell office:value-type="string" calcext:value-type="string">
            <text:p>PS00350</text:p>
          </table:table-cell>
          <table:table-cell office:value-type="string" calcext:value-type="string">
            <text:p>SS00263</text:p>
          </table:table-cell>
          <table:table-cell table:formula="of:=VLOOKUP([.D1098];[$PrimarySource.A$1:$PrimarySource.B$1048576];2;0)" office:value-type="string" office:string-value="G04" calcext:value-type="string">
            <text:p>G04</text:p>
          </table:table-cell>
          <table:table-cell table:formula="of:=VLOOKUP([.E1098];[$SecondarySource.A$1:$SecondarySource.B$1048576];2;0)" office:value-type="string" office:string-value="G04" calcext:value-type="string">
            <text:p>G04</text:p>
          </table:table-cell>
          <table:table-cell table:formula="of:=COUNTIF([.F$1:.F$1048576];[.F1098])" office:value-type="float" office:value="205" calcext:value-type="float">
            <text:p>205</text:p>
          </table:table-cell>
          <table:table-cell table:formula="of:=COUNTIF([.G$1:.G$1048576];[.G1098]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A01431</text:p>
          </table:table-cell>
          <table:table-cell office:value-type="string" calcext:value-type="string">
            <text:p>P1005</text:p>
          </table:table-cell>
          <table:table-cell office:value-type="string" calcext:value-type="string">
            <text:p>AT04</text:p>
          </table:table-cell>
          <table:table-cell office:value-type="string" calcext:value-type="string">
            <text:p>PS00350</text:p>
          </table:table-cell>
          <table:table-cell office:value-type="string" calcext:value-type="string">
            <text:p>SS00263</text:p>
          </table:table-cell>
          <table:table-cell table:formula="of:=VLOOKUP([.D1099];[$PrimarySource.A$1:$PrimarySource.B$1048576];2;0)" office:value-type="string" office:string-value="G04" calcext:value-type="string">
            <text:p>G04</text:p>
          </table:table-cell>
          <table:table-cell table:formula="of:=VLOOKUP([.E1099];[$SecondarySource.A$1:$SecondarySource.B$1048576];2;0)" office:value-type="string" office:string-value="G04" calcext:value-type="string">
            <text:p>G04</text:p>
          </table:table-cell>
          <table:table-cell table:formula="of:=COUNTIF([.F$1:.F$1048576];[.F1099])" office:value-type="float" office:value="205" calcext:value-type="float">
            <text:p>205</text:p>
          </table:table-cell>
          <table:table-cell table:formula="of:=COUNTIF([.G$1:.G$1048576];[.G1099]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A01432</text:p>
          </table:table-cell>
          <table:table-cell office:value-type="string" calcext:value-type="string">
            <text:p>P1004</text:p>
          </table:table-cell>
          <table:table-cell office:value-type="string" calcext:value-type="string">
            <text:p>AT46</text:p>
          </table:table-cell>
          <table:table-cell office:value-type="string" calcext:value-type="string">
            <text:p>PS00809</text:p>
          </table:table-cell>
          <table:table-cell office:value-type="string" calcext:value-type="string">
            <text:p>SS00263</text:p>
          </table:table-cell>
          <table:table-cell table:formula="of:=VLOOKUP([.D1100];[$PrimarySource.A$1:$PrimarySource.B$1048576];2;0)" office:value-type="string" office:string-value="G04" calcext:value-type="string">
            <text:p>G04</text:p>
          </table:table-cell>
          <table:table-cell table:formula="of:=VLOOKUP([.E1100];[$SecondarySource.A$1:$SecondarySource.B$1048576];2;0)" office:value-type="string" office:string-value="G04" calcext:value-type="string">
            <text:p>G04</text:p>
          </table:table-cell>
          <table:table-cell table:formula="of:=COUNTIF([.F$1:.F$1048576];[.F1100])" office:value-type="float" office:value="205" calcext:value-type="float">
            <text:p>205</text:p>
          </table:table-cell>
          <table:table-cell table:formula="of:=COUNTIF([.G$1:.G$1048576];[.G1100]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A01433</text:p>
          </table:table-cell>
          <table:table-cell office:value-type="string" calcext:value-type="string">
            <text:p>P1004</text:p>
          </table:table-cell>
          <table:table-cell office:value-type="string" calcext:value-type="string">
            <text:p>AT46</text:p>
          </table:table-cell>
          <table:table-cell office:value-type="string" calcext:value-type="string">
            <text:p>PS00810</text:p>
          </table:table-cell>
          <table:table-cell office:value-type="string" calcext:value-type="string">
            <text:p>SS00263</text:p>
          </table:table-cell>
          <table:table-cell table:formula="of:=VLOOKUP([.D1101];[$PrimarySource.A$1:$PrimarySource.B$1048576];2;0)" office:value-type="string" office:string-value="G04" calcext:value-type="string">
            <text:p>G04</text:p>
          </table:table-cell>
          <table:table-cell table:formula="of:=VLOOKUP([.E1101];[$SecondarySource.A$1:$SecondarySource.B$1048576];2;0)" office:value-type="string" office:string-value="G04" calcext:value-type="string">
            <text:p>G04</text:p>
          </table:table-cell>
          <table:table-cell table:formula="of:=COUNTIF([.F$1:.F$1048576];[.F1101])" office:value-type="float" office:value="205" calcext:value-type="float">
            <text:p>205</text:p>
          </table:table-cell>
          <table:table-cell table:formula="of:=COUNTIF([.G$1:.G$1048576];[.G1101]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A01434</text:p>
          </table:table-cell>
          <table:table-cell office:value-type="string" calcext:value-type="string">
            <text:p>P1004</text:p>
          </table:table-cell>
          <table:table-cell office:value-type="string" calcext:value-type="string">
            <text:p>AT46</text:p>
          </table:table-cell>
          <table:table-cell office:value-type="string" calcext:value-type="string">
            <text:p>PS00811</text:p>
          </table:table-cell>
          <table:table-cell office:value-type="string" calcext:value-type="string">
            <text:p>SS00263</text:p>
          </table:table-cell>
          <table:table-cell table:formula="of:=VLOOKUP([.D1102];[$PrimarySource.A$1:$PrimarySource.B$1048576];2;0)" office:value-type="string" office:string-value="G04" calcext:value-type="string">
            <text:p>G04</text:p>
          </table:table-cell>
          <table:table-cell table:formula="of:=VLOOKUP([.E1102];[$SecondarySource.A$1:$SecondarySource.B$1048576];2;0)" office:value-type="string" office:string-value="G04" calcext:value-type="string">
            <text:p>G04</text:p>
          </table:table-cell>
          <table:table-cell table:formula="of:=COUNTIF([.F$1:.F$1048576];[.F1102])" office:value-type="float" office:value="205" calcext:value-type="float">
            <text:p>205</text:p>
          </table:table-cell>
          <table:table-cell table:formula="of:=COUNTIF([.G$1:.G$1048576];[.G1102]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A01435</text:p>
          </table:table-cell>
          <table:table-cell office:value-type="string" calcext:value-type="string">
            <text:p>P1004</text:p>
          </table:table-cell>
          <table:table-cell office:value-type="string" calcext:value-type="string">
            <text:p>AT46</text:p>
          </table:table-cell>
          <table:table-cell office:value-type="string" calcext:value-type="string">
            <text:p>PS00053</text:p>
          </table:table-cell>
          <table:table-cell office:value-type="string" calcext:value-type="string">
            <text:p>SS00263</text:p>
          </table:table-cell>
          <table:table-cell table:formula="of:=VLOOKUP([.D1103];[$PrimarySource.A$1:$PrimarySource.B$1048576];2;0)" office:value-type="string" office:string-value="G04" calcext:value-type="string">
            <text:p>G04</text:p>
          </table:table-cell>
          <table:table-cell table:formula="of:=VLOOKUP([.E1103];[$SecondarySource.A$1:$SecondarySource.B$1048576];2;0)" office:value-type="string" office:string-value="G04" calcext:value-type="string">
            <text:p>G04</text:p>
          </table:table-cell>
          <table:table-cell table:formula="of:=COUNTIF([.F$1:.F$1048576];[.F1103])" office:value-type="float" office:value="205" calcext:value-type="float">
            <text:p>205</text:p>
          </table:table-cell>
          <table:table-cell table:formula="of:=COUNTIF([.G$1:.G$1048576];[.G1103]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A01436</text:p>
          </table:table-cell>
          <table:table-cell office:value-type="string" calcext:value-type="string">
            <text:p>P1004</text:p>
          </table:table-cell>
          <table:table-cell office:value-type="string" calcext:value-type="string">
            <text:p>AT46</text:p>
          </table:table-cell>
          <table:table-cell office:value-type="string" calcext:value-type="string">
            <text:p>PS00806</text:p>
          </table:table-cell>
          <table:table-cell office:value-type="string" calcext:value-type="string">
            <text:p>SS00263</text:p>
          </table:table-cell>
          <table:table-cell table:formula="of:=VLOOKUP([.D1104];[$PrimarySource.A$1:$PrimarySource.B$1048576];2;0)" office:value-type="string" office:string-value="G21" calcext:value-type="string">
            <text:p>G21</text:p>
          </table:table-cell>
          <table:table-cell table:formula="of:=VLOOKUP([.E1104];[$SecondarySource.A$1:$SecondarySource.B$1048576];2;0)" office:value-type="string" office:string-value="G04" calcext:value-type="string">
            <text:p>G04</text:p>
          </table:table-cell>
          <table:table-cell table:formula="of:=COUNTIF([.F$1:.F$1048576];[.F1104])" office:value-type="float" office:value="16" calcext:value-type="float">
            <text:p>16</text:p>
          </table:table-cell>
          <table:table-cell table:formula="of:=COUNTIF([.G$1:.G$1048576];[.G1104]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A01437</text:p>
          </table:table-cell>
          <table:table-cell office:value-type="string" calcext:value-type="string">
            <text:p>P1004</text:p>
          </table:table-cell>
          <table:table-cell office:value-type="string" calcext:value-type="string">
            <text:p>AT46</text:p>
          </table:table-cell>
          <table:table-cell office:value-type="string" calcext:value-type="string">
            <text:p>PS00804</text:p>
          </table:table-cell>
          <table:table-cell office:value-type="string" calcext:value-type="string">
            <text:p>SS00263</text:p>
          </table:table-cell>
          <table:table-cell table:formula="of:=VLOOKUP([.D1105];[$PrimarySource.A$1:$PrimarySource.B$1048576];2;0)" office:value-type="string" office:string-value="G21" calcext:value-type="string">
            <text:p>G21</text:p>
          </table:table-cell>
          <table:table-cell table:formula="of:=VLOOKUP([.E1105];[$SecondarySource.A$1:$SecondarySource.B$1048576];2;0)" office:value-type="string" office:string-value="G04" calcext:value-type="string">
            <text:p>G04</text:p>
          </table:table-cell>
          <table:table-cell table:formula="of:=COUNTIF([.F$1:.F$1048576];[.F1105])" office:value-type="float" office:value="16" calcext:value-type="float">
            <text:p>16</text:p>
          </table:table-cell>
          <table:table-cell table:formula="of:=COUNTIF([.G$1:.G$1048576];[.G1105]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A01438</text:p>
          </table:table-cell>
          <table:table-cell office:value-type="string" calcext:value-type="string">
            <text:p>P1004</text:p>
          </table:table-cell>
          <table:table-cell office:value-type="string" calcext:value-type="string">
            <text:p>AT46</text:p>
          </table:table-cell>
          <table:table-cell office:value-type="string" calcext:value-type="string">
            <text:p>PS00803</text:p>
          </table:table-cell>
          <table:table-cell office:value-type="string" calcext:value-type="string">
            <text:p>SS00263</text:p>
          </table:table-cell>
          <table:table-cell table:formula="of:=VLOOKUP([.D1106];[$PrimarySource.A$1:$PrimarySource.B$1048576];2;0)" office:value-type="string" office:string-value="G21" calcext:value-type="string">
            <text:p>G21</text:p>
          </table:table-cell>
          <table:table-cell table:formula="of:=VLOOKUP([.E1106];[$SecondarySource.A$1:$SecondarySource.B$1048576];2;0)" office:value-type="string" office:string-value="G04" calcext:value-type="string">
            <text:p>G04</text:p>
          </table:table-cell>
          <table:table-cell table:formula="of:=COUNTIF([.F$1:.F$1048576];[.F1106])" office:value-type="float" office:value="16" calcext:value-type="float">
            <text:p>16</text:p>
          </table:table-cell>
          <table:table-cell table:formula="of:=COUNTIF([.G$1:.G$1048576];[.G1106]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A01439</text:p>
          </table:table-cell>
          <table:table-cell office:value-type="string" calcext:value-type="string">
            <text:p>P1005</text:p>
          </table:table-cell>
          <table:table-cell office:value-type="string" calcext:value-type="string">
            <text:p>AT45</text:p>
          </table:table-cell>
          <table:table-cell office:value-type="string" calcext:value-type="string">
            <text:p>PS00811</text:p>
          </table:table-cell>
          <table:table-cell office:value-type="string" calcext:value-type="string">
            <text:p>SS00263</text:p>
          </table:table-cell>
          <table:table-cell table:formula="of:=VLOOKUP([.D1107];[$PrimarySource.A$1:$PrimarySource.B$1048576];2;0)" office:value-type="string" office:string-value="G04" calcext:value-type="string">
            <text:p>G04</text:p>
          </table:table-cell>
          <table:table-cell table:formula="of:=VLOOKUP([.E1107];[$SecondarySource.A$1:$SecondarySource.B$1048576];2;0)" office:value-type="string" office:string-value="G04" calcext:value-type="string">
            <text:p>G04</text:p>
          </table:table-cell>
          <table:table-cell table:formula="of:=COUNTIF([.F$1:.F$1048576];[.F1107])" office:value-type="float" office:value="205" calcext:value-type="float">
            <text:p>205</text:p>
          </table:table-cell>
          <table:table-cell table:formula="of:=COUNTIF([.G$1:.G$1048576];[.G1107]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A01440</text:p>
          </table:table-cell>
          <table:table-cell office:value-type="string" calcext:value-type="string">
            <text:p>P1006</text:p>
          </table:table-cell>
          <table:table-cell office:value-type="string" calcext:value-type="string">
            <text:p>AT16</text:p>
          </table:table-cell>
          <table:table-cell office:value-type="string" calcext:value-type="string">
            <text:p>PS00811</text:p>
          </table:table-cell>
          <table:table-cell office:value-type="string" calcext:value-type="string">
            <text:p>SS00263</text:p>
          </table:table-cell>
          <table:table-cell table:formula="of:=VLOOKUP([.D1108];[$PrimarySource.A$1:$PrimarySource.B$1048576];2;0)" office:value-type="string" office:string-value="G04" calcext:value-type="string">
            <text:p>G04</text:p>
          </table:table-cell>
          <table:table-cell table:formula="of:=VLOOKUP([.E1108];[$SecondarySource.A$1:$SecondarySource.B$1048576];2;0)" office:value-type="string" office:string-value="G04" calcext:value-type="string">
            <text:p>G04</text:p>
          </table:table-cell>
          <table:table-cell table:formula="of:=COUNTIF([.F$1:.F$1048576];[.F1108])" office:value-type="float" office:value="205" calcext:value-type="float">
            <text:p>205</text:p>
          </table:table-cell>
          <table:table-cell table:formula="of:=COUNTIF([.G$1:.G$1048576];[.G1108]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A01441</text:p>
          </table:table-cell>
          <table:table-cell office:value-type="string" calcext:value-type="string">
            <text:p>P1007</text:p>
          </table:table-cell>
          <table:table-cell office:value-type="string" calcext:value-type="string">
            <text:p>AT16</text:p>
          </table:table-cell>
          <table:table-cell office:value-type="string" calcext:value-type="string">
            <text:p>PS09999</text:p>
          </table:table-cell>
          <table:table-cell office:value-type="string" calcext:value-type="string">
            <text:p>SS00263</text:p>
          </table:table-cell>
          <table:table-cell table:formula="of:=VLOOKUP([.D1109];[$PrimarySource.A$1:$PrimarySource.B$1048576];2;0)" office:value-type="string" office:string-value="G99" calcext:value-type="string">
            <text:p>G99</text:p>
          </table:table-cell>
          <table:table-cell table:formula="of:=VLOOKUP([.E1109];[$SecondarySource.A$1:$SecondarySource.B$1048576];2;0)" office:value-type="string" office:string-value="G04" calcext:value-type="string">
            <text:p>G04</text:p>
          </table:table-cell>
          <table:table-cell table:formula="of:=COUNTIF([.F$1:.F$1048576];[.F1109])" office:value-type="float" office:value="236" calcext:value-type="float">
            <text:p>236</text:p>
          </table:table-cell>
          <table:table-cell table:formula="of:=COUNTIF([.G$1:.G$1048576];[.G1109])" office:value-type="float" office:value="42" calcext:value-type="float">
            <text:p>42</text:p>
          </table:table-cell>
        </table:table-row>
        <table:table-row table:style-name="ro1" table:visibility="filter">
          <table:table-cell table:number-columns-repeated="5"/>
          <table:table-cell table:formula="of:=VLOOKUP([.D1110];[$PrimarySource.A$1:$PrimarySource.B$1048576];2;0)" office:value-type="string" office:string-value="" calcext:value-type="error">
            <text:p>#N/A</text:p>
          </table:table-cell>
          <table:table-cell table:formula="of:=VLOOKUP([.E1110];[$SecondarySource.A$1:$SecondarySource.B$1048576];2;0)" office:value-type="string" office:string-value="" calcext:value-type="error">
            <text:p>#N/A</text:p>
          </table:table-cell>
          <table:table-cell table:formula="of:=COUNTIF([.F$1:.F$1048576];[.F1110])" office:value-type="string" office:string-value="" calcext:value-type="error">
            <text:p>#N/A</text:p>
          </table:table-cell>
          <table:table-cell table:formula="of:=COUNTIF([.G$1:.G$1048576];[.G1110])" office:value-type="string" office:string-value="" calcext:value-type="error">
            <text:p>#N/A</text:p>
          </table:table-cell>
        </table:table-row>
      </table:table>
      <table:table table:name="PrimarySourc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able:cell-range-source table:name="CSV_all" xlink:type="simple" xlink:href="https://raw.githubusercontent.com/readchina/ReadingData/2.0-fiction/data/PrimarySource.csv" table:filter-name="Text - txt - csv (StarCalc)" table:filter-options="44,34,76,1,1/2/2/9/3/9/4/9/5/9/6/2/7/9/8/9/9/9/10/9/11/9/12/9/13/9/14/9/15/9/16/9/17/9/18/9/19/9/20/9/21/9,0,false,false,true,false,true" table:last-column-spanned="2" table:last-row-spanned="1220" table:refresh-delay="PT00H06M40S"/>
            <text:p>prim_source_id</text:p>
          </table:table-cell>
          <table:table-cell office:value-type="string" calcext:value-type="string">
            <text:p>genre</text:p>
          </table:table-cell>
        </table:table-row>
        <table:table-row table:style-name="ro1">
          <table:table-cell office:value-type="string" calcext:value-type="string">
            <text:p>PS00001</text:p>
          </table:table-cell>
          <table:table-cell office:value-type="string" calcext:value-type="string">
            <text:p>G01</text:p>
          </table:table-cell>
        </table:table-row>
        <table:table-row table:style-name="ro1" table:visibility="filter">
          <table:table-cell office:value-type="string" calcext:value-type="string">
            <text:p>PS00001</text:p>
          </table:table-cell>
          <table:table-cell office:value-type="string" calcext:value-type="string">
            <text:p>G01</text:p>
          </table:table-cell>
        </table:table-row>
        <table:table-row table:style-name="ro1" table:visibility="filter">
          <table:table-cell office:value-type="string" calcext:value-type="string">
            <text:p>PS00001</text:p>
          </table:table-cell>
          <table:table-cell office:value-type="string" calcext:value-type="string">
            <text:p>G01</text:p>
          </table:table-cell>
        </table:table-row>
        <table:table-row table:style-name="ro1">
          <table:table-cell office:value-type="string" calcext:value-type="string">
            <text:p>PS00002</text:p>
          </table:table-cell>
          <table:table-cell office:value-type="string" calcext:value-type="string">
            <text:p>G20</text:p>
          </table:table-cell>
        </table:table-row>
        <table:table-row table:style-name="ro1">
          <table:table-cell office:value-type="string" calcext:value-type="string">
            <text:p>PS00004</text:p>
          </table:table-cell>
          <table:table-cell office:value-type="string" calcext:value-type="string">
            <text:p>G21</text:p>
          </table:table-cell>
        </table:table-row>
        <table:table-row table:style-name="ro1" table:visibility="filter">
          <table:table-cell office:value-type="string" calcext:value-type="string">
            <text:p>PS00004</text:p>
          </table:table-cell>
          <table:table-cell office:value-type="string" calcext:value-type="string">
            <text:p>G21</text:p>
          </table:table-cell>
        </table:table-row>
        <table:table-row table:style-name="ro1" table:visibility="filter">
          <table:table-cell office:value-type="string" calcext:value-type="string">
            <text:p>PS00004</text:p>
          </table:table-cell>
          <table:table-cell office:value-type="string" calcext:value-type="string">
            <text:p>G21</text:p>
          </table:table-cell>
        </table:table-row>
        <table:table-row table:style-name="ro1">
          <table:table-cell office:value-type="string" calcext:value-type="string">
            <text:p>PS00010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010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010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013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PS00013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PS00013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PS00013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PS00015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PS00015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PS00015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PS00015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PS00022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022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022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023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023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023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024</text:p>
          </table:table-cell>
          <table:table-cell office:value-type="string" calcext:value-type="string">
            <text:p>G24</text:p>
          </table:table-cell>
        </table:table-row>
        <table:table-row table:style-name="ro1" table:visibility="filter">
          <table:table-cell office:value-type="string" calcext:value-type="string">
            <text:p>PS00024</text:p>
          </table:table-cell>
          <table:table-cell office:value-type="string" calcext:value-type="string">
            <text:p>G24</text:p>
          </table:table-cell>
        </table:table-row>
        <table:table-row table:style-name="ro1" table:visibility="filter">
          <table:table-cell office:value-type="string" calcext:value-type="string">
            <text:p>PS00024</text:p>
          </table:table-cell>
          <table:table-cell office:value-type="string" calcext:value-type="string">
            <text:p>G24</text:p>
          </table:table-cell>
        </table:table-row>
        <table:table-row table:style-name="ro1">
          <table:table-cell office:value-type="string" calcext:value-type="string">
            <text:p>PS00025</text:p>
          </table:table-cell>
          <table:table-cell office:value-type="string" calcext:value-type="string">
            <text:p>G25</text:p>
          </table:table-cell>
        </table:table-row>
        <table:table-row table:style-name="ro1" table:visibility="filter">
          <table:table-cell office:value-type="string" calcext:value-type="string">
            <text:p>PS00025</text:p>
          </table:table-cell>
          <table:table-cell office:value-type="string" calcext:value-type="string">
            <text:p>G25</text:p>
          </table:table-cell>
        </table:table-row>
        <table:table-row table:style-name="ro1" table:visibility="filter">
          <table:table-cell office:value-type="string" calcext:value-type="string">
            <text:p>PS00025</text:p>
          </table:table-cell>
          <table:table-cell office:value-type="string" calcext:value-type="string">
            <text:p>G25</text:p>
          </table:table-cell>
        </table:table-row>
        <table:table-row table:style-name="ro1">
          <table:table-cell office:value-type="string" calcext:value-type="string">
            <text:p>PS00028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028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028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040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040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040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041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041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041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042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042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042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050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050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051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051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051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052</text:p>
          </table:table-cell>
          <table:table-cell office:value-type="string" calcext:value-type="string">
            <text:p>G21</text:p>
          </table:table-cell>
        </table:table-row>
        <table:table-row table:style-name="ro1" table:visibility="filter">
          <table:table-cell office:value-type="string" calcext:value-type="string">
            <text:p>PS00052</text:p>
          </table:table-cell>
          <table:table-cell office:value-type="string" calcext:value-type="string">
            <text:p>G21</text:p>
          </table:table-cell>
        </table:table-row>
        <table:table-row table:style-name="ro1" table:visibility="filter">
          <table:table-cell office:value-type="string" calcext:value-type="string">
            <text:p>PS00052</text:p>
          </table:table-cell>
          <table:table-cell office:value-type="string" calcext:value-type="string">
            <text:p>G21</text:p>
          </table:table-cell>
        </table:table-row>
        <table:table-row table:style-name="ro1">
          <table:table-cell office:value-type="string" calcext:value-type="string">
            <text:p>PS00053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053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053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055</text:p>
          </table:table-cell>
          <table:table-cell office:value-type="string" calcext:value-type="string">
            <text:p>G22</text:p>
          </table:table-cell>
        </table:table-row>
        <table:table-row table:style-name="ro1" table:visibility="filter">
          <table:table-cell office:value-type="string" calcext:value-type="string">
            <text:p>PS00055</text:p>
          </table:table-cell>
          <table:table-cell office:value-type="string" calcext:value-type="string">
            <text:p>G22</text:p>
          </table:table-cell>
        </table:table-row>
        <table:table-row table:style-name="ro1" table:visibility="filter">
          <table:table-cell office:value-type="string" calcext:value-type="string">
            <text:p>PS00055</text:p>
          </table:table-cell>
          <table:table-cell office:value-type="string" calcext:value-type="string">
            <text:p>G22</text:p>
          </table:table-cell>
        </table:table-row>
        <table:table-row table:style-name="ro1">
          <table:table-cell office:value-type="string" calcext:value-type="string">
            <text:p>PS00056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056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056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057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057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057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059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059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059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059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060</text:p>
          </table:table-cell>
          <table:table-cell office:value-type="string" calcext:value-type="string">
            <text:p>G17</text:p>
          </table:table-cell>
        </table:table-row>
        <table:table-row table:style-name="ro1" table:visibility="filter">
          <table:table-cell office:value-type="string" calcext:value-type="string">
            <text:p>PS00060</text:p>
          </table:table-cell>
          <table:table-cell office:value-type="string" calcext:value-type="string">
            <text:p>G17</text:p>
          </table:table-cell>
        </table:table-row>
        <table:table-row table:style-name="ro1" table:visibility="filter">
          <table:table-cell office:value-type="string" calcext:value-type="string">
            <text:p>PS00060</text:p>
          </table:table-cell>
          <table:table-cell office:value-type="string" calcext:value-type="string">
            <text:p>G17</text:p>
          </table:table-cell>
        </table:table-row>
        <table:table-row table:style-name="ro1">
          <table:table-cell office:value-type="string" calcext:value-type="string">
            <text:p>PS00062</text:p>
          </table:table-cell>
          <table:table-cell office:value-type="string" calcext:value-type="string">
            <text:p>G21</text:p>
          </table:table-cell>
        </table:table-row>
        <table:table-row table:style-name="ro1" table:visibility="filter">
          <table:table-cell office:value-type="string" calcext:value-type="string">
            <text:p>PS00062</text:p>
          </table:table-cell>
          <table:table-cell office:value-type="string" calcext:value-type="string">
            <text:p>G21</text:p>
          </table:table-cell>
        </table:table-row>
        <table:table-row table:style-name="ro1" table:visibility="filter">
          <table:table-cell office:value-type="string" calcext:value-type="string">
            <text:p>PS00062</text:p>
          </table:table-cell>
          <table:table-cell office:value-type="string" calcext:value-type="string">
            <text:p>G21</text:p>
          </table:table-cell>
        </table:table-row>
        <table:table-row table:style-name="ro1">
          <table:table-cell office:value-type="string" calcext:value-type="string">
            <text:p>PS00063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063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063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064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064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064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065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065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065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066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066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066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067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067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067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068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068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068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069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069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069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070</text:p>
          </table:table-cell>
          <table:table-cell office:value-type="string" calcext:value-type="string">
            <text:p>G06</text:p>
          </table:table-cell>
        </table:table-row>
        <table:table-row table:style-name="ro1" table:visibility="filter">
          <table:table-cell office:value-type="string" calcext:value-type="string">
            <text:p>PS00070</text:p>
          </table:table-cell>
          <table:table-cell office:value-type="string" calcext:value-type="string">
            <text:p>G06</text:p>
          </table:table-cell>
        </table:table-row>
        <table:table-row table:style-name="ro1" table:visibility="filter">
          <table:table-cell office:value-type="string" calcext:value-type="string">
            <text:p>PS00070</text:p>
          </table:table-cell>
          <table:table-cell office:value-type="string" calcext:value-type="string">
            <text:p>G06</text:p>
          </table:table-cell>
        </table:table-row>
        <table:table-row table:style-name="ro1">
          <table:table-cell office:value-type="string" calcext:value-type="string">
            <text:p>PS00071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071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071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072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072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072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073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073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073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074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074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074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076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076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076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077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077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077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078</text:p>
          </table:table-cell>
          <table:table-cell office:value-type="string" calcext:value-type="string">
            <text:p>G01</text:p>
          </table:table-cell>
        </table:table-row>
        <table:table-row table:style-name="ro1" table:visibility="filter">
          <table:table-cell office:value-type="string" calcext:value-type="string">
            <text:p>PS00078</text:p>
          </table:table-cell>
          <table:table-cell office:value-type="string" calcext:value-type="string">
            <text:p>G01</text:p>
          </table:table-cell>
        </table:table-row>
        <table:table-row table:style-name="ro1">
          <table:table-cell office:value-type="string" calcext:value-type="string">
            <text:p>PS00082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PS00082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PS00082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PS00083</text:p>
          </table:table-cell>
          <table:table-cell office:value-type="string" calcext:value-type="string">
            <text:p>G05</text:p>
          </table:table-cell>
        </table:table-row>
        <table:table-row table:style-name="ro1" table:visibility="filter">
          <table:table-cell office:value-type="string" calcext:value-type="string">
            <text:p>PS00083</text:p>
          </table:table-cell>
          <table:table-cell office:value-type="string" calcext:value-type="string">
            <text:p>G05</text:p>
          </table:table-cell>
        </table:table-row>
        <table:table-row table:style-name="ro1" table:visibility="filter">
          <table:table-cell office:value-type="string" calcext:value-type="string">
            <text:p>PS00083</text:p>
          </table:table-cell>
          <table:table-cell office:value-type="string" calcext:value-type="string">
            <text:p>G05</text:p>
          </table:table-cell>
        </table:table-row>
        <table:table-row table:style-name="ro1">
          <table:table-cell office:value-type="string" calcext:value-type="string">
            <text:p>PS00084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084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084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085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085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085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085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087</text:p>
          </table:table-cell>
          <table:table-cell office:value-type="string" calcext:value-type="string">
            <text:p>G24</text:p>
          </table:table-cell>
        </table:table-row>
        <table:table-row table:style-name="ro1" table:visibility="filter">
          <table:table-cell office:value-type="string" calcext:value-type="string">
            <text:p>PS00087</text:p>
          </table:table-cell>
          <table:table-cell office:value-type="string" calcext:value-type="string">
            <text:p>G24</text:p>
          </table:table-cell>
        </table:table-row>
        <table:table-row table:style-name="ro1" table:visibility="filter">
          <table:table-cell office:value-type="string" calcext:value-type="string">
            <text:p>PS00087</text:p>
          </table:table-cell>
          <table:table-cell office:value-type="string" calcext:value-type="string">
            <text:p>G24</text:p>
          </table:table-cell>
        </table:table-row>
        <table:table-row table:style-name="ro1">
          <table:table-cell office:value-type="string" calcext:value-type="string">
            <text:p>PS00088</text:p>
          </table:table-cell>
          <table:table-cell office:value-type="string" calcext:value-type="string">
            <text:p>G26</text:p>
          </table:table-cell>
        </table:table-row>
        <table:table-row table:style-name="ro1" table:visibility="filter">
          <table:table-cell office:value-type="string" calcext:value-type="string">
            <text:p>PS00088</text:p>
          </table:table-cell>
          <table:table-cell office:value-type="string" calcext:value-type="string">
            <text:p>G26</text:p>
          </table:table-cell>
        </table:table-row>
        <table:table-row table:style-name="ro1" table:visibility="filter">
          <table:table-cell office:value-type="string" calcext:value-type="string">
            <text:p>PS00088</text:p>
          </table:table-cell>
          <table:table-cell office:value-type="string" calcext:value-type="string">
            <text:p>G26</text:p>
          </table:table-cell>
        </table:table-row>
        <table:table-row table:style-name="ro1">
          <table:table-cell office:value-type="string" calcext:value-type="string">
            <text:p>PS00089</text:p>
          </table:table-cell>
          <table:table-cell office:value-type="string" calcext:value-type="string">
            <text:p>G50</text:p>
          </table:table-cell>
        </table:table-row>
        <table:table-row table:style-name="ro1" table:visibility="filter">
          <table:table-cell office:value-type="string" calcext:value-type="string">
            <text:p>PS00089</text:p>
          </table:table-cell>
          <table:table-cell office:value-type="string" calcext:value-type="string">
            <text:p>G50</text:p>
          </table:table-cell>
        </table:table-row>
        <table:table-row table:style-name="ro1" table:visibility="filter">
          <table:table-cell office:value-type="string" calcext:value-type="string">
            <text:p>PS00089</text:p>
          </table:table-cell>
          <table:table-cell office:value-type="string" calcext:value-type="string">
            <text:p>G50</text:p>
          </table:table-cell>
        </table:table-row>
        <table:table-row table:style-name="ro1">
          <table:table-cell office:value-type="string" calcext:value-type="string">
            <text:p>PS00090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090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090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091</text:p>
          </table:table-cell>
          <table:table-cell office:value-type="string" calcext:value-type="string">
            <text:p>G24</text:p>
          </table:table-cell>
        </table:table-row>
        <table:table-row table:style-name="ro1" table:visibility="filter">
          <table:table-cell office:value-type="string" calcext:value-type="string">
            <text:p>PS00091</text:p>
          </table:table-cell>
          <table:table-cell office:value-type="string" calcext:value-type="string">
            <text:p>G24</text:p>
          </table:table-cell>
        </table:table-row>
        <table:table-row table:style-name="ro1" table:visibility="filter">
          <table:table-cell office:value-type="string" calcext:value-type="string">
            <text:p>PS00091</text:p>
          </table:table-cell>
          <table:table-cell office:value-type="string" calcext:value-type="string">
            <text:p>G24</text:p>
          </table:table-cell>
        </table:table-row>
        <table:table-row table:style-name="ro1">
          <table:table-cell office:value-type="string" calcext:value-type="string">
            <text:p>PS00092</text:p>
          </table:table-cell>
          <table:table-cell office:value-type="string" calcext:value-type="string">
            <text:p>G26</text:p>
          </table:table-cell>
        </table:table-row>
        <table:table-row table:style-name="ro1" table:visibility="filter">
          <table:table-cell office:value-type="string" calcext:value-type="string">
            <text:p>PS00092</text:p>
          </table:table-cell>
          <table:table-cell office:value-type="string" calcext:value-type="string">
            <text:p>G26</text:p>
          </table:table-cell>
        </table:table-row>
        <table:table-row table:style-name="ro1" table:visibility="filter">
          <table:table-cell office:value-type="string" calcext:value-type="string">
            <text:p>PS00092</text:p>
          </table:table-cell>
          <table:table-cell office:value-type="string" calcext:value-type="string">
            <text:p>G26</text:p>
          </table:table-cell>
        </table:table-row>
        <table:table-row table:style-name="ro1">
          <table:table-cell office:value-type="string" calcext:value-type="string">
            <text:p>PS00093</text:p>
          </table:table-cell>
          <table:table-cell office:value-type="string" calcext:value-type="string">
            <text:p>G24</text:p>
          </table:table-cell>
        </table:table-row>
        <table:table-row table:style-name="ro1" table:visibility="filter">
          <table:table-cell office:value-type="string" calcext:value-type="string">
            <text:p>PS00093</text:p>
          </table:table-cell>
          <table:table-cell office:value-type="string" calcext:value-type="string">
            <text:p>G24</text:p>
          </table:table-cell>
        </table:table-row>
        <table:table-row table:style-name="ro1" table:visibility="filter">
          <table:table-cell office:value-type="string" calcext:value-type="string">
            <text:p>PS00093</text:p>
          </table:table-cell>
          <table:table-cell office:value-type="string" calcext:value-type="string">
            <text:p>G24</text:p>
          </table:table-cell>
        </table:table-row>
        <table:table-row table:style-name="ro1" table:visibility="filter">
          <table:table-cell office:value-type="string" calcext:value-type="string">
            <text:p>PS00093</text:p>
          </table:table-cell>
          <table:table-cell office:value-type="string" calcext:value-type="string">
            <text:p>G24</text:p>
          </table:table-cell>
        </table:table-row>
        <table:table-row table:style-name="ro1">
          <table:table-cell office:value-type="string" calcext:value-type="string">
            <text:p>PS00094</text:p>
          </table:table-cell>
          <table:table-cell office:value-type="string" calcext:value-type="string">
            <text:p>G24</text:p>
          </table:table-cell>
        </table:table-row>
        <table:table-row table:style-name="ro1" table:visibility="filter">
          <table:table-cell office:value-type="string" calcext:value-type="string">
            <text:p>PS00094</text:p>
          </table:table-cell>
          <table:table-cell office:value-type="string" calcext:value-type="string">
            <text:p>G24</text:p>
          </table:table-cell>
        </table:table-row>
        <table:table-row table:style-name="ro1" table:visibility="filter">
          <table:table-cell office:value-type="string" calcext:value-type="string">
            <text:p>PS00094</text:p>
          </table:table-cell>
          <table:table-cell office:value-type="string" calcext:value-type="string">
            <text:p>G24</text:p>
          </table:table-cell>
        </table:table-row>
        <table:table-row table:style-name="ro1" table:visibility="filter">
          <table:table-cell office:value-type="string" calcext:value-type="string">
            <text:p>PS00094</text:p>
          </table:table-cell>
          <table:table-cell office:value-type="string" calcext:value-type="string">
            <text:p>G24</text:p>
          </table:table-cell>
        </table:table-row>
        <table:table-row table:style-name="ro1">
          <table:table-cell office:value-type="string" calcext:value-type="string">
            <text:p>PS00095</text:p>
          </table:table-cell>
          <table:table-cell office:value-type="string" calcext:value-type="string">
            <text:p>G24</text:p>
          </table:table-cell>
        </table:table-row>
        <table:table-row table:style-name="ro1" table:visibility="filter">
          <table:table-cell office:value-type="string" calcext:value-type="string">
            <text:p>PS00095</text:p>
          </table:table-cell>
          <table:table-cell office:value-type="string" calcext:value-type="string">
            <text:p>G24</text:p>
          </table:table-cell>
        </table:table-row>
        <table:table-row table:style-name="ro1" table:visibility="filter">
          <table:table-cell office:value-type="string" calcext:value-type="string">
            <text:p>PS00095</text:p>
          </table:table-cell>
          <table:table-cell office:value-type="string" calcext:value-type="string">
            <text:p>G24</text:p>
          </table:table-cell>
        </table:table-row>
        <table:table-row table:style-name="ro1" table:visibility="filter">
          <table:table-cell office:value-type="string" calcext:value-type="string">
            <text:p>PS00095</text:p>
          </table:table-cell>
          <table:table-cell office:value-type="string" calcext:value-type="string">
            <text:p>G24</text:p>
          </table:table-cell>
        </table:table-row>
        <table:table-row table:style-name="ro1">
          <table:table-cell office:value-type="string" calcext:value-type="string">
            <text:p>PS00096</text:p>
          </table:table-cell>
          <table:table-cell office:value-type="string" calcext:value-type="string">
            <text:p>G24</text:p>
          </table:table-cell>
        </table:table-row>
        <table:table-row table:style-name="ro1" table:visibility="filter">
          <table:table-cell office:value-type="string" calcext:value-type="string">
            <text:p>PS00096</text:p>
          </table:table-cell>
          <table:table-cell office:value-type="string" calcext:value-type="string">
            <text:p>G24</text:p>
          </table:table-cell>
        </table:table-row>
        <table:table-row table:style-name="ro1" table:visibility="filter">
          <table:table-cell office:value-type="string" calcext:value-type="string">
            <text:p>PS00096</text:p>
          </table:table-cell>
          <table:table-cell office:value-type="string" calcext:value-type="string">
            <text:p>G24</text:p>
          </table:table-cell>
        </table:table-row>
        <table:table-row table:style-name="ro1">
          <table:table-cell office:value-type="string" calcext:value-type="string">
            <text:p>PS00097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097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097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098</text:p>
          </table:table-cell>
          <table:table-cell office:value-type="string" calcext:value-type="string">
            <text:p>G24</text:p>
          </table:table-cell>
        </table:table-row>
        <table:table-row table:style-name="ro1" table:visibility="filter">
          <table:table-cell office:value-type="string" calcext:value-type="string">
            <text:p>PS00098</text:p>
          </table:table-cell>
          <table:table-cell office:value-type="string" calcext:value-type="string">
            <text:p>G24</text:p>
          </table:table-cell>
        </table:table-row>
        <table:table-row table:style-name="ro1" table:visibility="filter">
          <table:table-cell office:value-type="string" calcext:value-type="string">
            <text:p>PS00098</text:p>
          </table:table-cell>
          <table:table-cell office:value-type="string" calcext:value-type="string">
            <text:p>G24</text:p>
          </table:table-cell>
        </table:table-row>
        <table:table-row table:style-name="ro1">
          <table:table-cell office:value-type="string" calcext:value-type="string">
            <text:p>PS00099</text:p>
          </table:table-cell>
          <table:table-cell office:value-type="string" calcext:value-type="string">
            <text:p>G24</text:p>
          </table:table-cell>
        </table:table-row>
        <table:table-row table:style-name="ro1" table:visibility="filter">
          <table:table-cell office:value-type="string" calcext:value-type="string">
            <text:p>PS00099</text:p>
          </table:table-cell>
          <table:table-cell office:value-type="string" calcext:value-type="string">
            <text:p>G24</text:p>
          </table:table-cell>
        </table:table-row>
        <table:table-row table:style-name="ro1" table:visibility="filter">
          <table:table-cell office:value-type="string" calcext:value-type="string">
            <text:p>PS00099</text:p>
          </table:table-cell>
          <table:table-cell office:value-type="string" calcext:value-type="string">
            <text:p>G24</text:p>
          </table:table-cell>
        </table:table-row>
        <table:table-row table:style-name="ro1">
          <table:table-cell office:value-type="string" calcext:value-type="string">
            <text:p>PS00100</text:p>
          </table:table-cell>
          <table:table-cell office:value-type="string" calcext:value-type="string">
            <text:p>G24</text:p>
          </table:table-cell>
        </table:table-row>
        <table:table-row table:style-name="ro1" table:visibility="filter">
          <table:table-cell office:value-type="string" calcext:value-type="string">
            <text:p>PS00100</text:p>
          </table:table-cell>
          <table:table-cell office:value-type="string" calcext:value-type="string">
            <text:p>G24</text:p>
          </table:table-cell>
        </table:table-row>
        <table:table-row table:style-name="ro1" table:visibility="filter">
          <table:table-cell office:value-type="string" calcext:value-type="string">
            <text:p>PS00100</text:p>
          </table:table-cell>
          <table:table-cell office:value-type="string" calcext:value-type="string">
            <text:p>G24</text:p>
          </table:table-cell>
        </table:table-row>
        <table:table-row table:style-name="ro1">
          <table:table-cell office:value-type="string" calcext:value-type="string">
            <text:p>PS00101</text:p>
          </table:table-cell>
          <table:table-cell office:value-type="string" calcext:value-type="string">
            <text:p>G24</text:p>
          </table:table-cell>
        </table:table-row>
        <table:table-row table:style-name="ro1" table:visibility="filter">
          <table:table-cell office:value-type="string" calcext:value-type="string">
            <text:p>PS00101</text:p>
          </table:table-cell>
          <table:table-cell office:value-type="string" calcext:value-type="string">
            <text:p>G24</text:p>
          </table:table-cell>
        </table:table-row>
        <table:table-row table:style-name="ro1" table:visibility="filter">
          <table:table-cell office:value-type="string" calcext:value-type="string">
            <text:p>PS00101</text:p>
          </table:table-cell>
          <table:table-cell office:value-type="string" calcext:value-type="string">
            <text:p>G24</text:p>
          </table:table-cell>
        </table:table-row>
        <table:table-row table:style-name="ro1">
          <table:table-cell office:value-type="string" calcext:value-type="string">
            <text:p>PS00102</text:p>
          </table:table-cell>
          <table:table-cell office:value-type="string" calcext:value-type="string">
            <text:p>G02</text:p>
          </table:table-cell>
        </table:table-row>
        <table:table-row table:style-name="ro1" table:visibility="filter">
          <table:table-cell office:value-type="string" calcext:value-type="string">
            <text:p>PS00102</text:p>
          </table:table-cell>
          <table:table-cell office:value-type="string" calcext:value-type="string">
            <text:p>G02</text:p>
          </table:table-cell>
        </table:table-row>
        <table:table-row table:style-name="ro1" table:visibility="filter">
          <table:table-cell office:value-type="string" calcext:value-type="string">
            <text:p>PS00102</text:p>
          </table:table-cell>
          <table:table-cell office:value-type="string" calcext:value-type="string">
            <text:p>G02</text:p>
          </table:table-cell>
        </table:table-row>
        <table:table-row table:style-name="ro1">
          <table:table-cell office:value-type="string" calcext:value-type="string">
            <text:p>PS00105</text:p>
          </table:table-cell>
          <table:table-cell office:value-type="string" calcext:value-type="string">
            <text:p>G02</text:p>
          </table:table-cell>
        </table:table-row>
        <table:table-row table:style-name="ro1" table:visibility="filter">
          <table:table-cell office:value-type="string" calcext:value-type="string">
            <text:p>PS00105</text:p>
          </table:table-cell>
          <table:table-cell office:value-type="string" calcext:value-type="string">
            <text:p>G02</text:p>
          </table:table-cell>
        </table:table-row>
        <table:table-row table:style-name="ro1" table:visibility="filter">
          <table:table-cell office:value-type="string" calcext:value-type="string">
            <text:p>PS00105</text:p>
          </table:table-cell>
          <table:table-cell office:value-type="string" calcext:value-type="string">
            <text:p>G02</text:p>
          </table:table-cell>
        </table:table-row>
        <table:table-row table:style-name="ro1">
          <table:table-cell office:value-type="string" calcext:value-type="string">
            <text:p>PS00106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106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106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107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107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107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121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121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121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122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122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122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125</text:p>
          </table:table-cell>
          <table:table-cell office:value-type="string" calcext:value-type="string">
            <text:p>G30</text:p>
          </table:table-cell>
        </table:table-row>
        <table:table-row table:style-name="ro1" table:visibility="filter">
          <table:table-cell office:value-type="string" calcext:value-type="string">
            <text:p>PS00125</text:p>
          </table:table-cell>
          <table:table-cell office:value-type="string" calcext:value-type="string">
            <text:p>G30</text:p>
          </table:table-cell>
        </table:table-row>
        <table:table-row table:style-name="ro1" table:visibility="filter">
          <table:table-cell office:value-type="string" calcext:value-type="string">
            <text:p>PS00125</text:p>
          </table:table-cell>
          <table:table-cell office:value-type="string" calcext:value-type="string">
            <text:p>G30</text:p>
          </table:table-cell>
        </table:table-row>
        <table:table-row table:style-name="ro1">
          <table:table-cell office:value-type="string" calcext:value-type="string">
            <text:p>PS00126</text:p>
          </table:table-cell>
          <table:table-cell office:value-type="string" calcext:value-type="string">
            <text:p>G08</text:p>
          </table:table-cell>
        </table:table-row>
        <table:table-row table:style-name="ro1" table:visibility="filter">
          <table:table-cell office:value-type="string" calcext:value-type="string">
            <text:p>PS00126</text:p>
          </table:table-cell>
          <table:table-cell office:value-type="string" calcext:value-type="string">
            <text:p>G08</text:p>
          </table:table-cell>
        </table:table-row>
        <table:table-row table:style-name="ro1" table:visibility="filter">
          <table:table-cell office:value-type="string" calcext:value-type="string">
            <text:p>PS00126</text:p>
          </table:table-cell>
          <table:table-cell office:value-type="string" calcext:value-type="string">
            <text:p>G08</text:p>
          </table:table-cell>
        </table:table-row>
        <table:table-row table:style-name="ro1">
          <table:table-cell office:value-type="string" calcext:value-type="string">
            <text:p>PS00164</text:p>
          </table:table-cell>
          <table:table-cell office:value-type="string" calcext:value-type="string">
            <text:p>G23</text:p>
          </table:table-cell>
        </table:table-row>
        <table:table-row table:style-name="ro1" table:visibility="filter">
          <table:table-cell office:value-type="string" calcext:value-type="string">
            <text:p>PS00164</text:p>
          </table:table-cell>
          <table:table-cell office:value-type="string" calcext:value-type="string">
            <text:p>G23</text:p>
          </table:table-cell>
        </table:table-row>
        <table:table-row table:style-name="ro1" table:visibility="filter">
          <table:table-cell office:value-type="string" calcext:value-type="string">
            <text:p>PS00164</text:p>
          </table:table-cell>
          <table:table-cell office:value-type="string" calcext:value-type="string">
            <text:p>G23</text:p>
          </table:table-cell>
        </table:table-row>
        <table:table-row table:style-name="ro1">
          <table:table-cell office:value-type="string" calcext:value-type="string">
            <text:p>PS00168</text:p>
          </table:table-cell>
          <table:table-cell office:value-type="string" calcext:value-type="string">
            <text:p>G24</text:p>
          </table:table-cell>
        </table:table-row>
        <table:table-row table:style-name="ro1" table:visibility="filter">
          <table:table-cell office:value-type="string" calcext:value-type="string">
            <text:p>PS00168</text:p>
          </table:table-cell>
          <table:table-cell office:value-type="string" calcext:value-type="string">
            <text:p>G24</text:p>
          </table:table-cell>
        </table:table-row>
        <table:table-row table:style-name="ro1" table:visibility="filter">
          <table:table-cell office:value-type="string" calcext:value-type="string">
            <text:p>PS00168</text:p>
          </table:table-cell>
          <table:table-cell office:value-type="string" calcext:value-type="string">
            <text:p>G24</text:p>
          </table:table-cell>
        </table:table-row>
        <table:table-row table:style-name="ro1" table:visibility="filter">
          <table:table-cell office:value-type="string" calcext:value-type="string">
            <text:p>PS00168</text:p>
          </table:table-cell>
          <table:table-cell office:value-type="string" calcext:value-type="string">
            <text:p>G24</text:p>
          </table:table-cell>
        </table:table-row>
        <table:table-row table:style-name="ro1">
          <table:table-cell office:value-type="string" calcext:value-type="string">
            <text:p>PS00180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180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180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180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181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PS00181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PS00181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PS00181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PS00182</text:p>
          </table:table-cell>
          <table:table-cell office:value-type="string" calcext:value-type="string">
            <text:p>G01</text:p>
          </table:table-cell>
        </table:table-row>
        <table:table-row table:style-name="ro1" table:visibility="filter">
          <table:table-cell office:value-type="string" calcext:value-type="string">
            <text:p>PS00182</text:p>
          </table:table-cell>
          <table:table-cell office:value-type="string" calcext:value-type="string">
            <text:p>G01</text:p>
          </table:table-cell>
        </table:table-row>
        <table:table-row table:style-name="ro1" table:visibility="filter">
          <table:table-cell office:value-type="string" calcext:value-type="string">
            <text:p>PS00182</text:p>
          </table:table-cell>
          <table:table-cell office:value-type="string" calcext:value-type="string">
            <text:p>G01</text:p>
          </table:table-cell>
        </table:table-row>
        <table:table-row table:style-name="ro1">
          <table:table-cell office:value-type="string" calcext:value-type="string">
            <text:p>PS00183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183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183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184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184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184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186</text:p>
          </table:table-cell>
          <table:table-cell office:value-type="string" calcext:value-type="string">
            <text:p>G01</text:p>
          </table:table-cell>
        </table:table-row>
        <table:table-row table:style-name="ro1" table:visibility="filter">
          <table:table-cell office:value-type="string" calcext:value-type="string">
            <text:p>PS00186</text:p>
          </table:table-cell>
          <table:table-cell office:value-type="string" calcext:value-type="string">
            <text:p>G01</text:p>
          </table:table-cell>
        </table:table-row>
        <table:table-row table:style-name="ro1" table:visibility="filter">
          <table:table-cell office:value-type="string" calcext:value-type="string">
            <text:p>PS00186</text:p>
          </table:table-cell>
          <table:table-cell office:value-type="string" calcext:value-type="string">
            <text:p>G01</text:p>
          </table:table-cell>
        </table:table-row>
        <table:table-row table:style-name="ro1">
          <table:table-cell office:value-type="string" calcext:value-type="string">
            <text:p>PS00187</text:p>
          </table:table-cell>
          <table:table-cell office:value-type="string" calcext:value-type="string">
            <text:p>G01</text:p>
          </table:table-cell>
        </table:table-row>
        <table:table-row table:style-name="ro1" table:visibility="filter">
          <table:table-cell office:value-type="string" calcext:value-type="string">
            <text:p>PS00187</text:p>
          </table:table-cell>
          <table:table-cell office:value-type="string" calcext:value-type="string">
            <text:p>G01</text:p>
          </table:table-cell>
        </table:table-row>
        <table:table-row table:style-name="ro1" table:visibility="filter">
          <table:table-cell office:value-type="string" calcext:value-type="string">
            <text:p>PS00187</text:p>
          </table:table-cell>
          <table:table-cell office:value-type="string" calcext:value-type="string">
            <text:p>G01</text:p>
          </table:table-cell>
        </table:table-row>
        <table:table-row table:style-name="ro1">
          <table:table-cell office:value-type="string" calcext:value-type="string">
            <text:p>PS00188</text:p>
          </table:table-cell>
          <table:table-cell office:value-type="string" calcext:value-type="string">
            <text:p>G19</text:p>
          </table:table-cell>
        </table:table-row>
        <table:table-row table:style-name="ro1" table:visibility="filter">
          <table:table-cell office:value-type="string" calcext:value-type="string">
            <text:p>PS00188</text:p>
          </table:table-cell>
          <table:table-cell office:value-type="string" calcext:value-type="string">
            <text:p>G19</text:p>
          </table:table-cell>
        </table:table-row>
        <table:table-row table:style-name="ro1" table:visibility="filter">
          <table:table-cell office:value-type="string" calcext:value-type="string">
            <text:p>PS00188</text:p>
          </table:table-cell>
          <table:table-cell office:value-type="string" calcext:value-type="string">
            <text:p>G19</text:p>
          </table:table-cell>
        </table:table-row>
        <table:table-row table:style-name="ro1">
          <table:table-cell office:value-type="string" calcext:value-type="string">
            <text:p>PS00191</text:p>
          </table:table-cell>
          <table:table-cell office:value-type="string" calcext:value-type="string">
            <text:p>G05</text:p>
          </table:table-cell>
        </table:table-row>
        <table:table-row table:style-name="ro1" table:visibility="filter">
          <table:table-cell office:value-type="string" calcext:value-type="string">
            <text:p>PS00191</text:p>
          </table:table-cell>
          <table:table-cell office:value-type="string" calcext:value-type="string">
            <text:p>G05</text:p>
          </table:table-cell>
        </table:table-row>
        <table:table-row table:style-name="ro1" table:visibility="filter">
          <table:table-cell office:value-type="string" calcext:value-type="string">
            <text:p>PS00191</text:p>
          </table:table-cell>
          <table:table-cell office:value-type="string" calcext:value-type="string">
            <text:p>G05</text:p>
          </table:table-cell>
        </table:table-row>
        <table:table-row table:style-name="ro1">
          <table:table-cell office:value-type="string" calcext:value-type="string">
            <text:p>PS00194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194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194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198</text:p>
          </table:table-cell>
          <table:table-cell office:value-type="string" calcext:value-type="string">
            <text:p>G27</text:p>
          </table:table-cell>
        </table:table-row>
        <table:table-row table:style-name="ro1" table:visibility="filter">
          <table:table-cell office:value-type="string" calcext:value-type="string">
            <text:p>PS00198</text:p>
          </table:table-cell>
          <table:table-cell office:value-type="string" calcext:value-type="string">
            <text:p>G27</text:p>
          </table:table-cell>
        </table:table-row>
        <table:table-row table:style-name="ro1" table:visibility="filter">
          <table:table-cell office:value-type="string" calcext:value-type="string">
            <text:p>PS00198</text:p>
          </table:table-cell>
          <table:table-cell office:value-type="string" calcext:value-type="string">
            <text:p>G27</text:p>
          </table:table-cell>
        </table:table-row>
        <table:table-row table:style-name="ro1">
          <table:table-cell office:value-type="string" calcext:value-type="string">
            <text:p>PS00199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199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199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199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200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00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00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00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201</text:p>
          </table:table-cell>
          <table:table-cell office:value-type="string" calcext:value-type="string">
            <text:p>G28</text:p>
          </table:table-cell>
        </table:table-row>
        <table:table-row table:style-name="ro1" table:visibility="filter">
          <table:table-cell office:value-type="string" calcext:value-type="string">
            <text:p>PS00201</text:p>
          </table:table-cell>
          <table:table-cell office:value-type="string" calcext:value-type="string">
            <text:p>G28</text:p>
          </table:table-cell>
        </table:table-row>
        <table:table-row table:style-name="ro1" table:visibility="filter">
          <table:table-cell office:value-type="string" calcext:value-type="string">
            <text:p>PS00201</text:p>
          </table:table-cell>
          <table:table-cell office:value-type="string" calcext:value-type="string">
            <text:p>G28</text:p>
          </table:table-cell>
        </table:table-row>
        <table:table-row table:style-name="ro1">
          <table:table-cell office:value-type="string" calcext:value-type="string">
            <text:p>PS00202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02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203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03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03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206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206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206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207</text:p>
          </table:table-cell>
          <table:table-cell office:value-type="string" calcext:value-type="string">
            <text:p>G19</text:p>
          </table:table-cell>
        </table:table-row>
        <table:table-row table:style-name="ro1" table:visibility="filter">
          <table:table-cell office:value-type="string" calcext:value-type="string">
            <text:p>PS00207</text:p>
          </table:table-cell>
          <table:table-cell office:value-type="string" calcext:value-type="string">
            <text:p>G19</text:p>
          </table:table-cell>
        </table:table-row>
        <table:table-row table:style-name="ro1">
          <table:table-cell office:value-type="string" calcext:value-type="string">
            <text:p>PS00208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08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08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209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09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09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210</text:p>
          </table:table-cell>
          <table:table-cell office:value-type="string" calcext:value-type="string">
            <text:p>G29</text:p>
          </table:table-cell>
        </table:table-row>
        <table:table-row table:style-name="ro1" table:visibility="filter">
          <table:table-cell office:value-type="string" calcext:value-type="string">
            <text:p>PS00210</text:p>
          </table:table-cell>
          <table:table-cell office:value-type="string" calcext:value-type="string">
            <text:p>G29</text:p>
          </table:table-cell>
        </table:table-row>
        <table:table-row table:style-name="ro1" table:visibility="filter">
          <table:table-cell office:value-type="string" calcext:value-type="string">
            <text:p>PS00210</text:p>
          </table:table-cell>
          <table:table-cell office:value-type="string" calcext:value-type="string">
            <text:p>G29</text:p>
          </table:table-cell>
        </table:table-row>
        <table:table-row table:style-name="ro1">
          <table:table-cell office:value-type="string" calcext:value-type="string">
            <text:p>PS00211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211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212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12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12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213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13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13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215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15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15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217</text:p>
          </table:table-cell>
          <table:table-cell office:value-type="string" calcext:value-type="string">
            <text:p>G30</text:p>
          </table:table-cell>
        </table:table-row>
        <table:table-row table:style-name="ro1" table:visibility="filter">
          <table:table-cell office:value-type="string" calcext:value-type="string">
            <text:p>PS00217</text:p>
          </table:table-cell>
          <table:table-cell office:value-type="string" calcext:value-type="string">
            <text:p>G30</text:p>
          </table:table-cell>
        </table:table-row>
        <table:table-row table:style-name="ro1" table:visibility="filter">
          <table:table-cell office:value-type="string" calcext:value-type="string">
            <text:p>PS00217</text:p>
          </table:table-cell>
          <table:table-cell office:value-type="string" calcext:value-type="string">
            <text:p>G30</text:p>
          </table:table-cell>
        </table:table-row>
        <table:table-row table:style-name="ro1">
          <table:table-cell office:value-type="string" calcext:value-type="string">
            <text:p>PS00218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18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18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219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19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19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220</text:p>
          </table:table-cell>
          <table:table-cell office:value-type="string" calcext:value-type="string">
            <text:p>G14</text:p>
          </table:table-cell>
        </table:table-row>
        <table:table-row table:style-name="ro1" table:visibility="filter">
          <table:table-cell office:value-type="string" calcext:value-type="string">
            <text:p>PS00220</text:p>
          </table:table-cell>
          <table:table-cell office:value-type="string" calcext:value-type="string">
            <text:p>G14</text:p>
          </table:table-cell>
        </table:table-row>
        <table:table-row table:style-name="ro1" table:visibility="filter">
          <table:table-cell office:value-type="string" calcext:value-type="string">
            <text:p>PS00220</text:p>
          </table:table-cell>
          <table:table-cell office:value-type="string" calcext:value-type="string">
            <text:p>G14</text:p>
          </table:table-cell>
        </table:table-row>
        <table:table-row table:style-name="ro1">
          <table:table-cell office:value-type="string" calcext:value-type="string">
            <text:p>PS00221</text:p>
          </table:table-cell>
          <table:table-cell office:value-type="string" calcext:value-type="string">
            <text:p>G19</text:p>
          </table:table-cell>
        </table:table-row>
        <table:table-row table:style-name="ro1" table:visibility="filter">
          <table:table-cell office:value-type="string" calcext:value-type="string">
            <text:p>PS00221</text:p>
          </table:table-cell>
          <table:table-cell office:value-type="string" calcext:value-type="string">
            <text:p>G19</text:p>
          </table:table-cell>
        </table:table-row>
        <table:table-row table:style-name="ro1" table:visibility="filter">
          <table:table-cell office:value-type="string" calcext:value-type="string">
            <text:p>PS00221</text:p>
          </table:table-cell>
          <table:table-cell office:value-type="string" calcext:value-type="string">
            <text:p>G19</text:p>
          </table:table-cell>
        </table:table-row>
        <table:table-row table:style-name="ro1">
          <table:table-cell office:value-type="string" calcext:value-type="string">
            <text:p>PS00222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222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222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223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223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223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224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224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224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225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225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225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226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226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227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27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27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228</text:p>
          </table:table-cell>
          <table:table-cell office:value-type="string" calcext:value-type="string">
            <text:p>G24</text:p>
          </table:table-cell>
        </table:table-row>
        <table:table-row table:style-name="ro1" table:visibility="filter">
          <table:table-cell office:value-type="string" calcext:value-type="string">
            <text:p>PS00228</text:p>
          </table:table-cell>
          <table:table-cell office:value-type="string" calcext:value-type="string">
            <text:p>G24</text:p>
          </table:table-cell>
        </table:table-row>
        <table:table-row table:style-name="ro1" table:visibility="filter">
          <table:table-cell office:value-type="string" calcext:value-type="string">
            <text:p>PS00228</text:p>
          </table:table-cell>
          <table:table-cell office:value-type="string" calcext:value-type="string">
            <text:p>G24</text:p>
          </table:table-cell>
        </table:table-row>
        <table:table-row table:style-name="ro1">
          <table:table-cell office:value-type="string" calcext:value-type="string">
            <text:p>PS00229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229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229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230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230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231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231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231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232</text:p>
          </table:table-cell>
          <table:table-cell office:value-type="string" calcext:value-type="string">
            <text:p>G29</text:p>
          </table:table-cell>
        </table:table-row>
        <table:table-row table:style-name="ro1" table:visibility="filter">
          <table:table-cell office:value-type="string" calcext:value-type="string">
            <text:p>PS00232</text:p>
          </table:table-cell>
          <table:table-cell office:value-type="string" calcext:value-type="string">
            <text:p>G29</text:p>
          </table:table-cell>
        </table:table-row>
        <table:table-row table:style-name="ro1" table:visibility="filter">
          <table:table-cell office:value-type="string" calcext:value-type="string">
            <text:p>PS00232</text:p>
          </table:table-cell>
          <table:table-cell office:value-type="string" calcext:value-type="string">
            <text:p>G29</text:p>
          </table:table-cell>
        </table:table-row>
        <table:table-row table:style-name="ro1">
          <table:table-cell office:value-type="string" calcext:value-type="string">
            <text:p>PS00233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33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33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234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34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34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236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36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36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237</text:p>
          </table:table-cell>
          <table:table-cell office:value-type="string" calcext:value-type="string">
            <text:p>G16</text:p>
          </table:table-cell>
        </table:table-row>
        <table:table-row table:style-name="ro1" table:visibility="filter">
          <table:table-cell office:value-type="string" calcext:value-type="string">
            <text:p>PS00237</text:p>
          </table:table-cell>
          <table:table-cell office:value-type="string" calcext:value-type="string">
            <text:p>G16</text:p>
          </table:table-cell>
        </table:table-row>
        <table:table-row table:style-name="ro1" table:visibility="filter">
          <table:table-cell office:value-type="string" calcext:value-type="string">
            <text:p>PS00237</text:p>
          </table:table-cell>
          <table:table-cell office:value-type="string" calcext:value-type="string">
            <text:p>G16</text:p>
          </table:table-cell>
        </table:table-row>
        <table:table-row table:style-name="ro1">
          <table:table-cell office:value-type="string" calcext:value-type="string">
            <text:p>PS00239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39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39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39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241</text:p>
          </table:table-cell>
          <table:table-cell office:value-type="string" calcext:value-type="string">
            <text:p>G27</text:p>
          </table:table-cell>
        </table:table-row>
        <table:table-row table:style-name="ro1" table:visibility="filter">
          <table:table-cell office:value-type="string" calcext:value-type="string">
            <text:p>PS00241</text:p>
          </table:table-cell>
          <table:table-cell office:value-type="string" calcext:value-type="string">
            <text:p>G27</text:p>
          </table:table-cell>
        </table:table-row>
        <table:table-row table:style-name="ro1" table:visibility="filter">
          <table:table-cell office:value-type="string" calcext:value-type="string">
            <text:p>PS00241</text:p>
          </table:table-cell>
          <table:table-cell office:value-type="string" calcext:value-type="string">
            <text:p>G27</text:p>
          </table:table-cell>
        </table:table-row>
        <table:table-row table:style-name="ro1">
          <table:table-cell office:value-type="string" calcext:value-type="string">
            <text:p>PS00242</text:p>
          </table:table-cell>
          <table:table-cell office:value-type="string" calcext:value-type="string">
            <text:p>G24</text:p>
          </table:table-cell>
        </table:table-row>
        <table:table-row table:style-name="ro1" table:visibility="filter">
          <table:table-cell office:value-type="string" calcext:value-type="string">
            <text:p>PS00242</text:p>
          </table:table-cell>
          <table:table-cell office:value-type="string" calcext:value-type="string">
            <text:p>G24</text:p>
          </table:table-cell>
        </table:table-row>
        <table:table-row table:style-name="ro1" table:visibility="filter">
          <table:table-cell office:value-type="string" calcext:value-type="string">
            <text:p>PS00242</text:p>
          </table:table-cell>
          <table:table-cell office:value-type="string" calcext:value-type="string">
            <text:p>G24</text:p>
          </table:table-cell>
        </table:table-row>
        <table:table-row table:style-name="ro1">
          <table:table-cell office:value-type="string" calcext:value-type="string">
            <text:p>PS00243</text:p>
          </table:table-cell>
          <table:table-cell office:value-type="string" calcext:value-type="string">
            <text:p>G02</text:p>
          </table:table-cell>
        </table:table-row>
        <table:table-row table:style-name="ro1" table:visibility="filter">
          <table:table-cell office:value-type="string" calcext:value-type="string">
            <text:p>PS00243</text:p>
          </table:table-cell>
          <table:table-cell office:value-type="string" calcext:value-type="string">
            <text:p>G02</text:p>
          </table:table-cell>
        </table:table-row>
        <table:table-row table:style-name="ro1" table:visibility="filter">
          <table:table-cell office:value-type="string" calcext:value-type="string">
            <text:p>PS00243</text:p>
          </table:table-cell>
          <table:table-cell office:value-type="string" calcext:value-type="string">
            <text:p>G02</text:p>
          </table:table-cell>
        </table:table-row>
        <table:table-row table:style-name="ro1">
          <table:table-cell office:value-type="string" calcext:value-type="string">
            <text:p>PS00244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44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44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44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245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45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45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246</text:p>
          </table:table-cell>
          <table:table-cell office:value-type="string" calcext:value-type="string">
            <text:p>G02</text:p>
          </table:table-cell>
        </table:table-row>
        <table:table-row table:style-name="ro1" table:visibility="filter">
          <table:table-cell office:value-type="string" calcext:value-type="string">
            <text:p>PS00246</text:p>
          </table:table-cell>
          <table:table-cell office:value-type="string" calcext:value-type="string">
            <text:p>G02</text:p>
          </table:table-cell>
        </table:table-row>
        <table:table-row table:style-name="ro1" table:visibility="filter">
          <table:table-cell office:value-type="string" calcext:value-type="string">
            <text:p>PS00246</text:p>
          </table:table-cell>
          <table:table-cell office:value-type="string" calcext:value-type="string">
            <text:p>G02</text:p>
          </table:table-cell>
        </table:table-row>
        <table:table-row table:style-name="ro1">
          <table:table-cell office:value-type="string" calcext:value-type="string">
            <text:p>PS00247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PS00247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PS00247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PS00248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48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48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48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249</text:p>
          </table:table-cell>
          <table:table-cell office:value-type="string" calcext:value-type="string">
            <text:p>G24</text:p>
          </table:table-cell>
        </table:table-row>
        <table:table-row table:style-name="ro1" table:visibility="filter">
          <table:table-cell office:value-type="string" calcext:value-type="string">
            <text:p>PS00249</text:p>
          </table:table-cell>
          <table:table-cell office:value-type="string" calcext:value-type="string">
            <text:p>G24</text:p>
          </table:table-cell>
        </table:table-row>
        <table:table-row table:style-name="ro1" table:visibility="filter">
          <table:table-cell office:value-type="string" calcext:value-type="string">
            <text:p>PS00249</text:p>
          </table:table-cell>
          <table:table-cell office:value-type="string" calcext:value-type="string">
            <text:p>G24</text:p>
          </table:table-cell>
        </table:table-row>
        <table:table-row table:style-name="ro1" table:visibility="filter">
          <table:table-cell office:value-type="string" calcext:value-type="string">
            <text:p>PS00249</text:p>
          </table:table-cell>
          <table:table-cell office:value-type="string" calcext:value-type="string">
            <text:p>G24</text:p>
          </table:table-cell>
        </table:table-row>
        <table:table-row table:style-name="ro1">
          <table:table-cell office:value-type="string" calcext:value-type="string">
            <text:p>PS00250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250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250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252</text:p>
          </table:table-cell>
          <table:table-cell office:value-type="string" calcext:value-type="string">
            <text:p>G31</text:p>
          </table:table-cell>
        </table:table-row>
        <table:table-row table:style-name="ro1" table:visibility="filter">
          <table:table-cell office:value-type="string" calcext:value-type="string">
            <text:p>PS00252</text:p>
          </table:table-cell>
          <table:table-cell office:value-type="string" calcext:value-type="string">
            <text:p>G31</text:p>
          </table:table-cell>
        </table:table-row>
        <table:table-row table:style-name="ro1" table:visibility="filter">
          <table:table-cell office:value-type="string" calcext:value-type="string">
            <text:p>PS00252</text:p>
          </table:table-cell>
          <table:table-cell office:value-type="string" calcext:value-type="string">
            <text:p>G31</text:p>
          </table:table-cell>
        </table:table-row>
        <table:table-row table:style-name="ro1">
          <table:table-cell office:value-type="string" calcext:value-type="string">
            <text:p>PS00253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53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53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254</text:p>
          </table:table-cell>
          <table:table-cell office:value-type="string" calcext:value-type="string">
            <text:p>G05</text:p>
          </table:table-cell>
        </table:table-row>
        <table:table-row table:style-name="ro1" table:visibility="filter">
          <table:table-cell office:value-type="string" calcext:value-type="string">
            <text:p>PS00254</text:p>
          </table:table-cell>
          <table:table-cell office:value-type="string" calcext:value-type="string">
            <text:p>G05</text:p>
          </table:table-cell>
        </table:table-row>
        <table:table-row table:style-name="ro1" table:visibility="filter">
          <table:table-cell office:value-type="string" calcext:value-type="string">
            <text:p>PS00254</text:p>
          </table:table-cell>
          <table:table-cell office:value-type="string" calcext:value-type="string">
            <text:p>G05</text:p>
          </table:table-cell>
        </table:table-row>
        <table:table-row table:style-name="ro1">
          <table:table-cell office:value-type="string" calcext:value-type="string">
            <text:p>PS00255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55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55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257</text:p>
          </table:table-cell>
          <table:table-cell office:value-type="string" calcext:value-type="string">
            <text:p>G21</text:p>
          </table:table-cell>
        </table:table-row>
        <table:table-row table:style-name="ro1" table:visibility="filter">
          <table:table-cell office:value-type="string" calcext:value-type="string">
            <text:p>PS00257</text:p>
          </table:table-cell>
          <table:table-cell office:value-type="string" calcext:value-type="string">
            <text:p>G21</text:p>
          </table:table-cell>
        </table:table-row>
        <table:table-row table:style-name="ro1" table:visibility="filter">
          <table:table-cell office:value-type="string" calcext:value-type="string">
            <text:p>PS00257</text:p>
          </table:table-cell>
          <table:table-cell office:value-type="string" calcext:value-type="string">
            <text:p>G21</text:p>
          </table:table-cell>
        </table:table-row>
        <table:table-row table:style-name="ro1">
          <table:table-cell office:value-type="string" calcext:value-type="string">
            <text:p>PS00258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58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58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259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59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59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260</text:p>
          </table:table-cell>
          <table:table-cell office:value-type="string" calcext:value-type="string">
            <text:p>G29</text:p>
          </table:table-cell>
        </table:table-row>
        <table:table-row table:style-name="ro1" table:visibility="filter">
          <table:table-cell office:value-type="string" calcext:value-type="string">
            <text:p>PS00260</text:p>
          </table:table-cell>
          <table:table-cell office:value-type="string" calcext:value-type="string">
            <text:p>G29</text:p>
          </table:table-cell>
        </table:table-row>
        <table:table-row table:style-name="ro1" table:visibility="filter">
          <table:table-cell office:value-type="string" calcext:value-type="string">
            <text:p>PS00260</text:p>
          </table:table-cell>
          <table:table-cell office:value-type="string" calcext:value-type="string">
            <text:p>G29</text:p>
          </table:table-cell>
        </table:table-row>
        <table:table-row table:style-name="ro1">
          <table:table-cell office:value-type="string" calcext:value-type="string">
            <text:p>PS00261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61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61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263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63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63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264</text:p>
          </table:table-cell>
          <table:table-cell office:value-type="string" calcext:value-type="string">
            <text:p>G19</text:p>
          </table:table-cell>
        </table:table-row>
        <table:table-row table:style-name="ro1" table:visibility="filter">
          <table:table-cell office:value-type="string" calcext:value-type="string">
            <text:p>PS00264</text:p>
          </table:table-cell>
          <table:table-cell office:value-type="string" calcext:value-type="string">
            <text:p>G19</text:p>
          </table:table-cell>
        </table:table-row>
        <table:table-row table:style-name="ro1" table:visibility="filter">
          <table:table-cell office:value-type="string" calcext:value-type="string">
            <text:p>PS00264</text:p>
          </table:table-cell>
          <table:table-cell office:value-type="string" calcext:value-type="string">
            <text:p>G19</text:p>
          </table:table-cell>
        </table:table-row>
        <table:table-row table:style-name="ro1">
          <table:table-cell office:value-type="string" calcext:value-type="string">
            <text:p>PS00266</text:p>
          </table:table-cell>
          <table:table-cell office:value-type="string" calcext:value-type="string">
            <text:p>G19</text:p>
          </table:table-cell>
        </table:table-row>
        <table:table-row table:style-name="ro1" table:visibility="filter">
          <table:table-cell office:value-type="string" calcext:value-type="string">
            <text:p>PS00266</text:p>
          </table:table-cell>
          <table:table-cell office:value-type="string" calcext:value-type="string">
            <text:p>G19</text:p>
          </table:table-cell>
        </table:table-row>
        <table:table-row table:style-name="ro1" table:visibility="filter">
          <table:table-cell office:value-type="string" calcext:value-type="string">
            <text:p>PS00266</text:p>
          </table:table-cell>
          <table:table-cell office:value-type="string" calcext:value-type="string">
            <text:p>G19</text:p>
          </table:table-cell>
        </table:table-row>
        <table:table-row table:style-name="ro1">
          <table:table-cell office:value-type="string" calcext:value-type="string">
            <text:p>PS00267</text:p>
          </table:table-cell>
          <table:table-cell office:value-type="string" calcext:value-type="string">
            <text:p>G32</text:p>
          </table:table-cell>
        </table:table-row>
        <table:table-row table:style-name="ro1" table:visibility="filter">
          <table:table-cell office:value-type="string" calcext:value-type="string">
            <text:p>PS00267</text:p>
          </table:table-cell>
          <table:table-cell office:value-type="string" calcext:value-type="string">
            <text:p>G32</text:p>
          </table:table-cell>
        </table:table-row>
        <table:table-row table:style-name="ro1" table:visibility="filter">
          <table:table-cell office:value-type="string" calcext:value-type="string">
            <text:p>PS00267</text:p>
          </table:table-cell>
          <table:table-cell office:value-type="string" calcext:value-type="string">
            <text:p>G32</text:p>
          </table:table-cell>
        </table:table-row>
        <table:table-row table:style-name="ro1">
          <table:table-cell office:value-type="string" calcext:value-type="string">
            <text:p>PS00268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68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68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269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270</text:p>
          </table:table-cell>
          <table:table-cell office:value-type="string" calcext:value-type="string">
            <text:p>G02</text:p>
          </table:table-cell>
        </table:table-row>
        <table:table-row table:style-name="ro1" table:visibility="filter">
          <table:table-cell office:value-type="string" calcext:value-type="string">
            <text:p>PS00270</text:p>
          </table:table-cell>
          <table:table-cell office:value-type="string" calcext:value-type="string">
            <text:p>G02</text:p>
          </table:table-cell>
        </table:table-row>
        <table:table-row table:style-name="ro1" table:visibility="filter">
          <table:table-cell office:value-type="string" calcext:value-type="string">
            <text:p>PS00270</text:p>
          </table:table-cell>
          <table:table-cell office:value-type="string" calcext:value-type="string">
            <text:p>G02</text:p>
          </table:table-cell>
        </table:table-row>
        <table:table-row table:style-name="ro1">
          <table:table-cell office:value-type="string" calcext:value-type="string">
            <text:p>PS00271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71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71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272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272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273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73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73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274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74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74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275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75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75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276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76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76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290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290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290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291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291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292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92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92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297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97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297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298</text:p>
          </table:table-cell>
          <table:table-cell office:value-type="string" calcext:value-type="string">
            <text:p>G02</text:p>
          </table:table-cell>
        </table:table-row>
        <table:table-row table:style-name="ro1" table:visibility="filter">
          <table:table-cell office:value-type="string" calcext:value-type="string">
            <text:p>PS00298</text:p>
          </table:table-cell>
          <table:table-cell office:value-type="string" calcext:value-type="string">
            <text:p>G02</text:p>
          </table:table-cell>
        </table:table-row>
        <table:table-row table:style-name="ro1" table:visibility="filter">
          <table:table-cell office:value-type="string" calcext:value-type="string">
            <text:p>PS00298</text:p>
          </table:table-cell>
          <table:table-cell office:value-type="string" calcext:value-type="string">
            <text:p>G02</text:p>
          </table:table-cell>
        </table:table-row>
        <table:table-row table:style-name="ro1">
          <table:table-cell office:value-type="string" calcext:value-type="string">
            <text:p>PS00299</text:p>
          </table:table-cell>
          <table:table-cell office:value-type="string" calcext:value-type="string">
            <text:p>G42</text:p>
          </table:table-cell>
        </table:table-row>
        <table:table-row table:style-name="ro1" table:visibility="filter">
          <table:table-cell office:value-type="string" calcext:value-type="string">
            <text:p>PS00299</text:p>
          </table:table-cell>
          <table:table-cell office:value-type="string" calcext:value-type="string">
            <text:p>G42</text:p>
          </table:table-cell>
        </table:table-row>
        <table:table-row table:style-name="ro1" table:visibility="filter">
          <table:table-cell office:value-type="string" calcext:value-type="string">
            <text:p>PS00299</text:p>
          </table:table-cell>
          <table:table-cell office:value-type="string" calcext:value-type="string">
            <text:p>G42</text:p>
          </table:table-cell>
        </table:table-row>
        <table:table-row table:style-name="ro1">
          <table:table-cell office:value-type="string" calcext:value-type="string">
            <text:p>PS00300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300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300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301</text:p>
          </table:table-cell>
          <table:table-cell office:value-type="string" calcext:value-type="string">
            <text:p>G01</text:p>
          </table:table-cell>
        </table:table-row>
        <table:table-row table:style-name="ro1" table:visibility="filter">
          <table:table-cell office:value-type="string" calcext:value-type="string">
            <text:p>PS00301</text:p>
          </table:table-cell>
          <table:table-cell office:value-type="string" calcext:value-type="string">
            <text:p>G01</text:p>
          </table:table-cell>
        </table:table-row>
        <table:table-row table:style-name="ro1" table:visibility="filter">
          <table:table-cell office:value-type="string" calcext:value-type="string">
            <text:p>PS00301</text:p>
          </table:table-cell>
          <table:table-cell office:value-type="string" calcext:value-type="string">
            <text:p>G01</text:p>
          </table:table-cell>
        </table:table-row>
        <table:table-row table:style-name="ro1">
          <table:table-cell office:value-type="string" calcext:value-type="string">
            <text:p>PS00307</text:p>
          </table:table-cell>
          <table:table-cell office:value-type="string" calcext:value-type="string">
            <text:p>G14</text:p>
          </table:table-cell>
        </table:table-row>
        <table:table-row table:style-name="ro1" table:visibility="filter">
          <table:table-cell office:value-type="string" calcext:value-type="string">
            <text:p>PS00307</text:p>
          </table:table-cell>
          <table:table-cell office:value-type="string" calcext:value-type="string">
            <text:p>G14</text:p>
          </table:table-cell>
        </table:table-row>
        <table:table-row table:style-name="ro1" table:visibility="filter">
          <table:table-cell office:value-type="string" calcext:value-type="string">
            <text:p>PS00307</text:p>
          </table:table-cell>
          <table:table-cell office:value-type="string" calcext:value-type="string">
            <text:p>G14</text:p>
          </table:table-cell>
        </table:table-row>
        <table:table-row table:style-name="ro1">
          <table:table-cell office:value-type="string" calcext:value-type="string">
            <text:p>PS00309</text:p>
          </table:table-cell>
          <table:table-cell office:value-type="string" calcext:value-type="string">
            <text:p>G33</text:p>
          </table:table-cell>
        </table:table-row>
        <table:table-row table:style-name="ro1" table:visibility="filter">
          <table:table-cell office:value-type="string" calcext:value-type="string">
            <text:p>PS00309</text:p>
          </table:table-cell>
          <table:table-cell office:value-type="string" calcext:value-type="string">
            <text:p>G33</text:p>
          </table:table-cell>
        </table:table-row>
        <table:table-row table:style-name="ro1" table:visibility="filter">
          <table:table-cell office:value-type="string" calcext:value-type="string">
            <text:p>PS00309</text:p>
          </table:table-cell>
          <table:table-cell office:value-type="string" calcext:value-type="string">
            <text:p>G33</text:p>
          </table:table-cell>
        </table:table-row>
        <table:table-row table:style-name="ro1">
          <table:table-cell office:value-type="string" calcext:value-type="string">
            <text:p>PS00310</text:p>
          </table:table-cell>
          <table:table-cell office:value-type="string" calcext:value-type="string">
            <text:p>G33</text:p>
          </table:table-cell>
        </table:table-row>
        <table:table-row table:style-name="ro1" table:visibility="filter">
          <table:table-cell office:value-type="string" calcext:value-type="string">
            <text:p>PS00310</text:p>
          </table:table-cell>
          <table:table-cell office:value-type="string" calcext:value-type="string">
            <text:p>G33</text:p>
          </table:table-cell>
        </table:table-row>
        <table:table-row table:style-name="ro1" table:visibility="filter">
          <table:table-cell office:value-type="string" calcext:value-type="string">
            <text:p>PS00310</text:p>
          </table:table-cell>
          <table:table-cell office:value-type="string" calcext:value-type="string">
            <text:p>G33</text:p>
          </table:table-cell>
        </table:table-row>
        <table:table-row table:style-name="ro1">
          <table:table-cell office:value-type="string" calcext:value-type="string">
            <text:p>PS00311</text:p>
          </table:table-cell>
          <table:table-cell office:value-type="string" calcext:value-type="string">
            <text:p>G33</text:p>
          </table:table-cell>
        </table:table-row>
        <table:table-row table:style-name="ro1" table:visibility="filter">
          <table:table-cell office:value-type="string" calcext:value-type="string">
            <text:p>PS00311</text:p>
          </table:table-cell>
          <table:table-cell office:value-type="string" calcext:value-type="string">
            <text:p>G33</text:p>
          </table:table-cell>
        </table:table-row>
        <table:table-row table:style-name="ro1" table:visibility="filter">
          <table:table-cell office:value-type="string" calcext:value-type="string">
            <text:p>PS00311</text:p>
          </table:table-cell>
          <table:table-cell office:value-type="string" calcext:value-type="string">
            <text:p>G33</text:p>
          </table:table-cell>
        </table:table-row>
        <table:table-row table:style-name="ro1">
          <table:table-cell office:value-type="string" calcext:value-type="string">
            <text:p>PS00328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328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328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330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330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330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331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331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331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332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332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332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333</text:p>
          </table:table-cell>
          <table:table-cell office:value-type="string" calcext:value-type="string">
            <text:p>G19</text:p>
          </table:table-cell>
        </table:table-row>
        <table:table-row table:style-name="ro1" table:visibility="filter">
          <table:table-cell office:value-type="string" calcext:value-type="string">
            <text:p>PS00333</text:p>
          </table:table-cell>
          <table:table-cell office:value-type="string" calcext:value-type="string">
            <text:p>G19</text:p>
          </table:table-cell>
        </table:table-row>
        <table:table-row table:style-name="ro1" table:visibility="filter">
          <table:table-cell office:value-type="string" calcext:value-type="string">
            <text:p>PS00333</text:p>
          </table:table-cell>
          <table:table-cell office:value-type="string" calcext:value-type="string">
            <text:p>G19</text:p>
          </table:table-cell>
        </table:table-row>
        <table:table-row table:style-name="ro1">
          <table:table-cell office:value-type="string" calcext:value-type="string">
            <text:p>PS00334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334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334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335</text:p>
          </table:table-cell>
          <table:table-cell office:value-type="string" calcext:value-type="string">
            <text:p>G02</text:p>
          </table:table-cell>
        </table:table-row>
        <table:table-row table:style-name="ro1" table:visibility="filter">
          <table:table-cell office:value-type="string" calcext:value-type="string">
            <text:p>PS00335</text:p>
          </table:table-cell>
          <table:table-cell office:value-type="string" calcext:value-type="string">
            <text:p>G02</text:p>
          </table:table-cell>
        </table:table-row>
        <table:table-row table:style-name="ro1" table:visibility="filter">
          <table:table-cell office:value-type="string" calcext:value-type="string">
            <text:p>PS00335</text:p>
          </table:table-cell>
          <table:table-cell office:value-type="string" calcext:value-type="string">
            <text:p>G02</text:p>
          </table:table-cell>
        </table:table-row>
        <table:table-row table:style-name="ro1">
          <table:table-cell office:value-type="string" calcext:value-type="string">
            <text:p>PS00336</text:p>
          </table:table-cell>
          <table:table-cell office:value-type="string" calcext:value-type="string">
            <text:p>G24</text:p>
          </table:table-cell>
        </table:table-row>
        <table:table-row table:style-name="ro1" table:visibility="filter">
          <table:table-cell office:value-type="string" calcext:value-type="string">
            <text:p>PS00336</text:p>
          </table:table-cell>
          <table:table-cell office:value-type="string" calcext:value-type="string">
            <text:p>G24</text:p>
          </table:table-cell>
        </table:table-row>
        <table:table-row table:style-name="ro1" table:visibility="filter">
          <table:table-cell office:value-type="string" calcext:value-type="string">
            <text:p>PS00336</text:p>
          </table:table-cell>
          <table:table-cell office:value-type="string" calcext:value-type="string">
            <text:p>G24</text:p>
          </table:table-cell>
        </table:table-row>
        <table:table-row table:style-name="ro1">
          <table:table-cell office:value-type="string" calcext:value-type="string">
            <text:p>PS00337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337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337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338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PS00338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PS00338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PS00339</text:p>
          </table:table-cell>
          <table:table-cell office:value-type="string" calcext:value-type="string">
            <text:p>G28</text:p>
          </table:table-cell>
        </table:table-row>
        <table:table-row table:style-name="ro1" table:visibility="filter">
          <table:table-cell office:value-type="string" calcext:value-type="string">
            <text:p>PS00339</text:p>
          </table:table-cell>
          <table:table-cell office:value-type="string" calcext:value-type="string">
            <text:p>G28</text:p>
          </table:table-cell>
        </table:table-row>
        <table:table-row table:style-name="ro1">
          <table:table-cell office:value-type="string" calcext:value-type="string">
            <text:p>PS00340</text:p>
          </table:table-cell>
          <table:table-cell office:value-type="string" calcext:value-type="string">
            <text:p>G51</text:p>
          </table:table-cell>
        </table:table-row>
        <table:table-row table:style-name="ro1" table:visibility="filter">
          <table:table-cell office:value-type="string" calcext:value-type="string">
            <text:p>PS00340</text:p>
          </table:table-cell>
          <table:table-cell office:value-type="string" calcext:value-type="string">
            <text:p>G51</text:p>
          </table:table-cell>
        </table:table-row>
        <table:table-row table:style-name="ro1">
          <table:table-cell office:value-type="string" calcext:value-type="string">
            <text:p>PS00341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341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341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342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342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342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343</text:p>
          </table:table-cell>
          <table:table-cell office:value-type="string" calcext:value-type="string">
            <text:p>G01</text:p>
          </table:table-cell>
        </table:table-row>
        <table:table-row table:style-name="ro1" table:visibility="filter">
          <table:table-cell office:value-type="string" calcext:value-type="string">
            <text:p>PS00343</text:p>
          </table:table-cell>
          <table:table-cell office:value-type="string" calcext:value-type="string">
            <text:p>G01</text:p>
          </table:table-cell>
        </table:table-row>
        <table:table-row table:style-name="ro1">
          <table:table-cell office:value-type="string" calcext:value-type="string">
            <text:p>PS00344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344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344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345</text:p>
          </table:table-cell>
          <table:table-cell office:value-type="string" calcext:value-type="string">
            <text:p>G02</text:p>
          </table:table-cell>
        </table:table-row>
        <table:table-row table:style-name="ro1" table:visibility="filter">
          <table:table-cell office:value-type="string" calcext:value-type="string">
            <text:p>PS00345</text:p>
          </table:table-cell>
          <table:table-cell office:value-type="string" calcext:value-type="string">
            <text:p>G02</text:p>
          </table:table-cell>
        </table:table-row>
        <table:table-row table:style-name="ro1" table:visibility="filter">
          <table:table-cell office:value-type="string" calcext:value-type="string">
            <text:p>PS00345</text:p>
          </table:table-cell>
          <table:table-cell office:value-type="string" calcext:value-type="string">
            <text:p>G02</text:p>
          </table:table-cell>
        </table:table-row>
        <table:table-row table:style-name="ro1">
          <table:table-cell office:value-type="string" calcext:value-type="string">
            <text:p>PS00346</text:p>
          </table:table-cell>
          <table:table-cell office:value-type="string" calcext:value-type="string">
            <text:p>G34</text:p>
          </table:table-cell>
        </table:table-row>
        <table:table-row table:style-name="ro1" table:visibility="filter">
          <table:table-cell office:value-type="string" calcext:value-type="string">
            <text:p>PS00346</text:p>
          </table:table-cell>
          <table:table-cell office:value-type="string" calcext:value-type="string">
            <text:p>G34</text:p>
          </table:table-cell>
        </table:table-row>
        <table:table-row table:style-name="ro1" table:visibility="filter">
          <table:table-cell office:value-type="string" calcext:value-type="string">
            <text:p>PS00346</text:p>
          </table:table-cell>
          <table:table-cell office:value-type="string" calcext:value-type="string">
            <text:p>G34</text:p>
          </table:table-cell>
        </table:table-row>
        <table:table-row table:style-name="ro1">
          <table:table-cell office:value-type="string" calcext:value-type="string">
            <text:p>PS00347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347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347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348</text:p>
          </table:table-cell>
          <table:table-cell office:value-type="string" calcext:value-type="string">
            <text:p>G05</text:p>
          </table:table-cell>
        </table:table-row>
        <table:table-row table:style-name="ro1" table:visibility="filter">
          <table:table-cell office:value-type="string" calcext:value-type="string">
            <text:p>PS00348</text:p>
          </table:table-cell>
          <table:table-cell office:value-type="string" calcext:value-type="string">
            <text:p>G05</text:p>
          </table:table-cell>
        </table:table-row>
        <table:table-row table:style-name="ro1" table:visibility="filter">
          <table:table-cell office:value-type="string" calcext:value-type="string">
            <text:p>PS00348</text:p>
          </table:table-cell>
          <table:table-cell office:value-type="string" calcext:value-type="string">
            <text:p>G05</text:p>
          </table:table-cell>
        </table:table-row>
        <table:table-row table:style-name="ro1">
          <table:table-cell office:value-type="string" calcext:value-type="string">
            <text:p>PS00349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349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349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349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350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350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350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351</text:p>
          </table:table-cell>
          <table:table-cell office:value-type="string" calcext:value-type="string">
            <text:p>G02</text:p>
          </table:table-cell>
        </table:table-row>
        <table:table-row table:style-name="ro1" table:visibility="filter">
          <table:table-cell office:value-type="string" calcext:value-type="string">
            <text:p>PS00351</text:p>
          </table:table-cell>
          <table:table-cell office:value-type="string" calcext:value-type="string">
            <text:p>G02</text:p>
          </table:table-cell>
        </table:table-row>
        <table:table-row table:style-name="ro1" table:visibility="filter">
          <table:table-cell office:value-type="string" calcext:value-type="string">
            <text:p>PS00351</text:p>
          </table:table-cell>
          <table:table-cell office:value-type="string" calcext:value-type="string">
            <text:p>G02</text:p>
          </table:table-cell>
        </table:table-row>
        <table:table-row table:style-name="ro1">
          <table:table-cell office:value-type="string" calcext:value-type="string">
            <text:p>PS00352</text:p>
          </table:table-cell>
          <table:table-cell office:value-type="string" calcext:value-type="string">
            <text:p>G14</text:p>
          </table:table-cell>
        </table:table-row>
        <table:table-row table:style-name="ro1" table:visibility="filter">
          <table:table-cell office:value-type="string" calcext:value-type="string">
            <text:p>PS00352</text:p>
          </table:table-cell>
          <table:table-cell office:value-type="string" calcext:value-type="string">
            <text:p>G14</text:p>
          </table:table-cell>
        </table:table-row>
        <table:table-row table:style-name="ro1" table:visibility="filter">
          <table:table-cell office:value-type="string" calcext:value-type="string">
            <text:p>PS00352</text:p>
          </table:table-cell>
          <table:table-cell office:value-type="string" calcext:value-type="string">
            <text:p>G14</text:p>
          </table:table-cell>
        </table:table-row>
        <table:table-row table:style-name="ro1">
          <table:table-cell office:value-type="string" calcext:value-type="string">
            <text:p>PS00353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PS00353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PS00353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PS00354</text:p>
          </table:table-cell>
          <table:table-cell office:value-type="string" calcext:value-type="string">
            <text:p>G29</text:p>
          </table:table-cell>
        </table:table-row>
        <table:table-row table:style-name="ro1" table:visibility="filter">
          <table:table-cell office:value-type="string" calcext:value-type="string">
            <text:p>PS00354</text:p>
          </table:table-cell>
          <table:table-cell office:value-type="string" calcext:value-type="string">
            <text:p>G29</text:p>
          </table:table-cell>
        </table:table-row>
        <table:table-row table:style-name="ro1" table:visibility="filter">
          <table:table-cell office:value-type="string" calcext:value-type="string">
            <text:p>PS00354</text:p>
          </table:table-cell>
          <table:table-cell office:value-type="string" calcext:value-type="string">
            <text:p>G29</text:p>
          </table:table-cell>
        </table:table-row>
        <table:table-row table:style-name="ro1">
          <table:table-cell office:value-type="string" calcext:value-type="string">
            <text:p>PS00355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355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355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355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356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356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356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356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357</text:p>
          </table:table-cell>
          <table:table-cell office:value-type="string" calcext:value-type="string">
            <text:p>G08</text:p>
          </table:table-cell>
        </table:table-row>
        <table:table-row table:style-name="ro1" table:visibility="filter">
          <table:table-cell office:value-type="string" calcext:value-type="string">
            <text:p>PS00357</text:p>
          </table:table-cell>
          <table:table-cell office:value-type="string" calcext:value-type="string">
            <text:p>G08</text:p>
          </table:table-cell>
        </table:table-row>
        <table:table-row table:style-name="ro1" table:visibility="filter">
          <table:table-cell office:value-type="string" calcext:value-type="string">
            <text:p>PS00357</text:p>
          </table:table-cell>
          <table:table-cell office:value-type="string" calcext:value-type="string">
            <text:p>G08</text:p>
          </table:table-cell>
        </table:table-row>
        <table:table-row table:style-name="ro1" table:visibility="filter">
          <table:table-cell office:value-type="string" calcext:value-type="string">
            <text:p>PS00357</text:p>
          </table:table-cell>
          <table:table-cell office:value-type="string" calcext:value-type="string">
            <text:p>G08</text:p>
          </table:table-cell>
        </table:table-row>
        <table:table-row table:style-name="ro1">
          <table:table-cell office:value-type="string" calcext:value-type="string">
            <text:p>PS00358</text:p>
          </table:table-cell>
          <table:table-cell office:value-type="string" calcext:value-type="string">
            <text:p>G28</text:p>
          </table:table-cell>
        </table:table-row>
        <table:table-row table:style-name="ro1" table:visibility="filter">
          <table:table-cell office:value-type="string" calcext:value-type="string">
            <text:p>PS00358</text:p>
          </table:table-cell>
          <table:table-cell office:value-type="string" calcext:value-type="string">
            <text:p>G28</text:p>
          </table:table-cell>
        </table:table-row>
        <table:table-row table:style-name="ro1" table:visibility="filter">
          <table:table-cell office:value-type="string" calcext:value-type="string">
            <text:p>PS00358</text:p>
          </table:table-cell>
          <table:table-cell office:value-type="string" calcext:value-type="string">
            <text:p>G28</text:p>
          </table:table-cell>
        </table:table-row>
        <table:table-row table:style-name="ro1">
          <table:table-cell office:value-type="string" calcext:value-type="string">
            <text:p>PS00359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359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359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360</text:p>
          </table:table-cell>
          <table:table-cell office:value-type="string" calcext:value-type="string">
            <text:p>G28</text:p>
          </table:table-cell>
        </table:table-row>
        <table:table-row table:style-name="ro1" table:visibility="filter">
          <table:table-cell office:value-type="string" calcext:value-type="string">
            <text:p>PS00360</text:p>
          </table:table-cell>
          <table:table-cell office:value-type="string" calcext:value-type="string">
            <text:p>G28</text:p>
          </table:table-cell>
        </table:table-row>
        <table:table-row table:style-name="ro1" table:visibility="filter">
          <table:table-cell office:value-type="string" calcext:value-type="string">
            <text:p>PS00360</text:p>
          </table:table-cell>
          <table:table-cell office:value-type="string" calcext:value-type="string">
            <text:p>G28</text:p>
          </table:table-cell>
        </table:table-row>
        <table:table-row table:style-name="ro1" table:visibility="filter">
          <table:table-cell office:value-type="string" calcext:value-type="string">
            <text:p>PS00360</text:p>
          </table:table-cell>
          <table:table-cell office:value-type="string" calcext:value-type="string">
            <text:p>G28</text:p>
          </table:table-cell>
        </table:table-row>
        <table:table-row table:style-name="ro1">
          <table:table-cell office:value-type="string" calcext:value-type="string">
            <text:p>PS00361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361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361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362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362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362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363</text:p>
          </table:table-cell>
          <table:table-cell office:value-type="string" calcext:value-type="string">
            <text:p>G24</text:p>
          </table:table-cell>
        </table:table-row>
        <table:table-row table:style-name="ro1" table:visibility="filter">
          <table:table-cell office:value-type="string" calcext:value-type="string">
            <text:p>PS00363</text:p>
          </table:table-cell>
          <table:table-cell office:value-type="string" calcext:value-type="string">
            <text:p>G24</text:p>
          </table:table-cell>
        </table:table-row>
        <table:table-row table:style-name="ro1" table:visibility="filter">
          <table:table-cell office:value-type="string" calcext:value-type="string">
            <text:p>PS00363</text:p>
          </table:table-cell>
          <table:table-cell office:value-type="string" calcext:value-type="string">
            <text:p>G24</text:p>
          </table:table-cell>
        </table:table-row>
        <table:table-row table:style-name="ro1">
          <table:table-cell office:value-type="string" calcext:value-type="string">
            <text:p>PS00364</text:p>
          </table:table-cell>
          <table:table-cell office:value-type="string" calcext:value-type="string">
            <text:p>G24</text:p>
          </table:table-cell>
        </table:table-row>
        <table:table-row table:style-name="ro1" table:visibility="filter">
          <table:table-cell office:value-type="string" calcext:value-type="string">
            <text:p>PS00364</text:p>
          </table:table-cell>
          <table:table-cell office:value-type="string" calcext:value-type="string">
            <text:p>G24</text:p>
          </table:table-cell>
        </table:table-row>
        <table:table-row table:style-name="ro1" table:visibility="filter">
          <table:table-cell office:value-type="string" calcext:value-type="string">
            <text:p>PS00364</text:p>
          </table:table-cell>
          <table:table-cell office:value-type="string" calcext:value-type="string">
            <text:p>G24</text:p>
          </table:table-cell>
        </table:table-row>
        <table:table-row table:style-name="ro1">
          <table:table-cell office:value-type="string" calcext:value-type="string">
            <text:p>PS00365</text:p>
          </table:table-cell>
          <table:table-cell office:value-type="string" calcext:value-type="string">
            <text:p>G29</text:p>
          </table:table-cell>
        </table:table-row>
        <table:table-row table:style-name="ro1" table:visibility="filter">
          <table:table-cell office:value-type="string" calcext:value-type="string">
            <text:p>PS00365</text:p>
          </table:table-cell>
          <table:table-cell office:value-type="string" calcext:value-type="string">
            <text:p>G29</text:p>
          </table:table-cell>
        </table:table-row>
        <table:table-row table:style-name="ro1" table:visibility="filter">
          <table:table-cell office:value-type="string" calcext:value-type="string">
            <text:p>PS00365</text:p>
          </table:table-cell>
          <table:table-cell office:value-type="string" calcext:value-type="string">
            <text:p>G29</text:p>
          </table:table-cell>
        </table:table-row>
        <table:table-row table:style-name="ro1">
          <table:table-cell office:value-type="string" calcext:value-type="string">
            <text:p>PS00366</text:p>
          </table:table-cell>
          <table:table-cell office:value-type="string" calcext:value-type="string">
            <text:p>G53</text:p>
          </table:table-cell>
        </table:table-row>
        <table:table-row table:style-name="ro1" table:visibility="filter">
          <table:table-cell office:value-type="string" calcext:value-type="string">
            <text:p>PS00366</text:p>
          </table:table-cell>
          <table:table-cell office:value-type="string" calcext:value-type="string">
            <text:p>G53</text:p>
          </table:table-cell>
        </table:table-row>
        <table:table-row table:style-name="ro1" table:visibility="filter">
          <table:table-cell office:value-type="string" calcext:value-type="string">
            <text:p>PS00366</text:p>
          </table:table-cell>
          <table:table-cell office:value-type="string" calcext:value-type="string">
            <text:p>G53</text:p>
          </table:table-cell>
        </table:table-row>
        <table:table-row table:style-name="ro1">
          <table:table-cell office:value-type="string" calcext:value-type="string">
            <text:p>PS00367</text:p>
          </table:table-cell>
          <table:table-cell office:value-type="string" calcext:value-type="string">
            <text:p>G16</text:p>
          </table:table-cell>
        </table:table-row>
        <table:table-row table:style-name="ro1" table:visibility="filter">
          <table:table-cell office:value-type="string" calcext:value-type="string">
            <text:p>PS00367</text:p>
          </table:table-cell>
          <table:table-cell office:value-type="string" calcext:value-type="string">
            <text:p>G16</text:p>
          </table:table-cell>
        </table:table-row>
        <table:table-row table:style-name="ro1" table:visibility="filter">
          <table:table-cell office:value-type="string" calcext:value-type="string">
            <text:p>PS00367</text:p>
          </table:table-cell>
          <table:table-cell office:value-type="string" calcext:value-type="string">
            <text:p>G16</text:p>
          </table:table-cell>
        </table:table-row>
        <table:table-row table:style-name="ro1">
          <table:table-cell office:value-type="string" calcext:value-type="string">
            <text:p>PS00368</text:p>
          </table:table-cell>
          <table:table-cell office:value-type="string" calcext:value-type="string">
            <text:p>G01</text:p>
          </table:table-cell>
        </table:table-row>
        <table:table-row table:style-name="ro1" table:visibility="filter">
          <table:table-cell office:value-type="string" calcext:value-type="string">
            <text:p>PS00368</text:p>
          </table:table-cell>
          <table:table-cell office:value-type="string" calcext:value-type="string">
            <text:p>G01</text:p>
          </table:table-cell>
        </table:table-row>
        <table:table-row table:style-name="ro1" table:visibility="filter">
          <table:table-cell office:value-type="string" calcext:value-type="string">
            <text:p>PS00368</text:p>
          </table:table-cell>
          <table:table-cell office:value-type="string" calcext:value-type="string">
            <text:p>G01</text:p>
          </table:table-cell>
        </table:table-row>
        <table:table-row table:style-name="ro1">
          <table:table-cell office:value-type="string" calcext:value-type="string">
            <text:p>PS00369</text:p>
          </table:table-cell>
          <table:table-cell office:value-type="string" calcext:value-type="string">
            <text:p>G19</text:p>
          </table:table-cell>
        </table:table-row>
        <table:table-row table:style-name="ro1" table:visibility="filter">
          <table:table-cell office:value-type="string" calcext:value-type="string">
            <text:p>PS00369</text:p>
          </table:table-cell>
          <table:table-cell office:value-type="string" calcext:value-type="string">
            <text:p>G19</text:p>
          </table:table-cell>
        </table:table-row>
        <table:table-row table:style-name="ro1" table:visibility="filter">
          <table:table-cell office:value-type="string" calcext:value-type="string">
            <text:p>PS00369</text:p>
          </table:table-cell>
          <table:table-cell office:value-type="string" calcext:value-type="string">
            <text:p>G19</text:p>
          </table:table-cell>
        </table:table-row>
        <table:table-row table:style-name="ro1">
          <table:table-cell office:value-type="string" calcext:value-type="string">
            <text:p>PS00370</text:p>
          </table:table-cell>
          <table:table-cell office:value-type="string" calcext:value-type="string">
            <text:p>G36</text:p>
          </table:table-cell>
        </table:table-row>
        <table:table-row table:style-name="ro1" table:visibility="filter">
          <table:table-cell office:value-type="string" calcext:value-type="string">
            <text:p>PS00370</text:p>
          </table:table-cell>
          <table:table-cell office:value-type="string" calcext:value-type="string">
            <text:p>G36</text:p>
          </table:table-cell>
        </table:table-row>
        <table:table-row table:style-name="ro1" table:visibility="filter">
          <table:table-cell office:value-type="string" calcext:value-type="string">
            <text:p>PS00370</text:p>
          </table:table-cell>
          <table:table-cell office:value-type="string" calcext:value-type="string">
            <text:p>G36</text:p>
          </table:table-cell>
        </table:table-row>
        <table:table-row table:style-name="ro1">
          <table:table-cell office:value-type="string" calcext:value-type="string">
            <text:p>PS00371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371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371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372</text:p>
          </table:table-cell>
          <table:table-cell office:value-type="string" calcext:value-type="string">
            <text:p>G13</text:p>
          </table:table-cell>
        </table:table-row>
        <table:table-row table:style-name="ro1" table:visibility="filter">
          <table:table-cell office:value-type="string" calcext:value-type="string">
            <text:p>PS00372</text:p>
          </table:table-cell>
          <table:table-cell office:value-type="string" calcext:value-type="string">
            <text:p>G13</text:p>
          </table:table-cell>
        </table:table-row>
        <table:table-row table:style-name="ro1">
          <table:table-cell office:value-type="string" calcext:value-type="string">
            <text:p>PS00373</text:p>
          </table:table-cell>
          <table:table-cell office:value-type="string" calcext:value-type="string">
            <text:p>G41</text:p>
          </table:table-cell>
        </table:table-row>
        <table:table-row table:style-name="ro1" table:visibility="filter">
          <table:table-cell office:value-type="string" calcext:value-type="string">
            <text:p>PS00373</text:p>
          </table:table-cell>
          <table:table-cell office:value-type="string" calcext:value-type="string">
            <text:p>G41</text:p>
          </table:table-cell>
        </table:table-row>
        <table:table-row table:style-name="ro1">
          <table:table-cell office:value-type="string" calcext:value-type="string">
            <text:p>PS00374</text:p>
          </table:table-cell>
          <table:table-cell office:value-type="string" calcext:value-type="string">
            <text:p>G15</text:p>
          </table:table-cell>
        </table:table-row>
        <table:table-row table:style-name="ro1" table:visibility="filter">
          <table:table-cell office:value-type="string" calcext:value-type="string">
            <text:p>PS00374</text:p>
          </table:table-cell>
          <table:table-cell office:value-type="string" calcext:value-type="string">
            <text:p>G15</text:p>
          </table:table-cell>
        </table:table-row>
        <table:table-row table:style-name="ro1">
          <table:table-cell office:value-type="string" calcext:value-type="string">
            <text:p>PS00375</text:p>
          </table:table-cell>
          <table:table-cell office:value-type="string" calcext:value-type="string">
            <text:p>G51</text:p>
          </table:table-cell>
        </table:table-row>
        <table:table-row table:style-name="ro1" table:visibility="filter">
          <table:table-cell office:value-type="string" calcext:value-type="string">
            <text:p>PS00375</text:p>
          </table:table-cell>
          <table:table-cell office:value-type="string" calcext:value-type="string">
            <text:p>G51</text:p>
          </table:table-cell>
        </table:table-row>
        <table:table-row table:style-name="ro1">
          <table:table-cell office:value-type="string" calcext:value-type="string">
            <text:p>PS00376</text:p>
          </table:table-cell>
          <table:table-cell office:value-type="string" calcext:value-type="string">
            <text:p>G41</text:p>
          </table:table-cell>
        </table:table-row>
        <table:table-row table:style-name="ro1" table:visibility="filter">
          <table:table-cell office:value-type="string" calcext:value-type="string">
            <text:p>PS00376</text:p>
          </table:table-cell>
          <table:table-cell office:value-type="string" calcext:value-type="string">
            <text:p>G41</text:p>
          </table:table-cell>
        </table:table-row>
        <table:table-row table:style-name="ro1">
          <table:table-cell office:value-type="string" calcext:value-type="string">
            <text:p>PS00377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377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379</text:p>
          </table:table-cell>
          <table:table-cell office:value-type="string" calcext:value-type="string">
            <text:p>G41</text:p>
          </table:table-cell>
        </table:table-row>
        <table:table-row table:style-name="ro1" table:visibility="filter">
          <table:table-cell office:value-type="string" calcext:value-type="string">
            <text:p>PS00379</text:p>
          </table:table-cell>
          <table:table-cell office:value-type="string" calcext:value-type="string">
            <text:p>G41</text:p>
          </table:table-cell>
        </table:table-row>
        <table:table-row table:style-name="ro1" table:visibility="filter">
          <table:table-cell office:value-type="string" calcext:value-type="string">
            <text:p>PS00379</text:p>
          </table:table-cell>
          <table:table-cell office:value-type="string" calcext:value-type="string">
            <text:p>G41</text:p>
          </table:table-cell>
        </table:table-row>
        <table:table-row table:style-name="ro1">
          <table:table-cell office:value-type="string" calcext:value-type="string">
            <text:p>PS00380</text:p>
          </table:table-cell>
          <table:table-cell office:value-type="string" calcext:value-type="string">
            <text:p>G20</text:p>
          </table:table-cell>
        </table:table-row>
        <table:table-row table:style-name="ro1" table:visibility="filter">
          <table:table-cell office:value-type="string" calcext:value-type="string">
            <text:p>PS00380</text:p>
          </table:table-cell>
          <table:table-cell office:value-type="string" calcext:value-type="string">
            <text:p>G20</text:p>
          </table:table-cell>
        </table:table-row>
        <table:table-row table:style-name="ro1">
          <table:table-cell office:value-type="string" calcext:value-type="string">
            <text:p>PS00381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381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382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382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382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383</text:p>
          </table:table-cell>
          <table:table-cell office:value-type="string" calcext:value-type="string">
            <text:p>G41</text:p>
          </table:table-cell>
        </table:table-row>
        <table:table-row table:style-name="ro1" table:visibility="filter">
          <table:table-cell office:value-type="string" calcext:value-type="string">
            <text:p>PS00383</text:p>
          </table:table-cell>
          <table:table-cell office:value-type="string" calcext:value-type="string">
            <text:p>G41</text:p>
          </table:table-cell>
        </table:table-row>
        <table:table-row table:style-name="ro1">
          <table:table-cell office:value-type="string" calcext:value-type="string">
            <text:p>PS00384</text:p>
          </table:table-cell>
          <table:table-cell office:value-type="string" calcext:value-type="string">
            <text:p>G24</text:p>
          </table:table-cell>
        </table:table-row>
        <table:table-row table:style-name="ro1" table:visibility="filter">
          <table:table-cell office:value-type="string" calcext:value-type="string">
            <text:p>PS00384</text:p>
          </table:table-cell>
          <table:table-cell office:value-type="string" calcext:value-type="string">
            <text:p>G24</text:p>
          </table:table-cell>
        </table:table-row>
        <table:table-row table:style-name="ro1">
          <table:table-cell office:value-type="string" calcext:value-type="string">
            <text:p>PS00385</text:p>
          </table:table-cell>
          <table:table-cell office:value-type="string" calcext:value-type="string">
            <text:p>G13</text:p>
          </table:table-cell>
        </table:table-row>
        <table:table-row table:style-name="ro1" table:visibility="filter">
          <table:table-cell office:value-type="string" calcext:value-type="string">
            <text:p>PS00385</text:p>
          </table:table-cell>
          <table:table-cell office:value-type="string" calcext:value-type="string">
            <text:p>G13</text:p>
          </table:table-cell>
        </table:table-row>
        <table:table-row table:style-name="ro1">
          <table:table-cell office:value-type="string" calcext:value-type="string">
            <text:p>PS00386</text:p>
          </table:table-cell>
          <table:table-cell office:value-type="string" calcext:value-type="string">
            <text:p>G27</text:p>
          </table:table-cell>
        </table:table-row>
        <table:table-row table:style-name="ro1" table:visibility="filter">
          <table:table-cell office:value-type="string" calcext:value-type="string">
            <text:p>PS00386</text:p>
          </table:table-cell>
          <table:table-cell office:value-type="string" calcext:value-type="string">
            <text:p>G27</text:p>
          </table:table-cell>
        </table:table-row>
        <table:table-row table:style-name="ro1">
          <table:table-cell office:value-type="string" calcext:value-type="string">
            <text:p>PS00387</text:p>
          </table:table-cell>
          <table:table-cell office:value-type="string" calcext:value-type="string">
            <text:p>G43</text:p>
          </table:table-cell>
        </table:table-row>
        <table:table-row table:style-name="ro1" table:visibility="filter">
          <table:table-cell office:value-type="string" calcext:value-type="string">
            <text:p>PS00387</text:p>
          </table:table-cell>
          <table:table-cell office:value-type="string" calcext:value-type="string">
            <text:p>G43</text:p>
          </table:table-cell>
        </table:table-row>
        <table:table-row table:style-name="ro1">
          <table:table-cell office:value-type="string" calcext:value-type="string">
            <text:p>PS00401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401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401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402</text:p>
          </table:table-cell>
          <table:table-cell office:value-type="string" calcext:value-type="string">
            <text:p>G01</text:p>
          </table:table-cell>
        </table:table-row>
        <table:table-row table:style-name="ro1" table:visibility="filter">
          <table:table-cell office:value-type="string" calcext:value-type="string">
            <text:p>PS00402</text:p>
          </table:table-cell>
          <table:table-cell office:value-type="string" calcext:value-type="string">
            <text:p>G01</text:p>
          </table:table-cell>
        </table:table-row>
        <table:table-row table:style-name="ro1" table:visibility="filter">
          <table:table-cell office:value-type="string" calcext:value-type="string">
            <text:p>PS00402</text:p>
          </table:table-cell>
          <table:table-cell office:value-type="string" calcext:value-type="string">
            <text:p>G01</text:p>
          </table:table-cell>
        </table:table-row>
        <table:table-row table:style-name="ro1">
          <table:table-cell office:value-type="string" calcext:value-type="string">
            <text:p>PS00403</text:p>
          </table:table-cell>
          <table:table-cell office:value-type="string" calcext:value-type="string">
            <text:p>G28</text:p>
          </table:table-cell>
        </table:table-row>
        <table:table-row table:style-name="ro1" table:visibility="filter">
          <table:table-cell office:value-type="string" calcext:value-type="string">
            <text:p>PS00403</text:p>
          </table:table-cell>
          <table:table-cell office:value-type="string" calcext:value-type="string">
            <text:p>G28</text:p>
          </table:table-cell>
        </table:table-row>
        <table:table-row table:style-name="ro1" table:visibility="filter">
          <table:table-cell office:value-type="string" calcext:value-type="string">
            <text:p>PS00403</text:p>
          </table:table-cell>
          <table:table-cell office:value-type="string" calcext:value-type="string">
            <text:p>G28</text:p>
          </table:table-cell>
        </table:table-row>
        <table:table-row table:style-name="ro1">
          <table:table-cell office:value-type="string" calcext:value-type="string">
            <text:p>PS00404</text:p>
          </table:table-cell>
          <table:table-cell office:value-type="string" calcext:value-type="string">
            <text:p>G28</text:p>
          </table:table-cell>
        </table:table-row>
        <table:table-row table:style-name="ro1" table:visibility="filter">
          <table:table-cell office:value-type="string" calcext:value-type="string">
            <text:p>PS00404</text:p>
          </table:table-cell>
          <table:table-cell office:value-type="string" calcext:value-type="string">
            <text:p>G28</text:p>
          </table:table-cell>
        </table:table-row>
        <table:table-row table:style-name="ro1">
          <table:table-cell office:value-type="string" calcext:value-type="string">
            <text:p>PS00405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405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405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406</text:p>
          </table:table-cell>
          <table:table-cell office:value-type="string" calcext:value-type="string">
            <text:p>G01</text:p>
          </table:table-cell>
        </table:table-row>
        <table:table-row table:style-name="ro1" table:visibility="filter">
          <table:table-cell office:value-type="string" calcext:value-type="string">
            <text:p>PS00406</text:p>
          </table:table-cell>
          <table:table-cell office:value-type="string" calcext:value-type="string">
            <text:p>G01</text:p>
          </table:table-cell>
        </table:table-row>
        <table:table-row table:style-name="ro1" table:visibility="filter">
          <table:table-cell office:value-type="string" calcext:value-type="string">
            <text:p>PS00406</text:p>
          </table:table-cell>
          <table:table-cell office:value-type="string" calcext:value-type="string">
            <text:p>G01</text:p>
          </table:table-cell>
        </table:table-row>
        <table:table-row table:style-name="ro1">
          <table:table-cell office:value-type="string" calcext:value-type="string">
            <text:p>PS00407</text:p>
          </table:table-cell>
          <table:table-cell office:value-type="string" calcext:value-type="string">
            <text:p>G12</text:p>
          </table:table-cell>
        </table:table-row>
        <table:table-row table:style-name="ro1" table:visibility="filter">
          <table:table-cell office:value-type="string" calcext:value-type="string">
            <text:p>PS00407</text:p>
          </table:table-cell>
          <table:table-cell office:value-type="string" calcext:value-type="string">
            <text:p>G12</text:p>
          </table:table-cell>
        </table:table-row>
        <table:table-row table:style-name="ro1" table:visibility="filter">
          <table:table-cell office:value-type="string" calcext:value-type="string">
            <text:p>PS00407</text:p>
          </table:table-cell>
          <table:table-cell office:value-type="string" calcext:value-type="string">
            <text:p>G12</text:p>
          </table:table-cell>
        </table:table-row>
        <table:table-row table:style-name="ro1">
          <table:table-cell office:value-type="string" calcext:value-type="string">
            <text:p>PS00408</text:p>
          </table:table-cell>
          <table:table-cell office:value-type="string" calcext:value-type="string">
            <text:p>G19</text:p>
          </table:table-cell>
        </table:table-row>
        <table:table-row table:style-name="ro1" table:visibility="filter">
          <table:table-cell office:value-type="string" calcext:value-type="string">
            <text:p>PS00408</text:p>
          </table:table-cell>
          <table:table-cell office:value-type="string" calcext:value-type="string">
            <text:p>G19</text:p>
          </table:table-cell>
        </table:table-row>
        <table:table-row table:style-name="ro1" table:visibility="filter">
          <table:table-cell office:value-type="string" calcext:value-type="string">
            <text:p>PS00408</text:p>
          </table:table-cell>
          <table:table-cell office:value-type="string" calcext:value-type="string">
            <text:p>G19</text:p>
          </table:table-cell>
        </table:table-row>
        <table:table-row table:style-name="ro1">
          <table:table-cell office:value-type="string" calcext:value-type="string">
            <text:p>PS00409</text:p>
          </table:table-cell>
          <table:table-cell office:value-type="string" calcext:value-type="string">
            <text:p>G23</text:p>
          </table:table-cell>
        </table:table-row>
        <table:table-row table:style-name="ro1" table:visibility="filter">
          <table:table-cell office:value-type="string" calcext:value-type="string">
            <text:p>PS00409</text:p>
          </table:table-cell>
          <table:table-cell office:value-type="string" calcext:value-type="string">
            <text:p>G23</text:p>
          </table:table-cell>
        </table:table-row>
        <table:table-row table:style-name="ro1" table:visibility="filter">
          <table:table-cell office:value-type="string" calcext:value-type="string">
            <text:p>PS00409</text:p>
          </table:table-cell>
          <table:table-cell office:value-type="string" calcext:value-type="string">
            <text:p>G23</text:p>
          </table:table-cell>
        </table:table-row>
        <table:table-row table:style-name="ro1">
          <table:table-cell office:value-type="string" calcext:value-type="string">
            <text:p>PS00410</text:p>
          </table:table-cell>
          <table:table-cell office:value-type="string" calcext:value-type="string">
            <text:p>G19</text:p>
          </table:table-cell>
        </table:table-row>
        <table:table-row table:style-name="ro1" table:visibility="filter">
          <table:table-cell office:value-type="string" calcext:value-type="string">
            <text:p>PS00410</text:p>
          </table:table-cell>
          <table:table-cell office:value-type="string" calcext:value-type="string">
            <text:p>G19</text:p>
          </table:table-cell>
        </table:table-row>
        <table:table-row table:style-name="ro1" table:visibility="filter">
          <table:table-cell office:value-type="string" calcext:value-type="string">
            <text:p>PS00410</text:p>
          </table:table-cell>
          <table:table-cell office:value-type="string" calcext:value-type="string">
            <text:p>G19</text:p>
          </table:table-cell>
        </table:table-row>
        <table:table-row table:style-name="ro1">
          <table:table-cell office:value-type="string" calcext:value-type="string">
            <text:p>PS00411</text:p>
          </table:table-cell>
          <table:table-cell office:value-type="string" calcext:value-type="string">
            <text:p>G19</text:p>
          </table:table-cell>
        </table:table-row>
        <table:table-row table:style-name="ro1" table:visibility="filter">
          <table:table-cell office:value-type="string" calcext:value-type="string">
            <text:p>PS00411</text:p>
          </table:table-cell>
          <table:table-cell office:value-type="string" calcext:value-type="string">
            <text:p>G19</text:p>
          </table:table-cell>
        </table:table-row>
        <table:table-row table:style-name="ro1" table:visibility="filter">
          <table:table-cell office:value-type="string" calcext:value-type="string">
            <text:p>PS00411</text:p>
          </table:table-cell>
          <table:table-cell office:value-type="string" calcext:value-type="string">
            <text:p>G19</text:p>
          </table:table-cell>
        </table:table-row>
        <table:table-row table:style-name="ro1">
          <table:table-cell office:value-type="string" calcext:value-type="string">
            <text:p>PS00412</text:p>
          </table:table-cell>
          <table:table-cell office:value-type="string" calcext:value-type="string">
            <text:p>G19</text:p>
          </table:table-cell>
        </table:table-row>
        <table:table-row table:style-name="ro1" table:visibility="filter">
          <table:table-cell office:value-type="string" calcext:value-type="string">
            <text:p>PS00412</text:p>
          </table:table-cell>
          <table:table-cell office:value-type="string" calcext:value-type="string">
            <text:p>G19</text:p>
          </table:table-cell>
        </table:table-row>
        <table:table-row table:style-name="ro1" table:visibility="filter">
          <table:table-cell office:value-type="string" calcext:value-type="string">
            <text:p>PS00412</text:p>
          </table:table-cell>
          <table:table-cell office:value-type="string" calcext:value-type="string">
            <text:p>G19</text:p>
          </table:table-cell>
        </table:table-row>
        <table:table-row table:style-name="ro1">
          <table:table-cell office:value-type="string" calcext:value-type="string">
            <text:p>PS00413</text:p>
          </table:table-cell>
          <table:table-cell office:value-type="string" calcext:value-type="string">
            <text:p>G35</text:p>
          </table:table-cell>
        </table:table-row>
        <table:table-row table:style-name="ro1" table:visibility="filter">
          <table:table-cell office:value-type="string" calcext:value-type="string">
            <text:p>PS00413</text:p>
          </table:table-cell>
          <table:table-cell office:value-type="string" calcext:value-type="string">
            <text:p>G35</text:p>
          </table:table-cell>
        </table:table-row>
        <table:table-row table:style-name="ro1" table:visibility="filter">
          <table:table-cell office:value-type="string" calcext:value-type="string">
            <text:p>PS00413</text:p>
          </table:table-cell>
          <table:table-cell office:value-type="string" calcext:value-type="string">
            <text:p>G35</text:p>
          </table:table-cell>
        </table:table-row>
        <table:table-row table:style-name="ro1">
          <table:table-cell office:value-type="string" calcext:value-type="string">
            <text:p>PS00414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414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414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451</text:p>
          </table:table-cell>
          <table:table-cell office:value-type="string" calcext:value-type="string">
            <text:p>G01</text:p>
          </table:table-cell>
        </table:table-row>
        <table:table-row table:style-name="ro1" table:visibility="filter">
          <table:table-cell office:value-type="string" calcext:value-type="string">
            <text:p>PS00451</text:p>
          </table:table-cell>
          <table:table-cell office:value-type="string" calcext:value-type="string">
            <text:p>G01</text:p>
          </table:table-cell>
        </table:table-row>
        <table:table-row table:style-name="ro1" table:visibility="filter">
          <table:table-cell office:value-type="string" calcext:value-type="string">
            <text:p>PS00451</text:p>
          </table:table-cell>
          <table:table-cell office:value-type="string" calcext:value-type="string">
            <text:p>G01</text:p>
          </table:table-cell>
        </table:table-row>
        <table:table-row table:style-name="ro1" table:visibility="filter">
          <table:table-cell office:value-type="string" calcext:value-type="string">
            <text:p>PS00451</text:p>
          </table:table-cell>
          <table:table-cell office:value-type="string" calcext:value-type="string">
            <text:p>G01</text:p>
          </table:table-cell>
        </table:table-row>
        <table:table-row table:style-name="ro1">
          <table:table-cell office:value-type="string" calcext:value-type="string">
            <text:p>PS00452</text:p>
          </table:table-cell>
          <table:table-cell office:value-type="string" calcext:value-type="string">
            <text:p>G29</text:p>
          </table:table-cell>
        </table:table-row>
        <table:table-row table:style-name="ro1" table:visibility="filter">
          <table:table-cell office:value-type="string" calcext:value-type="string">
            <text:p>PS00452</text:p>
          </table:table-cell>
          <table:table-cell office:value-type="string" calcext:value-type="string">
            <text:p>G29</text:p>
          </table:table-cell>
        </table:table-row>
        <table:table-row table:style-name="ro1">
          <table:table-cell office:value-type="string" calcext:value-type="string">
            <text:p>PS00453</text:p>
          </table:table-cell>
          <table:table-cell office:value-type="string" calcext:value-type="string">
            <text:p>G29</text:p>
          </table:table-cell>
        </table:table-row>
        <table:table-row table:style-name="ro1" table:visibility="filter">
          <table:table-cell office:value-type="string" calcext:value-type="string">
            <text:p>PS00453</text:p>
          </table:table-cell>
          <table:table-cell office:value-type="string" calcext:value-type="string">
            <text:p>G29</text:p>
          </table:table-cell>
        </table:table-row>
        <table:table-row table:style-name="ro1" table:visibility="filter">
          <table:table-cell office:value-type="string" calcext:value-type="string">
            <text:p>PS00453</text:p>
          </table:table-cell>
          <table:table-cell office:value-type="string" calcext:value-type="string">
            <text:p>G29</text:p>
          </table:table-cell>
        </table:table-row>
        <table:table-row table:style-name="ro1">
          <table:table-cell office:value-type="string" calcext:value-type="string">
            <text:p>PS00454</text:p>
          </table:table-cell>
          <table:table-cell office:value-type="string" calcext:value-type="string">
            <text:p>G05</text:p>
          </table:table-cell>
        </table:table-row>
        <table:table-row table:style-name="ro1" table:visibility="filter">
          <table:table-cell office:value-type="string" calcext:value-type="string">
            <text:p>PS00454</text:p>
          </table:table-cell>
          <table:table-cell office:value-type="string" calcext:value-type="string">
            <text:p>G05</text:p>
          </table:table-cell>
        </table:table-row>
        <table:table-row table:style-name="ro1" table:visibility="filter">
          <table:table-cell office:value-type="string" calcext:value-type="string">
            <text:p>PS00454</text:p>
          </table:table-cell>
          <table:table-cell office:value-type="string" calcext:value-type="string">
            <text:p>G05</text:p>
          </table:table-cell>
        </table:table-row>
        <table:table-row table:style-name="ro1">
          <table:table-cell office:value-type="string" calcext:value-type="string">
            <text:p>PS00455</text:p>
          </table:table-cell>
          <table:table-cell office:value-type="string" calcext:value-type="string">
            <text:p>G28</text:p>
          </table:table-cell>
        </table:table-row>
        <table:table-row table:style-name="ro1" table:visibility="filter">
          <table:table-cell office:value-type="string" calcext:value-type="string">
            <text:p>PS00455</text:p>
          </table:table-cell>
          <table:table-cell office:value-type="string" calcext:value-type="string">
            <text:p>G28</text:p>
          </table:table-cell>
        </table:table-row>
        <table:table-row table:style-name="ro1" table:visibility="filter">
          <table:table-cell office:value-type="string" calcext:value-type="string">
            <text:p>PS00455</text:p>
          </table:table-cell>
          <table:table-cell office:value-type="string" calcext:value-type="string">
            <text:p>G28</text:p>
          </table:table-cell>
        </table:table-row>
        <table:table-row table:style-name="ro1">
          <table:table-cell office:value-type="string" calcext:value-type="string">
            <text:p>PS00456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456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456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457</text:p>
          </table:table-cell>
          <table:table-cell office:value-type="string" calcext:value-type="string">
            <text:p>G02</text:p>
          </table:table-cell>
        </table:table-row>
        <table:table-row table:style-name="ro1" table:visibility="filter">
          <table:table-cell office:value-type="string" calcext:value-type="string">
            <text:p>PS00457</text:p>
          </table:table-cell>
          <table:table-cell office:value-type="string" calcext:value-type="string">
            <text:p>G02</text:p>
          </table:table-cell>
        </table:table-row>
        <table:table-row table:style-name="ro1">
          <table:table-cell office:value-type="string" calcext:value-type="string">
            <text:p>PS00458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PS00458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PS00458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PS00459</text:p>
          </table:table-cell>
          <table:table-cell office:value-type="string" calcext:value-type="string">
            <text:p>G14</text:p>
          </table:table-cell>
        </table:table-row>
        <table:table-row table:style-name="ro1" table:visibility="filter">
          <table:table-cell office:value-type="string" calcext:value-type="string">
            <text:p>PS00459</text:p>
          </table:table-cell>
          <table:table-cell office:value-type="string" calcext:value-type="string">
            <text:p>G14</text:p>
          </table:table-cell>
        </table:table-row>
        <table:table-row table:style-name="ro1" table:visibility="filter">
          <table:table-cell office:value-type="string" calcext:value-type="string">
            <text:p>PS00459</text:p>
          </table:table-cell>
          <table:table-cell office:value-type="string" calcext:value-type="string">
            <text:p>G14</text:p>
          </table:table-cell>
        </table:table-row>
        <table:table-row table:style-name="ro1">
          <table:table-cell office:value-type="string" calcext:value-type="string">
            <text:p>PS00460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460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460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461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461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461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462</text:p>
          </table:table-cell>
          <table:table-cell office:value-type="string" calcext:value-type="string">
            <text:p>G23</text:p>
          </table:table-cell>
        </table:table-row>
        <table:table-row table:style-name="ro1" table:visibility="filter">
          <table:table-cell office:value-type="string" calcext:value-type="string">
            <text:p>PS00462</text:p>
          </table:table-cell>
          <table:table-cell office:value-type="string" calcext:value-type="string">
            <text:p>G23</text:p>
          </table:table-cell>
        </table:table-row>
        <table:table-row table:style-name="ro1">
          <table:table-cell office:value-type="string" calcext:value-type="string">
            <text:p>PS00463</text:p>
          </table:table-cell>
          <table:table-cell office:value-type="string" calcext:value-type="string">
            <text:p>G23</text:p>
          </table:table-cell>
        </table:table-row>
        <table:table-row table:style-name="ro1" table:visibility="filter">
          <table:table-cell office:value-type="string" calcext:value-type="string">
            <text:p>PS00463</text:p>
          </table:table-cell>
          <table:table-cell office:value-type="string" calcext:value-type="string">
            <text:p>G23</text:p>
          </table:table-cell>
        </table:table-row>
        <table:table-row table:style-name="ro1" table:visibility="filter">
          <table:table-cell office:value-type="string" calcext:value-type="string">
            <text:p>PS00463</text:p>
          </table:table-cell>
          <table:table-cell office:value-type="string" calcext:value-type="string">
            <text:p>G23</text:p>
          </table:table-cell>
        </table:table-row>
        <table:table-row table:style-name="ro1">
          <table:table-cell office:value-type="string" calcext:value-type="string">
            <text:p>PS00464</text:p>
          </table:table-cell>
          <table:table-cell office:value-type="string" calcext:value-type="string">
            <text:p>G52</text:p>
          </table:table-cell>
        </table:table-row>
        <table:table-row table:style-name="ro1">
          <table:table-cell office:value-type="string" calcext:value-type="string">
            <text:p>PS00465</text:p>
          </table:table-cell>
          <table:table-cell office:value-type="string" calcext:value-type="string">
            <text:p>G23</text:p>
          </table:table-cell>
        </table:table-row>
        <table:table-row table:style-name="ro1" table:visibility="filter">
          <table:table-cell office:value-type="string" calcext:value-type="string">
            <text:p>PS00465</text:p>
          </table:table-cell>
          <table:table-cell office:value-type="string" calcext:value-type="string">
            <text:p>G23</text:p>
          </table:table-cell>
        </table:table-row>
        <table:table-row table:style-name="ro1" table:visibility="filter">
          <table:table-cell office:value-type="string" calcext:value-type="string">
            <text:p>PS00465</text:p>
          </table:table-cell>
          <table:table-cell office:value-type="string" calcext:value-type="string">
            <text:p>G23</text:p>
          </table:table-cell>
        </table:table-row>
        <table:table-row table:style-name="ro1">
          <table:table-cell office:value-type="string" calcext:value-type="string">
            <text:p>PS00466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466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466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467</text:p>
          </table:table-cell>
          <table:table-cell office:value-type="string" calcext:value-type="string">
            <text:p>G40</text:p>
          </table:table-cell>
        </table:table-row>
        <table:table-row table:style-name="ro1" table:visibility="filter">
          <table:table-cell office:value-type="string" calcext:value-type="string">
            <text:p>PS00467</text:p>
          </table:table-cell>
          <table:table-cell office:value-type="string" calcext:value-type="string">
            <text:p>G40</text:p>
          </table:table-cell>
        </table:table-row>
        <table:table-row table:style-name="ro1" table:visibility="filter">
          <table:table-cell office:value-type="string" calcext:value-type="string">
            <text:p>PS00467</text:p>
          </table:table-cell>
          <table:table-cell office:value-type="string" calcext:value-type="string">
            <text:p>G40</text:p>
          </table:table-cell>
        </table:table-row>
        <table:table-row table:style-name="ro1">
          <table:table-cell office:value-type="string" calcext:value-type="string">
            <text:p>PS00468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468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468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468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469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469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469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470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470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471</text:p>
          </table:table-cell>
          <table:table-cell office:value-type="string" calcext:value-type="string">
            <text:p>G28</text:p>
          </table:table-cell>
        </table:table-row>
        <table:table-row table:style-name="ro1" table:visibility="filter">
          <table:table-cell office:value-type="string" calcext:value-type="string">
            <text:p>PS00471</text:p>
          </table:table-cell>
          <table:table-cell office:value-type="string" calcext:value-type="string">
            <text:p>G28</text:p>
          </table:table-cell>
        </table:table-row>
        <table:table-row table:style-name="ro1" table:visibility="filter">
          <table:table-cell office:value-type="string" calcext:value-type="string">
            <text:p>PS00471</text:p>
          </table:table-cell>
          <table:table-cell office:value-type="string" calcext:value-type="string">
            <text:p>G28</text:p>
          </table:table-cell>
        </table:table-row>
        <table:table-row table:style-name="ro1">
          <table:table-cell office:value-type="string" calcext:value-type="string">
            <text:p>PS00472</text:p>
          </table:table-cell>
          <table:table-cell office:value-type="string" calcext:value-type="string">
            <text:p>G24</text:p>
          </table:table-cell>
        </table:table-row>
        <table:table-row table:style-name="ro1" table:visibility="filter">
          <table:table-cell office:value-type="string" calcext:value-type="string">
            <text:p>PS00472</text:p>
          </table:table-cell>
          <table:table-cell office:value-type="string" calcext:value-type="string">
            <text:p>G24</text:p>
          </table:table-cell>
        </table:table-row>
        <table:table-row table:style-name="ro1" table:visibility="filter">
          <table:table-cell office:value-type="string" calcext:value-type="string">
            <text:p>PS00472</text:p>
          </table:table-cell>
          <table:table-cell office:value-type="string" calcext:value-type="string">
            <text:p>G24</text:p>
          </table:table-cell>
        </table:table-row>
        <table:table-row table:style-name="ro1">
          <table:table-cell office:value-type="string" calcext:value-type="string">
            <text:p>PS00473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473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474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474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474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475</text:p>
          </table:table-cell>
          <table:table-cell office:value-type="string" calcext:value-type="string">
            <text:p>G24</text:p>
          </table:table-cell>
        </table:table-row>
        <table:table-row table:style-name="ro1" table:visibility="filter">
          <table:table-cell office:value-type="string" calcext:value-type="string">
            <text:p>PS00475</text:p>
          </table:table-cell>
          <table:table-cell office:value-type="string" calcext:value-type="string">
            <text:p>G24</text:p>
          </table:table-cell>
        </table:table-row>
        <table:table-row table:style-name="ro1" table:visibility="filter">
          <table:table-cell office:value-type="string" calcext:value-type="string">
            <text:p>PS00475</text:p>
          </table:table-cell>
          <table:table-cell office:value-type="string" calcext:value-type="string">
            <text:p>G24</text:p>
          </table:table-cell>
        </table:table-row>
        <table:table-row table:style-name="ro1">
          <table:table-cell office:value-type="string" calcext:value-type="string">
            <text:p>PS00476</text:p>
          </table:table-cell>
          <table:table-cell office:value-type="string" calcext:value-type="string">
            <text:p>G27</text:p>
          </table:table-cell>
        </table:table-row>
        <table:table-row table:style-name="ro1" table:visibility="filter">
          <table:table-cell office:value-type="string" calcext:value-type="string">
            <text:p>PS00476</text:p>
          </table:table-cell>
          <table:table-cell office:value-type="string" calcext:value-type="string">
            <text:p>G27</text:p>
          </table:table-cell>
        </table:table-row>
        <table:table-row table:style-name="ro1" table:visibility="filter">
          <table:table-cell office:value-type="string" calcext:value-type="string">
            <text:p>PS00476</text:p>
          </table:table-cell>
          <table:table-cell office:value-type="string" calcext:value-type="string">
            <text:p>G27</text:p>
          </table:table-cell>
        </table:table-row>
        <table:table-row table:style-name="ro1">
          <table:table-cell office:value-type="string" calcext:value-type="string">
            <text:p>PS00477</text:p>
          </table:table-cell>
          <table:table-cell office:value-type="string" calcext:value-type="string">
            <text:p>G29</text:p>
          </table:table-cell>
        </table:table-row>
        <table:table-row table:style-name="ro1" table:visibility="filter">
          <table:table-cell office:value-type="string" calcext:value-type="string">
            <text:p>PS00477</text:p>
          </table:table-cell>
          <table:table-cell office:value-type="string" calcext:value-type="string">
            <text:p>G29</text:p>
          </table:table-cell>
        </table:table-row>
        <table:table-row table:style-name="ro1" table:visibility="filter">
          <table:table-cell office:value-type="string" calcext:value-type="string">
            <text:p>PS00477</text:p>
          </table:table-cell>
          <table:table-cell office:value-type="string" calcext:value-type="string">
            <text:p>G29</text:p>
          </table:table-cell>
        </table:table-row>
        <table:table-row table:style-name="ro1">
          <table:table-cell office:value-type="string" calcext:value-type="string">
            <text:p>PS00478</text:p>
          </table:table-cell>
          <table:table-cell office:value-type="string" calcext:value-type="string">
            <text:p>G24</text:p>
          </table:table-cell>
        </table:table-row>
        <table:table-row table:style-name="ro1" table:visibility="filter">
          <table:table-cell office:value-type="string" calcext:value-type="string">
            <text:p>PS00478</text:p>
          </table:table-cell>
          <table:table-cell office:value-type="string" calcext:value-type="string">
            <text:p>G24</text:p>
          </table:table-cell>
        </table:table-row>
        <table:table-row table:style-name="ro1" table:visibility="filter">
          <table:table-cell office:value-type="string" calcext:value-type="string">
            <text:p>PS00478</text:p>
          </table:table-cell>
          <table:table-cell office:value-type="string" calcext:value-type="string">
            <text:p>G24</text:p>
          </table:table-cell>
        </table:table-row>
        <table:table-row table:style-name="ro1">
          <table:table-cell office:value-type="string" calcext:value-type="string">
            <text:p>PS00479</text:p>
          </table:table-cell>
          <table:table-cell office:value-type="string" calcext:value-type="string">
            <text:p>G15</text:p>
          </table:table-cell>
        </table:table-row>
        <table:table-row table:style-name="ro1" table:visibility="filter">
          <table:table-cell office:value-type="string" calcext:value-type="string">
            <text:p>PS00479</text:p>
          </table:table-cell>
          <table:table-cell office:value-type="string" calcext:value-type="string">
            <text:p>G15</text:p>
          </table:table-cell>
        </table:table-row>
        <table:table-row table:style-name="ro1" table:visibility="filter">
          <table:table-cell office:value-type="string" calcext:value-type="string">
            <text:p>PS00479</text:p>
          </table:table-cell>
          <table:table-cell office:value-type="string" calcext:value-type="string">
            <text:p>G15</text:p>
          </table:table-cell>
        </table:table-row>
        <table:table-row table:style-name="ro1">
          <table:table-cell office:value-type="string" calcext:value-type="string">
            <text:p>PS00480</text:p>
          </table:table-cell>
          <table:table-cell office:value-type="string" calcext:value-type="string">
            <text:p>G24</text:p>
          </table:table-cell>
        </table:table-row>
        <table:table-row table:style-name="ro1" table:visibility="filter">
          <table:table-cell office:value-type="string" calcext:value-type="string">
            <text:p>PS00480</text:p>
          </table:table-cell>
          <table:table-cell office:value-type="string" calcext:value-type="string">
            <text:p>G24</text:p>
          </table:table-cell>
        </table:table-row>
        <table:table-row table:style-name="ro1" table:visibility="filter">
          <table:table-cell office:value-type="string" calcext:value-type="string">
            <text:p>PS00480</text:p>
          </table:table-cell>
          <table:table-cell office:value-type="string" calcext:value-type="string">
            <text:p>G24</text:p>
          </table:table-cell>
        </table:table-row>
        <table:table-row table:style-name="ro1">
          <table:table-cell office:value-type="string" calcext:value-type="string">
            <text:p>PS00481</text:p>
          </table:table-cell>
          <table:table-cell office:value-type="string" calcext:value-type="string">
            <text:p>G19</text:p>
          </table:table-cell>
        </table:table-row>
        <table:table-row table:style-name="ro1" table:visibility="filter">
          <table:table-cell office:value-type="string" calcext:value-type="string">
            <text:p>PS00481</text:p>
          </table:table-cell>
          <table:table-cell office:value-type="string" calcext:value-type="string">
            <text:p>G19</text:p>
          </table:table-cell>
        </table:table-row>
        <table:table-row table:style-name="ro1" table:visibility="filter">
          <table:table-cell office:value-type="string" calcext:value-type="string">
            <text:p>PS00481</text:p>
          </table:table-cell>
          <table:table-cell office:value-type="string" calcext:value-type="string">
            <text:p>G19</text:p>
          </table:table-cell>
        </table:table-row>
        <table:table-row table:style-name="ro1">
          <table:table-cell office:value-type="string" calcext:value-type="string">
            <text:p>PS00482</text:p>
          </table:table-cell>
          <table:table-cell office:value-type="string" calcext:value-type="string">
            <text:p>G02</text:p>
          </table:table-cell>
        </table:table-row>
        <table:table-row table:style-name="ro1" table:visibility="filter">
          <table:table-cell office:value-type="string" calcext:value-type="string">
            <text:p>PS00482</text:p>
          </table:table-cell>
          <table:table-cell office:value-type="string" calcext:value-type="string">
            <text:p>G02</text:p>
          </table:table-cell>
        </table:table-row>
        <table:table-row table:style-name="ro1" table:visibility="filter">
          <table:table-cell office:value-type="string" calcext:value-type="string">
            <text:p>PS00482</text:p>
          </table:table-cell>
          <table:table-cell office:value-type="string" calcext:value-type="string">
            <text:p>G02</text:p>
          </table:table-cell>
        </table:table-row>
        <table:table-row table:style-name="ro1">
          <table:table-cell office:value-type="string" calcext:value-type="string">
            <text:p>PS00483</text:p>
          </table:table-cell>
          <table:table-cell office:value-type="string" calcext:value-type="string">
            <text:p>G41</text:p>
          </table:table-cell>
        </table:table-row>
        <table:table-row table:style-name="ro1" table:visibility="filter">
          <table:table-cell office:value-type="string" calcext:value-type="string">
            <text:p>PS00483</text:p>
          </table:table-cell>
          <table:table-cell office:value-type="string" calcext:value-type="string">
            <text:p>G41</text:p>
          </table:table-cell>
        </table:table-row>
        <table:table-row table:style-name="ro1" table:visibility="filter">
          <table:table-cell office:value-type="string" calcext:value-type="string">
            <text:p>PS00483</text:p>
          </table:table-cell>
          <table:table-cell office:value-type="string" calcext:value-type="string">
            <text:p>G41</text:p>
          </table:table-cell>
        </table:table-row>
        <table:table-row table:style-name="ro1">
          <table:table-cell office:value-type="string" calcext:value-type="string">
            <text:p>PS00484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484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484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485</text:p>
          </table:table-cell>
          <table:table-cell office:value-type="string" calcext:value-type="string">
            <text:p>G29</text:p>
          </table:table-cell>
        </table:table-row>
        <table:table-row table:style-name="ro1" table:visibility="filter">
          <table:table-cell office:value-type="string" calcext:value-type="string">
            <text:p>PS00485</text:p>
          </table:table-cell>
          <table:table-cell office:value-type="string" calcext:value-type="string">
            <text:p>G29</text:p>
          </table:table-cell>
        </table:table-row>
        <table:table-row table:style-name="ro1" table:visibility="filter">
          <table:table-cell office:value-type="string" calcext:value-type="string">
            <text:p>PS00485</text:p>
          </table:table-cell>
          <table:table-cell office:value-type="string" calcext:value-type="string">
            <text:p>G29</text:p>
          </table:table-cell>
        </table:table-row>
        <table:table-row table:style-name="ro1">
          <table:table-cell office:value-type="string" calcext:value-type="string">
            <text:p>PS00486</text:p>
          </table:table-cell>
          <table:table-cell office:value-type="string" calcext:value-type="string">
            <text:p>G28</text:p>
          </table:table-cell>
        </table:table-row>
        <table:table-row table:style-name="ro1" table:visibility="filter">
          <table:table-cell office:value-type="string" calcext:value-type="string">
            <text:p>PS00486</text:p>
          </table:table-cell>
          <table:table-cell office:value-type="string" calcext:value-type="string">
            <text:p>G28</text:p>
          </table:table-cell>
        </table:table-row>
        <table:table-row table:style-name="ro1" table:visibility="filter">
          <table:table-cell office:value-type="string" calcext:value-type="string">
            <text:p>PS00486</text:p>
          </table:table-cell>
          <table:table-cell office:value-type="string" calcext:value-type="string">
            <text:p>G28</text:p>
          </table:table-cell>
        </table:table-row>
        <table:table-row table:style-name="ro1">
          <table:table-cell office:value-type="string" calcext:value-type="string">
            <text:p>PS00487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487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488</text:p>
          </table:table-cell>
          <table:table-cell office:value-type="string" calcext:value-type="string">
            <text:p>G16</text:p>
          </table:table-cell>
        </table:table-row>
        <table:table-row table:style-name="ro1" table:visibility="filter">
          <table:table-cell office:value-type="string" calcext:value-type="string">
            <text:p>PS00488</text:p>
          </table:table-cell>
          <table:table-cell office:value-type="string" calcext:value-type="string">
            <text:p>G16</text:p>
          </table:table-cell>
        </table:table-row>
        <table:table-row table:style-name="ro1">
          <table:table-cell office:value-type="string" calcext:value-type="string">
            <text:p>PS00489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489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490</text:p>
          </table:table-cell>
          <table:table-cell office:value-type="string" calcext:value-type="string">
            <text:p>G06</text:p>
          </table:table-cell>
        </table:table-row>
        <table:table-row table:style-name="ro1" table:visibility="filter">
          <table:table-cell office:value-type="string" calcext:value-type="string">
            <text:p>PS00490</text:p>
          </table:table-cell>
          <table:table-cell office:value-type="string" calcext:value-type="string">
            <text:p>G06</text:p>
          </table:table-cell>
        </table:table-row>
        <table:table-row table:style-name="ro1">
          <table:table-cell office:value-type="string" calcext:value-type="string">
            <text:p>PS00491</text:p>
          </table:table-cell>
          <table:table-cell office:value-type="string" calcext:value-type="string">
            <text:p>G06</text:p>
          </table:table-cell>
        </table:table-row>
        <table:table-row table:style-name="ro1" table:visibility="filter">
          <table:table-cell office:value-type="string" calcext:value-type="string">
            <text:p>PS00491</text:p>
          </table:table-cell>
          <table:table-cell office:value-type="string" calcext:value-type="string">
            <text:p>G06</text:p>
          </table:table-cell>
        </table:table-row>
        <table:table-row table:style-name="ro1">
          <table:table-cell office:value-type="string" calcext:value-type="string">
            <text:p>PS00492</text:p>
          </table:table-cell>
          <table:table-cell office:value-type="string" calcext:value-type="string">
            <text:p>G06</text:p>
          </table:table-cell>
        </table:table-row>
        <table:table-row table:style-name="ro1" table:visibility="filter">
          <table:table-cell office:value-type="string" calcext:value-type="string">
            <text:p>PS00492</text:p>
          </table:table-cell>
          <table:table-cell office:value-type="string" calcext:value-type="string">
            <text:p>G06</text:p>
          </table:table-cell>
        </table:table-row>
        <table:table-row table:style-name="ro1">
          <table:table-cell office:value-type="string" calcext:value-type="string">
            <text:p>PS00493</text:p>
          </table:table-cell>
          <table:table-cell office:value-type="string" calcext:value-type="string">
            <text:p>G06</text:p>
          </table:table-cell>
        </table:table-row>
        <table:table-row table:style-name="ro1" table:visibility="filter">
          <table:table-cell office:value-type="string" calcext:value-type="string">
            <text:p>PS00493</text:p>
          </table:table-cell>
          <table:table-cell office:value-type="string" calcext:value-type="string">
            <text:p>G06</text:p>
          </table:table-cell>
        </table:table-row>
        <table:table-row table:style-name="ro1" table:visibility="filter">
          <table:table-cell office:value-type="string" calcext:value-type="string">
            <text:p>PS00493</text:p>
          </table:table-cell>
          <table:table-cell office:value-type="string" calcext:value-type="string">
            <text:p>G06</text:p>
          </table:table-cell>
        </table:table-row>
        <table:table-row table:style-name="ro1">
          <table:table-cell office:value-type="string" calcext:value-type="string">
            <text:p>PS00494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494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500</text:p>
          </table:table-cell>
          <table:table-cell office:value-type="string" calcext:value-type="string">
            <text:p>G52</text:p>
          </table:table-cell>
        </table:table-row>
        <table:table-row table:style-name="ro1" table:visibility="filter">
          <table:table-cell office:value-type="string" calcext:value-type="string">
            <text:p>PS00500</text:p>
          </table:table-cell>
          <table:table-cell office:value-type="string" calcext:value-type="string">
            <text:p>G52</text:p>
          </table:table-cell>
        </table:table-row>
        <table:table-row table:style-name="ro1" table:visibility="filter">
          <table:table-cell office:value-type="string" calcext:value-type="string">
            <text:p>PS00500</text:p>
          </table:table-cell>
          <table:table-cell office:value-type="string" calcext:value-type="string">
            <text:p>G52</text:p>
          </table:table-cell>
        </table:table-row>
        <table:table-row table:style-name="ro1">
          <table:table-cell office:value-type="string" calcext:value-type="string">
            <text:p>PS00501</text:p>
          </table:table-cell>
          <table:table-cell office:value-type="string" calcext:value-type="string">
            <text:p>G99</text:p>
          </table:table-cell>
        </table:table-row>
        <table:table-row table:style-name="ro1" table:visibility="filter">
          <table:table-cell office:value-type="string" calcext:value-type="string">
            <text:p>PS00501</text:p>
          </table:table-cell>
          <table:table-cell office:value-type="string" calcext:value-type="string">
            <text:p>G99</text:p>
          </table:table-cell>
        </table:table-row>
        <table:table-row table:style-name="ro1" table:visibility="filter">
          <table:table-cell office:value-type="string" calcext:value-type="string">
            <text:p>PS00501</text:p>
          </table:table-cell>
          <table:table-cell office:value-type="string" calcext:value-type="string">
            <text:p>G99</text:p>
          </table:table-cell>
        </table:table-row>
        <table:table-row table:style-name="ro1">
          <table:table-cell office:value-type="string" calcext:value-type="string">
            <text:p>PS00502</text:p>
          </table:table-cell>
          <table:table-cell office:value-type="string" calcext:value-type="string">
            <text:p>G06</text:p>
          </table:table-cell>
        </table:table-row>
        <table:table-row table:style-name="ro1" table:visibility="filter">
          <table:table-cell office:value-type="string" calcext:value-type="string">
            <text:p>PS00502</text:p>
          </table:table-cell>
          <table:table-cell office:value-type="string" calcext:value-type="string">
            <text:p>G06</text:p>
          </table:table-cell>
        </table:table-row>
        <table:table-row table:style-name="ro1" table:visibility="filter">
          <table:table-cell office:value-type="string" calcext:value-type="string">
            <text:p>PS00502</text:p>
          </table:table-cell>
          <table:table-cell office:value-type="string" calcext:value-type="string">
            <text:p>G06</text:p>
          </table:table-cell>
        </table:table-row>
        <table:table-row table:style-name="ro1">
          <table:table-cell office:value-type="string" calcext:value-type="string">
            <text:p>PS00503</text:p>
          </table:table-cell>
          <table:table-cell office:value-type="string" calcext:value-type="string">
            <text:p>G73</text:p>
          </table:table-cell>
        </table:table-row>
        <table:table-row table:style-name="ro1" table:visibility="filter">
          <table:table-cell office:value-type="string" calcext:value-type="string">
            <text:p>PS00503</text:p>
          </table:table-cell>
          <table:table-cell office:value-type="string" calcext:value-type="string">
            <text:p>G73</text:p>
          </table:table-cell>
        </table:table-row>
        <table:table-row table:style-name="ro1" table:visibility="filter">
          <table:table-cell office:value-type="string" calcext:value-type="string">
            <text:p>PS00503</text:p>
          </table:table-cell>
          <table:table-cell office:value-type="string" calcext:value-type="string">
            <text:p>G73</text:p>
          </table:table-cell>
        </table:table-row>
        <table:table-row table:style-name="ro1">
          <table:table-cell office:value-type="string" calcext:value-type="string">
            <text:p>PS00504</text:p>
          </table:table-cell>
          <table:table-cell office:value-type="string" calcext:value-type="string">
            <text:p>G54</text:p>
          </table:table-cell>
        </table:table-row>
        <table:table-row table:style-name="ro1" table:visibility="filter">
          <table:table-cell office:value-type="string" calcext:value-type="string">
            <text:p>PS00504</text:p>
          </table:table-cell>
          <table:table-cell office:value-type="string" calcext:value-type="string">
            <text:p>G54</text:p>
          </table:table-cell>
        </table:table-row>
        <table:table-row table:style-name="ro1" table:visibility="filter">
          <table:table-cell office:value-type="string" calcext:value-type="string">
            <text:p>PS00504</text:p>
          </table:table-cell>
          <table:table-cell office:value-type="string" calcext:value-type="string">
            <text:p>G54</text:p>
          </table:table-cell>
        </table:table-row>
        <table:table-row table:style-name="ro1">
          <table:table-cell office:value-type="string" calcext:value-type="string">
            <text:p>PS00505</text:p>
          </table:table-cell>
          <table:table-cell office:value-type="string" calcext:value-type="string">
            <text:p>G55</text:p>
          </table:table-cell>
        </table:table-row>
        <table:table-row table:style-name="ro1" table:visibility="filter">
          <table:table-cell office:value-type="string" calcext:value-type="string">
            <text:p>PS00505</text:p>
          </table:table-cell>
          <table:table-cell office:value-type="string" calcext:value-type="string">
            <text:p>G55</text:p>
          </table:table-cell>
        </table:table-row>
        <table:table-row table:style-name="ro1" table:visibility="filter">
          <table:table-cell office:value-type="string" calcext:value-type="string">
            <text:p>PS00505</text:p>
          </table:table-cell>
          <table:table-cell office:value-type="string" calcext:value-type="string">
            <text:p>G55</text:p>
          </table:table-cell>
        </table:table-row>
        <table:table-row table:style-name="ro1">
          <table:table-cell office:value-type="string" calcext:value-type="string">
            <text:p>PS00506</text:p>
          </table:table-cell>
          <table:table-cell office:value-type="string" calcext:value-type="string">
            <text:p>G52</text:p>
          </table:table-cell>
        </table:table-row>
        <table:table-row table:style-name="ro1" table:visibility="filter">
          <table:table-cell office:value-type="string" calcext:value-type="string">
            <text:p>PS00506</text:p>
          </table:table-cell>
          <table:table-cell office:value-type="string" calcext:value-type="string">
            <text:p>G52</text:p>
          </table:table-cell>
        </table:table-row>
        <table:table-row table:style-name="ro1" table:visibility="filter">
          <table:table-cell office:value-type="string" calcext:value-type="string">
            <text:p>PS00506</text:p>
          </table:table-cell>
          <table:table-cell office:value-type="string" calcext:value-type="string">
            <text:p>G52</text:p>
          </table:table-cell>
        </table:table-row>
        <table:table-row table:style-name="ro1">
          <table:table-cell office:value-type="string" calcext:value-type="string">
            <text:p>PS00507</text:p>
          </table:table-cell>
          <table:table-cell office:value-type="string" calcext:value-type="string">
            <text:p>G52</text:p>
          </table:table-cell>
        </table:table-row>
        <table:table-row table:style-name="ro1" table:visibility="filter">
          <table:table-cell office:value-type="string" calcext:value-type="string">
            <text:p>PS00507</text:p>
          </table:table-cell>
          <table:table-cell office:value-type="string" calcext:value-type="string">
            <text:p>G52</text:p>
          </table:table-cell>
        </table:table-row>
        <table:table-row table:style-name="ro1" table:visibility="filter">
          <table:table-cell office:value-type="string" calcext:value-type="string">
            <text:p>PS00507</text:p>
          </table:table-cell>
          <table:table-cell office:value-type="string" calcext:value-type="string">
            <text:p>G52</text:p>
          </table:table-cell>
        </table:table-row>
        <table:table-row table:style-name="ro1">
          <table:table-cell office:value-type="string" calcext:value-type="string">
            <text:p>PS00508</text:p>
          </table:table-cell>
          <table:table-cell office:value-type="string" calcext:value-type="string">
            <text:p>G52</text:p>
          </table:table-cell>
        </table:table-row>
        <table:table-row table:style-name="ro1" table:visibility="filter">
          <table:table-cell office:value-type="string" calcext:value-type="string">
            <text:p>PS00508</text:p>
          </table:table-cell>
          <table:table-cell office:value-type="string" calcext:value-type="string">
            <text:p>G52</text:p>
          </table:table-cell>
        </table:table-row>
        <table:table-row table:style-name="ro1" table:visibility="filter">
          <table:table-cell office:value-type="string" calcext:value-type="string">
            <text:p>PS00508</text:p>
          </table:table-cell>
          <table:table-cell office:value-type="string" calcext:value-type="string">
            <text:p>G52</text:p>
          </table:table-cell>
        </table:table-row>
        <table:table-row table:style-name="ro1" table:visibility="filter">
          <table:table-cell office:value-type="string" calcext:value-type="string">
            <text:p>PS00508</text:p>
          </table:table-cell>
          <table:table-cell office:value-type="string" calcext:value-type="string">
            <text:p>G52</text:p>
          </table:table-cell>
        </table:table-row>
        <table:table-row table:style-name="ro1" table:visibility="filter">
          <table:table-cell office:value-type="string" calcext:value-type="string">
            <text:p>PS00508</text:p>
          </table:table-cell>
          <table:table-cell office:value-type="string" calcext:value-type="string">
            <text:p>G52</text:p>
          </table:table-cell>
        </table:table-row>
        <table:table-row table:style-name="ro1">
          <table:table-cell office:value-type="string" calcext:value-type="string">
            <text:p>PS00509</text:p>
          </table:table-cell>
          <table:table-cell office:value-type="string" calcext:value-type="string">
            <text:p>G52</text:p>
          </table:table-cell>
        </table:table-row>
        <table:table-row table:style-name="ro1" table:visibility="filter">
          <table:table-cell office:value-type="string" calcext:value-type="string">
            <text:p>PS00509</text:p>
          </table:table-cell>
          <table:table-cell office:value-type="string" calcext:value-type="string">
            <text:p>G52</text:p>
          </table:table-cell>
        </table:table-row>
        <table:table-row table:style-name="ro1" table:visibility="filter">
          <table:table-cell office:value-type="string" calcext:value-type="string">
            <text:p>PS00509</text:p>
          </table:table-cell>
          <table:table-cell office:value-type="string" calcext:value-type="string">
            <text:p>G52</text:p>
          </table:table-cell>
        </table:table-row>
        <table:table-row table:style-name="ro1" table:visibility="filter">
          <table:table-cell office:value-type="string" calcext:value-type="string">
            <text:p>PS00509</text:p>
          </table:table-cell>
          <table:table-cell office:value-type="string" calcext:value-type="string">
            <text:p>G52</text:p>
          </table:table-cell>
        </table:table-row>
        <table:table-row table:style-name="ro1">
          <table:table-cell office:value-type="string" calcext:value-type="string">
            <text:p>PS00510</text:p>
          </table:table-cell>
          <table:table-cell office:value-type="string" calcext:value-type="string">
            <text:p>G56</text:p>
          </table:table-cell>
        </table:table-row>
        <table:table-row table:style-name="ro1" table:visibility="filter">
          <table:table-cell office:value-type="string" calcext:value-type="string">
            <text:p>PS00510</text:p>
          </table:table-cell>
          <table:table-cell office:value-type="string" calcext:value-type="string">
            <text:p>G56</text:p>
          </table:table-cell>
        </table:table-row>
        <table:table-row table:style-name="ro1" table:visibility="filter">
          <table:table-cell office:value-type="string" calcext:value-type="string">
            <text:p>PS00510</text:p>
          </table:table-cell>
          <table:table-cell office:value-type="string" calcext:value-type="string">
            <text:p>G56</text:p>
          </table:table-cell>
        </table:table-row>
        <table:table-row table:style-name="ro1">
          <table:table-cell office:value-type="string" calcext:value-type="string">
            <text:p>PS00511</text:p>
          </table:table-cell>
          <table:table-cell office:value-type="string" calcext:value-type="string">
            <text:p>G99</text:p>
          </table:table-cell>
        </table:table-row>
        <table:table-row table:style-name="ro1" table:visibility="filter">
          <table:table-cell office:value-type="string" calcext:value-type="string">
            <text:p>PS00511</text:p>
          </table:table-cell>
          <table:table-cell office:value-type="string" calcext:value-type="string">
            <text:p>G99</text:p>
          </table:table-cell>
        </table:table-row>
        <table:table-row table:style-name="ro1" table:visibility="filter">
          <table:table-cell office:value-type="string" calcext:value-type="string">
            <text:p>PS00511</text:p>
          </table:table-cell>
          <table:table-cell office:value-type="string" calcext:value-type="string">
            <text:p>G99</text:p>
          </table:table-cell>
        </table:table-row>
        <table:table-row table:style-name="ro1">
          <table:table-cell office:value-type="string" calcext:value-type="string">
            <text:p>PS00512</text:p>
          </table:table-cell>
          <table:table-cell office:value-type="string" calcext:value-type="string">
            <text:p>G28</text:p>
          </table:table-cell>
        </table:table-row>
        <table:table-row table:style-name="ro1" table:visibility="filter">
          <table:table-cell office:value-type="string" calcext:value-type="string">
            <text:p>PS00512</text:p>
          </table:table-cell>
          <table:table-cell office:value-type="string" calcext:value-type="string">
            <text:p>G28</text:p>
          </table:table-cell>
        </table:table-row>
        <table:table-row table:style-name="ro1" table:visibility="filter">
          <table:table-cell office:value-type="string" calcext:value-type="string">
            <text:p>PS00512</text:p>
          </table:table-cell>
          <table:table-cell office:value-type="string" calcext:value-type="string">
            <text:p>G28</text:p>
          </table:table-cell>
        </table:table-row>
        <table:table-row table:style-name="ro1">
          <table:table-cell office:value-type="string" calcext:value-type="string">
            <text:p>PS00513</text:p>
          </table:table-cell>
          <table:table-cell office:value-type="string" calcext:value-type="string">
            <text:p>G57</text:p>
          </table:table-cell>
        </table:table-row>
        <table:table-row table:style-name="ro1" table:visibility="filter">
          <table:table-cell office:value-type="string" calcext:value-type="string">
            <text:p>PS00513</text:p>
          </table:table-cell>
          <table:table-cell office:value-type="string" calcext:value-type="string">
            <text:p>G57</text:p>
          </table:table-cell>
        </table:table-row>
        <table:table-row table:style-name="ro1" table:visibility="filter">
          <table:table-cell office:value-type="string" calcext:value-type="string">
            <text:p>PS00513</text:p>
          </table:table-cell>
          <table:table-cell office:value-type="string" calcext:value-type="string">
            <text:p>G57</text:p>
          </table:table-cell>
        </table:table-row>
        <table:table-row table:style-name="ro1">
          <table:table-cell office:value-type="string" calcext:value-type="string">
            <text:p>PS00514</text:p>
          </table:table-cell>
          <table:table-cell office:value-type="string" calcext:value-type="string">
            <text:p>G58</text:p>
          </table:table-cell>
        </table:table-row>
        <table:table-row table:style-name="ro1" table:visibility="filter">
          <table:table-cell office:value-type="string" calcext:value-type="string">
            <text:p>PS00514</text:p>
          </table:table-cell>
          <table:table-cell office:value-type="string" calcext:value-type="string">
            <text:p>G58</text:p>
          </table:table-cell>
        </table:table-row>
        <table:table-row table:style-name="ro1" table:visibility="filter">
          <table:table-cell office:value-type="string" calcext:value-type="string">
            <text:p>PS00514</text:p>
          </table:table-cell>
          <table:table-cell office:value-type="string" calcext:value-type="string">
            <text:p>G58</text:p>
          </table:table-cell>
        </table:table-row>
        <table:table-row table:style-name="ro1">
          <table:table-cell office:value-type="string" calcext:value-type="string">
            <text:p>PS00515</text:p>
          </table:table-cell>
          <table:table-cell office:value-type="string" calcext:value-type="string">
            <text:p>G35</text:p>
          </table:table-cell>
        </table:table-row>
        <table:table-row table:style-name="ro1" table:visibility="filter">
          <table:table-cell office:value-type="string" calcext:value-type="string">
            <text:p>PS00515</text:p>
          </table:table-cell>
          <table:table-cell office:value-type="string" calcext:value-type="string">
            <text:p>G35</text:p>
          </table:table-cell>
        </table:table-row>
        <table:table-row table:style-name="ro1" table:visibility="filter">
          <table:table-cell office:value-type="string" calcext:value-type="string">
            <text:p>PS00515</text:p>
          </table:table-cell>
          <table:table-cell office:value-type="string" calcext:value-type="string">
            <text:p>G35</text:p>
          </table:table-cell>
        </table:table-row>
        <table:table-row table:style-name="ro1">
          <table:table-cell office:value-type="string" calcext:value-type="string">
            <text:p>PS00516</text:p>
          </table:table-cell>
          <table:table-cell office:value-type="string" calcext:value-type="string">
            <text:p>G59</text:p>
          </table:table-cell>
        </table:table-row>
        <table:table-row table:style-name="ro1" table:visibility="filter">
          <table:table-cell office:value-type="string" calcext:value-type="string">
            <text:p>PS00516</text:p>
          </table:table-cell>
          <table:table-cell office:value-type="string" calcext:value-type="string">
            <text:p>G59</text:p>
          </table:table-cell>
        </table:table-row>
        <table:table-row table:style-name="ro1" table:visibility="filter">
          <table:table-cell office:value-type="string" calcext:value-type="string">
            <text:p>PS00516</text:p>
          </table:table-cell>
          <table:table-cell office:value-type="string" calcext:value-type="string">
            <text:p>G59</text:p>
          </table:table-cell>
        </table:table-row>
        <table:table-row table:style-name="ro1">
          <table:table-cell office:value-type="string" calcext:value-type="string">
            <text:p>PS00517</text:p>
          </table:table-cell>
          <table:table-cell office:value-type="string" calcext:value-type="string">
            <text:p>G70</text:p>
          </table:table-cell>
        </table:table-row>
        <table:table-row table:style-name="ro1" table:visibility="filter">
          <table:table-cell office:value-type="string" calcext:value-type="string">
            <text:p>PS00517</text:p>
          </table:table-cell>
          <table:table-cell office:value-type="string" calcext:value-type="string">
            <text:p>G70</text:p>
          </table:table-cell>
        </table:table-row>
        <table:table-row table:style-name="ro1" table:visibility="filter">
          <table:table-cell office:value-type="string" calcext:value-type="string">
            <text:p>PS00517</text:p>
          </table:table-cell>
          <table:table-cell office:value-type="string" calcext:value-type="string">
            <text:p>G70</text:p>
          </table:table-cell>
        </table:table-row>
        <table:table-row table:style-name="ro1">
          <table:table-cell office:value-type="string" calcext:value-type="string">
            <text:p>PS00518</text:p>
          </table:table-cell>
          <table:table-cell office:value-type="string" calcext:value-type="string">
            <text:p>G50</text:p>
          </table:table-cell>
        </table:table-row>
        <table:table-row table:style-name="ro1" table:visibility="filter">
          <table:table-cell office:value-type="string" calcext:value-type="string">
            <text:p>PS00518</text:p>
          </table:table-cell>
          <table:table-cell office:value-type="string" calcext:value-type="string">
            <text:p>G50</text:p>
          </table:table-cell>
        </table:table-row>
        <table:table-row table:style-name="ro1" table:visibility="filter">
          <table:table-cell office:value-type="string" calcext:value-type="string">
            <text:p>PS00518</text:p>
          </table:table-cell>
          <table:table-cell office:value-type="string" calcext:value-type="string">
            <text:p>G50</text:p>
          </table:table-cell>
        </table:table-row>
        <table:table-row table:style-name="ro1">
          <table:table-cell office:value-type="string" calcext:value-type="string">
            <text:p>PS00519</text:p>
          </table:table-cell>
          <table:table-cell office:value-type="string" calcext:value-type="string">
            <text:p>G29</text:p>
          </table:table-cell>
        </table:table-row>
        <table:table-row table:style-name="ro1" table:visibility="filter">
          <table:table-cell office:value-type="string" calcext:value-type="string">
            <text:p>PS00519</text:p>
          </table:table-cell>
          <table:table-cell office:value-type="string" calcext:value-type="string">
            <text:p>G29</text:p>
          </table:table-cell>
        </table:table-row>
        <table:table-row table:style-name="ro1" table:visibility="filter">
          <table:table-cell office:value-type="string" calcext:value-type="string">
            <text:p>PS00519</text:p>
          </table:table-cell>
          <table:table-cell office:value-type="string" calcext:value-type="string">
            <text:p>G29</text:p>
          </table:table-cell>
        </table:table-row>
        <table:table-row table:style-name="ro1">
          <table:table-cell office:value-type="string" calcext:value-type="string">
            <text:p>PS00520</text:p>
          </table:table-cell>
          <table:table-cell office:value-type="string" calcext:value-type="string">
            <text:p>G29</text:p>
          </table:table-cell>
        </table:table-row>
        <table:table-row table:style-name="ro1" table:visibility="filter">
          <table:table-cell office:value-type="string" calcext:value-type="string">
            <text:p>PS00520</text:p>
          </table:table-cell>
          <table:table-cell office:value-type="string" calcext:value-type="string">
            <text:p>G29</text:p>
          </table:table-cell>
        </table:table-row>
        <table:table-row table:style-name="ro1" table:visibility="filter">
          <table:table-cell office:value-type="string" calcext:value-type="string">
            <text:p>PS00520</text:p>
          </table:table-cell>
          <table:table-cell office:value-type="string" calcext:value-type="string">
            <text:p>G29</text:p>
          </table:table-cell>
        </table:table-row>
        <table:table-row table:style-name="ro1">
          <table:table-cell office:value-type="string" calcext:value-type="string">
            <text:p>PS00521</text:p>
          </table:table-cell>
          <table:table-cell office:value-type="string" calcext:value-type="string">
            <text:p>G41</text:p>
          </table:table-cell>
        </table:table-row>
        <table:table-row table:style-name="ro1" table:visibility="filter">
          <table:table-cell office:value-type="string" calcext:value-type="string">
            <text:p>PS00521</text:p>
          </table:table-cell>
          <table:table-cell office:value-type="string" calcext:value-type="string">
            <text:p>G41</text:p>
          </table:table-cell>
        </table:table-row>
        <table:table-row table:style-name="ro1" table:visibility="filter">
          <table:table-cell office:value-type="string" calcext:value-type="string">
            <text:p>PS00521</text:p>
          </table:table-cell>
          <table:table-cell office:value-type="string" calcext:value-type="string">
            <text:p>G41</text:p>
          </table:table-cell>
        </table:table-row>
        <table:table-row table:style-name="ro1">
          <table:table-cell office:value-type="string" calcext:value-type="string">
            <text:p>PS00522</text:p>
          </table:table-cell>
          <table:table-cell office:value-type="string" calcext:value-type="string">
            <text:p>G01</text:p>
          </table:table-cell>
        </table:table-row>
        <table:table-row table:style-name="ro1" table:visibility="filter">
          <table:table-cell office:value-type="string" calcext:value-type="string">
            <text:p>PS00522</text:p>
          </table:table-cell>
          <table:table-cell office:value-type="string" calcext:value-type="string">
            <text:p>G01</text:p>
          </table:table-cell>
        </table:table-row>
        <table:table-row table:style-name="ro1" table:visibility="filter">
          <table:table-cell office:value-type="string" calcext:value-type="string">
            <text:p>PS00522</text:p>
          </table:table-cell>
          <table:table-cell office:value-type="string" calcext:value-type="string">
            <text:p>G01</text:p>
          </table:table-cell>
        </table:table-row>
        <table:table-row table:style-name="ro1">
          <table:table-cell office:value-type="string" calcext:value-type="string">
            <text:p>PS00523</text:p>
          </table:table-cell>
          <table:table-cell office:value-type="string" calcext:value-type="string">
            <text:p>G52</text:p>
          </table:table-cell>
        </table:table-row>
        <table:table-row table:style-name="ro1" table:visibility="filter">
          <table:table-cell office:value-type="string" calcext:value-type="string">
            <text:p>PS00523</text:p>
          </table:table-cell>
          <table:table-cell office:value-type="string" calcext:value-type="string">
            <text:p>G52</text:p>
          </table:table-cell>
        </table:table-row>
        <table:table-row table:style-name="ro1" table:visibility="filter">
          <table:table-cell office:value-type="string" calcext:value-type="string">
            <text:p>PS00523</text:p>
          </table:table-cell>
          <table:table-cell office:value-type="string" calcext:value-type="string">
            <text:p>G52</text:p>
          </table:table-cell>
        </table:table-row>
        <table:table-row table:style-name="ro1">
          <table:table-cell office:value-type="string" calcext:value-type="string">
            <text:p>PS00524</text:p>
          </table:table-cell>
          <table:table-cell office:value-type="string" calcext:value-type="string">
            <text:p>G71</text:p>
          </table:table-cell>
        </table:table-row>
        <table:table-row table:style-name="ro1" table:visibility="filter">
          <table:table-cell office:value-type="string" calcext:value-type="string">
            <text:p>PS00524</text:p>
          </table:table-cell>
          <table:table-cell office:value-type="string" calcext:value-type="string">
            <text:p>G71</text:p>
          </table:table-cell>
        </table:table-row>
        <table:table-row table:style-name="ro1" table:visibility="filter">
          <table:table-cell office:value-type="string" calcext:value-type="string">
            <text:p>PS00524</text:p>
          </table:table-cell>
          <table:table-cell office:value-type="string" calcext:value-type="string">
            <text:p>G71</text:p>
          </table:table-cell>
        </table:table-row>
        <table:table-row table:style-name="ro1">
          <table:table-cell office:value-type="string" calcext:value-type="string">
            <text:p>PS00525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525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525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526</text:p>
          </table:table-cell>
          <table:table-cell office:value-type="string" calcext:value-type="string">
            <text:p>G52</text:p>
          </table:table-cell>
        </table:table-row>
        <table:table-row table:style-name="ro1" table:visibility="filter">
          <table:table-cell office:value-type="string" calcext:value-type="string">
            <text:p>PS00526</text:p>
          </table:table-cell>
          <table:table-cell office:value-type="string" calcext:value-type="string">
            <text:p>G52</text:p>
          </table:table-cell>
        </table:table-row>
        <table:table-row table:style-name="ro1" table:visibility="filter">
          <table:table-cell office:value-type="string" calcext:value-type="string">
            <text:p>PS00526</text:p>
          </table:table-cell>
          <table:table-cell office:value-type="string" calcext:value-type="string">
            <text:p>G52</text:p>
          </table:table-cell>
        </table:table-row>
        <table:table-row table:style-name="ro1">
          <table:table-cell office:value-type="string" calcext:value-type="string">
            <text:p>PS00527</text:p>
          </table:table-cell>
          <table:table-cell office:value-type="string" calcext:value-type="string">
            <text:p>G52</text:p>
          </table:table-cell>
        </table:table-row>
        <table:table-row table:style-name="ro1" table:visibility="filter">
          <table:table-cell office:value-type="string" calcext:value-type="string">
            <text:p>PS00527</text:p>
          </table:table-cell>
          <table:table-cell office:value-type="string" calcext:value-type="string">
            <text:p>G52</text:p>
          </table:table-cell>
        </table:table-row>
        <table:table-row table:style-name="ro1" table:visibility="filter">
          <table:table-cell office:value-type="string" calcext:value-type="string">
            <text:p>PS00527</text:p>
          </table:table-cell>
          <table:table-cell office:value-type="string" calcext:value-type="string">
            <text:p>G52</text:p>
          </table:table-cell>
        </table:table-row>
        <table:table-row table:style-name="ro1">
          <table:table-cell office:value-type="string" calcext:value-type="string">
            <text:p>PS00528</text:p>
          </table:table-cell>
          <table:table-cell office:value-type="string" calcext:value-type="string">
            <text:p>G43</text:p>
          </table:table-cell>
        </table:table-row>
        <table:table-row table:style-name="ro1" table:visibility="filter">
          <table:table-cell office:value-type="string" calcext:value-type="string">
            <text:p>PS00528</text:p>
          </table:table-cell>
          <table:table-cell office:value-type="string" calcext:value-type="string">
            <text:p>G43</text:p>
          </table:table-cell>
        </table:table-row>
        <table:table-row table:style-name="ro1" table:visibility="filter">
          <table:table-cell office:value-type="string" calcext:value-type="string">
            <text:p>PS00528</text:p>
          </table:table-cell>
          <table:table-cell office:value-type="string" calcext:value-type="string">
            <text:p>G43</text:p>
          </table:table-cell>
        </table:table-row>
        <table:table-row table:style-name="ro1">
          <table:table-cell office:value-type="string" calcext:value-type="string">
            <text:p>PS00529</text:p>
          </table:table-cell>
          <table:table-cell office:value-type="string" calcext:value-type="string">
            <text:p>G05</text:p>
          </table:table-cell>
        </table:table-row>
        <table:table-row table:style-name="ro1" table:visibility="filter">
          <table:table-cell office:value-type="string" calcext:value-type="string">
            <text:p>PS00529</text:p>
          </table:table-cell>
          <table:table-cell office:value-type="string" calcext:value-type="string">
            <text:p>G05</text:p>
          </table:table-cell>
        </table:table-row>
        <table:table-row table:style-name="ro1" table:visibility="filter">
          <table:table-cell office:value-type="string" calcext:value-type="string">
            <text:p>PS00529</text:p>
          </table:table-cell>
          <table:table-cell office:value-type="string" calcext:value-type="string">
            <text:p>G05</text:p>
          </table:table-cell>
        </table:table-row>
        <table:table-row table:style-name="ro1">
          <table:table-cell office:value-type="string" calcext:value-type="string">
            <text:p>PS00530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530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530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531</text:p>
          </table:table-cell>
          <table:table-cell office:value-type="string" calcext:value-type="string">
            <text:p>G22</text:p>
          </table:table-cell>
        </table:table-row>
        <table:table-row table:style-name="ro1" table:visibility="filter">
          <table:table-cell office:value-type="string" calcext:value-type="string">
            <text:p>PS00531</text:p>
          </table:table-cell>
          <table:table-cell office:value-type="string" calcext:value-type="string">
            <text:p>G22</text:p>
          </table:table-cell>
        </table:table-row>
        <table:table-row table:style-name="ro1" table:visibility="filter">
          <table:table-cell office:value-type="string" calcext:value-type="string">
            <text:p>PS00531</text:p>
          </table:table-cell>
          <table:table-cell office:value-type="string" calcext:value-type="string">
            <text:p>G22</text:p>
          </table:table-cell>
        </table:table-row>
        <table:table-row table:style-name="ro1">
          <table:table-cell office:value-type="string" calcext:value-type="string">
            <text:p>PS00532</text:p>
          </table:table-cell>
          <table:table-cell office:value-type="string" calcext:value-type="string">
            <text:p>G55</text:p>
          </table:table-cell>
        </table:table-row>
        <table:table-row table:style-name="ro1" table:visibility="filter">
          <table:table-cell office:value-type="string" calcext:value-type="string">
            <text:p>PS00532</text:p>
          </table:table-cell>
          <table:table-cell office:value-type="string" calcext:value-type="string">
            <text:p>G55</text:p>
          </table:table-cell>
        </table:table-row>
        <table:table-row table:style-name="ro1" table:visibility="filter">
          <table:table-cell office:value-type="string" calcext:value-type="string">
            <text:p>PS00532</text:p>
          </table:table-cell>
          <table:table-cell office:value-type="string" calcext:value-type="string">
            <text:p>G55</text:p>
          </table:table-cell>
        </table:table-row>
        <table:table-row table:style-name="ro1">
          <table:table-cell office:value-type="string" calcext:value-type="string">
            <text:p>PS00533</text:p>
          </table:table-cell>
          <table:table-cell office:value-type="string" calcext:value-type="string">
            <text:p>G55</text:p>
          </table:table-cell>
        </table:table-row>
        <table:table-row table:style-name="ro1" table:visibility="filter">
          <table:table-cell office:value-type="string" calcext:value-type="string">
            <text:p>PS00533</text:p>
          </table:table-cell>
          <table:table-cell office:value-type="string" calcext:value-type="string">
            <text:p>G55</text:p>
          </table:table-cell>
        </table:table-row>
        <table:table-row table:style-name="ro1" table:visibility="filter">
          <table:table-cell office:value-type="string" calcext:value-type="string">
            <text:p>PS00533</text:p>
          </table:table-cell>
          <table:table-cell office:value-type="string" calcext:value-type="string">
            <text:p>G55</text:p>
          </table:table-cell>
        </table:table-row>
        <table:table-row table:style-name="ro1">
          <table:table-cell office:value-type="string" calcext:value-type="string">
            <text:p>PS00534</text:p>
          </table:table-cell>
          <table:table-cell office:value-type="string" calcext:value-type="string">
            <text:p>G28</text:p>
          </table:table-cell>
        </table:table-row>
        <table:table-row table:style-name="ro1" table:visibility="filter">
          <table:table-cell office:value-type="string" calcext:value-type="string">
            <text:p>PS00534</text:p>
          </table:table-cell>
          <table:table-cell office:value-type="string" calcext:value-type="string">
            <text:p>G28</text:p>
          </table:table-cell>
        </table:table-row>
        <table:table-row table:style-name="ro1" table:visibility="filter">
          <table:table-cell office:value-type="string" calcext:value-type="string">
            <text:p>PS00534</text:p>
          </table:table-cell>
          <table:table-cell office:value-type="string" calcext:value-type="string">
            <text:p>G28</text:p>
          </table:table-cell>
        </table:table-row>
        <table:table-row table:style-name="ro1">
          <table:table-cell office:value-type="string" calcext:value-type="string">
            <text:p>PS00535</text:p>
          </table:table-cell>
          <table:table-cell office:value-type="string" calcext:value-type="string">
            <text:p>G52</text:p>
          </table:table-cell>
        </table:table-row>
        <table:table-row table:style-name="ro1" table:visibility="filter">
          <table:table-cell office:value-type="string" calcext:value-type="string">
            <text:p>PS00535</text:p>
          </table:table-cell>
          <table:table-cell office:value-type="string" calcext:value-type="string">
            <text:p>G52</text:p>
          </table:table-cell>
        </table:table-row>
        <table:table-row table:style-name="ro1" table:visibility="filter">
          <table:table-cell office:value-type="string" calcext:value-type="string">
            <text:p>PS00535</text:p>
          </table:table-cell>
          <table:table-cell office:value-type="string" calcext:value-type="string">
            <text:p>G52</text:p>
          </table:table-cell>
        </table:table-row>
        <table:table-row table:style-name="ro1">
          <table:table-cell office:value-type="string" calcext:value-type="string">
            <text:p>PS00536</text:p>
          </table:table-cell>
          <table:table-cell office:value-type="string" calcext:value-type="string">
            <text:p>G20</text:p>
          </table:table-cell>
        </table:table-row>
        <table:table-row table:style-name="ro1" table:visibility="filter">
          <table:table-cell office:value-type="string" calcext:value-type="string">
            <text:p>PS00536</text:p>
          </table:table-cell>
          <table:table-cell office:value-type="string" calcext:value-type="string">
            <text:p>G20</text:p>
          </table:table-cell>
        </table:table-row>
        <table:table-row table:style-name="ro1" table:visibility="filter">
          <table:table-cell office:value-type="string" calcext:value-type="string">
            <text:p>PS00536</text:p>
          </table:table-cell>
          <table:table-cell office:value-type="string" calcext:value-type="string">
            <text:p>G20</text:p>
          </table:table-cell>
        </table:table-row>
        <table:table-row table:style-name="ro1">
          <table:table-cell office:value-type="string" calcext:value-type="string">
            <text:p>PS00537</text:p>
          </table:table-cell>
          <table:table-cell office:value-type="string" calcext:value-type="string">
            <text:p>G55</text:p>
          </table:table-cell>
        </table:table-row>
        <table:table-row table:style-name="ro1" table:visibility="filter">
          <table:table-cell office:value-type="string" calcext:value-type="string">
            <text:p>PS00537</text:p>
          </table:table-cell>
          <table:table-cell office:value-type="string" calcext:value-type="string">
            <text:p>G55</text:p>
          </table:table-cell>
        </table:table-row>
        <table:table-row table:style-name="ro1" table:visibility="filter">
          <table:table-cell office:value-type="string" calcext:value-type="string">
            <text:p>PS00537</text:p>
          </table:table-cell>
          <table:table-cell office:value-type="string" calcext:value-type="string">
            <text:p>G55</text:p>
          </table:table-cell>
        </table:table-row>
        <table:table-row table:style-name="ro1">
          <table:table-cell office:value-type="string" calcext:value-type="string">
            <text:p>PS00538</text:p>
          </table:table-cell>
          <table:table-cell office:value-type="string" calcext:value-type="string">
            <text:p>G20</text:p>
          </table:table-cell>
        </table:table-row>
        <table:table-row table:style-name="ro1" table:visibility="filter">
          <table:table-cell office:value-type="string" calcext:value-type="string">
            <text:p>PS00538</text:p>
          </table:table-cell>
          <table:table-cell office:value-type="string" calcext:value-type="string">
            <text:p>G20</text:p>
          </table:table-cell>
        </table:table-row>
        <table:table-row table:style-name="ro1" table:visibility="filter">
          <table:table-cell office:value-type="string" calcext:value-type="string">
            <text:p>PS00538</text:p>
          </table:table-cell>
          <table:table-cell office:value-type="string" calcext:value-type="string">
            <text:p>G20</text:p>
          </table:table-cell>
        </table:table-row>
        <table:table-row table:style-name="ro1">
          <table:table-cell office:value-type="string" calcext:value-type="string">
            <text:p>PS00539</text:p>
          </table:table-cell>
          <table:table-cell office:value-type="string" calcext:value-type="string">
            <text:p>G57</text:p>
          </table:table-cell>
        </table:table-row>
        <table:table-row table:style-name="ro1" table:visibility="filter">
          <table:table-cell office:value-type="string" calcext:value-type="string">
            <text:p>PS00539</text:p>
          </table:table-cell>
          <table:table-cell office:value-type="string" calcext:value-type="string">
            <text:p>G57</text:p>
          </table:table-cell>
        </table:table-row>
        <table:table-row table:style-name="ro1" table:visibility="filter">
          <table:table-cell office:value-type="string" calcext:value-type="string">
            <text:p>PS00539</text:p>
          </table:table-cell>
          <table:table-cell office:value-type="string" calcext:value-type="string">
            <text:p>G57</text:p>
          </table:table-cell>
        </table:table-row>
        <table:table-row table:style-name="ro1">
          <table:table-cell office:value-type="string" calcext:value-type="string">
            <text:p>PS00540</text:p>
          </table:table-cell>
          <table:table-cell office:value-type="string" calcext:value-type="string">
            <text:p>G20</text:p>
          </table:table-cell>
        </table:table-row>
        <table:table-row table:style-name="ro1" table:visibility="filter">
          <table:table-cell office:value-type="string" calcext:value-type="string">
            <text:p>PS00540</text:p>
          </table:table-cell>
          <table:table-cell office:value-type="string" calcext:value-type="string">
            <text:p>G20</text:p>
          </table:table-cell>
        </table:table-row>
        <table:table-row table:style-name="ro1" table:visibility="filter">
          <table:table-cell office:value-type="string" calcext:value-type="string">
            <text:p>PS00540</text:p>
          </table:table-cell>
          <table:table-cell office:value-type="string" calcext:value-type="string">
            <text:p>G20</text:p>
          </table:table-cell>
        </table:table-row>
        <table:table-row table:style-name="ro1">
          <table:table-cell office:value-type="string" calcext:value-type="string">
            <text:p>PS00541</text:p>
          </table:table-cell>
          <table:table-cell office:value-type="string" calcext:value-type="string">
            <text:p>G70</text:p>
          </table:table-cell>
        </table:table-row>
        <table:table-row table:style-name="ro1" table:visibility="filter">
          <table:table-cell office:value-type="string" calcext:value-type="string">
            <text:p>PS00541</text:p>
          </table:table-cell>
          <table:table-cell office:value-type="string" calcext:value-type="string">
            <text:p>G70</text:p>
          </table:table-cell>
        </table:table-row>
        <table:table-row table:style-name="ro1" table:visibility="filter">
          <table:table-cell office:value-type="string" calcext:value-type="string">
            <text:p>PS00541</text:p>
          </table:table-cell>
          <table:table-cell office:value-type="string" calcext:value-type="string">
            <text:p>G70</text:p>
          </table:table-cell>
        </table:table-row>
        <table:table-row table:style-name="ro1">
          <table:table-cell office:value-type="string" calcext:value-type="string">
            <text:p>PS00542</text:p>
          </table:table-cell>
          <table:table-cell office:value-type="string" calcext:value-type="string">
            <text:p>G28</text:p>
          </table:table-cell>
        </table:table-row>
        <table:table-row table:style-name="ro1" table:visibility="filter">
          <table:table-cell office:value-type="string" calcext:value-type="string">
            <text:p>PS00542</text:p>
          </table:table-cell>
          <table:table-cell office:value-type="string" calcext:value-type="string">
            <text:p>G28</text:p>
          </table:table-cell>
        </table:table-row>
        <table:table-row table:style-name="ro1" table:visibility="filter">
          <table:table-cell office:value-type="string" calcext:value-type="string">
            <text:p>PS00542</text:p>
          </table:table-cell>
          <table:table-cell office:value-type="string" calcext:value-type="string">
            <text:p>G28</text:p>
          </table:table-cell>
        </table:table-row>
        <table:table-row table:style-name="ro1">
          <table:table-cell office:value-type="string" calcext:value-type="string">
            <text:p>PS00543</text:p>
          </table:table-cell>
          <table:table-cell office:value-type="string" calcext:value-type="string">
            <text:p>G52</text:p>
          </table:table-cell>
        </table:table-row>
        <table:table-row table:style-name="ro1" table:visibility="filter">
          <table:table-cell office:value-type="string" calcext:value-type="string">
            <text:p>PS00543</text:p>
          </table:table-cell>
          <table:table-cell office:value-type="string" calcext:value-type="string">
            <text:p>G52</text:p>
          </table:table-cell>
        </table:table-row>
        <table:table-row table:style-name="ro1" table:visibility="filter">
          <table:table-cell office:value-type="string" calcext:value-type="string">
            <text:p>PS00543</text:p>
          </table:table-cell>
          <table:table-cell office:value-type="string" calcext:value-type="string">
            <text:p>G52</text:p>
          </table:table-cell>
        </table:table-row>
        <table:table-row table:style-name="ro1">
          <table:table-cell office:value-type="string" calcext:value-type="string">
            <text:p>PS00544</text:p>
          </table:table-cell>
          <table:table-cell office:value-type="string" calcext:value-type="string">
            <text:p>G58</text:p>
          </table:table-cell>
        </table:table-row>
        <table:table-row table:style-name="ro1" table:visibility="filter">
          <table:table-cell office:value-type="string" calcext:value-type="string">
            <text:p>PS00544</text:p>
          </table:table-cell>
          <table:table-cell office:value-type="string" calcext:value-type="string">
            <text:p>G58</text:p>
          </table:table-cell>
        </table:table-row>
        <table:table-row table:style-name="ro1" table:visibility="filter">
          <table:table-cell office:value-type="string" calcext:value-type="string">
            <text:p>PS00544</text:p>
          </table:table-cell>
          <table:table-cell office:value-type="string" calcext:value-type="string">
            <text:p>G58</text:p>
          </table:table-cell>
        </table:table-row>
        <table:table-row table:style-name="ro1">
          <table:table-cell office:value-type="string" calcext:value-type="string">
            <text:p>PS00545</text:p>
          </table:table-cell>
          <table:table-cell office:value-type="string" calcext:value-type="string">
            <text:p>G19</text:p>
          </table:table-cell>
        </table:table-row>
        <table:table-row table:style-name="ro1" table:visibility="filter">
          <table:table-cell office:value-type="string" calcext:value-type="string">
            <text:p>PS00545</text:p>
          </table:table-cell>
          <table:table-cell office:value-type="string" calcext:value-type="string">
            <text:p>G19</text:p>
          </table:table-cell>
        </table:table-row>
        <table:table-row table:style-name="ro1" table:visibility="filter">
          <table:table-cell office:value-type="string" calcext:value-type="string">
            <text:p>PS00545</text:p>
          </table:table-cell>
          <table:table-cell office:value-type="string" calcext:value-type="string">
            <text:p>G19</text:p>
          </table:table-cell>
        </table:table-row>
        <table:table-row table:style-name="ro1">
          <table:table-cell office:value-type="string" calcext:value-type="string">
            <text:p>PS00546</text:p>
          </table:table-cell>
          <table:table-cell office:value-type="string" calcext:value-type="string">
            <text:p>G52</text:p>
          </table:table-cell>
        </table:table-row>
        <table:table-row table:style-name="ro1" table:visibility="filter">
          <table:table-cell office:value-type="string" calcext:value-type="string">
            <text:p>PS00546</text:p>
          </table:table-cell>
          <table:table-cell office:value-type="string" calcext:value-type="string">
            <text:p>G52</text:p>
          </table:table-cell>
        </table:table-row>
        <table:table-row table:style-name="ro1" table:visibility="filter">
          <table:table-cell office:value-type="string" calcext:value-type="string">
            <text:p>PS00546</text:p>
          </table:table-cell>
          <table:table-cell office:value-type="string" calcext:value-type="string">
            <text:p>G52</text:p>
          </table:table-cell>
        </table:table-row>
        <table:table-row table:style-name="ro1">
          <table:table-cell office:value-type="string" calcext:value-type="string">
            <text:p>PS00547</text:p>
          </table:table-cell>
          <table:table-cell office:value-type="string" calcext:value-type="string">
            <text:p>G59</text:p>
          </table:table-cell>
        </table:table-row>
        <table:table-row table:style-name="ro1" table:visibility="filter">
          <table:table-cell office:value-type="string" calcext:value-type="string">
            <text:p>PS00547</text:p>
          </table:table-cell>
          <table:table-cell office:value-type="string" calcext:value-type="string">
            <text:p>G59</text:p>
          </table:table-cell>
        </table:table-row>
        <table:table-row table:style-name="ro1" table:visibility="filter">
          <table:table-cell office:value-type="string" calcext:value-type="string">
            <text:p>PS00547</text:p>
          </table:table-cell>
          <table:table-cell office:value-type="string" calcext:value-type="string">
            <text:p>G59</text:p>
          </table:table-cell>
        </table:table-row>
        <table:table-row table:style-name="ro1">
          <table:table-cell office:value-type="string" calcext:value-type="string">
            <text:p>PS00548</text:p>
          </table:table-cell>
          <table:table-cell office:value-type="string" calcext:value-type="string">
            <text:p>G52</text:p>
          </table:table-cell>
        </table:table-row>
        <table:table-row table:style-name="ro1" table:visibility="filter">
          <table:table-cell office:value-type="string" calcext:value-type="string">
            <text:p>PS00548</text:p>
          </table:table-cell>
          <table:table-cell office:value-type="string" calcext:value-type="string">
            <text:p>G52</text:p>
          </table:table-cell>
        </table:table-row>
        <table:table-row table:style-name="ro1" table:visibility="filter">
          <table:table-cell office:value-type="string" calcext:value-type="string">
            <text:p>PS00548</text:p>
          </table:table-cell>
          <table:table-cell office:value-type="string" calcext:value-type="string">
            <text:p>G52</text:p>
          </table:table-cell>
        </table:table-row>
        <table:table-row table:style-name="ro1">
          <table:table-cell office:value-type="string" calcext:value-type="string">
            <text:p>PS00549</text:p>
          </table:table-cell>
          <table:table-cell office:value-type="string" calcext:value-type="string">
            <text:p>G52</text:p>
          </table:table-cell>
        </table:table-row>
        <table:table-row table:style-name="ro1" table:visibility="filter">
          <table:table-cell office:value-type="string" calcext:value-type="string">
            <text:p>PS00549</text:p>
          </table:table-cell>
          <table:table-cell office:value-type="string" calcext:value-type="string">
            <text:p>G52</text:p>
          </table:table-cell>
        </table:table-row>
        <table:table-row table:style-name="ro1" table:visibility="filter">
          <table:table-cell office:value-type="string" calcext:value-type="string">
            <text:p>PS00549</text:p>
          </table:table-cell>
          <table:table-cell office:value-type="string" calcext:value-type="string">
            <text:p>G52</text:p>
          </table:table-cell>
        </table:table-row>
        <table:table-row table:style-name="ro1">
          <table:table-cell office:value-type="string" calcext:value-type="string">
            <text:p>PS00550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550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550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551</text:p>
          </table:table-cell>
          <table:table-cell office:value-type="string" calcext:value-type="string">
            <text:p>G28</text:p>
          </table:table-cell>
        </table:table-row>
        <table:table-row table:style-name="ro1" table:visibility="filter">
          <table:table-cell office:value-type="string" calcext:value-type="string">
            <text:p>PS00551</text:p>
          </table:table-cell>
          <table:table-cell office:value-type="string" calcext:value-type="string">
            <text:p>G28</text:p>
          </table:table-cell>
        </table:table-row>
        <table:table-row table:style-name="ro1" table:visibility="filter">
          <table:table-cell office:value-type="string" calcext:value-type="string">
            <text:p>PS00551</text:p>
          </table:table-cell>
          <table:table-cell office:value-type="string" calcext:value-type="string">
            <text:p>G28</text:p>
          </table:table-cell>
        </table:table-row>
        <table:table-row table:style-name="ro1">
          <table:table-cell office:value-type="string" calcext:value-type="string">
            <text:p>PS00552</text:p>
          </table:table-cell>
          <table:table-cell office:value-type="string" calcext:value-type="string">
            <text:p>G52</text:p>
          </table:table-cell>
        </table:table-row>
        <table:table-row table:style-name="ro1" table:visibility="filter">
          <table:table-cell office:value-type="string" calcext:value-type="string">
            <text:p>PS00552</text:p>
          </table:table-cell>
          <table:table-cell office:value-type="string" calcext:value-type="string">
            <text:p>G52</text:p>
          </table:table-cell>
        </table:table-row>
        <table:table-row table:style-name="ro1" table:visibility="filter">
          <table:table-cell office:value-type="string" calcext:value-type="string">
            <text:p>PS00552</text:p>
          </table:table-cell>
          <table:table-cell office:value-type="string" calcext:value-type="string">
            <text:p>G52</text:p>
          </table:table-cell>
        </table:table-row>
        <table:table-row table:style-name="ro1">
          <table:table-cell office:value-type="string" calcext:value-type="string">
            <text:p>PS00553</text:p>
          </table:table-cell>
          <table:table-cell office:value-type="string" calcext:value-type="string">
            <text:p>G52</text:p>
          </table:table-cell>
        </table:table-row>
        <table:table-row table:style-name="ro1" table:visibility="filter">
          <table:table-cell office:value-type="string" calcext:value-type="string">
            <text:p>PS00553</text:p>
          </table:table-cell>
          <table:table-cell office:value-type="string" calcext:value-type="string">
            <text:p>G52</text:p>
          </table:table-cell>
        </table:table-row>
        <table:table-row table:style-name="ro1" table:visibility="filter">
          <table:table-cell office:value-type="string" calcext:value-type="string">
            <text:p>PS00553</text:p>
          </table:table-cell>
          <table:table-cell office:value-type="string" calcext:value-type="string">
            <text:p>G52</text:p>
          </table:table-cell>
        </table:table-row>
        <table:table-row table:style-name="ro1">
          <table:table-cell office:value-type="string" calcext:value-type="string">
            <text:p>PS00554</text:p>
          </table:table-cell>
          <table:table-cell office:value-type="string" calcext:value-type="string">
            <text:p>G28</text:p>
          </table:table-cell>
        </table:table-row>
        <table:table-row table:style-name="ro1" table:visibility="filter">
          <table:table-cell office:value-type="string" calcext:value-type="string">
            <text:p>PS00554</text:p>
          </table:table-cell>
          <table:table-cell office:value-type="string" calcext:value-type="string">
            <text:p>G28</text:p>
          </table:table-cell>
        </table:table-row>
        <table:table-row table:style-name="ro1" table:visibility="filter">
          <table:table-cell office:value-type="string" calcext:value-type="string">
            <text:p>PS00554</text:p>
          </table:table-cell>
          <table:table-cell office:value-type="string" calcext:value-type="string">
            <text:p>G28</text:p>
          </table:table-cell>
        </table:table-row>
        <table:table-row table:style-name="ro1">
          <table:table-cell office:value-type="string" calcext:value-type="string">
            <text:p>PS00555</text:p>
          </table:table-cell>
          <table:table-cell office:value-type="string" calcext:value-type="string">
            <text:p>G28</text:p>
          </table:table-cell>
        </table:table-row>
        <table:table-row table:style-name="ro1" table:visibility="filter">
          <table:table-cell office:value-type="string" calcext:value-type="string">
            <text:p>PS00555</text:p>
          </table:table-cell>
          <table:table-cell office:value-type="string" calcext:value-type="string">
            <text:p>G28</text:p>
          </table:table-cell>
        </table:table-row>
        <table:table-row table:style-name="ro1" table:visibility="filter">
          <table:table-cell office:value-type="string" calcext:value-type="string">
            <text:p>PS00555</text:p>
          </table:table-cell>
          <table:table-cell office:value-type="string" calcext:value-type="string">
            <text:p>G28</text:p>
          </table:table-cell>
        </table:table-row>
        <table:table-row table:style-name="ro1">
          <table:table-cell office:value-type="string" calcext:value-type="string">
            <text:p>PS00556</text:p>
          </table:table-cell>
          <table:table-cell office:value-type="string" calcext:value-type="string">
            <text:p>G72</text:p>
          </table:table-cell>
        </table:table-row>
        <table:table-row table:style-name="ro1" table:visibility="filter">
          <table:table-cell office:value-type="string" calcext:value-type="string">
            <text:p>PS00556</text:p>
          </table:table-cell>
          <table:table-cell office:value-type="string" calcext:value-type="string">
            <text:p>G72</text:p>
          </table:table-cell>
        </table:table-row>
        <table:table-row table:style-name="ro1" table:visibility="filter">
          <table:table-cell office:value-type="string" calcext:value-type="string">
            <text:p>PS00556</text:p>
          </table:table-cell>
          <table:table-cell office:value-type="string" calcext:value-type="string">
            <text:p>G72</text:p>
          </table:table-cell>
        </table:table-row>
        <table:table-row table:style-name="ro1">
          <table:table-cell office:value-type="string" calcext:value-type="string">
            <text:p>PS00557</text:p>
          </table:table-cell>
          <table:table-cell office:value-type="string" calcext:value-type="string">
            <text:p>G52</text:p>
          </table:table-cell>
        </table:table-row>
        <table:table-row table:style-name="ro1" table:visibility="filter">
          <table:table-cell office:value-type="string" calcext:value-type="string">
            <text:p>PS00557</text:p>
          </table:table-cell>
          <table:table-cell office:value-type="string" calcext:value-type="string">
            <text:p>G52</text:p>
          </table:table-cell>
        </table:table-row>
        <table:table-row table:style-name="ro1" table:visibility="filter">
          <table:table-cell office:value-type="string" calcext:value-type="string">
            <text:p>PS00557</text:p>
          </table:table-cell>
          <table:table-cell office:value-type="string" calcext:value-type="string">
            <text:p>G52</text:p>
          </table:table-cell>
        </table:table-row>
        <table:table-row table:style-name="ro1">
          <table:table-cell office:value-type="string" calcext:value-type="string">
            <text:p>PS00558</text:p>
          </table:table-cell>
          <table:table-cell office:value-type="string" calcext:value-type="string">
            <text:p>G52</text:p>
          </table:table-cell>
        </table:table-row>
        <table:table-row table:style-name="ro1" table:visibility="filter">
          <table:table-cell office:value-type="string" calcext:value-type="string">
            <text:p>PS00558</text:p>
          </table:table-cell>
          <table:table-cell office:value-type="string" calcext:value-type="string">
            <text:p>G52</text:p>
          </table:table-cell>
        </table:table-row>
        <table:table-row table:style-name="ro1" table:visibility="filter">
          <table:table-cell office:value-type="string" calcext:value-type="string">
            <text:p>PS00558</text:p>
          </table:table-cell>
          <table:table-cell office:value-type="string" calcext:value-type="string">
            <text:p>G52</text:p>
          </table:table-cell>
        </table:table-row>
        <table:table-row table:style-name="ro1">
          <table:table-cell office:value-type="string" calcext:value-type="string">
            <text:p>PS00559</text:p>
          </table:table-cell>
          <table:table-cell office:value-type="string" calcext:value-type="string">
            <text:p>G52</text:p>
          </table:table-cell>
        </table:table-row>
        <table:table-row table:style-name="ro1" table:visibility="filter">
          <table:table-cell office:value-type="string" calcext:value-type="string">
            <text:p>PS00559</text:p>
          </table:table-cell>
          <table:table-cell office:value-type="string" calcext:value-type="string">
            <text:p>G52</text:p>
          </table:table-cell>
        </table:table-row>
        <table:table-row table:style-name="ro1" table:visibility="filter">
          <table:table-cell office:value-type="string" calcext:value-type="string">
            <text:p>PS00559</text:p>
          </table:table-cell>
          <table:table-cell office:value-type="string" calcext:value-type="string">
            <text:p>G52</text:p>
          </table:table-cell>
        </table:table-row>
        <table:table-row table:style-name="ro1">
          <table:table-cell office:value-type="string" calcext:value-type="string">
            <text:p>PS00560</text:p>
          </table:table-cell>
          <table:table-cell office:value-type="string" calcext:value-type="string">
            <text:p>G52</text:p>
          </table:table-cell>
        </table:table-row>
        <table:table-row table:style-name="ro1" table:visibility="filter">
          <table:table-cell office:value-type="string" calcext:value-type="string">
            <text:p>PS00560</text:p>
          </table:table-cell>
          <table:table-cell office:value-type="string" calcext:value-type="string">
            <text:p>G52</text:p>
          </table:table-cell>
        </table:table-row>
        <table:table-row table:style-name="ro1" table:visibility="filter">
          <table:table-cell office:value-type="string" calcext:value-type="string">
            <text:p>PS00560</text:p>
          </table:table-cell>
          <table:table-cell office:value-type="string" calcext:value-type="string">
            <text:p>G52</text:p>
          </table:table-cell>
        </table:table-row>
        <table:table-row table:style-name="ro1">
          <table:table-cell office:value-type="string" calcext:value-type="string">
            <text:p>PS00561</text:p>
          </table:table-cell>
          <table:table-cell office:value-type="string" calcext:value-type="string">
            <text:p>G52</text:p>
          </table:table-cell>
        </table:table-row>
        <table:table-row table:style-name="ro1" table:visibility="filter">
          <table:table-cell office:value-type="string" calcext:value-type="string">
            <text:p>PS00561</text:p>
          </table:table-cell>
          <table:table-cell office:value-type="string" calcext:value-type="string">
            <text:p>G52</text:p>
          </table:table-cell>
        </table:table-row>
        <table:table-row table:style-name="ro1" table:visibility="filter">
          <table:table-cell office:value-type="string" calcext:value-type="string">
            <text:p>PS00561</text:p>
          </table:table-cell>
          <table:table-cell office:value-type="string" calcext:value-type="string">
            <text:p>G52</text:p>
          </table:table-cell>
        </table:table-row>
        <table:table-row table:style-name="ro1">
          <table:table-cell office:value-type="string" calcext:value-type="string">
            <text:p>PS00562</text:p>
          </table:table-cell>
          <table:table-cell office:value-type="string" calcext:value-type="string">
            <text:p>G55</text:p>
          </table:table-cell>
        </table:table-row>
        <table:table-row table:style-name="ro1" table:visibility="filter">
          <table:table-cell office:value-type="string" calcext:value-type="string">
            <text:p>PS00562</text:p>
          </table:table-cell>
          <table:table-cell office:value-type="string" calcext:value-type="string">
            <text:p>G55</text:p>
          </table:table-cell>
        </table:table-row>
        <table:table-row table:style-name="ro1" table:visibility="filter">
          <table:table-cell office:value-type="string" calcext:value-type="string">
            <text:p>PS00562</text:p>
          </table:table-cell>
          <table:table-cell office:value-type="string" calcext:value-type="string">
            <text:p>G55</text:p>
          </table:table-cell>
        </table:table-row>
        <table:table-row table:style-name="ro1">
          <table:table-cell office:value-type="string" calcext:value-type="string">
            <text:p>PS00563</text:p>
          </table:table-cell>
          <table:table-cell office:value-type="string" calcext:value-type="string">
            <text:p>G52</text:p>
          </table:table-cell>
        </table:table-row>
        <table:table-row table:style-name="ro1" table:visibility="filter">
          <table:table-cell office:value-type="string" calcext:value-type="string">
            <text:p>PS00563</text:p>
          </table:table-cell>
          <table:table-cell office:value-type="string" calcext:value-type="string">
            <text:p>G52</text:p>
          </table:table-cell>
        </table:table-row>
        <table:table-row table:style-name="ro1" table:visibility="filter">
          <table:table-cell office:value-type="string" calcext:value-type="string">
            <text:p>PS00563</text:p>
          </table:table-cell>
          <table:table-cell office:value-type="string" calcext:value-type="string">
            <text:p>G52</text:p>
          </table:table-cell>
        </table:table-row>
        <table:table-row table:style-name="ro1">
          <table:table-cell office:value-type="string" calcext:value-type="string">
            <text:p>PS00564</text:p>
          </table:table-cell>
          <table:table-cell office:value-type="string" calcext:value-type="string">
            <text:p>G52</text:p>
          </table:table-cell>
        </table:table-row>
        <table:table-row table:style-name="ro1" table:visibility="filter">
          <table:table-cell office:value-type="string" calcext:value-type="string">
            <text:p>PS00564</text:p>
          </table:table-cell>
          <table:table-cell office:value-type="string" calcext:value-type="string">
            <text:p>G52</text:p>
          </table:table-cell>
        </table:table-row>
        <table:table-row table:style-name="ro1" table:visibility="filter">
          <table:table-cell office:value-type="string" calcext:value-type="string">
            <text:p>PS00564</text:p>
          </table:table-cell>
          <table:table-cell office:value-type="string" calcext:value-type="string">
            <text:p>G52</text:p>
          </table:table-cell>
        </table:table-row>
        <table:table-row table:style-name="ro1">
          <table:table-cell office:value-type="string" calcext:value-type="string">
            <text:p>PS00565</text:p>
          </table:table-cell>
          <table:table-cell office:value-type="string" calcext:value-type="string">
            <text:p>G55</text:p>
          </table:table-cell>
        </table:table-row>
        <table:table-row table:style-name="ro1" table:visibility="filter">
          <table:table-cell office:value-type="string" calcext:value-type="string">
            <text:p>PS00565</text:p>
          </table:table-cell>
          <table:table-cell office:value-type="string" calcext:value-type="string">
            <text:p>G55</text:p>
          </table:table-cell>
        </table:table-row>
        <table:table-row table:style-name="ro1" table:visibility="filter">
          <table:table-cell office:value-type="string" calcext:value-type="string">
            <text:p>PS00565</text:p>
          </table:table-cell>
          <table:table-cell office:value-type="string" calcext:value-type="string">
            <text:p>G55</text:p>
          </table:table-cell>
        </table:table-row>
        <table:table-row table:style-name="ro1">
          <table:table-cell office:value-type="string" calcext:value-type="string">
            <text:p>PS00566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566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566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567</text:p>
          </table:table-cell>
          <table:table-cell office:value-type="string" calcext:value-type="string">
            <text:p>G02</text:p>
          </table:table-cell>
        </table:table-row>
        <table:table-row table:style-name="ro1" table:visibility="filter">
          <table:table-cell office:value-type="string" calcext:value-type="string">
            <text:p>PS00567</text:p>
          </table:table-cell>
          <table:table-cell office:value-type="string" calcext:value-type="string">
            <text:p>G02</text:p>
          </table:table-cell>
        </table:table-row>
        <table:table-row table:style-name="ro1" table:visibility="filter">
          <table:table-cell office:value-type="string" calcext:value-type="string">
            <text:p>PS00567</text:p>
          </table:table-cell>
          <table:table-cell office:value-type="string" calcext:value-type="string">
            <text:p>G02</text:p>
          </table:table-cell>
        </table:table-row>
        <table:table-row table:style-name="ro1">
          <table:table-cell office:value-type="string" calcext:value-type="string">
            <text:p>PS00568</text:p>
          </table:table-cell>
          <table:table-cell office:value-type="string" calcext:value-type="string">
            <text:p>G02</text:p>
          </table:table-cell>
        </table:table-row>
        <table:table-row table:style-name="ro1" table:visibility="filter">
          <table:table-cell office:value-type="string" calcext:value-type="string">
            <text:p>PS00568</text:p>
          </table:table-cell>
          <table:table-cell office:value-type="string" calcext:value-type="string">
            <text:p>G02</text:p>
          </table:table-cell>
        </table:table-row>
        <table:table-row table:style-name="ro1" table:visibility="filter">
          <table:table-cell office:value-type="string" calcext:value-type="string">
            <text:p>PS00568</text:p>
          </table:table-cell>
          <table:table-cell office:value-type="string" calcext:value-type="string">
            <text:p>G02</text:p>
          </table:table-cell>
        </table:table-row>
        <table:table-row table:style-name="ro1">
          <table:table-cell office:value-type="string" calcext:value-type="string">
            <text:p>PS00569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569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569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570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570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570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571</text:p>
          </table:table-cell>
          <table:table-cell office:value-type="string" calcext:value-type="string">
            <text:p>G20</text:p>
          </table:table-cell>
        </table:table-row>
        <table:table-row table:style-name="ro1" table:visibility="filter">
          <table:table-cell office:value-type="string" calcext:value-type="string">
            <text:p>PS00571</text:p>
          </table:table-cell>
          <table:table-cell office:value-type="string" calcext:value-type="string">
            <text:p>G20</text:p>
          </table:table-cell>
        </table:table-row>
        <table:table-row table:style-name="ro1" table:visibility="filter">
          <table:table-cell office:value-type="string" calcext:value-type="string">
            <text:p>PS00571</text:p>
          </table:table-cell>
          <table:table-cell office:value-type="string" calcext:value-type="string">
            <text:p>G20</text:p>
          </table:table-cell>
        </table:table-row>
        <table:table-row table:style-name="ro1">
          <table:table-cell office:value-type="string" calcext:value-type="string">
            <text:p>PS00572</text:p>
          </table:table-cell>
          <table:table-cell office:value-type="string" calcext:value-type="string">
            <text:p>G22</text:p>
          </table:table-cell>
        </table:table-row>
        <table:table-row table:style-name="ro1" table:visibility="filter">
          <table:table-cell office:value-type="string" calcext:value-type="string">
            <text:p>PS00572</text:p>
          </table:table-cell>
          <table:table-cell office:value-type="string" calcext:value-type="string">
            <text:p>G22</text:p>
          </table:table-cell>
        </table:table-row>
        <table:table-row table:style-name="ro1" table:visibility="filter">
          <table:table-cell office:value-type="string" calcext:value-type="string">
            <text:p>PS00572</text:p>
          </table:table-cell>
          <table:table-cell office:value-type="string" calcext:value-type="string">
            <text:p>G22</text:p>
          </table:table-cell>
        </table:table-row>
        <table:table-row table:style-name="ro1">
          <table:table-cell office:value-type="string" calcext:value-type="string">
            <text:p>PS00573</text:p>
          </table:table-cell>
          <table:table-cell office:value-type="string" calcext:value-type="string">
            <text:p>G20</text:p>
          </table:table-cell>
        </table:table-row>
        <table:table-row table:style-name="ro1" table:visibility="filter">
          <table:table-cell office:value-type="string" calcext:value-type="string">
            <text:p>PS00573</text:p>
          </table:table-cell>
          <table:table-cell office:value-type="string" calcext:value-type="string">
            <text:p>G20</text:p>
          </table:table-cell>
        </table:table-row>
        <table:table-row table:style-name="ro1" table:visibility="filter">
          <table:table-cell office:value-type="string" calcext:value-type="string">
            <text:p>PS00573</text:p>
          </table:table-cell>
          <table:table-cell office:value-type="string" calcext:value-type="string">
            <text:p>G20</text:p>
          </table:table-cell>
        </table:table-row>
        <table:table-row table:style-name="ro1">
          <table:table-cell office:value-type="string" calcext:value-type="string">
            <text:p>PS00574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574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574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575</text:p>
          </table:table-cell>
          <table:table-cell office:value-type="string" calcext:value-type="string">
            <text:p>G73</text:p>
          </table:table-cell>
        </table:table-row>
        <table:table-row table:style-name="ro1" table:visibility="filter">
          <table:table-cell office:value-type="string" calcext:value-type="string">
            <text:p>PS00575</text:p>
          </table:table-cell>
          <table:table-cell office:value-type="string" calcext:value-type="string">
            <text:p>G73</text:p>
          </table:table-cell>
        </table:table-row>
        <table:table-row table:style-name="ro1" table:visibility="filter">
          <table:table-cell office:value-type="string" calcext:value-type="string">
            <text:p>PS00575</text:p>
          </table:table-cell>
          <table:table-cell office:value-type="string" calcext:value-type="string">
            <text:p>G73</text:p>
          </table:table-cell>
        </table:table-row>
        <table:table-row table:style-name="ro1">
          <table:table-cell office:value-type="string" calcext:value-type="string">
            <text:p>PS00576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576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576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577</text:p>
          </table:table-cell>
          <table:table-cell office:value-type="string" calcext:value-type="string">
            <text:p>G28</text:p>
          </table:table-cell>
        </table:table-row>
        <table:table-row table:style-name="ro1" table:visibility="filter">
          <table:table-cell office:value-type="string" calcext:value-type="string">
            <text:p>PS00577</text:p>
          </table:table-cell>
          <table:table-cell office:value-type="string" calcext:value-type="string">
            <text:p>G28</text:p>
          </table:table-cell>
        </table:table-row>
        <table:table-row table:style-name="ro1" table:visibility="filter">
          <table:table-cell office:value-type="string" calcext:value-type="string">
            <text:p>PS00577</text:p>
          </table:table-cell>
          <table:table-cell office:value-type="string" calcext:value-type="string">
            <text:p>G28</text:p>
          </table:table-cell>
        </table:table-row>
        <table:table-row table:style-name="ro1">
          <table:table-cell office:value-type="string" calcext:value-type="string">
            <text:p>PS00578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578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578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579</text:p>
          </table:table-cell>
          <table:table-cell office:value-type="string" calcext:value-type="string">
            <text:p>G19</text:p>
          </table:table-cell>
        </table:table-row>
        <table:table-row table:style-name="ro1" table:visibility="filter">
          <table:table-cell office:value-type="string" calcext:value-type="string">
            <text:p>PS00579</text:p>
          </table:table-cell>
          <table:table-cell office:value-type="string" calcext:value-type="string">
            <text:p>G19</text:p>
          </table:table-cell>
        </table:table-row>
        <table:table-row table:style-name="ro1" table:visibility="filter">
          <table:table-cell office:value-type="string" calcext:value-type="string">
            <text:p>PS00579</text:p>
          </table:table-cell>
          <table:table-cell office:value-type="string" calcext:value-type="string">
            <text:p>G19</text:p>
          </table:table-cell>
        </table:table-row>
        <table:table-row table:style-name="ro1">
          <table:table-cell office:value-type="string" calcext:value-type="string">
            <text:p>PS00580</text:p>
          </table:table-cell>
          <table:table-cell office:value-type="string" calcext:value-type="string">
            <text:p>G59</text:p>
          </table:table-cell>
        </table:table-row>
        <table:table-row table:style-name="ro1" table:visibility="filter">
          <table:table-cell office:value-type="string" calcext:value-type="string">
            <text:p>PS00580</text:p>
          </table:table-cell>
          <table:table-cell office:value-type="string" calcext:value-type="string">
            <text:p>G59</text:p>
          </table:table-cell>
        </table:table-row>
        <table:table-row table:style-name="ro1" table:visibility="filter">
          <table:table-cell office:value-type="string" calcext:value-type="string">
            <text:p>PS00580</text:p>
          </table:table-cell>
          <table:table-cell office:value-type="string" calcext:value-type="string">
            <text:p>G59</text:p>
          </table:table-cell>
        </table:table-row>
        <table:table-row table:style-name="ro1">
          <table:table-cell office:value-type="string" calcext:value-type="string">
            <text:p>PS00581</text:p>
          </table:table-cell>
          <table:table-cell office:value-type="string" calcext:value-type="string">
            <text:p>G52</text:p>
          </table:table-cell>
        </table:table-row>
        <table:table-row table:style-name="ro1" table:visibility="filter">
          <table:table-cell office:value-type="string" calcext:value-type="string">
            <text:p>PS00581</text:p>
          </table:table-cell>
          <table:table-cell office:value-type="string" calcext:value-type="string">
            <text:p>G52</text:p>
          </table:table-cell>
        </table:table-row>
        <table:table-row table:style-name="ro1" table:visibility="filter">
          <table:table-cell office:value-type="string" calcext:value-type="string">
            <text:p>PS00581</text:p>
          </table:table-cell>
          <table:table-cell office:value-type="string" calcext:value-type="string">
            <text:p>G52</text:p>
          </table:table-cell>
        </table:table-row>
        <table:table-row table:style-name="ro1">
          <table:table-cell office:value-type="string" calcext:value-type="string">
            <text:p>PS00582</text:p>
          </table:table-cell>
          <table:table-cell office:value-type="string" calcext:value-type="string">
            <text:p>G59</text:p>
          </table:table-cell>
        </table:table-row>
        <table:table-row table:style-name="ro1" table:visibility="filter">
          <table:table-cell office:value-type="string" calcext:value-type="string">
            <text:p>PS00582</text:p>
          </table:table-cell>
          <table:table-cell office:value-type="string" calcext:value-type="string">
            <text:p>G59</text:p>
          </table:table-cell>
        </table:table-row>
        <table:table-row table:style-name="ro1" table:visibility="filter">
          <table:table-cell office:value-type="string" calcext:value-type="string">
            <text:p>PS00582</text:p>
          </table:table-cell>
          <table:table-cell office:value-type="string" calcext:value-type="string">
            <text:p>G59</text:p>
          </table:table-cell>
        </table:table-row>
        <table:table-row table:style-name="ro1">
          <table:table-cell office:value-type="string" calcext:value-type="string">
            <text:p>PS00583</text:p>
          </table:table-cell>
          <table:table-cell office:value-type="string" calcext:value-type="string">
            <text:p>G19</text:p>
          </table:table-cell>
        </table:table-row>
        <table:table-row table:style-name="ro1" table:visibility="filter">
          <table:table-cell office:value-type="string" calcext:value-type="string">
            <text:p>PS00583</text:p>
          </table:table-cell>
          <table:table-cell office:value-type="string" calcext:value-type="string">
            <text:p>G19</text:p>
          </table:table-cell>
        </table:table-row>
        <table:table-row table:style-name="ro1" table:visibility="filter">
          <table:table-cell office:value-type="string" calcext:value-type="string">
            <text:p>PS00583</text:p>
          </table:table-cell>
          <table:table-cell office:value-type="string" calcext:value-type="string">
            <text:p>G19</text:p>
          </table:table-cell>
        </table:table-row>
        <table:table-row table:style-name="ro1">
          <table:table-cell office:value-type="string" calcext:value-type="string">
            <text:p>PS00584</text:p>
          </table:table-cell>
          <table:table-cell office:value-type="string" calcext:value-type="string">
            <text:p>G74</text:p>
          </table:table-cell>
        </table:table-row>
        <table:table-row table:style-name="ro1" table:visibility="filter">
          <table:table-cell office:value-type="string" calcext:value-type="string">
            <text:p>PS00584</text:p>
          </table:table-cell>
          <table:table-cell office:value-type="string" calcext:value-type="string">
            <text:p>G74</text:p>
          </table:table-cell>
        </table:table-row>
        <table:table-row table:style-name="ro1" table:visibility="filter">
          <table:table-cell office:value-type="string" calcext:value-type="string">
            <text:p>PS00584</text:p>
          </table:table-cell>
          <table:table-cell office:value-type="string" calcext:value-type="string">
            <text:p>G74</text:p>
          </table:table-cell>
        </table:table-row>
        <table:table-row table:style-name="ro1">
          <table:table-cell office:value-type="string" calcext:value-type="string">
            <text:p>PS00585</text:p>
          </table:table-cell>
          <table:table-cell office:value-type="string" calcext:value-type="string">
            <text:p>G74</text:p>
          </table:table-cell>
        </table:table-row>
        <table:table-row table:style-name="ro1" table:visibility="filter">
          <table:table-cell office:value-type="string" calcext:value-type="string">
            <text:p>PS00585</text:p>
          </table:table-cell>
          <table:table-cell office:value-type="string" calcext:value-type="string">
            <text:p>G74</text:p>
          </table:table-cell>
        </table:table-row>
        <table:table-row table:style-name="ro1" table:visibility="filter">
          <table:table-cell office:value-type="string" calcext:value-type="string">
            <text:p>PS00585</text:p>
          </table:table-cell>
          <table:table-cell office:value-type="string" calcext:value-type="string">
            <text:p>G74</text:p>
          </table:table-cell>
        </table:table-row>
        <table:table-row table:style-name="ro1">
          <table:table-cell office:value-type="string" calcext:value-type="string">
            <text:p>PS00586</text:p>
          </table:table-cell>
          <table:table-cell office:value-type="string" calcext:value-type="string">
            <text:p>G28</text:p>
          </table:table-cell>
        </table:table-row>
        <table:table-row table:style-name="ro1" table:visibility="filter">
          <table:table-cell office:value-type="string" calcext:value-type="string">
            <text:p>PS00586</text:p>
          </table:table-cell>
          <table:table-cell office:value-type="string" calcext:value-type="string">
            <text:p>G28</text:p>
          </table:table-cell>
        </table:table-row>
        <table:table-row table:style-name="ro1" table:visibility="filter">
          <table:table-cell office:value-type="string" calcext:value-type="string">
            <text:p>PS00586</text:p>
          </table:table-cell>
          <table:table-cell office:value-type="string" calcext:value-type="string">
            <text:p>G28</text:p>
          </table:table-cell>
        </table:table-row>
        <table:table-row table:style-name="ro1">
          <table:table-cell office:value-type="string" calcext:value-type="string">
            <text:p>PS00587</text:p>
          </table:table-cell>
          <table:table-cell office:value-type="string" calcext:value-type="string">
            <text:p>G19</text:p>
          </table:table-cell>
        </table:table-row>
        <table:table-row table:style-name="ro1" table:visibility="filter">
          <table:table-cell office:value-type="string" calcext:value-type="string">
            <text:p>PS00587</text:p>
          </table:table-cell>
          <table:table-cell office:value-type="string" calcext:value-type="string">
            <text:p>G19</text:p>
          </table:table-cell>
        </table:table-row>
        <table:table-row table:style-name="ro1" table:visibility="filter">
          <table:table-cell office:value-type="string" calcext:value-type="string">
            <text:p>PS00587</text:p>
          </table:table-cell>
          <table:table-cell office:value-type="string" calcext:value-type="string">
            <text:p>G19</text:p>
          </table:table-cell>
        </table:table-row>
        <table:table-row table:style-name="ro1">
          <table:table-cell office:value-type="string" calcext:value-type="string">
            <text:p>PS00588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588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588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589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589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589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590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590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590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591</text:p>
          </table:table-cell>
          <table:table-cell office:value-type="string" calcext:value-type="string">
            <text:p>G35</text:p>
          </table:table-cell>
        </table:table-row>
        <table:table-row table:style-name="ro1" table:visibility="filter">
          <table:table-cell office:value-type="string" calcext:value-type="string">
            <text:p>PS00591</text:p>
          </table:table-cell>
          <table:table-cell office:value-type="string" calcext:value-type="string">
            <text:p>G35</text:p>
          </table:table-cell>
        </table:table-row>
        <table:table-row table:style-name="ro1" table:visibility="filter">
          <table:table-cell office:value-type="string" calcext:value-type="string">
            <text:p>PS00591</text:p>
          </table:table-cell>
          <table:table-cell office:value-type="string" calcext:value-type="string">
            <text:p>G35</text:p>
          </table:table-cell>
        </table:table-row>
        <table:table-row table:style-name="ro1">
          <table:table-cell office:value-type="string" calcext:value-type="string">
            <text:p>PS00592</text:p>
          </table:table-cell>
          <table:table-cell office:value-type="string" calcext:value-type="string">
            <text:p>G24</text:p>
          </table:table-cell>
        </table:table-row>
        <table:table-row table:style-name="ro1" table:visibility="filter">
          <table:table-cell office:value-type="string" calcext:value-type="string">
            <text:p>PS00592</text:p>
          </table:table-cell>
          <table:table-cell office:value-type="string" calcext:value-type="string">
            <text:p>G24</text:p>
          </table:table-cell>
        </table:table-row>
        <table:table-row table:style-name="ro1" table:visibility="filter">
          <table:table-cell office:value-type="string" calcext:value-type="string">
            <text:p>PS00592</text:p>
          </table:table-cell>
          <table:table-cell office:value-type="string" calcext:value-type="string">
            <text:p>G24</text:p>
          </table:table-cell>
        </table:table-row>
        <table:table-row table:style-name="ro1">
          <table:table-cell office:value-type="string" calcext:value-type="string">
            <text:p>PS00593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593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593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594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594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594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595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595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595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596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596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596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597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PS00597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PS00597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PS00598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598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598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599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599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599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620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620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600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600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621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602</text:p>
          </table:table-cell>
          <table:table-cell office:value-type="string" calcext:value-type="string">
            <text:p>G13</text:p>
          </table:table-cell>
        </table:table-row>
        <table:table-row table:style-name="ro1">
          <table:table-cell office:value-type="string" calcext:value-type="string">
            <text:p>PS00622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622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603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603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623</text:p>
          </table:table-cell>
          <table:table-cell office:value-type="string" calcext:value-type="string">
            <text:p>G99</text:p>
          </table:table-cell>
        </table:table-row>
        <table:table-row table:style-name="ro1">
          <table:table-cell office:value-type="string" calcext:value-type="string">
            <text:p>PS00624</text:p>
          </table:table-cell>
          <table:table-cell office:value-type="string" calcext:value-type="string">
            <text:p>G99</text:p>
          </table:table-cell>
        </table:table-row>
        <table:table-row table:style-name="ro1">
          <table:table-cell office:value-type="string" calcext:value-type="string">
            <text:p>PS00604</text:p>
          </table:table-cell>
          <table:table-cell office:value-type="string" calcext:value-type="string">
            <text:p>G76</text:p>
          </table:table-cell>
        </table:table-row>
        <table:table-row table:style-name="ro1" table:visibility="filter">
          <table:table-cell office:value-type="string" calcext:value-type="string">
            <text:p>PS00604</text:p>
          </table:table-cell>
          <table:table-cell office:value-type="string" calcext:value-type="string">
            <text:p>G76</text:p>
          </table:table-cell>
        </table:table-row>
        <table:table-row table:style-name="ro1" table:visibility="filter">
          <table:table-cell office:value-type="string" calcext:value-type="string">
            <text:p>PS00604</text:p>
          </table:table-cell>
          <table:table-cell office:value-type="string" calcext:value-type="string">
            <text:p>G76</text:p>
          </table:table-cell>
        </table:table-row>
        <table:table-row table:style-name="ro1">
          <table:table-cell office:value-type="string" calcext:value-type="string">
            <text:p>PS00605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605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625</text:p>
          </table:table-cell>
          <table:table-cell office:value-type="string" calcext:value-type="string">
            <text:p>G19</text:p>
          </table:table-cell>
        </table:table-row>
        <table:table-row table:style-name="ro1">
          <table:table-cell office:value-type="string" calcext:value-type="string">
            <text:p>PS00606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606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626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626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607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607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627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627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608</text:p>
          </table:table-cell>
          <table:table-cell office:value-type="string" calcext:value-type="string">
            <text:p>G99</text:p>
          </table:table-cell>
        </table:table-row>
        <table:table-row table:style-name="ro1" table:visibility="filter">
          <table:table-cell office:value-type="string" calcext:value-type="string">
            <text:p>PS00608</text:p>
          </table:table-cell>
          <table:table-cell office:value-type="string" calcext:value-type="string">
            <text:p>G99</text:p>
          </table:table-cell>
        </table:table-row>
        <table:table-row table:style-name="ro1">
          <table:table-cell office:value-type="string" calcext:value-type="string">
            <text:p>PS00628</text:p>
          </table:table-cell>
          <table:table-cell office:value-type="string" calcext:value-type="string">
            <text:p>G13</text:p>
          </table:table-cell>
        </table:table-row>
        <table:table-row table:style-name="ro1" table:visibility="filter">
          <table:table-cell office:value-type="string" calcext:value-type="string">
            <text:p>PS00628</text:p>
          </table:table-cell>
          <table:table-cell office:value-type="string" calcext:value-type="string">
            <text:p>G13</text:p>
          </table:table-cell>
        </table:table-row>
        <table:table-row table:style-name="ro1">
          <table:table-cell office:value-type="string" calcext:value-type="string">
            <text:p>PS00629</text:p>
          </table:table-cell>
          <table:table-cell office:value-type="string" calcext:value-type="string">
            <text:p>G23</text:p>
          </table:table-cell>
        </table:table-row>
        <table:table-row table:style-name="ro1">
          <table:table-cell office:value-type="string" calcext:value-type="string">
            <text:p>PS00609</text:p>
          </table:table-cell>
          <table:table-cell office:value-type="string" calcext:value-type="string">
            <text:p>G75</text:p>
          </table:table-cell>
        </table:table-row>
        <table:table-row table:style-name="ro1" table:visibility="filter">
          <table:table-cell office:value-type="string" calcext:value-type="string">
            <text:p>PS00609</text:p>
          </table:table-cell>
          <table:table-cell office:value-type="string" calcext:value-type="string">
            <text:p>G75</text:p>
          </table:table-cell>
        </table:table-row>
        <table:table-row table:style-name="ro1">
          <table:table-cell office:value-type="string" calcext:value-type="string">
            <text:p>PS00630</text:p>
          </table:table-cell>
          <table:table-cell office:value-type="string" calcext:value-type="string">
            <text:p>G02</text:p>
          </table:table-cell>
        </table:table-row>
        <table:table-row table:style-name="ro1">
          <table:table-cell office:value-type="string" calcext:value-type="string">
            <text:p>PS00610</text:p>
          </table:table-cell>
          <table:table-cell office:value-type="string" calcext:value-type="string">
            <text:p>G75</text:p>
          </table:table-cell>
        </table:table-row>
        <table:table-row table:style-name="ro1" table:visibility="filter">
          <table:table-cell office:value-type="string" calcext:value-type="string">
            <text:p>PS00610</text:p>
          </table:table-cell>
          <table:table-cell office:value-type="string" calcext:value-type="string">
            <text:p>G75</text:p>
          </table:table-cell>
        </table:table-row>
        <table:table-row table:style-name="ro1">
          <table:table-cell office:value-type="string" calcext:value-type="string">
            <text:p>PS00631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631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631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611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612</text:p>
          </table:table-cell>
          <table:table-cell office:value-type="string" calcext:value-type="string">
            <text:p>G13</text:p>
          </table:table-cell>
        </table:table-row>
        <table:table-row table:style-name="ro1" table:visibility="filter">
          <table:table-cell office:value-type="string" calcext:value-type="string">
            <text:p>PS00612</text:p>
          </table:table-cell>
          <table:table-cell office:value-type="string" calcext:value-type="string">
            <text:p>G13</text:p>
          </table:table-cell>
        </table:table-row>
        <table:table-row table:style-name="ro1">
          <table:table-cell office:value-type="string" calcext:value-type="string">
            <text:p>PS00613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613</text:p>
          </table:table-cell>
          <table:table-cell office:value-type="string" calcext:value-type="string">
            <text:p>G20</text:p>
          </table:table-cell>
        </table:table-row>
        <table:table-row table:style-name="ro1">
          <table:table-cell office:value-type="string" calcext:value-type="string">
            <text:p>PS00614</text:p>
          </table:table-cell>
          <table:table-cell office:value-type="string" calcext:value-type="string">
            <text:p>G24</text:p>
          </table:table-cell>
        </table:table-row>
        <table:table-row table:style-name="ro1">
          <table:table-cell office:value-type="string" calcext:value-type="string">
            <text:p>PS00615</text:p>
          </table:table-cell>
          <table:table-cell office:value-type="string" calcext:value-type="string">
            <text:p>G01</text:p>
          </table:table-cell>
        </table:table-row>
        <table:table-row table:style-name="ro1" table:visibility="filter">
          <table:table-cell office:value-type="string" calcext:value-type="string">
            <text:p>PS00615</text:p>
          </table:table-cell>
          <table:table-cell office:value-type="string" calcext:value-type="string">
            <text:p>G01</text:p>
          </table:table-cell>
        </table:table-row>
        <table:table-row table:style-name="ro1">
          <table:table-cell office:value-type="string" calcext:value-type="string">
            <text:p>PS00616</text:p>
          </table:table-cell>
          <table:table-cell office:value-type="string" calcext:value-type="string">
            <text:p>G78</text:p>
          </table:table-cell>
        </table:table-row>
        <table:table-row table:style-name="ro1">
          <table:table-cell office:value-type="string" calcext:value-type="string">
            <text:p>PS00617</text:p>
          </table:table-cell>
          <table:table-cell office:value-type="string" calcext:value-type="string">
            <text:p>G24</text:p>
          </table:table-cell>
        </table:table-row>
        <table:table-row table:style-name="ro1">
          <table:table-cell office:value-type="string" calcext:value-type="string">
            <text:p>PS00700</text:p>
          </table:table-cell>
          <table:table-cell office:value-type="string" calcext:value-type="string">
            <text:p>G36</text:p>
          </table:table-cell>
        </table:table-row>
        <table:table-row table:style-name="ro1" table:visibility="filter">
          <table:table-cell office:value-type="string" calcext:value-type="string">
            <text:p>PS00700</text:p>
          </table:table-cell>
          <table:table-cell office:value-type="string" calcext:value-type="string">
            <text:p>G36</text:p>
          </table:table-cell>
        </table:table-row>
        <table:table-row table:style-name="ro1" table:visibility="filter">
          <table:table-cell office:value-type="string" calcext:value-type="string">
            <text:p>PS00700</text:p>
          </table:table-cell>
          <table:table-cell office:value-type="string" calcext:value-type="string">
            <text:p>G36</text:p>
          </table:table-cell>
        </table:table-row>
        <table:table-row table:style-name="ro1">
          <table:table-cell office:value-type="string" calcext:value-type="string">
            <text:p>PS00701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701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701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702</text:p>
          </table:table-cell>
          <table:table-cell office:value-type="string" calcext:value-type="string">
            <text:p>G20</text:p>
          </table:table-cell>
        </table:table-row>
        <table:table-row table:style-name="ro1" table:visibility="filter">
          <table:table-cell office:value-type="string" calcext:value-type="string">
            <text:p>PS00702</text:p>
          </table:table-cell>
          <table:table-cell office:value-type="string" calcext:value-type="string">
            <text:p>G20</text:p>
          </table:table-cell>
        </table:table-row>
        <table:table-row table:style-name="ro1" table:visibility="filter">
          <table:table-cell office:value-type="string" calcext:value-type="string">
            <text:p>PS00702</text:p>
          </table:table-cell>
          <table:table-cell office:value-type="string" calcext:value-type="string">
            <text:p>G20</text:p>
          </table:table-cell>
        </table:table-row>
        <table:table-row table:style-name="ro1">
          <table:table-cell office:value-type="string" calcext:value-type="string">
            <text:p>PS00703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703</text:p>
          </table:table-cell>
          <table:table-cell office:value-type="string" calcext:value-type="string">
            <text:p>G10</text:p>
          </table:table-cell>
        </table:table-row>
        <table:table-row table:style-name="ro1" table:visibility="filter">
          <table:table-cell office:value-type="string" calcext:value-type="string">
            <text:p>PS00703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PS00704</text:p>
          </table:table-cell>
          <table:table-cell office:value-type="string" calcext:value-type="string">
            <text:p>G29</text:p>
          </table:table-cell>
        </table:table-row>
        <table:table-row table:style-name="ro1" table:visibility="filter">
          <table:table-cell office:value-type="string" calcext:value-type="string">
            <text:p>PS00704</text:p>
          </table:table-cell>
          <table:table-cell office:value-type="string" calcext:value-type="string">
            <text:p>G29</text:p>
          </table:table-cell>
        </table:table-row>
        <table:table-row table:style-name="ro1" table:visibility="filter">
          <table:table-cell office:value-type="string" calcext:value-type="string">
            <text:p>PS00704</text:p>
          </table:table-cell>
          <table:table-cell office:value-type="string" calcext:value-type="string">
            <text:p>G29</text:p>
          </table:table-cell>
        </table:table-row>
        <table:table-row table:style-name="ro1">
          <table:table-cell office:value-type="string" calcext:value-type="string">
            <text:p>PS00705</text:p>
          </table:table-cell>
          <table:table-cell office:value-type="string" calcext:value-type="string">
            <text:p>G77</text:p>
          </table:table-cell>
        </table:table-row>
        <table:table-row table:style-name="ro1" table:visibility="filter">
          <table:table-cell office:value-type="string" calcext:value-type="string">
            <text:p>PS00705</text:p>
          </table:table-cell>
          <table:table-cell office:value-type="string" calcext:value-type="string">
            <text:p>G77</text:p>
          </table:table-cell>
        </table:table-row>
        <table:table-row table:style-name="ro1" table:visibility="filter">
          <table:table-cell office:value-type="string" calcext:value-type="string">
            <text:p>PS00705</text:p>
          </table:table-cell>
          <table:table-cell office:value-type="string" calcext:value-type="string">
            <text:p>G77</text:p>
          </table:table-cell>
        </table:table-row>
        <table:table-row table:style-name="ro1">
          <table:table-cell office:value-type="string" calcext:value-type="string">
            <text:p>PS00706</text:p>
          </table:table-cell>
          <table:table-cell office:value-type="string" calcext:value-type="string">
            <text:p>G56</text:p>
          </table:table-cell>
        </table:table-row>
        <table:table-row table:style-name="ro1" table:visibility="filter">
          <table:table-cell office:value-type="string" calcext:value-type="string">
            <text:p>PS00706</text:p>
          </table:table-cell>
          <table:table-cell office:value-type="string" calcext:value-type="string">
            <text:p>G56</text:p>
          </table:table-cell>
        </table:table-row>
        <table:table-row table:style-name="ro1" table:visibility="filter">
          <table:table-cell office:value-type="string" calcext:value-type="string">
            <text:p>PS00706</text:p>
          </table:table-cell>
          <table:table-cell office:value-type="string" calcext:value-type="string">
            <text:p>G56</text:p>
          </table:table-cell>
        </table:table-row>
        <table:table-row table:style-name="ro1">
          <table:table-cell office:value-type="string" calcext:value-type="string">
            <text:p>PS00707</text:p>
          </table:table-cell>
          <table:table-cell office:value-type="string" calcext:value-type="string">
            <text:p>G24</text:p>
          </table:table-cell>
        </table:table-row>
        <table:table-row table:style-name="ro1" table:visibility="filter">
          <table:table-cell office:value-type="string" calcext:value-type="string">
            <text:p>PS00707</text:p>
          </table:table-cell>
          <table:table-cell office:value-type="string" calcext:value-type="string">
            <text:p>G24</text:p>
          </table:table-cell>
        </table:table-row>
        <table:table-row table:style-name="ro1">
          <table:table-cell office:value-type="string" calcext:value-type="string">
            <text:p>PS09999</text:p>
          </table:table-cell>
          <table:table-cell office:value-type="string" calcext:value-type="string">
            <text:p>G99</text:p>
          </table:table-cell>
        </table:table-row>
        <table:table-row table:style-name="ro1">
          <table:table-cell office:value-type="string" calcext:value-type="string">
            <text:p>PS00708</text:p>
          </table:table-cell>
          <table:table-cell office:value-type="string" calcext:value-type="string">
            <text:p>G99</text:p>
          </table:table-cell>
        </table:table-row>
        <table:table-row table:style-name="ro1" table:visibility="filter">
          <table:table-cell office:value-type="string" calcext:value-type="string">
            <text:p>PS00708</text:p>
          </table:table-cell>
          <table:table-cell office:value-type="string" calcext:value-type="string">
            <text:p>G99</text:p>
          </table:table-cell>
        </table:table-row>
        <table:table-row table:style-name="ro1">
          <table:table-cell office:value-type="string" calcext:value-type="string">
            <text:p>PS00709</text:p>
          </table:table-cell>
          <table:table-cell office:value-type="string" calcext:value-type="string">
            <text:p>G59</text:p>
          </table:table-cell>
        </table:table-row>
        <table:table-row table:style-name="ro1" table:visibility="filter">
          <table:table-cell office:value-type="string" calcext:value-type="string">
            <text:p>PS00709</text:p>
          </table:table-cell>
          <table:table-cell office:value-type="string" calcext:value-type="string">
            <text:p>G59</text:p>
          </table:table-cell>
        </table:table-row>
        <table:table-row table:style-name="ro1" table:visibility="filter">
          <table:table-cell office:value-type="string" calcext:value-type="string">
            <text:p>PS00709</text:p>
          </table:table-cell>
          <table:table-cell office:value-type="string" calcext:value-type="string">
            <text:p>G59</text:p>
          </table:table-cell>
        </table:table-row>
        <table:table-row table:style-name="ro1">
          <table:table-cell office:value-type="string" calcext:value-type="string">
            <text:p>PS00710</text:p>
          </table:table-cell>
          <table:table-cell office:value-type="string" calcext:value-type="string">
            <text:p>G44</text:p>
          </table:table-cell>
        </table:table-row>
        <table:table-row table:style-name="ro1" table:visibility="filter">
          <table:table-cell office:value-type="string" calcext:value-type="string">
            <text:p>PS00710</text:p>
          </table:table-cell>
          <table:table-cell office:value-type="string" calcext:value-type="string">
            <text:p>G44</text:p>
          </table:table-cell>
        </table:table-row>
        <table:table-row table:style-name="ro1" table:visibility="filter">
          <table:table-cell office:value-type="string" calcext:value-type="string">
            <text:p>PS00710</text:p>
          </table:table-cell>
          <table:table-cell office:value-type="string" calcext:value-type="string">
            <text:p>G44</text:p>
          </table:table-cell>
        </table:table-row>
        <table:table-row table:style-name="ro1">
          <table:table-cell office:value-type="string" calcext:value-type="string">
            <text:p>PS00708</text:p>
          </table:table-cell>
          <table:table-cell office:value-type="string" calcext:value-type="string">
            <text:p>G08</text:p>
          </table:table-cell>
        </table:table-row>
        <table:table-row table:style-name="ro1" table:visibility="filter">
          <table:table-cell office:value-type="string" calcext:value-type="string">
            <text:p>PS00708</text:p>
          </table:table-cell>
          <table:table-cell office:value-type="string" calcext:value-type="string">
            <text:p>G08</text:p>
          </table:table-cell>
        </table:table-row>
        <table:table-row table:style-name="ro1">
          <table:table-cell office:value-type="string" calcext:value-type="string">
            <text:p>PS00709</text:p>
          </table:table-cell>
          <table:table-cell office:value-type="string" calcext:value-type="string">
            <text:p>G08</text:p>
          </table:table-cell>
        </table:table-row>
        <table:table-row table:style-name="ro1">
          <table:table-cell office:value-type="string" calcext:value-type="string">
            <text:p>PS00710</text:p>
          </table:table-cell>
          <table:table-cell office:value-type="string" calcext:value-type="string">
            <text:p>G08</text:p>
          </table:table-cell>
        </table:table-row>
        <table:table-row table:style-name="ro1" table:visibility="filter">
          <table:table-cell office:value-type="string" calcext:value-type="string">
            <text:p>PS00710</text:p>
          </table:table-cell>
          <table:table-cell office:value-type="string" calcext:value-type="string">
            <text:p>G08</text:p>
          </table:table-cell>
        </table:table-row>
        <table:table-row table:style-name="ro1">
          <table:table-cell office:value-type="string" calcext:value-type="string">
            <text:p>PS00800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800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800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801</text:p>
          </table:table-cell>
          <table:table-cell office:value-type="string" calcext:value-type="string">
            <text:p>G99</text:p>
          </table:table-cell>
        </table:table-row>
        <table:table-row table:style-name="ro1" table:visibility="filter">
          <table:table-cell office:value-type="string" calcext:value-type="string">
            <text:p>PS00801</text:p>
          </table:table-cell>
          <table:table-cell office:value-type="string" calcext:value-type="string">
            <text:p>G99</text:p>
          </table:table-cell>
        </table:table-row>
        <table:table-row table:style-name="ro1">
          <table:table-cell office:value-type="string" calcext:value-type="string">
            <text:p>PS00802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802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802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803</text:p>
          </table:table-cell>
          <table:table-cell office:value-type="string" calcext:value-type="string">
            <text:p>G21</text:p>
          </table:table-cell>
        </table:table-row>
        <table:table-row table:style-name="ro1" table:visibility="filter">
          <table:table-cell office:value-type="string" calcext:value-type="string">
            <text:p>PS00803</text:p>
          </table:table-cell>
          <table:table-cell office:value-type="string" calcext:value-type="string">
            <text:p>G21</text:p>
          </table:table-cell>
        </table:table-row>
        <table:table-row table:style-name="ro1">
          <table:table-cell office:value-type="string" calcext:value-type="string">
            <text:p>PS00804</text:p>
          </table:table-cell>
          <table:table-cell office:value-type="string" calcext:value-type="string">
            <text:p>G21</text:p>
          </table:table-cell>
        </table:table-row>
        <table:table-row table:style-name="ro1" table:visibility="filter">
          <table:table-cell office:value-type="string" calcext:value-type="string">
            <text:p>PS00804</text:p>
          </table:table-cell>
          <table:table-cell office:value-type="string" calcext:value-type="string">
            <text:p>G21</text:p>
          </table:table-cell>
        </table:table-row>
        <table:table-row table:style-name="ro1" table:visibility="filter">
          <table:table-cell office:value-type="string" calcext:value-type="string">
            <text:p>PS00804</text:p>
          </table:table-cell>
          <table:table-cell office:value-type="string" calcext:value-type="string">
            <text:p>G21</text:p>
          </table:table-cell>
        </table:table-row>
        <table:table-row table:style-name="ro1">
          <table:table-cell office:value-type="string" calcext:value-type="string">
            <text:p>PS00805</text:p>
          </table:table-cell>
          <table:table-cell office:value-type="string" calcext:value-type="string">
            <text:p>G21</text:p>
          </table:table-cell>
        </table:table-row>
        <table:table-row table:style-name="ro1" table:visibility="filter">
          <table:table-cell office:value-type="string" calcext:value-type="string">
            <text:p>PS00805</text:p>
          </table:table-cell>
          <table:table-cell office:value-type="string" calcext:value-type="string">
            <text:p>G21</text:p>
          </table:table-cell>
        </table:table-row>
        <table:table-row table:style-name="ro1" table:visibility="filter">
          <table:table-cell office:value-type="string" calcext:value-type="string">
            <text:p>PS00805</text:p>
          </table:table-cell>
          <table:table-cell office:value-type="string" calcext:value-type="string">
            <text:p>G21</text:p>
          </table:table-cell>
        </table:table-row>
        <table:table-row table:style-name="ro1">
          <table:table-cell office:value-type="string" calcext:value-type="string">
            <text:p>PS00806</text:p>
          </table:table-cell>
          <table:table-cell office:value-type="string" calcext:value-type="string">
            <text:p>G21</text:p>
          </table:table-cell>
        </table:table-row>
        <table:table-row table:style-name="ro1" table:visibility="filter">
          <table:table-cell office:value-type="string" calcext:value-type="string">
            <text:p>PS00806</text:p>
          </table:table-cell>
          <table:table-cell office:value-type="string" calcext:value-type="string">
            <text:p>G21</text:p>
          </table:table-cell>
        </table:table-row>
        <table:table-row table:style-name="ro1">
          <table:table-cell office:value-type="string" calcext:value-type="string">
            <text:p>PS00807</text:p>
          </table:table-cell>
          <table:table-cell office:value-type="string" calcext:value-type="string">
            <text:p>G16</text:p>
          </table:table-cell>
        </table:table-row>
        <table:table-row table:style-name="ro1" table:visibility="filter">
          <table:table-cell office:value-type="string" calcext:value-type="string">
            <text:p>PS00807</text:p>
          </table:table-cell>
          <table:table-cell office:value-type="string" calcext:value-type="string">
            <text:p>G16</text:p>
          </table:table-cell>
        </table:table-row>
        <table:table-row table:style-name="ro1">
          <table:table-cell office:value-type="string" calcext:value-type="string">
            <text:p>PS00808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808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809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809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809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810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810</text:p>
          </table:table-cell>
          <table:table-cell office:value-type="string" calcext:value-type="string">
            <text:p>G04</text:p>
          </table:table-cell>
        </table:table-row>
        <table:table-row table:style-name="ro1">
          <table:table-cell office:value-type="string" calcext:value-type="string">
            <text:p>PS00811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PS00811</text:p>
          </table:table-cell>
          <table:table-cell office:value-type="string" calcext:value-type="string">
            <text:p>G04</text:p>
          </table:table-cell>
        </table:table-row>
      </table:table>
      <table:table table:name="SecondarySourc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able:cell-range-source table:name="CSV_all" xlink:type="simple" xlink:href="https://raw.githubusercontent.com/readchina/ReadingData/2.0-fiction/data/SecondarySource.csv" table:filter-name="Text - txt - csv (StarCalc)" table:filter-options="44,34,76,1,1/2/2/9/3/9/4/9/5/9/6/2/7/9/8/9/9/9/10/9/11/9/12/9/13/9/14/9/15/9/16/9/17/9/18/9/19/9/20/9/21/9/22/9,0,false,false,true,false,true" table:last-column-spanned="2" table:last-row-spanned="216" table:refresh-delay="PT00H06M40S"/>
            <text:p>sec_source_id</text:p>
          </table:table-cell>
          <table:table-cell office:value-type="string" calcext:value-type="string">
            <text:p>genre</text:p>
          </table:table-cell>
        </table:table-row>
        <table:table-row table:style-name="ro1">
          <table:table-cell office:value-type="string" calcext:value-type="string">
            <text:p>SS00003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005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005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006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006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007</text:p>
          </table:table-cell>
          <table:table-cell office:value-type="string" calcext:value-type="string">
            <text:p>G22</text:p>
          </table:table-cell>
        </table:table-row>
        <table:table-row table:style-name="ro1" table:visibility="filter">
          <table:table-cell office:value-type="string" calcext:value-type="string">
            <text:p>SS00007</text:p>
          </table:table-cell>
          <table:table-cell office:value-type="string" calcext:value-type="string">
            <text:p>G22</text:p>
          </table:table-cell>
        </table:table-row>
        <table:table-row table:style-name="ro1">
          <table:table-cell office:value-type="string" calcext:value-type="string">
            <text:p>SS00009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009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011</text:p>
          </table:table-cell>
          <table:table-cell office:value-type="string" calcext:value-type="string">
            <text:p>G19</text:p>
          </table:table-cell>
        </table:table-row>
        <table:table-row table:style-name="ro1" table:visibility="filter">
          <table:table-cell office:value-type="string" calcext:value-type="string">
            <text:p>SS00011</text:p>
          </table:table-cell>
          <table:table-cell office:value-type="string" calcext:value-type="string">
            <text:p>G19</text:p>
          </table:table-cell>
        </table:table-row>
        <table:table-row table:style-name="ro1">
          <table:table-cell office:value-type="string" calcext:value-type="string">
            <text:p>SS00012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012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014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014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026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026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027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027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029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029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030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030</text:p>
          </table:table-cell>
          <table:table-cell office:value-type="string" calcext:value-type="string">
            <text:p>G02</text:p>
          </table:table-cell>
        </table:table-row>
        <table:table-row table:style-name="ro1">
          <table:table-cell office:value-type="string" calcext:value-type="string">
            <text:p>SS00043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043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044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044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045</text:p>
          </table:table-cell>
          <table:table-cell office:value-type="string" calcext:value-type="string">
            <text:p>G02</text:p>
          </table:table-cell>
        </table:table-row>
        <table:table-row table:style-name="ro1" table:visibility="filter">
          <table:table-cell office:value-type="string" calcext:value-type="string">
            <text:p>SS00045</text:p>
          </table:table-cell>
          <table:table-cell office:value-type="string" calcext:value-type="string">
            <text:p>G02</text:p>
          </table:table-cell>
        </table:table-row>
        <table:table-row table:style-name="ro1">
          <table:table-cell office:value-type="string" calcext:value-type="string">
            <text:p>SS00061</text:p>
          </table:table-cell>
          <table:table-cell office:value-type="string" calcext:value-type="string">
            <text:p>G43</text:p>
          </table:table-cell>
        </table:table-row>
        <table:table-row table:style-name="ro1" table:visibility="filter">
          <table:table-cell office:value-type="string" calcext:value-type="string">
            <text:p>SS00061</text:p>
          </table:table-cell>
          <table:table-cell office:value-type="string" calcext:value-type="string">
            <text:p>G43</text:p>
          </table:table-cell>
        </table:table-row>
        <table:table-row table:style-name="ro1">
          <table:table-cell office:value-type="string" calcext:value-type="string">
            <text:p>SS00075</text:p>
          </table:table-cell>
          <table:table-cell office:value-type="string" calcext:value-type="string">
            <text:p>G19</text:p>
          </table:table-cell>
        </table:table-row>
        <table:table-row table:style-name="ro1">
          <table:table-cell office:value-type="string" calcext:value-type="string">
            <text:p>SS00108</text:p>
          </table:table-cell>
          <table:table-cell office:value-type="string" calcext:value-type="string">
            <text:p>G19</text:p>
          </table:table-cell>
        </table:table-row>
        <table:table-row table:style-name="ro1">
          <table:table-cell office:value-type="string" calcext:value-type="string">
            <text:p>SS00109</text:p>
          </table:table-cell>
          <table:table-cell office:value-type="string" calcext:value-type="string">
            <text:p>G19</text:p>
          </table:table-cell>
        </table:table-row>
        <table:table-row table:style-name="ro1" table:visibility="filter">
          <table:table-cell office:value-type="string" calcext:value-type="string">
            <text:p>SS00109</text:p>
          </table:table-cell>
          <table:table-cell office:value-type="string" calcext:value-type="string">
            <text:p>G19</text:p>
          </table:table-cell>
        </table:table-row>
        <table:table-row table:style-name="ro1">
          <table:table-cell office:value-type="string" calcext:value-type="string">
            <text:p>SS00110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110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111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111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112</text:p>
          </table:table-cell>
          <table:table-cell office:value-type="string" calcext:value-type="string">
            <text:p>G02</text:p>
          </table:table-cell>
        </table:table-row>
        <table:table-row table:style-name="ro1" table:visibility="filter">
          <table:table-cell office:value-type="string" calcext:value-type="string">
            <text:p>SS00112</text:p>
          </table:table-cell>
          <table:table-cell office:value-type="string" calcext:value-type="string">
            <text:p>G02</text:p>
          </table:table-cell>
        </table:table-row>
        <table:table-row table:style-name="ro1">
          <table:table-cell office:value-type="string" calcext:value-type="string">
            <text:p>SS00113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114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114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115</text:p>
          </table:table-cell>
          <table:table-cell office:value-type="string" calcext:value-type="string">
            <text:p>G02</text:p>
          </table:table-cell>
        </table:table-row>
        <table:table-row table:style-name="ro1" table:visibility="filter">
          <table:table-cell office:value-type="string" calcext:value-type="string">
            <text:p>SS00115</text:p>
          </table:table-cell>
          <table:table-cell office:value-type="string" calcext:value-type="string">
            <text:p>G02</text:p>
          </table:table-cell>
        </table:table-row>
        <table:table-row table:style-name="ro1">
          <table:table-cell office:value-type="string" calcext:value-type="string">
            <text:p>SS00116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116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117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117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118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118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119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119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120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120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123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124</text:p>
          </table:table-cell>
          <table:table-cell office:value-type="string" calcext:value-type="string">
            <text:p>G02</text:p>
          </table:table-cell>
        </table:table-row>
        <table:table-row table:style-name="ro1">
          <table:table-cell office:value-type="string" calcext:value-type="string">
            <text:p>SS00127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127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128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129</text:p>
          </table:table-cell>
          <table:table-cell office:value-type="string" calcext:value-type="string">
            <text:p>G19</text:p>
          </table:table-cell>
        </table:table-row>
        <table:table-row table:style-name="ro1">
          <table:table-cell office:value-type="string" calcext:value-type="string">
            <text:p>SS00130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130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131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131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133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133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134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134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135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135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136</text:p>
          </table:table-cell>
          <table:table-cell office:value-type="string" calcext:value-type="string">
            <text:p>G43</text:p>
          </table:table-cell>
        </table:table-row>
        <table:table-row table:style-name="ro1" table:visibility="filter">
          <table:table-cell office:value-type="string" calcext:value-type="string">
            <text:p>SS00136</text:p>
          </table:table-cell>
          <table:table-cell office:value-type="string" calcext:value-type="string">
            <text:p>G43</text:p>
          </table:table-cell>
        </table:table-row>
        <table:table-row table:style-name="ro1">
          <table:table-cell office:value-type="string" calcext:value-type="string">
            <text:p>SS00137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137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138</text:p>
          </table:table-cell>
          <table:table-cell office:value-type="string" calcext:value-type="string">
            <text:p>G01</text:p>
          </table:table-cell>
        </table:table-row>
        <table:table-row table:style-name="ro1" table:visibility="filter">
          <table:table-cell office:value-type="string" calcext:value-type="string">
            <text:p>SS00138</text:p>
          </table:table-cell>
          <table:table-cell office:value-type="string" calcext:value-type="string">
            <text:p>G01</text:p>
          </table:table-cell>
        </table:table-row>
        <table:table-row table:style-name="ro1">
          <table:table-cell office:value-type="string" calcext:value-type="string">
            <text:p>SS00139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139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140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140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141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141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142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142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143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143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144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144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145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145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146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146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147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147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148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148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149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149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150</text:p>
          </table:table-cell>
          <table:table-cell office:value-type="string" calcext:value-type="string">
            <text:p>G02</text:p>
          </table:table-cell>
        </table:table-row>
        <table:table-row table:style-name="ro1" table:visibility="filter">
          <table:table-cell office:value-type="string" calcext:value-type="string">
            <text:p>SS00150</text:p>
          </table:table-cell>
          <table:table-cell office:value-type="string" calcext:value-type="string">
            <text:p>G02</text:p>
          </table:table-cell>
        </table:table-row>
        <table:table-row table:style-name="ro1">
          <table:table-cell office:value-type="string" calcext:value-type="string">
            <text:p>SS00151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152</text:p>
          </table:table-cell>
          <table:table-cell office:value-type="string" calcext:value-type="string">
            <text:p>G44</text:p>
          </table:table-cell>
        </table:table-row>
        <table:table-row table:style-name="ro1" table:visibility="filter">
          <table:table-cell office:value-type="string" calcext:value-type="string">
            <text:p>SS00152</text:p>
          </table:table-cell>
          <table:table-cell office:value-type="string" calcext:value-type="string">
            <text:p>G44</text:p>
          </table:table-cell>
        </table:table-row>
        <table:table-row table:style-name="ro1">
          <table:table-cell office:value-type="string" calcext:value-type="string">
            <text:p>SS00153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153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154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154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155</text:p>
          </table:table-cell>
          <table:table-cell office:value-type="string" calcext:value-type="string">
            <text:p>G44</text:p>
          </table:table-cell>
        </table:table-row>
        <table:table-row table:style-name="ro1" table:visibility="filter">
          <table:table-cell office:value-type="string" calcext:value-type="string">
            <text:p>SS00155</text:p>
          </table:table-cell>
          <table:table-cell office:value-type="string" calcext:value-type="string">
            <text:p>G44</text:p>
          </table:table-cell>
        </table:table-row>
        <table:table-row table:style-name="ro1">
          <table:table-cell office:value-type="string" calcext:value-type="string">
            <text:p>SS00156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156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157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157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158</text:p>
          </table:table-cell>
          <table:table-cell office:value-type="string" calcext:value-type="string">
            <text:p>G44</text:p>
          </table:table-cell>
        </table:table-row>
        <table:table-row table:style-name="ro1" table:visibility="filter">
          <table:table-cell office:value-type="string" calcext:value-type="string">
            <text:p>SS00158</text:p>
          </table:table-cell>
          <table:table-cell office:value-type="string" calcext:value-type="string">
            <text:p>G44</text:p>
          </table:table-cell>
        </table:table-row>
        <table:table-row table:style-name="ro1">
          <table:table-cell office:value-type="string" calcext:value-type="string">
            <text:p>SS00159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159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160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160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161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161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162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162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163</text:p>
          </table:table-cell>
          <table:table-cell office:value-type="string" calcext:value-type="string">
            <text:p>G44</text:p>
          </table:table-cell>
        </table:table-row>
        <table:table-row table:style-name="ro1" table:visibility="filter">
          <table:table-cell office:value-type="string" calcext:value-type="string">
            <text:p>SS00163</text:p>
          </table:table-cell>
          <table:table-cell office:value-type="string" calcext:value-type="string">
            <text:p>G44</text:p>
          </table:table-cell>
        </table:table-row>
        <table:table-row table:style-name="ro1">
          <table:table-cell office:value-type="string" calcext:value-type="string">
            <text:p>SS00185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185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189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189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190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190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192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192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170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170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193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193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195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195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196</text:p>
          </table:table-cell>
          <table:table-cell office:value-type="string" calcext:value-type="string">
            <text:p>G02</text:p>
          </table:table-cell>
        </table:table-row>
        <table:table-row table:style-name="ro1" table:visibility="filter">
          <table:table-cell office:value-type="string" calcext:value-type="string">
            <text:p>SS00196</text:p>
          </table:table-cell>
          <table:table-cell office:value-type="string" calcext:value-type="string">
            <text:p>G02</text:p>
          </table:table-cell>
        </table:table-row>
        <table:table-row table:style-name="ro1">
          <table:table-cell office:value-type="string" calcext:value-type="string">
            <text:p>SS00197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197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205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206</text:p>
          </table:table-cell>
          <table:table-cell office:value-type="string" calcext:value-type="string">
            <text:p>G19</text:p>
          </table:table-cell>
        </table:table-row>
        <table:table-row table:style-name="ro1">
          <table:table-cell office:value-type="string" calcext:value-type="string">
            <text:p>SS00207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207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208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209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209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210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238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238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239</text:p>
          </table:table-cell>
          <table:table-cell office:value-type="string" calcext:value-type="string">
            <text:p>G02</text:p>
          </table:table-cell>
        </table:table-row>
        <table:table-row table:style-name="ro1" table:visibility="filter">
          <table:table-cell office:value-type="string" calcext:value-type="string">
            <text:p>SS00239</text:p>
          </table:table-cell>
          <table:table-cell office:value-type="string" calcext:value-type="string">
            <text:p>G02</text:p>
          </table:table-cell>
        </table:table-row>
        <table:table-row table:style-name="ro1">
          <table:table-cell office:value-type="string" calcext:value-type="string">
            <text:p>SS00240</text:p>
          </table:table-cell>
          <table:table-cell office:value-type="string" calcext:value-type="string">
            <text:p>G02</text:p>
          </table:table-cell>
        </table:table-row>
        <table:table-row table:style-name="ro1" table:visibility="filter">
          <table:table-cell office:value-type="string" calcext:value-type="string">
            <text:p>SS00240</text:p>
          </table:table-cell>
          <table:table-cell office:value-type="string" calcext:value-type="string">
            <text:p>G02</text:p>
          </table:table-cell>
        </table:table-row>
        <table:table-row table:style-name="ro1">
          <table:table-cell office:value-type="string" calcext:value-type="string">
            <text:p>SS00241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241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242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242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243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243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244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244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245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245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246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246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247</text:p>
          </table:table-cell>
          <table:table-cell office:value-type="string" calcext:value-type="string">
            <text:p>G43</text:p>
          </table:table-cell>
        </table:table-row>
        <table:table-row table:style-name="ro1" table:visibility="filter">
          <table:table-cell office:value-type="string" calcext:value-type="string">
            <text:p>SS00247</text:p>
          </table:table-cell>
          <table:table-cell office:value-type="string" calcext:value-type="string">
            <text:p>G43</text:p>
          </table:table-cell>
        </table:table-row>
        <table:table-row table:style-name="ro1">
          <table:table-cell office:value-type="string" calcext:value-type="string">
            <text:p>SS00248</text:p>
          </table:table-cell>
          <table:table-cell office:value-type="string" calcext:value-type="string">
            <text:p>G02</text:p>
          </table:table-cell>
        </table:table-row>
        <table:table-row table:style-name="ro1">
          <table:table-cell office:value-type="string" calcext:value-type="string">
            <text:p>SS00268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269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270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270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271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271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272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272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272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249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250</text:p>
          </table:table-cell>
          <table:table-cell office:value-type="string" calcext:value-type="string">
            <text:p>G02</text:p>
          </table:table-cell>
        </table:table-row>
        <table:table-row table:style-name="ro1">
          <table:table-cell office:value-type="string" calcext:value-type="string">
            <text:p>SS00251</text:p>
          </table:table-cell>
          <table:table-cell office:value-type="string" calcext:value-type="string">
            <text:p>G02</text:p>
          </table:table-cell>
        </table:table-row>
        <table:table-row table:style-name="ro1">
          <table:table-cell office:value-type="string" calcext:value-type="string">
            <text:p>SS00252</text:p>
          </table:table-cell>
          <table:table-cell office:value-type="string" calcext:value-type="string">
            <text:p>G02</text:p>
          </table:table-cell>
        </table:table-row>
        <table:table-row table:style-name="ro1" table:visibility="filter">
          <table:table-cell office:value-type="string" calcext:value-type="string">
            <text:p>SS00252</text:p>
          </table:table-cell>
          <table:table-cell office:value-type="string" calcext:value-type="string">
            <text:p>G02</text:p>
          </table:table-cell>
        </table:table-row>
        <table:table-row table:style-name="ro1" table:visibility="filter">
          <table:table-cell office:value-type="string" calcext:value-type="string">
            <text:p>SS00252</text:p>
          </table:table-cell>
          <table:table-cell office:value-type="string" calcext:value-type="string">
            <text:p>G02</text:p>
          </table:table-cell>
        </table:table-row>
        <table:table-row table:style-name="ro1">
          <table:table-cell office:value-type="string" calcext:value-type="string">
            <text:p>SS00253</text:p>
          </table:table-cell>
          <table:table-cell office:value-type="string" calcext:value-type="string">
            <text:p>G02</text:p>
          </table:table-cell>
        </table:table-row>
        <table:table-row table:style-name="ro1" table:visibility="filter">
          <table:table-cell office:value-type="string" calcext:value-type="string">
            <text:p>SS00253</text:p>
          </table:table-cell>
          <table:table-cell office:value-type="string" calcext:value-type="string">
            <text:p>G02</text:p>
          </table:table-cell>
        </table:table-row>
        <table:table-row table:style-name="ro1" table:visibility="filter">
          <table:table-cell office:value-type="string" calcext:value-type="string">
            <text:p>SS00253</text:p>
          </table:table-cell>
          <table:table-cell office:value-type="string" calcext:value-type="string">
            <text:p>G02</text:p>
          </table:table-cell>
        </table:table-row>
        <table:table-row table:style-name="ro1">
          <table:table-cell office:value-type="string" calcext:value-type="string">
            <text:p>SS00254</text:p>
          </table:table-cell>
          <table:table-cell office:value-type="string" calcext:value-type="string">
            <text:p>G02</text:p>
          </table:table-cell>
        </table:table-row>
        <table:table-row table:style-name="ro1" table:visibility="filter">
          <table:table-cell office:value-type="string" calcext:value-type="string">
            <text:p>SS00254</text:p>
          </table:table-cell>
          <table:table-cell office:value-type="string" calcext:value-type="string">
            <text:p>G02</text:p>
          </table:table-cell>
        </table:table-row>
        <table:table-row table:style-name="ro1" table:visibility="filter">
          <table:table-cell office:value-type="string" calcext:value-type="string">
            <text:p>SS00254</text:p>
          </table:table-cell>
          <table:table-cell office:value-type="string" calcext:value-type="string">
            <text:p>G02</text:p>
          </table:table-cell>
        </table:table-row>
        <table:table-row table:style-name="ro1">
          <table:table-cell office:value-type="string" calcext:value-type="string">
            <text:p>SS00255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256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256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257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258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258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258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259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259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259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260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260</text:p>
          </table:table-cell>
          <table:table-cell office:value-type="string" calcext:value-type="string">
            <text:p>G03</text:p>
          </table:table-cell>
        </table:table-row>
        <table:table-row table:style-name="ro1" table:visibility="filter">
          <table:table-cell office:value-type="string" calcext:value-type="string">
            <text:p>SS00260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261</text:p>
          </table:table-cell>
          <table:table-cell office:value-type="string" calcext:value-type="string">
            <text:p>G03</text:p>
          </table:table-cell>
        </table:table-row>
        <table:table-row table:style-name="ro1">
          <table:table-cell office:value-type="string" calcext:value-type="string">
            <text:p>SS00262</text:p>
          </table:table-cell>
          <table:table-cell office:value-type="string" calcext:value-type="string">
            <text:p>G06</text:p>
          </table:table-cell>
        </table:table-row>
        <table:table-row table:style-name="ro1" table:visibility="filter">
          <table:table-cell office:value-type="string" calcext:value-type="string">
            <text:p>SS00262</text:p>
          </table:table-cell>
          <table:table-cell office:value-type="string" calcext:value-type="string">
            <text:p>G06</text:p>
          </table:table-cell>
        </table:table-row>
        <table:table-row table:style-name="ro1" table:visibility="filter">
          <table:table-cell office:value-type="string" calcext:value-type="string">
            <text:p>SS00262</text:p>
          </table:table-cell>
          <table:table-cell office:value-type="string" calcext:value-type="string">
            <text:p>G06</text:p>
          </table:table-cell>
        </table:table-row>
        <table:table-row table:style-name="ro1">
          <table:table-cell office:value-type="string" calcext:value-type="string">
            <text:p>SS00263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SS00263</text:p>
          </table:table-cell>
          <table:table-cell office:value-type="string" calcext:value-type="string">
            <text:p>G04</text:p>
          </table:table-cell>
        </table:table-row>
        <table:table-row table:style-name="ro1" table:visibility="filter">
          <table:table-cell office:value-type="string" calcext:value-type="string">
            <text:p>SS00263</text:p>
          </table:table-cell>
          <table:table-cell office:value-type="string" calcext:value-type="string">
            <text:p>G04</text:p>
          </table:table-cell>
        </table:table-row>
      </table:table>
      <table:table table:name="Genr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able:cell-range-source table:name="CSV_all" xlink:type="simple" xlink:href="https://raw.githubusercontent.com/readchina/ReadingData/2.0-fiction/data/Genre.csv" table:filter-name="Text - txt - csv (StarCalc)" table:filter-options="44,34,76,1,1/2/2/2/3/9/4/2/5/9/6/9/7/9/8/9/9/9,0,false,false,true,false,true" table:last-column-spanned="3" table:last-row-spanned="63" table:refresh-delay="PT00H06M40S"/>
            <text:p>genre_id</text:p>
          </table:table-cell>
          <table:table-cell office:value-type="string" calcext:value-type="string">
            <text:p>genre_name</text:p>
          </table:table-cell>
          <table:table-cell office:value-type="string" calcext:value-type="string">
            <text:p>genre_type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Non-literary essay</text:p>
          </table:table-cell>
          <table:table-cell office:value-type="string" calcext:value-type="string">
            <text:p>informational works</text:p>
          </table:table-cell>
        </table:table-row>
        <table:table-row table:style-name="ro1">
          <table:table-cell office:value-type="string" calcext:value-type="string">
            <text:p>G43</text:p>
          </table:table-cell>
          <table:table-cell office:value-type="string" calcext:value-type="string">
            <text:p>biography</text:p>
          </table:table-cell>
          <table:table-cell office:value-type="string" calcext:value-type="string">
            <text:p>informational works</text:p>
          </table:table-cell>
        </table:table-row>
        <table:table-row table:style-name="ro1">
          <table:table-cell office:value-type="string" calcext:value-type="string">
            <text:p>G02</text:p>
          </table:table-cell>
          <table:table-cell office:value-type="string" calcext:value-type="string">
            <text:p>biography</text:p>
          </table:table-cell>
          <table:table-cell office:value-type="string" calcext:value-type="string">
            <text:p>literary non-fiction</text:p>
          </table:table-cell>
        </table:table-row>
        <table:table-row table:style-name="ro1">
          <table:table-cell office:value-type="string" calcext:value-type="string">
            <text:p>G44</text:p>
          </table:table-cell>
          <table:table-cell office:value-type="string" calcext:value-type="string">
            <text:p>autobiography</text:p>
          </table:table-cell>
          <table:table-cell office:value-type="string" calcext:value-type="string">
            <text:p>informational works</text:p>
          </table:table-cell>
        </table:table-row>
        <table:table-row table:style-name="ro1">
          <table:table-cell office:value-type="string" calcext:value-type="string">
            <text:p>G03</text:p>
          </table:table-cell>
          <table:table-cell office:value-type="string" calcext:value-type="string">
            <text:p>autobiography</text:p>
          </table:table-cell>
          <table:table-cell office:value-type="string" calcext:value-type="string">
            <text:p>literary non-fiction</text:p>
          </table:table-cell>
        </table:table-row>
        <table:table-row table:style-name="ro1">
          <table:table-cell office:value-type="string" calcext:value-type="string">
            <text:p>G04</text:p>
          </table:table-cell>
          <table:table-cell office:value-type="string" calcext:value-type="string">
            <text:p>novel</text:p>
          </table:table-cell>
          <table:table-cell office:value-type="string" calcext:value-type="string">
            <text:p>fiction</text:p>
          </table:table-cell>
        </table:table-row>
        <table:table-row table:style-name="ro1">
          <table:table-cell office:value-type="string" calcext:value-type="string">
            <text:p>G05</text:p>
          </table:table-cell>
          <table:table-cell office:value-type="string" calcext:value-type="string">
            <text:p>short story</text:p>
          </table:table-cell>
          <table:table-cell office:value-type="string" calcext:value-type="string">
            <text:p>fiction</text:p>
          </table:table-cell>
        </table:table-row>
        <table:table-row table:style-name="ro1">
          <table:table-cell office:value-type="string" calcext:value-type="string">
            <text:p>G06</text:p>
          </table:table-cell>
          <table:table-cell office:value-type="string" calcext:value-type="string">
            <text:p>shouchaoben fiction</text:p>
          </table:table-cell>
          <table:table-cell office:value-type="string" calcext:value-type="string">
            <text:p>fiction</text:p>
          </table:table-cell>
        </table:table-row>
        <table:table-row table:style-name="ro1">
          <table:table-cell office:value-type="string" calcext:value-type="string">
            <text:p>G07</text:p>
          </table:table-cell>
          <table:table-cell office:value-type="string" calcext:value-type="string">
            <text:p>science fiction</text:p>
          </table:table-cell>
          <table:table-cell office:value-type="string" calcext:value-type="string">
            <text:p>fiction</text:p>
          </table:table-cell>
        </table:table-row>
        <table:table-row table:style-name="ro1">
          <table:table-cell office:value-type="string" calcext:value-type="string">
            <text:p>G08</text:p>
          </table:table-cell>
          <table:table-cell office:value-type="string" calcext:value-type="string">
            <text:p>fairy tale</text:p>
          </table:table-cell>
          <table:table-cell office:value-type="string" calcext:value-type="string">
            <text:p>fiction</text:p>
          </table:table-cell>
        </table:table-row>
        <table:table-row table:style-name="ro1">
          <table:table-cell office:value-type="string" calcext:value-type="string">
            <text:p>G09</text:p>
          </table:table-cell>
          <table:table-cell office:value-type="string" calcext:value-type="string">
            <text:p>chuanqi</text:p>
          </table:table-cell>
          <table:table-cell office:value-type="string" calcext:value-type="string">
            <text:p>fiction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table:number-columns-repeated="2" office:value-type="string" calcext:value-type="string">
            <text:p>poetry</text:p>
          </table:table-cell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prose poetry</text:p>
          </table:table-cell>
          <table:table-cell office:value-type="string" calcext:value-type="string">
            <text:p>poetry</text:p>
          </table:table-cell>
        </table:table-row>
        <table:table-row table:style-name="ro1">
          <table:table-cell office:value-type="string" calcext:value-type="string">
            <text:p>G12</text:p>
          </table:table-cell>
          <table:table-cell office:value-type="string" calcext:value-type="string">
            <text:p>shi</text:p>
          </table:table-cell>
          <table:table-cell office:value-type="string" calcext:value-type="string">
            <text:p>poetry</text:p>
          </table:table-cell>
        </table:table-row>
        <table:table-row table:style-name="ro1">
          <table:table-cell office:value-type="string" calcext:value-type="string">
            <text:p>G13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oetry</text:p>
          </table:table-cell>
        </table:table-row>
        <table:table-row table:style-name="ro1">
          <table:table-cell office:value-type="string" calcext:value-type="string">
            <text:p>G14</text:p>
          </table:table-cell>
          <table:table-cell office:value-type="string" calcext:value-type="string">
            <text:p>diary</text:p>
          </table:table-cell>
          <table:table-cell office:value-type="string" calcext:value-type="string">
            <text:p>literary non-fiction</text:p>
          </table:table-cell>
        </table:table-row>
        <table:table-row table:style-name="ro1">
          <table:table-cell office:value-type="string" calcext:value-type="string">
            <text:p>G15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informational works</text:p>
          </table:table-cell>
        </table:table-row>
        <table:table-row table:style-name="ro1">
          <table:table-cell office:value-type="string" calcext:value-type="string">
            <text:p>G16</text:p>
          </table:table-cell>
          <table:table-cell office:value-type="string" calcext:value-type="string">
            <text:p>tragedy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G17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G18</text:p>
          </table:table-cell>
          <table:table-cell office:value-type="string" calcext:value-type="string">
            <text:p>Chinese opera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G19</text:p>
          </table:table-cell>
          <table:table-cell office:value-type="string" calcext:value-type="string">
            <text:p>academic writing</text:p>
          </table:table-cell>
          <table:table-cell office:value-type="string" calcext:value-type="string">
            <text:p>informational works</text:p>
          </table:table-cell>
        </table:table-row>
        <table:table-row table:style-name="ro1">
          <table:table-cell office:value-type="string" calcext:value-type="string">
            <text:p>G20</text:p>
          </table:table-cell>
          <table:table-cell office:value-type="string" calcext:value-type="string">
            <text:p>textbook</text:p>
          </table:table-cell>
          <table:table-cell office:value-type="string" calcext:value-type="string">
            <text:p>educational works</text:p>
          </table:table-cell>
        </table:table-row>
        <table:table-row table:style-name="ro1">
          <table:table-cell office:value-type="string" calcext:value-type="string">
            <text:p>G21</text:p>
          </table:table-cell>
          <table:table-cell office:value-type="string" calcext:value-type="string">
            <text:p>novella</text:p>
          </table:table-cell>
          <table:table-cell office:value-type="string" calcext:value-type="string">
            <text:p>fiction</text:p>
          </table:table-cell>
        </table:table-row>
        <table:table-row table:style-name="ro1">
          <table:table-cell office:value-type="string" calcext:value-type="string">
            <text:p>G22</text:p>
          </table:table-cell>
          <table:table-cell office:value-type="string" calcext:value-type="string">
            <text:p>newspaper article</text:p>
          </table:table-cell>
          <table:table-cell office:value-type="string" calcext:value-type="string">
            <text:p>informational works</text:p>
          </table:table-cell>
        </table:table-row>
        <table:table-row table:style-name="ro1">
          <table:table-cell office:value-type="string" calcext:value-type="string">
            <text:p>G23</text:p>
          </table:table-cell>
          <table:table-cell office:value-type="string" calcext:value-type="string">
            <text:p>literary essay</text:p>
          </table:table-cell>
          <table:table-cell office:value-type="string" calcext:value-type="string">
            <text:p>literary non-fiction</text:p>
          </table:table-cell>
        </table:table-row>
        <table:table-row table:style-name="ro1">
          <table:table-cell office:value-type="string" calcext:value-type="string">
            <text:p>G24</text:p>
          </table:table-cell>
          <table:table-cell office:value-type="string" calcext:value-type="string">
            <text:p>political theory</text:p>
          </table:table-cell>
          <table:table-cell office:value-type="string" calcext:value-type="string">
            <text:p>informational works</text:p>
          </table:table-cell>
        </table:table-row>
        <table:table-row table:style-name="ro1">
          <table:table-cell office:value-type="string" calcext:value-type="string">
            <text:p>G25</text:p>
          </table:table-cell>
          <table:table-cell office:value-type="string" calcext:value-type="string">
            <text:p>correspondence</text:p>
          </table:table-cell>
          <table:table-cell office:value-type="string" calcext:value-type="string">
            <text:p>informational works</text:p>
          </table:table-cell>
        </table:table-row>
        <table:table-row table:style-name="ro1">
          <table:table-cell office:value-type="string" calcext:value-type="string">
            <text:p>G26</text:p>
          </table:table-cell>
          <table:table-cell office:value-type="string" calcext:value-type="string">
            <text:p>CCP central document</text:p>
          </table:table-cell>
          <table:table-cell office:value-type="string" calcext:value-type="string">
            <text:p>informational works</text:p>
          </table:table-cell>
        </table:table-row>
        <table:table-row table:style-name="ro1">
          <table:table-cell office:value-type="string" calcext:value-type="string">
            <text:p>G27</text:p>
          </table:table-cell>
          <table:table-cell office:value-type="string" calcext:value-type="string">
            <text:p>speech</text:p>
          </table:table-cell>
          <table:table-cell office:value-type="string" calcext:value-type="string">
            <text:p>informational works</text:p>
          </table:table-cell>
        </table:table-row>
        <table:table-row table:style-name="ro1">
          <table:table-cell office:value-type="string" calcext:value-type="string">
            <text:p>G28</text:p>
          </table:table-cell>
          <table:table-cell office:value-type="string" calcext:value-type="string">
            <text:p>literary collection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G29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educational works</text:p>
          </table:table-cell>
        </table:table-row>
        <table:table-row table:style-name="ro1">
          <table:table-cell office:value-type="string" calcext:value-type="string">
            <text:p>G30</text:p>
          </table:table-cell>
          <table:table-cell office:value-type="string" calcext:value-type="string">
            <text:p>juvenile literature</text:p>
          </table:table-cell>
          <table:table-cell office:value-type="string" calcext:value-type="string">
            <text:p>fiction</text:p>
          </table:table-cell>
        </table:table-row>
        <table:table-row table:style-name="ro1">
          <table:table-cell office:value-type="string" calcext:value-type="string">
            <text:p>G31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informational works</text:p>
          </table:table-cell>
        </table:table-row>
        <table:table-row table:style-name="ro1">
          <table:table-cell office:value-type="string" calcext:value-type="string">
            <text:p>G32</text:p>
          </table:table-cell>
          <table:table-cell office:value-type="string" calcext:value-type="string">
            <text:p>devotional literature</text:p>
          </table:table-cell>
          <table:table-cell office:value-type="string" calcext:value-type="string">
            <text:p>educational works</text:p>
          </table:table-cell>
        </table:table-row>
        <table:table-row table:style-name="ro1">
          <table:table-cell office:value-type="string" calcext:value-type="string">
            <text:p>G33</text:p>
          </table:table-cell>
          <table:table-cell office:value-type="string" calcext:value-type="string">
            <text:p>psychology</text:p>
          </table:table-cell>
          <table:table-cell office:value-type="string" calcext:value-type="string">
            <text:p>informational works</text:p>
          </table:table-cell>
        </table:table-row>
        <table:table-row table:style-name="ro1">
          <table:table-cell office:value-type="string" calcext:value-type="string">
            <text:p>G34</text:p>
          </table:table-cell>
          <table:table-cell office:value-type="string" calcext:value-type="string">
            <text:p>travel writing</text:p>
          </table:table-cell>
          <table:table-cell office:value-type="string" calcext:value-type="string">
            <text:p>literary non-fiction</text:p>
          </table:table-cell>
        </table:table-row>
        <table:table-row table:style-name="ro1">
          <table:table-cell office:value-type="string" calcext:value-type="string">
            <text:p>G35</text:p>
          </table:table-cell>
          <table:table-cell office:value-type="string" calcext:value-type="string">
            <text:p>medical fiction</text:p>
          </table:table-cell>
          <table:table-cell office:value-type="string" calcext:value-type="string">
            <text:p>informational works</text:p>
          </table:table-cell>
        </table:table-row>
        <table:table-row table:style-name="ro1">
          <table:table-cell office:value-type="string" calcext:value-type="string">
            <text:p>G36</text:p>
          </table:table-cell>
          <table:table-cell office:value-type="string" calcext:value-type="string">
            <text:p>historical nonfiction</text:p>
          </table:table-cell>
          <table:table-cell office:value-type="string" calcext:value-type="string">
            <text:p>literary non-fiction</text:p>
          </table:table-cell>
        </table:table-row>
        <table:table-row table:style-name="ro1">
          <table:table-cell office:value-type="string" calcext:value-type="string">
            <text:p>G40</text:p>
          </table:table-cell>
          <table:table-cell office:value-type="string" calcext:value-type="string">
            <text:p>screenplay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G41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informational works</text:p>
          </table:table-cell>
        </table:table-row>
        <table:table-row table:style-name="ro1">
          <table:table-cell office:value-type="string" calcext:value-type="string">
            <text:p>G42</text:p>
          </table:table-cell>
          <table:table-cell office:value-type="string" calcext:value-type="string">
            <text:p>account books</text:p>
          </table:table-cell>
          <table:table-cell office:value-type="string" calcext:value-type="string">
            <text:p>informational works</text:p>
          </table:table-cell>
        </table:table-row>
        <table:table-row table:style-name="ro1">
          <table:table-cell office:value-type="string" calcext:value-type="string">
            <text:p>G53</text:p>
          </table:table-cell>
          <table:table-cell office:value-type="string" calcext:value-type="string">
            <text:p>romance fiction</text:p>
          </table:table-cell>
          <table:table-cell office:value-type="string" calcext:value-type="string">
            <text:p>fiction</text:p>
          </table:table-cell>
        </table:table-row>
        <table:table-row table:style-name="ro1">
          <table:table-cell office:value-type="string" calcext:value-type="string">
            <text:p>G50</text:p>
          </table:table-cell>
          <table:table-cell office:value-type="string" calcext:value-type="string">
            <text:p>children’s literature</text:p>
          </table:table-cell>
          <table:table-cell office:value-type="string" calcext:value-type="string">
            <text:p>literary non-fiction</text:p>
          </table:table-cell>
        </table:table-row>
        <table:table-row table:style-name="ro1">
          <table:table-cell office:value-type="string" calcext:value-type="string">
            <text:p>G99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G5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poetry</text:p>
          </table:table-cell>
        </table:table-row>
        <table:table-row table:style-name="ro1">
          <table:table-cell office:value-type="string" calcext:value-type="string">
            <text:p>G52</text:p>
          </table:table-cell>
          <table:table-cell office:value-type="string" calcext:value-type="string">
            <text:p>periodical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G73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informational works</text:p>
          </table:table-cell>
        </table:table-row>
        <table:table-row table:style-name="ro1">
          <table:table-cell office:value-type="string" calcext:value-type="string">
            <text:p>G54</text:p>
          </table:table-cell>
          <table:table-cell office:value-type="string" calcext:value-type="string">
            <text:p>newspaper reading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G55</text:p>
          </table:table-cell>
          <table:table-cell office:value-type="string" calcext:value-type="string">
            <text:p>newspaper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G56</text:p>
          </table:table-cell>
          <table:table-cell office:value-type="string" calcext:value-type="string">
            <text:p>recording and registration</text:p>
          </table:table-cell>
          <table:table-cell office:value-type="string" calcext:value-type="string">
            <text:p>informational works</text:p>
          </table:table-cell>
        </table:table-row>
        <table:table-row table:style-name="ro1">
          <table:table-cell office:value-type="string" calcext:value-type="string">
            <text:p>G57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informational works</text:p>
          </table:table-cell>
        </table:table-row>
        <table:table-row table:style-name="ro1">
          <table:table-cell office:value-type="string" calcext:value-type="string">
            <text:p>G58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informational works</text:p>
          </table:table-cell>
        </table:table-row>
        <table:table-row table:style-name="ro1">
          <table:table-cell office:value-type="string" calcext:value-type="string">
            <text:p>G59</text:p>
          </table:table-cell>
          <table:table-cell office:value-type="string" calcext:value-type="string">
            <text:p>poetry collection</text:p>
          </table:table-cell>
          <table:table-cell office:value-type="string" calcext:value-type="string">
            <text:p>poetry</text:p>
          </table:table-cell>
        </table:table-row>
        <table:table-row table:style-name="ro1">
          <table:table-cell office:value-type="string" calcext:value-type="string">
            <text:p>G70</text:p>
          </table:table-cell>
          <table:table-cell office:value-type="string" calcext:value-type="string">
            <text:p>commentary</text:p>
          </table:table-cell>
          <table:table-cell office:value-type="string" calcext:value-type="string">
            <text:p>literary non-fiction</text:p>
          </table:table-cell>
        </table:table-row>
        <table:table-row table:style-name="ro1">
          <table:table-cell office:value-type="string" calcext:value-type="string">
            <text:p>G71</text:p>
          </table:table-cell>
          <table:table-cell office:value-type="string" calcext:value-type="string">
            <text:p>criticism</text:p>
          </table:table-cell>
          <table:table-cell office:value-type="string" calcext:value-type="string">
            <text:p>literary non-fiction</text:p>
          </table:table-cell>
        </table:table-row>
        <table:table-row table:style-name="ro1">
          <table:table-cell office:value-type="string" calcext:value-type="string">
            <text:p>G72</text:p>
          </table:table-cell>
          <table:table-cell office:value-type="string" calcext:value-type="string">
            <text:p>doggerel</text:p>
          </table:table-cell>
          <table:table-cell office:value-type="string" calcext:value-type="string">
            <text:p>poetry</text:p>
          </table:table-cell>
        </table:table-row>
        <table:table-row table:style-name="ro1">
          <table:table-cell office:value-type="string" calcext:value-type="string">
            <text:p>G88</text:p>
          </table:table-cell>
          <table:table-cell office:value-type="string" calcext:value-type="string">
            <text:p>quotations</text:p>
          </table:table-cell>
          <table:table-cell office:value-type="string" calcext:value-type="string">
            <text:p>informational works</text:p>
          </table:table-cell>
        </table:table-row>
        <table:table-row table:style-name="ro1">
          <table:table-cell office:value-type="string" calcext:value-type="string">
            <text:p>G74</text:p>
          </table:table-cell>
          <table:table-cell office:value-type="string" calcext:value-type="string">
            <text:p>artbook</text:p>
          </table:table-cell>
          <table:table-cell office:value-type="string" calcext:value-type="string">
            <text:p>informational works</text:p>
          </table:table-cell>
        </table:table-row>
        <table:table-row table:style-name="ro1">
          <table:table-cell office:value-type="string" calcext:value-type="string">
            <text:p>G75</text:p>
          </table:table-cell>
          <table:table-cell office:value-type="string" calcext:value-type="string">
            <text:p>reportage literature</text:p>
          </table:table-cell>
          <table:table-cell office:value-type="string" calcext:value-type="string">
            <text:p>literary non-fiction</text:p>
          </table:table-cell>
        </table:table-row>
        <table:table-row table:style-name="ro1">
          <table:table-cell office:value-type="string" calcext:value-type="string">
            <text:p>G76</text:p>
          </table:table-cell>
          <table:table-cell office:value-type="string" calcext:value-type="string">
            <text:p>pamphlet</text:p>
          </table:table-cell>
          <table:table-cell office:value-type="string" calcext:value-type="string">
            <text:p>informational works</text:p>
          </table:table-cell>
        </table:table-row>
        <table:table-row table:style-name="ro1">
          <table:table-cell office:value-type="string" calcext:value-type="string">
            <text:p>G77</text:p>
          </table:table-cell>
          <table:table-cell office:value-type="string" calcext:value-type="string">
            <text:p>fable, oriental</text:p>
          </table:table-cell>
          <table:table-cell office:value-type="string" calcext:value-type="string">
            <text:p>fiction</text:p>
          </table:table-cell>
        </table:table-row>
        <table:table-row table:style-name="ro1">
          <table:table-cell office:value-type="string" calcext:value-type="string">
            <text:p>G78</text:p>
          </table:table-cell>
          <table:table-cell office:value-type="string" calcext:value-type="string">
            <text:p>radio scripts</text:p>
          </table:table-cell>
          <table:table-cell office:value-type="string" calcext:value-type="string">
            <text:p>informational works</text:p>
          </table:table-cell>
        </table:table-row>
      </table:table>
      <table:table table:name="Object_genre" table:style-name="ta1">
        <table:shapes>
          <draw:frame draw:z-index="0" draw:style-name="gr1" draw:text-style-name="P1" svg:width="242.52mm" svg:height="201.09mm" svg:x="139mm" svg:y="4.82mm">
            <draw:object draw:notify-on-update-of-ranges="Object_genre.B2:Object_genre.B57 Object_genre.C2:Object_genre.C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3mm" svg:height="90.05mm" svg:x="230.32mm" svg:y="222.61mm">
            <draw:object draw:notify-on-update-of-ranges="Object_genre.G53:Object_genre.G59 Object_genre.H53:Object_genre.H5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obj_genre</text:p>
          </table:table-cell>
          <table:table-cell office:value-type="string" calcext:value-type="string">
            <text:p>obj_name</text:p>
          </table:table-cell>
          <table:table-cell office:value-type="string" calcext:value-type="string">
            <text:p>obj_g_count</text:p>
          </table:table-cell>
          <table:table-cell office:value-type="string" calcext:value-type="string">
            <text:p>g_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20</text:p>
          </table:table-cell>
          <table:table-cell table:formula="of:=VLOOKUP([.A2];[$Genre.A$1:$Genre.C$1048576];2;0)" office:value-type="string" office:string-value="textbook" calcext:value-type="string">
            <text:p>textbook</text:p>
          </table:table-cell>
          <table:table-cell office:value-type="float" office:value="13" calcext:value-type="float">
            <text:p>13</text:p>
          </table:table-cell>
          <table:table-cell table:formula="of:=VLOOKUP([.A2];[$Genre.A$1:$Genre.C$1048576];3;0)" office:value-type="string" office:string-value="educational works" calcext:value-type="string">
            <text:p>educational wor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21</text:p>
          </table:table-cell>
          <table:table-cell table:formula="of:=VLOOKUP([.A3];[$Genre.A$1:$Genre.C$1048576];2;0)" office:value-type="string" office:string-value="novella" calcext:value-type="string">
            <text:p>novella</text:p>
          </table:table-cell>
          <table:table-cell office:value-type="float" office:value="16" calcext:value-type="float">
            <text:p>16</text:p>
          </table:table-cell>
          <table:table-cell table:formula="of:=VLOOKUP([.A3];[$Genre.A$1:$Genre.C$1048576];3;0)" office:value-type="string" office:string-value="fiction" calcext:value-type="string">
            <text:p>fi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99</text:p>
          </table:table-cell>
          <table:table-cell table:formula="of:=VLOOKUP([.A4];[$Genre.A$1:$Genre.C$1048576];2;0)" office:value-type="string" office:string-value="unknown" calcext:value-type="string">
            <text:p>unknown</text:p>
          </table:table-cell>
          <table:table-cell office:value-type="float" office:value="236" calcext:value-type="float">
            <text:p>236</text:p>
          </table:table-cell>
          <table:table-cell table:formula="of:=VLOOKUP([.A4];[$Genre.A$1:$Genre.C$1048576];3;0)" office:value-type="string" office:string-value="unknown" calcext:value-type="string">
            <text:p>unknow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04</text:p>
          </table:table-cell>
          <table:table-cell table:formula="of:=VLOOKUP([.A5];[$Genre.A$1:$Genre.C$1048576];2;0)" office:value-type="string" office:string-value="novel" calcext:value-type="string">
            <text:p>novel</text:p>
          </table:table-cell>
          <table:table-cell office:value-type="float" office:value="205" calcext:value-type="float">
            <text:p>205</text:p>
          </table:table-cell>
          <table:table-cell table:formula="of:=VLOOKUP([.A5];[$Genre.A$1:$Genre.C$1048576];3;0)" office:value-type="string" office:string-value="fiction" calcext:value-type="string">
            <text:p>fi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03</text:p>
          </table:table-cell>
          <table:table-cell table:formula="of:=VLOOKUP([.A6];[$Genre.A$1:$Genre.C$1048576];2;0)" office:value-type="string" office:string-value="autobiography" calcext:value-type="string">
            <text:p>autobiography</text:p>
          </table:table-cell>
          <table:table-cell office:value-type="float" office:value="17" calcext:value-type="float">
            <text:p>17</text:p>
          </table:table-cell>
          <table:table-cell table:formula="of:=VLOOKUP([.A6];[$Genre.A$1:$Genre.C$1048576];3;0)" office:value-type="string" office:string-value="literary non-fiction" calcext:value-type="string">
            <text:p>literary non-fi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24</text:p>
          </table:table-cell>
          <table:table-cell table:formula="of:=VLOOKUP([.A7];[$Genre.A$1:$Genre.C$1048576];2;0)" office:value-type="string" office:string-value="political theory" calcext:value-type="string">
            <text:p>political theory</text:p>
          </table:table-cell>
          <table:table-cell office:value-type="float" office:value="57" calcext:value-type="float">
            <text:p>57</text:p>
          </table:table-cell>
          <table:table-cell table:formula="of:=VLOOKUP([.A7];[$Genre.A$1:$Genre.C$1048576];3;0)" office:value-type="string" office:string-value="informational works" calcext:value-type="string">
            <text:p>informational wor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25</text:p>
          </table:table-cell>
          <table:table-cell table:formula="of:=VLOOKUP([.A8];[$Genre.A$1:$Genre.C$1048576];2;0)" office:value-type="string" office:string-value="correspondence" calcext:value-type="string">
            <text:p>correspondence</text:p>
          </table:table-cell>
          <table:table-cell office:value-type="float" office:value="3" calcext:value-type="float">
            <text:p>3</text:p>
          </table:table-cell>
          <table:table-cell table:formula="of:=VLOOKUP([.A8];[$Genre.A$1:$Genre.C$1048576];3;0)" office:value-type="string" office:string-value="informational works" calcext:value-type="string">
            <text:p>informational wor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10</text:p>
          </table:table-cell>
          <table:table-cell table:formula="of:=VLOOKUP([.A9];[$Genre.A$1:$Genre.C$1048576];2;0)" office:value-type="string" office:string-value="poetry" calcext:value-type="string">
            <text:p>poetry</text:p>
          </table:table-cell>
          <table:table-cell office:value-type="float" office:value="80" calcext:value-type="float">
            <text:p>80</text:p>
          </table:table-cell>
          <table:table-cell table:formula="of:=VLOOKUP([.A9];[$Genre.A$1:$Genre.C$1048576];3;0)" office:value-type="string" office:string-value="poetry" calcext:value-type="string">
            <text:p>poet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23</text:p>
          </table:table-cell>
          <table:table-cell table:formula="of:=VLOOKUP([.A10];[$Genre.A$1:$Genre.C$1048576];2;0)" office:value-type="string" office:string-value="literary essay" calcext:value-type="string">
            <text:p>literary essay</text:p>
          </table:table-cell>
          <table:table-cell office:value-type="float" office:value="7" calcext:value-type="float">
            <text:p>7</text:p>
          </table:table-cell>
          <table:table-cell table:formula="of:=VLOOKUP([.A10];[$Genre.A$1:$Genre.C$1048576];3;0)" office:value-type="string" office:string-value="literary non-fiction" calcext:value-type="string">
            <text:p>literary non-fi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22</text:p>
          </table:table-cell>
          <table:table-cell table:formula="of:=VLOOKUP([.A11];[$Genre.A$1:$Genre.C$1048576];2;0)" office:value-type="string" office:string-value="newspaper article" calcext:value-type="string">
            <text:p>newspaper article</text:p>
          </table:table-cell>
          <table:table-cell office:value-type="float" office:value="3" calcext:value-type="float">
            <text:p>3</text:p>
          </table:table-cell>
          <table:table-cell table:formula="of:=VLOOKUP([.A11];[$Genre.A$1:$Genre.C$1048576];3;0)" office:value-type="string" office:string-value="informational works" calcext:value-type="string">
            <text:p>informational wor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06</text:p>
          </table:table-cell>
          <table:table-cell table:formula="of:=VLOOKUP([.A12];[$Genre.A$1:$Genre.C$1048576];2;0)" office:value-type="string" office:string-value="shouchaoben fiction" calcext:value-type="string">
            <text:p>shouchaoben fiction</text:p>
          </table:table-cell>
          <table:table-cell office:value-type="float" office:value="6" calcext:value-type="float">
            <text:p>6</text:p>
          </table:table-cell>
          <table:table-cell table:formula="of:=VLOOKUP([.A12];[$Genre.A$1:$Genre.C$1048576];3;0)" office:value-type="string" office:string-value="fiction" calcext:value-type="string">
            <text:p>fi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01</text:p>
          </table:table-cell>
          <table:table-cell table:formula="of:=VLOOKUP([.A13];[$Genre.A$1:$Genre.C$1048576];2;0)" office:value-type="string" office:string-value="Non-literary essay" calcext:value-type="string">
            <text:p>Non-literary essay</text:p>
          </table:table-cell>
          <table:table-cell office:value-type="float" office:value="20" calcext:value-type="float">
            <text:p>20</text:p>
          </table:table-cell>
          <table:table-cell table:formula="of:=VLOOKUP([.A13];[$Genre.A$1:$Genre.C$1048576];3;0)" office:value-type="string" office:string-value="informational works" calcext:value-type="string">
            <text:p>informational wor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05</text:p>
          </table:table-cell>
          <table:table-cell table:formula="of:=VLOOKUP([.A14];[$Genre.A$1:$Genre.C$1048576];2;0)" office:value-type="string" office:string-value="short story" calcext:value-type="string">
            <text:p>short story</text:p>
          </table:table-cell>
          <table:table-cell office:value-type="float" office:value="11" calcext:value-type="float">
            <text:p>11</text:p>
          </table:table-cell>
          <table:table-cell table:formula="of:=VLOOKUP([.A14];[$Genre.A$1:$Genre.C$1048576];3;0)" office:value-type="string" office:string-value="fiction" calcext:value-type="string">
            <text:p>fi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30</text:p>
          </table:table-cell>
          <table:table-cell table:formula="of:=VLOOKUP([.A15];[$Genre.A$1:$Genre.C$1048576];2;0)" office:value-type="string" office:string-value="juvenile literature" calcext:value-type="string">
            <text:p>juvenile literature</text:p>
          </table:table-cell>
          <table:table-cell office:value-type="float" office:value="4" calcext:value-type="float">
            <text:p>4</text:p>
          </table:table-cell>
          <table:table-cell table:formula="of:=VLOOKUP([.A15];[$Genre.A$1:$Genre.C$1048576];3;0)" office:value-type="string" office:string-value="fiction" calcext:value-type="string">
            <text:p>fi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08</text:p>
          </table:table-cell>
          <table:table-cell table:formula="of:=VLOOKUP([.A16];[$Genre.A$1:$Genre.C$1048576];2;0)" office:value-type="string" office:string-value="fairy tale" calcext:value-type="string">
            <text:p>fairy tale</text:p>
          </table:table-cell>
          <table:table-cell office:value-type="float" office:value="4" calcext:value-type="float">
            <text:p>4</text:p>
          </table:table-cell>
          <table:table-cell table:formula="of:=VLOOKUP([.A16];[$Genre.A$1:$Genre.C$1048576];3;0)" office:value-type="string" office:string-value="fiction" calcext:value-type="string">
            <text:p>fi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17</text:p>
          </table:table-cell>
          <table:table-cell table:formula="of:=VLOOKUP([.A17];[$Genre.A$1:$Genre.C$1048576];2;0)" office:value-type="string" office:string-value="comedy" calcext:value-type="string">
            <text:p>comedy</text:p>
          </table:table-cell>
          <table:table-cell office:value-type="float" office:value="1" calcext:value-type="float">
            <text:p>1</text:p>
          </table:table-cell>
          <table:table-cell table:formula="of:=VLOOKUP([.A17];[$Genre.A$1:$Genre.C$1048576];3;0)" office:value-type="string" office:string-value="drama" calcext:value-type="string">
            <text:p>dra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02</text:p>
          </table:table-cell>
          <table:table-cell table:formula="of:=VLOOKUP([.A18];[$Genre.A$1:$Genre.C$1048576];2;0)" office:value-type="string" office:string-value="biography" calcext:value-type="string">
            <text:p>biography</text:p>
          </table:table-cell>
          <table:table-cell office:value-type="float" office:value="22" calcext:value-type="float">
            <text:p>22</text:p>
          </table:table-cell>
          <table:table-cell table:formula="of:=VLOOKUP([.A18];[$Genre.A$1:$Genre.C$1048576];3;0)" office:value-type="string" office:string-value="literary non-fiction" calcext:value-type="string">
            <text:p>literary non-fi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19</text:p>
          </table:table-cell>
          <table:table-cell table:formula="of:=VLOOKUP([.A19];[$Genre.A$1:$Genre.C$1048576];2;0)" office:value-type="string" office:string-value="academic writing" calcext:value-type="string">
            <text:p>academic writing</text:p>
          </table:table-cell>
          <table:table-cell office:value-type="float" office:value="20" calcext:value-type="float">
            <text:p>20</text:p>
          </table:table-cell>
          <table:table-cell table:formula="of:=VLOOKUP([.A19];[$Genre.A$1:$Genre.C$1048576];3;0)" office:value-type="string" office:string-value="informational works" calcext:value-type="string">
            <text:p>informational wor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27</text:p>
          </table:table-cell>
          <table:table-cell table:formula="of:=VLOOKUP([.A20];[$Genre.A$1:$Genre.C$1048576];2;0)" office:value-type="string" office:string-value="speech" calcext:value-type="string">
            <text:p>speech</text:p>
          </table:table-cell>
          <table:table-cell office:value-type="float" office:value="5" calcext:value-type="float">
            <text:p>5</text:p>
          </table:table-cell>
          <table:table-cell table:formula="of:=VLOOKUP([.A20];[$Genre.A$1:$Genre.C$1048576];3;0)" office:value-type="string" office:string-value="informational works" calcext:value-type="string">
            <text:p>informational wor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29</text:p>
          </table:table-cell>
          <table:table-cell table:formula="of:=VLOOKUP([.A21];[$Genre.A$1:$Genre.C$1048576];2;0)" office:value-type="string" office:string-value="philosophy" calcext:value-type="string">
            <text:p>philosophy</text:p>
          </table:table-cell>
          <table:table-cell office:value-type="float" office:value="13" calcext:value-type="float">
            <text:p>13</text:p>
          </table:table-cell>
          <table:table-cell table:formula="of:=VLOOKUP([.A21];[$Genre.A$1:$Genre.C$1048576];3;0)" office:value-type="string" office:string-value="educational works" calcext:value-type="string">
            <text:p>educational wor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14</text:p>
          </table:table-cell>
          <table:table-cell table:formula="of:=VLOOKUP([.A22];[$Genre.A$1:$Genre.C$1048576];2;0)" office:value-type="string" office:string-value="diary" calcext:value-type="string">
            <text:p>diary</text:p>
          </table:table-cell>
          <table:table-cell office:value-type="float" office:value="6" calcext:value-type="float">
            <text:p>6</text:p>
          </table:table-cell>
          <table:table-cell table:formula="of:=VLOOKUP([.A22];[$Genre.A$1:$Genre.C$1048576];3;0)" office:value-type="string" office:string-value="literary non-fiction" calcext:value-type="string">
            <text:p>literary non-fi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32</text:p>
          </table:table-cell>
          <table:table-cell table:formula="of:=VLOOKUP([.A23];[$Genre.A$1:$Genre.C$1048576];2;0)" office:value-type="string" office:string-value="devotional literature" calcext:value-type="string">
            <text:p>devotional literature</text:p>
          </table:table-cell>
          <table:table-cell office:value-type="float" office:value="1" calcext:value-type="float">
            <text:p>1</text:p>
          </table:table-cell>
          <table:table-cell table:formula="of:=VLOOKUP([.A23];[$Genre.A$1:$Genre.C$1048576];3;0)" office:value-type="string" office:string-value="educational works" calcext:value-type="string">
            <text:p>educational wor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28</text:p>
          </table:table-cell>
          <table:table-cell table:formula="of:=VLOOKUP([.A24];[$Genre.A$1:$Genre.C$1048576];2;0)" office:value-type="string" office:string-value="literary collections" calcext:value-type="string">
            <text:p>literary collections</text:p>
          </table:table-cell>
          <table:table-cell office:value-type="float" office:value="22" calcext:value-type="float">
            <text:p>22</text:p>
          </table:table-cell>
          <table:table-cell table:formula="of:=VLOOKUP([.A24];[$Genre.A$1:$Genre.C$1048576];3;0)" office:value-type="string" office:string-value="unknown" calcext:value-type="string">
            <text:p>unknow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42</text:p>
          </table:table-cell>
          <table:table-cell table:formula="of:=VLOOKUP([.A25];[$Genre.A$1:$Genre.C$1048576];2;0)" office:value-type="string" office:string-value="account books" calcext:value-type="string">
            <text:p>account books</text:p>
          </table:table-cell>
          <table:table-cell office:value-type="float" office:value="1" calcext:value-type="float">
            <text:p>1</text:p>
          </table:table-cell>
          <table:table-cell table:formula="of:=VLOOKUP([.A25];[$Genre.A$1:$Genre.C$1048576];3;0)" office:value-type="string" office:string-value="informational works" calcext:value-type="string">
            <text:p>informational wor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33</text:p>
          </table:table-cell>
          <table:table-cell table:formula="of:=VLOOKUP([.A26];[$Genre.A$1:$Genre.C$1048576];2;0)" office:value-type="string" office:string-value="psychology" calcext:value-type="string">
            <text:p>psychology</text:p>
          </table:table-cell>
          <table:table-cell office:value-type="float" office:value="8" calcext:value-type="float">
            <text:p>8</text:p>
          </table:table-cell>
          <table:table-cell table:formula="of:=VLOOKUP([.A26];[$Genre.A$1:$Genre.C$1048576];3;0)" office:value-type="string" office:string-value="informational works" calcext:value-type="string">
            <text:p>informational wor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51</text:p>
          </table:table-cell>
          <table:table-cell table:formula="of:=VLOOKUP([.A27];[$Genre.A$1:$Genre.C$1048576];2;0)" office:value-type="string" office:string-value="fu" calcext:value-type="string">
            <text:p>fu</text:p>
          </table:table-cell>
          <table:table-cell office:value-type="float" office:value="3" calcext:value-type="float">
            <text:p>3</text:p>
          </table:table-cell>
          <table:table-cell table:formula="of:=VLOOKUP([.A27];[$Genre.A$1:$Genre.C$1048576];3;0)" office:value-type="string" office:string-value="poetry" calcext:value-type="string">
            <text:p>poet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34</text:p>
          </table:table-cell>
          <table:table-cell table:formula="of:=VLOOKUP([.A28];[$Genre.A$1:$Genre.C$1048576];2;0)" office:value-type="string" office:string-value="travel writing" calcext:value-type="string">
            <text:p>travel writing</text:p>
          </table:table-cell>
          <table:table-cell office:value-type="float" office:value="1" calcext:value-type="float">
            <text:p>1</text:p>
          </table:table-cell>
          <table:table-cell table:formula="of:=VLOOKUP([.A28];[$Genre.A$1:$Genre.C$1048576];3;0)" office:value-type="string" office:string-value="literary non-fiction" calcext:value-type="string">
            <text:p>literary non-fi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53</text:p>
          </table:table-cell>
          <table:table-cell table:formula="of:=VLOOKUP([.A29];[$Genre.A$1:$Genre.C$1048576];2;0)" office:value-type="string" office:string-value="romance fiction" calcext:value-type="string">
            <text:p>romance fiction</text:p>
          </table:table-cell>
          <table:table-cell office:value-type="float" office:value="1" calcext:value-type="float">
            <text:p>1</text:p>
          </table:table-cell>
          <table:table-cell table:formula="of:=VLOOKUP([.A29];[$Genre.A$1:$Genre.C$1048576];3;0)" office:value-type="string" office:string-value="fiction" calcext:value-type="string">
            <text:p>fi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16</text:p>
          </table:table-cell>
          <table:table-cell table:formula="of:=VLOOKUP([.A30];[$Genre.A$1:$Genre.C$1048576];2;0)" office:value-type="string" office:string-value="tragedy" calcext:value-type="string">
            <text:p>tragedy</text:p>
          </table:table-cell>
          <table:table-cell office:value-type="float" office:value="2" calcext:value-type="float">
            <text:p>2</text:p>
          </table:table-cell>
          <table:table-cell table:formula="of:=VLOOKUP([.A30];[$Genre.A$1:$Genre.C$1048576];3;0)" office:value-type="string" office:string-value="drama" calcext:value-type="string">
            <text:p>dra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36</text:p>
          </table:table-cell>
          <table:table-cell table:formula="of:=VLOOKUP([.A31];[$Genre.A$1:$Genre.C$1048576];2;0)" office:value-type="string" office:string-value="historical nonfiction" calcext:value-type="string">
            <text:p>historical nonfiction</text:p>
          </table:table-cell>
          <table:table-cell office:value-type="float" office:value="9" calcext:value-type="float">
            <text:p>9</text:p>
          </table:table-cell>
          <table:table-cell table:formula="of:=VLOOKUP([.A31];[$Genre.A$1:$Genre.C$1048576];3;0)" office:value-type="string" office:string-value="literary non-fiction" calcext:value-type="string">
            <text:p>literary non-fi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26</text:p>
          </table:table-cell>
          <table:table-cell table:formula="of:=VLOOKUP([.A32];[$Genre.A$1:$Genre.C$1048576];2;0)" office:value-type="string" office:string-value="CCP central document" calcext:value-type="string">
            <text:p>CCP central document</text:p>
          </table:table-cell>
          <table:table-cell office:value-type="float" office:value="2" calcext:value-type="float">
            <text:p>2</text:p>
          </table:table-cell>
          <table:table-cell table:formula="of:=VLOOKUP([.A32];[$Genre.A$1:$Genre.C$1048576];3;0)" office:value-type="string" office:string-value="informational works" calcext:value-type="string">
            <text:p>informational wor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40</text:p>
          </table:table-cell>
          <table:table-cell table:formula="of:=VLOOKUP([.A33];[$Genre.A$1:$Genre.C$1048576];2;0)" office:value-type="string" office:string-value="screenplay" calcext:value-type="string">
            <text:p>screenplay</text:p>
          </table:table-cell>
          <table:table-cell office:value-type="float" office:value="3" calcext:value-type="float">
            <text:p>3</text:p>
          </table:table-cell>
          <table:table-cell table:formula="of:=VLOOKUP([.A33];[$Genre.A$1:$Genre.C$1048576];3;0)" office:value-type="string" office:string-value="drama" calcext:value-type="string">
            <text:p>dra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15</text:p>
          </table:table-cell>
          <table:table-cell table:formula="of:=VLOOKUP([.A34];[$Genre.A$1:$Genre.C$1048576];2;0)" office:value-type="string" office:string-value="letter" calcext:value-type="string">
            <text:p>letter</text:p>
          </table:table-cell>
          <table:table-cell office:value-type="float" office:value="2" calcext:value-type="float">
            <text:p>2</text:p>
          </table:table-cell>
          <table:table-cell table:formula="of:=VLOOKUP([.A34];[$Genre.A$1:$Genre.C$1048576];3;0)" office:value-type="string" office:string-value="informational works" calcext:value-type="string">
            <text:p>informational wor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12</text:p>
          </table:table-cell>
          <table:table-cell table:formula="of:=VLOOKUP([.A35];[$Genre.A$1:$Genre.C$1048576];2;0)" office:value-type="string" office:string-value="shi" calcext:value-type="string">
            <text:p>shi</text:p>
          </table:table-cell>
          <table:table-cell office:value-type="float" office:value="1" calcext:value-type="float">
            <text:p>1</text:p>
          </table:table-cell>
          <table:table-cell table:formula="of:=VLOOKUP([.A35];[$Genre.A$1:$Genre.C$1048576];3;0)" office:value-type="string" office:string-value="poetry" calcext:value-type="string">
            <text:p>poet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35</text:p>
          </table:table-cell>
          <table:table-cell table:formula="of:=VLOOKUP([.A36];[$Genre.A$1:$Genre.C$1048576];2;0)" office:value-type="string" office:string-value="medical fiction" calcext:value-type="string">
            <text:p>medical fiction</text:p>
          </table:table-cell>
          <table:table-cell office:value-type="float" office:value="4" calcext:value-type="float">
            <text:p>4</text:p>
          </table:table-cell>
          <table:table-cell table:formula="of:=VLOOKUP([.A36];[$Genre.A$1:$Genre.C$1048576];3;0)" office:value-type="string" office:string-value="informational works" calcext:value-type="string">
            <text:p>informational wor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59</text:p>
          </table:table-cell>
          <table:table-cell table:formula="of:=VLOOKUP([.A37];[$Genre.A$1:$Genre.C$1048576];2;0)" office:value-type="string" office:string-value="poetry collection" calcext:value-type="string">
            <text:p>poetry collection</text:p>
          </table:table-cell>
          <table:table-cell office:value-type="float" office:value="10" calcext:value-type="float">
            <text:p>10</text:p>
          </table:table-cell>
          <table:table-cell table:formula="of:=VLOOKUP([.A37];[$Genre.A$1:$Genre.C$1048576];3;0)" office:value-type="string" office:string-value="poetry" calcext:value-type="string">
            <text:p>poet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52</text:p>
          </table:table-cell>
          <table:table-cell table:formula="of:=VLOOKUP([.A38];[$Genre.A$1:$Genre.C$1048576];2;0)" office:value-type="string" office:string-value="periodicals" calcext:value-type="string">
            <text:p>periodicals</text:p>
          </table:table-cell>
          <table:table-cell office:value-type="float" office:value="27" calcext:value-type="float">
            <text:p>27</text:p>
          </table:table-cell>
          <table:table-cell table:formula="of:=VLOOKUP([.A38];[$Genre.A$1:$Genre.C$1048576];3;0)" office:value-type="string" office:string-value="unknown" calcext:value-type="string">
            <text:p>unknow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73</text:p>
          </table:table-cell>
          <table:table-cell table:formula="of:=VLOOKUP([.A39];[$Genre.A$1:$Genre.C$1048576];2;0)" office:value-type="string" office:string-value="maps" calcext:value-type="string">
            <text:p>maps</text:p>
          </table:table-cell>
          <table:table-cell office:value-type="float" office:value="2" calcext:value-type="float">
            <text:p>2</text:p>
          </table:table-cell>
          <table:table-cell table:formula="of:=VLOOKUP([.A39];[$Genre.A$1:$Genre.C$1048576];3;0)" office:value-type="string" office:string-value="informational works" calcext:value-type="string">
            <text:p>informational wor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54</text:p>
          </table:table-cell>
          <table:table-cell table:formula="of:=VLOOKUP([.A40];[$Genre.A$1:$Genre.C$1048576];2;0)" office:value-type="string" office:string-value="newspaper reading" calcext:value-type="string">
            <text:p>newspaper reading</text:p>
          </table:table-cell>
          <table:table-cell office:value-type="float" office:value="1" calcext:value-type="float">
            <text:p>1</text:p>
          </table:table-cell>
          <table:table-cell table:formula="of:=VLOOKUP([.A40];[$Genre.A$1:$Genre.C$1048576];3;0)" office:value-type="string" office:string-value="unknown" calcext:value-type="string">
            <text:p>unknow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55</text:p>
          </table:table-cell>
          <table:table-cell table:formula="of:=VLOOKUP([.A41];[$Genre.A$1:$Genre.C$1048576];2;0)" office:value-type="string" office:string-value="newspaper" calcext:value-type="string">
            <text:p>newspaper</text:p>
          </table:table-cell>
          <table:table-cell office:value-type="float" office:value="8" calcext:value-type="float">
            <text:p>8</text:p>
          </table:table-cell>
          <table:table-cell table:formula="of:=VLOOKUP([.A41];[$Genre.A$1:$Genre.C$1048576];3;0)" office:value-type="string" office:string-value="unknown" calcext:value-type="string">
            <text:p>unknow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56</text:p>
          </table:table-cell>
          <table:table-cell table:formula="of:=VLOOKUP([.A42];[$Genre.A$1:$Genre.C$1048576];2;0)" office:value-type="string" office:string-value="recording and registration" calcext:value-type="string">
            <text:p>recording and registration</text:p>
          </table:table-cell>
          <table:table-cell office:value-type="float" office:value="3" calcext:value-type="float">
            <text:p>3</text:p>
          </table:table-cell>
          <table:table-cell table:formula="of:=VLOOKUP([.A42];[$Genre.A$1:$Genre.C$1048576];3;0)" office:value-type="string" office:string-value="informational works" calcext:value-type="string">
            <text:p>informational wor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57</text:p>
          </table:table-cell>
          <table:table-cell table:formula="of:=VLOOKUP([.A43];[$Genre.A$1:$Genre.C$1048576];2;0)" office:value-type="string" office:string-value="dictionary" calcext:value-type="string">
            <text:p>dictionary</text:p>
          </table:table-cell>
          <table:table-cell office:value-type="float" office:value="2" calcext:value-type="float">
            <text:p>2</text:p>
          </table:table-cell>
          <table:table-cell table:formula="of:=VLOOKUP([.A43];[$Genre.A$1:$Genre.C$1048576];3;0)" office:value-type="string" office:string-value="informational works" calcext:value-type="string">
            <text:p>informational wor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58</text:p>
          </table:table-cell>
          <table:table-cell table:formula="of:=VLOOKUP([.A44];[$Genre.A$1:$Genre.C$1048576];2;0)" office:value-type="string" office:string-value="template" calcext:value-type="string">
            <text:p>template</text:p>
          </table:table-cell>
          <table:table-cell office:value-type="float" office:value="2" calcext:value-type="float">
            <text:p>2</text:p>
          </table:table-cell>
          <table:table-cell table:formula="of:=VLOOKUP([.A44];[$Genre.A$1:$Genre.C$1048576];3;0)" office:value-type="string" office:string-value="informational works" calcext:value-type="string">
            <text:p>informational wor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70</text:p>
          </table:table-cell>
          <table:table-cell table:formula="of:=VLOOKUP([.A45];[$Genre.A$1:$Genre.C$1048576];2;0)" office:value-type="string" office:string-value="commentary" calcext:value-type="string">
            <text:p>commentary</text:p>
          </table:table-cell>
          <table:table-cell office:value-type="float" office:value="3" calcext:value-type="float">
            <text:p>3</text:p>
          </table:table-cell>
          <table:table-cell table:formula="of:=VLOOKUP([.A45];[$Genre.A$1:$Genre.C$1048576];3;0)" office:value-type="string" office:string-value="literary non-fiction" calcext:value-type="string">
            <text:p>literary non-fi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50</text:p>
          </table:table-cell>
          <table:table-cell table:formula="of:=VLOOKUP([.A46];[$Genre.A$1:$Genre.C$1048576];2;0)" office:value-type="string" office:string-value="children’s literature" calcext:value-type="string">
            <text:p>children’s literature</text:p>
          </table:table-cell>
          <table:table-cell office:value-type="float" office:value="2" calcext:value-type="float">
            <text:p>2</text:p>
          </table:table-cell>
          <table:table-cell table:formula="of:=VLOOKUP([.A46];[$Genre.A$1:$Genre.C$1048576];3;0)" office:value-type="string" office:string-value="literary non-fiction" calcext:value-type="string">
            <text:p>literary non-fi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41</text:p>
          </table:table-cell>
          <table:table-cell table:formula="of:=VLOOKUP([.A47];[$Genre.A$1:$Genre.C$1048576];2;0)" office:value-type="string" office:string-value="history" calcext:value-type="string">
            <text:p>history</text:p>
          </table:table-cell>
          <table:table-cell office:value-type="float" office:value="9" calcext:value-type="float">
            <text:p>9</text:p>
          </table:table-cell>
          <table:table-cell table:formula="of:=VLOOKUP([.A47];[$Genre.A$1:$Genre.C$1048576];3;0)" office:value-type="string" office:string-value="informational works" calcext:value-type="string">
            <text:p>informational wor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71</text:p>
          </table:table-cell>
          <table:table-cell table:formula="of:=VLOOKUP([.A48];[$Genre.A$1:$Genre.C$1048576];2;0)" office:value-type="string" office:string-value="criticism" calcext:value-type="string">
            <text:p>criticism</text:p>
          </table:table-cell>
          <table:table-cell office:value-type="float" office:value="1" calcext:value-type="float">
            <text:p>1</text:p>
          </table:table-cell>
          <table:table-cell table:formula="of:=VLOOKUP([.A48];[$Genre.A$1:$Genre.C$1048576];3;0)" office:value-type="string" office:string-value="literary non-fiction" calcext:value-type="string">
            <text:p>literary non-fi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43</text:p>
          </table:table-cell>
          <table:table-cell table:formula="of:=VLOOKUP([.A49];[$Genre.A$1:$Genre.C$1048576];2;0)" office:value-type="string" office:string-value="biography" calcext:value-type="string">
            <text:p>biography</text:p>
          </table:table-cell>
          <table:table-cell office:value-type="float" office:value="2" calcext:value-type="float">
            <text:p>2</text:p>
          </table:table-cell>
          <table:table-cell table:formula="of:=VLOOKUP([.A49];[$Genre.A$1:$Genre.C$1048576];3;0)" office:value-type="string" office:string-value="informational works" calcext:value-type="string">
            <text:p>informational wor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72</text:p>
          </table:table-cell>
          <table:table-cell table:formula="of:=VLOOKUP([.A50];[$Genre.A$1:$Genre.C$1048576];2;0)" office:value-type="string" office:string-value="doggerel" calcext:value-type="string">
            <text:p>doggerel</text:p>
          </table:table-cell>
          <table:table-cell office:value-type="float" office:value="1" calcext:value-type="float">
            <text:p>1</text:p>
          </table:table-cell>
          <table:table-cell table:formula="of:=VLOOKUP([.A50];[$Genre.A$1:$Genre.C$1048576];3;0)" office:value-type="string" office:string-value="poetry" calcext:value-type="string">
            <text:p>poet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13</text:p>
          </table:table-cell>
          <table:table-cell table:formula="of:=VLOOKUP([.A51];[$Genre.A$1:$Genre.C$1048576];2;0)" office:value-type="string" office:string-value="ci" calcext:value-type="string">
            <text:p>ci</text:p>
          </table:table-cell>
          <table:table-cell office:value-type="float" office:value="6" calcext:value-type="float">
            <text:p>6</text:p>
          </table:table-cell>
          <table:table-cell table:formula="of:=VLOOKUP([.A51];[$Genre.A$1:$Genre.C$1048576];3;0)" office:value-type="string" office:string-value="poetry" calcext:value-type="string">
            <text:p>poetry</text:p>
          </table:table-cell>
          <table:table-cell table:number-columns-repeated="2"/>
          <table:table-cell office:value-type="string" calcext:value-type="string">
            <text:p>Type_distribution</text:p>
          </table:table-cell>
          <table:table-cell/>
        </table:table-row>
        <table:table-row table:style-name="ro1">
          <table:table-cell office:value-type="string" calcext:value-type="string">
            <text:p>G78</text:p>
          </table:table-cell>
          <table:table-cell table:formula="of:=VLOOKUP([.A52];[$Genre.A$1:$Genre.C$1048576];2;0)" office:value-type="string" office:string-value="radio scripts" calcext:value-type="string">
            <text:p>radio scripts</text:p>
          </table:table-cell>
          <table:table-cell office:value-type="float" office:value="2" calcext:value-type="float">
            <text:p>2</text:p>
          </table:table-cell>
          <table:table-cell table:formula="of:=VLOOKUP([.A52];[$Genre.A$1:$Genre.C$1048576];3;0)" office:value-type="string" office:string-value="informational works" calcext:value-type="string">
            <text:p>informational works</text:p>
          </table:table-cell>
          <table:table-cell table:number-columns-repeated="2"/>
          <table:table-cell office:value-type="string" calcext:value-type="string">
            <text:p>type_name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G74</text:p>
          </table:table-cell>
          <table:table-cell table:formula="of:=VLOOKUP([.A53];[$Genre.A$1:$Genre.C$1048576];2;0)" office:value-type="string" office:string-value="artbook" calcext:value-type="string">
            <text:p>artbook</text:p>
          </table:table-cell>
          <table:table-cell office:value-type="float" office:value="2" calcext:value-type="float">
            <text:p>2</text:p>
          </table:table-cell>
          <table:table-cell table:formula="of:=VLOOKUP([.A53];[$Genre.A$1:$Genre.C$1048576];3;0)" office:value-type="string" office:string-value="informational works" calcext:value-type="string">
            <text:p>informational works</text:p>
          </table:table-cell>
          <table:table-cell table:number-columns-repeated="2"/>
          <table:table-cell office:value-type="string" calcext:value-type="string">
            <text:p>educational works</text:p>
          </table:table-cell>
          <table:table-cell table:formula="of:=SUMIF([.D$1:.D$1048576];[.G53];[.C$1:.C$1048576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G76</text:p>
          </table:table-cell>
          <table:table-cell table:formula="of:=VLOOKUP([.A54];[$Genre.A$1:$Genre.C$1048576];2;0)" office:value-type="string" office:string-value="pamphlet" calcext:value-type="string">
            <text:p>pamphlet</text:p>
          </table:table-cell>
          <table:table-cell office:value-type="float" office:value="1" calcext:value-type="float">
            <text:p>1</text:p>
          </table:table-cell>
          <table:table-cell table:formula="of:=VLOOKUP([.A54];[$Genre.A$1:$Genre.C$1048576];3;0)" office:value-type="string" office:string-value="informational works" calcext:value-type="string">
            <text:p>informational works</text:p>
          </table:table-cell>
          <table:table-cell table:number-columns-repeated="2"/>
          <table:table-cell office:value-type="string" calcext:value-type="string">
            <text:p>fiction</text:p>
          </table:table-cell>
          <table:table-cell table:formula="of:=SUMIF([.D$1:.D$1048576];[.G54];[.C$1:.C$1048576])"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G77</text:p>
          </table:table-cell>
          <table:table-cell table:formula="of:=VLOOKUP([.A55];[$Genre.A$1:$Genre.C$1048576];2;0)" office:value-type="string" office:string-value="fable, oriental" calcext:value-type="string">
            <text:p>fable, oriental</text:p>
          </table:table-cell>
          <table:table-cell office:value-type="float" office:value="1" calcext:value-type="float">
            <text:p>1</text:p>
          </table:table-cell>
          <table:table-cell table:formula="of:=VLOOKUP([.A55];[$Genre.A$1:$Genre.C$1048576];3;0)" office:value-type="string" office:string-value="fiction" calcext:value-type="string">
            <text:p>fiction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table:formula="of:=SUMIF([.D$1:.D$1048576];[.G55];[.C$1:.C$1048576])"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G75</text:p>
          </table:table-cell>
          <table:table-cell table:formula="of:=VLOOKUP([.A56];[$Genre.A$1:$Genre.C$1048576];2;0)" office:value-type="string" office:string-value="reportage literature" calcext:value-type="string">
            <text:p>reportage literature</text:p>
          </table:table-cell>
          <table:table-cell office:value-type="float" office:value="4" calcext:value-type="float">
            <text:p>4</text:p>
          </table:table-cell>
          <table:table-cell table:formula="of:=VLOOKUP([.A56];[$Genre.A$1:$Genre.C$1048576];3;0)" office:value-type="string" office:string-value="literary non-fiction" calcext:value-type="string">
            <text:p>literary non-fiction</text:p>
          </table:table-cell>
          <table:table-cell table:number-columns-repeated="2"/>
          <table:table-cell office:value-type="string" calcext:value-type="string">
            <text:p>literary non-fiction</text:p>
          </table:table-cell>
          <table:table-cell table:formula="of:=SUMIF([.D$1:.D$1048576];[.G56];[.C$1:.C$1048576])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G44</text:p>
          </table:table-cell>
          <table:table-cell table:formula="of:=VLOOKUP([.A57];[$Genre.A$1:$Genre.C$1048576];2;0)" office:value-type="string" office:string-value="autobiography" calcext:value-type="string">
            <text:p>autobiography</text:p>
          </table:table-cell>
          <table:table-cell office:value-type="float" office:value="2" calcext:value-type="float">
            <text:p>2</text:p>
          </table:table-cell>
          <table:table-cell table:formula="of:=VLOOKUP([.A57];[$Genre.A$1:$Genre.C$1048576];3;0)" office:value-type="string" office:string-value="informational works" calcext:value-type="string">
            <text:p>informational works</text:p>
          </table:table-cell>
          <table:table-cell table:number-columns-repeated="2"/>
          <table:table-cell office:value-type="string" calcext:value-type="string">
            <text:p>informational works</text:p>
          </table:table-cell>
          <table:table-cell table:formula="of:=SUMIF([.D$1:.D$1048576];[.G57];[.C$1:.C$1048576])" office:value-type="float" office:value="152" calcext:value-type="float">
            <text:p>15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etry</text:p>
          </table:table-cell>
          <table:table-cell table:formula="of:=SUMIF([.D$1:.D$1048576];[.G58];[.C$1:.C$1048576])" office:value-type="float" office:value="101" calcext:value-type="float">
            <text:p>10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rama</text:p>
          </table:table-cell>
          <table:table-cell table:formula="of:=SUMIF([.D$1:.D$1048576];[.G59];[.C$1:.C$1048576])" office:value-type="float" office:value="6" calcext:value-type="float">
            <text:p>6</text:p>
          </table:table-cell>
        </table:table-row>
      </table:table>
      <table:table table:name="Source_genre" table:style-name="ta1">
        <table:shapes>
          <draw:frame draw:z-index="0" draw:style-name="gr1" draw:text-style-name="P1" svg:width="159.9mm" svg:height="90.04mm" svg:x="137.33mm" svg:y="5.58mm">
            <draw:object draw:notify-on-update-of-ranges="Source_genre.B2:Source_genre.B10 Source_genre.C2:Source_genre.C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44.76mm" svg:height="89.51mm" svg:x="202.94mm" svg:y="122.98mm">
            <draw:object draw:notify-on-update-of-ranges="Source_genre.G30:Source_genre.G32 Source_genre.H30:Source_genre.H3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rc_genre</text:p>
          </table:table-cell>
          <table:table-cell office:value-type="string" calcext:value-type="string">
            <text:p>src_name</text:p>
          </table:table-cell>
          <table:table-cell office:value-type="string" calcext:value-type="string">
            <text:p>src_g_count</text:p>
          </table:table-cell>
          <table:table-cell office:value-type="string" calcext:value-type="string">
            <text:p>src_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03</text:p>
          </table:table-cell>
          <table:table-cell table:formula="of:=VLOOKUP([.A2];[$Genre.A$1:$Genre.C$1048576];2;0)" office:value-type="string" office:string-value="autobiography" calcext:value-type="string">
            <text:p>autobiography</text:p>
          </table:table-cell>
          <table:table-cell office:value-type="float" office:value="805" calcext:value-type="float">
            <text:p>805</text:p>
          </table:table-cell>
          <table:table-cell table:formula="of:=VLOOKUP([.A2];[$Genre.A$1:$Genre.C$1048576];3;0)" office:value-type="string" office:string-value="literary non-fiction" calcext:value-type="string">
            <text:p>literary non-fi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22</text:p>
          </table:table-cell>
          <table:table-cell table:formula="of:=VLOOKUP([.A3];[$Genre.A$1:$Genre.C$1048576];2;0)" office:value-type="string" office:string-value="newspaper article" calcext:value-type="string">
            <text:p>newspaper article</text:p>
          </table:table-cell>
          <table:table-cell office:value-type="float" office:value="5" calcext:value-type="float">
            <text:p>5</text:p>
          </table:table-cell>
          <table:table-cell table:formula="of:=VLOOKUP([.A3];[$Genre.A$1:$Genre.C$1048576];3;0)" office:value-type="string" office:string-value="informational works" calcext:value-type="string">
            <text:p>informational wor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19</text:p>
          </table:table-cell>
          <table:table-cell table:formula="of:=VLOOKUP([.A4];[$Genre.A$1:$Genre.C$1048576];2;0)" office:value-type="string" office:string-value="academic writing" calcext:value-type="string">
            <text:p>academic writing</text:p>
          </table:table-cell>
          <table:table-cell office:value-type="float" office:value="58" calcext:value-type="float">
            <text:p>58</text:p>
          </table:table-cell>
          <table:table-cell table:formula="of:=VLOOKUP([.A4];[$Genre.A$1:$Genre.C$1048576];3;0)" office:value-type="string" office:string-value="informational works" calcext:value-type="string">
            <text:p>informational wor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02</text:p>
          </table:table-cell>
          <table:table-cell table:formula="of:=VLOOKUP([.A5];[$Genre.A$1:$Genre.C$1048576];2;0)" office:value-type="string" office:string-value="biography" calcext:value-type="string">
            <text:p>biography</text:p>
          </table:table-cell>
          <table:table-cell office:value-type="float" office:value="104" calcext:value-type="float">
            <text:p>104</text:p>
          </table:table-cell>
          <table:table-cell table:formula="of:=VLOOKUP([.A5];[$Genre.A$1:$Genre.C$1048576];3;0)" office:value-type="string" office:string-value="literary non-fiction" calcext:value-type="string">
            <text:p>literary non-fi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44</text:p>
          </table:table-cell>
          <table:table-cell table:formula="of:=VLOOKUP([.A6];[$Genre.A$1:$Genre.C$1048576];2;0)" office:value-type="string" office:string-value="autobiography" calcext:value-type="string">
            <text:p>autobiography</text:p>
          </table:table-cell>
          <table:table-cell office:value-type="float" office:value="69" calcext:value-type="float">
            <text:p>69</text:p>
          </table:table-cell>
          <table:table-cell table:formula="of:=VLOOKUP([.A6];[$Genre.A$1:$Genre.C$1048576];3;0)" office:value-type="string" office:string-value="informational works" calcext:value-type="string">
            <text:p>informational wor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43</text:p>
          </table:table-cell>
          <table:table-cell table:formula="of:=VLOOKUP([.A7];[$Genre.A$1:$Genre.C$1048576];2;0)" office:value-type="string" office:string-value="biography" calcext:value-type="string">
            <text:p>biography</text:p>
          </table:table-cell>
          <table:table-cell office:value-type="float" office:value="19" calcext:value-type="float">
            <text:p>19</text:p>
          </table:table-cell>
          <table:table-cell table:formula="of:=VLOOKUP([.A7];[$Genre.A$1:$Genre.C$1048576];3;0)" office:value-type="string" office:string-value="informational works" calcext:value-type="string">
            <text:p>informational wor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01</text:p>
          </table:table-cell>
          <table:table-cell table:formula="of:=VLOOKUP([.A8];[$Genre.A$1:$Genre.C$1048576];2;0)" office:value-type="string" office:string-value="Non-literary essay" calcext:value-type="string">
            <text:p>Non-literary essay</text:p>
          </table:table-cell>
          <table:table-cell office:value-type="float" office:value="1" calcext:value-type="float">
            <text:p>1</text:p>
          </table:table-cell>
          <table:table-cell table:formula="of:=VLOOKUP([.A8];[$Genre.A$1:$Genre.C$1048576];3;0)" office:value-type="string" office:string-value="informational works" calcext:value-type="string">
            <text:p>informational wor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06</text:p>
          </table:table-cell>
          <table:table-cell table:formula="of:=VLOOKUP([.A9];[$Genre.A$1:$Genre.C$1048576];2;0)" office:value-type="string" office:string-value="shouchaoben fiction" calcext:value-type="string">
            <text:p>shouchaoben fiction</text:p>
          </table:table-cell>
          <table:table-cell office:value-type="float" office:value="4" calcext:value-type="float">
            <text:p>4</text:p>
          </table:table-cell>
          <table:table-cell table:formula="of:=VLOOKUP([.A9];[$Genre.A$1:$Genre.C$1048576];3;0)" office:value-type="string" office:string-value="fiction" calcext:value-type="string">
            <text:p>fi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04</text:p>
          </table:table-cell>
          <table:table-cell table:formula="of:=VLOOKUP([.A10];[$Genre.A$1:$Genre.C$1048576];2;0)" office:value-type="string" office:string-value="novel" calcext:value-type="string">
            <text:p>novel</text:p>
          </table:table-cell>
          <table:table-cell office:value-type="float" office:value="42" calcext:value-type="float">
            <text:p>42</text:p>
          </table:table-cell>
          <table:table-cell table:formula="of:=VLOOKUP([.A10];[$Genre.A$1:$Genre.C$1048576];3;0)" office:value-type="string" office:string-value="fiction" calcext:value-type="string">
            <text:p>fiction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 table:number-rows-repeated="9">
          <table:table-cell table:number-columns-repeated="8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Type_distribution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type_name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iterary non-fiction</text:p>
          </table:table-cell>
          <table:table-cell table:formula="of:=SUMIF([.D$1:.D$1048576];[.G30];[.C$1:.C$1048576])" office:value-type="float" office:value="909" calcext:value-type="float">
            <text:p>90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formational works</text:p>
          </table:table-cell>
          <table:table-cell table:formula="of:=SUMIF([.D$1:.D$1048576];[.G31];[.C$1:.C$1048576])" office:value-type="float" office:value="152" calcext:value-type="float">
            <text:p>15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iction</text:p>
          </table:table-cell>
          <table:table-cell table:formula="of:=SUMIF([.D$1:.D$1048576];[.G32];[.C$1:.C$1048576])" office:value-type="float" office:value="46" calcext:value-type="float">
            <text:p>46</text:p>
          </table:table-cell>
        </table:table-row>
      </table:table>
      <table:named-expressions/>
      <table:database-ranges>
        <table:database-range table:name="__Anonymous_Sheet_DB__0" table:target-range-address="Act.G1:Act.G1110" table:display-filter-buttons="true"/>
        <table:database-range table:name="__Anonymous_Sheet_DB__1" table:target-range-address="PrimarySource.A1:PrimarySource.B1220" table:display-filter-buttons="true" table:orientation="column"/>
        <table:database-range table:name="__Anonymous_Sheet_DB__2" table:target-range-address="SecondarySource.A1:SecondarySource.B216" table:display-filter-buttons="true" table:orientation="column"/>
        <table:database-range table:name="__Anonymous_Sheet_DB__3" table:target-range-address="Genre.A2:Genre.C63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Object_genre.D1:Object_genre.D1048576"/>
        <table:database-range table:name="__Anonymous_Sheet_DB__5" table:target-range-address="Source_genre.D1:Source_genre.D104857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ource Han Sans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 style:data-style-name="N2" text:time-value="00:24:38.9935135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0-21T23:03:07.606132621</meta:creation-date>
    <meta:editing-cycles>42</meta:editing-cycles>
    <meta:editing-duration>PT1H29M45S</meta:editing-duration>
    <dc:date>2019-10-22T01:52:15.102896961</dc:date>
    <meta:generator>LibreOffice/6.3.2.2$MacOSX_X86_64 LibreOffice_project/98b30e735bda24bc04ab42594c85f7fd8be07b9c</meta:generator>
    <meta:document-statistic meta:table-count="6" meta:cell-count="13340" meta:object-count="4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fill-color="#ff950e"/>
    </style:style>
    <style:style style:name="ch18" style:family="chart">
      <style:graphic-properties draw:fill-color="#c5000b"/>
    </style:style>
    <style:style style:name="ch19" style:family="chart"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253cm" svg:height="20.11cm" xlink:href=".." xlink:type="simple" chart:class="chart:ring" chart:style-name="ch1">
        <chart:legend chart:legend-position="end" svg:x="16.172cm" svg:y="3.047cm" style:legend-expansion="high" chart:style-name="ch2"/>
        <chart:plot-area chart:style-name="ch3" table:cell-range-address="Object_genre.B2:Object_genre.C57" chart:data-source-has-labels="column" svg:x="0.485cm" svg:y="0.402cm" svg:width="15.202cm" svg:height="19.306cm">
          <chartooo:coordinate-region svg:x="0.485cm" svg:y="2.454cm" svg:width="15.202cm" svg:height="15.202cm"/>
          <chart:axis chart:dimension="x" chart:name="primary-x" chart:style-name="ch4" chartooo:axis-type="auto">
            <chartooo:date-scale/>
            <chart:categories table:cell-range-address="Object_genre.B2:Object_genre.B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bject_genre.C2:Object_genre.C5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textbook</text:p>
                <draw:g>
                  <svg:desc>Object_genre.B2:Object_genre.B57</svg:desc>
                </draw:g>
              </table:table-cell>
              <table:table-cell office:value-type="float" office:value="13">
                <text:p>13</text:p>
                <draw:g>
                  <svg:desc>Object_genre.C2:Object_genre.C57</svg:desc>
                </draw:g>
              </table:table-cell>
            </table:table-row>
            <table:table-row>
              <table:table-cell office:value-type="string">
                <text:p>novella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unknown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novel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autobiography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political theory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correspondenc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oetry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literary essay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ewspaper articl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houchaoben fictio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on-literary essay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hort story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juvenile literatur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airy tal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omed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iography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academic writing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peech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hilosophy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diary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evotional literatur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terary collections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account book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sychology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fu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ravel writi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mance ficti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raged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istorical nonfictio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CP central documen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creenplay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ette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h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edical fictio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oetry collectio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eriodicals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ap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ewspaper readi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ewspaper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ecording and registratio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ictionar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emplat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mmentary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hildren’s literatur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istory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riticis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iograph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oggere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i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adio script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rtbook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amphle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able, orienta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portage literatur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utobiography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2.2$MacOSX_X86_64 LibreOffice_project/98b30e735bda24bc04ab42594c85f7fd8be07b9c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4cm" svg:height="9.006cm" xlink:href=".." xlink:type="simple" chart:class="chart:ring" chart:style-name="ch1">
        <chart:legend chart:legend-position="end" svg:x="12.303cm" svg:y="2.713cm" style:legend-expansion="high" chart:style-name="ch2"/>
        <chart:plot-area chart:style-name="ch3" table:cell-range-address="Object_genre.G53:Object_genre.H59" chart:data-source-has-labels="column" svg:x="0.319cm" svg:y="0.18cm" svg:width="11.665cm" svg:height="8.646cm">
          <chartooo:coordinate-region svg:x="1.829cm" svg:y="0.181cm" svg:width="8.645cm" svg:height="8.645cm"/>
          <chart:axis chart:dimension="x" chart:name="primary-x" chart:style-name="ch4" chartooo:axis-type="auto">
            <chartooo:date-scale/>
            <chart:categories table:cell-range-address="Object_genre.G53:Object_genre.G5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bject_genre.H53:Object_genre.H5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educational works</text:p>
                <draw:g>
                  <svg:desc>Object_genre.G53:Object_genre.G59</svg:desc>
                </draw:g>
              </table:table-cell>
              <table:table-cell office:value-type="float" office:value="27">
                <text:p>27</text:p>
                <draw:g>
                  <svg:desc>Object_genre.H53:Object_genre.H59</svg:desc>
                </draw:g>
              </table:table-cell>
            </table:table-row>
            <table:table-row>
              <table:table-cell office:value-type="string">
                <text:p>fiction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unknown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literary non-fictio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informational works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poetry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drama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2.2$MacOSX_X86_64 LibreOffice_project/98b30e735bda24bc04ab42594c85f7fd8be07b9c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ring" chart:style-name="ch1">
        <chart:legend chart:legend-position="end" svg:x="12.207cm" svg:y="2.215cm" style:legend-expansion="high" chart:style-name="ch2"/>
        <chart:plot-area chart:style-name="ch3" table:cell-range-address="Source_genre.B2:Source_genre.C10" chart:data-source-has-labels="column" svg:x="0.319cm" svg:y="0.18cm" svg:width="11.569cm" svg:height="8.645cm">
          <chartooo:coordinate-region svg:x="1.781cm" svg:y="0.181cm" svg:width="8.644cm" svg:height="8.644cm"/>
          <chart:axis chart:dimension="x" chart:name="primary-x" chart:style-name="ch4" chartooo:axis-type="auto">
            <chartooo:date-scale/>
            <chart:categories table:cell-range-address="Source_genre.B2:Source_genre.B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ource_genre.C2:Source_genre.C1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autobiography</text:p>
                <draw:g>
                  <svg:desc>Source_genre.B2:Source_genre.B10</svg:desc>
                </draw:g>
              </table:table-cell>
              <table:table-cell office:value-type="float" office:value="805">
                <text:p>805</text:p>
                <draw:g>
                  <svg:desc>Source_genre.C2:Source_genre.C10</svg:desc>
                </draw:g>
              </table:table-cell>
            </table:table-row>
            <table:table-row>
              <table:table-cell office:value-type="string">
                <text:p>newspaper articl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cademic writing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biography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autobiography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biography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Non-literary essa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houchaoben fictio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ovel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2.2$MacOSX_X86_64 LibreOffice_project/98b30e735bda24bc04ab42594c85f7fd8be07b9c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477cm" svg:height="8.952cm" xlink:href=".." xlink:type="simple" chart:class="chart:ring" chart:style-name="ch1">
        <chart:legend chart:legend-position="end" svg:x="10.786cm" svg:y="3.68cm" style:legend-expansion="high" chart:style-name="ch2"/>
        <chart:plot-area chart:style-name="ch3" table:cell-range-address="Source_genre.G30:Source_genre.H32" chart:data-source-has-labels="column" svg:x="0.289cm" svg:y="0.179cm" svg:width="10.208cm" svg:height="8.594cm">
          <chartooo:coordinate-region svg:x="1.096cm" svg:y="0.18cm" svg:width="8.593cm" svg:height="8.593cm"/>
          <chart:axis chart:dimension="x" chart:name="primary-x" chart:style-name="ch4" chartooo:axis-type="auto">
            <chartooo:date-scale/>
            <chart:categories table:cell-range-address="Source_genre.G30:Source_genre.G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ource_genre.H30:Source_genre.H32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literary non-fiction</text:p>
                <draw:g>
                  <svg:desc>Source_genre.G30:Source_genre.G32</svg:desc>
                </draw:g>
              </table:table-cell>
              <table:table-cell office:value-type="float" office:value="909">
                <text:p>909</text:p>
                <draw:g>
                  <svg:desc>Source_genre.H30:Source_genre.H32</svg:desc>
                </draw:g>
              </table:table-cell>
            </table:table-row>
            <table:table-row>
              <table:table-cell office:value-type="string">
                <text:p>informational works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fiction</text:p>
              </table:table-cell>
              <table:table-cell office:value-type="float" office:value="46">
                <text:p>4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2.2$MacOSX_X86_64 LibreOffice_project/98b30e735bda24bc04ab42594c85f7fd8be07b9c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